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6.77mm"/>
    </style:style>
    <style:style style:name="co4" style:family="table-column">
      <style:table-column-properties fo:break-before="auto" style:column-width="17.16mm"/>
    </style:style>
    <style:style style:name="co5" style:family="table-column">
      <style:table-column-properties fo:break-before="auto" style:column-width="17.36mm"/>
    </style:style>
    <style:style style:name="co6" style:family="table-column">
      <style:table-column-properties fo:break-before="auto" style:column-width="8.77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20.74mm"/>
    </style:style>
    <style:style style:name="co9" style:family="table-column">
      <style:table-column-properties fo:break-before="auto" style:column-width="4.2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6.0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27">
      <style:table-cell-properties fo:background-color="#eeeee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27">
      <style:table-cell-properties fo:background-color="#99ccff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27"/>
    <style:style style:name="ce18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27">
      <style:table-cell-properties fo:background-color="#ff99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27">
      <style:table-cell-properties fo:background-color="#ffffc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24"/>
    <style:style style:name="ce6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27">
      <style:table-cell-properties fo:background-color="#ccff99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">
      <style:text-properties style:font-name="Arial" style:font-name-asian="Microsoft YaHei" style:font-name-complex="Mangal"/>
    </style:style>
    <style:style style:name="ce12" style:family="table-cell" style:parent-style-name="Default" style:data-style-name="N1"/>
    <style:style style:name="ce13" style:family="table-cell" style:parent-style-name="Default" style:data-style-name="N127">
      <style:table-cell-properties fo:background-color="#7e0021" style:text-align-source="fix" style:repeat-content="false"/>
      <style:paragraph-properties fo:text-align="center" fo:margin-left="0m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_2" table:style-name="ta1" table:print="false">
        <table:shapes>
          <draw:frame draw:z-index="0" draw:style-name="gr1" draw:text-style-name="P1" svg:width="289.44mm" svg:height="103.98mm" svg:x="284.92mm" svg:y="29.18mm">
            <loext:p draw:notify-on-update-of-ranges="Sheet1_2.B3:Sheet1_2.B258 Sheet1_2.C2:Sheet1_2.C2 Sheet1_2.C3:Sheet1_2.C258 Sheet1_2.D2:Sheet1_2.D2 Sheet1_2.D3:Sheet1_2.D258 Sheet1_2.E2:Sheet1_2.E2 Sheet1_2.E3:Sheet1_2.E25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97.26mm" svg:height="154.16mm" svg:x="287.11mm" svg:y="143.51mm">
            <loext:p draw:notify-on-update-of-ranges="Sheet1_2.H2:Sheet1_2.H258 Sheet1_2.J2:Sheet1_2.J258 Sheet1_2.K2:Sheet1_2.K25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53.65mm" svg:height="131.54mm" svg:x="298.55mm" svg:y="337.27mm">
            <loext:p draw:notify-on-update-of-ranges="Sheet1_2.M2:Sheet1_2.M25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number-columns-repeated="6" table:default-cell-style-name="Default"/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SPWM</text:p>
          </table:table-cell>
          <table:covered-table-cell table:number-columns-repeated="2" table:style-name="ce18"/>
          <table:table-cell table:style-name="ce2"/>
          <table:table-cell table:style-name="ce6"/>
          <table:table-cell table:style-name="ce15" office:value-type="string" calcext:value-type="string" table:number-columns-spanned="4" table:number-rows-spanned="1">
            <text:p>SVPWM</text:p>
          </table:table-cell>
          <table:covered-table-cell table:style-name="ce15"/>
          <table:covered-table-cell table:number-columns-repeated="2" table:style-name="ce18"/>
          <table:table-cell table:style-name="ce2"/>
          <table:table-cell office:value-type="string" calcext:value-type="string">
            <text:p>Sine</text:p>
          </table:table-cell>
          <table:table-cell table:style-name="ce15"/>
          <table:table-cell/>
          <table:table-cell office:value-type="string" calcext:value-type="string">
            <text:p>Square</text:p>
          </table:table-cell>
          <table:table-cell table:style-name="ce15"/>
          <table:table-cell table:number-columns-repeated="6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6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1"/>
          <table:table-cell table:style-name="ce13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9"/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2" office:value-type="float" office:value="1" calcext:value-type="float">
            <text:p>1</text:p>
          </table:table-cell>
          <table:table-cell table:formula="of:=[.$A$3]*SIN(RADIANS([.B3]))" office:value-type="float" office:value="8.91817968945187" calcext:value-type="float">
            <text:p>8,9</text:p>
          </table:table-cell>
          <table:table-cell table:formula="of:=[.$A$3]*SIN(RADIANS([.B3]-120))" office:value-type="float" office:value="-446.930670348231" calcext:value-type="float">
            <text:p>-446,9</text:p>
          </table:table-cell>
          <table:table-cell table:formula="of:=[.$A$3]*SIN(RADIANS([.B3]+120))" office:value-type="float" office:value="438.012490658779" calcext:value-type="float">
            <text:p>438,0</text:p>
          </table:table-cell>
          <table:table-cell table:style-name="ce10"/>
          <table:table-cell table:style-name="ce6" table:formula="of:=(MIN([.C3];[.D3];[.E3])+MAX([.C3];[.D3];[.E3]))/2" office:value-type="float" office:value="-4.45908984472592" calcext:value-type="float">
            <text:p>-4,5</text:p>
          </table:table-cell>
          <table:table-cell table:style-name="ce26" table:formula="of:=((([.C3]-[.G3]+[.$A$3])/2)*[.$V$3])" office:value-type="float" office:value="281.066216470319" calcext:value-type="float">
            <text:p>28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]-[.G3]+[.$A$3])/2" office:value-type="float" office:value="34.2642097482473" calcext:value-type="float">
            <text:p>34</text:p>
          </table:table-cell>
          <table:table-cell table:style-name="ce12" table:formula="of:=([.E3]-[.G3]+[.$A$3])/2" office:value-type="float" office:value="476.735790251753" calcext:value-type="float">
            <text:p>477</text:p>
          </table:table-cell>
          <table:table-cell table:style-name="ce10"/>
          <table:table-cell table:formula="of:=([.$A$3]+[.C3])/2" office:value-type="float" office:value="259.959089844726" calcext:value-type="float">
            <text:p>26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AX([.H3:.H278])" office:value-type="float" office:value="511.096752870886" calcext:value-type="float">
            <text:p>511</text:p>
          </table:table-cell>
          <table:table-cell table:style-name="ce26" table:formula="of:=[.S3]-[.S4]" office:value-type="float" office:value="474.401505741771" calcext:value-type="float">
            <text:p>474</text:p>
          </table:table-cell>
          <table:table-cell/>
          <table:table-cell office:value-type="float" office:value="1.072" calcext:value-type="float">
            <text:p>1,0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table:formula="of:=[.B3]+1.40625" office:value-type="float" office:value="2.40625" calcext:value-type="float">
            <text:p>2,40625</text:p>
          </table:table-cell>
          <table:table-cell table:formula="of:=[.$A$3]*SIN(RADIANS([.B4]))" office:value-type="float" office:value="21.4541514864599" calcext:value-type="float">
            <text:p>21,5</text:p>
          </table:table-cell>
          <table:table-cell table:formula="of:=[.$A$3]*SIN(RADIANS([.B4]-120))" office:value-type="float" office:value="-452.875851087002" calcext:value-type="float">
            <text:p>-452,9</text:p>
          </table:table-cell>
          <table:table-cell table:formula="of:=[.$A$3]*SIN(RADIANS([.B4]+120))" office:value-type="float" office:value="431.421699600542" calcext:value-type="float">
            <text:p>431,4</text:p>
          </table:table-cell>
          <table:table-cell table:style-name="ce10"/>
          <table:table-cell table:style-name="ce6" table:formula="of:=(MIN([.C4];[.D4];[.E4])+MAX([.C4];[.D4];[.E4]))/2" office:value-type="float" office:value="-10.7270757432299" calcext:value-type="float">
            <text:p>-10,7</text:p>
          </table:table-cell>
          <table:table-cell table:style-name="ce26" table:formula="of:=((([.C4]-[.G4]+[.$A$3])/2)*[.$V$3])" office:value-type="float" office:value="291.145137795114" calcext:value-type="float">
            <text:p>2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]-[.G4]+[.$A$3])/2" office:value-type="float" office:value="34.4256123281142" calcext:value-type="float">
            <text:p>34</text:p>
          </table:table-cell>
          <table:table-cell table:style-name="ce12" table:formula="of:=([.E4]-[.G4]+[.$A$3])/2" office:value-type="float" office:value="476.574387671886" calcext:value-type="float">
            <text:p>477</text:p>
          </table:table-cell>
          <table:table-cell table:style-name="ce10"/>
          <table:table-cell table:formula="of:=([.$A$3]+[.C4])/2" office:value-type="float" office:value="266.22707574323" calcext:value-type="float">
            <text:p>26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IN([.H3:.H278])" office:value-type="float" office:value="36.6952471291143" calcext:value-type="float">
            <text:p>37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B4]+1.40625" office:value-type="float" office:value="3.8125" calcext:value-type="float">
            <text:p>3,8125</text:p>
          </table:table-cell>
          <table:table-cell table:formula="of:=[.$A$3]*SIN(RADIANS([.B5]))" office:value-type="float" office:value="33.9772001048349" calcext:value-type="float">
            <text:p>34,0</text:p>
          </table:table-cell>
          <table:table-cell table:formula="of:=[.$A$3]*SIN(RADIANS([.B5]-120))" office:value-type="float" office:value="-458.548236347196" calcext:value-type="float">
            <text:p>-458,5</text:p>
          </table:table-cell>
          <table:table-cell table:formula="of:=[.$A$3]*SIN(RADIANS([.B5]+120))" office:value-type="float" office:value="424.571036242361" calcext:value-type="float">
            <text:p>424,6</text:p>
          </table:table-cell>
          <table:table-cell table:style-name="ce10"/>
          <table:table-cell table:style-name="ce6" table:formula="of:=(MIN([.C5];[.D5];[.E5])+MAX([.C5];[.D5];[.E5]))/2" office:value-type="float" office:value="-16.9886000524174" calcext:value-type="float">
            <text:p>-17,0</text:p>
          </table:table-cell>
          <table:table-cell table:style-name="ce26" table:formula="of:=((([.C5]-[.G5]+[.$A$3])/2)*[.$V$3])" office:value-type="float" office:value="301.213668884287" calcext:value-type="float">
            <text:p>30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]-[.G5]+[.$A$3])/2" office:value-type="float" office:value="34.7201818526108" calcext:value-type="float">
            <text:p>35</text:p>
          </table:table-cell>
          <table:table-cell table:style-name="ce12" table:formula="of:=([.E5]-[.G5]+[.$A$3])/2" office:value-type="float" office:value="476.279818147389" calcext:value-type="float">
            <text:p>476</text:p>
          </table:table-cell>
          <table:table-cell table:style-name="ce10"/>
          <table:table-cell table:formula="of:=([.$A$3]+[.C5])/2" office:value-type="float" office:value="272.488600052417" calcext:value-type="float">
            <text:p>27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]+1.40625" office:value-type="float" office:value="5.21875" calcext:value-type="float">
            <text:p>5,21875</text:p>
          </table:table-cell>
          <table:table-cell table:formula="of:=[.$A$3]*SIN(RADIANS([.B6]))" office:value-type="float" office:value="46.4797821283561" calcext:value-type="float">
            <text:p>46,5</text:p>
          </table:table-cell>
          <table:table-cell table:formula="of:=[.$A$3]*SIN(RADIANS([.B6]-120))" office:value-type="float" office:value="-463.944409296038" calcext:value-type="float">
            <text:p>-463,9</text:p>
          </table:table-cell>
          <table:table-cell table:formula="of:=[.$A$3]*SIN(RADIANS([.B6]+120))" office:value-type="float" office:value="417.464627167682" calcext:value-type="float">
            <text:p>417,5</text:p>
          </table:table-cell>
          <table:table-cell table:style-name="ce10"/>
          <table:table-cell table:style-name="ce6" table:formula="of:=(MIN([.C6];[.D6];[.E6])+MAX([.C6];[.D6];[.E6]))/2" office:value-type="float" office:value="-23.239891064178" calcext:value-type="float">
            <text:p>-23,2</text:p>
          </table:table-cell>
          <table:table-cell table:style-name="ce26" table:formula="of:=((([.C6]-[.G6]+[.$A$3])/2)*[.$V$3])" office:value-type="float" office:value="311.265744831198" calcext:value-type="float">
            <text:p>3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]-[.G6]+[.$A$3])/2" office:value-type="float" office:value="35.1477408840702" calcext:value-type="float">
            <text:p>35</text:p>
          </table:table-cell>
          <table:table-cell table:style-name="ce12" table:formula="of:=([.E6]-[.G6]+[.$A$3])/2" office:value-type="float" office:value="475.85225911593" calcext:value-type="float">
            <text:p>476</text:p>
          </table:table-cell>
          <table:table-cell table:style-name="ce10"/>
          <table:table-cell table:formula="of:=([.$A$3]+[.C6])/2" office:value-type="float" office:value="278.739891064178" calcext:value-type="float">
            <text:p>27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]+1.40625" office:value-type="float" office:value="6.625" calcext:value-type="float">
            <text:p>6,625</text:p>
          </table:table-cell>
          <table:table-cell table:formula="of:=[.$A$3]*SIN(RADIANS([.B7]))" office:value-type="float" office:value="58.9543664691142" calcext:value-type="float">
            <text:p>59,0</text:p>
          </table:table-cell>
          <table:table-cell table:formula="of:=[.$A$3]*SIN(RADIANS([.B7]-120))" office:value-type="float" office:value="-469.061119480718" calcext:value-type="float">
            <text:p>-469,1</text:p>
          </table:table-cell>
          <table:table-cell table:formula="of:=[.$A$3]*SIN(RADIANS([.B7]+120))" office:value-type="float" office:value="410.106753011604" calcext:value-type="float">
            <text:p>410,1</text:p>
          </table:table-cell>
          <table:table-cell table:style-name="ce10"/>
          <table:table-cell table:style-name="ce6" table:formula="of:=(MIN([.C7];[.D7];[.E7])+MAX([.C7];[.D7];[.E7]))/2" office:value-type="float" office:value="-29.4771832345571" calcext:value-type="float">
            <text:p>-29,5</text:p>
          </table:table-cell>
          <table:table-cell table:style-name="ce26" table:formula="of:=((([.C7]-[.G7]+[.$A$3])/2)*[.$V$3])" office:value-type="float" office:value="321.295310641168" calcext:value-type="float">
            <text:p>3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]-[.G7]+[.$A$3])/2" office:value-type="float" office:value="35.7080318769194" calcext:value-type="float">
            <text:p>36</text:p>
          </table:table-cell>
          <table:table-cell table:style-name="ce12" table:formula="of:=([.E7]-[.G7]+[.$A$3])/2" office:value-type="float" office:value="475.291968123081" calcext:value-type="float">
            <text:p>475</text:p>
          </table:table-cell>
          <table:table-cell table:style-name="ce10"/>
          <table:table-cell table:formula="of:=([.$A$3]+[.C7])/2" office:value-type="float" office:value="284.977183234557" calcext:value-type="float">
            <text:p>28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]+1.40625" office:value-type="float" office:value="8.03125" calcext:value-type="float">
            <text:p>8,03125</text:p>
          </table:table-cell>
          <table:table-cell table:formula="of:=[.$A$3]*SIN(RADIANS([.B8]))" office:value-type="float" office:value="71.3934389039571" calcext:value-type="float">
            <text:p>71,4</text:p>
          </table:table-cell>
          <table:table-cell table:formula="of:=[.$A$3]*SIN(RADIANS([.B8]-120))" office:value-type="float" office:value="-473.895284786349" calcext:value-type="float">
            <text:p>-473,9</text:p>
          </table:table-cell>
          <table:table-cell table:formula="of:=[.$A$3]*SIN(RADIANS([.B8]+120))" office:value-type="float" office:value="402.501845882392" calcext:value-type="float">
            <text:p>402,5</text:p>
          </table:table-cell>
          <table:table-cell table:style-name="ce10"/>
          <table:table-cell table:style-name="ce6" table:formula="of:=(MIN([.C8];[.D8];[.E8])+MAX([.C8];[.D8];[.E8]))/2" office:value-type="float" office:value="-35.6967194519785" calcext:value-type="float">
            <text:p>-35,7</text:p>
          </table:table-cell>
          <table:table-cell table:style-name="ce26" table:formula="of:=((([.C8]-[.G8]+[.$A$3])/2)*[.$V$3])" office:value-type="float" office:value="331.296324878781" calcext:value-type="float">
            <text:p>3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]-[.G8]+[.$A$3])/2" office:value-type="float" office:value="36.400717332815" calcext:value-type="float">
            <text:p>36</text:p>
          </table:table-cell>
          <table:table-cell table:style-name="ce12" table:formula="of:=([.E8]-[.G8]+[.$A$3])/2" office:value-type="float" office:value="474.599282667185" calcext:value-type="float">
            <text:p>475</text:p>
          </table:table-cell>
          <table:table-cell table:style-name="ce10"/>
          <table:table-cell table:formula="of:=([.$A$3]+[.C8])/2" office:value-type="float" office:value="291.196719451979" calcext:value-type="float">
            <text:p>2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]+1.40625" office:value-type="float" office:value="9.4375" calcext:value-type="float">
            <text:p>9,4375</text:p>
          </table:table-cell>
          <table:table-cell table:formula="of:=[.$A$3]*SIN(RADIANS([.B9]))" office:value-type="float" office:value="83.7895066007767" calcext:value-type="float">
            <text:p>83,8</text:p>
          </table:table-cell>
          <table:table-cell table:formula="of:=[.$A$3]*SIN(RADIANS([.B9]-120))" office:value-type="float" office:value="-478.44399329251" calcext:value-type="float">
            <text:p>-478,4</text:p>
          </table:table-cell>
          <table:table-cell table:formula="of:=[.$A$3]*SIN(RADIANS([.B9]+120))" office:value-type="float" office:value="394.654486691733" calcext:value-type="float">
            <text:p>394,7</text:p>
          </table:table-cell>
          <table:table-cell table:style-name="ce10"/>
          <table:table-cell table:style-name="ce6" table:formula="of:=(MIN([.C9];[.D9];[.E9])+MAX([.C9];[.D9];[.E9]))/2" office:value-type="float" office:value="-41.8947533003884" calcext:value-type="float">
            <text:p>-41,9</text:p>
          </table:table-cell>
          <table:table-cell table:style-name="ce26" table:formula="of:=((([.C9]-[.G9]+[.$A$3])/2)*[.$V$3])" office:value-type="float" office:value="341.262763307025" calcext:value-type="float">
            <text:p>3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]-[.G9]+[.$A$3])/2" office:value-type="float" office:value="37.2253800039393" calcext:value-type="float">
            <text:p>37</text:p>
          </table:table-cell>
          <table:table-cell table:style-name="ce12" table:formula="of:=([.E9]-[.G9]+[.$A$3])/2" office:value-type="float" office:value="473.774619996061" calcext:value-type="float">
            <text:p>474</text:p>
          </table:table-cell>
          <table:table-cell table:style-name="ce10"/>
          <table:table-cell table:formula="of:=([.$A$3]+[.C9])/2" office:value-type="float" office:value="297.394753300388" calcext:value-type="float">
            <text:p>2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]+1.40625" office:value-type="float" office:value="10.84375" calcext:value-type="float">
            <text:p>10,84375</text:p>
          </table:table-cell>
          <table:table-cell table:formula="of:=[.$A$3]*SIN(RADIANS([.B10]))" office:value-type="float" office:value="96.1351026319116" calcext:value-type="float">
            <text:p>96,1</text:p>
          </table:table-cell>
          <table:table-cell table:formula="of:=[.$A$3]*SIN(RADIANS([.B10]-120))" office:value-type="float" office:value="-482.704505027285" calcext:value-type="float">
            <text:p>-482,7</text:p>
          </table:table-cell>
          <table:table-cell table:formula="of:=[.$A$3]*SIN(RADIANS([.B10]+120))" office:value-type="float" office:value="386.569402395373" calcext:value-type="float">
            <text:p>386,6</text:p>
          </table:table-cell>
          <table:table-cell table:style-name="ce10"/>
          <table:table-cell table:style-name="ce6" table:formula="of:=(MIN([.C10];[.D10];[.E10])+MAX([.C10];[.D10];[.E10]))/2" office:value-type="float" office:value="-48.0675513159558" calcext:value-type="float">
            <text:p>-48,1</text:p>
          </table:table-cell>
          <table:table-cell table:style-name="ce26" table:formula="of:=((([.C10]-[.G10]+[.$A$3])/2)*[.$V$3])" office:value-type="float" office:value="351.188622516057" calcext:value-type="float">
            <text:p>3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]-[.G10]+[.$A$3])/2" office:value-type="float" office:value="38.1815231443355" calcext:value-type="float">
            <text:p>38</text:p>
          </table:table-cell>
          <table:table-cell table:style-name="ce12" table:formula="of:=([.E10]-[.G10]+[.$A$3])/2" office:value-type="float" office:value="472.818476855665" calcext:value-type="float">
            <text:p>473</text:p>
          </table:table-cell>
          <table:table-cell table:style-name="ce10"/>
          <table:table-cell table:formula="of:=([.$A$3]+[.C10])/2" office:value-type="float" office:value="303.567551315956" calcext:value-type="float">
            <text:p>30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]+1.40625" office:value-type="float" office:value="12.25" calcext:value-type="float">
            <text:p>12,25</text:p>
          </table:table-cell>
          <table:table-cell table:formula="of:=[.$A$3]*SIN(RADIANS([.B11]))" office:value-type="float" office:value="108.422790471944" calcext:value-type="float">
            <text:p>108,4</text:p>
          </table:table-cell>
          <table:table-cell table:formula="of:=[.$A$3]*SIN(RADIANS([.B11]-120))" office:value-type="float" office:value="-486.674253617715" calcext:value-type="float">
            <text:p>-486,7</text:p>
          </table:table-cell>
          <table:table-cell table:formula="of:=[.$A$3]*SIN(RADIANS([.B11]+120))" office:value-type="float" office:value="378.251463145771" calcext:value-type="float">
            <text:p>378,3</text:p>
          </table:table-cell>
          <table:table-cell table:style-name="ce10"/>
          <table:table-cell table:style-name="ce6" table:formula="of:=(MIN([.C11];[.D11];[.E11])+MAX([.C11];[.D11];[.E11]))/2" office:value-type="float" office:value="-54.211395235972" calcext:value-type="float">
            <text:p>-54,2</text:p>
          </table:table-cell>
          <table:table-cell table:style-name="ce26" table:formula="of:=((([.C11]-[.G11]+[.$A$3])/2)*[.$V$3])" office:value-type="float" office:value="361.067923539443" calcext:value-type="float">
            <text:p>3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]-[.G11]+[.$A$3])/2" office:value-type="float" office:value="39.2685708091284" calcext:value-type="float">
            <text:p>39</text:p>
          </table:table-cell>
          <table:table-cell table:style-name="ce12" table:formula="of:=([.E11]-[.G11]+[.$A$3])/2" office:value-type="float" office:value="471.731429190872" calcext:value-type="float">
            <text:p>472</text:p>
          </table:table-cell>
          <table:table-cell table:style-name="ce10"/>
          <table:table-cell table:formula="of:=([.$A$3]+[.C11])/2" office:value-type="float" office:value="309.711395235972" calcext:value-type="float">
            <text:p>3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]+1.40625" office:value-type="float" office:value="13.65625" calcext:value-type="float">
            <text:p>13,65625</text:p>
          </table:table-cell>
          <table:table-cell table:formula="of:=[.$A$3]*SIN(RADIANS([.B12]))" office:value-type="float" office:value="120.645168477185" calcext:value-type="float">
            <text:p>120,6</text:p>
          </table:table-cell>
          <table:table-cell table:formula="of:=[.$A$3]*SIN(RADIANS([.B12]-120))" office:value-type="float" office:value="-490.350847835689" calcext:value-type="float">
            <text:p>-490,4</text:p>
          </table:table-cell>
          <table:table-cell table:formula="of:=[.$A$3]*SIN(RADIANS([.B12]+120))" office:value-type="float" office:value="369.705679358503" calcext:value-type="float">
            <text:p>369,7</text:p>
          </table:table-cell>
          <table:table-cell table:style-name="ce10"/>
          <table:table-cell table:style-name="ce6" table:formula="of:=(MIN([.C12];[.D12];[.E12])+MAX([.C12];[.D12];[.E12]))/2" office:value-type="float" office:value="-60.3225842385928" calcext:value-type="float">
            <text:p>-60,3</text:p>
          </table:table-cell>
          <table:table-cell table:style-name="ce26" table:formula="of:=((([.C12]-[.G12]+[.$A$3])/2)*[.$V$3])" office:value-type="float" office:value="370.894715455657" calcext:value-type="float">
            <text:p>3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]-[.G12]+[.$A$3])/2" office:value-type="float" office:value="40.4858682014519" calcext:value-type="float">
            <text:p>40</text:p>
          </table:table-cell>
          <table:table-cell table:style-name="ce12" table:formula="of:=([.E12]-[.G12]+[.$A$3])/2" office:value-type="float" office:value="470.514131798548" calcext:value-type="float">
            <text:p>471</text:p>
          </table:table-cell>
          <table:table-cell table:style-name="ce10"/>
          <table:table-cell table:formula="of:=([.$A$3]+[.C12])/2" office:value-type="float" office:value="315.822584238593" calcext:value-type="float">
            <text:p>31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]+1.40625" office:value-type="float" office:value="15.0625" calcext:value-type="float">
            <text:p>15,0625</text:p>
          </table:table-cell>
          <table:table-cell table:formula="of:=[.$A$3]*SIN(RADIANS([.B13]))" office:value-type="float" office:value="132.79487434415" calcext:value-type="float">
            <text:p>132,8</text:p>
          </table:table-cell>
          <table:table-cell table:formula="of:=[.$A$3]*SIN(RADIANS([.B13]-120))" office:value-type="float" office:value="-493.732073038326" calcext:value-type="float">
            <text:p>-493,7</text:p>
          </table:table-cell>
          <table:table-cell table:formula="of:=[.$A$3]*SIN(RADIANS([.B13]+120))" office:value-type="float" office:value="360.937198694176" calcext:value-type="float">
            <text:p>360,9</text:p>
          </table:table-cell>
          <table:table-cell table:style-name="ce10"/>
          <table:table-cell table:style-name="ce6" table:formula="of:=(MIN([.C13];[.D13];[.E13])+MAX([.C13];[.D13];[.E13]))/2" office:value-type="float" office:value="-66.3974371720748" calcext:value-type="float">
            <text:p>-66,4</text:p>
          </table:table-cell>
          <table:table-cell table:style-name="ce26" table:formula="of:=((([.C13]-[.G13]+[.$A$3])/2)*[.$V$3])" office:value-type="float" office:value="380.663078972696" calcext:value-type="float">
            <text:p>38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]-[.G13]+[.$A$3])/2" office:value-type="float" office:value="41.8326820668746" calcext:value-type="float">
            <text:p>42</text:p>
          </table:table-cell>
          <table:table-cell table:style-name="ce12" table:formula="of:=([.E13]-[.G13]+[.$A$3])/2" office:value-type="float" office:value="469.167317933125" calcext:value-type="float">
            <text:p>469</text:p>
          </table:table-cell>
          <table:table-cell table:style-name="ce10"/>
          <table:table-cell table:formula="of:=([.$A$3]+[.C13])/2" office:value-type="float" office:value="321.897437172075" calcext:value-type="float">
            <text:p>3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]+1.40625" office:value-type="float" office:value="16.46875" calcext:value-type="float">
            <text:p>16,46875</text:p>
          </table:table-cell>
          <table:table-cell table:formula="of:=[.$A$3]*SIN(RADIANS([.B14]))" office:value-type="float" office:value="144.864589544329" calcext:value-type="float">
            <text:p>144,9</text:p>
          </table:table-cell>
          <table:table-cell table:formula="of:=[.$A$3]*SIN(RADIANS([.B14]-120))" office:value-type="float" office:value="-496.815892501995" calcext:value-type="float">
            <text:p>-496,8</text:p>
          </table:table-cell>
          <table:table-cell table:formula="of:=[.$A$3]*SIN(RADIANS([.B14]+120))" office:value-type="float" office:value="351.951302957666" calcext:value-type="float">
            <text:p>352,0</text:p>
          </table:table-cell>
          <table:table-cell table:style-name="ce10"/>
          <table:table-cell table:style-name="ce6" table:formula="of:=(MIN([.C14];[.D14];[.E14])+MAX([.C14];[.D14];[.E14]))/2" office:value-type="float" office:value="-72.4322947721645" calcext:value-type="float">
            <text:p>-72,4</text:p>
          </table:table-cell>
          <table:table-cell table:style-name="ce26" table:formula="of:=((([.C14]-[.G14]+[.$A$3])/2)*[.$V$3])" office:value-type="float" office:value="390.367129993641" calcext:value-type="float">
            <text:p>39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]-[.G14]+[.$A$3])/2" office:value-type="float" office:value="43.3082011350846" calcext:value-type="float">
            <text:p>43</text:p>
          </table:table-cell>
          <table:table-cell table:style-name="ce12" table:formula="of:=([.E14]-[.G14]+[.$A$3])/2" office:value-type="float" office:value="467.691798864915" calcext:value-type="float">
            <text:p>468</text:p>
          </table:table-cell>
          <table:table-cell table:style-name="ce10"/>
          <table:table-cell table:formula="of:=([.$A$3]+[.C14])/2" office:value-type="float" office:value="327.932294772164" calcext:value-type="float">
            <text:p>3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]+1.40625" office:value-type="float" office:value="17.875" calcext:value-type="float">
            <text:p>17,875</text:p>
          </table:table-cell>
          <table:table-cell table:formula="of:=[.$A$3]*SIN(RADIANS([.B15]))" office:value-type="float" office:value="156.847043732603" calcext:value-type="float">
            <text:p>156,8</text:p>
          </table:table-cell>
          <table:table-cell table:formula="of:=[.$A$3]*SIN(RADIANS([.B15]-120))" office:value-type="float" office:value="-499.600448649165" calcext:value-type="float">
            <text:p>-499,6</text:p>
          </table:table-cell>
          <table:table-cell table:formula="of:=[.$A$3]*SIN(RADIANS([.B15]+120))" office:value-type="float" office:value="342.753404916562" calcext:value-type="float">
            <text:p>342,8</text:p>
          </table:table-cell>
          <table:table-cell table:style-name="ce10"/>
          <table:table-cell table:style-name="ce6" table:formula="of:=(MIN([.C15];[.D15];[.E15])+MAX([.C15];[.D15];[.E15]))/2" office:value-type="float" office:value="-78.4235218663014" calcext:value-type="float">
            <text:p>-78,4</text:p>
          </table:table-cell>
          <table:table-cell table:style-name="ce26" table:formula="of:=((([.C15]-[.G15]+[.$A$3])/2)*[.$V$3])" office:value-type="float" office:value="400.001023161013" calcext:value-type="float">
            <text:p>4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]-[.G15]+[.$A$3])/2" office:value-type="float" office:value="44.9115366085684" calcext:value-type="float">
            <text:p>45</text:p>
          </table:table-cell>
          <table:table-cell table:style-name="ce12" table:formula="of:=([.E15]-[.G15]+[.$A$3])/2" office:value-type="float" office:value="466.088463391432" calcext:value-type="float">
            <text:p>466</text:p>
          </table:table-cell>
          <table:table-cell table:style-name="ce10"/>
          <table:table-cell table:formula="of:=([.$A$3]+[.C15])/2" office:value-type="float" office:value="333.923521866301" calcext:value-type="float">
            <text:p>3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]+1.40625" office:value-type="float" office:value="19.28125" calcext:value-type="float">
            <text:p>19,28125</text:p>
          </table:table-cell>
          <table:table-cell table:formula="of:=[.$A$3]*SIN(RADIANS([.B16]))" office:value-type="float" office:value="168.735019126621" calcext:value-type="float">
            <text:p>168,7</text:p>
          </table:table-cell>
          <table:table-cell table:formula="of:=[.$A$3]*SIN(RADIANS([.B16]-120))" office:value-type="float" office:value="-502.084064167332" calcext:value-type="float">
            <text:p>-502,1</text:p>
          </table:table-cell>
          <table:table-cell table:formula="of:=[.$A$3]*SIN(RADIANS([.B16]+120))" office:value-type="float" office:value="333.349045040711" calcext:value-type="float">
            <text:p>333,3</text:p>
          </table:table-cell>
          <table:table-cell table:style-name="ce10"/>
          <table:table-cell table:style-name="ce6" table:formula="of:=(MIN([.C16];[.D16];[.E16])+MAX([.C16];[.D16];[.E16]))/2" office:value-type="float" office:value="-84.3675095633104" calcext:value-type="float">
            <text:p>-84,4</text:p>
          </table:table-cell>
          <table:table-cell table:style-name="ce26" table:formula="of:=((([.C16]-[.G16]+[.$A$3])/2)*[.$V$3])" office:value-type="float" office:value="409.558955377803" calcext:value-type="float">
            <text:p>4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]-[.G16]+[.$A$3])/2" office:value-type="float" office:value="46.6417226979894" calcext:value-type="float">
            <text:p>47</text:p>
          </table:table-cell>
          <table:table-cell table:style-name="ce12" table:formula="of:=([.E16]-[.G16]+[.$A$3])/2" office:value-type="float" office:value="464.358277302011" calcext:value-type="float">
            <text:p>464</text:p>
          </table:table-cell>
          <table:table-cell table:style-name="ce10"/>
          <table:table-cell table:formula="of:=([.$A$3]+[.C16])/2" office:value-type="float" office:value="339.86750956331" calcext:value-type="float">
            <text:p>3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]+1.40625" office:value-type="float" office:value="20.6875" calcext:value-type="float">
            <text:p>20,6875</text:p>
          </table:table-cell>
          <table:table-cell table:formula="of:=[.$A$3]*SIN(RADIANS([.B17]))" office:value-type="float" office:value="180.521354854526" calcext:value-type="float">
            <text:p>180,5</text:p>
          </table:table-cell>
          <table:table-cell table:formula="of:=[.$A$3]*SIN(RADIANS([.B17]-120))" office:value-type="float" office:value="-504.265243019377" calcext:value-type="float">
            <text:p>-504,3</text:p>
          </table:table-cell>
          <table:table-cell table:formula="of:=[.$A$3]*SIN(RADIANS([.B17]+120))" office:value-type="float" office:value="323.743888164851" calcext:value-type="float">
            <text:p>323,7</text:p>
          </table:table-cell>
          <table:table-cell table:style-name="ce10"/>
          <table:table-cell table:style-name="ce6" table:formula="of:=(MIN([.C17];[.D17];[.E17])+MAX([.C17];[.D17];[.E17]))/2" office:value-type="float" office:value="-90.2606774272629" calcext:value-type="float">
            <text:p>-90,3</text:p>
          </table:table-cell>
          <table:table-cell table:style-name="ce26" table:formula="of:=((([.C17]-[.G17]+[.$A$3])/2)*[.$V$3])" office:value-type="float" office:value="419.035169303039" calcext:value-type="float">
            <text:p>4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]-[.G17]+[.$A$3])/2" office:value-type="float" office:value="48.4977172039432" calcext:value-type="float">
            <text:p>48</text:p>
          </table:table-cell>
          <table:table-cell table:style-name="ce12" table:formula="of:=([.E17]-[.G17]+[.$A$3])/2" office:value-type="float" office:value="462.502282796057" calcext:value-type="float">
            <text:p>463</text:p>
          </table:table-cell>
          <table:table-cell table:style-name="ce10"/>
          <table:table-cell table:formula="of:=([.$A$3]+[.C17])/2" office:value-type="float" office:value="345.760677427263" calcext:value-type="float">
            <text:p>3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]+1.40625" office:value-type="float" office:value="22.09375" calcext:value-type="float">
            <text:p>22,09375</text:p>
          </table:table-cell>
          <table:table-cell table:formula="of:=[.$A$3]*SIN(RADIANS([.B18]))" office:value-type="float" office:value="192.198951268394" calcext:value-type="float">
            <text:p>192,2</text:p>
          </table:table-cell>
          <table:table-cell table:formula="of:=[.$A$3]*SIN(RADIANS([.B18]-120))" office:value-type="float" office:value="-506.142671344719" calcext:value-type="float">
            <text:p>-506,1</text:p>
          </table:table-cell>
          <table:table-cell table:formula="of:=[.$A$3]*SIN(RADIANS([.B18]+120))" office:value-type="float" office:value="313.943720076324" calcext:value-type="float">
            <text:p>313,9</text:p>
          </table:table-cell>
          <table:table-cell table:style-name="ce10"/>
          <table:table-cell table:style-name="ce6" table:formula="of:=(MIN([.C18];[.D18];[.E18])+MAX([.C18];[.D18];[.E18]))/2" office:value-type="float" office:value="-96.0994756341973" calcext:value-type="float">
            <text:p>-96,1</text:p>
          </table:table-cell>
          <table:table-cell table:style-name="ce26" table:formula="of:=((([.C18]-[.G18]+[.$A$3])/2)*[.$V$3])" office:value-type="float" office:value="428.423956819789" calcext:value-type="float">
            <text:p>4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]-[.G18]+[.$A$3])/2" office:value-type="float" office:value="50.4784021447393" calcext:value-type="float">
            <text:p>50</text:p>
          </table:table-cell>
          <table:table-cell table:style-name="ce12" table:formula="of:=([.E18]-[.G18]+[.$A$3])/2" office:value-type="float" office:value="460.521597855261" calcext:value-type="float">
            <text:p>461</text:p>
          </table:table-cell>
          <table:table-cell table:style-name="ce10"/>
          <table:table-cell table:formula="of:=([.$A$3]+[.C18])/2" office:value-type="float" office:value="351.599475634197" calcext:value-type="float">
            <text:p>3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]+1.40625" office:value-type="float" office:value="23.5" calcext:value-type="float">
            <text:p>23,5</text:p>
          </table:table-cell>
          <table:table-cell table:formula="of:=[.$A$3]*SIN(RADIANS([.B19]))" office:value-type="float" office:value="203.760774220801" calcext:value-type="float">
            <text:p>203,8</text:p>
          </table:table-cell>
          <table:table-cell table:formula="of:=[.$A$3]*SIN(RADIANS([.B19]-120))" office:value-type="float" office:value="-507.715218250736" calcext:value-type="float">
            <text:p>-507,7</text:p>
          </table:table-cell>
          <table:table-cell table:formula="of:=[.$A$3]*SIN(RADIANS([.B19]+120))" office:value-type="float" office:value="303.954444029935" calcext:value-type="float">
            <text:p>304,0</text:p>
          </table:table-cell>
          <table:table-cell table:style-name="ce10"/>
          <table:table-cell table:style-name="ce6" table:formula="of:=(MIN([.C19];[.D19];[.E19])+MAX([.C19];[.D19];[.E19]))/2" office:value-type="float" office:value="-101.8803871104" calcext:value-type="float">
            <text:p>-101,9</text:p>
          </table:table-cell>
          <table:table-cell table:style-name="ce26" table:formula="of:=((([.C19]-[.G19]+[.$A$3])/2)*[.$V$3])" office:value-type="float" office:value="437.719662473524" calcext:value-type="float">
            <text:p>4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]-[.G19]+[.$A$3])/2" office:value-type="float" office:value="52.5825844298321" calcext:value-type="float">
            <text:p>53</text:p>
          </table:table-cell>
          <table:table-cell table:style-name="ce12" table:formula="of:=([.E19]-[.G19]+[.$A$3])/2" office:value-type="float" office:value="458.417415570168" calcext:value-type="float">
            <text:p>458</text:p>
          </table:table-cell>
          <table:table-cell table:style-name="ce10"/>
          <table:table-cell table:formula="of:=([.$A$3]+[.C19])/2" office:value-type="float" office:value="357.3803871104" calcext:value-type="float">
            <text:p>35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]+1.40625" office:value-type="float" office:value="24.90625" calcext:value-type="float">
            <text:p>24,90625</text:p>
          </table:table-cell>
          <table:table-cell table:formula="of:=[.$A$3]*SIN(RADIANS([.B20]))" office:value-type="float" office:value="215.199859301923" calcext:value-type="float">
            <text:p>215,2</text:p>
          </table:table-cell>
          <table:table-cell table:formula="of:=[.$A$3]*SIN(RADIANS([.B20]-120))" office:value-type="float" office:value="-508.981936493974" calcext:value-type="float">
            <text:p>-509,0</text:p>
          </table:table-cell>
          <table:table-cell table:formula="of:=[.$A$3]*SIN(RADIANS([.B20]+120))" office:value-type="float" office:value="293.782077192052" calcext:value-type="float">
            <text:p>293,8</text:p>
          </table:table-cell>
          <table:table-cell table:style-name="ce10"/>
          <table:table-cell table:style-name="ce6" table:formula="of:=(MIN([.C20];[.D20];[.E20])+MAX([.C20];[.D20];[.E20]))/2" office:value-type="float" office:value="-107.599929650961" calcext:value-type="float">
            <text:p>-107,6</text:p>
          </table:table-cell>
          <table:table-cell table:style-name="ce26" table:formula="of:=((([.C20]-[.G20]+[.$A$3])/2)*[.$V$3])" office:value-type="float" office:value="446.916686878746" calcext:value-type="float">
            <text:p>4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]-[.G20]+[.$A$3])/2" office:value-type="float" office:value="54.8089965784935" calcext:value-type="float">
            <text:p>55</text:p>
          </table:table-cell>
          <table:table-cell table:style-name="ce12" table:formula="of:=([.E20]-[.G20]+[.$A$3])/2" office:value-type="float" office:value="456.191003421507" calcext:value-type="float">
            <text:p>456</text:p>
          </table:table-cell>
          <table:table-cell table:style-name="ce10"/>
          <table:table-cell table:formula="of:=([.$A$3]+[.C20])/2" office:value-type="float" office:value="363.099929650961" calcext:value-type="float">
            <text:p>36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]+1.40625" office:value-type="float" office:value="26.3125" calcext:value-type="float">
            <text:p>26,3125</text:p>
          </table:table-cell>
          <table:table-cell table:formula="of:=[.$A$3]*SIN(RADIANS([.B21]))" office:value-type="float" office:value="226.509316034642" calcext:value-type="float">
            <text:p>226,5</text:p>
          </table:table-cell>
          <table:table-cell table:formula="of:=[.$A$3]*SIN(RADIANS([.B21]-120))" office:value-type="float" office:value="-509.942063050729" calcext:value-type="float">
            <text:p>-509,9</text:p>
          </table:table-cell>
          <table:table-cell table:formula="of:=[.$A$3]*SIN(RADIANS([.B21]+120))" office:value-type="float" office:value="283.432747016087" calcext:value-type="float">
            <text:p>283,4</text:p>
          </table:table-cell>
          <table:table-cell table:style-name="ce10"/>
          <table:table-cell table:style-name="ce6" table:formula="of:=(MIN([.C21];[.D21];[.E21])+MAX([.C21];[.D21];[.E21]))/2" office:value-type="float" office:value="-113.254658017321" calcext:value-type="float">
            <text:p>-113,3</text:p>
          </table:table-cell>
          <table:table-cell table:style-name="ce26" table:formula="of:=((([.C21]-[.G21]+[.$A$3])/2)*[.$V$3])" office:value-type="float" office:value="456.009490091852" calcext:value-type="float">
            <text:p>4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]-[.G21]+[.$A$3])/2" office:value-type="float" office:value="57.156297483296" calcext:value-type="float">
            <text:p>57</text:p>
          </table:table-cell>
          <table:table-cell table:style-name="ce12" table:formula="of:=([.E21]-[.G21]+[.$A$3])/2" office:value-type="float" office:value="453.843702516704" calcext:value-type="float">
            <text:p>454</text:p>
          </table:table-cell>
          <table:table-cell table:style-name="ce10"/>
          <table:table-cell table:formula="of:=([.$A$3]+[.C21])/2" office:value-type="float" office:value="368.754658017321" calcext:value-type="float">
            <text:p>36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]+1.40625" office:value-type="float" office:value="27.71875" calcext:value-type="float">
            <text:p>27,71875</text:p>
          </table:table-cell>
          <table:table-cell table:formula="of:=[.$A$3]*SIN(RADIANS([.B22]))" office:value-type="float" office:value="237.682332025111" calcext:value-type="float">
            <text:p>237,7</text:p>
          </table:table-cell>
          <table:table-cell table:formula="of:=[.$A$3]*SIN(RADIANS([.B22]-120))" office:value-type="float" office:value="-510.595019576664" calcext:value-type="float">
            <text:p>-510,6</text:p>
          </table:table-cell>
          <table:table-cell table:formula="of:=[.$A$3]*SIN(RADIANS([.B22]+120))" office:value-type="float" office:value="272.912687551553" calcext:value-type="float">
            <text:p>272,9</text:p>
          </table:table-cell>
          <table:table-cell table:style-name="ce10"/>
          <table:table-cell table:style-name="ce6" table:formula="of:=(MIN([.C22];[.D22];[.E22])+MAX([.C22];[.D22];[.E22]))/2" office:value-type="float" office:value="-118.841166012556" calcext:value-type="float">
            <text:p>-118,8</text:p>
          </table:table-cell>
          <table:table-cell table:style-name="ce26" table:formula="of:=((([.C22]-[.G22]+[.$A$3])/2)*[.$V$3])" office:value-type="float" office:value="464.992594948189" calcext:value-type="float">
            <text:p>4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]-[.G22]+[.$A$3])/2" office:value-type="float" office:value="59.6230732179459" calcext:value-type="float">
            <text:p>60</text:p>
          </table:table-cell>
          <table:table-cell table:style-name="ce12" table:formula="of:=([.E22]-[.G22]+[.$A$3])/2" office:value-type="float" office:value="451.376926782054" calcext:value-type="float">
            <text:p>451</text:p>
          </table:table-cell>
          <table:table-cell table:style-name="ce10"/>
          <table:table-cell table:formula="of:=([.$A$3]+[.C22])/2" office:value-type="float" office:value="374.341166012556" calcext:value-type="float">
            <text:p>37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]+1.40625" office:value-type="float" office:value="29.125" calcext:value-type="float">
            <text:p>29,125</text:p>
          </table:table-cell>
          <table:table-cell table:formula="of:=[.$A$3]*SIN(RADIANS([.B23]))" office:value-type="float" office:value="248.712177066283" calcext:value-type="float">
            <text:p>248,7</text:p>
          </table:table-cell>
          <table:table-cell table:formula="of:=[.$A$3]*SIN(RADIANS([.B23]-120))" office:value-type="float" office:value="-510.940412755183" calcext:value-type="float">
            <text:p>-510,9</text:p>
          </table:table-cell>
          <table:table-cell table:formula="of:=[.$A$3]*SIN(RADIANS([.B23]+120))" office:value-type="float" office:value="262.2282356889" calcext:value-type="float">
            <text:p>262,2</text:p>
          </table:table-cell>
          <table:table-cell table:style-name="ce10"/>
          <table:table-cell table:style-name="ce6" table:formula="of:=(MIN([.C23];[.D23];[.E23])+MAX([.C23];[.D23];[.E23]))/2" office:value-type="float" office:value="-124.356088533142" calcext:value-type="float">
            <text:p>-124,4</text:p>
          </table:table-cell>
          <table:table-cell table:style-name="ce26" table:formula="of:=((([.C23]-[.G23]+[.$A$3])/2)*[.$V$3])" office:value-type="float" office:value="473.860590361292" calcext:value-type="float">
            <text:p>4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]-[.G23]+[.$A$3])/2" office:value-type="float" office:value="62.2078378889793" calcext:value-type="float">
            <text:p>62</text:p>
          </table:table-cell>
          <table:table-cell table:style-name="ce12" table:formula="of:=([.E23]-[.G23]+[.$A$3])/2" office:value-type="float" office:value="448.792162111021" calcext:value-type="float">
            <text:p>449</text:p>
          </table:table-cell>
          <table:table-cell table:style-name="ce10"/>
          <table:table-cell table:formula="of:=([.$A$3]+[.C23])/2" office:value-type="float" office:value="379.856088533141" calcext:value-type="float">
            <text:p>38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]+1.40625" office:value-type="float" office:value="30.53125" calcext:value-type="float">
            <text:p>30,53125</text:p>
          </table:table-cell>
          <table:table-cell table:formula="of:=[.$A$3]*SIN(RADIANS([.B24]))" office:value-type="float" office:value="259.592207191937" calcext:value-type="float">
            <text:p>259,6</text:p>
          </table:table-cell>
          <table:table-cell table:formula="of:=[.$A$3]*SIN(RADIANS([.B24]-120))" office:value-type="float" office:value="-510.978034534351" calcext:value-type="float">
            <text:p>-511,0</text:p>
          </table:table-cell>
          <table:table-cell table:formula="of:=[.$A$3]*SIN(RADIANS([.B24]+120))" office:value-type="float" office:value="251.385827342414" calcext:value-type="float">
            <text:p>251,4</text:p>
          </table:table-cell>
          <table:table-cell table:style-name="ce10"/>
          <table:table-cell table:style-name="ce6" table:formula="of:=(MIN([.C24];[.D24];[.E24])+MAX([.C24];[.D24];[.E24]))/2" office:value-type="float" office:value="-125.692913671207" calcext:value-type="float">
            <text:p>-125,7</text:p>
          </table:table-cell>
          <table:table-cell table:style-name="ce26" table:formula="of:=((([.C24]-[.G24]+[.$A$3])/2)*[.$V$3])" office:value-type="float" office:value="480.408824782645" calcext:value-type="float">
            <text:p>48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]-[.G24]+[.$A$3])/2" office:value-type="float" office:value="62.8574395684279" calcext:value-type="float">
            <text:p>63</text:p>
          </table:table-cell>
          <table:table-cell table:style-name="ce12" table:formula="of:=([.E24]-[.G24]+[.$A$3])/2" office:value-type="float" office:value="444.03937050681" calcext:value-type="float">
            <text:p>444</text:p>
          </table:table-cell>
          <table:table-cell table:style-name="ce10"/>
          <table:table-cell table:formula="of:=([.$A$3]+[.C24])/2" office:value-type="float" office:value="385.296103595969" calcext:value-type="float">
            <text:p>385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]+1.40625" office:value-type="float" office:value="31.9375" calcext:value-type="float">
            <text:p>31,9375</text:p>
          </table:table-cell>
          <table:table-cell table:formula="of:=[.$A$3]*SIN(RADIANS([.B25]))" office:value-type="float" office:value="270.315868678757" calcext:value-type="float">
            <text:p>270,3</text:p>
          </table:table-cell>
          <table:table-cell table:formula="of:=[.$A$3]*SIN(RADIANS([.B25]-120))" office:value-type="float" office:value="-510.707862252215" calcext:value-type="float">
            <text:p>-510,7</text:p>
          </table:table-cell>
          <table:table-cell table:formula="of:=[.$A$3]*SIN(RADIANS([.B25]+120))" office:value-type="float" office:value="240.391993573458" calcext:value-type="float">
            <text:p>240,4</text:p>
          </table:table-cell>
          <table:table-cell table:style-name="ce10"/>
          <table:table-cell table:style-name="ce6" table:formula="of:=(MIN([.C25];[.D25];[.E25])+MAX([.C25];[.D25];[.E25]))/2" office:value-type="float" office:value="-120.195996786729" calcext:value-type="float">
            <text:p>-120,2</text:p>
          </table:table-cell>
          <table:table-cell table:style-name="ce26" table:formula="of:=((([.C25]-[.G25]+[.$A$3])/2)*[.$V$3])" office:value-type="float" office:value="483.210359889501" calcext:value-type="float">
            <text:p>48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]-[.G25]+[.$A$3])/2" office:value-type="float" office:value="60.2440672672569" calcext:value-type="float">
            <text:p>60</text:p>
          </table:table-cell>
          <table:table-cell table:style-name="ce12" table:formula="of:=([.E25]-[.G25]+[.$A$3])/2" office:value-type="float" office:value="435.793995180093" calcext:value-type="float">
            <text:p>436</text:p>
          </table:table-cell>
          <table:table-cell table:style-name="ce10"/>
          <table:table-cell table:formula="of:=([.$A$3]+[.C25])/2" office:value-type="float" office:value="390.657934339379" calcext:value-type="float">
            <text:p>3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]+1.40625" office:value-type="float" office:value="33.34375" calcext:value-type="float">
            <text:p>33,34375</text:p>
          </table:table-cell>
          <table:table-cell table:formula="of:=[.$A$3]*SIN(RADIANS([.B26]))" office:value-type="float" office:value="280.876701994047" calcext:value-type="float">
            <text:p>280,9</text:p>
          </table:table-cell>
          <table:table-cell table:formula="of:=[.$A$3]*SIN(RADIANS([.B26]-120))" office:value-type="float" office:value="-510.130058650455" calcext:value-type="float">
            <text:p>-510,1</text:p>
          </table:table-cell>
          <table:table-cell table:formula="of:=[.$A$3]*SIN(RADIANS([.B26]+120))" office:value-type="float" office:value="229.253356656409" calcext:value-type="float">
            <text:p>229,3</text:p>
          </table:table-cell>
          <table:table-cell table:style-name="ce10"/>
          <table:table-cell table:style-name="ce6" table:formula="of:=(MIN([.C26];[.D26];[.E26])+MAX([.C26];[.D26];[.E26]))/2" office:value-type="float" office:value="-114.626678328204" calcext:value-type="float">
            <text:p>-114,6</text:p>
          </table:table-cell>
          <table:table-cell table:style-name="ce26" table:formula="of:=((([.C26]-[.G26]+[.$A$3])/2)*[.$V$3])" office:value-type="float" office:value="485.885811852727" calcext:value-type="float">
            <text:p>48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]-[.G26]+[.$A$3])/2" office:value-type="float" office:value="57.7483098388746" calcext:value-type="float">
            <text:p>58</text:p>
          </table:table-cell>
          <table:table-cell table:style-name="ce12" table:formula="of:=([.E26]-[.G26]+[.$A$3])/2" office:value-type="float" office:value="427.440017492307" calcext:value-type="float">
            <text:p>427</text:p>
          </table:table-cell>
          <table:table-cell table:style-name="ce10"/>
          <table:table-cell table:formula="of:=([.$A$3]+[.C26])/2" office:value-type="float" office:value="395.938350997023" calcext:value-type="float">
            <text:p>39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6]+1.40625" office:value-type="float" office:value="34.75" calcext:value-type="float">
            <text:p>34,75</text:p>
          </table:table-cell>
          <table:table-cell table:formula="of:=[.$A$3]*SIN(RADIANS([.B27]))" office:value-type="float" office:value="291.268345686711" calcext:value-type="float">
            <text:p>291,3</text:p>
          </table:table-cell>
          <table:table-cell table:formula="of:=[.$A$3]*SIN(RADIANS([.B27]-120))" office:value-type="float" office:value="-509.244971776356" calcext:value-type="float">
            <text:p>-509,2</text:p>
          </table:table-cell>
          <table:table-cell table:formula="of:=[.$A$3]*SIN(RADIANS([.B27]+120))" office:value-type="float" office:value="217.976626089645" calcext:value-type="float">
            <text:p>218,0</text:p>
          </table:table-cell>
          <table:table-cell table:style-name="ce10"/>
          <table:table-cell table:style-name="ce6" table:formula="of:=(MIN([.C27];[.D27];[.E27])+MAX([.C27];[.D27];[.E27]))/2" office:value-type="float" office:value="-108.988313044823" calcext:value-type="float">
            <text:p>-109,0</text:p>
          </table:table-cell>
          <table:table-cell table:style-name="ce26" table:formula="of:=((([.C27]-[.G27]+[.$A$3])/2)*[.$V$3])" office:value-type="float" office:value="488.433569080102" calcext:value-type="float">
            <text:p>4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]-[.G27]+[.$A$3])/2" office:value-type="float" office:value="55.3716706342333" calcext:value-type="float">
            <text:p>55</text:p>
          </table:table-cell>
          <table:table-cell table:style-name="ce12" table:formula="of:=([.E27]-[.G27]+[.$A$3])/2" office:value-type="float" office:value="418.982469567234" calcext:value-type="float">
            <text:p>419</text:p>
          </table:table-cell>
          <table:table-cell table:style-name="ce10"/>
          <table:table-cell table:formula="of:=([.$A$3]+[.C27])/2" office:value-type="float" office:value="401.134172843355" calcext:value-type="float">
            <text:p>40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7]+1.40625" office:value-type="float" office:value="36.15625" calcext:value-type="float">
            <text:p>36,15625</text:p>
          </table:table-cell>
          <table:table-cell table:formula="of:=[.$A$3]*SIN(RADIANS([.B28]))" office:value-type="float" office:value="301.484540219159" calcext:value-type="float">
            <text:p>301,5</text:p>
          </table:table-cell>
          <table:table-cell table:formula="of:=[.$A$3]*SIN(RADIANS([.B28]-120))" office:value-type="float" office:value="-508.053134773155" calcext:value-type="float">
            <text:p>-508,1</text:p>
          </table:table-cell>
          <table:table-cell table:formula="of:=[.$A$3]*SIN(RADIANS([.B28]+120))" office:value-type="float" office:value="206.568594553996" calcext:value-type="float">
            <text:p>206,6</text:p>
          </table:table-cell>
          <table:table-cell table:style-name="ce10"/>
          <table:table-cell table:style-name="ce6" table:formula="of:=(MIN([.C28];[.D28];[.E28])+MAX([.C28];[.D28];[.E28]))/2" office:value-type="float" office:value="-103.284297276998" calcext:value-type="float">
            <text:p>-103,3</text:p>
          </table:table-cell>
          <table:table-cell table:style-name="ce26" table:formula="of:=((([.C28]-[.G28]+[.$A$3])/2)*[.$V$3])" office:value-type="float" office:value="490.85209689794" calcext:value-type="float">
            <text:p>4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]-[.G28]+[.$A$3])/2" office:value-type="float" office:value="53.1155812519217" calcext:value-type="float">
            <text:p>53</text:p>
          </table:table-cell>
          <table:table-cell table:style-name="ce12" table:formula="of:=([.E28]-[.G28]+[.$A$3])/2" office:value-type="float" office:value="410.426445915497" calcext:value-type="float">
            <text:p>410</text:p>
          </table:table-cell>
          <table:table-cell table:style-name="ce10"/>
          <table:table-cell table:formula="of:=([.$A$3]+[.C28])/2" office:value-type="float" office:value="406.242270109579" calcext:value-type="float">
            <text:p>40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8]+1.40625" office:value-type="float" office:value="37.5625" calcext:value-type="float">
            <text:p>37,5625</text:p>
          </table:table-cell>
          <table:table-cell table:formula="of:=[.$A$3]*SIN(RADIANS([.B29]))" office:value-type="float" office:value="311.519131737811" calcext:value-type="float">
            <text:p>311,5</text:p>
          </table:table-cell>
          <table:table-cell table:formula="of:=[.$A$3]*SIN(RADIANS([.B29]-120))" office:value-type="float" office:value="-506.555265558896" calcext:value-type="float">
            <text:p>-506,6</text:p>
          </table:table-cell>
          <table:table-cell table:formula="of:=[.$A$3]*SIN(RADIANS([.B29]+120))" office:value-type="float" office:value="195.036133821085" calcext:value-type="float">
            <text:p>195,0</text:p>
          </table:table-cell>
          <table:table-cell table:style-name="ce10"/>
          <table:table-cell table:style-name="ce6" table:formula="of:=(MIN([.C29];[.D29];[.E29])+MAX([.C29];[.D29];[.E29]))/2" office:value-type="float" office:value="-97.5180669105427" calcext:value-type="float">
            <text:p>-97,5</text:p>
          </table:table-cell>
          <table:table-cell table:style-name="ce26" table:formula="of:=((([.C29]-[.G29]+[.$A$3])/2)*[.$V$3])" office:value-type="float" office:value="493.139938475518" calcext:value-type="float">
            <text:p>4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]-[.G29]+[.$A$3])/2" office:value-type="float" office:value="50.9814006758232" calcext:value-type="float">
            <text:p>51</text:p>
          </table:table-cell>
          <table:table-cell table:style-name="ce12" table:formula="of:=([.E29]-[.G29]+[.$A$3])/2" office:value-type="float" office:value="401.777100365814" calcext:value-type="float">
            <text:p>402</text:p>
          </table:table-cell>
          <table:table-cell table:style-name="ce10"/>
          <table:table-cell table:formula="of:=([.$A$3]+[.C29])/2" office:value-type="float" office:value="411.259565868906" calcext:value-type="float">
            <text:p>4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9]+1.40625" office:value-type="float" office:value="38.96875" calcext:value-type="float">
            <text:p>38,96875</text:p>
          </table:table-cell>
          <table:table-cell table:formula="of:=[.$A$3]*SIN(RADIANS([.B30]))" office:value-type="float" office:value="321.366075779955" calcext:value-type="float">
            <text:p>321,4</text:p>
          </table:table-cell>
          <table:table-cell table:formula="of:=[.$A$3]*SIN(RADIANS([.B30]-120))" office:value-type="float" office:value="-504.752266393987" calcext:value-type="float">
            <text:p>-504,8</text:p>
          </table:table-cell>
          <table:table-cell table:formula="of:=[.$A$3]*SIN(RADIANS([.B30]+120))" office:value-type="float" office:value="183.386190614031" calcext:value-type="float">
            <text:p>183,4</text:p>
          </table:table-cell>
          <table:table-cell table:style-name="ce10"/>
          <table:table-cell table:style-name="ce6" table:formula="of:=(MIN([.C30];[.D30];[.E30])+MAX([.C30];[.D30];[.E30]))/2" office:value-type="float" office:value="-91.6930953070156" calcext:value-type="float">
            <text:p>-91,7</text:p>
          </table:table-cell>
          <table:table-cell table:style-name="ce26" table:formula="of:=((([.C30]-[.G30]+[.$A$3])/2)*[.$V$3])" office:value-type="float" office:value="495.295715702617" calcext:value-type="float">
            <text:p>49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]-[.G30]+[.$A$3])/2" office:value-type="float" office:value="48.9704144565144" calcext:value-type="float">
            <text:p>49</text:p>
          </table:table-cell>
          <table:table-cell table:style-name="ce12" table:formula="of:=([.E30]-[.G30]+[.$A$3])/2" office:value-type="float" office:value="393.039642960523" calcext:value-type="float">
            <text:p>393</text:p>
          </table:table-cell>
          <table:table-cell table:style-name="ce10"/>
          <table:table-cell table:formula="of:=([.$A$3]+[.C30])/2" office:value-type="float" office:value="416.183037889978" calcext:value-type="float">
            <text:p>41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0]+1.40625" office:value-type="float" office:value="40.375" calcext:value-type="float">
            <text:p>40,375</text:p>
          </table:table-cell>
          <table:table-cell table:formula="of:=[.$A$3]*SIN(RADIANS([.B31]))" office:value-type="float" office:value="331.019440914702" calcext:value-type="float">
            <text:p>331,0</text:p>
          </table:table-cell>
          <table:table-cell table:formula="of:=[.$A$3]*SIN(RADIANS([.B31]-120))" office:value-type="float" office:value="-502.645223337704" calcext:value-type="float">
            <text:p>-502,6</text:p>
          </table:table-cell>
          <table:table-cell table:formula="of:=[.$A$3]*SIN(RADIANS([.B31]+120))" office:value-type="float" office:value="171.625782423003" calcext:value-type="float">
            <text:p>171,6</text:p>
          </table:table-cell>
          <table:table-cell table:style-name="ce10"/>
          <table:table-cell table:style-name="ce6" table:formula="of:=(MIN([.C31];[.D31];[.E31])+MAX([.C31];[.D31];[.E31]))/2" office:value-type="float" office:value="-85.8128912115012" calcext:value-type="float">
            <text:p>-85,8</text:p>
          </table:table-cell>
          <table:table-cell table:style-name="ce26" table:formula="of:=((([.C31]-[.G31]+[.$A$3])/2)*[.$V$3])" office:value-type="float" office:value="497.318130019645" calcext:value-type="float">
            <text:p>49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]-[.G31]+[.$A$3])/2" office:value-type="float" office:value="47.0838339368985" calcext:value-type="float">
            <text:p>47</text:p>
          </table:table-cell>
          <table:table-cell table:style-name="ce12" table:formula="of:=([.E31]-[.G31]+[.$A$3])/2" office:value-type="float" office:value="384.219336817252" calcext:value-type="float">
            <text:p>384</text:p>
          </table:table-cell>
          <table:table-cell table:style-name="ce10"/>
          <table:table-cell table:formula="of:=([.$A$3]+[.C31])/2" office:value-type="float" office:value="421.009720457351" calcext:value-type="float">
            <text:p>4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1]+1.40625" office:value-type="float" office:value="41.78125" calcext:value-type="float">
            <text:p>41,78125</text:p>
          </table:table-cell>
          <table:table-cell table:formula="of:=[.$A$3]*SIN(RADIANS([.B32]))" office:value-type="float" office:value="340.473412315855" calcext:value-type="float">
            <text:p>340,5</text:p>
          </table:table-cell>
          <table:table-cell table:formula="of:=[.$A$3]*SIN(RADIANS([.B32]-120))" office:value-type="float" office:value="-500.235405593999" calcext:value-type="float">
            <text:p>-500,2</text:p>
          </table:table-cell>
          <table:table-cell table:formula="of:=[.$A$3]*SIN(RADIANS([.B32]+120))" office:value-type="float" office:value="159.761993278144" calcext:value-type="float">
            <text:p>159,8</text:p>
          </table:table-cell>
          <table:table-cell table:style-name="ce10"/>
          <table:table-cell table:style-name="ce6" table:formula="of:=(MIN([.C32];[.D32];[.E32])+MAX([.C32];[.D32];[.E32]))/2" office:value-type="float" office:value="-79.8809966390718" calcext:value-type="float">
            <text:p>-79,9</text:p>
          </table:table-cell>
          <table:table-cell table:style-name="ce26" table:formula="of:=((([.C32]-[.G32]+[.$A$3])/2)*[.$V$3])" office:value-type="float" office:value="499.205963199841" calcext:value-type="float">
            <text:p>4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]-[.G32]+[.$A$3])/2" office:value-type="float" office:value="45.3227955225366" calcext:value-type="float">
            <text:p>45</text:p>
          </table:table-cell>
          <table:table-cell table:style-name="ce12" table:formula="of:=([.E32]-[.G32]+[.$A$3])/2" office:value-type="float" office:value="375.321494958608" calcext:value-type="float">
            <text:p>375</text:p>
          </table:table-cell>
          <table:table-cell table:style-name="ce10"/>
          <table:table-cell table:formula="of:=([.$A$3]+[.C32])/2" office:value-type="float" office:value="425.736706157927" calcext:value-type="float">
            <text:p>42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2]+1.40625" office:value-type="float" office:value="43.1875" calcext:value-type="float">
            <text:p>43,1875</text:p>
          </table:table-cell>
          <table:table-cell table:formula="of:=[.$A$3]*SIN(RADIANS([.B33]))" office:value-type="float" office:value="349.72229526455" calcext:value-type="float">
            <text:p>349,7</text:p>
          </table:table-cell>
          <table:table-cell table:formula="of:=[.$A$3]*SIN(RADIANS([.B33]-120))" office:value-type="float" office:value="-497.52426474697" calcext:value-type="float">
            <text:p>-497,5</text:p>
          </table:table-cell>
          <table:table-cell table:formula="of:=[.$A$3]*SIN(RADIANS([.B33]+120))" office:value-type="float" office:value="147.80196948242" calcext:value-type="float">
            <text:p>147,8</text:p>
          </table:table-cell>
          <table:table-cell table:style-name="ce10"/>
          <table:table-cell table:style-name="ce6" table:formula="of:=(MIN([.C33];[.D33];[.E33])+MAX([.C33];[.D33];[.E33]))/2" office:value-type="float" office:value="-73.9009847412099" calcext:value-type="float">
            <text:p>-73,9</text:p>
          </table:table-cell>
          <table:table-cell table:style-name="ce26" table:formula="of:=((([.C33]-[.G33]+[.$A$3])/2)*[.$V$3])" office:value-type="float" office:value="500.958078083087" calcext:value-type="float">
            <text:p>50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]-[.G33]+[.$A$3])/2" office:value-type="float" office:value="43.6883599971201" calcext:value-type="float">
            <text:p>44</text:p>
          </table:table-cell>
          <table:table-cell table:style-name="ce12" table:formula="of:=([.E33]-[.G33]+[.$A$3])/2" office:value-type="float" office:value="366.351477111815" calcext:value-type="float">
            <text:p>366</text:p>
          </table:table-cell>
          <table:table-cell table:style-name="ce10"/>
          <table:table-cell table:formula="of:=([.$A$3]+[.C33])/2" office:value-type="float" office:value="430.361147632275" calcext:value-type="float">
            <text:p>4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3]+1.40625" office:value-type="float" office:value="44.59375" calcext:value-type="float">
            <text:p>44,59375</text:p>
          </table:table-cell>
          <table:table-cell table:formula="of:=[.$A$3]*SIN(RADIANS([.B34]))" office:value-type="float" office:value="358.760518579537" calcext:value-type="float">
            <text:p>358,8</text:p>
          </table:table-cell>
          <table:table-cell table:formula="of:=[.$A$3]*SIN(RADIANS([.B34]-120))" office:value-type="float" office:value="-494.513433886488" calcext:value-type="float">
            <text:p>-494,5</text:p>
          </table:table-cell>
          <table:table-cell table:formula="of:=[.$A$3]*SIN(RADIANS([.B34]+120))" office:value-type="float" office:value="135.752915306951" calcext:value-type="float">
            <text:p>135,8</text:p>
          </table:table-cell>
          <table:table-cell table:style-name="ce10"/>
          <table:table-cell table:style-name="ce6" table:formula="of:=(MIN([.C34];[.D34];[.E34])+MAX([.C34];[.D34];[.E34]))/2" office:value-type="float" office:value="-67.8764576534756" calcext:value-type="float">
            <text:p>-67,9</text:p>
          </table:table-cell>
          <table:table-cell table:style-name="ce26" table:formula="of:=((([.C34]-[.G34]+[.$A$3])/2)*[.$V$3])" office:value-type="float" office:value="502.573419260895" calcext:value-type="float">
            <text:p>50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]-[.G34]+[.$A$3])/2" office:value-type="float" office:value="42.1815118834939" calcext:value-type="float">
            <text:p>42</text:p>
          </table:table-cell>
          <table:table-cell table:style-name="ce12" table:formula="of:=([.E34]-[.G34]+[.$A$3])/2" office:value-type="float" office:value="357.314686480213" calcext:value-type="float">
            <text:p>357</text:p>
          </table:table-cell>
          <table:table-cell table:style-name="ce10"/>
          <table:table-cell table:formula="of:=([.$A$3]+[.C34])/2" office:value-type="float" office:value="434.880259289768" calcext:value-type="float">
            <text:p>4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4]+1.40625" office:value-type="float" office:value="46" calcext:value-type="float">
            <text:p>46</text:p>
          </table:table-cell>
          <table:table-cell table:formula="of:=[.$A$3]*SIN(RADIANS([.B35]))" office:value-type="float" office:value="367.582637973051" calcext:value-type="float">
            <text:p>367,6</text:p>
          </table:table-cell>
          <table:table-cell table:formula="of:=[.$A$3]*SIN(RADIANS([.B35]-120))" office:value-type="float" office:value="-491.204726624481" calcext:value-type="float">
            <text:p>-491,2</text:p>
          </table:table-cell>
          <table:table-cell table:formula="of:=[.$A$3]*SIN(RADIANS([.B35]+120))" office:value-type="float" office:value="123.62208865143" calcext:value-type="float">
            <text:p>123,6</text:p>
          </table:table-cell>
          <table:table-cell table:style-name="ce10"/>
          <table:table-cell table:style-name="ce6" table:formula="of:=(MIN([.C35];[.D35];[.E35])+MAX([.C35];[.D35];[.E35]))/2" office:value-type="float" office:value="-61.8110443257151" calcext:value-type="float">
            <text:p>-61,8</text:p>
          </table:table-cell>
          <table:table-cell table:style-name="ce26" table:formula="of:=((([.C35]-[.G35]+[.$A$3])/2)*[.$V$3])" office:value-type="float" office:value="504.051013712139" calcext:value-type="float">
            <text:p>50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]-[.G35]+[.$A$3])/2" office:value-type="float" office:value="40.8031588506171" calcext:value-type="float">
            <text:p>41</text:p>
          </table:table-cell>
          <table:table-cell table:style-name="ce12" table:formula="of:=([.E35]-[.G35]+[.$A$3])/2" office:value-type="float" office:value="348.216566488573" calcext:value-type="float">
            <text:p>348</text:p>
          </table:table-cell>
          <table:table-cell table:style-name="ce10"/>
          <table:table-cell table:formula="of:=([.$A$3]+[.C35])/2" office:value-type="float" office:value="439.291318986525" calcext:value-type="float">
            <text:p>4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5]+1.40625" office:value-type="float" office:value="47.40625" calcext:value-type="float">
            <text:p>47,40625</text:p>
          </table:table-cell>
          <table:table-cell table:formula="of:=[.$A$3]*SIN(RADIANS([.B36]))" office:value-type="float" office:value="376.18333933025" calcext:value-type="float">
            <text:p>376,2</text:p>
          </table:table-cell>
          <table:table-cell table:formula="of:=[.$A$3]*SIN(RADIANS([.B36]-120))" office:value-type="float" office:value="-487.600136002483" calcext:value-type="float">
            <text:p>-487,6</text:p>
          </table:table-cell>
          <table:table-cell table:formula="of:=[.$A$3]*SIN(RADIANS([.B36]+120))" office:value-type="float" office:value="111.416796672233" calcext:value-type="float">
            <text:p>111,4</text:p>
          </table:table-cell>
          <table:table-cell table:style-name="ce10"/>
          <table:table-cell table:style-name="ce6" table:formula="of:=(MIN([.C36];[.D36];[.E36])+MAX([.C36];[.D36];[.E36]))/2" office:value-type="float" office:value="-55.7083983361166" calcext:value-type="float">
            <text:p>-55,7</text:p>
          </table:table-cell>
          <table:table-cell table:style-name="ce26" table:formula="of:=((([.C36]-[.G36]+[.$A$3])/2)*[.$V$3])" office:value-type="float" office:value="505.389971389173" calcext:value-type="float">
            <text:p>5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]-[.G36]+[.$A$3])/2" office:value-type="float" office:value="39.5541311668167" calcext:value-type="float">
            <text:p>40</text:p>
          </table:table-cell>
          <table:table-cell table:style-name="ce12" table:formula="of:=([.E36]-[.G36]+[.$A$3])/2" office:value-type="float" office:value="339.062597504175" calcext:value-type="float">
            <text:p>339</text:p>
          </table:table-cell>
          <table:table-cell table:style-name="ce10"/>
          <table:table-cell table:formula="of:=([.$A$3]+[.C36])/2" office:value-type="float" office:value="443.591669665125" calcext:value-type="float">
            <text:p>4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6]+1.40625" office:value-type="float" office:value="48.8125" calcext:value-type="float">
            <text:p>48,8125</text:p>
          </table:table-cell>
          <table:table-cell table:formula="of:=[.$A$3]*SIN(RADIANS([.B37]))" office:value-type="float" office:value="384.557441910238" calcext:value-type="float">
            <text:p>384,6</text:p>
          </table:table-cell>
          <table:table-cell table:formula="of:=[.$A$3]*SIN(RADIANS([.B37]-120))" office:value-type="float" office:value="-483.701833291101" calcext:value-type="float">
            <text:p>-483,7</text:p>
          </table:table-cell>
          <table:table-cell table:formula="of:=[.$A$3]*SIN(RADIANS([.B37]+120))" office:value-type="float" office:value="99.1443913808634" calcext:value-type="float">
            <text:p>99,1</text:p>
          </table:table-cell>
          <table:table-cell table:style-name="ce10"/>
          <table:table-cell table:style-name="ce6" table:formula="of:=(MIN([.C37];[.D37];[.E37])+MAX([.C37];[.D37];[.E37]))/2" office:value-type="float" office:value="-49.5721956904316" calcext:value-type="float">
            <text:p>-49,6</text:p>
          </table:table-cell>
          <table:table-cell table:style-name="ce26" table:formula="of:=((([.C37]-[.G37]+[.$A$3])/2)*[.$V$3])" office:value-type="float" office:value="506.589485753959" calcext:value-type="float">
            <text:p>50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7]-[.G37]+[.$A$3])/2" office:value-type="float" office:value="38.4351811996652" calcext:value-type="float">
            <text:p>38</text:p>
          </table:table-cell>
          <table:table-cell table:style-name="ce12" table:formula="of:=([.E37]-[.G37]+[.$A$3])/2" office:value-type="float" office:value="329.858293535647" calcext:value-type="float">
            <text:p>330</text:p>
          </table:table-cell>
          <table:table-cell table:style-name="ce10"/>
          <table:table-cell table:formula="of:=([.$A$3]+[.C37])/2" office:value-type="float" office:value="447.778720955119" calcext:value-type="float">
            <text:p>4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7]+1.40625" office:value-type="float" office:value="50.21875" calcext:value-type="float">
            <text:p>50,21875</text:p>
          </table:table-cell>
          <table:table-cell table:formula="of:=[.$A$3]*SIN(RADIANS([.B38]))" office:value-type="float" office:value="392.699901466748" calcext:value-type="float">
            <text:p>392,7</text:p>
          </table:table-cell>
          <table:table-cell table:formula="of:=[.$A$3]*SIN(RADIANS([.B38]-120))" office:value-type="float" office:value="-479.512166682121" calcext:value-type="float">
            <text:p>-479,5</text:p>
          </table:table-cell>
          <table:table-cell table:formula="of:=[.$A$3]*SIN(RADIANS([.B38]+120))" office:value-type="float" office:value="86.8122652153732" calcext:value-type="float">
            <text:p>86,8</text:p>
          </table:table-cell>
          <table:table-cell table:style-name="ce10"/>
          <table:table-cell table:style-name="ce6" table:formula="of:=(MIN([.C38];[.D38];[.E38])+MAX([.C38];[.D38];[.E38]))/2" office:value-type="float" office:value="-43.4061326076865" calcext:value-type="float">
            <text:p>-43,4</text:p>
          </table:table-cell>
          <table:table-cell table:style-name="ce26" table:formula="of:=((([.C38]-[.G38]+[.$A$3])/2)*[.$V$3])" office:value-type="float" office:value="507.648834263897" calcext:value-type="float">
            <text:p>50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8]-[.G38]+[.$A$3])/2" office:value-type="float" office:value="37.4469829627828" calcext:value-type="float">
            <text:p>37</text:p>
          </table:table-cell>
          <table:table-cell table:style-name="ce12" table:formula="of:=([.E38]-[.G38]+[.$A$3])/2" office:value-type="float" office:value="320.60919891153" calcext:value-type="float">
            <text:p>321</text:p>
          </table:table-cell>
          <table:table-cell table:style-name="ce10"/>
          <table:table-cell table:formula="of:=([.$A$3]+[.C38])/2" office:value-type="float" office:value="451.849950733374" calcext:value-type="float">
            <text:p>4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8]+1.40625" office:value-type="float" office:value="51.625" calcext:value-type="float">
            <text:p>51,625</text:p>
          </table:table-cell>
          <table:table-cell table:formula="of:=[.$A$3]*SIN(RADIANS([.B39]))" office:value-type="float" office:value="400.60581328661" calcext:value-type="float">
            <text:p>400,6</text:p>
          </table:table-cell>
          <table:table-cell table:formula="of:=[.$A$3]*SIN(RADIANS([.B39]-120))" office:value-type="float" office:value="-475.033659874046" calcext:value-type="float">
            <text:p>-475,0</text:p>
          </table:table-cell>
          <table:table-cell table:formula="of:=[.$A$3]*SIN(RADIANS([.B39]+120))" office:value-type="float" office:value="74.4278465874367" calcext:value-type="float">
            <text:p>74,4</text:p>
          </table:table-cell>
          <table:table-cell table:style-name="ce10"/>
          <table:table-cell table:style-name="ce6" table:formula="of:=(MIN([.C39];[.D39];[.E39])+MAX([.C39];[.D39];[.E39]))/2" office:value-type="float" office:value="-37.2139232937184" calcext:value-type="float">
            <text:p>-37,2</text:p>
          </table:table-cell>
          <table:table-cell table:style-name="ce26" table:formula="of:=((([.C39]-[.G39]+[.$A$3])/2)*[.$V$3])" office:value-type="float" office:value="508.567378807056" calcext:value-type="float">
            <text:p>5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9]-[.G39]+[.$A$3])/2" office:value-type="float" office:value="36.590131709836" calcext:value-type="float">
            <text:p>37</text:p>
          </table:table-cell>
          <table:table-cell table:style-name="ce12" table:formula="of:=([.E39]-[.G39]+[.$A$3])/2" office:value-type="float" office:value="311.320884940578" calcext:value-type="float">
            <text:p>311</text:p>
          </table:table-cell>
          <table:table-cell table:style-name="ce10"/>
          <table:table-cell table:formula="of:=([.$A$3]+[.C39])/2" office:value-type="float" office:value="455.802906643305" calcext:value-type="float">
            <text:p>4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9]+1.40625" office:value-type="float" office:value="53.03125" calcext:value-type="float">
            <text:p>53,03125</text:p>
          </table:table-cell>
          <table:table-cell table:formula="of:=[.$A$3]*SIN(RADIANS([.B40]))" office:value-type="float" office:value="408.270415144164" calcext:value-type="float">
            <text:p>408,3</text:p>
          </table:table-cell>
          <table:table-cell table:formula="of:=[.$A$3]*SIN(RADIANS([.B40]-120))" office:value-type="float" office:value="-470.269010551916" calcext:value-type="float">
            <text:p>-470,3</text:p>
          </table:table-cell>
          <table:table-cell table:formula="of:=[.$A$3]*SIN(RADIANS([.B40]+120))" office:value-type="float" office:value="61.9985954077527" calcext:value-type="float">
            <text:p>62,0</text:p>
          </table:table-cell>
          <table:table-cell table:style-name="ce10"/>
          <table:table-cell table:style-name="ce6" table:formula="of:=(MIN([.C40];[.D40];[.E40])+MAX([.C40];[.D40];[.E40]))/2" office:value-type="float" office:value="-30.9992977038763" calcext:value-type="float">
            <text:p>-31,0</text:p>
          </table:table-cell>
          <table:table-cell table:style-name="ce26" table:formula="of:=((([.C40]-[.G40]+[.$A$3])/2)*[.$V$3])" office:value-type="float" office:value="509.344566086549" calcext:value-type="float">
            <text:p>5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0]-[.G40]+[.$A$3])/2" office:value-type="float" office:value="35.8651435759801" calcext:value-type="float">
            <text:p>36</text:p>
          </table:table-cell>
          <table:table-cell table:style-name="ce12" table:formula="of:=([.E40]-[.G40]+[.$A$3])/2" office:value-type="float" office:value="301.998946555814" calcext:value-type="float">
            <text:p>302</text:p>
          </table:table-cell>
          <table:table-cell table:style-name="ce10"/>
          <table:table-cell table:formula="of:=([.$A$3]+[.C40])/2" office:value-type="float" office:value="459.635207572082" calcext:value-type="float">
            <text:p>46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0]+1.40625" office:value-type="float" office:value="54.4375" calcext:value-type="float">
            <text:p>54,4375</text:p>
          </table:table-cell>
          <table:table-cell table:formula="of:=[.$A$3]*SIN(RADIANS([.B41]))" office:value-type="float" office:value="415.689090169849" calcext:value-type="float">
            <text:p>415,7</text:p>
          </table:table-cell>
          <table:table-cell table:formula="of:=[.$A$3]*SIN(RADIANS([.B41]-120))" office:value-type="float" office:value="-465.22108876232" calcext:value-type="float">
            <text:p>-465,2</text:p>
          </table:table-cell>
          <table:table-cell table:formula="of:=[.$A$3]*SIN(RADIANS([.B41]+120))" office:value-type="float" office:value="49.5319985924718" calcext:value-type="float">
            <text:p>49,5</text:p>
          </table:table-cell>
          <table:table-cell table:style-name="ce10"/>
          <table:table-cell table:style-name="ce6" table:formula="of:=(MIN([.C41];[.D41];[.E41])+MAX([.C41];[.D41];[.E41]))/2" office:value-type="float" office:value="-24.7659992962359" calcext:value-type="float">
            <text:p>-24,8</text:p>
          </table:table-cell>
          <table:table-cell table:style-name="ce26" table:formula="of:=((([.C41]-[.G41]+[.$A$3])/2)*[.$V$3])" office:value-type="float" office:value="509.979927953821" calcext:value-type="float">
            <text:p>5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1]-[.G41]+[.$A$3])/2" office:value-type="float" office:value="35.2724552669577" calcext:value-type="float">
            <text:p>35</text:p>
          </table:table-cell>
          <table:table-cell table:style-name="ce12" table:formula="of:=([.E41]-[.G41]+[.$A$3])/2" office:value-type="float" office:value="292.648998944354" calcext:value-type="float">
            <text:p>293</text:p>
          </table:table-cell>
          <table:table-cell table:style-name="ce10"/>
          <table:table-cell table:formula="of:=([.$A$3]+[.C41])/2" office:value-type="float" office:value="463.344545084924" calcext:value-type="float">
            <text:p>46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1]+1.40625" office:value-type="float" office:value="55.84375" calcext:value-type="float">
            <text:p>55,84375</text:p>
          </table:table-cell>
          <table:table-cell table:formula="of:=[.$A$3]*SIN(RADIANS([.B42]))" office:value-type="float" office:value="422.857369631232" calcext:value-type="float">
            <text:p>422,9</text:p>
          </table:table-cell>
          <table:table-cell table:formula="of:=[.$A$3]*SIN(RADIANS([.B42]-120))" office:value-type="float" office:value="-459.892935184591" calcext:value-type="float">
            <text:p>-459,9</text:p>
          </table:table-cell>
          <table:table-cell table:formula="of:=[.$A$3]*SIN(RADIANS([.B42]+120))" office:value-type="float" office:value="37.0355655533595" calcext:value-type="float">
            <text:p>37,0</text:p>
          </table:table-cell>
          <table:table-cell table:style-name="ce10"/>
          <table:table-cell table:style-name="ce6" table:formula="of:=(MIN([.C42];[.D42];[.E42])+MAX([.C42];[.D42];[.E42]))/2" office:value-type="float" office:value="-18.5177827766797" calcext:value-type="float">
            <text:p>-18,5</text:p>
          </table:table-cell>
          <table:table-cell table:style-name="ce26" table:formula="of:=((([.C42]-[.G42]+[.$A$3])/2)*[.$V$3])" office:value-type="float" office:value="510.473081690641" calcext:value-type="float">
            <text:p>5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2]-[.G42]+[.$A$3])/2" office:value-type="float" office:value="34.8124237960442" calcext:value-type="float">
            <text:p>35</text:p>
          </table:table-cell>
          <table:table-cell table:style-name="ce12" table:formula="of:=([.E42]-[.G42]+[.$A$3])/2" office:value-type="float" office:value="283.27667416502" calcext:value-type="float">
            <text:p>283</text:p>
          </table:table-cell>
          <table:table-cell table:style-name="ce10"/>
          <table:table-cell table:formula="of:=([.$A$3]+[.C42])/2" office:value-type="float" office:value="466.928684815616" calcext:value-type="float">
            <text:p>4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2]+1.40625" office:value-type="float" office:value="57.25" calcext:value-type="float">
            <text:p>57,25</text:p>
          </table:table-cell>
          <table:table-cell table:formula="of:=[.$A$3]*SIN(RADIANS([.B43]))" office:value-type="float" office:value="429.770935624805" calcext:value-type="float">
            <text:p>429,8</text:p>
          </table:table-cell>
          <table:table-cell table:formula="of:=[.$A$3]*SIN(RADIANS([.B43]-120))" office:value-type="float" office:value="-454.287759299211" calcext:value-type="float">
            <text:p>-454,3</text:p>
          </table:table-cell>
          <table:table-cell table:formula="of:=[.$A$3]*SIN(RADIANS([.B43]+120))" office:value-type="float" office:value="24.5168236744069" calcext:value-type="float">
            <text:p>24,5</text:p>
          </table:table-cell>
          <table:table-cell table:style-name="ce10"/>
          <table:table-cell table:style-name="ce6" table:formula="of:=(MIN([.C43];[.D43];[.E43])+MAX([.C43];[.D43];[.E43]))/2" office:value-type="float" office:value="-12.2584118372034" calcext:value-type="float">
            <text:p>-12,3</text:p>
          </table:table-cell>
          <table:table-cell table:style-name="ce26" table:formula="of:=((([.C43]-[.G43]+[.$A$3])/2)*[.$V$3])" office:value-type="float" office:value="510.823730239636" calcext:value-type="float">
            <text:p>5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3]-[.G43]+[.$A$3])/2" office:value-type="float" office:value="34.4853262689961" calcext:value-type="float">
            <text:p>34</text:p>
          </table:table-cell>
          <table:table-cell table:style-name="ce12" table:formula="of:=([.E43]-[.G43]+[.$A$3])/2" office:value-type="float" office:value="273.887617755805" calcext:value-type="float">
            <text:p>274</text:p>
          </table:table-cell>
          <table:table-cell table:style-name="ce10"/>
          <table:table-cell table:formula="of:=([.$A$3]+[.C43])/2" office:value-type="float" office:value="470.385467812402" calcext:value-type="float">
            <text:p>47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3]+1.40625" office:value-type="float" office:value="58.65625" calcext:value-type="float">
            <text:p>58,65625</text:p>
          </table:table-cell>
          <table:table-cell table:formula="of:=[.$A$3]*SIN(RADIANS([.B44]))" office:value-type="float" office:value="436.425623676927" calcext:value-type="float">
            <text:p>436,4</text:p>
          </table:table-cell>
          <table:table-cell table:formula="of:=[.$A$3]*SIN(RADIANS([.B44]-120))" office:value-type="float" office:value="-448.408937454543" calcext:value-type="float">
            <text:p>-448,4</text:p>
          </table:table-cell>
          <table:table-cell table:formula="of:=[.$A$3]*SIN(RADIANS([.B44]+120))" office:value-type="float" office:value="11.9833137776157" calcext:value-type="float">
            <text:p>12,0</text:p>
          </table:table-cell>
          <table:table-cell table:style-name="ce10"/>
          <table:table-cell table:style-name="ce6" table:formula="of:=(MIN([.C44];[.D44];[.E44])+MAX([.C44];[.D44];[.E44]))/2" office:value-type="float" office:value="-5.99165688880785" calcext:value-type="float">
            <text:p>-6,0</text:p>
          </table:table-cell>
          <table:table-cell table:style-name="ce26" table:formula="of:=((([.C44]-[.G44]+[.$A$3])/2)*[.$V$3])" office:value-type="float" office:value="511.031662383234" calcext:value-type="float">
            <text:p>5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4]-[.G44]+[.$A$3])/2" office:value-type="float" office:value="34.2913597171324" calcext:value-type="float">
            <text:p>34</text:p>
          </table:table-cell>
          <table:table-cell table:style-name="ce12" table:formula="of:=([.E44]-[.G44]+[.$A$3])/2" office:value-type="float" office:value="264.487485333212" calcext:value-type="float">
            <text:p>264</text:p>
          </table:table-cell>
          <table:table-cell table:style-name="ce10"/>
          <table:table-cell table:formula="of:=([.$A$3]+[.C44])/2" office:value-type="float" office:value="473.712811838464" calcext:value-type="float">
            <text:p>47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4]+1.40625" office:value-type="float" office:value="60.0625" calcext:value-type="float">
            <text:p>60,0625</text:p>
          </table:table-cell>
          <table:table-cell table:formula="of:=[.$A$3]*SIN(RADIANS([.B45]))" office:value-type="float" office:value="442.817425252352" calcext:value-type="float">
            <text:p>442,8</text:p>
          </table:table-cell>
          <table:table-cell table:formula="of:=[.$A$3]*SIN(RADIANS([.B45]-120))" office:value-type="float" office:value="-442.260010833042" calcext:value-type="float">
            <text:p>-442,3</text:p>
          </table:table-cell>
          <table:table-cell table:formula="of:=[.$A$3]*SIN(RADIANS([.B45]+120))" office:value-type="float" office:value="-0.557414419310024" calcext:value-type="float">
            <text:p>-0,6</text:p>
          </table:table-cell>
          <table:table-cell table:style-name="ce10"/>
          <table:table-cell table:style-name="ce6" table:formula="of:=(MIN([.C45];[.D45];[.E45])+MAX([.C45];[.D45];[.E45]))/2" office:value-type="float" office:value="0.27870720965501" calcext:value-type="float">
            <text:p>0,3</text:p>
          </table:table-cell>
          <table:table-cell table:style-name="ce26" table:formula="of:=((([.C45]-[.G45]+[.$A$3])/2)*[.$V$3])" office:value-type="float" office:value="511.096752870886" calcext:value-type="float">
            <text:p>5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5]-[.G45]+[.$A$3])/2" office:value-type="float" office:value="34.2306409786514" calcext:value-type="float">
            <text:p>34</text:p>
          </table:table-cell>
          <table:table-cell table:style-name="ce12" table:formula="of:=([.E45]-[.G45]+[.$A$3])/2" office:value-type="float" office:value="255.081939185517" calcext:value-type="float">
            <text:p>255</text:p>
          </table:table-cell>
          <table:table-cell table:style-name="ce10"/>
          <table:table-cell table:formula="of:=([.$A$3]+[.C45])/2" office:value-type="float" office:value="476.908712626176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5]+1.40625" office:value-type="float" office:value="61.46875" calcext:value-type="float">
            <text:p>61,46875</text:p>
          </table:table-cell>
          <table:table-cell table:formula="of:=[.$A$3]*SIN(RADIANS([.B46]))" office:value-type="float" office:value="448.942490168815" calcext:value-type="float">
            <text:p>448,9</text:p>
          </table:table-cell>
          <table:table-cell table:formula="of:=[.$A$3]*SIN(RADIANS([.B46]-120))" office:value-type="float" office:value="-435.844683318183" calcext:value-type="float">
            <text:p>-435,8</text:p>
          </table:table-cell>
          <table:table-cell table:formula="of:=[.$A$3]*SIN(RADIANS([.B46]+120))" office:value-type="float" office:value="-13.0978068506326" calcext:value-type="float">
            <text:p>-13,1</text:p>
          </table:table-cell>
          <table:table-cell table:style-name="ce10"/>
          <table:table-cell table:style-name="ce6" table:formula="of:=(MIN([.C46];[.D46];[.E46])+MAX([.C46];[.D46];[.E46]))/2" office:value-type="float" office:value="6.54890342531627" calcext:value-type="float">
            <text:p>6,5</text:p>
          </table:table-cell>
          <table:table-cell table:style-name="ce26" table:formula="of:=((([.C46]-[.G46]+[.$A$3])/2)*[.$V$3])" office:value-type="float" office:value="511.018962494515" calcext:value-type="float">
            <text:p>5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6]-[.G46]+[.$A$3])/2" office:value-type="float" office:value="34.3032066282506" calcext:value-type="float">
            <text:p>34</text:p>
          </table:table-cell>
          <table:table-cell table:style-name="ce12" table:formula="of:=([.E46]-[.G46]+[.$A$3])/2" office:value-type="float" office:value="245.676644862026" calcext:value-type="float">
            <text:p>246</text:p>
          </table:table-cell>
          <table:table-cell table:style-name="ce10"/>
          <table:table-cell table:formula="of:=([.$A$3]+[.C46])/2" office:value-type="float" office:value="479.971245084408" calcext:value-type="float">
            <text:p>48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6]+1.40625" office:value-type="float" office:value="62.875" calcext:value-type="float">
            <text:p>62,875</text:p>
          </table:table-cell>
          <table:table-cell table:formula="of:=[.$A$3]*SIN(RADIANS([.B47]))" office:value-type="float" office:value="454.797128916241" calcext:value-type="float">
            <text:p>454,8</text:p>
          </table:table-cell>
          <table:table-cell table:formula="of:=[.$A$3]*SIN(RADIANS([.B47]-120))" office:value-type="float" office:value="-429.166819263374" calcext:value-type="float">
            <text:p>-429,2</text:p>
          </table:table-cell>
          <table:table-cell table:formula="of:=[.$A$3]*SIN(RADIANS([.B47]+120))" office:value-type="float" office:value="-25.6303096528668" calcext:value-type="float">
            <text:p>-25,6</text:p>
          </table:table-cell>
          <table:table-cell table:style-name="ce10"/>
          <table:table-cell table:style-name="ce6" table:formula="of:=(MIN([.C47];[.D47];[.E47])+MAX([.C47];[.D47];[.E47]))/2" office:value-type="float" office:value="12.8151548264335" calcext:value-type="float">
            <text:p>12,8</text:p>
          </table:table-cell>
          <table:table-cell table:style-name="ce26" table:formula="of:=((([.C47]-[.G47]+[.$A$3])/2)*[.$V$3])" office:value-type="float" office:value="510.798338112137" calcext:value-type="float">
            <text:p>5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7]-[.G47]+[.$A$3])/2" office:value-type="float" office:value="34.5090129550961" calcext:value-type="float">
            <text:p>35</text:p>
          </table:table-cell>
          <table:table-cell table:style-name="ce12" table:formula="of:=([.E47]-[.G47]+[.$A$3])/2" office:value-type="float" office:value="236.27726776035" calcext:value-type="float">
            <text:p>236</text:p>
          </table:table-cell>
          <table:table-cell table:style-name="ce10"/>
          <table:table-cell table:formula="of:=([.$A$3]+[.C47])/2" office:value-type="float" office:value="482.898564458121" calcext:value-type="float">
            <text:p>4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7]+1.40625" office:value-type="float" office:value="64.28125" calcext:value-type="float">
            <text:p>64,28125</text:p>
          </table:table-cell>
          <table:table-cell table:formula="of:=[.$A$3]*SIN(RADIANS([.B48]))" office:value-type="float" office:value="460.377814879169" calcext:value-type="float">
            <text:p>460,4</text:p>
          </table:table-cell>
          <table:table-cell table:formula="of:=[.$A$3]*SIN(RADIANS([.B48]-120))" office:value-type="float" office:value="-422.230441164223" calcext:value-type="float">
            <text:p>-422,2</text:p>
          </table:table-cell>
          <table:table-cell table:formula="of:=[.$A$3]*SIN(RADIANS([.B48]+120))" office:value-type="float" office:value="-38.1473737149452" calcext:value-type="float">
            <text:p>-38,1</text:p>
          </table:table-cell>
          <table:table-cell table:style-name="ce10"/>
          <table:table-cell table:style-name="ce6" table:formula="of:=(MIN([.C48];[.D48];[.E48])+MAX([.C48];[.D48];[.E48]))/2" office:value-type="float" office:value="19.0736868574727" calcext:value-type="float">
            <text:p>19,1</text:p>
          </table:table-cell>
          <table:table-cell table:style-name="ce26" table:formula="of:=((([.C48]-[.G48]+[.$A$3])/2)*[.$V$3])" office:value-type="float" office:value="510.435012619629" calcext:value-type="float">
            <text:p>5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8]-[.G48]+[.$A$3])/2" office:value-type="float" office:value="34.8479359891521" calcext:value-type="float">
            <text:p>35</text:p>
          </table:table-cell>
          <table:table-cell table:style-name="ce12" table:formula="of:=([.E48]-[.G48]+[.$A$3])/2" office:value-type="float" office:value="226.889469713791" calcext:value-type="float">
            <text:p>227</text:p>
          </table:table-cell>
          <table:table-cell table:style-name="ce10"/>
          <table:table-cell table:formula="of:=([.$A$3]+[.C48])/2" office:value-type="float" office:value="485.688907439584" calcext:value-type="float">
            <text:p>48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8]+1.40625" office:value-type="float" office:value="65.6875" calcext:value-type="float">
            <text:p>65,6875</text:p>
          </table:table-cell>
          <table:table-cell table:formula="of:=[.$A$3]*SIN(RADIANS([.B49]))" office:value-type="float" office:value="465.681186461048" calcext:value-type="float">
            <text:p>465,7</text:p>
          </table:table-cell>
          <table:table-cell table:formula="of:=[.$A$3]*SIN(RADIANS([.B49]-120))" office:value-type="float" office:value="-415.039727235527" calcext:value-type="float">
            <text:p>-415,0</text:p>
          </table:table-cell>
          <table:table-cell table:formula="of:=[.$A$3]*SIN(RADIANS([.B49]+120))" office:value-type="float" office:value="-50.6414592255202" calcext:value-type="float">
            <text:p>-50,6</text:p>
          </table:table-cell>
          <table:table-cell table:style-name="ce10"/>
          <table:table-cell table:style-name="ce6" table:formula="of:=(MIN([.C49];[.D49];[.E49])+MAX([.C49];[.D49];[.E49]))/2" office:value-type="float" office:value="25.3207296127601" calcext:value-type="float">
            <text:p>25,3</text:p>
          </table:table-cell>
          <table:table-cell table:style-name="ce26" table:formula="of:=((([.C49]-[.G49]+[.$A$3])/2)*[.$V$3])" office:value-type="float" office:value="509.929204870682" calcext:value-type="float">
            <text:p>5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9]-[.G49]+[.$A$3])/2" office:value-type="float" office:value="35.3197715758562" calcext:value-type="float">
            <text:p>35</text:p>
          </table:table-cell>
          <table:table-cell table:style-name="ce12" table:formula="of:=([.E49]-[.G49]+[.$A$3])/2" office:value-type="float" office:value="217.51890558086" calcext:value-type="float">
            <text:p>218</text:p>
          </table:table-cell>
          <table:table-cell table:style-name="ce10"/>
          <table:table-cell table:formula="of:=([.$A$3]+[.C49])/2" office:value-type="float" office:value="488.340593230524" calcext:value-type="float">
            <text:p>48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9]+1.40625" office:value-type="float" office:value="67.09375" calcext:value-type="float">
            <text:p>67,09375</text:p>
          </table:table-cell>
          <table:table-cell table:formula="of:=[.$A$3]*SIN(RADIANS([.B50]))" office:value-type="float" office:value="470.704049109144" calcext:value-type="float">
            <text:p>470,7</text:p>
          </table:table-cell>
          <table:table-cell table:formula="of:=[.$A$3]*SIN(RADIANS([.B50]-120))" office:value-type="float" office:value="-407.59900889448" calcext:value-type="float">
            <text:p>-407,6</text:p>
          </table:table-cell>
          <table:table-cell table:formula="of:=[.$A$3]*SIN(RADIANS([.B50]+120))" office:value-type="float" office:value="-63.1050402146635" calcext:value-type="float">
            <text:p>-63,1</text:p>
          </table:table-cell>
          <table:table-cell table:style-name="ce10"/>
          <table:table-cell table:style-name="ce6" table:formula="of:=(MIN([.C50];[.D50];[.E50])+MAX([.C50];[.D50];[.E50]))/2" office:value-type="float" office:value="31.5525201073318" calcext:value-type="float">
            <text:p>31,6</text:p>
          </table:table-cell>
          <table:table-cell table:style-name="ce26" table:formula="of:=((([.C50]-[.G50]+[.$A$3])/2)*[.$V$3])" office:value-type="float" office:value="509.281219544971" calcext:value-type="float">
            <text:p>5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0]-[.G50]+[.$A$3])/2" office:value-type="float" office:value="35.924235499094" calcext:value-type="float">
            <text:p>36</text:p>
          </table:table-cell>
          <table:table-cell table:style-name="ce12" table:formula="of:=([.E50]-[.G50]+[.$A$3])/2" office:value-type="float" office:value="208.171219839002" calcext:value-type="float">
            <text:p>208</text:p>
          </table:table-cell>
          <table:table-cell table:style-name="ce10"/>
          <table:table-cell table:formula="of:=([.$A$3]+[.C50])/2" office:value-type="float" office:value="490.852024554572" calcext:value-type="float">
            <text:p>4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0]+1.40625" office:value-type="float" office:value="68.5" calcext:value-type="float">
            <text:p>68,5</text:p>
          </table:table-cell>
          <table:table-cell table:formula="of:=[.$A$3]*SIN(RADIANS([.B51]))" office:value-type="float" office:value="475.443377238815" calcext:value-type="float">
            <text:p>475,4</text:p>
          </table:table-cell>
          <table:table-cell table:formula="of:=[.$A$3]*SIN(RADIANS([.B51]-120))" office:value-type="float" office:value="-399.912768151584" calcext:value-type="float">
            <text:p>-399,9</text:p>
          </table:table-cell>
          <table:table-cell table:formula="of:=[.$A$3]*SIN(RADIANS([.B51]+120))" office:value-type="float" office:value="-75.530609087231" calcext:value-type="float">
            <text:p>-75,5</text:p>
          </table:table-cell>
          <table:table-cell table:style-name="ce10"/>
          <table:table-cell table:style-name="ce6" table:formula="of:=(MIN([.C51];[.D51];[.E51])+MAX([.C51];[.D51];[.E51]))/2" office:value-type="float" office:value="37.7653045436155" calcext:value-type="float">
            <text:p>37,8</text:p>
          </table:table-cell>
          <table:table-cell table:style-name="ce26" table:formula="of:=((([.C51]-[.G51]+[.$A$3])/2)*[.$V$3])" office:value-type="float" office:value="508.491446964627" calcext:value-type="float">
            <text:p>50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1]-[.G51]+[.$A$3])/2" office:value-type="float" office:value="36.6609636524005" calcext:value-type="float">
            <text:p>37</text:p>
          </table:table-cell>
          <table:table-cell table:style-name="ce12" table:formula="of:=([.E51]-[.G51]+[.$A$3])/2" office:value-type="float" office:value="198.852043184577" calcext:value-type="float">
            <text:p>199</text:p>
          </table:table-cell>
          <table:table-cell table:style-name="ce10"/>
          <table:table-cell table:formula="of:=([.$A$3]+[.C51])/2" office:value-type="float" office:value="493.221688619407" calcext:value-type="float">
            <text:p>49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1]+1.40625" office:value-type="float" office:value="69.90625" calcext:value-type="float">
            <text:p>69,90625</text:p>
          </table:table-cell>
          <table:table-cell table:formula="of:=[.$A$3]*SIN(RADIANS([.B52]))" office:value-type="float" office:value="479.89631605601" calcext:value-type="float">
            <text:p>479,9</text:p>
          </table:table-cell>
          <table:table-cell table:formula="of:=[.$A$3]*SIN(RADIANS([.B52]-120))" office:value-type="float" office:value="-391.985634910854" calcext:value-type="float">
            <text:p>-392,0</text:p>
          </table:table-cell>
          <table:table-cell table:formula="of:=[.$A$3]*SIN(RADIANS([.B52]+120))" office:value-type="float" office:value="-87.9106811451557" calcext:value-type="float">
            <text:p>-87,9</text:p>
          </table:table-cell>
          <table:table-cell table:style-name="ce10"/>
          <table:table-cell table:style-name="ce6" table:formula="of:=(MIN([.C52];[.D52];[.E52])+MAX([.C52];[.D52];[.E52]))/2" office:value-type="float" office:value="43.9553405725779" calcext:value-type="float">
            <text:p>44,0</text:p>
          </table:table-cell>
          <table:table-cell table:style-name="ce26" table:formula="of:=((([.C52]-[.G52]+[.$A$3])/2)*[.$V$3])" office:value-type="float" office:value="507.560362859119" calcext:value-type="float">
            <text:p>50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2]-[.G52]+[.$A$3])/2" office:value-type="float" office:value="37.5295122582841" calcext:value-type="float">
            <text:p>38</text:p>
          </table:table-cell>
          <table:table-cell table:style-name="ce12" table:formula="of:=([.E52]-[.G52]+[.$A$3])/2" office:value-type="float" office:value="189.566989141133" calcext:value-type="float">
            <text:p>190</text:p>
          </table:table-cell>
          <table:table-cell table:style-name="ce10"/>
          <table:table-cell table:formula="of:=([.$A$3]+[.C52])/2" office:value-type="float" office:value="495.448158028005" calcext:value-type="float">
            <text:p>49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2]+1.40625" office:value-type="float" office:value="71.3125" calcext:value-type="float">
            <text:p>71,3125</text:p>
          </table:table-cell>
          <table:table-cell table:formula="of:=[.$A$3]*SIN(RADIANS([.B53]))" office:value-type="float" office:value="484.060183276892" calcext:value-type="float">
            <text:p>484,1</text:p>
          </table:table-cell>
          <table:table-cell table:formula="of:=[.$A$3]*SIN(RADIANS([.B53]-120))" office:value-type="float" office:value="-383.822384180941" calcext:value-type="float">
            <text:p>-383,8</text:p>
          </table:table-cell>
          <table:table-cell table:formula="of:=[.$A$3]*SIN(RADIANS([.B53]+120))" office:value-type="float" office:value="-100.237799095951" calcext:value-type="float">
            <text:p>-100,2</text:p>
          </table:table-cell>
          <table:table-cell table:style-name="ce10"/>
          <table:table-cell table:style-name="ce6" table:formula="of:=(MIN([.C53];[.D53];[.E53])+MAX([.C53];[.D53];[.E53]))/2" office:value-type="float" office:value="50.1188995479754" calcext:value-type="float">
            <text:p>50,1</text:p>
          </table:table-cell>
          <table:table-cell table:style-name="ce26" table:formula="of:=((([.C53]-[.G53]+[.$A$3])/2)*[.$V$3])" office:value-type="float" office:value="506.488528078699" calcext:value-type="float">
            <text:p>5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3]-[.G53]+[.$A$3])/2" office:value-type="float" office:value="38.5293581355419" calcext:value-type="float">
            <text:p>39</text:p>
          </table:table-cell>
          <table:table-cell table:style-name="ce12" table:formula="of:=([.E53]-[.G53]+[.$A$3])/2" office:value-type="float" office:value="180.321650678037" calcext:value-type="float">
            <text:p>180</text:p>
          </table:table-cell>
          <table:table-cell table:style-name="ce10"/>
          <table:table-cell table:formula="of:=([.$A$3]+[.C53])/2" office:value-type="float" office:value="497.530091638446" calcext:value-type="float">
            <text:p>49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3]+1.40625" office:value-type="float" office:value="72.71875" calcext:value-type="float">
            <text:p>72,71875</text:p>
          </table:table-cell>
          <table:table-cell table:formula="of:=[.$A$3]*SIN(RADIANS([.B54]))" office:value-type="float" office:value="487.932470743544" calcext:value-type="float">
            <text:p>487,9</text:p>
          </table:table-cell>
          <table:table-cell table:formula="of:=[.$A$3]*SIN(RADIANS([.B54]-120))" office:value-type="float" office:value="-375.427933198841" calcext:value-type="float">
            <text:p>-375,4</text:p>
          </table:table-cell>
          <table:table-cell table:formula="of:=[.$A$3]*SIN(RADIANS([.B54]+120))" office:value-type="float" office:value="-112.504537544703" calcext:value-type="float">
            <text:p>-112,5</text:p>
          </table:table-cell>
          <table:table-cell table:style-name="ce10"/>
          <table:table-cell table:style-name="ce6" table:formula="of:=(MIN([.C54];[.D54];[.E54])+MAX([.C54];[.D54];[.E54]))/2" office:value-type="float" office:value="56.2522687723516" calcext:value-type="float">
            <text:p>56,3</text:p>
          </table:table-cell>
          <table:table-cell table:style-name="ce26" table:formula="of:=((([.C54]-[.G54]+[.$A$3])/2)*[.$V$3])" office:value-type="float" office:value="505.276588256559" calcext:value-type="float">
            <text:p>5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4]-[.G54]+[.$A$3])/2" office:value-type="float" office:value="39.6598990144039" calcext:value-type="float">
            <text:p>40</text:p>
          </table:table-cell>
          <table:table-cell table:style-name="ce12" table:formula="of:=([.E54]-[.G54]+[.$A$3])/2" office:value-type="float" office:value="171.121596841473" calcext:value-type="float">
            <text:p>171</text:p>
          </table:table-cell>
          <table:table-cell table:style-name="ce10"/>
          <table:table-cell table:formula="of:=([.$A$3]+[.C54])/2" office:value-type="float" office:value="499.466235371772" calcext:value-type="float">
            <text:p>49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4]+1.40625" office:value-type="float" office:value="74.125" calcext:value-type="float">
            <text:p>74,125</text:p>
          </table:table-cell>
          <table:table-cell table:formula="of:=[.$A$3]*SIN(RADIANS([.B55]))" office:value-type="float" office:value="491.51084593479" calcext:value-type="float">
            <text:p>491,5</text:p>
          </table:table-cell>
          <table:table-cell table:formula="of:=[.$A$3]*SIN(RADIANS([.B55]-120))" office:value-type="float" office:value="-366.807338467936" calcext:value-type="float">
            <text:p>-366,8</text:p>
          </table:table-cell>
          <table:table-cell table:formula="of:=[.$A$3]*SIN(RADIANS([.B55]+120))" office:value-type="float" office:value="-124.703507466854" calcext:value-type="float">
            <text:p>-124,7</text:p>
          </table:table-cell>
          <table:table-cell table:style-name="ce10"/>
          <table:table-cell table:style-name="ce6" table:formula="of:=(MIN([.C55];[.D55];[.E55])+MAX([.C55];[.D55];[.E55]))/2" office:value-type="float" office:value="62.3517537334271" calcext:value-type="float">
            <text:p>62,4</text:p>
          </table:table-cell>
          <table:table-cell table:style-name="ce26" table:formula="of:=((([.C55]-[.G55]+[.$A$3])/2)*[.$V$3])" office:value-type="float" office:value="503.925273419931" calcext:value-type="float">
            <text:p>50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5]-[.G55]+[.$A$3])/2" office:value-type="float" office:value="40.9204538993184" calcext:value-type="float">
            <text:p>41</text:p>
          </table:table-cell>
          <table:table-cell table:style-name="ce12" table:formula="of:=([.E55]-[.G55]+[.$A$3])/2" office:value-type="float" office:value="161.972369399859" calcext:value-type="float">
            <text:p>162</text:p>
          </table:table-cell>
          <table:table-cell table:style-name="ce10"/>
          <table:table-cell table:formula="of:=([.$A$3]+[.C55])/2" office:value-type="float" office:value="501.255422967395" calcext:value-type="float">
            <text:p>50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5]+1.40625" office:value-type="float" office:value="75.53125" calcext:value-type="float">
            <text:p>75,53125</text:p>
          </table:table-cell>
          <table:table-cell table:formula="of:=[.$A$3]*SIN(RADIANS([.B56]))" office:value-type="float" office:value="494.79315337122" calcext:value-type="float">
            <text:p>494,8</text:p>
          </table:table-cell>
          <table:table-cell table:formula="of:=[.$A$3]*SIN(RADIANS([.B56]-120))" office:value-type="float" office:value="-357.965792712148" calcext:value-type="float">
            <text:p>-358,0</text:p>
          </table:table-cell>
          <table:table-cell table:formula="of:=[.$A$3]*SIN(RADIANS([.B56]+120))" office:value-type="float" office:value="-136.827360659072" calcext:value-type="float">
            <text:p>-136,8</text:p>
          </table:table-cell>
          <table:table-cell table:style-name="ce10"/>
          <table:table-cell table:style-name="ce6" table:formula="of:=(MIN([.C56];[.D56];[.E56])+MAX([.C56];[.D56];[.E56]))/2" office:value-type="float" office:value="68.4136803295358" calcext:value-type="float">
            <text:p>68,4</text:p>
          </table:table-cell>
          <table:table-cell table:style-name="ce26" table:formula="of:=((([.C56]-[.G56]+[.$A$3])/2)*[.$V$3])" office:value-type="float" office:value="502.435397550343" calcext:value-type="float">
            <text:p>5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6]-[.G56]+[.$A$3])/2" office:value-type="float" office:value="42.3102634791579" calcext:value-type="float">
            <text:p>42</text:p>
          </table:table-cell>
          <table:table-cell table:style-name="ce12" table:formula="of:=([.E56]-[.G56]+[.$A$3])/2" office:value-type="float" office:value="152.879479505696" calcext:value-type="float">
            <text:p>153</text:p>
          </table:table-cell>
          <table:table-cell table:style-name="ce10"/>
          <table:table-cell table:formula="of:=([.$A$3]+[.C56])/2" office:value-type="float" office:value="502.89657668561" calcext:value-type="float">
            <text:p>5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6]+1.40625" office:value-type="float" office:value="76.9375" calcext:value-type="float">
            <text:p>76,9375</text:p>
          </table:table-cell>
          <table:table-cell table:formula="of:=[.$A$3]*SIN(RADIANS([.B57]))" office:value-type="float" office:value="497.777415913567" calcext:value-type="float">
            <text:p>497,8</text:p>
          </table:table-cell>
          <table:table-cell table:formula="of:=[.$A$3]*SIN(RADIANS([.B57]-120))" office:value-type="float" office:value="-348.908621748034" calcext:value-type="float">
            <text:p>-348,9</text:p>
          </table:table-cell>
          <table:table-cell table:formula="of:=[.$A$3]*SIN(RADIANS([.B57]+120))" office:value-type="float" office:value="-148.868794165533" calcext:value-type="float">
            <text:p>-148,9</text:p>
          </table:table-cell>
          <table:table-cell table:style-name="ce10"/>
          <table:table-cell table:style-name="ce6" table:formula="of:=(MIN([.C57];[.D57];[.E57])+MAX([.C57];[.D57];[.E57]))/2" office:value-type="float" office:value="74.4343970827664" calcext:value-type="float">
            <text:p>74,4</text:p>
          </table:table-cell>
          <table:table-cell table:style-name="ce26" table:formula="of:=((([.C57]-[.G57]+[.$A$3])/2)*[.$V$3])" office:value-type="float" office:value="500.807858093309" calcext:value-type="float">
            <text:p>50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7]-[.G57]+[.$A$3])/2" office:value-type="float" office:value="43.8284905845999" calcext:value-type="float">
            <text:p>44</text:p>
          </table:table-cell>
          <table:table-cell table:style-name="ce12" table:formula="of:=([.E57]-[.G57]+[.$A$3])/2" office:value-type="float" office:value="143.848404375851" calcext:value-type="float">
            <text:p>144</text:p>
          </table:table-cell>
          <table:table-cell table:style-name="ce10"/>
          <table:table-cell table:formula="of:=([.$A$3]+[.C57])/2" office:value-type="float" office:value="504.388707956783" calcext:value-type="float">
            <text:p>50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7]+1.40625" office:value-type="float" office:value="78.34375" calcext:value-type="float">
            <text:p>78,34375</text:p>
          </table:table-cell>
          <table:table-cell table:formula="of:=[.$A$3]*SIN(RADIANS([.B58]))" office:value-type="float" office:value="500.461835953663" calcext:value-type="float">
            <text:p>500,5</text:p>
          </table:table-cell>
          <table:table-cell table:formula="of:=[.$A$3]*SIN(RADIANS([.B58]-120))" office:value-type="float" office:value="-339.641281276712" calcext:value-type="float">
            <text:p>-339,6</text:p>
          </table:table-cell>
          <table:table-cell table:formula="of:=[.$A$3]*SIN(RADIANS([.B58]+120))" office:value-type="float" office:value="-160.820554676951" calcext:value-type="float">
            <text:p>-160,8</text:p>
          </table:table-cell>
          <table:table-cell table:style-name="ce10"/>
          <table:table-cell table:style-name="ce6" table:formula="of:=(MIN([.C58];[.D58];[.E58])+MAX([.C58];[.D58];[.E58]))/2" office:value-type="float" office:value="80.4102773384756" calcext:value-type="float">
            <text:p>80,4</text:p>
          </table:table-cell>
          <table:table-cell table:style-name="ce26" table:formula="of:=((([.C58]-[.G58]+[.$A$3])/2)*[.$V$3])" office:value-type="float" office:value="499.043635417741" calcext:value-type="float">
            <text:p>4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8]-[.G58]+[.$A$3])/2" office:value-type="float" office:value="45.4742206924063" calcext:value-type="float">
            <text:p>45</text:p>
          </table:table-cell>
          <table:table-cell table:style-name="ce12" table:formula="of:=([.E58]-[.G58]+[.$A$3])/2" office:value-type="float" office:value="134.884583992287" calcext:value-type="float">
            <text:p>135</text:p>
          </table:table-cell>
          <table:table-cell table:style-name="ce10"/>
          <table:table-cell table:formula="of:=([.$A$3]+[.C58])/2" office:value-type="float" office:value="505.730917976832" calcext:value-type="float">
            <text:p>50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8]+1.40625" office:value-type="float" office:value="79.75" calcext:value-type="float">
            <text:p>79,75</text:p>
          </table:table-cell>
          <table:table-cell table:formula="of:=[.$A$3]*SIN(RADIANS([.B59]))" office:value-type="float" office:value="502.844796497255" calcext:value-type="float">
            <text:p>502,8</text:p>
          </table:table-cell>
          <table:table-cell table:formula="of:=[.$A$3]*SIN(RADIANS([.B59]-120))" office:value-type="float" office:value="-330.169353597555" calcext:value-type="float">
            <text:p>-330,2</text:p>
          </table:table-cell>
          <table:table-cell table:formula="of:=[.$A$3]*SIN(RADIANS([.B59]+120))" office:value-type="float" office:value="-172.6754428997" calcext:value-type="float">
            <text:p>-172,7</text:p>
          </table:table-cell>
          <table:table-cell table:style-name="ce10"/>
          <table:table-cell table:style-name="ce6" table:formula="of:=(MIN([.C59];[.D59];[.E59])+MAX([.C59];[.D59];[.E59]))/2" office:value-type="float" office:value="86.3377214498501" calcext:value-type="float">
            <text:p>86,3</text:p>
          </table:table-cell>
          <table:table-cell table:style-name="ce26" table:formula="of:=((([.C59]-[.G59]+[.$A$3])/2)*[.$V$3])" office:value-type="float" office:value="497.143792225409" calcext:value-type="float">
            <text:p>49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9]-[.G59]+[.$A$3])/2" office:value-type="float" office:value="47.2464624762977" calcext:value-type="float">
            <text:p>47</text:p>
          </table:table-cell>
          <table:table-cell table:style-name="ce12" table:formula="of:=([.E59]-[.G59]+[.$A$3])/2" office:value-type="float" office:value="125.993417825225" calcext:value-type="float">
            <text:p>126</text:p>
          </table:table-cell>
          <table:table-cell table:style-name="ce10"/>
          <table:table-cell table:formula="of:=([.$A$3]+[.C59])/2" office:value-type="float" office:value="506.922398248627" calcext:value-type="float">
            <text:p>50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9]+1.40625" office:value-type="float" office:value="81.15625" calcext:value-type="float">
            <text:p>81,15625</text:p>
          </table:table-cell>
          <table:table-cell table:formula="of:=[.$A$3]*SIN(RADIANS([.B60]))" office:value-type="float" office:value="504.924862138014" calcext:value-type="float">
            <text:p>504,9</text:p>
          </table:table-cell>
          <table:table-cell table:formula="of:=[.$A$3]*SIN(RADIANS([.B60]-120))" office:value-type="float" office:value="-320.498544245617" calcext:value-type="float">
            <text:p>-320,5</text:p>
          </table:table-cell>
          <table:table-cell table:formula="of:=[.$A$3]*SIN(RADIANS([.B60]+120))" office:value-type="float" office:value="-184.426317892397" calcext:value-type="float">
            <text:p>-184,4</text:p>
          </table:table-cell>
          <table:table-cell table:style-name="ce10"/>
          <table:table-cell table:style-name="ce6" table:formula="of:=(MIN([.C60];[.D60];[.E60])+MAX([.C60];[.D60];[.E60]))/2" office:value-type="float" office:value="92.2131589461985" calcext:value-type="float">
            <text:p>92,2</text:p>
          </table:table-cell>
          <table:table-cell table:style-name="ce26" table:formula="of:=((([.C60]-[.G60]+[.$A$3])/2)*[.$V$3])" office:value-type="float" office:value="495.109472910813" calcext:value-type="float">
            <text:p>49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0]-[.G60]+[.$A$3])/2" office:value-type="float" office:value="49.1441484040921" calcext:value-type="float">
            <text:p>49</text:p>
          </table:table-cell>
          <table:table-cell table:style-name="ce12" table:formula="of:=([.E60]-[.G60]+[.$A$3])/2" office:value-type="float" office:value="117.180261580702" calcext:value-type="float">
            <text:p>117</text:p>
          </table:table-cell>
          <table:table-cell table:style-name="ce10"/>
          <table:table-cell table:formula="of:=([.$A$3]+[.C60])/2" office:value-type="float" office:value="507.962431069007" calcext:value-type="float">
            <text:p>5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0]+1.40625" office:value-type="float" office:value="82.5625" calcext:value-type="float">
            <text:p>82,5625</text:p>
          </table:table-cell>
          <table:table-cell table:formula="of:=[.$A$3]*SIN(RADIANS([.B61]))" office:value-type="float" office:value="506.700779922179" calcext:value-type="float">
            <text:p>506,7</text:p>
          </table:table-cell>
          <table:table-cell table:formula="of:=[.$A$3]*SIN(RADIANS([.B61]-120))" office:value-type="float" office:value="-310.634678554839" calcext:value-type="float">
            <text:p>-310,6</text:p>
          </table:table-cell>
          <table:table-cell table:formula="of:=[.$A$3]*SIN(RADIANS([.B61]+120))" office:value-type="float" office:value="-196.06610136734" calcext:value-type="float">
            <text:p>-196,1</text:p>
          </table:table-cell>
          <table:table-cell table:style-name="ce10"/>
          <table:table-cell table:style-name="ce6" table:formula="of:=(MIN([.C61];[.D61];[.E61])+MAX([.C61];[.D61];[.E61]))/2" office:value-type="float" office:value="98.0330506836698" calcext:value-type="float">
            <text:p>98,0</text:p>
          </table:table-cell>
          <table:table-cell table:style-name="ce26" table:formula="of:=((([.C61]-[.G61]+[.$A$3])/2)*[.$V$3])" office:value-type="float" office:value="492.941902871841" calcext:value-type="float">
            <text:p>4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1]-[.G61]+[.$A$3])/2" office:value-type="float" office:value="51.1661353807456" calcext:value-type="float">
            <text:p>51</text:p>
          </table:table-cell>
          <table:table-cell table:style-name="ce12" table:formula="of:=([.E61]-[.G61]+[.$A$3])/2" office:value-type="float" office:value="108.450423974495" calcext:value-type="float">
            <text:p>108</text:p>
          </table:table-cell>
          <table:table-cell table:style-name="ce10"/>
          <table:table-cell table:formula="of:=([.$A$3]+[.C61])/2" office:value-type="float" office:value="508.850389961089" calcext:value-type="float">
            <text:p>50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1]+1.40625" office:value-type="float" office:value="83.96875" calcext:value-type="float">
            <text:p>83,96875</text:p>
          </table:table-cell>
          <table:table-cell table:formula="of:=[.$A$3]*SIN(RADIANS([.B62]))" office:value-type="float" office:value="508.17148010328" calcext:value-type="float">
            <text:p>508,2</text:p>
          </table:table-cell>
          <table:table-cell table:formula="of:=[.$A$3]*SIN(RADIANS([.B62]-120))" office:value-type="float" office:value="-300.583698149078" calcext:value-type="float">
            <text:p>-300,6</text:p>
          </table:table-cell>
          <table:table-cell table:formula="of:=[.$A$3]*SIN(RADIANS([.B62]+120))" office:value-type="float" office:value="-207.587781954202" calcext:value-type="float">
            <text:p>-207,6</text:p>
          </table:table-cell>
          <table:table-cell table:style-name="ce10"/>
          <table:table-cell table:style-name="ce6" table:formula="of:=(MIN([.C62];[.D62];[.E62])+MAX([.C62];[.D62];[.E62]))/2" office:value-type="float" office:value="103.793890977101" calcext:value-type="float">
            <text:p>103,8</text:p>
          </table:table-cell>
          <table:table-cell table:style-name="ce26" table:formula="of:=((([.C62]-[.G62]+[.$A$3])/2)*[.$V$3])" office:value-type="float" office:value="490.642387771632" calcext:value-type="float">
            <text:p>4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2]-[.G62]+[.$A$3])/2" office:value-type="float" office:value="53.3112054369105" calcext:value-type="float">
            <text:p>53</text:p>
          </table:table-cell>
          <table:table-cell table:style-name="ce12" table:formula="of:=([.E62]-[.G62]+[.$A$3])/2" office:value-type="float" office:value="99.8091635343483" calcext:value-type="float">
            <text:p>100</text:p>
          </table:table-cell>
          <table:table-cell table:style-name="ce10"/>
          <table:table-cell table:formula="of:=([.$A$3]+[.C62])/2" office:value-type="float" office:value="509.58574005164" calcext:value-type="float">
            <text:p>5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2]+1.40625" office:value-type="float" office:value="85.375" calcext:value-type="float">
            <text:p>85,375</text:p>
          </table:table-cell>
          <table:table-cell table:formula="of:=[.$A$3]*SIN(RADIANS([.B63]))" office:value-type="float" office:value="509.336076786523" calcext:value-type="float">
            <text:p>509,3</text:p>
          </table:table-cell>
          <table:table-cell table:formula="of:=[.$A$3]*SIN(RADIANS([.B63]-120))" office:value-type="float" office:value="-290.3516573631" calcext:value-type="float">
            <text:p>-290,4</text:p>
          </table:table-cell>
          <table:table-cell table:formula="of:=[.$A$3]*SIN(RADIANS([.B63]+120))" office:value-type="float" office:value="-218.984419423423" calcext:value-type="float">
            <text:p>-219,0</text:p>
          </table:table-cell>
          <table:table-cell table:style-name="ce10"/>
          <table:table-cell table:style-name="ce6" table:formula="of:=(MIN([.C63];[.D63];[.E63])+MAX([.C63];[.D63];[.E63]))/2" office:value-type="float" office:value="109.492209711711" calcext:value-type="float">
            <text:p>109,5</text:p>
          </table:table-cell>
          <table:table-cell table:style-name="ce26" table:formula="of:=((([.C63]-[.G63]+[.$A$3])/2)*[.$V$3])" office:value-type="float" office:value="488.212312752099" calcext:value-type="float">
            <text:p>4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3]-[.G63]+[.$A$3])/2" office:value-type="float" office:value="55.5780664625941" calcext:value-type="float">
            <text:p>56</text:p>
          </table:table-cell>
          <table:table-cell table:style-name="ce12" table:formula="of:=([.E63]-[.G63]+[.$A$3])/2" office:value-type="float" office:value="91.2616854324329" calcext:value-type="float">
            <text:p>91</text:p>
          </table:table-cell>
          <table:table-cell table:style-name="ce10"/>
          <table:table-cell table:formula="of:=([.$A$3]+[.C63])/2" office:value-type="float" office:value="510.168038393262" calcext:value-type="float">
            <text:p>5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3]+1.40625" office:value-type="float" office:value="86.78125" calcext:value-type="float">
            <text:p>86,78125</text:p>
          </table:table-cell>
          <table:table-cell table:formula="of:=[.$A$3]*SIN(RADIANS([.B64]))" office:value-type="float" office:value="510.193868462413" calcext:value-type="float">
            <text:p>510,2</text:p>
          </table:table-cell>
          <table:table-cell table:formula="of:=[.$A$3]*SIN(RADIANS([.B64]-120))" office:value-type="float" office:value="-279.944719595675" calcext:value-type="float">
            <text:p>-279,9</text:p>
          </table:table-cell>
          <table:table-cell table:formula="of:=[.$A$3]*SIN(RADIANS([.B64]+120))" office:value-type="float" office:value="-230.249148866738" calcext:value-type="float">
            <text:p>-230,2</text:p>
          </table:table-cell>
          <table:table-cell table:style-name="ce10"/>
          <table:table-cell table:style-name="ce6" table:formula="of:=(MIN([.C64];[.D64];[.E64])+MAX([.C64];[.D64];[.E64]))/2" office:value-type="float" office:value="115.124574433369" calcext:value-type="float">
            <text:p>115,1</text:p>
          </table:table-cell>
          <table:table-cell table:style-name="ce26" table:formula="of:=((([.C64]-[.G64]+[.$A$3])/2)*[.$V$3])" office:value-type="float" office:value="485.653141599568" calcext:value-type="float">
            <text:p>48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4]-[.G64]+[.$A$3])/2" office:value-type="float" office:value="57.9653529854781" calcext:value-type="float">
            <text:p>58</text:p>
          </table:table-cell>
          <table:table-cell table:style-name="ce12" table:formula="of:=([.E64]-[.G64]+[.$A$3])/2" office:value-type="float" office:value="82.8131383499467" calcext:value-type="float">
            <text:p>83</text:p>
          </table:table-cell>
          <table:table-cell table:style-name="ce10"/>
          <table:table-cell table:formula="of:=([.$A$3]+[.C64])/2" office:value-type="float" office:value="510.596934231206" calcext:value-type="float">
            <text:p>5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4]+1.40625" office:value-type="float" office:value="88.1875" calcext:value-type="float">
            <text:p>88,1875</text:p>
          </table:table-cell>
          <table:table-cell table:formula="of:=[.$A$3]*SIN(RADIANS([.B65]))" office:value-type="float" office:value="510.744338429318" calcext:value-type="float">
            <text:p>510,7</text:p>
          </table:table-cell>
          <table:table-cell table:formula="of:=[.$A$3]*SIN(RADIANS([.B65]-120))" office:value-type="float" office:value="-269.369153596972" calcext:value-type="float">
            <text:p>-269,4</text:p>
          </table:table-cell>
          <table:table-cell table:formula="of:=[.$A$3]*SIN(RADIANS([.B65]+120))" office:value-type="float" office:value="-241.375184832346" calcext:value-type="float">
            <text:p>-241,4</text:p>
          </table:table-cell>
          <table:table-cell table:style-name="ce10"/>
          <table:table-cell table:style-name="ce6" table:formula="of:=(MIN([.C65];[.D65];[.E65])+MAX([.C65];[.D65];[.E65]))/2" office:value-type="float" office:value="120.687592416173" calcext:value-type="float">
            <text:p>120,7</text:p>
          </table:table-cell>
          <table:table-cell table:style-name="ce26" table:formula="of:=((([.C65]-[.G65]+[.$A$3])/2)*[.$V$3])" office:value-type="float" office:value="482.966415863046" calcext:value-type="float">
            <text:p>48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5]-[.G65]+[.$A$3])/2" office:value-type="float" office:value="60.4716269934274" calcext:value-type="float">
            <text:p>60</text:p>
          </table:table-cell>
          <table:table-cell table:style-name="ce12" table:formula="of:=([.E65]-[.G65]+[.$A$3])/2" office:value-type="float" office:value="74.4686113757408" calcext:value-type="float">
            <text:p>74</text:p>
          </table:table-cell>
          <table:table-cell table:style-name="ce10"/>
          <table:table-cell table:formula="of:=([.$A$3]+[.C65])/2" office:value-type="float" office:value="510.872169214659" calcext:value-type="float">
            <text:p>5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5]+1.40625" office:value-type="float" office:value="89.59375" calcext:value-type="float">
            <text:p>89,59375</text:p>
          </table:table-cell>
          <table:table-cell table:formula="of:=[.$A$3]*SIN(RADIANS([.B66]))" office:value-type="float" office:value="510.987155104714" calcext:value-type="float">
            <text:p>511,0</text:p>
          </table:table-cell>
          <table:table-cell table:formula="of:=[.$A$3]*SIN(RADIANS([.B66]-120))" office:value-type="float" office:value="-258.631329692505" calcext:value-type="float">
            <text:p>-258,6</text:p>
          </table:table-cell>
          <table:table-cell table:formula="of:=[.$A$3]*SIN(RADIANS([.B66]+120))" office:value-type="float" office:value="-252.35582541221" calcext:value-type="float">
            <text:p>-252,4</text:p>
          </table:table-cell>
          <table:table-cell table:style-name="ce10"/>
          <table:table-cell table:style-name="ce6" table:formula="of:=(MIN([.C66];[.D66];[.E66])+MAX([.C66];[.D66];[.E66]))/2" office:value-type="float" office:value="126.177912706105" calcext:value-type="float">
            <text:p>126,2</text:p>
          </table:table-cell>
          <table:table-cell table:style-name="ce26" table:formula="of:=((([.C66]-[.G66]+[.$A$3])/2)*[.$V$3])" office:value-type="float" office:value="480.153753925655" calcext:value-type="float">
            <text:p>48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6]-[.G66]+[.$A$3])/2" office:value-type="float" office:value="63.0953788006953" calcext:value-type="float">
            <text:p>63</text:p>
          </table:table-cell>
          <table:table-cell table:style-name="ce12" table:formula="of:=([.E66]-[.G66]+[.$A$3])/2" office:value-type="float" office:value="66.2331309408427" calcext:value-type="float">
            <text:p>66</text:p>
          </table:table-cell>
          <table:table-cell table:style-name="ce10"/>
          <table:table-cell table:formula="of:=([.$A$3]+[.C66])/2" office:value-type="float" office:value="510.993577552357" calcext:value-type="float">
            <text:p>5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6]+1.40625" office:value-type="float" office:value="91" calcext:value-type="float">
            <text:p>91</text:p>
          </table:table-cell>
          <table:table-cell table:formula="of:=[.$A$3]*SIN(RADIANS([.B67]))" office:value-type="float" office:value="510.922172224916" calcext:value-type="float">
            <text:p>510,9</text:p>
          </table:table-cell>
          <table:table-cell table:formula="of:=[.$A$3]*SIN(RADIANS([.B67]-120))" office:value-type="float" office:value="-247.737715945878" calcext:value-type="float">
            <text:p>-247,7</text:p>
          </table:table-cell>
          <table:table-cell table:formula="of:=[.$A$3]*SIN(RADIANS([.B67]+120))" office:value-type="float" office:value="-263.184456279038" calcext:value-type="float">
            <text:p>-263,2</text:p>
          </table:table-cell>
          <table:table-cell table:style-name="ce10"/>
          <table:table-cell table:style-name="ce6" table:formula="of:=(MIN([.C67];[.D67];[.E67])+MAX([.C67];[.D67];[.E67]))/2" office:value-type="float" office:value="123.868857972939" calcext:value-type="float">
            <text:p>123,9</text:p>
          </table:table-cell>
          <table:table-cell table:style-name="ce26" table:formula="of:=((([.C67]-[.G67]+[.$A$3])/2)*[.$V$3])" office:value-type="float" office:value="481.35657643906" calcext:value-type="float">
            <text:p>48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7]-[.G67]+[.$A$3])/2" office:value-type="float" office:value="69.6967130405913" calcext:value-type="float">
            <text:p>70</text:p>
          </table:table-cell>
          <table:table-cell table:style-name="ce12" table:formula="of:=([.E67]-[.G67]+[.$A$3])/2" office:value-type="float" office:value="61.9733428740116" calcext:value-type="float">
            <text:p>62</text:p>
          </table:table-cell>
          <table:table-cell table:style-name="ce10"/>
          <table:table-cell table:formula="of:=([.$A$3]+[.C67])/2" office:value-type="float" office:value="510.961086112458" calcext:value-type="float">
            <text:p>5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7]+1.40625" office:value-type="float" office:value="92.40625" calcext:value-type="float">
            <text:p>92,40625</text:p>
          </table:table-cell>
          <table:table-cell table:formula="of:=[.$A$3]*SIN(RADIANS([.B68]))" office:value-type="float" office:value="510.54942893318" calcext:value-type="float">
            <text:p>510,5</text:p>
          </table:table-cell>
          <table:table-cell table:formula="of:=[.$A$3]*SIN(RADIANS([.B68]-120))" office:value-type="float" office:value="-236.694874262676" calcext:value-type="float">
            <text:p>-236,7</text:p>
          </table:table-cell>
          <table:table-cell table:formula="of:=[.$A$3]*SIN(RADIANS([.B68]+120))" office:value-type="float" office:value="-273.854554670504" calcext:value-type="float">
            <text:p>-273,9</text:p>
          </table:table-cell>
          <table:table-cell table:style-name="ce10"/>
          <table:table-cell table:style-name="ce6" table:formula="of:=(MIN([.C68];[.D68];[.E68])+MAX([.C68];[.D68];[.E68]))/2" office:value-type="float" office:value="118.347437131338" calcext:value-type="float">
            <text:p>118,3</text:p>
          </table:table-cell>
          <table:table-cell table:style-name="ce26" table:formula="of:=((([.C68]-[.G68]+[.$A$3])/2)*[.$V$3])" office:value-type="float" office:value="484.116267605787" calcext:value-type="float">
            <text:p>48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8]-[.G68]+[.$A$3])/2" office:value-type="float" office:value="77.978844302993" calcext:value-type="float">
            <text:p>78</text:p>
          </table:table-cell>
          <table:table-cell table:style-name="ce12" table:formula="of:=([.E68]-[.G68]+[.$A$3])/2" office:value-type="float" office:value="59.3990040990791" calcext:value-type="float">
            <text:p>59</text:p>
          </table:table-cell>
          <table:table-cell table:style-name="ce10"/>
          <table:table-cell table:formula="of:=([.$A$3]+[.C68])/2" office:value-type="float" office:value="510.77471446659" calcext:value-type="float">
            <text:p>5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8]+1.40625" office:value-type="float" office:value="93.8125" calcext:value-type="float">
            <text:p>93,8125</text:p>
          </table:table-cell>
          <table:table-cell table:formula="of:=[.$A$3]*SIN(RADIANS([.B69]))" office:value-type="float" office:value="509.869149756127" calcext:value-type="float">
            <text:p>509,9</text:p>
          </table:table-cell>
          <table:table-cell table:formula="of:=[.$A$3]*SIN(RADIANS([.B69]-120))" office:value-type="float" office:value="-225.509456437809" calcext:value-type="float">
            <text:p>-225,5</text:p>
          </table:table-cell>
          <table:table-cell table:formula="of:=[.$A$3]*SIN(RADIANS([.B69]+120))" office:value-type="float" office:value="-284.359693318318" calcext:value-type="float">
            <text:p>-284,4</text:p>
          </table:table-cell>
          <table:table-cell table:style-name="ce10"/>
          <table:table-cell table:style-name="ce6" table:formula="of:=(MIN([.C69];[.D69];[.E69])+MAX([.C69];[.D69];[.E69]))/2" office:value-type="float" office:value="112.754728218905" calcext:value-type="float">
            <text:p>112,8</text:p>
          </table:table-cell>
          <table:table-cell table:style-name="ce26" table:formula="of:=((([.C69]-[.G69]+[.$A$3])/2)*[.$V$3])" office:value-type="float" office:value="486.749329943951" calcext:value-type="float">
            <text:p>4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9]-[.G69]+[.$A$3])/2" office:value-type="float" office:value="86.3679076716431" calcext:value-type="float">
            <text:p>86</text:p>
          </table:table-cell>
          <table:table-cell table:style-name="ce12" table:formula="of:=([.E69]-[.G69]+[.$A$3])/2" office:value-type="float" office:value="56.9427892313888" calcext:value-type="float">
            <text:p>57</text:p>
          </table:table-cell>
          <table:table-cell table:style-name="ce10"/>
          <table:table-cell table:formula="of:=([.$A$3]+[.C69])/2" office:value-type="float" office:value="510.434574878064" calcext:value-type="float">
            <text:p>5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9]+1.40625" office:value-type="float" office:value="95.21875" calcext:value-type="float">
            <text:p>95,21875</text:p>
          </table:table-cell>
          <table:table-cell table:formula="of:=[.$A$3]*SIN(RADIANS([.B70]))" office:value-type="float" office:value="508.881744468497" calcext:value-type="float">
            <text:p>508,9</text:p>
          </table:table-cell>
          <table:table-cell table:formula="of:=[.$A$3]*SIN(RADIANS([.B70]-120))" office:value-type="float" office:value="-214.188200148726" calcext:value-type="float">
            <text:p>-214,2</text:p>
          </table:table-cell>
          <table:table-cell table:formula="of:=[.$A$3]*SIN(RADIANS([.B70]+120))" office:value-type="float" office:value="-294.693544319771" calcext:value-type="float">
            <text:p>-294,7</text:p>
          </table:table-cell>
          <table:table-cell table:style-name="ce10"/>
          <table:table-cell table:style-name="ce6" table:formula="of:=(MIN([.C70];[.D70];[.E70])+MAX([.C70];[.D70];[.E70]))/2" office:value-type="float" office:value="107.094100074363" calcext:value-type="float">
            <text:p>107,1</text:p>
          </table:table-cell>
          <table:table-cell table:style-name="ce26" table:formula="of:=((([.C70]-[.G70]+[.$A$3])/2)*[.$V$3])" office:value-type="float" office:value="489.254177395256" calcext:value-type="float">
            <text:p>48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0]-[.G70]+[.$A$3])/2" office:value-type="float" office:value="94.8588498884554" calcext:value-type="float">
            <text:p>95</text:p>
          </table:table-cell>
          <table:table-cell table:style-name="ce12" table:formula="of:=([.E70]-[.G70]+[.$A$3])/2" office:value-type="float" office:value="54.6061778029331" calcext:value-type="float">
            <text:p>55</text:p>
          </table:table-cell>
          <table:table-cell table:style-name="ce10"/>
          <table:table-cell table:formula="of:=([.$A$3]+[.C70])/2" office:value-type="float" office:value="509.940872234249" calcext:value-type="float">
            <text:p>5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0]+1.40625" office:value-type="float" office:value="96.625" calcext:value-type="float">
            <text:p>96,625</text:p>
          </table:table-cell>
          <table:table-cell table:formula="of:=[.$A$3]*SIN(RADIANS([.B71]))" office:value-type="float" office:value="507.587807846313" calcext:value-type="float">
            <text:p>507,6</text:p>
          </table:table-cell>
          <table:table-cell table:formula="of:=[.$A$3]*SIN(RADIANS([.B71]-120))" office:value-type="float" office:value="-202.737924896886" calcext:value-type="float">
            <text:p>-202,7</text:p>
          </table:table-cell>
          <table:table-cell table:formula="of:=[.$A$3]*SIN(RADIANS([.B71]+120))" office:value-type="float" office:value="-304.849882949427" calcext:value-type="float">
            <text:p>-304,8</text:p>
          </table:table-cell>
          <table:table-cell table:style-name="ce10"/>
          <table:table-cell table:style-name="ce6" table:formula="of:=(MIN([.C71];[.D71];[.E71])+MAX([.C71];[.D71];[.E71]))/2" office:value-type="float" office:value="101.368962448443" calcext:value-type="float">
            <text:p>101,4</text:p>
          </table:table-cell>
          <table:table-cell table:style-name="ce26" table:formula="of:=((([.C71]-[.G71]+[.$A$3])/2)*[.$V$3])" office:value-type="float" office:value="491.629301133258" calcext:value-type="float">
            <text:p>49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1]-[.G71]+[.$A$3])/2" office:value-type="float" office:value="103.446556327336" calcext:value-type="float">
            <text:p>103</text:p>
          </table:table-cell>
          <table:table-cell table:style-name="ce12" table:formula="of:=([.E71]-[.G71]+[.$A$3])/2" office:value-type="float" office:value="52.3905773010651" calcext:value-type="float">
            <text:p>52</text:p>
          </table:table-cell>
          <table:table-cell table:style-name="ce10"/>
          <table:table-cell table:formula="of:=([.$A$3]+[.C71])/2" office:value-type="float" office:value="509.293903923156" calcext:value-type="float">
            <text:p>50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1]+1.40625" office:value-type="float" office:value="98.03125" calcext:value-type="float">
            <text:p>98,03125</text:p>
          </table:table-cell>
          <table:table-cell table:formula="of:=[.$A$3]*SIN(RADIANS([.B72]))" office:value-type="float" office:value="505.988119308613" calcext:value-type="float">
            <text:p>506,0</text:p>
          </table:table-cell>
          <table:table-cell table:formula="of:=[.$A$3]*SIN(RADIANS([.B72]-120))" office:value-type="float" office:value="-191.165527899947" calcext:value-type="float">
            <text:p>-191,2</text:p>
          </table:table-cell>
          <table:table-cell table:formula="of:=[.$A$3]*SIN(RADIANS([.B72]+120))" office:value-type="float" office:value="-314.822591408665" calcext:value-type="float">
            <text:p>-314,8</text:p>
          </table:table-cell>
          <table:table-cell table:style-name="ce10"/>
          <table:table-cell table:style-name="ce6" table:formula="of:=(MIN([.C72];[.D72];[.E72])+MAX([.C72];[.D72];[.E72]))/2" office:value-type="float" office:value="95.5827639499736" calcext:value-type="float">
            <text:p>95,6</text:p>
          </table:table-cell>
          <table:table-cell table:style-name="ce26" table:formula="of:=((([.C72]-[.G72]+[.$A$3])/2)*[.$V$3])" office:value-type="float" office:value="493.873270472231" calcext:value-type="float">
            <text:p>4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2]-[.G72]+[.$A$3])/2" office:value-type="float" office:value="112.12585407504" calcext:value-type="float">
            <text:p>112</text:p>
          </table:table-cell>
          <table:table-cell table:style-name="ce12" table:formula="of:=([.E72]-[.G72]+[.$A$3])/2" office:value-type="float" office:value="50.2973223206805" calcext:value-type="float">
            <text:p>50</text:p>
          </table:table-cell>
          <table:table-cell table:style-name="ce10"/>
          <table:table-cell table:formula="of:=([.$A$3]+[.C72])/2" office:value-type="float" office:value="508.494059654306" calcext:value-type="float">
            <text:p>5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2]+1.40625" office:value-type="float" office:value="99.4375" calcext:value-type="float">
            <text:p>99,4375</text:p>
          </table:table-cell>
          <table:table-cell table:formula="of:=[.$A$3]*SIN(RADIANS([.B73]))" office:value-type="float" office:value="504.083642447956" calcext:value-type="float">
            <text:p>504,1</text:p>
          </table:table-cell>
          <table:table-cell table:formula="of:=[.$A$3]*SIN(RADIANS([.B73]-120))" office:value-type="float" office:value="-179.477979937141" calcext:value-type="float">
            <text:p>-179,5</text:p>
          </table:table-cell>
          <table:table-cell table:formula="of:=[.$A$3]*SIN(RADIANS([.B73]+120))" office:value-type="float" office:value="-324.605662510814" calcext:value-type="float">
            <text:p>-324,6</text:p>
          </table:table-cell>
          <table:table-cell table:style-name="ce10"/>
          <table:table-cell table:style-name="ce6" table:formula="of:=(MIN([.C73];[.D73];[.E73])+MAX([.C73];[.D73];[.E73]))/2" office:value-type="float" office:value="89.7389899685706" calcext:value-type="float">
            <text:p>89,7</text:p>
          </table:table-cell>
          <table:table-cell table:style-name="ce26" table:formula="of:=((([.C73]-[.G73]+[.$A$3])/2)*[.$V$3])" office:value-type="float" office:value="495.98473372895" calcext:value-type="float">
            <text:p>4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3]-[.G73]+[.$A$3])/2" office:value-type="float" office:value="120.891515047144" calcext:value-type="float">
            <text:p>121</text:p>
          </table:table-cell>
          <table:table-cell table:style-name="ce12" table:formula="of:=([.E73]-[.G73]+[.$A$3])/2" office:value-type="float" office:value="48.3276737603075" calcext:value-type="float">
            <text:p>48</text:p>
          </table:table-cell>
          <table:table-cell table:style-name="ce10"/>
          <table:table-cell table:formula="of:=([.$A$3]+[.C73])/2" office:value-type="float" office:value="507.541821223978" calcext:value-type="float">
            <text:p>5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3]+1.40625" office:value-type="float" office:value="100.84375" calcext:value-type="float">
            <text:p>100,84375</text:p>
          </table:table-cell>
          <table:table-cell table:formula="of:=[.$A$3]*SIN(RADIANS([.B74]))" office:value-type="float" office:value="501.875524449989" calcext:value-type="float">
            <text:p>501,9</text:p>
          </table:table-cell>
          <table:table-cell table:formula="of:=[.$A$3]*SIN(RADIANS([.B74]-120))" office:value-type="float" office:value="-167.682321150335" calcext:value-type="float">
            <text:p>-167,7</text:p>
          </table:table-cell>
          <table:table-cell table:formula="of:=[.$A$3]*SIN(RADIANS([.B74]+120))" office:value-type="float" office:value="-334.193203299654" calcext:value-type="float">
            <text:p>-334,2</text:p>
          </table:table-cell>
          <table:table-cell table:style-name="ce10"/>
          <table:table-cell table:style-name="ce6" table:formula="of:=(MIN([.C74];[.D74];[.E74])+MAX([.C74];[.D74];[.E74]))/2" office:value-type="float" office:value="83.8411605751675" calcext:value-type="float">
            <text:p>83,8</text:p>
          </table:table-cell>
          <table:table-cell table:style-name="ce26" table:formula="of:=((([.C74]-[.G74]+[.$A$3])/2)*[.$V$3])" office:value-type="float" office:value="497.962419036905" calcext:value-type="float">
            <text:p>4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4]-[.G74]+[.$A$3])/2" office:value-type="float" office:value="129.738259137249" calcext:value-type="float">
            <text:p>130</text:p>
          </table:table-cell>
          <table:table-cell table:style-name="ce12" table:formula="of:=([.E74]-[.G74]+[.$A$3])/2" office:value-type="float" office:value="46.4828180625891" calcext:value-type="float">
            <text:p>46</text:p>
          </table:table-cell>
          <table:table-cell table:style-name="ce10"/>
          <table:table-cell table:formula="of:=([.$A$3]+[.C74])/2" office:value-type="float" office:value="506.437762224995" calcext:value-type="float">
            <text:p>50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4]+1.40625" office:value-type="float" office:value="102.25" calcext:value-type="float">
            <text:p>102,25</text:p>
          </table:table-cell>
          <table:table-cell table:formula="of:=[.$A$3]*SIN(RADIANS([.B75]))" office:value-type="float" office:value="499.365095402429" calcext:value-type="float">
            <text:p>499,4</text:p>
          </table:table-cell>
          <table:table-cell table:formula="of:=[.$A$3]*SIN(RADIANS([.B75]-120))" office:value-type="float" office:value="-155.785656803314" calcext:value-type="float">
            <text:p>-155,8</text:p>
          </table:table-cell>
          <table:table-cell table:formula="of:=[.$A$3]*SIN(RADIANS([.B75]+120))" office:value-type="float" office:value="-343.579438599115" calcext:value-type="float">
            <text:p>-343,6</text:p>
          </table:table-cell>
          <table:table-cell table:style-name="ce10"/>
          <table:table-cell table:style-name="ce6" table:formula="of:=(MIN([.C75];[.D75];[.E75])+MAX([.C75];[.D75];[.E75]))/2" office:value-type="float" office:value="77.8928284016568" calcext:value-type="float">
            <text:p>77,9</text:p>
          </table:table-cell>
          <table:table-cell table:style-name="ce26" table:formula="of:=((([.C75]-[.G75]+[.$A$3])/2)*[.$V$3])" office:value-type="float" office:value="499.805135112414" calcext:value-type="float">
            <text:p>5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5]-[.G75]+[.$A$3])/2" office:value-type="float" office:value="138.660757397515" calcext:value-type="float">
            <text:p>139</text:p>
          </table:table-cell>
          <table:table-cell table:style-name="ce12" table:formula="of:=([.E75]-[.G75]+[.$A$3])/2" office:value-type="float" office:value="44.763866499614" calcext:value-type="float">
            <text:p>45</text:p>
          </table:table-cell>
          <table:table-cell table:style-name="ce10"/>
          <table:table-cell table:formula="of:=([.$A$3]+[.C75])/2" office:value-type="float" office:value="505.182547701214" calcext:value-type="float">
            <text:p>50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5]+1.40625" office:value-type="float" office:value="103.65625" calcext:value-type="float">
            <text:p>103,65625</text:p>
          </table:table-cell>
          <table:table-cell table:formula="of:=[.$A$3]*SIN(RADIANS([.B76]))" office:value-type="float" office:value="496.553867493862" calcext:value-type="float">
            <text:p>496,6</text:p>
          </table:table-cell>
          <table:table-cell table:formula="of:=[.$A$3]*SIN(RADIANS([.B76]-120))" office:value-type="float" office:value="-143.795153001835" calcext:value-type="float">
            <text:p>-143,8</text:p>
          </table:table-cell>
          <table:table-cell table:formula="of:=[.$A$3]*SIN(RADIANS([.B76]+120))" office:value-type="float" office:value="-352.758714492027" calcext:value-type="float">
            <text:p>-352,8</text:p>
          </table:table-cell>
          <table:table-cell table:style-name="ce10"/>
          <table:table-cell table:style-name="ce6" table:formula="of:=(MIN([.C76];[.D76];[.E76])+MAX([.C76];[.D76];[.E76]))/2" office:value-type="float" office:value="71.8975765009173" calcext:value-type="float">
            <text:p>71,9</text:p>
          </table:table-cell>
          <table:table-cell table:style-name="ce26" table:formula="of:=((([.C76]-[.G76]+[.$A$3])/2)*[.$V$3])" office:value-type="float" office:value="501.511771972218" calcext:value-type="float">
            <text:p>5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6]-[.G76]+[.$A$3])/2" office:value-type="float" office:value="147.653635248624" calcext:value-type="float">
            <text:p>148</text:p>
          </table:table-cell>
          <table:table-cell table:style-name="ce12" table:formula="of:=([.E76]-[.G76]+[.$A$3])/2" office:value-type="float" office:value="43.1718545035278" calcext:value-type="float">
            <text:p>43</text:p>
          </table:table-cell>
          <table:table-cell table:style-name="ce10"/>
          <table:table-cell table:formula="of:=([.$A$3]+[.C76])/2" office:value-type="float" office:value="503.776933746931" calcext:value-type="float">
            <text:p>50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6]+1.40625" office:value-type="float" office:value="105.0625" calcext:value-type="float">
            <text:p>105,0625</text:p>
          </table:table-cell>
          <table:table-cell table:formula="of:=[.$A$3]*SIN(RADIANS([.B77]))" office:value-type="float" office:value="493.443534102861" calcext:value-type="float">
            <text:p>493,4</text:p>
          </table:table-cell>
          <table:table-cell table:formula="of:=[.$A$3]*SIN(RADIANS([.B77]-120))" office:value-type="float" office:value="-131.718032377035" calcext:value-type="float">
            <text:p>-131,7</text:p>
          </table:table-cell>
          <table:table-cell table:formula="of:=[.$A$3]*SIN(RADIANS([.B77]+120))" office:value-type="float" office:value="-361.725501725827" calcext:value-type="float">
            <text:p>-361,7</text:p>
          </table:table-cell>
          <table:table-cell table:style-name="ce10"/>
          <table:table-cell table:style-name="ce6" table:formula="of:=(MIN([.C77];[.D77];[.E77])+MAX([.C77];[.D77];[.E77]))/2" office:value-type="float" office:value="65.8590161885173" calcext:value-type="float">
            <text:p>65,9</text:p>
          </table:table-cell>
          <table:table-cell table:style-name="ce26" table:formula="of:=((([.C77]-[.G77]+[.$A$3])/2)*[.$V$3])" office:value-type="float" office:value="503.081301602088" calcext:value-type="float">
            <text:p>50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7]-[.G77]+[.$A$3])/2" office:value-type="float" office:value="156.711475717224" calcext:value-type="float">
            <text:p>157</text:p>
          </table:table-cell>
          <table:table-cell table:style-name="ce12" table:formula="of:=([.E77]-[.G77]+[.$A$3])/2" office:value-type="float" office:value="41.707741042828" calcext:value-type="float">
            <text:p>42</text:p>
          </table:table-cell>
          <table:table-cell table:style-name="ce10"/>
          <table:table-cell table:formula="of:=([.$A$3]+[.C77])/2" office:value-type="float" office:value="502.221767051431" calcext:value-type="float">
            <text:p>50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7]+1.40625" office:value-type="float" office:value="106.46875" calcext:value-type="float">
            <text:p>106,46875</text:p>
          </table:table-cell>
          <table:table-cell table:formula="of:=[.$A$3]*SIN(RADIANS([.B78]))" office:value-type="float" office:value="490.035968777959" calcext:value-type="float">
            <text:p>490,0</text:p>
          </table:table-cell>
          <table:table-cell table:formula="of:=[.$A$3]*SIN(RADIANS([.B78]-120))" office:value-type="float" office:value="-119.561569734785" calcext:value-type="float">
            <text:p>-119,6</text:p>
          </table:table-cell>
          <table:table-cell table:formula="of:=[.$A$3]*SIN(RADIANS([.B78]+120))" office:value-type="float" office:value="-370.474399043174" calcext:value-type="float">
            <text:p>-370,5</text:p>
          </table:table-cell>
          <table:table-cell table:style-name="ce10"/>
          <table:table-cell table:style-name="ce6" table:formula="of:=(MIN([.C78];[.D78];[.E78])+MAX([.C78];[.D78];[.E78]))/2" office:value-type="float" office:value="59.7807848673926" calcext:value-type="float">
            <text:p>59,8</text:p>
          </table:table-cell>
          <table:table-cell table:style-name="ce26" table:formula="of:=((([.C78]-[.G78]+[.$A$3])/2)*[.$V$3])" office:value-type="float" office:value="504.512778576064" calcext:value-type="float">
            <text:p>5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8]-[.G78]+[.$A$3])/2" office:value-type="float" office:value="165.828822698911" calcext:value-type="float">
            <text:p>166</text:p>
          </table:table-cell>
          <table:table-cell table:style-name="ce12" table:formula="of:=([.E78]-[.G78]+[.$A$3])/2" office:value-type="float" office:value="40.3724080447167" calcext:value-type="float">
            <text:p>40</text:p>
          </table:table-cell>
          <table:table-cell table:style-name="ce10"/>
          <table:table-cell table:formula="of:=([.$A$3]+[.C78])/2" office:value-type="float" office:value="500.51798438898" calcext:value-type="float">
            <text:p>50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8]+1.40625" office:value-type="float" office:value="107.875" calcext:value-type="float">
            <text:p>107,875</text:p>
          </table:table-cell>
          <table:table-cell table:formula="of:=[.$A$3]*SIN(RADIANS([.B79]))" office:value-type="float" office:value="486.333224109091" calcext:value-type="float">
            <text:p>486,3</text:p>
          </table:table-cell>
          <table:table-cell table:formula="of:=[.$A$3]*SIN(RADIANS([.B79]-120))" office:value-type="float" office:value="-107.333087673622" calcext:value-type="float">
            <text:p>-107,3</text:p>
          </table:table-cell>
          <table:table-cell table:formula="of:=[.$A$3]*SIN(RADIANS([.B79]+120))" office:value-type="float" office:value="-379.000136435468" calcext:value-type="float">
            <text:p>-379,0</text:p>
          </table:table-cell>
          <table:table-cell table:style-name="ce10"/>
          <table:table-cell table:style-name="ce6" table:formula="of:=(MIN([.C79];[.D79];[.E79])+MAX([.C79];[.D79];[.E79]))/2" office:value-type="float" office:value="53.6665438368113" calcext:value-type="float">
            <text:p>53,7</text:p>
          </table:table-cell>
          <table:table-cell table:style-name="ce26" table:formula="of:=((([.C79]-[.G79]+[.$A$3])/2)*[.$V$3])" office:value-type="float" office:value="505.805340625942" calcext:value-type="float">
            <text:p>5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9]-[.G79]+[.$A$3])/2" office:value-type="float" office:value="175.000184244783" calcext:value-type="float">
            <text:p>175</text:p>
          </table:table-cell>
          <table:table-cell table:style-name="ce12" table:formula="of:=([.E79]-[.G79]+[.$A$3])/2" office:value-type="float" office:value="39.1666598638603" calcext:value-type="float">
            <text:p>39</text:p>
          </table:table-cell>
          <table:table-cell table:style-name="ce10"/>
          <table:table-cell table:formula="of:=([.$A$3]+[.C79])/2" office:value-type="float" office:value="498.666612054545" calcext:value-type="float">
            <text:p>49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9]+1.40625" office:value-type="float" office:value="109.28125" calcext:value-type="float">
            <text:p>109,28125</text:p>
          </table:table-cell>
          <table:table-cell table:formula="of:=[.$A$3]*SIN(RADIANS([.B80]))" office:value-type="float" office:value="482.337530491189" calcext:value-type="float">
            <text:p>482,3</text:p>
          </table:table-cell>
          <table:table-cell table:formula="of:=[.$A$3]*SIN(RADIANS([.B80]-120))" office:value-type="float" office:value="-95.0399521738878" calcext:value-type="float">
            <text:p>-95,0</text:p>
          </table:table-cell>
          <table:table-cell table:formula="of:=[.$A$3]*SIN(RADIANS([.B80]+120))" office:value-type="float" office:value="-387.297578317301" calcext:value-type="float">
            <text:p>-387,3</text:p>
          </table:table-cell>
          <table:table-cell table:style-name="ce10"/>
          <table:table-cell table:style-name="ce6" table:formula="of:=(MIN([.C80];[.D80];[.E80])+MAX([.C80];[.D80];[.E80]))/2" office:value-type="float" office:value="47.519976086944" calcext:value-type="float">
            <text:p>47,5</text:p>
          </table:table-cell>
          <table:table-cell table:style-name="ce26" table:formula="of:=((([.C80]-[.G80]+[.$A$3])/2)*[.$V$3])" office:value-type="float" office:value="506.958209160675" calcext:value-type="float">
            <text:p>50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0]-[.G80]+[.$A$3])/2" office:value-type="float" office:value="184.220035869584" calcext:value-type="float">
            <text:p>184</text:p>
          </table:table-cell>
          <table:table-cell table:style-name="ce12" table:formula="of:=([.E80]-[.G80]+[.$A$3])/2" office:value-type="float" office:value="38.0912227978774" calcext:value-type="float">
            <text:p>38</text:p>
          </table:table-cell>
          <table:table-cell table:style-name="ce10"/>
          <table:table-cell table:formula="of:=([.$A$3]+[.C80])/2" office:value-type="float" office:value="496.668765245595" calcext:value-type="float">
            <text:p>4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0]+1.40625" office:value-type="float" office:value="110.6875" calcext:value-type="float">
            <text:p>110,6875</text:p>
          </table:table-cell>
          <table:table-cell table:formula="of:=[.$A$3]*SIN(RADIANS([.B81]))" office:value-type="float" office:value="478.051294780682" calcext:value-type="float">
            <text:p>478,1</text:p>
          </table:table-cell>
          <table:table-cell table:formula="of:=[.$A$3]*SIN(RADIANS([.B81]-120))" office:value-type="float" office:value="-82.6895681607364" calcext:value-type="float">
            <text:p>-82,7</text:p>
          </table:table-cell>
          <table:table-cell table:formula="of:=[.$A$3]*SIN(RADIANS([.B81]+120))" office:value-type="float" office:value="-395.361726619945" calcext:value-type="float">
            <text:p>-395,4</text:p>
          </table:table-cell>
          <table:table-cell table:style-name="ce10"/>
          <table:table-cell table:style-name="ce6" table:formula="of:=(MIN([.C81];[.D81];[.E81])+MAX([.C81];[.D81];[.E81]))/2" office:value-type="float" office:value="41.3447840803683" calcext:value-type="float">
            <text:p>41,3</text:p>
          </table:table-cell>
          <table:table-cell table:style-name="ce26" table:formula="of:=((([.C81]-[.G81]+[.$A$3])/2)*[.$V$3])" office:value-type="float" office:value="507.970689735368" calcext:value-type="float">
            <text:p>50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1]-[.G81]+[.$A$3])/2" office:value-type="float" office:value="193.482823879448" calcext:value-type="float">
            <text:p>193</text:p>
          </table:table-cell>
          <table:table-cell table:style-name="ce12" table:formula="of:=([.E81]-[.G81]+[.$A$3])/2" office:value-type="float" office:value="37.1467446498432" calcext:value-type="float">
            <text:p>37</text:p>
          </table:table-cell>
          <table:table-cell table:style-name="ce10"/>
          <table:table-cell table:formula="of:=([.$A$3]+[.C81])/2" office:value-type="float" office:value="494.525647390341" calcext:value-type="float">
            <text:p>49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1]+1.40625" office:value-type="float" office:value="112.09375" calcext:value-type="float">
            <text:p>112,09375</text:p>
          </table:table-cell>
          <table:table-cell table:formula="of:=[.$A$3]*SIN(RADIANS([.B82]))" office:value-type="float" office:value="473.477098845688" calcext:value-type="float">
            <text:p>473,5</text:p>
          </table:table-cell>
          <table:table-cell table:formula="of:=[.$A$3]*SIN(RADIANS([.B82]-120))" office:value-type="float" office:value="-70.289375043687" calcext:value-type="float">
            <text:p>-70,3</text:p>
          </table:table-cell>
          <table:table-cell table:formula="of:=[.$A$3]*SIN(RADIANS([.B82]+120))" office:value-type="float" office:value="-403.187723802001" calcext:value-type="float">
            <text:p>-403,2</text:p>
          </table:table-cell>
          <table:table-cell table:style-name="ce10"/>
          <table:table-cell table:style-name="ce6" table:formula="of:=(MIN([.C82];[.D82];[.E82])+MAX([.C82];[.D82];[.E82]))/2" office:value-type="float" office:value="35.1446875218436" calcext:value-type="float">
            <text:p>35,1</text:p>
          </table:table-cell>
          <table:table-cell table:style-name="ce26" table:formula="of:=((([.C82]-[.G82]+[.$A$3])/2)*[.$V$3])" office:value-type="float" office:value="508.842172469581" calcext:value-type="float">
            <text:p>5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2]-[.G82]+[.$A$3])/2" office:value-type="float" office:value="202.782968717235" calcext:value-type="float">
            <text:p>203</text:p>
          </table:table-cell>
          <table:table-cell table:style-name="ce12" table:formula="of:=([.E82]-[.G82]+[.$A$3])/2" office:value-type="float" office:value="36.3337943380778" calcext:value-type="float">
            <text:p>36</text:p>
          </table:table-cell>
          <table:table-cell table:style-name="ce10"/>
          <table:table-cell table:formula="of:=([.$A$3]+[.C82])/2" office:value-type="float" office:value="492.238549422844" calcext:value-type="float">
            <text:p>49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2]+1.40625" office:value-type="float" office:value="113.5" calcext:value-type="float">
            <text:p>113,5</text:p>
          </table:table-cell>
          <table:table-cell table:formula="of:=[.$A$3]*SIN(RADIANS([.B83]))" office:value-type="float" office:value="468.617698010798" calcext:value-type="float">
            <text:p>468,6</text:p>
          </table:table-cell>
          <table:table-cell table:formula="of:=[.$A$3]*SIN(RADIANS([.B83]-120))" office:value-type="float" office:value="-57.8468422354003" calcext:value-type="float">
            <text:p>-57,8</text:p>
          </table:table-cell>
          <table:table-cell table:formula="of:=[.$A$3]*SIN(RADIANS([.B83]+120))" office:value-type="float" office:value="-410.770855775398" calcext:value-type="float">
            <text:p>-410,8</text:p>
          </table:table-cell>
          <table:table-cell table:style-name="ce10"/>
          <table:table-cell table:style-name="ce6" table:formula="of:=(MIN([.C83];[.D83];[.E83])+MAX([.C83];[.D83];[.E83]))/2" office:value-type="float" office:value="28.9234211177002" calcext:value-type="float">
            <text:p>28,9</text:p>
          </table:table-cell>
          <table:table-cell table:style-name="ce26" table:formula="of:=((([.C83]-[.G83]+[.$A$3])/2)*[.$V$3])" office:value-type="float" office:value="509.572132414701" calcext:value-type="float">
            <text:p>5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3]-[.G83]+[.$A$3])/2" office:value-type="float" office:value="212.11486832345" calcext:value-type="float">
            <text:p>212</text:p>
          </table:table-cell>
          <table:table-cell table:style-name="ce12" table:formula="of:=([.E83]-[.G83]+[.$A$3])/2" office:value-type="float" office:value="35.6528615534509" calcext:value-type="float">
            <text:p>36</text:p>
          </table:table-cell>
          <table:table-cell table:style-name="ce10"/>
          <table:table-cell table:formula="of:=([.$A$3]+[.C83])/2" office:value-type="float" office:value="489.808849005399" calcext:value-type="float">
            <text:p>49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3]+1.40625" office:value-type="float" office:value="114.90625" calcext:value-type="float">
            <text:p>114,90625</text:p>
          </table:table-cell>
          <table:table-cell table:formula="of:=[.$A$3]*SIN(RADIANS([.B84]))" office:value-type="float" office:value="463.476019397372" calcext:value-type="float">
            <text:p>463,5</text:p>
          </table:table-cell>
          <table:table-cell table:formula="of:=[.$A$3]*SIN(RADIANS([.B84]-120))" office:value-type="float" office:value="-45.3694646523838" calcext:value-type="float">
            <text:p>-45,4</text:p>
          </table:table-cell>
          <table:table-cell table:formula="of:=[.$A$3]*SIN(RADIANS([.B84]+120))" office:value-type="float" office:value="-418.106554744988" calcext:value-type="float">
            <text:p>-418,1</text:p>
          </table:table-cell>
          <table:table-cell table:style-name="ce10"/>
          <table:table-cell table:style-name="ce6" table:formula="of:=(MIN([.C84];[.D84];[.E84])+MAX([.C84];[.D84];[.E84]))/2" office:value-type="float" office:value="22.6847323261919" calcext:value-type="float">
            <text:p>22,7</text:p>
          </table:table-cell>
          <table:table-cell table:style-name="ce26" table:formula="of:=((([.C84]-[.G84]+[.$A$3])/2)*[.$V$3])" office:value-type="float" office:value="510.160129870152" calcext:value-type="float">
            <text:p>5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4]-[.G84]+[.$A$3])/2" office:value-type="float" office:value="221.472901510712" calcext:value-type="float">
            <text:p>221</text:p>
          </table:table-cell>
          <table:table-cell table:style-name="ce12" table:formula="of:=([.E84]-[.G84]+[.$A$3])/2" office:value-type="float" office:value="35.1043564644102" calcext:value-type="float">
            <text:p>35</text:p>
          </table:table-cell>
          <table:table-cell table:style-name="ce10"/>
          <table:table-cell table:formula="of:=([.$A$3]+[.C84])/2" office:value-type="float" office:value="487.238009698686" calcext:value-type="float">
            <text:p>48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4]+1.40625" office:value-type="float" office:value="116.3125" calcext:value-type="float">
            <text:p>116,3125</text:p>
          </table:table-cell>
          <table:table-cell table:formula="of:=[.$A$3]*SIN(RADIANS([.B85]))" office:value-type="float" office:value="458.055160160344" calcext:value-type="float">
            <text:p>458,1</text:p>
          </table:table-cell>
          <table:table-cell table:formula="of:=[.$A$3]*SIN(RADIANS([.B85]-120))" office:value-type="float" office:value="-32.8647582003342" calcext:value-type="float">
            <text:p>-32,9</text:p>
          </table:table-cell>
          <table:table-cell table:formula="of:=[.$A$3]*SIN(RADIANS([.B85]+120))" office:value-type="float" office:value="-425.19040196001" calcext:value-type="float">
            <text:p>-425,2</text:p>
          </table:table-cell>
          <table:table-cell table:style-name="ce10"/>
          <table:table-cell table:style-name="ce6" table:formula="of:=(MIN([.C85];[.D85];[.E85])+MAX([.C85];[.D85];[.E85]))/2" office:value-type="float" office:value="16.4323791001671" calcext:value-type="float">
            <text:p>16,4</text:p>
          </table:table-cell>
          <table:table-cell table:style-name="ce26" table:formula="of:=((([.C85]-[.G85]+[.$A$3])/2)*[.$V$3])" office:value-type="float" office:value="510.605810648255" calcext:value-type="float">
            <text:p>5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5]-[.G85]+[.$A$3])/2" office:value-type="float" office:value="230.851431349749" calcext:value-type="float">
            <text:p>231</text:p>
          </table:table-cell>
          <table:table-cell table:style-name="ce12" table:formula="of:=([.E85]-[.G85]+[.$A$3])/2" office:value-type="float" office:value="34.6886094699114" calcext:value-type="float">
            <text:p>35</text:p>
          </table:table-cell>
          <table:table-cell table:style-name="ce10"/>
          <table:table-cell table:formula="of:=([.$A$3]+[.C85])/2" office:value-type="float" office:value="484.527580080172" calcext:value-type="float">
            <text:p>48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5]+1.40625" office:value-type="float" office:value="117.71875" calcext:value-type="float">
            <text:p>117,71875</text:p>
          </table:table-cell>
          <table:table-cell table:formula="of:=[.$A$3]*SIN(RADIANS([.B86]))" office:value-type="float" office:value="452.358385622622" calcext:value-type="float">
            <text:p>452,4</text:p>
          </table:table-cell>
          <table:table-cell table:formula="of:=[.$A$3]*SIN(RADIANS([.B86]-120))" office:value-type="float" office:value="-20.3402552468372" calcext:value-type="float">
            <text:p>-20,3</text:p>
          </table:table-cell>
          <table:table-cell table:formula="of:=[.$A$3]*SIN(RADIANS([.B86]+120))" office:value-type="float" office:value="-432.018130375785" calcext:value-type="float">
            <text:p>-432,0</text:p>
          </table:table-cell>
          <table:table-cell table:style-name="ce10"/>
          <table:table-cell table:style-name="ce6" table:formula="of:=(MIN([.C86];[.D86];[.E86])+MAX([.C86];[.D86];[.E86]))/2" office:value-type="float" office:value="10.1701276234186" calcext:value-type="float">
            <text:p>10,2</text:p>
          </table:table-cell>
          <table:table-cell table:style-name="ce26" table:formula="of:=((([.C86]-[.G86]+[.$A$3])/2)*[.$V$3])" office:value-type="float" office:value="510.908906287573" calcext:value-type="float">
            <text:p>5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6]-[.G86]+[.$A$3])/2" office:value-type="float" office:value="240.244808564872" calcext:value-type="float">
            <text:p>240</text:p>
          </table:table-cell>
          <table:table-cell table:style-name="ce12" table:formula="of:=([.E86]-[.G86]+[.$A$3])/2" office:value-type="float" office:value="34.4058710003982" calcext:value-type="float">
            <text:p>34</text:p>
          </table:table-cell>
          <table:table-cell table:style-name="ce10"/>
          <table:table-cell table:formula="of:=([.$A$3]+[.C86])/2" office:value-type="float" office:value="481.679192811311" calcext:value-type="float">
            <text:p>48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6]+1.40625" office:value-type="float" office:value="119.125" calcext:value-type="float">
            <text:p>119,125</text:p>
          </table:table-cell>
          <table:table-cell table:formula="of:=[.$A$3]*SIN(RADIANS([.B87]))" office:value-type="float" office:value="446.38912730817" calcext:value-type="float">
            <text:p>446,4</text:p>
          </table:table-cell>
          <table:table-cell table:formula="of:=[.$A$3]*SIN(RADIANS([.B87]-120))" office:value-type="float" office:value="-7.80350008415068" calcext:value-type="float">
            <text:p>-7,8</text:p>
          </table:table-cell>
          <table:table-cell table:formula="of:=[.$A$3]*SIN(RADIANS([.B87]+120))" office:value-type="float" office:value="-438.58562722402" calcext:value-type="float">
            <text:p>-438,6</text:p>
          </table:table-cell>
          <table:table-cell table:style-name="ce10"/>
          <table:table-cell table:style-name="ce6" table:formula="of:=(MIN([.C87];[.D87];[.E87])+MAX([.C87];[.D87];[.E87]))/2" office:value-type="float" office:value="3.90175004207535" calcext:value-type="float">
            <text:p>3,9</text:p>
          </table:table-cell>
          <table:table-cell table:style-name="ce26" table:formula="of:=((([.C87]-[.G87]+[.$A$3])/2)*[.$V$3])" office:value-type="float" office:value="511.069234214627" calcext:value-type="float">
            <text:p>5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7]-[.G87]+[.$A$3])/2" office:value-type="float" office:value="249.647374936887" calcext:value-type="float">
            <text:p>250</text:p>
          </table:table-cell>
          <table:table-cell table:style-name="ce12" table:formula="of:=([.E87]-[.G87]+[.$A$3])/2" office:value-type="float" office:value="34.2563113669525" calcext:value-type="float">
            <text:p>34</text:p>
          </table:table-cell>
          <table:table-cell table:style-name="ce10"/>
          <table:table-cell table:formula="of:=([.$A$3]+[.C87])/2" office:value-type="float" office:value="478.694563654085" calcext:value-type="float">
            <text:p>47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7]+1.40625" office:value-type="float" office:value="120.53125" calcext:value-type="float">
            <text:p>120,53125</text:p>
          </table:table-cell>
          <table:table-cell table:formula="of:=[.$A$3]*SIN(RADIANS([.B88]))" office:value-type="float" office:value="440.150980874993" calcext:value-type="float">
            <text:p>440,2</text:p>
          </table:table-cell>
          <table:table-cell table:formula="of:=[.$A$3]*SIN(RADIANS([.B88]-120))" office:value-type="float" office:value="4.73795561519491" calcext:value-type="float">
            <text:p>4,7</text:p>
          </table:table-cell>
          <table:table-cell table:formula="of:=[.$A$3]*SIN(RADIANS([.B88]+120))" office:value-type="float" office:value="-444.888936490188" calcext:value-type="float">
            <text:p>-444,9</text:p>
          </table:table-cell>
          <table:table-cell table:style-name="ce10"/>
          <table:table-cell table:style-name="ce6" table:formula="of:=(MIN([.C88];[.D88];[.E88])+MAX([.C88];[.D88];[.E88]))/2" office:value-type="float" office:value="-2.36897780759742" calcext:value-type="float">
            <text:p>-2,4</text:p>
          </table:table-cell>
          <table:table-cell table:style-name="ce26" table:formula="of:=((([.C88]-[.G88]+[.$A$3])/2)*[.$V$3])" office:value-type="float" office:value="511.086697853868" calcext:value-type="float">
            <text:p>5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8]-[.G88]+[.$A$3])/2" office:value-type="float" office:value="259.053466711396" calcext:value-type="float">
            <text:p>259</text:p>
          </table:table-cell>
          <table:table-cell table:style-name="ce12" table:formula="of:=([.E88]-[.G88]+[.$A$3])/2" office:value-type="float" office:value="34.2400206587049" calcext:value-type="float">
            <text:p>34</text:p>
          </table:table-cell>
          <table:table-cell table:style-name="ce10"/>
          <table:table-cell table:formula="of:=([.$A$3]+[.C88])/2" office:value-type="float" office:value="475.575490437496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8]+1.40625" office:value-type="float" office:value="121.9375" calcext:value-type="float">
            <text:p>121,9375</text:p>
          </table:table-cell>
          <table:table-cell table:formula="of:=[.$A$3]*SIN(RADIANS([.B89]))" office:value-type="float" office:value="433.647703949241" calcext:value-type="float">
            <text:p>433,6</text:p>
          </table:table-cell>
          <table:table-cell table:formula="of:=[.$A$3]*SIN(RADIANS([.B89]-120))" office:value-type="float" office:value="17.2765573472415" calcext:value-type="float">
            <text:p>17,3</text:p>
          </table:table-cell>
          <table:table-cell table:formula="of:=[.$A$3]*SIN(RADIANS([.B89]+120))" office:value-type="float" office:value="-450.924261296483" calcext:value-type="float">
            <text:p>-450,9</text:p>
          </table:table-cell>
          <table:table-cell table:style-name="ce10"/>
          <table:table-cell table:style-name="ce6" table:formula="of:=(MIN([.C89];[.D89];[.E89])+MAX([.C89];[.D89];[.E89]))/2" office:value-type="float" office:value="-8.63827867362073" calcext:value-type="float">
            <text:p>-8,6</text:p>
          </table:table-cell>
          <table:table-cell table:style-name="ce26" table:formula="of:=((([.C89]-[.G89]+[.$A$3])/2)*[.$V$3])" office:value-type="float" office:value="510.961286685854" calcext:value-type="float">
            <text:p>5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9]-[.G89]+[.$A$3])/2" office:value-type="float" office:value="268.457418010431" calcext:value-type="float">
            <text:p>268</text:p>
          </table:table-cell>
          <table:table-cell table:style-name="ce12" table:formula="of:=([.E89]-[.G89]+[.$A$3])/2" office:value-type="float" office:value="34.357008688569" calcext:value-type="float">
            <text:p>34</text:p>
          </table:table-cell>
          <table:table-cell table:style-name="ce10"/>
          <table:table-cell table:formula="of:=([.$A$3]+[.C89])/2" office:value-type="float" office:value="472.323851974621" calcext:value-type="float">
            <text:p>47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9]+1.40625" office:value-type="float" office:value="123.34375" calcext:value-type="float">
            <text:p>123,34375</text:p>
          </table:table-cell>
          <table:table-cell table:formula="of:=[.$A$3]*SIN(RADIANS([.B90]))" office:value-type="float" office:value="426.883213861763" calcext:value-type="float">
            <text:p>426,9</text:p>
          </table:table-cell>
          <table:table-cell table:formula="of:=[.$A$3]*SIN(RADIANS([.B90]-120))" office:value-type="float" office:value="29.8047523271541" calcext:value-type="float">
            <text:p>29,8</text:p>
          </table:table-cell>
          <table:table-cell table:formula="of:=[.$A$3]*SIN(RADIANS([.B90]+120))" office:value-type="float" office:value="-456.687966188917" calcext:value-type="float">
            <text:p>-456,7</text:p>
          </table:table-cell>
          <table:table-cell table:style-name="ce10"/>
          <table:table-cell table:style-name="ce6" table:formula="of:=(MIN([.C90];[.D90];[.E90])+MAX([.C90];[.D90];[.E90]))/2" office:value-type="float" office:value="-14.9023761635771" calcext:value-type="float">
            <text:p>-14,9</text:p>
          </table:table-cell>
          <table:table-cell table:style-name="ce26" table:formula="of:=((([.C90]-[.G90]+[.$A$3])/2)*[.$V$3])" office:value-type="float" office:value="510.693076253582" calcext:value-type="float">
            <text:p>5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0]-[.G90]+[.$A$3])/2" office:value-type="float" office:value="277.853564245366" calcext:value-type="float">
            <text:p>278</text:p>
          </table:table-cell>
          <table:table-cell table:style-name="ce12" table:formula="of:=([.E90]-[.G90]+[.$A$3])/2" office:value-type="float" office:value="34.60720498733" calcext:value-type="float">
            <text:p>35</text:p>
          </table:table-cell>
          <table:table-cell table:style-name="ce10"/>
          <table:table-cell table:formula="of:=([.$A$3]+[.C90])/2" office:value-type="float" office:value="468.941606930881" calcext:value-type="float">
            <text:p>46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0]+1.40625" office:value-type="float" office:value="124.75" calcext:value-type="float">
            <text:p>124,75</text:p>
          </table:table-cell>
          <table:table-cell table:formula="of:=[.$A$3]*SIN(RADIANS([.B91]))" office:value-type="float" office:value="419.861585288446" calcext:value-type="float">
            <text:p>419,9</text:p>
          </table:table-cell>
          <table:table-cell table:formula="of:=[.$A$3]*SIN(RADIANS([.B91]-120))" office:value-type="float" office:value="42.3149940387364" calcext:value-type="float">
            <text:p>42,3</text:p>
          </table:table-cell>
          <table:table-cell table:formula="of:=[.$A$3]*SIN(RADIANS([.B91]+120))" office:value-type="float" office:value="-462.176579327182" calcext:value-type="float">
            <text:p>-462,2</text:p>
          </table:table-cell>
          <table:table-cell table:style-name="ce10"/>
          <table:table-cell table:style-name="ce6" table:formula="of:=(MIN([.C91];[.D91];[.E91])+MAX([.C91];[.D91];[.E91]))/2" office:value-type="float" office:value="-21.1574970193681" calcext:value-type="float">
            <text:p>-21,2</text:p>
          </table:table-cell>
          <table:table-cell table:style-name="ce26" table:formula="of:=((([.C91]-[.G91]+[.$A$3])/2)*[.$V$3])" office:value-type="float" office:value="510.282228116988" calcext:value-type="float">
            <text:p>5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1]-[.G91]+[.$A$3])/2" office:value-type="float" office:value="287.236245529052" calcext:value-type="float">
            <text:p>287</text:p>
          </table:table-cell>
          <table:table-cell table:style-name="ce12" table:formula="of:=([.E91]-[.G91]+[.$A$3])/2" office:value-type="float" office:value="34.9904588460931" calcext:value-type="float">
            <text:p>35</text:p>
          </table:table-cell>
          <table:table-cell table:style-name="ce10"/>
          <table:table-cell table:formula="of:=([.$A$3]+[.C91])/2" office:value-type="float" office:value="465.430792644223" calcext:value-type="float">
            <text:p>4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1]+1.40625" office:value-type="float" office:value="126.15625" calcext:value-type="float">
            <text:p>126,15625</text:p>
          </table:table-cell>
          <table:table-cell table:formula="of:=[.$A$3]*SIN(RADIANS([.B92]))" office:value-type="float" office:value="412.587047795787" calcext:value-type="float">
            <text:p>412,6</text:p>
          </table:table-cell>
          <table:table-cell table:formula="of:=[.$A$3]*SIN(RADIANS([.B92]-120))" office:value-type="float" office:value="54.7997467801693" calcext:value-type="float">
            <text:p>54,8</text:p>
          </table:table-cell>
          <table:table-cell table:formula="of:=[.$A$3]*SIN(RADIANS([.B92]+120))" office:value-type="float" office:value="-467.386794575956" calcext:value-type="float">
            <text:p>-467,4</text:p>
          </table:table-cell>
          <table:table-cell table:style-name="ce10"/>
          <table:table-cell table:style-name="ce6" table:formula="of:=(MIN([.C92];[.D92];[.E92])+MAX([.C92];[.D92];[.E92]))/2" office:value-type="float" office:value="-27.3998733900846" calcext:value-type="float">
            <text:p>-27,4</text:p>
          </table:table-cell>
          <table:table-cell table:style-name="ce26" table:formula="of:=((([.C92]-[.G92]+[.$A$3])/2)*[.$V$3])" office:value-type="float" office:value="509.728989755627" calcext:value-type="float">
            <text:p>5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2]-[.G92]+[.$A$3])/2" office:value-type="float" office:value="296.599810085127" calcext:value-type="float">
            <text:p>297</text:p>
          </table:table-cell>
          <table:table-cell table:style-name="ce12" table:formula="of:=([.E92]-[.G92]+[.$A$3])/2" office:value-type="float" office:value="35.5065394070645" calcext:value-type="float">
            <text:p>36</text:p>
          </table:table-cell>
          <table:table-cell table:style-name="ce10"/>
          <table:table-cell table:formula="of:=([.$A$3]+[.C92])/2" office:value-type="float" office:value="461.793523897893" calcext:value-type="float">
            <text:p>46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2]+1.40625" office:value-type="float" office:value="127.5625" calcext:value-type="float">
            <text:p>127,5625</text:p>
          </table:table-cell>
          <table:table-cell table:formula="of:=[.$A$3]*SIN(RADIANS([.B93]))" office:value-type="float" office:value="405.063983293159" calcext:value-type="float">
            <text:p>405,1</text:p>
          </table:table-cell>
          <table:table-cell table:formula="of:=[.$A$3]*SIN(RADIANS([.B93]-120))" office:value-type="float" office:value="67.2514902032363" calcext:value-type="float">
            <text:p>67,3</text:p>
          </table:table-cell>
          <table:table-cell table:formula="of:=[.$A$3]*SIN(RADIANS([.B93]+120))" office:value-type="float" office:value="-472.315473496395" calcext:value-type="float">
            <text:p>-472,3</text:p>
          </table:table-cell>
          <table:table-cell table:style-name="ce10"/>
          <table:table-cell table:style-name="ce6" table:formula="of:=(MIN([.C93];[.D93];[.E93])+MAX([.C93];[.D93];[.E93]))/2" office:value-type="float" office:value="-33.6257451016181" calcext:value-type="float">
            <text:p>-33,6</text:p>
          </table:table-cell>
          <table:table-cell table:style-name="ce26" table:formula="of:=((([.C93]-[.G93]+[.$A$3])/2)*[.$V$3])" office:value-type="float" office:value="509.0336944196" calcext:value-type="float">
            <text:p>5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3]-[.G93]+[.$A$3])/2" office:value-type="float" office:value="305.938617652427" calcext:value-type="float">
            <text:p>306</text:p>
          </table:table-cell>
          <table:table-cell table:style-name="ce12" table:formula="of:=([.E93]-[.G93]+[.$A$3])/2" office:value-type="float" office:value="36.1551358026116" calcext:value-type="float">
            <text:p>36</text:p>
          </table:table-cell>
          <table:table-cell table:style-name="ce10"/>
          <table:table-cell table:formula="of:=([.$A$3]+[.C93])/2" office:value-type="float" office:value="458.031991646579" calcext:value-type="float">
            <text:p>45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3]+1.40625" office:value-type="float" office:value="128.96875" calcext:value-type="float">
            <text:p>128,96875</text:p>
          </table:table-cell>
          <table:table-cell table:formula="of:=[.$A$3]*SIN(RADIANS([.B94]))" office:value-type="float" office:value="397.296923393313" calcext:value-type="float">
            <text:p>397,3</text:p>
          </table:table-cell>
          <table:table-cell table:formula="of:=[.$A$3]*SIN(RADIANS([.B94]-120))" office:value-type="float" office:value="79.6627238433001" calcext:value-type="float">
            <text:p>79,7</text:p>
          </table:table-cell>
          <table:table-cell table:formula="of:=[.$A$3]*SIN(RADIANS([.B94]+120))" office:value-type="float" office:value="-476.959647236613" calcext:value-type="float">
            <text:p>-477,0</text:p>
          </table:table-cell>
          <table:table-cell table:style-name="ce10"/>
          <table:table-cell table:style-name="ce6" table:formula="of:=(MIN([.C94];[.D94];[.E94])+MAX([.C94];[.D94];[.E94]))/2" office:value-type="float" office:value="-39.8313619216501" calcext:value-type="float">
            <text:p>-39,8</text:p>
          </table:table-cell>
          <table:table-cell table:style-name="ce26" table:formula="of:=((([.C94]-[.G94]+[.$A$3])/2)*[.$V$3])" office:value-type="float" office:value="508.19676092882" calcext:value-type="float">
            <text:p>50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4]-[.G94]+[.$A$3])/2" office:value-type="float" office:value="315.247042882475" calcext:value-type="float">
            <text:p>315</text:p>
          </table:table-cell>
          <table:table-cell table:style-name="ce12" table:formula="of:=([.E94]-[.G94]+[.$A$3])/2" office:value-type="float" office:value="36.9358573425186" calcext:value-type="float">
            <text:p>37</text:p>
          </table:table-cell>
          <table:table-cell table:style-name="ce10"/>
          <table:table-cell table:formula="of:=([.$A$3]+[.C94])/2" office:value-type="float" office:value="454.148461696656" calcext:value-type="float">
            <text:p>4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4]+1.40625" office:value-type="float" office:value="130.375" calcext:value-type="float">
            <text:p>130,375</text:p>
          </table:table-cell>
          <table:table-cell table:formula="of:=[.$A$3]*SIN(RADIANS([.B95]))" office:value-type="float" office:value="389.290546682704" calcext:value-type="float">
            <text:p>389,3</text:p>
          </table:table-cell>
          <table:table-cell table:formula="of:=[.$A$3]*SIN(RADIANS([.B95]-120))" office:value-type="float" office:value="92.0259716373018" calcext:value-type="float">
            <text:p>92,0</text:p>
          </table:table-cell>
          <table:table-cell table:formula="of:=[.$A$3]*SIN(RADIANS([.B95]+120))" office:value-type="float" office:value="-481.316518320006" calcext:value-type="float">
            <text:p>-481,3</text:p>
          </table:table-cell>
          <table:table-cell table:style-name="ce10"/>
          <table:table-cell table:style-name="ce6" table:formula="of:=(MIN([.C95];[.D95];[.E95])+MAX([.C95];[.D95];[.E95]))/2" office:value-type="float" office:value="-46.0129858186509" calcext:value-type="float">
            <text:p>-46,0</text:p>
          </table:table-cell>
          <table:table-cell table:style-name="ce26" table:formula="of:=((([.C95]-[.G95]+[.$A$3])/2)*[.$V$3])" office:value-type="float" office:value="507.218693420726" calcext:value-type="float">
            <text:p>50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5]-[.G95]+[.$A$3])/2" office:value-type="float" office:value="324.519478727976" calcext:value-type="float">
            <text:p>325</text:p>
          </table:table-cell>
          <table:table-cell table:style-name="ce12" table:formula="of:=([.E95]-[.G95]+[.$A$3])/2" office:value-type="float" office:value="37.8482337493227" calcext:value-type="float">
            <text:p>38</text:p>
          </table:table-cell>
          <table:table-cell table:style-name="ce10"/>
          <table:table-cell table:formula="of:=([.$A$3]+[.C95])/2" office:value-type="float" office:value="450.145273341352" calcext:value-type="float">
            <text:p>4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5]+1.40625" office:value-type="float" office:value="131.78125" calcext:value-type="float">
            <text:p>131,78125</text:p>
          </table:table-cell>
          <table:table-cell table:formula="of:=[.$A$3]*SIN(RADIANS([.B96]))" office:value-type="float" office:value="381.049675903284" calcext:value-type="float">
            <text:p>381,0</text:p>
          </table:table-cell>
          <table:table-cell table:formula="of:=[.$A$3]*SIN(RADIANS([.B96]-120))" office:value-type="float" office:value="104.333786427062" calcext:value-type="float">
            <text:p>104,3</text:p>
          </table:table-cell>
          <table:table-cell table:formula="of:=[.$A$3]*SIN(RADIANS([.B96]+120))" office:value-type="float" office:value="-485.383462330346" calcext:value-type="float">
            <text:p>-485,4</text:p>
          </table:table-cell>
          <table:table-cell table:style-name="ce10"/>
          <table:table-cell table:style-name="ce6" table:formula="of:=(MIN([.C96];[.D96];[.E96])+MAX([.C96];[.D96];[.E96]))/2" office:value-type="float" office:value="-52.1668932135309" calcext:value-type="float">
            <text:p>-52,2</text:p>
          </table:table-cell>
          <table:table-cell table:style-name="ce26" table:formula="of:=((([.C96]-[.G96]+[.$A$3])/2)*[.$V$3])" office:value-type="float" office:value="506.100081046613" calcext:value-type="float">
            <text:p>5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6]-[.G96]+[.$A$3])/2" office:value-type="float" office:value="333.750339820296" calcext:value-type="float">
            <text:p>334</text:p>
          </table:table-cell>
          <table:table-cell table:style-name="ce12" table:formula="of:=([.E96]-[.G96]+[.$A$3])/2" office:value-type="float" office:value="38.8917154415925" calcext:value-type="float">
            <text:p>39</text:p>
          </table:table-cell>
          <table:table-cell table:style-name="ce10"/>
          <table:table-cell table:formula="of:=([.$A$3]+[.C96])/2" office:value-type="float" office:value="446.024837951642" calcext:value-type="float">
            <text:p>4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6]+1.40625" office:value-type="float" office:value="133.1875" calcext:value-type="float">
            <text:p>133,1875</text:p>
          </table:table-cell>
          <table:table-cell table:formula="of:=[.$A$3]*SIN(RADIANS([.B97]))" office:value-type="float" office:value="372.579275047465" calcext:value-type="float">
            <text:p>372,6</text:p>
          </table:table-cell>
          <table:table-cell table:formula="of:=[.$A$3]*SIN(RADIANS([.B97]-120))" office:value-type="float" office:value="116.57875444517" calcext:value-type="float">
            <text:p>116,6</text:p>
          </table:table-cell>
          <table:table-cell table:formula="of:=[.$A$3]*SIN(RADIANS([.B97]+120))" office:value-type="float" office:value="-489.158029492635" calcext:value-type="float">
            <text:p>-489,2</text:p>
          </table:table-cell>
          <table:table-cell table:style-name="ce10"/>
          <table:table-cell table:style-name="ce6" table:formula="of:=(MIN([.C97];[.D97];[.E97])+MAX([.C97];[.D97];[.E97]))/2" office:value-type="float" office:value="-58.2893772225849" calcext:value-type="float">
            <text:p>-58,3</text:p>
          </table:table-cell>
          <table:table-cell table:style-name="ce26" table:formula="of:=((([.C97]-[.G97]+[.$A$3])/2)*[.$V$3])" office:value-type="float" office:value="504.841597616747" calcext:value-type="float">
            <text:p>5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7]-[.G97]+[.$A$3])/2" office:value-type="float" office:value="342.934065833877" calcext:value-type="float">
            <text:p>343</text:p>
          </table:table-cell>
          <table:table-cell table:style-name="ce12" table:formula="of:=([.E97]-[.G97]+[.$A$3])/2" office:value-type="float" office:value="40.0656738649748" calcext:value-type="float">
            <text:p>40</text:p>
          </table:table-cell>
          <table:table-cell table:style-name="ce10"/>
          <table:table-cell table:formula="of:=([.$A$3]+[.C97])/2" office:value-type="float" office:value="441.789637523733" calcext:value-type="float">
            <text:p>4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7]+1.40625" office:value-type="float" office:value="134.59375" calcext:value-type="float">
            <text:p>134,59375</text:p>
          </table:table-cell>
          <table:table-cell table:formula="of:=[.$A$3]*SIN(RADIANS([.B98]))" office:value-type="float" office:value="363.884446367995" calcext:value-type="float">
            <text:p>363,9</text:p>
          </table:table-cell>
          <table:table-cell table:formula="of:=[.$A$3]*SIN(RADIANS([.B98]-120))" office:value-type="float" office:value="128.75349978076" calcext:value-type="float">
            <text:p>128,8</text:p>
          </table:table-cell>
          <table:table-cell table:formula="of:=[.$A$3]*SIN(RADIANS([.B98]+120))" office:value-type="float" office:value="-492.637946148755" calcext:value-type="float">
            <text:p>-492,6</text:p>
          </table:table-cell>
          <table:table-cell table:style-name="ce10"/>
          <table:table-cell table:style-name="ce6" table:formula="of:=(MIN([.C98];[.D98];[.E98])+MAX([.C98];[.D98];[.E98]))/2" office:value-type="float" office:value="-64.3767498903802" calcext:value-type="float">
            <text:p>-64,4</text:p>
          </table:table-cell>
          <table:table-cell table:style-name="ce26" table:formula="of:=((([.C98]-[.G98]+[.$A$3])/2)*[.$V$3])" office:value-type="float" office:value="503.444001194489" calcext:value-type="float">
            <text:p>50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8]-[.G98]+[.$A$3])/2" office:value-type="float" office:value="352.06512483557" calcext:value-type="float">
            <text:p>352</text:p>
          </table:table-cell>
          <table:table-cell table:style-name="ce12" table:formula="of:=([.E98]-[.G98]+[.$A$3])/2" office:value-type="float" office:value="41.3694018708125" calcext:value-type="float">
            <text:p>41</text:p>
          </table:table-cell>
          <table:table-cell table:style-name="ce10"/>
          <table:table-cell table:formula="of:=([.$A$3]+[.C98])/2" office:value-type="float" office:value="437.442223183997" calcext:value-type="float">
            <text:p>4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8]+1.40625" office:value-type="float" office:value="136" calcext:value-type="float">
            <text:p>136</text:p>
          </table:table-cell>
          <table:table-cell table:formula="of:=[.$A$3]*SIN(RADIANS([.B99]))" office:value-type="float" office:value="354.970427304548" calcext:value-type="float">
            <text:p>355,0</text:p>
          </table:table-cell>
          <table:table-cell table:formula="of:=[.$A$3]*SIN(RADIANS([.B99]-120))" office:value-type="float" office:value="140.850688822487" calcext:value-type="float">
            <text:p>140,9</text:p>
          </table:table-cell>
          <table:table-cell table:formula="of:=[.$A$3]*SIN(RADIANS([.B99]+120))" office:value-type="float" office:value="-495.821116127034" calcext:value-type="float">
            <text:p>-495,8</text:p>
          </table:table-cell>
          <table:table-cell table:style-name="ce10"/>
          <table:table-cell table:style-name="ce6" table:formula="of:=(MIN([.C99];[.D99];[.E99])+MAX([.C99];[.D99];[.E99]))/2" office:value-type="float" office:value="-70.4253444112433" calcext:value-type="float">
            <text:p>-70,4</text:p>
          </table:table-cell>
          <table:table-cell table:style-name="ce26" table:formula="of:=((([.C99]-[.G99]+[.$A$3])/2)*[.$V$3])" office:value-type="float" office:value="501.908133639664" calcext:value-type="float">
            <text:p>5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9]-[.G99]+[.$A$3])/2" office:value-type="float" office:value="361.138016616865" calcext:value-type="float">
            <text:p>361</text:p>
          </table:table-cell>
          <table:table-cell table:style-name="ce12" table:formula="of:=([.E99]-[.G99]+[.$A$3])/2" office:value-type="float" office:value="42.8021141421046" calcext:value-type="float">
            <text:p>43</text:p>
          </table:table-cell>
          <table:table-cell table:style-name="ce10"/>
          <table:table-cell table:formula="of:=([.$A$3]+[.C99])/2" office:value-type="float" office:value="432.985213652274" calcext:value-type="float">
            <text:p>43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9]+1.40625" office:value-type="float" office:value="137.40625" calcext:value-type="float">
            <text:p>137,40625</text:p>
          </table:table-cell>
          <table:table-cell table:formula="of:=[.$A$3]*SIN(RADIANS([.B100]))" office:value-type="float" office:value="345.842587328891" calcext:value-type="float">
            <text:p>345,8</text:p>
          </table:table-cell>
          <table:table-cell table:formula="of:=[.$A$3]*SIN(RADIANS([.B100]-120))" office:value-type="float" office:value="152.863034676013" calcext:value-type="float">
            <text:p>152,9</text:p>
          </table:table-cell>
          <table:table-cell table:formula="of:=[.$A$3]*SIN(RADIANS([.B100]+120))" office:value-type="float" office:value="-498.705622004904" calcext:value-type="float">
            <text:p>-498,7</text:p>
          </table:table-cell>
          <table:table-cell table:style-name="ce10"/>
          <table:table-cell table:style-name="ce6" table:formula="of:=(MIN([.C100];[.D100];[.E100])+MAX([.C100];[.D100];[.E100]))/2" office:value-type="float" office:value="-76.4315173380063" calcext:value-type="float">
            <text:p>-76,4</text:p>
          </table:table-cell>
          <table:table-cell table:style-name="ce26" table:formula="of:=((([.C100]-[.G100]+[.$A$3])/2)*[.$V$3])" office:value-type="float" office:value="500.234920101457" calcext:value-type="float">
            <text:p>5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0]-[.G100]+[.$A$3])/2" office:value-type="float" office:value="370.147276007009" calcext:value-type="float">
            <text:p>370</text:p>
          </table:table-cell>
          <table:table-cell table:style-name="ce12" table:formula="of:=([.E100]-[.G100]+[.$A$3])/2" office:value-type="float" office:value="44.3629476665511" calcext:value-type="float">
            <text:p>44</text:p>
          </table:table-cell>
          <table:table-cell table:style-name="ce10"/>
          <table:table-cell table:formula="of:=([.$A$3]+[.C100])/2" office:value-type="float" office:value="428.421293664446" calcext:value-type="float">
            <text:p>4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0]+1.40625" office:value-type="float" office:value="138.8125" calcext:value-type="float">
            <text:p>138,8125</text:p>
          </table:table-cell>
          <table:table-cell table:formula="of:=[.$A$3]*SIN(RADIANS([.B101]))" office:value-type="float" office:value="336.506424710516" calcext:value-type="float">
            <text:p>336,5</text:p>
          </table:table-cell>
          <table:table-cell table:formula="of:=[.$A$3]*SIN(RADIANS([.B101]-120))" office:value-type="float" office:value="164.783301553367" calcext:value-type="float">
            <text:p>164,8</text:p>
          </table:table-cell>
          <table:table-cell table:formula="of:=[.$A$3]*SIN(RADIANS([.B101]+120))" office:value-type="float" office:value="-501.289726263882" calcext:value-type="float">
            <text:p>-501,3</text:p>
          </table:table-cell>
          <table:table-cell table:style-name="ce10"/>
          <table:table-cell table:style-name="ce6" table:formula="of:=(MIN([.C101];[.D101];[.E101])+MAX([.C101];[.D101];[.E101]))/2" office:value-type="float" office:value="-82.3916507766833" calcext:value-type="float">
            <text:p>-82,4</text:p>
          </table:table-cell>
          <table:table-cell table:style-name="ce26" table:formula="of:=((([.C101]-[.G101]+[.$A$3])/2)*[.$V$3])" office:value-type="float" office:value="498.425368461139" calcext:value-type="float">
            <text:p>4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1]-[.G101]+[.$A$3])/2" office:value-type="float" office:value="379.087476165025" calcext:value-type="float">
            <text:p>379</text:p>
          </table:table-cell>
          <table:table-cell table:style-name="ce12" table:formula="of:=([.E101]-[.G101]+[.$A$3])/2" office:value-type="float" office:value="46.0509622564005" calcext:value-type="float">
            <text:p>46</text:p>
          </table:table-cell>
          <table:table-cell table:style-name="ce10"/>
          <table:table-cell table:formula="of:=([.$A$3]+[.C101])/2" office:value-type="float" office:value="423.753212355258" calcext:value-type="float">
            <text:p>4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1]+1.40625" office:value-type="float" office:value="140.21875" calcext:value-type="float">
            <text:p>140,21875</text:p>
          </table:table-cell>
          <table:table-cell table:formula="of:=[.$A$3]*SIN(RADIANS([.B102]))" office:value-type="float" office:value="326.96756320468" calcext:value-type="float">
            <text:p>327,0</text:p>
          </table:table-cell>
          <table:table-cell table:formula="of:=[.$A$3]*SIN(RADIANS([.B102]-120))" office:value-type="float" office:value="176.60430913151" calcext:value-type="float">
            <text:p>176,6</text:p>
          </table:table-cell>
          <table:table-cell table:formula="of:=[.$A$3]*SIN(RADIANS([.B102]+120))" office:value-type="float" office:value="-503.57187233619" calcext:value-type="float">
            <text:p>-503,6</text:p>
          </table:table-cell>
          <table:table-cell table:style-name="ce10"/>
          <table:table-cell table:style-name="ce6" table:formula="of:=(MIN([.C102];[.D102];[.E102])+MAX([.C102];[.D102];[.E102]))/2" office:value-type="float" office:value="-88.3021545657548" calcext:value-type="float">
            <text:p>-88,3</text:p>
          </table:table-cell>
          <table:table-cell table:style-name="ce26" table:formula="of:=((([.C102]-[.G102]+[.$A$3])/2)*[.$V$3])" office:value-type="float" office:value="496.480568724953" calcext:value-type="float">
            <text:p>4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2]-[.G102]+[.$A$3])/2" office:value-type="float" office:value="387.953231848632" calcext:value-type="float">
            <text:p>388</text:p>
          </table:table-cell>
          <table:table-cell table:style-name="ce12" table:formula="of:=([.E102]-[.G102]+[.$A$3])/2" office:value-type="float" office:value="47.8651411147825" calcext:value-type="float">
            <text:p>48</text:p>
          </table:table-cell>
          <table:table-cell table:style-name="ce10"/>
          <table:table-cell table:formula="of:=([.$A$3]+[.C102])/2" office:value-type="float" office:value="418.98378160234" calcext:value-type="float">
            <text:p>4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2]+1.40625" office:value-type="float" office:value="141.625" calcext:value-type="float">
            <text:p>141,625</text:p>
          </table:table-cell>
          <table:table-cell table:formula="of:=[.$A$3]*SIN(RADIANS([.B103]))" office:value-type="float" office:value="317.231748664875" calcext:value-type="float">
            <text:p>317,2</text:p>
          </table:table-cell>
          <table:table-cell table:formula="of:=[.$A$3]*SIN(RADIANS([.B103]-120))" office:value-type="float" office:value="188.318936877492" calcext:value-type="float">
            <text:p>188,3</text:p>
          </table:table-cell>
          <table:table-cell table:formula="of:=[.$A$3]*SIN(RADIANS([.B103]+120))" office:value-type="float" office:value="-505.550685542367" calcext:value-type="float">
            <text:p>-505,6</text:p>
          </table:table-cell>
          <table:table-cell table:style-name="ce10"/>
          <table:table-cell table:style-name="ce6" table:formula="of:=(MIN([.C103];[.D103];[.E103])+MAX([.C103];[.D103];[.E103]))/2" office:value-type="float" office:value="-94.159468438746" calcext:value-type="float">
            <text:p>-94,2</text:p>
          </table:table-cell>
          <table:table-cell table:style-name="ce26" table:formula="of:=((([.C103]-[.G103]+[.$A$3])/2)*[.$V$3])" office:value-type="float" office:value="494.401692367541" calcext:value-type="float">
            <text:p>4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3]-[.G103]+[.$A$3])/2" office:value-type="float" office:value="396.739202658119" calcext:value-type="float">
            <text:p>397</text:p>
          </table:table-cell>
          <table:table-cell table:style-name="ce12" table:formula="of:=([.E103]-[.G103]+[.$A$3])/2" office:value-type="float" office:value="49.8043914481897" calcext:value-type="float">
            <text:p>50</text:p>
          </table:table-cell>
          <table:table-cell table:style-name="ce10"/>
          <table:table-cell table:formula="of:=([.$A$3]+[.C103])/2" office:value-type="float" office:value="414.115874332437" calcext:value-type="float">
            <text:p>4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3]+1.40625" office:value-type="float" office:value="143.03125" calcext:value-type="float">
            <text:p>143,03125</text:p>
          </table:table-cell>
          <table:table-cell table:formula="of:=[.$A$3]*SIN(RADIANS([.B104]))" office:value-type="float" office:value="307.304845581732" calcext:value-type="float">
            <text:p>307,3</text:p>
          </table:table-cell>
          <table:table-cell table:formula="of:=[.$A$3]*SIN(RADIANS([.B104]-120))" office:value-type="float" office:value="199.920128337598" calcext:value-type="float">
            <text:p>199,9</text:p>
          </table:table-cell>
          <table:table-cell table:formula="of:=[.$A$3]*SIN(RADIANS([.B104]+120))" office:value-type="float" office:value="-507.224973919331" calcext:value-type="float">
            <text:p>-507,2</text:p>
          </table:table-cell>
          <table:table-cell table:style-name="ce10"/>
          <table:table-cell table:style-name="ce6" table:formula="of:=(MIN([.C104];[.D104];[.E104])+MAX([.C104];[.D104];[.E104]))/2" office:value-type="float" office:value="-99.9600641687992" calcext:value-type="float">
            <text:p>-100,0</text:p>
          </table:table-cell>
          <table:table-cell table:style-name="ce26" table:formula="of:=((([.C104]-[.G104]+[.$A$3])/2)*[.$V$3])" office:value-type="float" office:value="492.189991626285" calcext:value-type="float">
            <text:p>49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4]-[.G104]+[.$A$3])/2" office:value-type="float" office:value="405.440096253199" calcext:value-type="float">
            <text:p>405</text:p>
          </table:table-cell>
          <table:table-cell table:style-name="ce12" table:formula="of:=([.E104]-[.G104]+[.$A$3])/2" office:value-type="float" office:value="51.8675451247342" calcext:value-type="float">
            <text:p>52</text:p>
          </table:table-cell>
          <table:table-cell table:style-name="ce10"/>
          <table:table-cell table:formula="of:=([.$A$3]+[.C104])/2" office:value-type="float" office:value="409.152422790866" calcext:value-type="float">
            <text:p>40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4]+1.40625" office:value-type="float" office:value="144.4375" calcext:value-type="float">
            <text:p>144,4375</text:p>
          </table:table-cell>
          <table:table-cell table:formula="of:=[.$A$3]*SIN(RADIANS([.B105]))" office:value-type="float" office:value="297.19283355048" calcext:value-type="float">
            <text:p>297,2</text:p>
          </table:table-cell>
          <table:table-cell table:formula="of:=[.$A$3]*SIN(RADIANS([.B105]-120))" office:value-type="float" office:value="211.400895387889" calcext:value-type="float">
            <text:p>211,4</text:p>
          </table:table-cell>
          <table:table-cell table:formula="of:=[.$A$3]*SIN(RADIANS([.B105]+120))" office:value-type="float" office:value="-508.593728938369" calcext:value-type="float">
            <text:p>-508,6</text:p>
          </table:table-cell>
          <table:table-cell table:style-name="ce10"/>
          <table:table-cell table:style-name="ce6" table:formula="of:=(MIN([.C105];[.D105];[.E105])+MAX([.C105];[.D105];[.E105]))/2" office:value-type="float" office:value="-105.700447693945" calcext:value-type="float">
            <text:p>-105,7</text:p>
          </table:table-cell>
          <table:table-cell table:style-name="ce26" table:formula="of:=((([.C105]-[.G105]+[.$A$3])/2)*[.$V$3])" office:value-type="float" office:value="489.846798747012" calcext:value-type="float">
            <text:p>49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5]-[.G105]+[.$A$3])/2" office:value-type="float" office:value="414.050671540917" calcext:value-type="float">
            <text:p>414</text:p>
          </table:table-cell>
          <table:table-cell table:style-name="ce12" table:formula="of:=([.E105]-[.G105]+[.$A$3])/2" office:value-type="float" office:value="54.0533593777876" calcext:value-type="float">
            <text:p>54</text:p>
          </table:table-cell>
          <table:table-cell table:style-name="ce10"/>
          <table:table-cell table:formula="of:=([.$A$3]+[.C105])/2" office:value-type="float" office:value="404.09641677524" calcext:value-type="float">
            <text:p>40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5]+1.40625" office:value-type="float" office:value="145.84375" calcext:value-type="float">
            <text:p>145,84375</text:p>
          </table:table-cell>
          <table:table-cell table:formula="of:=[.$A$3]*SIN(RADIANS([.B106]))" office:value-type="float" office:value="286.901803669053" calcext:value-type="float">
            <text:p>286,9</text:p>
          </table:table-cell>
          <table:table-cell table:formula="of:=[.$A$3]*SIN(RADIANS([.B106]-120))" office:value-type="float" office:value="222.754322443587" calcext:value-type="float">
            <text:p>222,8</text:p>
          </table:table-cell>
          <table:table-cell table:formula="of:=[.$A$3]*SIN(RADIANS([.B106]+120))" office:value-type="float" office:value="-509.65612611264" calcext:value-type="float">
            <text:p>-509,7</text:p>
          </table:table-cell>
          <table:table-cell table:style-name="ce10"/>
          <table:table-cell table:style-name="ce6" table:formula="of:=(MIN([.C106];[.D106];[.E106])+MAX([.C106];[.D106];[.E106]))/2" office:value-type="float" office:value="-111.377161221793" calcext:value-type="float">
            <text:p>-111,4</text:p>
          </table:table-cell>
          <table:table-cell table:style-name="ce26" table:formula="of:=((([.C106]-[.G106]+[.$A$3])/2)*[.$V$3])" office:value-type="float" office:value="487.373525181494" calcext:value-type="float">
            <text:p>4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6]-[.G106]+[.$A$3])/2" office:value-type="float" office:value="422.56574183269" calcext:value-type="float">
            <text:p>423</text:p>
          </table:table-cell>
          <table:table-cell table:style-name="ce12" table:formula="of:=([.E106]-[.G106]+[.$A$3])/2" office:value-type="float" office:value="56.3605175545769" calcext:value-type="float">
            <text:p>56</text:p>
          </table:table-cell>
          <table:table-cell table:style-name="ce10"/>
          <table:table-cell table:formula="of:=([.$A$3]+[.C106])/2" office:value-type="float" office:value="398.950901834526" calcext:value-type="float">
            <text:p>39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6]+1.40625" office:value-type="float" office:value="147.25" calcext:value-type="float">
            <text:p>147,25</text:p>
          </table:table-cell>
          <table:table-cell table:formula="of:=[.$A$3]*SIN(RADIANS([.B107]))" office:value-type="float" office:value="276.437954869045" calcext:value-type="float">
            <text:p>276,4</text:p>
          </table:table-cell>
          <table:table-cell table:formula="of:=[.$A$3]*SIN(RADIANS([.B107]-120))" office:value-type="float" office:value="233.973570624765" calcext:value-type="float">
            <text:p>234,0</text:p>
          </table:table-cell>
          <table:table-cell table:formula="of:=[.$A$3]*SIN(RADIANS([.B107]+120))" office:value-type="float" office:value="-510.41152549381" calcext:value-type="float">
            <text:p>-510,4</text:p>
          </table:table-cell>
          <table:table-cell table:style-name="ce10"/>
          <table:table-cell table:style-name="ce6" table:formula="of:=(MIN([.C107];[.D107];[.E107])+MAX([.C107];[.D107];[.E107]))/2" office:value-type="float" office:value="-116.986785312382" calcext:value-type="float">
            <text:p>-117,0</text:p>
          </table:table-cell>
          <table:table-cell table:style-name="ce26" table:formula="of:=((([.C107]-[.G107]+[.$A$3])/2)*[.$V$3])" office:value-type="float" office:value="484.771660737245" calcext:value-type="float">
            <text:p>48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7]-[.G107]+[.$A$3])/2" office:value-type="float" office:value="430.980177968574" calcext:value-type="float">
            <text:p>431</text:p>
          </table:table-cell>
          <table:table-cell table:style-name="ce12" table:formula="of:=([.E107]-[.G107]+[.$A$3])/2" office:value-type="float" office:value="58.7876299092863" calcext:value-type="float">
            <text:p>59</text:p>
          </table:table-cell>
          <table:table-cell table:style-name="ce10"/>
          <table:table-cell table:formula="of:=([.$A$3]+[.C107])/2" office:value-type="float" office:value="393.718977434522" calcext:value-type="float">
            <text:p>39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7]+1.40625" office:value-type="float" office:value="148.65625" calcext:value-type="float">
            <text:p>148,65625</text:p>
          </table:table-cell>
          <table:table-cell table:formula="of:=[.$A$3]*SIN(RADIANS([.B108]))" office:value-type="float" office:value="265.807590181705" calcext:value-type="float">
            <text:p>265,8</text:p>
          </table:table-cell>
          <table:table-cell table:formula="of:=[.$A$3]*SIN(RADIANS([.B108]-120))" office:value-type="float" office:value="245.051881875834" calcext:value-type="float">
            <text:p>245,1</text:p>
          </table:table-cell>
          <table:table-cell table:formula="of:=[.$A$3]*SIN(RADIANS([.B108]+120))" office:value-type="float" office:value="-510.859472057539" calcext:value-type="float">
            <text:p>-510,9</text:p>
          </table:table-cell>
          <table:table-cell table:style-name="ce10"/>
          <table:table-cell table:style-name="ce6" table:formula="of:=(MIN([.C108];[.D108];[.E108])+MAX([.C108];[.D108];[.E108]))/2" office:value-type="float" office:value="-122.525940937917" calcext:value-type="float">
            <text:p>-122,5</text:p>
          </table:table-cell>
          <table:table-cell table:style-name="ce26" table:formula="of:=((([.C108]-[.G108]+[.$A$3])/2)*[.$V$3])" office:value-type="float" office:value="482.042772680117" calcext:value-type="float">
            <text:p>4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8]-[.G108]+[.$A$3])/2" office:value-type="float" office:value="439.288911406876" calcext:value-type="float">
            <text:p>439</text:p>
          </table:table-cell>
          <table:table-cell table:style-name="ce12" table:formula="of:=([.E108]-[.G108]+[.$A$3])/2" office:value-type="float" office:value="61.3332344401891" calcext:value-type="float">
            <text:p>61</text:p>
          </table:table-cell>
          <table:table-cell table:style-name="ce10"/>
          <table:table-cell table:formula="of:=([.$A$3]+[.C108])/2" office:value-type="float" office:value="388.403795090852" calcext:value-type="float">
            <text:p>38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8]+1.40625" office:value-type="float" office:value="150.0625" calcext:value-type="float">
            <text:p>150,0625</text:p>
          </table:table-cell>
          <table:table-cell table:formula="of:=[.$A$3]*SIN(RADIANS([.B109]))" office:value-type="float" office:value="255.017112941225" calcext:value-type="float">
            <text:p>255,0</text:p>
          </table:table-cell>
          <table:table-cell table:formula="of:=[.$A$3]*SIN(RADIANS([.B109]-120))" office:value-type="float" office:value="255.982583036341" calcext:value-type="float">
            <text:p>256,0</text:p>
          </table:table-cell>
          <table:table-cell table:formula="of:=[.$A$3]*SIN(RADIANS([.B109]+120))" office:value-type="float" office:value="-510.999695977566" calcext:value-type="float">
            <text:p>-511,0</text:p>
          </table:table-cell>
          <table:table-cell table:style-name="ce10"/>
          <table:table-cell table:style-name="ce6" table:formula="of:=(MIN([.C109];[.D109];[.E109])+MAX([.C109];[.D109];[.E109]))/2" office:value-type="float" office:value="-127.508556470612" calcext:value-type="float">
            <text:p>-127,5</text:p>
          </table:table-cell>
          <table:table-cell table:style-name="ce26" table:formula="of:=((([.C109]-[.G109]+[.$A$3])/2)*[.$V$3])" office:value-type="float" office:value="478.929758804745" calcext:value-type="float">
            <text:p>47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9]-[.G109]+[.$A$3])/2" office:value-type="float" office:value="447.245569753477" calcext:value-type="float">
            <text:p>447</text:p>
          </table:table-cell>
          <table:table-cell table:style-name="ce12" table:formula="of:=([.E109]-[.G109]+[.$A$3])/2" office:value-type="float" office:value="63.7544302465231" calcext:value-type="float">
            <text:p>64</text:p>
          </table:table-cell>
          <table:table-cell table:style-name="ce10"/>
          <table:table-cell table:formula="of:=([.$A$3]+[.C109])/2" office:value-type="float" office:value="383.008556470613" calcext:value-type="float">
            <text:p>3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9]+1.40625" office:value-type="float" office:value="151.46875" calcext:value-type="float">
            <text:p>151,46875</text:p>
          </table:table-cell>
          <table:table-cell table:formula="of:=[.$A$3]*SIN(RADIANS([.B110]))" office:value-type="float" office:value="244.073022927613" calcext:value-type="float">
            <text:p>244,1</text:p>
          </table:table-cell>
          <table:table-cell table:formula="of:=[.$A$3]*SIN(RADIANS([.B110]-120))" office:value-type="float" office:value="266.759089860633" calcext:value-type="float">
            <text:p>266,8</text:p>
          </table:table-cell>
          <table:table-cell table:formula="of:=[.$A$3]*SIN(RADIANS([.B110]+120))" office:value-type="float" office:value="-510.832112788246" calcext:value-type="float">
            <text:p>-510,8</text:p>
          </table:table-cell>
          <table:table-cell table:style-name="ce10"/>
          <table:table-cell table:style-name="ce6" table:formula="of:=(MIN([.C110];[.D110];[.E110])+MAX([.C110];[.D110];[.E110]))/2" office:value-type="float" office:value="-122.036511463807" calcext:value-type="float">
            <text:p>-122,0</text:p>
          </table:table-cell>
          <table:table-cell table:style-name="ce26" table:formula="of:=((([.C110]-[.G110]+[.$A$3])/2)*[.$V$3])" office:value-type="float" office:value="470.130710433801" calcext:value-type="float">
            <text:p>4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0]-[.G110]+[.$A$3])/2" office:value-type="float" office:value="449.89780066222" calcext:value-type="float">
            <text:p>450</text:p>
          </table:table-cell>
          <table:table-cell table:style-name="ce12" table:formula="of:=([.E110]-[.G110]+[.$A$3])/2" office:value-type="float" office:value="61.1021993377802" calcext:value-type="float">
            <text:p>61</text:p>
          </table:table-cell>
          <table:table-cell table:style-name="ce10"/>
          <table:table-cell table:formula="of:=([.$A$3]+[.C110])/2" office:value-type="float" office:value="377.536511463807" calcext:value-type="float">
            <text:p>378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0]+1.40625" office:value-type="float" office:value="152.875" calcext:value-type="float">
            <text:p>152,875</text:p>
          </table:table-cell>
          <table:table-cell table:formula="of:=[.$A$3]*SIN(RADIANS([.B111]))" office:value-type="float" office:value="232.981912451469" calcext:value-type="float">
            <text:p>233,0</text:p>
          </table:table-cell>
          <table:table-cell table:formula="of:=[.$A$3]*SIN(RADIANS([.B111]-120))" office:value-type="float" office:value="277.374910983957" calcext:value-type="float">
            <text:p>277,4</text:p>
          </table:table-cell>
          <table:table-cell table:formula="of:=[.$A$3]*SIN(RADIANS([.B111]+120))" office:value-type="float" office:value="-510.356823435426" calcext:value-type="float">
            <text:p>-510,4</text:p>
          </table:table-cell>
          <table:table-cell table:style-name="ce10"/>
          <table:table-cell table:style-name="ce6" table:formula="of:=(MIN([.C111];[.D111];[.E111])+MAX([.C111];[.D111];[.E111]))/2" office:value-type="float" office:value="-116.490956225734" calcext:value-type="float">
            <text:p>-116,5</text:p>
          </table:table-cell>
          <table:table-cell table:style-name="ce26" table:formula="of:=((([.C111]-[.G111]+[.$A$3])/2)*[.$V$3])" office:value-type="float" office:value="461.213457610981" calcext:value-type="float">
            <text:p>4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1]-[.G111]+[.$A$3])/2" office:value-type="float" office:value="452.432933604846" calcext:value-type="float">
            <text:p>452</text:p>
          </table:table-cell>
          <table:table-cell table:style-name="ce12" table:formula="of:=([.E111]-[.G111]+[.$A$3])/2" office:value-type="float" office:value="58.5670663951544" calcext:value-type="float">
            <text:p>59</text:p>
          </table:table-cell>
          <table:table-cell table:style-name="ce10"/>
          <table:table-cell table:formula="of:=([.$A$3]+[.C111])/2" office:value-type="float" office:value="371.990956225734" calcext:value-type="float">
            <text:p>37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1]+1.40625" office:value-type="float" office:value="154.28125" calcext:value-type="float">
            <text:p>154,28125</text:p>
          </table:table-cell>
          <table:table-cell table:formula="of:=[.$A$3]*SIN(RADIANS([.B112]))" office:value-type="float" office:value="221.750462383018" calcext:value-type="float">
            <text:p>221,8</text:p>
          </table:table-cell>
          <table:table-cell table:formula="of:=[.$A$3]*SIN(RADIANS([.B112]-120))" office:value-type="float" office:value="287.82365183262" calcext:value-type="float">
            <text:p>287,8</text:p>
          </table:table-cell>
          <table:table-cell table:formula="of:=[.$A$3]*SIN(RADIANS([.B112]+120))" office:value-type="float" office:value="-509.574114215638" calcext:value-type="float">
            <text:p>-509,6</text:p>
          </table:table-cell>
          <table:table-cell table:style-name="ce10"/>
          <table:table-cell table:style-name="ce6" table:formula="of:=(MIN([.C112];[.D112];[.E112])+MAX([.C112];[.D112];[.E112]))/2" office:value-type="float" office:value="-110.875231191509" calcext:value-type="float">
            <text:p>-110,9</text:p>
          </table:table-cell>
          <table:table-cell table:style-name="ce26" table:formula="of:=((([.C112]-[.G112]+[.$A$3])/2)*[.$V$3])" office:value-type="float" office:value="452.183371755946" calcext:value-type="float">
            <text:p>4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2]-[.G112]+[.$A$3])/2" office:value-type="float" office:value="454.849441512065" calcext:value-type="float">
            <text:p>455</text:p>
          </table:table-cell>
          <table:table-cell table:style-name="ce12" table:formula="of:=([.E112]-[.G112]+[.$A$3])/2" office:value-type="float" office:value="56.1505584879353" calcext:value-type="float">
            <text:p>56</text:p>
          </table:table-cell>
          <table:table-cell table:style-name="ce10"/>
          <table:table-cell table:formula="of:=([.$A$3]+[.C112])/2" office:value-type="float" office:value="366.375231191509" calcext:value-type="float">
            <text:p>36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2]+1.40625" office:value-type="float" office:value="155.6875" calcext:value-type="float">
            <text:p>155,6875</text:p>
          </table:table-cell>
          <table:table-cell table:formula="of:=[.$A$3]*SIN(RADIANS([.B113]))" office:value-type="float" office:value="210.385438127811" calcext:value-type="float">
            <text:p>210,4</text:p>
          </table:table-cell>
          <table:table-cell table:formula="of:=[.$A$3]*SIN(RADIANS([.B113]-120))" office:value-type="float" office:value="298.09901847584" calcext:value-type="float">
            <text:p>298,1</text:p>
          </table:table-cell>
          <table:table-cell table:formula="of:=[.$A$3]*SIN(RADIANS([.B113]+120))" office:value-type="float" office:value="-508.484456603651" calcext:value-type="float">
            <text:p>-508,5</text:p>
          </table:table-cell>
          <table:table-cell table:style-name="ce10"/>
          <table:table-cell table:style-name="ce6" table:formula="of:=(MIN([.C113];[.D113];[.E113])+MAX([.C113];[.D113];[.E113]))/2" office:value-type="float" office:value="-105.192719063906" calcext:value-type="float">
            <text:p>-105,2</text:p>
          </table:table-cell>
          <table:table-cell table:style-name="ce26" table:formula="of:=((([.C113]-[.G113]+[.$A$3])/2)*[.$V$3])" office:value-type="float" office:value="443.04589225476" calcext:value-type="float">
            <text:p>4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3]-[.G113]+[.$A$3])/2" office:value-type="float" office:value="457.145868769873" calcext:value-type="float">
            <text:p>457</text:p>
          </table:table-cell>
          <table:table-cell table:style-name="ce12" table:formula="of:=([.E113]-[.G113]+[.$A$3])/2" office:value-type="float" office:value="53.8541312301274" calcext:value-type="float">
            <text:p>54</text:p>
          </table:table-cell>
          <table:table-cell table:style-name="ce10"/>
          <table:table-cell table:formula="of:=([.$A$3]+[.C113])/2" office:value-type="float" office:value="360.692719063906" calcext:value-type="float">
            <text:p>3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3]+1.40625" office:value-type="float" office:value="157.09375" calcext:value-type="float">
            <text:p>157,09375</text:p>
          </table:table-cell>
          <table:table-cell table:formula="of:=[.$A$3]*SIN(RADIANS([.B114]))" office:value-type="float" office:value="198.893685551495" calcext:value-type="float">
            <text:p>198,9</text:p>
          </table:table-cell>
          <table:table-cell table:formula="of:=[.$A$3]*SIN(RADIANS([.B114]-120))" office:value-type="float" office:value="308.194821416969" calcext:value-type="float">
            <text:p>308,2</text:p>
          </table:table-cell>
          <table:table-cell table:formula="of:=[.$A$3]*SIN(RADIANS([.B114]+120))" office:value-type="float" office:value="-507.088506968464" calcext:value-type="float">
            <text:p>-507,1</text:p>
          </table:table-cell>
          <table:table-cell table:style-name="ce10"/>
          <table:table-cell table:style-name="ce6" table:formula="of:=(MIN([.C114];[.D114];[.E114])+MAX([.C114];[.D114];[.E114]))/2" office:value-type="float" office:value="-99.4468427757473" calcext:value-type="float">
            <text:p>-99,4</text:p>
          </table:table-cell>
          <table:table-cell table:style-name="ce26" table:formula="of:=((([.C114]-[.G114]+[.$A$3])/2)*[.$V$3])" office:value-type="float" office:value="433.806523183402" calcext:value-type="float">
            <text:p>4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4]-[.G114]+[.$A$3])/2" office:value-type="float" office:value="459.320832096358" calcext:value-type="float">
            <text:p>459</text:p>
          </table:table-cell>
          <table:table-cell table:style-name="ce12" table:formula="of:=([.E114]-[.G114]+[.$A$3])/2" office:value-type="float" office:value="51.6791679036418" calcext:value-type="float">
            <text:p>52</text:p>
          </table:table-cell>
          <table:table-cell table:style-name="ce10"/>
          <table:table-cell table:formula="of:=([.$A$3]+[.C114])/2" office:value-type="float" office:value="354.946842775747" calcext:value-type="float">
            <text:p>3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4]+1.40625" office:value-type="float" office:value="158.5" calcext:value-type="float">
            <text:p>158,5</text:p>
          </table:table-cell>
          <table:table-cell table:formula="of:=[.$A$3]*SIN(RADIANS([.B115]))" office:value-type="float" office:value="187.282126856116" calcext:value-type="float">
            <text:p>187,3</text:p>
          </table:table-cell>
          <table:table-cell table:formula="of:=[.$A$3]*SIN(RADIANS([.B115]-120))" office:value-type="float" office:value="318.104979321824" calcext:value-type="float">
            <text:p>318,1</text:p>
          </table:table-cell>
          <table:table-cell table:formula="of:=[.$A$3]*SIN(RADIANS([.B115]+120))" office:value-type="float" office:value="-505.38710617794" calcext:value-type="float">
            <text:p>-505,4</text:p>
          </table:table-cell>
          <table:table-cell table:style-name="ce10"/>
          <table:table-cell table:style-name="ce6" table:formula="of:=(MIN([.C115];[.D115];[.E115])+MAX([.C115];[.D115];[.E115]))/2" office:value-type="float" office:value="-93.6410634280579" calcext:value-type="float">
            <text:p>-93,6</text:p>
          </table:table-cell>
          <table:table-cell table:style-name="ce26" table:formula="of:=((([.C115]-[.G115]+[.$A$3])/2)*[.$V$3])" office:value-type="float" office:value="424.470829992317" calcext:value-type="float">
            <text:p>4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5]-[.G115]+[.$A$3])/2" office:value-type="float" office:value="461.373021374941" calcext:value-type="float">
            <text:p>461</text:p>
          </table:table-cell>
          <table:table-cell table:style-name="ce12" table:formula="of:=([.E115]-[.G115]+[.$A$3])/2" office:value-type="float" office:value="49.6269786250592" calcext:value-type="float">
            <text:p>50</text:p>
          </table:table-cell>
          <table:table-cell table:style-name="ce10"/>
          <table:table-cell table:formula="of:=([.$A$3]+[.C115])/2" office:value-type="float" office:value="349.141063428058" calcext:value-type="float">
            <text:p>3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5]+1.40625" office:value-type="float" office:value="159.90625" calcext:value-type="float">
            <text:p>159,90625</text:p>
          </table:table-cell>
          <table:table-cell table:formula="of:=[.$A$3]*SIN(RADIANS([.B116]))" office:value-type="float" office:value="175.557756410449" calcext:value-type="float">
            <text:p>175,6</text:p>
          </table:table-cell>
          <table:table-cell table:formula="of:=[.$A$3]*SIN(RADIANS([.B116]-120))" office:value-type="float" office:value="327.823522681846" calcext:value-type="float">
            <text:p>327,8</text:p>
          </table:table-cell>
          <table:table-cell table:formula="of:=[.$A$3]*SIN(RADIANS([.B116]+120))" office:value-type="float" office:value="-503.381279092295" calcext:value-type="float">
            <text:p>-503,4</text:p>
          </table:table-cell>
          <table:table-cell table:style-name="ce10"/>
          <table:table-cell table:style-name="ce6" table:formula="of:=(MIN([.C116];[.D116];[.E116])+MAX([.C116];[.D116];[.E116]))/2" office:value-type="float" office:value="-87.7788782052244" calcext:value-type="float">
            <text:p>-87,8</text:p>
          </table:table-cell>
          <table:table-cell table:style-name="ce26" table:formula="of:=((([.C116]-[.G116]+[.$A$3])/2)*[.$V$3])" office:value-type="float" office:value="415.044436154001" calcext:value-type="float">
            <text:p>4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6]-[.G116]+[.$A$3])/2" office:value-type="float" office:value="463.301200443535" calcext:value-type="float">
            <text:p>463</text:p>
          </table:table-cell>
          <table:table-cell table:style-name="ce12" table:formula="of:=([.E116]-[.G116]+[.$A$3])/2" office:value-type="float" office:value="47.6987995564649" calcext:value-type="float">
            <text:p>48</text:p>
          </table:table-cell>
          <table:table-cell table:style-name="ce10"/>
          <table:table-cell table:formula="of:=([.$A$3]+[.C116])/2" office:value-type="float" office:value="343.278878205224" calcext:value-type="float">
            <text:p>3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6]+1.40625" office:value-type="float" office:value="161.3125" calcext:value-type="float">
            <text:p>161,3125</text:p>
          </table:table-cell>
          <table:table-cell table:formula="of:=[.$A$3]*SIN(RADIANS([.B117]))" office:value-type="float" office:value="163.727636536847" calcext:value-type="float">
            <text:p>163,7</text:p>
          </table:table-cell>
          <table:table-cell table:formula="of:=[.$A$3]*SIN(RADIANS([.B117]-120))" office:value-type="float" office:value="337.344597409916" calcext:value-type="float">
            <text:p>337,3</text:p>
          </table:table-cell>
          <table:table-cell table:formula="of:=[.$A$3]*SIN(RADIANS([.B117]+120))" office:value-type="float" office:value="-501.072233946763" calcext:value-type="float">
            <text:p>-501,1</text:p>
          </table:table-cell>
          <table:table-cell table:style-name="ce10"/>
          <table:table-cell table:style-name="ce6" table:formula="of:=(MIN([.C117];[.D117];[.E117])+MAX([.C117];[.D117];[.E117]))/2" office:value-type="float" office:value="-81.8638182684237" calcext:value-type="float">
            <text:p>-81,9</text:p>
          </table:table-cell>
          <table:table-cell table:style-name="ce26" table:formula="of:=((([.C117]-[.G117]+[.$A$3])/2)*[.$V$3])" office:value-type="float" office:value="405.533019775625" calcext:value-type="float">
            <text:p>4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7]-[.G117]+[.$A$3])/2" office:value-type="float" office:value="465.10420783917" calcext:value-type="float">
            <text:p>465</text:p>
          </table:table-cell>
          <table:table-cell table:style-name="ce12" table:formula="of:=([.E117]-[.G117]+[.$A$3])/2" office:value-type="float" office:value="45.8957921608302" calcext:value-type="float">
            <text:p>46</text:p>
          </table:table-cell>
          <table:table-cell table:style-name="ce10"/>
          <table:table-cell table:formula="of:=([.$A$3]+[.C117])/2" office:value-type="float" office:value="337.363818268424" calcext:value-type="float">
            <text:p>3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7]+1.40625" office:value-type="float" office:value="162.71875" calcext:value-type="float">
            <text:p>162,71875</text:p>
          </table:table-cell>
          <table:table-cell table:formula="of:=[.$A$3]*SIN(RADIANS([.B118]))" office:value-type="float" office:value="151.798893257167" calcext:value-type="float">
            <text:p>151,8</text:p>
          </table:table-cell>
          <table:table-cell table:formula="of:=[.$A$3]*SIN(RADIANS([.B118]-120))" office:value-type="float" office:value="346.662468366633" calcext:value-type="float">
            <text:p>346,7</text:p>
          </table:table-cell>
          <table:table-cell table:formula="of:=[.$A$3]*SIN(RADIANS([.B118]+120))" office:value-type="float" office:value="-498.4613616238" calcext:value-type="float">
            <text:p>-498,5</text:p>
          </table:table-cell>
          <table:table-cell table:style-name="ce10"/>
          <table:table-cell table:style-name="ce6" table:formula="of:=(MIN([.C118];[.D118];[.E118])+MAX([.C118];[.D118];[.E118]))/2" office:value-type="float" office:value="-75.8994466285834" calcext:value-type="float">
            <text:p>-75,9</text:p>
          </table:table-cell>
          <table:table-cell table:style-name="ce26" table:formula="of:=((([.C118]-[.G118]+[.$A$3])/2)*[.$V$3])" office:value-type="float" office:value="395.942310178762" calcext:value-type="float">
            <text:p>3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8]-[.G118]+[.$A$3])/2" office:value-type="float" office:value="466.780957497608" calcext:value-type="float">
            <text:p>467</text:p>
          </table:table-cell>
          <table:table-cell table:style-name="ce12" table:formula="of:=([.E118]-[.G118]+[.$A$3])/2" office:value-type="float" office:value="44.2190425023918" calcext:value-type="float">
            <text:p>44</text:p>
          </table:table-cell>
          <table:table-cell table:style-name="ce10"/>
          <table:table-cell table:formula="of:=([.$A$3]+[.C118])/2" office:value-type="float" office:value="331.399446628583" calcext:value-type="float">
            <text:p>3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8]+1.40625" office:value-type="float" office:value="164.125" calcext:value-type="float">
            <text:p>164,125</text:p>
          </table:table-cell>
          <table:table-cell table:formula="of:=[.$A$3]*SIN(RADIANS([.B119]))" office:value-type="float" office:value="139.778712000314" calcext:value-type="float">
            <text:p>139,8</text:p>
          </table:table-cell>
          <table:table-cell table:formula="of:=[.$A$3]*SIN(RADIANS([.B119]-120))" office:value-type="float" office:value="355.771522814951" calcext:value-type="float">
            <text:p>355,8</text:p>
          </table:table-cell>
          <table:table-cell table:formula="of:=[.$A$3]*SIN(RADIANS([.B119]+120))" office:value-type="float" office:value="-495.550234815265" calcext:value-type="float">
            <text:p>-495,6</text:p>
          </table:table-cell>
          <table:table-cell table:style-name="ce10"/>
          <table:table-cell table:style-name="ce6" table:formula="of:=(MIN([.C119];[.D119];[.E119])+MAX([.C119];[.D119];[.E119]))/2" office:value-type="float" office:value="-69.8893560001571" calcext:value-type="float">
            <text:p>-69,9</text:p>
          </table:table-cell>
          <table:table-cell table:style-name="ce26" table:formula="of:=((([.C119]-[.G119]+[.$A$3])/2)*[.$V$3])" office:value-type="float" office:value="386.278084448253" calcext:value-type="float">
            <text:p>38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9]-[.G119]+[.$A$3])/2" office:value-type="float" office:value="468.330439407554" calcext:value-type="float">
            <text:p>468</text:p>
          </table:table-cell>
          <table:table-cell table:style-name="ce12" table:formula="of:=([.E119]-[.G119]+[.$A$3])/2" office:value-type="float" office:value="42.6695605924461" calcext:value-type="float">
            <text:p>43</text:p>
          </table:table-cell>
          <table:table-cell table:style-name="ce10"/>
          <table:table-cell table:formula="of:=([.$A$3]+[.C119])/2" office:value-type="float" office:value="325.389356000157" calcext:value-type="float">
            <text:p>3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9]+1.40625" office:value-type="float" office:value="165.53125" calcext:value-type="float">
            <text:p>165,53125</text:p>
          </table:table-cell>
          <table:table-cell table:formula="of:=[.$A$3]*SIN(RADIANS([.B120]))" office:value-type="float" office:value="127.674333274015" calcext:value-type="float">
            <text:p>127,7</text:p>
          </table:table-cell>
          <table:table-cell table:formula="of:=[.$A$3]*SIN(RADIANS([.B120]-120))" office:value-type="float" office:value="364.666273801079" calcext:value-type="float">
            <text:p>364,7</text:p>
          </table:table-cell>
          <table:table-cell table:formula="of:=[.$A$3]*SIN(RADIANS([.B120]+120))" office:value-type="float" office:value="-492.340607075094" calcext:value-type="float">
            <text:p>-492,3</text:p>
          </table:table-cell>
          <table:table-cell table:style-name="ce10"/>
          <table:table-cell table:style-name="ce6" table:formula="of:=(MIN([.C120];[.D120];[.E120])+MAX([.C120];[.D120];[.E120]))/2" office:value-type="float" office:value="-63.8371666370078" calcext:value-type="float">
            <text:p>-63,8</text:p>
          </table:table-cell>
          <table:table-cell table:style-name="ce26" table:formula="of:=((([.C120]-[.G120]+[.$A$3])/2)*[.$V$3])" office:value-type="float" office:value="376.546163952309" calcext:value-type="float">
            <text:p>3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0]-[.G120]+[.$A$3])/2" office:value-type="float" office:value="469.751720219043" calcext:value-type="float">
            <text:p>470</text:p>
          </table:table-cell>
          <table:table-cell table:style-name="ce12" table:formula="of:=([.E120]-[.G120]+[.$A$3])/2" office:value-type="float" office:value="41.2482797809568" calcext:value-type="float">
            <text:p>41</text:p>
          </table:table-cell>
          <table:table-cell table:style-name="ce10"/>
          <table:table-cell table:formula="of:=([.$A$3]+[.C120])/2" office:value-type="float" office:value="319.337166637008" calcext:value-type="float">
            <text:p>3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0]+1.40625" office:value-type="float" office:value="166.9375" calcext:value-type="float">
            <text:p>166,9375</text:p>
          </table:table-cell>
          <table:table-cell table:formula="of:=[.$A$3]*SIN(RADIANS([.B121]))" office:value-type="float" office:value="115.493048303403" calcext:value-type="float">
            <text:p>115,5</text:p>
          </table:table-cell>
          <table:table-cell table:formula="of:=[.$A$3]*SIN(RADIANS([.B121]-120))" office:value-type="float" office:value="373.341363459619" calcext:value-type="float">
            <text:p>373,3</text:p>
          </table:table-cell>
          <table:table-cell table:formula="of:=[.$A$3]*SIN(RADIANS([.B121]+120))" office:value-type="float" office:value="-488.834411763023" calcext:value-type="float">
            <text:p>-488,8</text:p>
          </table:table-cell>
          <table:table-cell table:style-name="ce10"/>
          <table:table-cell table:style-name="ce6" table:formula="of:=(MIN([.C121];[.D121];[.E121])+MAX([.C121];[.D121];[.E121]))/2" office:value-type="float" office:value="-57.7465241517017" calcext:value-type="float">
            <text:p>-57,7</text:p>
          </table:table-cell>
          <table:table-cell table:style-name="ce26" table:formula="of:=((([.C121]-[.G121]+[.$A$3])/2)*[.$V$3])" office:value-type="float" office:value="366.752410835936" calcext:value-type="float">
            <text:p>3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1]-[.G121]+[.$A$3])/2" office:value-type="float" office:value="471.04394380566" calcext:value-type="float">
            <text:p>471</text:p>
          </table:table-cell>
          <table:table-cell table:style-name="ce12" table:formula="of:=([.E121]-[.G121]+[.$A$3])/2" office:value-type="float" office:value="39.9560561943396" calcext:value-type="float">
            <text:p>40</text:p>
          </table:table-cell>
          <table:table-cell table:style-name="ce10"/>
          <table:table-cell table:formula="of:=([.$A$3]+[.C121])/2" office:value-type="float" office:value="313.246524151702" calcext:value-type="float">
            <text:p>31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1]+1.40625" office:value-type="float" office:value="168.34375" calcext:value-type="float">
            <text:p>168,34375</text:p>
          </table:table-cell>
          <table:table-cell table:formula="of:=[.$A$3]*SIN(RADIANS([.B122]))" office:value-type="float" office:value="103.242194639056" calcext:value-type="float">
            <text:p>103,2</text:p>
          </table:table-cell>
          <table:table-cell table:formula="of:=[.$A$3]*SIN(RADIANS([.B122]-120))" office:value-type="float" office:value="381.791566240944" calcext:value-type="float">
            <text:p>381,8</text:p>
          </table:table-cell>
          <table:table-cell table:formula="of:=[.$A$3]*SIN(RADIANS([.B122]+120))" office:value-type="float" office:value="-485.033760880001" calcext:value-type="float">
            <text:p>-485,0</text:p>
          </table:table-cell>
          <table:table-cell table:style-name="ce10"/>
          <table:table-cell table:style-name="ce6" table:formula="of:=(MIN([.C122];[.D122];[.E122])+MAX([.C122];[.D122];[.E122]))/2" office:value-type="float" office:value="-51.6210973195282" calcext:value-type="float">
            <text:p>-51,6</text:p>
          </table:table-cell>
          <table:table-cell table:style-name="ce26" table:formula="of:=((([.C122]-[.G122]+[.$A$3])/2)*[.$V$3])" office:value-type="float" office:value="356.902724489801" calcext:value-type="float">
            <text:p>3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2]-[.G122]+[.$A$3])/2" office:value-type="float" office:value="472.206331780236" calcext:value-type="float">
            <text:p>472</text:p>
          </table:table-cell>
          <table:table-cell table:style-name="ce12" table:formula="of:=([.E122]-[.G122]+[.$A$3])/2" office:value-type="float" office:value="38.7936682197637" calcext:value-type="float">
            <text:p>39</text:p>
          </table:table-cell>
          <table:table-cell table:style-name="ce10"/>
          <table:table-cell table:formula="of:=([.$A$3]+[.C122])/2" office:value-type="float" office:value="307.121097319528" calcext:value-type="float">
            <text:p>30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2]+1.40625" office:value-type="float" office:value="169.75" calcext:value-type="float">
            <text:p>169,75</text:p>
          </table:table-cell>
          <table:table-cell table:formula="of:=[.$A$3]*SIN(RADIANS([.B123]))" office:value-type="float" office:value="90.9291517371332" calcext:value-type="float">
            <text:p>90,9</text:p>
          </table:table-cell>
          <table:table-cell table:formula="of:=[.$A$3]*SIN(RADIANS([.B123]-120))" office:value-type="float" office:value="390.011792058872" calcext:value-type="float">
            <text:p>390,0</text:p>
          </table:table-cell>
          <table:table-cell table:formula="of:=[.$A$3]*SIN(RADIANS([.B123]+120))" office:value-type="float" office:value="-480.940943796005" calcext:value-type="float">
            <text:p>-480,9</text:p>
          </table:table-cell>
          <table:table-cell table:style-name="ce10"/>
          <table:table-cell table:style-name="ce6" table:formula="of:=(MIN([.C123];[.D123];[.E123])+MAX([.C123];[.D123];[.E123]))/2" office:value-type="float" office:value="-45.4645758685666" calcext:value-type="float">
            <text:p>-45,5</text:p>
          </table:table-cell>
          <table:table-cell table:style-name="ce26" table:formula="of:=((([.C123]-[.G123]+[.$A$3])/2)*[.$V$3])" office:value-type="float" office:value="347.003037996655" calcext:value-type="float">
            <text:p>3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3]-[.G123]+[.$A$3])/2" office:value-type="float" office:value="473.238183963719" calcext:value-type="float">
            <text:p>473</text:p>
          </table:table-cell>
          <table:table-cell table:style-name="ce12" table:formula="of:=([.E123]-[.G123]+[.$A$3])/2" office:value-type="float" office:value="37.7618160362805" calcext:value-type="float">
            <text:p>38</text:p>
          </table:table-cell>
          <table:table-cell table:style-name="ce10"/>
          <table:table-cell table:formula="of:=([.$A$3]+[.C123])/2" office:value-type="float" office:value="300.964575868567" calcext:value-type="float">
            <text:p>30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3]+1.40625" office:value-type="float" office:value="171.15625" calcext:value-type="float">
            <text:p>171,15625</text:p>
          </table:table-cell>
          <table:table-cell table:formula="of:=[.$A$3]*SIN(RADIANS([.B124]))" office:value-type="float" office:value="78.5613365142636" calcext:value-type="float">
            <text:p>78,6</text:p>
          </table:table-cell>
          <table:table-cell table:formula="of:=[.$A$3]*SIN(RADIANS([.B124]-120))" office:value-type="float" office:value="397.997089356744" calcext:value-type="float">
            <text:p>398,0</text:p>
          </table:table-cell>
          <table:table-cell table:formula="of:=[.$A$3]*SIN(RADIANS([.B124]+120))" office:value-type="float" office:value="-476.558425871008" calcext:value-type="float">
            <text:p>-476,6</text:p>
          </table:table-cell>
          <table:table-cell table:style-name="ce10"/>
          <table:table-cell table:style-name="ce6" table:formula="of:=(MIN([.C124];[.D124];[.E124])+MAX([.C124];[.D124];[.E124]))/2" office:value-type="float" office:value="-39.2806682571318" calcext:value-type="float">
            <text:p>-39,3</text:p>
          </table:table-cell>
          <table:table-cell table:style-name="ce26" table:formula="of:=((([.C124]-[.G124]+[.$A$3])/2)*[.$V$3])" office:value-type="float" office:value="337.059314557468" calcext:value-type="float">
            <text:p>3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4]-[.G124]+[.$A$3])/2" office:value-type="float" office:value="474.138878806938" calcext:value-type="float">
            <text:p>474</text:p>
          </table:table-cell>
          <table:table-cell table:style-name="ce12" table:formula="of:=([.E124]-[.G124]+[.$A$3])/2" office:value-type="float" office:value="36.8611211930621" calcext:value-type="float">
            <text:p>37</text:p>
          </table:table-cell>
          <table:table-cell table:style-name="ce10"/>
          <table:table-cell table:formula="of:=([.$A$3]+[.C124])/2" office:value-type="float" office:value="294.780668257132" calcext:value-type="float">
            <text:p>29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4]+1.40625" office:value-type="float" office:value="172.5625" calcext:value-type="float">
            <text:p>172,5625</text:p>
          </table:table-cell>
          <table:table-cell table:formula="of:=[.$A$3]*SIN(RADIANS([.B125]))" office:value-type="float" office:value="66.1461988798753" calcext:value-type="float">
            <text:p>66,1</text:p>
          </table:table-cell>
          <table:table-cell table:formula="of:=[.$A$3]*SIN(RADIANS([.B125]-120))" office:value-type="float" office:value="405.742648090057" calcext:value-type="float">
            <text:p>405,7</text:p>
          </table:table-cell>
          <table:table-cell table:formula="of:=[.$A$3]*SIN(RADIANS([.B125]+120))" office:value-type="float" office:value="-471.888846969932" calcext:value-type="float">
            <text:p>-471,9</text:p>
          </table:table-cell>
          <table:table-cell table:style-name="ce10"/>
          <table:table-cell table:style-name="ce6" table:formula="of:=(MIN([.C125];[.D125];[.E125])+MAX([.C125];[.D125];[.E125]))/2" office:value-type="float" office:value="-33.0730994399376" calcext:value-type="float">
            <text:p>-33,1</text:p>
          </table:table-cell>
          <table:table-cell table:style-name="ce26" table:formula="of:=((([.C125]-[.G125]+[.$A$3])/2)*[.$V$3])" office:value-type="float" office:value="327.07754389942" calcext:value-type="float">
            <text:p>3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5]-[.G125]+[.$A$3])/2" office:value-type="float" office:value="474.907873764997" calcext:value-type="float">
            <text:p>475</text:p>
          </table:table-cell>
          <table:table-cell table:style-name="ce12" table:formula="of:=([.E125]-[.G125]+[.$A$3])/2" office:value-type="float" office:value="36.0921262350026" calcext:value-type="float">
            <text:p>36</text:p>
          </table:table-cell>
          <table:table-cell table:style-name="ce10"/>
          <table:table-cell table:formula="of:=([.$A$3]+[.C125])/2" office:value-type="float" office:value="288.573099439938" calcext:value-type="float">
            <text:p>28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5]+1.40625" office:value-type="float" office:value="173.96875" calcext:value-type="float">
            <text:p>173,96875</text:p>
          </table:table-cell>
          <table:table-cell table:formula="of:=[.$A$3]*SIN(RADIANS([.B126]))" office:value-type="float" office:value="53.6912172486473" calcext:value-type="float">
            <text:p>53,7</text:p>
          </table:table-cell>
          <table:table-cell table:formula="of:=[.$A$3]*SIN(RADIANS([.B126]-120))" office:value-type="float" office:value="413.243802623856" calcext:value-type="float">
            <text:p>413,2</text:p>
          </table:table-cell>
          <table:table-cell table:formula="of:=[.$A$3]*SIN(RADIANS([.B126]+120))" office:value-type="float" office:value="-466.935019872503" calcext:value-type="float">
            <text:p>-466,9</text:p>
          </table:table-cell>
          <table:table-cell table:style-name="ce10"/>
          <table:table-cell table:style-name="ce6" table:formula="of:=(MIN([.C126];[.D126];[.E126])+MAX([.C126];[.D126];[.E126]))/2" office:value-type="float" office:value="-26.8456086243236" calcext:value-type="float">
            <text:p>-26,8</text:p>
          </table:table-cell>
          <table:table-cell table:style-name="ce26" table:formula="of:=((([.C126]-[.G126]+[.$A$3])/2)*[.$V$3])" office:value-type="float" office:value="317.063738667912" calcext:value-type="float">
            <text:p>3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6]-[.G126]+[.$A$3])/2" office:value-type="float" office:value="475.54470562409" calcext:value-type="float">
            <text:p>476</text:p>
          </table:table-cell>
          <table:table-cell table:style-name="ce12" table:formula="of:=([.E126]-[.G126]+[.$A$3])/2" office:value-type="float" office:value="35.4552943759105" calcext:value-type="float">
            <text:p>35</text:p>
          </table:table-cell>
          <table:table-cell table:style-name="ce10"/>
          <table:table-cell table:formula="of:=([.$A$3]+[.C126])/2" office:value-type="float" office:value="282.345608624324" calcext:value-type="float">
            <text:p>28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6]+1.40625" office:value-type="float" office:value="175.375" calcext:value-type="float">
            <text:p>175,375</text:p>
          </table:table-cell>
          <table:table-cell table:formula="of:=[.$A$3]*SIN(RADIANS([.B127]))" office:value-type="float" office:value="41.2038940357928" calcext:value-type="float">
            <text:p>41,2</text:p>
          </table:table-cell>
          <table:table-cell table:formula="of:=[.$A$3]*SIN(RADIANS([.B127]-120))" office:value-type="float" office:value="420.496034543134" calcext:value-type="float">
            <text:p>420,5</text:p>
          </table:table-cell>
          <table:table-cell table:formula="of:=[.$A$3]*SIN(RADIANS([.B127]+120))" office:value-type="float" office:value="-461.699928578927" calcext:value-type="float">
            <text:p>-461,7</text:p>
          </table:table-cell>
          <table:table-cell table:style-name="ce10"/>
          <table:table-cell table:style-name="ce6" table:formula="of:=(MIN([.C127];[.D127];[.E127])+MAX([.C127];[.D127];[.E127]))/2" office:value-type="float" office:value="-20.6019470178964" calcext:value-type="float">
            <text:p>-20,6</text:p>
          </table:table-cell>
          <table:table-cell table:style-name="ce26" table:formula="of:=((([.C127]-[.G127]+[.$A$3])/2)*[.$V$3])" office:value-type="float" office:value="307.023930804777" calcext:value-type="float">
            <text:p>30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7]-[.G127]+[.$A$3])/2" office:value-type="float" office:value="476.048990780515" calcext:value-type="float">
            <text:p>476</text:p>
          </table:table-cell>
          <table:table-cell table:style-name="ce12" table:formula="of:=([.E127]-[.G127]+[.$A$3])/2" office:value-type="float" office:value="34.9510092194847" calcext:value-type="float">
            <text:p>35</text:p>
          </table:table-cell>
          <table:table-cell table:style-name="ce10"/>
          <table:table-cell table:formula="of:=([.$A$3]+[.C127])/2" office:value-type="float" office:value="276.101947017896" calcext:value-type="float">
            <text:p>27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7]+1.40625" office:value-type="float" office:value="176.78125" calcext:value-type="float">
            <text:p>176,78125</text:p>
          </table:table-cell>
          <table:table-cell table:formula="of:=[.$A$3]*SIN(RADIANS([.B128]))" office:value-type="float" office:value="28.691751137884" calcext:value-type="float">
            <text:p>28,7</text:p>
          </table:table-cell>
          <table:table-cell table:formula="of:=[.$A$3]*SIN(RADIANS([.B128]-120))" office:value-type="float" office:value="427.494975374564" calcext:value-type="float">
            <text:p>427,5</text:p>
          </table:table-cell>
          <table:table-cell table:formula="of:=[.$A$3]*SIN(RADIANS([.B128]+120))" office:value-type="float" office:value="-456.186726512448" calcext:value-type="float">
            <text:p>-456,2</text:p>
          </table:table-cell>
          <table:table-cell table:style-name="ce10"/>
          <table:table-cell table:style-name="ce6" table:formula="of:=(MIN([.C128];[.D128];[.E128])+MAX([.C128];[.D128];[.E128]))/2" office:value-type="float" office:value="-14.345875568942" calcext:value-type="float">
            <text:p>-14,3</text:p>
          </table:table-cell>
          <table:table-cell table:style-name="ce26" table:formula="of:=((([.C128]-[.G128]+[.$A$3])/2)*[.$V$3])" office:value-type="float" office:value="296.964167914859" calcext:value-type="float">
            <text:p>29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8]-[.G128]+[.$A$3])/2" office:value-type="float" office:value="476.420425471753" calcext:value-type="float">
            <text:p>476</text:p>
          </table:table-cell>
          <table:table-cell table:style-name="ce12" table:formula="of:=([.E128]-[.G128]+[.$A$3])/2" office:value-type="float" office:value="34.5795745282471" calcext:value-type="float">
            <text:p>35</text:p>
          </table:table-cell>
          <table:table-cell table:style-name="ce10"/>
          <table:table-cell table:formula="of:=([.$A$3]+[.C128])/2" office:value-type="float" office:value="269.845875568942" calcext:value-type="float">
            <text:p>27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8]+1.40625" office:value-type="float" office:value="178.1875" calcext:value-type="float">
            <text:p>178,1875</text:p>
          </table:table-cell>
          <table:table-cell table:formula="of:=[.$A$3]*SIN(RADIANS([.B129]))" office:value-type="float" office:value="16.1623254019434" calcext:value-type="float">
            <text:p>16,2</text:p>
          </table:table-cell>
          <table:table-cell table:formula="of:=[.$A$3]*SIN(RADIANS([.B129]-120))" office:value-type="float" office:value="434.236409217894" calcext:value-type="float">
            <text:p>434,2</text:p>
          </table:table-cell>
          <table:table-cell table:formula="of:=[.$A$3]*SIN(RADIANS([.B129]+120))" office:value-type="float" office:value="-450.398734619838" calcext:value-type="float">
            <text:p>-450,4</text:p>
          </table:table-cell>
          <table:table-cell table:style-name="ce10"/>
          <table:table-cell table:style-name="ce6" table:formula="of:=(MIN([.C129];[.D129];[.E129])+MAX([.C129];[.D129];[.E129]))/2" office:value-type="float" office:value="-8.08116270097165" calcext:value-type="float">
            <text:p>-8,1</text:p>
          </table:table-cell>
          <table:table-cell table:style-name="ce26" table:formula="of:=((([.C129]-[.G129]+[.$A$3])/2)*[.$V$3])" office:value-type="float" office:value="286.890509623162" calcext:value-type="float">
            <text:p>2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9]-[.G129]+[.$A$3])/2" office:value-type="float" office:value="476.658785959433" calcext:value-type="float">
            <text:p>477</text:p>
          </table:table-cell>
          <table:table-cell table:style-name="ce12" table:formula="of:=([.E129]-[.G129]+[.$A$3])/2" office:value-type="float" office:value="34.341214040567" calcext:value-type="float">
            <text:p>34</text:p>
          </table:table-cell>
          <table:table-cell table:style-name="ce10"/>
          <table:table-cell table:formula="of:=([.$A$3]+[.C129])/2" office:value-type="float" office:value="263.581162700972" calcext:value-type="float">
            <text:p>26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9]+1.40625" office:value-type="float" office:value="179.59375" calcext:value-type="float">
            <text:p>179,59375</text:p>
          </table:table-cell>
          <table:table-cell table:formula="of:=[.$A$3]*SIN(RADIANS([.B130]))" office:value-type="float" office:value="3.62316408552901" calcext:value-type="float">
            <text:p>3,6</text:p>
          </table:table-cell>
          <table:table-cell table:formula="of:=[.$A$3]*SIN(RADIANS([.B130]-120))" office:value-type="float" office:value="440.716275285457" calcext:value-type="float">
            <text:p>440,7</text:p>
          </table:table-cell>
          <table:table-cell table:formula="of:=[.$A$3]*SIN(RADIANS([.B130]+120))" office:value-type="float" office:value="-444.339439370986" calcext:value-type="float">
            <text:p>-444,3</text:p>
          </table:table-cell>
          <table:table-cell table:style-name="ce10"/>
          <table:table-cell table:style-name="ce6" table:formula="of:=(MIN([.C130];[.D130];[.E130])+MAX([.C130];[.D130];[.E130]))/2" office:value-type="float" office:value="-1.81158204276443" calcext:value-type="float">
            <text:p>-1,8</text:p>
          </table:table-cell>
          <table:table-cell table:style-name="ce26" table:formula="of:=((([.C130]-[.G130]+[.$A$3])/2)*[.$V$3])" office:value-type="float" office:value="276.809023924765" calcext:value-type="float">
            <text:p>2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0]-[.G130]+[.$A$3])/2" office:value-type="float" office:value="476.763928664111" calcext:value-type="float">
            <text:p>477</text:p>
          </table:table-cell>
          <table:table-cell table:style-name="ce12" table:formula="of:=([.E130]-[.G130]+[.$A$3])/2" office:value-type="float" office:value="34.2360713358891" calcext:value-type="float">
            <text:p>34</text:p>
          </table:table-cell>
          <table:table-cell table:style-name="ce10"/>
          <table:table-cell table:formula="of:=([.$A$3]+[.C130])/2" office:value-type="float" office:value="257.311582042764" calcext:value-type="float">
            <text:p>25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0]+1.40625" office:value-type="float" office:value="181" calcext:value-type="float">
            <text:p>181</text:p>
          </table:table-cell>
          <table:table-cell table:formula="of:=[.$A$3]*SIN(RADIANS([.B131]))" office:value-type="float" office:value="-8.91817968945194" calcext:value-type="float">
            <text:p>-8,9</text:p>
          </table:table-cell>
          <table:table-cell table:formula="of:=[.$A$3]*SIN(RADIANS([.B131]-120))" office:value-type="float" office:value="446.930670348231" calcext:value-type="float">
            <text:p>446,9</text:p>
          </table:table-cell>
          <table:table-cell table:formula="of:=[.$A$3]*SIN(RADIANS([.B131]+120))" office:value-type="float" office:value="-438.012490658779" calcext:value-type="float">
            <text:p>-438,0</text:p>
          </table:table-cell>
          <table:table-cell table:style-name="ce10"/>
          <table:table-cell table:style-name="ce6" table:formula="of:=(MIN([.C131];[.D131];[.E131])+MAX([.C131];[.D131];[.E131]))/2" office:value-type="float" office:value="4.4590898447259" calcext:value-type="float">
            <text:p>4,5</text:p>
          </table:table-cell>
          <table:table-cell table:style-name="ce26" table:formula="of:=((([.C131]-[.G131]+[.$A$3])/2)*[.$V$3])" office:value-type="float" office:value="266.725783529681" calcext:value-type="float">
            <text:p>2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1]-[.G131]+[.$A$3])/2" office:value-type="float" office:value="476.735790251753" calcext:value-type="float">
            <text:p>477</text:p>
          </table:table-cell>
          <table:table-cell table:style-name="ce12" table:formula="of:=([.E131]-[.G131]+[.$A$3])/2" office:value-type="float" office:value="34.2642097482473" calcext:value-type="float">
            <text:p>34</text:p>
          </table:table-cell>
          <table:table-cell table:style-name="ce10"/>
          <table:table-cell table:formula="of:=([.$A$3]+[.C131])/2" office:value-type="float" office:value="251.040910155274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1]+1.40625" office:value-type="float" office:value="182.40625" calcext:value-type="float">
            <text:p>182,40625</text:p>
          </table:table-cell>
          <table:table-cell table:formula="of:=[.$A$3]*SIN(RADIANS([.B132]))" office:value-type="float" office:value="-21.4541514864599" calcext:value-type="float">
            <text:p>-21,5</text:p>
          </table:table-cell>
          <table:table-cell table:formula="of:=[.$A$3]*SIN(RADIANS([.B132]-120))" office:value-type="float" office:value="452.875851087002" calcext:value-type="float">
            <text:p>452,9</text:p>
          </table:table-cell>
          <table:table-cell table:formula="of:=[.$A$3]*SIN(RADIANS([.B132]+120))" office:value-type="float" office:value="-431.421699600542" calcext:value-type="float">
            <text:p>-431,4</text:p>
          </table:table-cell>
          <table:table-cell table:style-name="ce10"/>
          <table:table-cell table:style-name="ce6" table:formula="of:=(MIN([.C132];[.D132];[.E132])+MAX([.C132];[.D132];[.E132]))/2" office:value-type="float" office:value="10.72707574323" calcext:value-type="float">
            <text:p>10,7</text:p>
          </table:table-cell>
          <table:table-cell table:style-name="ce26" table:formula="of:=((([.C132]-[.G132]+[.$A$3])/2)*[.$V$3])" office:value-type="float" office:value="256.646862204886" calcext:value-type="float">
            <text:p>2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2]-[.G132]+[.$A$3])/2" office:value-type="float" office:value="476.574387671886" calcext:value-type="float">
            <text:p>477</text:p>
          </table:table-cell>
          <table:table-cell table:style-name="ce12" table:formula="of:=([.E132]-[.G132]+[.$A$3])/2" office:value-type="float" office:value="34.4256123281142" calcext:value-type="float">
            <text:p>34</text:p>
          </table:table-cell>
          <table:table-cell table:style-name="ce10"/>
          <table:table-cell table:formula="of:=([.$A$3]+[.C132])/2" office:value-type="float" office:value="244.77292425677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2]+1.40625" office:value-type="float" office:value="183.8125" calcext:value-type="float">
            <text:p>183,8125</text:p>
          </table:table-cell>
          <table:table-cell table:formula="of:=[.$A$3]*SIN(RADIANS([.B133]))" office:value-type="float" office:value="-33.9772001048349" calcext:value-type="float">
            <text:p>-34,0</text:p>
          </table:table-cell>
          <table:table-cell table:formula="of:=[.$A$3]*SIN(RADIANS([.B133]-120))" office:value-type="float" office:value="458.548236347196" calcext:value-type="float">
            <text:p>458,5</text:p>
          </table:table-cell>
          <table:table-cell table:formula="of:=[.$A$3]*SIN(RADIANS([.B133]+120))" office:value-type="float" office:value="-424.571036242361" calcext:value-type="float">
            <text:p>-424,6</text:p>
          </table:table-cell>
          <table:table-cell table:style-name="ce10"/>
          <table:table-cell table:style-name="ce6" table:formula="of:=(MIN([.C133];[.D133];[.E133])+MAX([.C133];[.D133];[.E133]))/2" office:value-type="float" office:value="16.9886000524174" calcext:value-type="float">
            <text:p>17,0</text:p>
          </table:table-cell>
          <table:table-cell table:style-name="ce26" table:formula="of:=((([.C133]-[.G133]+[.$A$3])/2)*[.$V$3])" office:value-type="float" office:value="246.578331115713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3]-[.G133]+[.$A$3])/2" office:value-type="float" office:value="476.279818147389" calcext:value-type="float">
            <text:p>476</text:p>
          </table:table-cell>
          <table:table-cell table:style-name="ce12" table:formula="of:=([.E133]-[.G133]+[.$A$3])/2" office:value-type="float" office:value="34.7201818526108" calcext:value-type="float">
            <text:p>35</text:p>
          </table:table-cell>
          <table:table-cell table:style-name="ce10"/>
          <table:table-cell table:formula="of:=([.$A$3]+[.C133])/2" office:value-type="float" office:value="238.511399947583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3]+1.40625" office:value-type="float" office:value="185.21875" calcext:value-type="float">
            <text:p>185,21875</text:p>
          </table:table-cell>
          <table:table-cell table:formula="of:=[.$A$3]*SIN(RADIANS([.B134]))" office:value-type="float" office:value="-46.4797821283561" calcext:value-type="float">
            <text:p>-46,5</text:p>
          </table:table-cell>
          <table:table-cell table:formula="of:=[.$A$3]*SIN(RADIANS([.B134]-120))" office:value-type="float" office:value="463.944409296038" calcext:value-type="float">
            <text:p>463,9</text:p>
          </table:table-cell>
          <table:table-cell table:formula="of:=[.$A$3]*SIN(RADIANS([.B134]+120))" office:value-type="float" office:value="-417.464627167682" calcext:value-type="float">
            <text:p>-417,5</text:p>
          </table:table-cell>
          <table:table-cell table:style-name="ce10"/>
          <table:table-cell table:style-name="ce6" table:formula="of:=(MIN([.C134];[.D134];[.E134])+MAX([.C134];[.D134];[.E134]))/2" office:value-type="float" office:value="23.239891064178" calcext:value-type="float">
            <text:p>23,2</text:p>
          </table:table-cell>
          <table:table-cell table:style-name="ce26" table:formula="of:=((([.C134]-[.G134]+[.$A$3])/2)*[.$V$3])" office:value-type="float" office:value="236.526255168802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4]-[.G134]+[.$A$3])/2" office:value-type="float" office:value="475.85225911593" calcext:value-type="float">
            <text:p>476</text:p>
          </table:table-cell>
          <table:table-cell table:style-name="ce12" table:formula="of:=([.E134]-[.G134]+[.$A$3])/2" office:value-type="float" office:value="35.1477408840702" calcext:value-type="float">
            <text:p>35</text:p>
          </table:table-cell>
          <table:table-cell table:style-name="ce10"/>
          <table:table-cell table:formula="of:=([.$A$3]+[.C134])/2" office:value-type="float" office:value="232.260108935822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4]+1.40625" office:value-type="float" office:value="186.625" calcext:value-type="float">
            <text:p>186,625</text:p>
          </table:table-cell>
          <table:table-cell table:formula="of:=[.$A$3]*SIN(RADIANS([.B135]))" office:value-type="float" office:value="-58.9543664691141" calcext:value-type="float">
            <text:p>-59,0</text:p>
          </table:table-cell>
          <table:table-cell table:formula="of:=[.$A$3]*SIN(RADIANS([.B135]-120))" office:value-type="float" office:value="469.061119480718" calcext:value-type="float">
            <text:p>469,1</text:p>
          </table:table-cell>
          <table:table-cell table:formula="of:=[.$A$3]*SIN(RADIANS([.B135]+120))" office:value-type="float" office:value="-410.106753011604" calcext:value-type="float">
            <text:p>-410,1</text:p>
          </table:table-cell>
          <table:table-cell table:style-name="ce10"/>
          <table:table-cell table:style-name="ce6" table:formula="of:=(MIN([.C135];[.D135];[.E135])+MAX([.C135];[.D135];[.E135]))/2" office:value-type="float" office:value="29.477183234557" calcext:value-type="float">
            <text:p>29,5</text:p>
          </table:table-cell>
          <table:table-cell table:style-name="ce26" table:formula="of:=((([.C135]-[.G135]+[.$A$3])/2)*[.$V$3])" office:value-type="float" office:value="226.496689358832" calcext:value-type="float">
            <text:p>2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5]-[.G135]+[.$A$3])/2" office:value-type="float" office:value="475.291968123081" calcext:value-type="float">
            <text:p>475</text:p>
          </table:table-cell>
          <table:table-cell table:style-name="ce12" table:formula="of:=([.E135]-[.G135]+[.$A$3])/2" office:value-type="float" office:value="35.7080318769194" calcext:value-type="float">
            <text:p>36</text:p>
          </table:table-cell>
          <table:table-cell table:style-name="ce10"/>
          <table:table-cell table:formula="of:=([.$A$3]+[.C135])/2" office:value-type="float" office:value="226.022816765443" calcext:value-type="float">
            <text:p>22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5]+1.40625" office:value-type="float" office:value="188.03125" calcext:value-type="float">
            <text:p>188,03125</text:p>
          </table:table-cell>
          <table:table-cell table:formula="of:=[.$A$3]*SIN(RADIANS([.B136]))" office:value-type="float" office:value="-71.3934389039571" calcext:value-type="float">
            <text:p>-71,4</text:p>
          </table:table-cell>
          <table:table-cell table:formula="of:=[.$A$3]*SIN(RADIANS([.B136]-120))" office:value-type="float" office:value="473.895284786349" calcext:value-type="float">
            <text:p>473,9</text:p>
          </table:table-cell>
          <table:table-cell table:formula="of:=[.$A$3]*SIN(RADIANS([.B136]+120))" office:value-type="float" office:value="-402.501845882392" calcext:value-type="float">
            <text:p>-402,5</text:p>
          </table:table-cell>
          <table:table-cell table:style-name="ce10"/>
          <table:table-cell table:style-name="ce6" table:formula="of:=(MIN([.C136];[.D136];[.E136])+MAX([.C136];[.D136];[.E136]))/2" office:value-type="float" office:value="35.6967194519784" calcext:value-type="float">
            <text:p>35,7</text:p>
          </table:table-cell>
          <table:table-cell table:style-name="ce26" table:formula="of:=((([.C136]-[.G136]+[.$A$3])/2)*[.$V$3])" office:value-type="float" office:value="216.495675121219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6]-[.G136]+[.$A$3])/2" office:value-type="float" office:value="474.599282667185" calcext:value-type="float">
            <text:p>475</text:p>
          </table:table-cell>
          <table:table-cell table:style-name="ce12" table:formula="of:=([.E136]-[.G136]+[.$A$3])/2" office:value-type="float" office:value="36.4007173328149" calcext:value-type="float">
            <text:p>36</text:p>
          </table:table-cell>
          <table:table-cell table:style-name="ce10"/>
          <table:table-cell table:formula="of:=([.$A$3]+[.C136])/2" office:value-type="float" office:value="219.803280548021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6]+1.40625" office:value-type="float" office:value="189.4375" calcext:value-type="float">
            <text:p>189,4375</text:p>
          </table:table-cell>
          <table:table-cell table:formula="of:=[.$A$3]*SIN(RADIANS([.B137]))" office:value-type="float" office:value="-83.7895066007768" calcext:value-type="float">
            <text:p>-83,8</text:p>
          </table:table-cell>
          <table:table-cell table:formula="of:=[.$A$3]*SIN(RADIANS([.B137]-120))" office:value-type="float" office:value="478.44399329251" calcext:value-type="float">
            <text:p>478,4</text:p>
          </table:table-cell>
          <table:table-cell table:formula="of:=[.$A$3]*SIN(RADIANS([.B137]+120))" office:value-type="float" office:value="-394.654486691733" calcext:value-type="float">
            <text:p>-394,7</text:p>
          </table:table-cell>
          <table:table-cell table:style-name="ce10"/>
          <table:table-cell table:style-name="ce6" table:formula="of:=(MIN([.C137];[.D137];[.E137])+MAX([.C137];[.D137];[.E137]))/2" office:value-type="float" office:value="41.8947533003884" calcext:value-type="float">
            <text:p>41,9</text:p>
          </table:table-cell>
          <table:table-cell table:style-name="ce26" table:formula="of:=((([.C137]-[.G137]+[.$A$3])/2)*[.$V$3])" office:value-type="float" office:value="206.529236692975" calcext:value-type="float">
            <text:p>20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7]-[.G137]+[.$A$3])/2" office:value-type="float" office:value="473.774619996061" calcext:value-type="float">
            <text:p>474</text:p>
          </table:table-cell>
          <table:table-cell table:style-name="ce12" table:formula="of:=([.E137]-[.G137]+[.$A$3])/2" office:value-type="float" office:value="37.2253800039393" calcext:value-type="float">
            <text:p>37</text:p>
          </table:table-cell>
          <table:table-cell table:style-name="ce10"/>
          <table:table-cell table:formula="of:=([.$A$3]+[.C137])/2" office:value-type="float" office:value="213.605246699612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7]+1.40625" office:value-type="float" office:value="190.84375" calcext:value-type="float">
            <text:p>190,84375</text:p>
          </table:table-cell>
          <table:table-cell table:formula="of:=[.$A$3]*SIN(RADIANS([.B138]))" office:value-type="float" office:value="-96.1351026319116" calcext:value-type="float">
            <text:p>-96,1</text:p>
          </table:table-cell>
          <table:table-cell table:formula="of:=[.$A$3]*SIN(RADIANS([.B138]-120))" office:value-type="float" office:value="482.704505027285" calcext:value-type="float">
            <text:p>482,7</text:p>
          </table:table-cell>
          <table:table-cell table:formula="of:=[.$A$3]*SIN(RADIANS([.B138]+120))" office:value-type="float" office:value="-386.569402395373" calcext:value-type="float">
            <text:p>-386,6</text:p>
          </table:table-cell>
          <table:table-cell table:style-name="ce10"/>
          <table:table-cell table:style-name="ce6" table:formula="of:=(MIN([.C138];[.D138];[.E138])+MAX([.C138];[.D138];[.E138]))/2" office:value-type="float" office:value="48.0675513159558" calcext:value-type="float">
            <text:p>48,1</text:p>
          </table:table-cell>
          <table:table-cell table:style-name="ce26" table:formula="of:=((([.C138]-[.G138]+[.$A$3])/2)*[.$V$3])" office:value-type="float" office:value="196.603377483943" calcext:value-type="float">
            <text:p>19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8]-[.G138]+[.$A$3])/2" office:value-type="float" office:value="472.818476855665" calcext:value-type="float">
            <text:p>473</text:p>
          </table:table-cell>
          <table:table-cell table:style-name="ce12" table:formula="of:=([.E138]-[.G138]+[.$A$3])/2" office:value-type="float" office:value="38.1815231443356" calcext:value-type="float">
            <text:p>38</text:p>
          </table:table-cell>
          <table:table-cell table:style-name="ce10"/>
          <table:table-cell table:formula="of:=([.$A$3]+[.C138])/2" office:value-type="float" office:value="207.432448684044" calcext:value-type="float">
            <text:p>20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8]+1.40625" office:value-type="float" office:value="192.25" calcext:value-type="float">
            <text:p>192,25</text:p>
          </table:table-cell>
          <table:table-cell table:formula="of:=[.$A$3]*SIN(RADIANS([.B139]))" office:value-type="float" office:value="-108.422790471944" calcext:value-type="float">
            <text:p>-108,4</text:p>
          </table:table-cell>
          <table:table-cell table:formula="of:=[.$A$3]*SIN(RADIANS([.B139]-120))" office:value-type="float" office:value="486.674253617715" calcext:value-type="float">
            <text:p>486,7</text:p>
          </table:table-cell>
          <table:table-cell table:formula="of:=[.$A$3]*SIN(RADIANS([.B139]+120))" office:value-type="float" office:value="-378.251463145771" calcext:value-type="float">
            <text:p>-378,3</text:p>
          </table:table-cell>
          <table:table-cell table:style-name="ce10"/>
          <table:table-cell table:style-name="ce6" table:formula="of:=(MIN([.C139];[.D139];[.E139])+MAX([.C139];[.D139];[.E139]))/2" office:value-type="float" office:value="54.2113952359721" calcext:value-type="float">
            <text:p>54,2</text:p>
          </table:table-cell>
          <table:table-cell table:style-name="ce26" table:formula="of:=((([.C139]-[.G139]+[.$A$3])/2)*[.$V$3])" office:value-type="float" office:value="186.724076460557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9]-[.G139]+[.$A$3])/2" office:value-type="float" office:value="471.731429190872" calcext:value-type="float">
            <text:p>472</text:p>
          </table:table-cell>
          <table:table-cell table:style-name="ce12" table:formula="of:=([.E139]-[.G139]+[.$A$3])/2" office:value-type="float" office:value="39.2685708091284" calcext:value-type="float">
            <text:p>39</text:p>
          </table:table-cell>
          <table:table-cell table:style-name="ce10"/>
          <table:table-cell table:formula="of:=([.$A$3]+[.C139])/2" office:value-type="float" office:value="201.288604764028" calcext:value-type="float">
            <text:p>20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9]+1.40625" office:value-type="float" office:value="193.65625" calcext:value-type="float">
            <text:p>193,65625</text:p>
          </table:table-cell>
          <table:table-cell table:formula="of:=[.$A$3]*SIN(RADIANS([.B140]))" office:value-type="float" office:value="-120.645168477185" calcext:value-type="float">
            <text:p>-120,6</text:p>
          </table:table-cell>
          <table:table-cell table:formula="of:=[.$A$3]*SIN(RADIANS([.B140]-120))" office:value-type="float" office:value="490.350847835689" calcext:value-type="float">
            <text:p>490,4</text:p>
          </table:table-cell>
          <table:table-cell table:formula="of:=[.$A$3]*SIN(RADIANS([.B140]+120))" office:value-type="float" office:value="-369.705679358503" calcext:value-type="float">
            <text:p>-369,7</text:p>
          </table:table-cell>
          <table:table-cell table:style-name="ce10"/>
          <table:table-cell table:style-name="ce6" table:formula="of:=(MIN([.C140];[.D140];[.E140])+MAX([.C140];[.D140];[.E140]))/2" office:value-type="float" office:value="60.3225842385927" calcext:value-type="float">
            <text:p>60,3</text:p>
          </table:table-cell>
          <table:table-cell table:style-name="ce26" table:formula="of:=((([.C140]-[.G140]+[.$A$3])/2)*[.$V$3])" office:value-type="float" office:value="176.897284544343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0]-[.G140]+[.$A$3])/2" office:value-type="float" office:value="470.514131798548" calcext:value-type="float">
            <text:p>471</text:p>
          </table:table-cell>
          <table:table-cell table:style-name="ce12" table:formula="of:=([.E140]-[.G140]+[.$A$3])/2" office:value-type="float" office:value="40.4858682014519" calcext:value-type="float">
            <text:p>40</text:p>
          </table:table-cell>
          <table:table-cell table:style-name="ce10"/>
          <table:table-cell table:formula="of:=([.$A$3]+[.C140])/2" office:value-type="float" office:value="195.177415761407" calcext:value-type="float">
            <text:p>19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0]+1.40625" office:value-type="float" office:value="195.0625" calcext:value-type="float">
            <text:p>195,0625</text:p>
          </table:table-cell>
          <table:table-cell table:formula="of:=[.$A$3]*SIN(RADIANS([.B141]))" office:value-type="float" office:value="-132.794874344149" calcext:value-type="float">
            <text:p>-132,8</text:p>
          </table:table-cell>
          <table:table-cell table:formula="of:=[.$A$3]*SIN(RADIANS([.B141]-120))" office:value-type="float" office:value="493.732073038326" calcext:value-type="float">
            <text:p>493,7</text:p>
          </table:table-cell>
          <table:table-cell table:formula="of:=[.$A$3]*SIN(RADIANS([.B141]+120))" office:value-type="float" office:value="-360.937198694176" calcext:value-type="float">
            <text:p>-360,9</text:p>
          </table:table-cell>
          <table:table-cell table:style-name="ce10"/>
          <table:table-cell table:style-name="ce6" table:formula="of:=(MIN([.C141];[.D141];[.E141])+MAX([.C141];[.D141];[.E141]))/2" office:value-type="float" office:value="66.3974371720748" calcext:value-type="float">
            <text:p>66,4</text:p>
          </table:table-cell>
          <table:table-cell table:style-name="ce26" table:formula="of:=((([.C141]-[.G141]+[.$A$3])/2)*[.$V$3])" office:value-type="float" office:value="167.128921027304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1]-[.G141]+[.$A$3])/2" office:value-type="float" office:value="469.167317933125" calcext:value-type="float">
            <text:p>469</text:p>
          </table:table-cell>
          <table:table-cell table:style-name="ce12" table:formula="of:=([.E141]-[.G141]+[.$A$3])/2" office:value-type="float" office:value="41.8326820668746" calcext:value-type="float">
            <text:p>42</text:p>
          </table:table-cell>
          <table:table-cell table:style-name="ce10"/>
          <table:table-cell table:formula="of:=([.$A$3]+[.C141])/2" office:value-type="float" office:value="189.102562827925" calcext:value-type="float">
            <text:p>18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1]+1.40625" office:value-type="float" office:value="196.46875" calcext:value-type="float">
            <text:p>196,46875</text:p>
          </table:table-cell>
          <table:table-cell table:formula="of:=[.$A$3]*SIN(RADIANS([.B142]))" office:value-type="float" office:value="-144.864589544329" calcext:value-type="float">
            <text:p>-144,9</text:p>
          </table:table-cell>
          <table:table-cell table:formula="of:=[.$A$3]*SIN(RADIANS([.B142]-120))" office:value-type="float" office:value="496.815892501995" calcext:value-type="float">
            <text:p>496,8</text:p>
          </table:table-cell>
          <table:table-cell table:formula="of:=[.$A$3]*SIN(RADIANS([.B142]+120))" office:value-type="float" office:value="-351.951302957666" calcext:value-type="float">
            <text:p>-352,0</text:p>
          </table:table-cell>
          <table:table-cell table:style-name="ce10"/>
          <table:table-cell table:style-name="ce6" table:formula="of:=(MIN([.C142];[.D142];[.E142])+MAX([.C142];[.D142];[.E142]))/2" office:value-type="float" office:value="72.4322947721645" calcext:value-type="float">
            <text:p>72,4</text:p>
          </table:table-cell>
          <table:table-cell table:style-name="ce26" table:formula="of:=((([.C142]-[.G142]+[.$A$3])/2)*[.$V$3])" office:value-type="float" office:value="157.42487000636" calcext:value-type="float">
            <text:p>1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2]-[.G142]+[.$A$3])/2" office:value-type="float" office:value="467.691798864915" calcext:value-type="float">
            <text:p>468</text:p>
          </table:table-cell>
          <table:table-cell table:style-name="ce12" table:formula="of:=([.E142]-[.G142]+[.$A$3])/2" office:value-type="float" office:value="43.3082011350846" calcext:value-type="float">
            <text:p>43</text:p>
          </table:table-cell>
          <table:table-cell table:style-name="ce10"/>
          <table:table-cell table:formula="of:=([.$A$3]+[.C142])/2" office:value-type="float" office:value="183.067705227835" calcext:value-type="float">
            <text:p>1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2]+1.40625" office:value-type="float" office:value="197.875" calcext:value-type="float">
            <text:p>197,875</text:p>
          </table:table-cell>
          <table:table-cell table:formula="of:=[.$A$3]*SIN(RADIANS([.B143]))" office:value-type="float" office:value="-156.847043732603" calcext:value-type="float">
            <text:p>-156,8</text:p>
          </table:table-cell>
          <table:table-cell table:formula="of:=[.$A$3]*SIN(RADIANS([.B143]-120))" office:value-type="float" office:value="499.600448649165" calcext:value-type="float">
            <text:p>499,6</text:p>
          </table:table-cell>
          <table:table-cell table:formula="of:=[.$A$3]*SIN(RADIANS([.B143]+120))" office:value-type="float" office:value="-342.753404916562" calcext:value-type="float">
            <text:p>-342,8</text:p>
          </table:table-cell>
          <table:table-cell table:style-name="ce10"/>
          <table:table-cell table:style-name="ce6" table:formula="of:=(MIN([.C143];[.D143];[.E143])+MAX([.C143];[.D143];[.E143]))/2" office:value-type="float" office:value="78.4235218663014" calcext:value-type="float">
            <text:p>78,4</text:p>
          </table:table-cell>
          <table:table-cell table:style-name="ce26" table:formula="of:=((([.C143]-[.G143]+[.$A$3])/2)*[.$V$3])" office:value-type="float" office:value="147.790976838987" calcext:value-type="float">
            <text:p>1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3]-[.G143]+[.$A$3])/2" office:value-type="float" office:value="466.088463391432" calcext:value-type="float">
            <text:p>466</text:p>
          </table:table-cell>
          <table:table-cell table:style-name="ce12" table:formula="of:=([.E143]-[.G143]+[.$A$3])/2" office:value-type="float" office:value="44.9115366085684" calcext:value-type="float">
            <text:p>45</text:p>
          </table:table-cell>
          <table:table-cell table:style-name="ce10"/>
          <table:table-cell table:formula="of:=([.$A$3]+[.C143])/2" office:value-type="float" office:value="177.076478133699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3]+1.40625" office:value-type="float" office:value="199.28125" calcext:value-type="float">
            <text:p>199,28125</text:p>
          </table:table-cell>
          <table:table-cell table:formula="of:=[.$A$3]*SIN(RADIANS([.B144]))" office:value-type="float" office:value="-168.735019126621" calcext:value-type="float">
            <text:p>-168,7</text:p>
          </table:table-cell>
          <table:table-cell table:formula="of:=[.$A$3]*SIN(RADIANS([.B144]-120))" office:value-type="float" office:value="502.084064167332" calcext:value-type="float">
            <text:p>502,1</text:p>
          </table:table-cell>
          <table:table-cell table:formula="of:=[.$A$3]*SIN(RADIANS([.B144]+120))" office:value-type="float" office:value="-333.349045040711" calcext:value-type="float">
            <text:p>-333,3</text:p>
          </table:table-cell>
          <table:table-cell table:style-name="ce10"/>
          <table:table-cell table:style-name="ce6" table:formula="of:=(MIN([.C144];[.D144];[.E144])+MAX([.C144];[.D144];[.E144]))/2" office:value-type="float" office:value="84.3675095633103" calcext:value-type="float">
            <text:p>84,4</text:p>
          </table:table-cell>
          <table:table-cell table:style-name="ce26" table:formula="of:=((([.C144]-[.G144]+[.$A$3])/2)*[.$V$3])" office:value-type="float" office:value="138.233044622197" calcext:value-type="float">
            <text:p>1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4]-[.G144]+[.$A$3])/2" office:value-type="float" office:value="464.358277302011" calcext:value-type="float">
            <text:p>464</text:p>
          </table:table-cell>
          <table:table-cell table:style-name="ce12" table:formula="of:=([.E144]-[.G144]+[.$A$3])/2" office:value-type="float" office:value="46.6417226979894" calcext:value-type="float">
            <text:p>47</text:p>
          </table:table-cell>
          <table:table-cell table:style-name="ce10"/>
          <table:table-cell table:formula="of:=([.$A$3]+[.C144])/2" office:value-type="float" office:value="171.13249043669" calcext:value-type="float">
            <text:p>1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4]+1.40625" office:value-type="float" office:value="200.6875" calcext:value-type="float">
            <text:p>200,6875</text:p>
          </table:table-cell>
          <table:table-cell table:formula="of:=[.$A$3]*SIN(RADIANS([.B145]))" office:value-type="float" office:value="-180.521354854526" calcext:value-type="float">
            <text:p>-180,5</text:p>
          </table:table-cell>
          <table:table-cell table:formula="of:=[.$A$3]*SIN(RADIANS([.B145]-120))" office:value-type="float" office:value="504.265243019377" calcext:value-type="float">
            <text:p>504,3</text:p>
          </table:table-cell>
          <table:table-cell table:formula="of:=[.$A$3]*SIN(RADIANS([.B145]+120))" office:value-type="float" office:value="-323.743888164851" calcext:value-type="float">
            <text:p>-323,7</text:p>
          </table:table-cell>
          <table:table-cell table:style-name="ce10"/>
          <table:table-cell table:style-name="ce6" table:formula="of:=(MIN([.C145];[.D145];[.E145])+MAX([.C145];[.D145];[.E145]))/2" office:value-type="float" office:value="90.2606774272628" calcext:value-type="float">
            <text:p>90,3</text:p>
          </table:table-cell>
          <table:table-cell table:style-name="ce26" table:formula="of:=((([.C145]-[.G145]+[.$A$3])/2)*[.$V$3])" office:value-type="float" office:value="128.756830696961" calcext:value-type="float">
            <text:p>1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5]-[.G145]+[.$A$3])/2" office:value-type="float" office:value="462.502282796057" calcext:value-type="float">
            <text:p>463</text:p>
          </table:table-cell>
          <table:table-cell table:style-name="ce12" table:formula="of:=([.E145]-[.G145]+[.$A$3])/2" office:value-type="float" office:value="48.4977172039431" calcext:value-type="float">
            <text:p>48</text:p>
          </table:table-cell>
          <table:table-cell table:style-name="ce10"/>
          <table:table-cell table:formula="of:=([.$A$3]+[.C145])/2" office:value-type="float" office:value="165.239322572737" calcext:value-type="float">
            <text:p>1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5]+1.40625" office:value-type="float" office:value="202.09375" calcext:value-type="float">
            <text:p>202,09375</text:p>
          </table:table-cell>
          <table:table-cell table:formula="of:=[.$A$3]*SIN(RADIANS([.B146]))" office:value-type="float" office:value="-192.198951268394" calcext:value-type="float">
            <text:p>-192,2</text:p>
          </table:table-cell>
          <table:table-cell table:formula="of:=[.$A$3]*SIN(RADIANS([.B146]-120))" office:value-type="float" office:value="506.142671344719" calcext:value-type="float">
            <text:p>506,1</text:p>
          </table:table-cell>
          <table:table-cell table:formula="of:=[.$A$3]*SIN(RADIANS([.B146]+120))" office:value-type="float" office:value="-313.943720076324" calcext:value-type="float">
            <text:p>-313,9</text:p>
          </table:table-cell>
          <table:table-cell table:style-name="ce10"/>
          <table:table-cell table:style-name="ce6" table:formula="of:=(MIN([.C146];[.D146];[.E146])+MAX([.C146];[.D146];[.E146]))/2" office:value-type="float" office:value="96.0994756341971" calcext:value-type="float">
            <text:p>96,1</text:p>
          </table:table-cell>
          <table:table-cell table:style-name="ce26" table:formula="of:=((([.C146]-[.G146]+[.$A$3])/2)*[.$V$3])" office:value-type="float" office:value="119.368043180211" calcext:value-type="float">
            <text:p>1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6]-[.G146]+[.$A$3])/2" office:value-type="float" office:value="460.521597855261" calcext:value-type="float">
            <text:p>461</text:p>
          </table:table-cell>
          <table:table-cell table:style-name="ce12" table:formula="of:=([.E146]-[.G146]+[.$A$3])/2" office:value-type="float" office:value="50.4784021447392" calcext:value-type="float">
            <text:p>50</text:p>
          </table:table-cell>
          <table:table-cell table:style-name="ce10"/>
          <table:table-cell table:formula="of:=([.$A$3]+[.C146])/2" office:value-type="float" office:value="159.400524365803" calcext:value-type="float">
            <text:p>1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6]+1.40625" office:value-type="float" office:value="203.5" calcext:value-type="float">
            <text:p>203,5</text:p>
          </table:table-cell>
          <table:table-cell table:formula="of:=[.$A$3]*SIN(RADIANS([.B147]))" office:value-type="float" office:value="-203.760774220801" calcext:value-type="float">
            <text:p>-203,8</text:p>
          </table:table-cell>
          <table:table-cell table:formula="of:=[.$A$3]*SIN(RADIANS([.B147]-120))" office:value-type="float" office:value="507.715218250736" calcext:value-type="float">
            <text:p>507,7</text:p>
          </table:table-cell>
          <table:table-cell table:formula="of:=[.$A$3]*SIN(RADIANS([.B147]+120))" office:value-type="float" office:value="-303.954444029935" calcext:value-type="float">
            <text:p>-304,0</text:p>
          </table:table-cell>
          <table:table-cell table:style-name="ce10"/>
          <table:table-cell table:style-name="ce6" table:formula="of:=(MIN([.C147];[.D147];[.E147])+MAX([.C147];[.D147];[.E147]))/2" office:value-type="float" office:value="101.8803871104" calcext:value-type="float">
            <text:p>101,9</text:p>
          </table:table-cell>
          <table:table-cell table:style-name="ce26" table:formula="of:=((([.C147]-[.G147]+[.$A$3])/2)*[.$V$3])" office:value-type="float" office:value="110.072337526476" calcext:value-type="float">
            <text:p>1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7]-[.G147]+[.$A$3])/2" office:value-type="float" office:value="458.417415570168" calcext:value-type="float">
            <text:p>458</text:p>
          </table:table-cell>
          <table:table-cell table:style-name="ce12" table:formula="of:=([.E147]-[.G147]+[.$A$3])/2" office:value-type="float" office:value="52.5825844298321" calcext:value-type="float">
            <text:p>53</text:p>
          </table:table-cell>
          <table:table-cell table:style-name="ce10"/>
          <table:table-cell table:formula="of:=([.$A$3]+[.C147])/2" office:value-type="float" office:value="153.6196128896" calcext:value-type="float">
            <text:p>1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7]+1.40625" office:value-type="float" office:value="204.90625" calcext:value-type="float">
            <text:p>204,90625</text:p>
          </table:table-cell>
          <table:table-cell table:formula="of:=[.$A$3]*SIN(RADIANS([.B148]))" office:value-type="float" office:value="-215.199859301923" calcext:value-type="float">
            <text:p>-215,2</text:p>
          </table:table-cell>
          <table:table-cell table:formula="of:=[.$A$3]*SIN(RADIANS([.B148]-120))" office:value-type="float" office:value="508.981936493974" calcext:value-type="float">
            <text:p>509,0</text:p>
          </table:table-cell>
          <table:table-cell table:formula="of:=[.$A$3]*SIN(RADIANS([.B148]+120))" office:value-type="float" office:value="-293.782077192052" calcext:value-type="float">
            <text:p>-293,8</text:p>
          </table:table-cell>
          <table:table-cell table:style-name="ce10"/>
          <table:table-cell table:style-name="ce6" table:formula="of:=(MIN([.C148];[.D148];[.E148])+MAX([.C148];[.D148];[.E148]))/2" office:value-type="float" office:value="107.599929650961" calcext:value-type="float">
            <text:p>107,6</text:p>
          </table:table-cell>
          <table:table-cell table:style-name="ce26" table:formula="of:=((([.C148]-[.G148]+[.$A$3])/2)*[.$V$3])" office:value-type="float" office:value="100.875313121254" calcext:value-type="float">
            <text:p>10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8]-[.G148]+[.$A$3])/2" office:value-type="float" office:value="456.191003421507" calcext:value-type="float">
            <text:p>456</text:p>
          </table:table-cell>
          <table:table-cell table:style-name="ce12" table:formula="of:=([.E148]-[.G148]+[.$A$3])/2" office:value-type="float" office:value="54.8089965784935" calcext:value-type="float">
            <text:p>55</text:p>
          </table:table-cell>
          <table:table-cell table:style-name="ce10"/>
          <table:table-cell table:formula="of:=([.$A$3]+[.C148])/2" office:value-type="float" office:value="147.900070349039" calcext:value-type="float">
            <text:p>1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8]+1.40625" office:value-type="float" office:value="206.3125" calcext:value-type="float">
            <text:p>206,3125</text:p>
          </table:table-cell>
          <table:table-cell table:formula="of:=[.$A$3]*SIN(RADIANS([.B149]))" office:value-type="float" office:value="-226.509316034642" calcext:value-type="float">
            <text:p>-226,5</text:p>
          </table:table-cell>
          <table:table-cell table:formula="of:=[.$A$3]*SIN(RADIANS([.B149]-120))" office:value-type="float" office:value="509.942063050729" calcext:value-type="float">
            <text:p>509,9</text:p>
          </table:table-cell>
          <table:table-cell table:formula="of:=[.$A$3]*SIN(RADIANS([.B149]+120))" office:value-type="float" office:value="-283.432747016087" calcext:value-type="float">
            <text:p>-283,4</text:p>
          </table:table-cell>
          <table:table-cell table:style-name="ce10"/>
          <table:table-cell table:style-name="ce6" table:formula="of:=(MIN([.C149];[.D149];[.E149])+MAX([.C149];[.D149];[.E149]))/2" office:value-type="float" office:value="113.254658017321" calcext:value-type="float">
            <text:p>113,3</text:p>
          </table:table-cell>
          <table:table-cell table:style-name="ce26" table:formula="of:=((([.C149]-[.G149]+[.$A$3])/2)*[.$V$3])" office:value-type="float" office:value="91.7825099081478" calcext:value-type="float">
            <text:p>9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9]-[.G149]+[.$A$3])/2" office:value-type="float" office:value="453.843702516704" calcext:value-type="float">
            <text:p>454</text:p>
          </table:table-cell>
          <table:table-cell table:style-name="ce12" table:formula="of:=([.E149]-[.G149]+[.$A$3])/2" office:value-type="float" office:value="57.1562974832961" calcext:value-type="float">
            <text:p>57</text:p>
          </table:table-cell>
          <table:table-cell table:style-name="ce10"/>
          <table:table-cell table:formula="of:=([.$A$3]+[.C149])/2" office:value-type="float" office:value="142.245341982679" calcext:value-type="float">
            <text:p>1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9]+1.40625" office:value-type="float" office:value="207.71875" calcext:value-type="float">
            <text:p>207,71875</text:p>
          </table:table-cell>
          <table:table-cell table:formula="of:=[.$A$3]*SIN(RADIANS([.B150]))" office:value-type="float" office:value="-237.682332025111" calcext:value-type="float">
            <text:p>-237,7</text:p>
          </table:table-cell>
          <table:table-cell table:formula="of:=[.$A$3]*SIN(RADIANS([.B150]-120))" office:value-type="float" office:value="510.595019576664" calcext:value-type="float">
            <text:p>510,6</text:p>
          </table:table-cell>
          <table:table-cell table:formula="of:=[.$A$3]*SIN(RADIANS([.B150]+120))" office:value-type="float" office:value="-272.912687551553" calcext:value-type="float">
            <text:p>-272,9</text:p>
          </table:table-cell>
          <table:table-cell table:style-name="ce10"/>
          <table:table-cell table:style-name="ce6" table:formula="of:=(MIN([.C150];[.D150];[.E150])+MAX([.C150];[.D150];[.E150]))/2" office:value-type="float" office:value="118.841166012556" calcext:value-type="float">
            <text:p>118,8</text:p>
          </table:table-cell>
          <table:table-cell table:style-name="ce26" table:formula="of:=((([.C150]-[.G150]+[.$A$3])/2)*[.$V$3])" office:value-type="float" office:value="82.7994050518108" calcext:value-type="float">
            <text:p>8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0]-[.G150]+[.$A$3])/2" office:value-type="float" office:value="451.376926782054" calcext:value-type="float">
            <text:p>451</text:p>
          </table:table-cell>
          <table:table-cell table:style-name="ce12" table:formula="of:=([.E150]-[.G150]+[.$A$3])/2" office:value-type="float" office:value="59.6230732179459" calcext:value-type="float">
            <text:p>60</text:p>
          </table:table-cell>
          <table:table-cell table:style-name="ce10"/>
          <table:table-cell table:formula="of:=([.$A$3]+[.C150])/2" office:value-type="float" office:value="136.658833987445" calcext:value-type="float">
            <text:p>1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0]+1.40625" office:value-type="float" office:value="209.125" calcext:value-type="float">
            <text:p>209,125</text:p>
          </table:table-cell>
          <table:table-cell table:formula="of:=[.$A$3]*SIN(RADIANS([.B151]))" office:value-type="float" office:value="-248.712177066283" calcext:value-type="float">
            <text:p>-248,7</text:p>
          </table:table-cell>
          <table:table-cell table:formula="of:=[.$A$3]*SIN(RADIANS([.B151]-120))" office:value-type="float" office:value="510.940412755183" calcext:value-type="float">
            <text:p>510,9</text:p>
          </table:table-cell>
          <table:table-cell table:formula="of:=[.$A$3]*SIN(RADIANS([.B151]+120))" office:value-type="float" office:value="-262.2282356889" calcext:value-type="float">
            <text:p>-262,2</text:p>
          </table:table-cell>
          <table:table-cell table:style-name="ce10"/>
          <table:table-cell table:style-name="ce6" table:formula="of:=(MIN([.C151];[.D151];[.E151])+MAX([.C151];[.D151];[.E151]))/2" office:value-type="float" office:value="124.356088533141" calcext:value-type="float">
            <text:p>124,4</text:p>
          </table:table-cell>
          <table:table-cell table:style-name="ce26" table:formula="of:=((([.C151]-[.G151]+[.$A$3])/2)*[.$V$3])" office:value-type="float" office:value="73.9314096387086" calcext:value-type="float">
            <text:p>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1]-[.G151]+[.$A$3])/2" office:value-type="float" office:value="448.792162111021" calcext:value-type="float">
            <text:p>449</text:p>
          </table:table-cell>
          <table:table-cell table:style-name="ce12" table:formula="of:=([.E151]-[.G151]+[.$A$3])/2" office:value-type="float" office:value="62.2078378889793" calcext:value-type="float">
            <text:p>62</text:p>
          </table:table-cell>
          <table:table-cell table:style-name="ce10"/>
          <table:table-cell table:formula="of:=([.$A$3]+[.C151])/2" office:value-type="float" office:value="131.143911466859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1]+1.40625" office:value-type="float" office:value="210.53125" calcext:value-type="float">
            <text:p>210,53125</text:p>
          </table:table-cell>
          <table:table-cell table:formula="of:=[.$A$3]*SIN(RADIANS([.B152]))" office:value-type="float" office:value="-259.592207191938" calcext:value-type="float">
            <text:p>-259,6</text:p>
          </table:table-cell>
          <table:table-cell table:formula="of:=[.$A$3]*SIN(RADIANS([.B152]-120))" office:value-type="float" office:value="510.978034534351" calcext:value-type="float">
            <text:p>511,0</text:p>
          </table:table-cell>
          <table:table-cell table:formula="of:=[.$A$3]*SIN(RADIANS([.B152]+120))" office:value-type="float" office:value="-251.385827342414" calcext:value-type="float">
            <text:p>-251,4</text:p>
          </table:table-cell>
          <table:table-cell table:style-name="ce10"/>
          <table:table-cell table:style-name="ce6" table:formula="of:=(MIN([.C152];[.D152];[.E152])+MAX([.C152];[.D152];[.E152]))/2" office:value-type="float" office:value="125.692913671207" calcext:value-type="float">
            <text:p>125,7</text:p>
          </table:table-cell>
          <table:table-cell table:style-name="ce26" table:formula="of:=((([.C152]-[.G152]+[.$A$3])/2)*[.$V$3])" office:value-type="float" office:value="67.3831752173547" calcext:value-type="float">
            <text:p>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2]-[.G152]+[.$A$3])/2" office:value-type="float" office:value="448.142560431572" calcext:value-type="float">
            <text:p>448</text:p>
          </table:table-cell>
          <table:table-cell table:style-name="ce12" table:formula="of:=([.E152]-[.G152]+[.$A$3])/2" office:value-type="float" office:value="66.9606294931898" calcext:value-type="float">
            <text:p>67</text:p>
          </table:table-cell>
          <table:table-cell table:style-name="ce10"/>
          <table:table-cell table:formula="of:=([.$A$3]+[.C152])/2" office:value-type="float" office:value="125.703896404031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2]+1.40625" office:value-type="float" office:value="211.9375" calcext:value-type="float">
            <text:p>211,9375</text:p>
          </table:table-cell>
          <table:table-cell table:formula="of:=[.$A$3]*SIN(RADIANS([.B153]))" office:value-type="float" office:value="-270.315868678757" calcext:value-type="float">
            <text:p>-270,3</text:p>
          </table:table-cell>
          <table:table-cell table:formula="of:=[.$A$3]*SIN(RADIANS([.B153]-120))" office:value-type="float" office:value="510.707862252215" calcext:value-type="float">
            <text:p>510,7</text:p>
          </table:table-cell>
          <table:table-cell table:formula="of:=[.$A$3]*SIN(RADIANS([.B153]+120))" office:value-type="float" office:value="-240.391993573458" calcext:value-type="float">
            <text:p>-240,4</text:p>
          </table:table-cell>
          <table:table-cell table:style-name="ce10"/>
          <table:table-cell table:style-name="ce6" table:formula="of:=(MIN([.C153];[.D153];[.E153])+MAX([.C153];[.D153];[.E153]))/2" office:value-type="float" office:value="120.195996786729" calcext:value-type="float">
            <text:p>120,2</text:p>
          </table:table-cell>
          <table:table-cell table:style-name="ce26" table:formula="of:=((([.C153]-[.G153]+[.$A$3])/2)*[.$V$3])" office:value-type="float" office:value="64.5816401104994" calcext:value-type="float">
            <text:p>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3]-[.G153]+[.$A$3])/2" office:value-type="float" office:value="450.755932732743" calcext:value-type="float">
            <text:p>451</text:p>
          </table:table-cell>
          <table:table-cell table:style-name="ce12" table:formula="of:=([.E153]-[.G153]+[.$A$3])/2" office:value-type="float" office:value="75.2060048199067" calcext:value-type="float">
            <text:p>75</text:p>
          </table:table-cell>
          <table:table-cell table:style-name="ce10"/>
          <table:table-cell table:formula="of:=([.$A$3]+[.C153])/2" office:value-type="float" office:value="120.342065660621" calcext:value-type="float">
            <text:p>12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3]+1.40625" office:value-type="float" office:value="213.34375" calcext:value-type="float">
            <text:p>213,34375</text:p>
          </table:table-cell>
          <table:table-cell table:formula="of:=[.$A$3]*SIN(RADIANS([.B154]))" office:value-type="float" office:value="-280.876701994047" calcext:value-type="float">
            <text:p>-280,9</text:p>
          </table:table-cell>
          <table:table-cell table:formula="of:=[.$A$3]*SIN(RADIANS([.B154]-120))" office:value-type="float" office:value="510.130058650455" calcext:value-type="float">
            <text:p>510,1</text:p>
          </table:table-cell>
          <table:table-cell table:formula="of:=[.$A$3]*SIN(RADIANS([.B154]+120))" office:value-type="float" office:value="-229.253356656409" calcext:value-type="float">
            <text:p>-229,3</text:p>
          </table:table-cell>
          <table:table-cell table:style-name="ce10"/>
          <table:table-cell table:style-name="ce6" table:formula="of:=(MIN([.C154];[.D154];[.E154])+MAX([.C154];[.D154];[.E154]))/2" office:value-type="float" office:value="114.626678328204" calcext:value-type="float">
            <text:p>114,6</text:p>
          </table:table-cell>
          <table:table-cell table:style-name="ce26" table:formula="of:=((([.C154]-[.G154]+[.$A$3])/2)*[.$V$3])" office:value-type="float" office:value="61.9061881472735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4]-[.G154]+[.$A$3])/2" office:value-type="float" office:value="453.251690161125" calcext:value-type="float">
            <text:p>453</text:p>
          </table:table-cell>
          <table:table-cell table:style-name="ce12" table:formula="of:=([.E154]-[.G154]+[.$A$3])/2" office:value-type="float" office:value="83.5599825076934" calcext:value-type="float">
            <text:p>84</text:p>
          </table:table-cell>
          <table:table-cell table:style-name="ce10"/>
          <table:table-cell table:formula="of:=([.$A$3]+[.C154])/2" office:value-type="float" office:value="115.061649002977" calcext:value-type="float">
            <text:p>1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4]+1.40625" office:value-type="float" office:value="214.75" calcext:value-type="float">
            <text:p>214,75</text:p>
          </table:table-cell>
          <table:table-cell table:formula="of:=[.$A$3]*SIN(RADIANS([.B155]))" office:value-type="float" office:value="-291.268345686711" calcext:value-type="float">
            <text:p>-291,3</text:p>
          </table:table-cell>
          <table:table-cell table:formula="of:=[.$A$3]*SIN(RADIANS([.B155]-120))" office:value-type="float" office:value="509.244971776356" calcext:value-type="float">
            <text:p>509,2</text:p>
          </table:table-cell>
          <table:table-cell table:formula="of:=[.$A$3]*SIN(RADIANS([.B155]+120))" office:value-type="float" office:value="-217.976626089645" calcext:value-type="float">
            <text:p>-218,0</text:p>
          </table:table-cell>
          <table:table-cell table:style-name="ce10"/>
          <table:table-cell table:style-name="ce6" table:formula="of:=(MIN([.C155];[.D155];[.E155])+MAX([.C155];[.D155];[.E155]))/2" office:value-type="float" office:value="108.988313044823" calcext:value-type="float">
            <text:p>109,0</text:p>
          </table:table-cell>
          <table:table-cell table:style-name="ce26" table:formula="of:=((([.C155]-[.G155]+[.$A$3])/2)*[.$V$3])" office:value-type="float" office:value="59.3584309198981" calcext:value-type="float">
            <text:p>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5]-[.G155]+[.$A$3])/2" office:value-type="float" office:value="455.628329365767" calcext:value-type="float">
            <text:p>456</text:p>
          </table:table-cell>
          <table:table-cell table:style-name="ce12" table:formula="of:=([.E155]-[.G155]+[.$A$3])/2" office:value-type="float" office:value="92.017530432766" calcext:value-type="float">
            <text:p>92</text:p>
          </table:table-cell>
          <table:table-cell table:style-name="ce10"/>
          <table:table-cell table:formula="of:=([.$A$3]+[.C155])/2" office:value-type="float" office:value="109.865827156645" calcext:value-type="float">
            <text:p>1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5]+1.40625" office:value-type="float" office:value="216.15625" calcext:value-type="float">
            <text:p>216,15625</text:p>
          </table:table-cell>
          <table:table-cell table:formula="of:=[.$A$3]*SIN(RADIANS([.B156]))" office:value-type="float" office:value="-301.484540219158" calcext:value-type="float">
            <text:p>-301,5</text:p>
          </table:table-cell>
          <table:table-cell table:formula="of:=[.$A$3]*SIN(RADIANS([.B156]-120))" office:value-type="float" office:value="508.053134773155" calcext:value-type="float">
            <text:p>508,1</text:p>
          </table:table-cell>
          <table:table-cell table:formula="of:=[.$A$3]*SIN(RADIANS([.B156]+120))" office:value-type="float" office:value="-206.568594553996" calcext:value-type="float">
            <text:p>-206,6</text:p>
          </table:table-cell>
          <table:table-cell table:style-name="ce10"/>
          <table:table-cell table:style-name="ce6" table:formula="of:=(MIN([.C156];[.D156];[.E156])+MAX([.C156];[.D156];[.E156]))/2" office:value-type="float" office:value="103.284297276998" calcext:value-type="float">
            <text:p>103,3</text:p>
          </table:table-cell>
          <table:table-cell table:style-name="ce26" table:formula="of:=((([.C156]-[.G156]+[.$A$3])/2)*[.$V$3])" office:value-type="float" office:value="56.9399031020601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6]-[.G156]+[.$A$3])/2" office:value-type="float" office:value="457.884418748078" calcext:value-type="float">
            <text:p>458</text:p>
          </table:table-cell>
          <table:table-cell table:style-name="ce12" table:formula="of:=([.E156]-[.G156]+[.$A$3])/2" office:value-type="float" office:value="100.573554084503" calcext:value-type="float">
            <text:p>101</text:p>
          </table:table-cell>
          <table:table-cell table:style-name="ce10"/>
          <table:table-cell table:formula="of:=([.$A$3]+[.C156])/2" office:value-type="float" office:value="104.757729890421" calcext:value-type="float">
            <text:p>10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6]+1.40625" office:value-type="float" office:value="217.5625" calcext:value-type="float">
            <text:p>217,5625</text:p>
          </table:table-cell>
          <table:table-cell table:formula="of:=[.$A$3]*SIN(RADIANS([.B157]))" office:value-type="float" office:value="-311.519131737811" calcext:value-type="float">
            <text:p>-311,5</text:p>
          </table:table-cell>
          <table:table-cell table:formula="of:=[.$A$3]*SIN(RADIANS([.B157]-120))" office:value-type="float" office:value="506.555265558896" calcext:value-type="float">
            <text:p>506,6</text:p>
          </table:table-cell>
          <table:table-cell table:formula="of:=[.$A$3]*SIN(RADIANS([.B157]+120))" office:value-type="float" office:value="-195.036133821086" calcext:value-type="float">
            <text:p>-195,0</text:p>
          </table:table-cell>
          <table:table-cell table:style-name="ce10"/>
          <table:table-cell table:style-name="ce6" table:formula="of:=(MIN([.C157];[.D157];[.E157])+MAX([.C157];[.D157];[.E157]))/2" office:value-type="float" office:value="97.5180669105426" calcext:value-type="float">
            <text:p>97,5</text:p>
          </table:table-cell>
          <table:table-cell table:style-name="ce26" table:formula="of:=((([.C157]-[.G157]+[.$A$3])/2)*[.$V$3])" office:value-type="float" office:value="54.6520615244824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7]-[.G157]+[.$A$3])/2" office:value-type="float" office:value="460.018599324177" calcext:value-type="float">
            <text:p>460</text:p>
          </table:table-cell>
          <table:table-cell table:style-name="ce12" table:formula="of:=([.E157]-[.G157]+[.$A$3])/2" office:value-type="float" office:value="109.222899634186" calcext:value-type="float">
            <text:p>109</text:p>
          </table:table-cell>
          <table:table-cell table:style-name="ce10"/>
          <table:table-cell table:formula="of:=([.$A$3]+[.C157])/2" office:value-type="float" office:value="99.7404341310944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7]+1.40625" office:value-type="float" office:value="218.96875" calcext:value-type="float">
            <text:p>218,96875</text:p>
          </table:table-cell>
          <table:table-cell table:formula="of:=[.$A$3]*SIN(RADIANS([.B158]))" office:value-type="float" office:value="-321.366075779956" calcext:value-type="float">
            <text:p>-321,4</text:p>
          </table:table-cell>
          <table:table-cell table:formula="of:=[.$A$3]*SIN(RADIANS([.B158]-120))" office:value-type="float" office:value="504.752266393987" calcext:value-type="float">
            <text:p>504,8</text:p>
          </table:table-cell>
          <table:table-cell table:formula="of:=[.$A$3]*SIN(RADIANS([.B158]+120))" office:value-type="float" office:value="-183.386190614031" calcext:value-type="float">
            <text:p>-183,4</text:p>
          </table:table-cell>
          <table:table-cell table:style-name="ce10"/>
          <table:table-cell table:style-name="ce6" table:formula="of:=(MIN([.C158];[.D158];[.E158])+MAX([.C158];[.D158];[.E158]))/2" office:value-type="float" office:value="91.6930953070156" calcext:value-type="float">
            <text:p>91,7</text:p>
          </table:table-cell>
          <table:table-cell table:style-name="ce26" table:formula="of:=((([.C158]-[.G158]+[.$A$3])/2)*[.$V$3])" office:value-type="float" office:value="52.4962842973835" calcext:value-type="float">
            <text:p>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8]-[.G158]+[.$A$3])/2" office:value-type="float" office:value="462.029585543486" calcext:value-type="float">
            <text:p>462</text:p>
          </table:table-cell>
          <table:table-cell table:style-name="ce12" table:formula="of:=([.E158]-[.G158]+[.$A$3])/2" office:value-type="float" office:value="117.960357039477" calcext:value-type="float">
            <text:p>118</text:p>
          </table:table-cell>
          <table:table-cell table:style-name="ce10"/>
          <table:table-cell table:formula="of:=([.$A$3]+[.C158])/2" office:value-type="float" office:value="94.8169621100222" calcext:value-type="float">
            <text:p>9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8]+1.40625" office:value-type="float" office:value="220.375" calcext:value-type="float">
            <text:p>220,375</text:p>
          </table:table-cell>
          <table:table-cell table:formula="of:=[.$A$3]*SIN(RADIANS([.B159]))" office:value-type="float" office:value="-331.019440914702" calcext:value-type="float">
            <text:p>-331,0</text:p>
          </table:table-cell>
          <table:table-cell table:formula="of:=[.$A$3]*SIN(RADIANS([.B159]-120))" office:value-type="float" office:value="502.645223337704" calcext:value-type="float">
            <text:p>502,6</text:p>
          </table:table-cell>
          <table:table-cell table:formula="of:=[.$A$3]*SIN(RADIANS([.B159]+120))" office:value-type="float" office:value="-171.625782423002" calcext:value-type="float">
            <text:p>-171,6</text:p>
          </table:table-cell>
          <table:table-cell table:style-name="ce10"/>
          <table:table-cell table:style-name="ce6" table:formula="of:=(MIN([.C159];[.D159];[.E159])+MAX([.C159];[.D159];[.E159]))/2" office:value-type="float" office:value="85.8128912115013" calcext:value-type="float">
            <text:p>85,8</text:p>
          </table:table-cell>
          <table:table-cell table:style-name="ce26" table:formula="of:=((([.C159]-[.G159]+[.$A$3])/2)*[.$V$3])" office:value-type="float" office:value="50.4738699803552" calcext:value-type="float">
            <text:p>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9]-[.G159]+[.$A$3])/2" office:value-type="float" office:value="463.916166063102" calcext:value-type="float">
            <text:p>464</text:p>
          </table:table-cell>
          <table:table-cell table:style-name="ce12" table:formula="of:=([.E159]-[.G159]+[.$A$3])/2" office:value-type="float" office:value="126.780663182748" calcext:value-type="float">
            <text:p>127</text:p>
          </table:table-cell>
          <table:table-cell table:style-name="ce10"/>
          <table:table-cell table:formula="of:=([.$A$3]+[.C159])/2" office:value-type="float" office:value="89.9902795426491" calcext:value-type="float">
            <text:p>9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9]+1.40625" office:value-type="float" office:value="221.78125" calcext:value-type="float">
            <text:p>221,78125</text:p>
          </table:table-cell>
          <table:table-cell table:formula="of:=[.$A$3]*SIN(RADIANS([.B160]))" office:value-type="float" office:value="-340.473412315855" calcext:value-type="float">
            <text:p>-340,5</text:p>
          </table:table-cell>
          <table:table-cell table:formula="of:=[.$A$3]*SIN(RADIANS([.B160]-120))" office:value-type="float" office:value="500.235405593999" calcext:value-type="float">
            <text:p>500,2</text:p>
          </table:table-cell>
          <table:table-cell table:formula="of:=[.$A$3]*SIN(RADIANS([.B160]+120))" office:value-type="float" office:value="-159.761993278144" calcext:value-type="float">
            <text:p>-159,8</text:p>
          </table:table-cell>
          <table:table-cell table:style-name="ce10"/>
          <table:table-cell table:style-name="ce6" table:formula="of:=(MIN([.C160];[.D160];[.E160])+MAX([.C160];[.D160];[.E160]))/2" office:value-type="float" office:value="79.8809966390719" calcext:value-type="float">
            <text:p>79,9</text:p>
          </table:table-cell>
          <table:table-cell table:style-name="ce26" table:formula="of:=((([.C160]-[.G160]+[.$A$3])/2)*[.$V$3])" office:value-type="float" office:value="48.5860368001593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0]-[.G160]+[.$A$3])/2" office:value-type="float" office:value="465.677204477463" calcext:value-type="float">
            <text:p>466</text:p>
          </table:table-cell>
          <table:table-cell table:style-name="ce12" table:formula="of:=([.E160]-[.G160]+[.$A$3])/2" office:value-type="float" office:value="135.678505041392" calcext:value-type="float">
            <text:p>136</text:p>
          </table:table-cell>
          <table:table-cell table:style-name="ce10"/>
          <table:table-cell table:formula="of:=([.$A$3]+[.C160])/2" office:value-type="float" office:value="85.2632938420726" calcext:value-type="float">
            <text:p>8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0]+1.40625" office:value-type="float" office:value="223.1875" calcext:value-type="float">
            <text:p>223,1875</text:p>
          </table:table-cell>
          <table:table-cell table:formula="of:=[.$A$3]*SIN(RADIANS([.B161]))" office:value-type="float" office:value="-349.72229526455" calcext:value-type="float">
            <text:p>-349,7</text:p>
          </table:table-cell>
          <table:table-cell table:formula="of:=[.$A$3]*SIN(RADIANS([.B161]-120))" office:value-type="float" office:value="497.52426474697" calcext:value-type="float">
            <text:p>497,5</text:p>
          </table:table-cell>
          <table:table-cell table:formula="of:=[.$A$3]*SIN(RADIANS([.B161]+120))" office:value-type="float" office:value="-147.80196948242" calcext:value-type="float">
            <text:p>-147,8</text:p>
          </table:table-cell>
          <table:table-cell table:style-name="ce10"/>
          <table:table-cell table:style-name="ce6" table:formula="of:=(MIN([.C161];[.D161];[.E161])+MAX([.C161];[.D161];[.E161]))/2" office:value-type="float" office:value="73.9009847412099" calcext:value-type="float">
            <text:p>73,9</text:p>
          </table:table-cell>
          <table:table-cell table:style-name="ce26" table:formula="of:=((([.C161]-[.G161]+[.$A$3])/2)*[.$V$3])" office:value-type="float" office:value="46.8339219169128" calcext:value-type="float">
            <text:p>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1]-[.G161]+[.$A$3])/2" office:value-type="float" office:value="467.31164000288" calcext:value-type="float">
            <text:p>467</text:p>
          </table:table-cell>
          <table:table-cell table:style-name="ce12" table:formula="of:=([.E161]-[.G161]+[.$A$3])/2" office:value-type="float" office:value="144.648522888185" calcext:value-type="float">
            <text:p>145</text:p>
          </table:table-cell>
          <table:table-cell table:style-name="ce10"/>
          <table:table-cell table:formula="of:=([.$A$3]+[.C161])/2" office:value-type="float" office:value="80.638852367725" calcext:value-type="float">
            <text:p>8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1]+1.40625" office:value-type="float" office:value="224.59375" calcext:value-type="float">
            <text:p>224,59375</text:p>
          </table:table-cell>
          <table:table-cell table:formula="of:=[.$A$3]*SIN(RADIANS([.B162]))" office:value-type="float" office:value="-358.760518579536" calcext:value-type="float">
            <text:p>-358,8</text:p>
          </table:table-cell>
          <table:table-cell table:formula="of:=[.$A$3]*SIN(RADIANS([.B162]-120))" office:value-type="float" office:value="494.513433886488" calcext:value-type="float">
            <text:p>494,5</text:p>
          </table:table-cell>
          <table:table-cell table:formula="of:=[.$A$3]*SIN(RADIANS([.B162]+120))" office:value-type="float" office:value="-135.752915306951" calcext:value-type="float">
            <text:p>-135,8</text:p>
          </table:table-cell>
          <table:table-cell table:style-name="ce10"/>
          <table:table-cell table:style-name="ce6" table:formula="of:=(MIN([.C162];[.D162];[.E162])+MAX([.C162];[.D162];[.E162]))/2" office:value-type="float" office:value="67.8764576534756" calcext:value-type="float">
            <text:p>67,9</text:p>
          </table:table-cell>
          <table:table-cell table:style-name="ce26" table:formula="of:=((([.C162]-[.G162]+[.$A$3])/2)*[.$V$3])" office:value-type="float" office:value="45.2185807391055" calcext:value-type="float">
            <text:p>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2]-[.G162]+[.$A$3])/2" office:value-type="float" office:value="468.818488116506" calcext:value-type="float">
            <text:p>469</text:p>
          </table:table-cell>
          <table:table-cell table:style-name="ce12" table:formula="of:=([.E162]-[.G162]+[.$A$3])/2" office:value-type="float" office:value="153.685313519787" calcext:value-type="float">
            <text:p>154</text:p>
          </table:table-cell>
          <table:table-cell table:style-name="ce10"/>
          <table:table-cell table:formula="of:=([.$A$3]+[.C162])/2" office:value-type="float" office:value="76.1197407102318" calcext:value-type="float">
            <text:p>7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2]+1.40625" office:value-type="float" office:value="226" calcext:value-type="float">
            <text:p>226</text:p>
          </table:table-cell>
          <table:table-cell table:formula="of:=[.$A$3]*SIN(RADIANS([.B163]))" office:value-type="float" office:value="-367.582637973051" calcext:value-type="float">
            <text:p>-367,6</text:p>
          </table:table-cell>
          <table:table-cell table:formula="of:=[.$A$3]*SIN(RADIANS([.B163]-120))" office:value-type="float" office:value="491.204726624481" calcext:value-type="float">
            <text:p>491,2</text:p>
          </table:table-cell>
          <table:table-cell table:formula="of:=[.$A$3]*SIN(RADIANS([.B163]+120))" office:value-type="float" office:value="-123.62208865143" calcext:value-type="float">
            <text:p>-123,6</text:p>
          </table:table-cell>
          <table:table-cell table:style-name="ce10"/>
          <table:table-cell table:style-name="ce6" table:formula="of:=(MIN([.C163];[.D163];[.E163])+MAX([.C163];[.D163];[.E163]))/2" office:value-type="float" office:value="61.8110443257151" calcext:value-type="float">
            <text:p>61,8</text:p>
          </table:table-cell>
          <table:table-cell table:style-name="ce26" table:formula="of:=((([.C163]-[.G163]+[.$A$3])/2)*[.$V$3])" office:value-type="float" office:value="43.7409862878615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3]-[.G163]+[.$A$3])/2" office:value-type="float" office:value="470.196841149383" calcext:value-type="float">
            <text:p>470</text:p>
          </table:table-cell>
          <table:table-cell table:style-name="ce12" table:formula="of:=([.E163]-[.G163]+[.$A$3])/2" office:value-type="float" office:value="162.783433511427" calcext:value-type="float">
            <text:p>163</text:p>
          </table:table-cell>
          <table:table-cell table:style-name="ce10"/>
          <table:table-cell table:formula="of:=([.$A$3]+[.C163])/2" office:value-type="float" office:value="71.7086810134746" calcext:value-type="float">
            <text:p>7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3]+1.40625" office:value-type="float" office:value="227.40625" calcext:value-type="float">
            <text:p>227,40625</text:p>
          </table:table-cell>
          <table:table-cell table:formula="of:=[.$A$3]*SIN(RADIANS([.B164]))" office:value-type="float" office:value="-376.18333933025" calcext:value-type="float">
            <text:p>-376,2</text:p>
          </table:table-cell>
          <table:table-cell table:formula="of:=[.$A$3]*SIN(RADIANS([.B164]-120))" office:value-type="float" office:value="487.600136002483" calcext:value-type="float">
            <text:p>487,6</text:p>
          </table:table-cell>
          <table:table-cell table:formula="of:=[.$A$3]*SIN(RADIANS([.B164]+120))" office:value-type="float" office:value="-111.416796672233" calcext:value-type="float">
            <text:p>-111,4</text:p>
          </table:table-cell>
          <table:table-cell table:style-name="ce10"/>
          <table:table-cell table:style-name="ce6" table:formula="of:=(MIN([.C164];[.D164];[.E164])+MAX([.C164];[.D164];[.E164]))/2" office:value-type="float" office:value="55.7083983361166" calcext:value-type="float">
            <text:p>55,7</text:p>
          </table:table-cell>
          <table:table-cell table:style-name="ce26" table:formula="of:=((([.C164]-[.G164]+[.$A$3])/2)*[.$V$3])" office:value-type="float" office:value="42.4020286108275" calcext:value-type="float">
            <text:p>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4]-[.G164]+[.$A$3])/2" office:value-type="float" office:value="471.445868833183" calcext:value-type="float">
            <text:p>471</text:p>
          </table:table-cell>
          <table:table-cell table:style-name="ce12" table:formula="of:=([.E164]-[.G164]+[.$A$3])/2" office:value-type="float" office:value="171.937402495825" calcext:value-type="float">
            <text:p>172</text:p>
          </table:table-cell>
          <table:table-cell table:style-name="ce10"/>
          <table:table-cell table:formula="of:=([.$A$3]+[.C164])/2" office:value-type="float" office:value="67.408330334875" calcext:value-type="float">
            <text:p>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4]+1.40625" office:value-type="float" office:value="228.8125" calcext:value-type="float">
            <text:p>228,8125</text:p>
          </table:table-cell>
          <table:table-cell table:formula="of:=[.$A$3]*SIN(RADIANS([.B165]))" office:value-type="float" office:value="-384.557441910238" calcext:value-type="float">
            <text:p>-384,6</text:p>
          </table:table-cell>
          <table:table-cell table:formula="of:=[.$A$3]*SIN(RADIANS([.B165]-120))" office:value-type="float" office:value="483.701833291101" calcext:value-type="float">
            <text:p>483,7</text:p>
          </table:table-cell>
          <table:table-cell table:formula="of:=[.$A$3]*SIN(RADIANS([.B165]+120))" office:value-type="float" office:value="-99.1443913808634" calcext:value-type="float">
            <text:p>-99,1</text:p>
          </table:table-cell>
          <table:table-cell table:style-name="ce10"/>
          <table:table-cell table:style-name="ce6" table:formula="of:=(MIN([.C165];[.D165];[.E165])+MAX([.C165];[.D165];[.E165]))/2" office:value-type="float" office:value="49.5721956904316" calcext:value-type="float">
            <text:p>49,6</text:p>
          </table:table-cell>
          <table:table-cell table:style-name="ce26" table:formula="of:=((([.C165]-[.G165]+[.$A$3])/2)*[.$V$3])" office:value-type="float" office:value="41.2025142460411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5]-[.G165]+[.$A$3])/2" office:value-type="float" office:value="472.564818800335" calcext:value-type="float">
            <text:p>473</text:p>
          </table:table-cell>
          <table:table-cell table:style-name="ce12" table:formula="of:=([.E165]-[.G165]+[.$A$3])/2" office:value-type="float" office:value="181.141706464352" calcext:value-type="float">
            <text:p>181</text:p>
          </table:table-cell>
          <table:table-cell table:style-name="ce10"/>
          <table:table-cell table:formula="of:=([.$A$3]+[.C165])/2" office:value-type="float" office:value="63.2212790448811" calcext:value-type="float">
            <text:p>6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5]+1.40625" office:value-type="float" office:value="230.21875" calcext:value-type="float">
            <text:p>230,21875</text:p>
          </table:table-cell>
          <table:table-cell table:formula="of:=[.$A$3]*SIN(RADIANS([.B166]))" office:value-type="float" office:value="-392.699901466748" calcext:value-type="float">
            <text:p>-392,7</text:p>
          </table:table-cell>
          <table:table-cell table:formula="of:=[.$A$3]*SIN(RADIANS([.B166]-120))" office:value-type="float" office:value="479.512166682121" calcext:value-type="float">
            <text:p>479,5</text:p>
          </table:table-cell>
          <table:table-cell table:formula="of:=[.$A$3]*SIN(RADIANS([.B166]+120))" office:value-type="float" office:value="-86.8122652153733" calcext:value-type="float">
            <text:p>-86,8</text:p>
          </table:table-cell>
          <table:table-cell table:style-name="ce10"/>
          <table:table-cell table:style-name="ce6" table:formula="of:=(MIN([.C166];[.D166];[.E166])+MAX([.C166];[.D166];[.E166]))/2" office:value-type="float" office:value="43.4061326076865" calcext:value-type="float">
            <text:p>43,4</text:p>
          </table:table-cell>
          <table:table-cell table:style-name="ce26" table:formula="of:=((([.C166]-[.G166]+[.$A$3])/2)*[.$V$3])" office:value-type="float" office:value="40.1431657361031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6]-[.G166]+[.$A$3])/2" office:value-type="float" office:value="473.553017037217" calcext:value-type="float">
            <text:p>474</text:p>
          </table:table-cell>
          <table:table-cell table:style-name="ce12" table:formula="of:=([.E166]-[.G166]+[.$A$3])/2" office:value-type="float" office:value="190.39080108847" calcext:value-type="float">
            <text:p>190</text:p>
          </table:table-cell>
          <table:table-cell table:style-name="ce10"/>
          <table:table-cell table:formula="of:=([.$A$3]+[.C166])/2" office:value-type="float" office:value="59.150049266626" calcext:value-type="float">
            <text:p>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6]+1.40625" office:value-type="float" office:value="231.625" calcext:value-type="float">
            <text:p>231,625</text:p>
          </table:table-cell>
          <table:table-cell table:formula="of:=[.$A$3]*SIN(RADIANS([.B167]))" office:value-type="float" office:value="-400.60581328661" calcext:value-type="float">
            <text:p>-400,6</text:p>
          </table:table-cell>
          <table:table-cell table:formula="of:=[.$A$3]*SIN(RADIANS([.B167]-120))" office:value-type="float" office:value="475.033659874046" calcext:value-type="float">
            <text:p>475,0</text:p>
          </table:table-cell>
          <table:table-cell table:formula="of:=[.$A$3]*SIN(RADIANS([.B167]+120))" office:value-type="float" office:value="-74.427846587437" calcext:value-type="float">
            <text:p>-74,4</text:p>
          </table:table-cell>
          <table:table-cell table:style-name="ce10"/>
          <table:table-cell table:style-name="ce6" table:formula="of:=(MIN([.C167];[.D167];[.E167])+MAX([.C167];[.D167];[.E167]))/2" office:value-type="float" office:value="37.2139232937184" calcext:value-type="float">
            <text:p>37,2</text:p>
          </table:table-cell>
          <table:table-cell table:style-name="ce26" table:formula="of:=((([.C167]-[.G167]+[.$A$3])/2)*[.$V$3])" office:value-type="float" office:value="39.2246211929442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7]-[.G167]+[.$A$3])/2" office:value-type="float" office:value="474.409868290164" calcext:value-type="float">
            <text:p>474</text:p>
          </table:table-cell>
          <table:table-cell table:style-name="ce12" table:formula="of:=([.E167]-[.G167]+[.$A$3])/2" office:value-type="float" office:value="199.679115059422" calcext:value-type="float">
            <text:p>200</text:p>
          </table:table-cell>
          <table:table-cell table:style-name="ce10"/>
          <table:table-cell table:formula="of:=([.$A$3]+[.C167])/2" office:value-type="float" office:value="55.1970933566952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7]+1.40625" office:value-type="float" office:value="233.03125" calcext:value-type="float">
            <text:p>233,03125</text:p>
          </table:table-cell>
          <table:table-cell table:formula="of:=[.$A$3]*SIN(RADIANS([.B168]))" office:value-type="float" office:value="-408.270415144164" calcext:value-type="float">
            <text:p>-408,3</text:p>
          </table:table-cell>
          <table:table-cell table:formula="of:=[.$A$3]*SIN(RADIANS([.B168]-120))" office:value-type="float" office:value="470.269010551916" calcext:value-type="float">
            <text:p>470,3</text:p>
          </table:table-cell>
          <table:table-cell table:formula="of:=[.$A$3]*SIN(RADIANS([.B168]+120))" office:value-type="float" office:value="-61.9985954077525" calcext:value-type="float">
            <text:p>-62,0</text:p>
          </table:table-cell>
          <table:table-cell table:style-name="ce10"/>
          <table:table-cell table:style-name="ce6" table:formula="of:=(MIN([.C168];[.D168];[.E168])+MAX([.C168];[.D168];[.E168]))/2" office:value-type="float" office:value="30.9992977038763" calcext:value-type="float">
            <text:p>31,0</text:p>
          </table:table-cell>
          <table:table-cell table:style-name="ce26" table:formula="of:=((([.C168]-[.G168]+[.$A$3])/2)*[.$V$3])" office:value-type="float" office:value="38.4474339134506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8]-[.G168]+[.$A$3])/2" office:value-type="float" office:value="475.13485642402" calcext:value-type="float">
            <text:p>475</text:p>
          </table:table-cell>
          <table:table-cell table:style-name="ce12" table:formula="of:=([.E168]-[.G168]+[.$A$3])/2" office:value-type="float" office:value="209.001053444186" calcext:value-type="float">
            <text:p>209</text:p>
          </table:table-cell>
          <table:table-cell table:style-name="ce10"/>
          <table:table-cell table:formula="of:=([.$A$3]+[.C168])/2" office:value-type="float" office:value="51.3647924279182" calcext:value-type="float">
            <text:p>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8]+1.40625" office:value-type="float" office:value="234.4375" calcext:value-type="float">
            <text:p>234,4375</text:p>
          </table:table-cell>
          <table:table-cell table:formula="of:=[.$A$3]*SIN(RADIANS([.B169]))" office:value-type="float" office:value="-415.689090169849" calcext:value-type="float">
            <text:p>-415,7</text:p>
          </table:table-cell>
          <table:table-cell table:formula="of:=[.$A$3]*SIN(RADIANS([.B169]-120))" office:value-type="float" office:value="465.22108876232" calcext:value-type="float">
            <text:p>465,2</text:p>
          </table:table-cell>
          <table:table-cell table:formula="of:=[.$A$3]*SIN(RADIANS([.B169]+120))" office:value-type="float" office:value="-49.5319985924716" calcext:value-type="float">
            <text:p>-49,5</text:p>
          </table:table-cell>
          <table:table-cell table:style-name="ce10"/>
          <table:table-cell table:style-name="ce6" table:formula="of:=(MIN([.C169];[.D169];[.E169])+MAX([.C169];[.D169];[.E169]))/2" office:value-type="float" office:value="24.7659992962359" calcext:value-type="float">
            <text:p>24,8</text:p>
          </table:table-cell>
          <table:table-cell table:style-name="ce26" table:formula="of:=((([.C169]-[.G169]+[.$A$3])/2)*[.$V$3])" office:value-type="float" office:value="37.8120720461787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9]-[.G169]+[.$A$3])/2" office:value-type="float" office:value="475.727544733042" calcext:value-type="float">
            <text:p>476</text:p>
          </table:table-cell>
          <table:table-cell table:style-name="ce12" table:formula="of:=([.E169]-[.G169]+[.$A$3])/2" office:value-type="float" office:value="218.351001055646" calcext:value-type="float">
            <text:p>218</text:p>
          </table:table-cell>
          <table:table-cell table:style-name="ce10"/>
          <table:table-cell table:formula="of:=([.$A$3]+[.C169])/2" office:value-type="float" office:value="47.6554549150757" calcext:value-type="float">
            <text:p>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9]+1.40625" office:value-type="float" office:value="235.84375" calcext:value-type="float">
            <text:p>235,84375</text:p>
          </table:table-cell>
          <table:table-cell table:formula="of:=[.$A$3]*SIN(RADIANS([.B170]))" office:value-type="float" office:value="-422.857369631232" calcext:value-type="float">
            <text:p>-422,9</text:p>
          </table:table-cell>
          <table:table-cell table:formula="of:=[.$A$3]*SIN(RADIANS([.B170]-120))" office:value-type="float" office:value="459.892935184591" calcext:value-type="float">
            <text:p>459,9</text:p>
          </table:table-cell>
          <table:table-cell table:formula="of:=[.$A$3]*SIN(RADIANS([.B170]+120))" office:value-type="float" office:value="-37.0355655533593" calcext:value-type="float">
            <text:p>-37,0</text:p>
          </table:table-cell>
          <table:table-cell table:style-name="ce10"/>
          <table:table-cell table:style-name="ce6" table:formula="of:=(MIN([.C170];[.D170];[.E170])+MAX([.C170];[.D170];[.E170]))/2" office:value-type="float" office:value="18.5177827766797" calcext:value-type="float">
            <text:p>18,5</text:p>
          </table:table-cell>
          <table:table-cell table:style-name="ce26" table:formula="of:=((([.C170]-[.G170]+[.$A$3])/2)*[.$V$3])" office:value-type="float" office:value="37.3189183093594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0]-[.G170]+[.$A$3])/2" office:value-type="float" office:value="476.187576203956" calcext:value-type="float">
            <text:p>476</text:p>
          </table:table-cell>
          <table:table-cell table:style-name="ce12" table:formula="of:=([.E170]-[.G170]+[.$A$3])/2" office:value-type="float" office:value="227.72332583498" calcext:value-type="float">
            <text:p>228</text:p>
          </table:table-cell>
          <table:table-cell table:style-name="ce10"/>
          <table:table-cell table:formula="of:=([.$A$3]+[.C170])/2" office:value-type="float" office:value="44.0713151843841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0]+1.40625" office:value-type="float" office:value="237.25" calcext:value-type="float">
            <text:p>237,25</text:p>
          </table:table-cell>
          <table:table-cell table:formula="of:=[.$A$3]*SIN(RADIANS([.B171]))" office:value-type="float" office:value="-429.770935624805" calcext:value-type="float">
            <text:p>-429,8</text:p>
          </table:table-cell>
          <table:table-cell table:formula="of:=[.$A$3]*SIN(RADIANS([.B171]-120))" office:value-type="float" office:value="454.287759299211" calcext:value-type="float">
            <text:p>454,3</text:p>
          </table:table-cell>
          <table:table-cell table:formula="of:=[.$A$3]*SIN(RADIANS([.B171]+120))" office:value-type="float" office:value="-24.5168236744067" calcext:value-type="float">
            <text:p>-24,5</text:p>
          </table:table-cell>
          <table:table-cell table:style-name="ce10"/>
          <table:table-cell table:style-name="ce6" table:formula="of:=(MIN([.C171];[.D171];[.E171])+MAX([.C171];[.D171];[.E171]))/2" office:value-type="float" office:value="12.2584118372034" calcext:value-type="float">
            <text:p>12,3</text:p>
          </table:table-cell>
          <table:table-cell table:style-name="ce26" table:formula="of:=((([.C171]-[.G171]+[.$A$3])/2)*[.$V$3])" office:value-type="float" office:value="36.9682697603638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1]-[.G171]+[.$A$3])/2" office:value-type="float" office:value="476.514673731004" calcext:value-type="float">
            <text:p>477</text:p>
          </table:table-cell>
          <table:table-cell table:style-name="ce12" table:formula="of:=([.E171]-[.G171]+[.$A$3])/2" office:value-type="float" office:value="237.112382244195" calcext:value-type="float">
            <text:p>237</text:p>
          </table:table-cell>
          <table:table-cell table:style-name="ce10"/>
          <table:table-cell table:formula="of:=([.$A$3]+[.C171])/2" office:value-type="float" office:value="40.6145321875978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1]+1.40625" office:value-type="float" office:value="238.65625" calcext:value-type="float">
            <text:p>238,65625</text:p>
          </table:table-cell>
          <table:table-cell table:formula="of:=[.$A$3]*SIN(RADIANS([.B172]))" office:value-type="float" office:value="-436.425623676927" calcext:value-type="float">
            <text:p>-436,4</text:p>
          </table:table-cell>
          <table:table-cell table:formula="of:=[.$A$3]*SIN(RADIANS([.B172]-120))" office:value-type="float" office:value="448.408937454543" calcext:value-type="float">
            <text:p>448,4</text:p>
          </table:table-cell>
          <table:table-cell table:formula="of:=[.$A$3]*SIN(RADIANS([.B172]+120))" office:value-type="float" office:value="-11.9833137776157" calcext:value-type="float">
            <text:p>-12,0</text:p>
          </table:table-cell>
          <table:table-cell table:style-name="ce10"/>
          <table:table-cell table:style-name="ce6" table:formula="of:=(MIN([.C172];[.D172];[.E172])+MAX([.C172];[.D172];[.E172]))/2" office:value-type="float" office:value="5.99165688880788" calcext:value-type="float">
            <text:p>6,0</text:p>
          </table:table-cell>
          <table:table-cell table:style-name="ce26" table:formula="of:=((([.C172]-[.G172]+[.$A$3])/2)*[.$V$3])" office:value-type="float" office:value="36.760337616766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2]-[.G172]+[.$A$3])/2" office:value-type="float" office:value="476.708640282868" calcext:value-type="float">
            <text:p>477</text:p>
          </table:table-cell>
          <table:table-cell table:style-name="ce12" table:formula="of:=([.E172]-[.G172]+[.$A$3])/2" office:value-type="float" office:value="246.512514666788" calcext:value-type="float">
            <text:p>247</text:p>
          </table:table-cell>
          <table:table-cell table:style-name="ce10"/>
          <table:table-cell table:formula="of:=([.$A$3]+[.C172])/2" office:value-type="float" office:value="37.2871881615364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2]+1.40625" office:value-type="float" office:value="240.0625" calcext:value-type="float">
            <text:p>240,0625</text:p>
          </table:table-cell>
          <table:table-cell table:formula="of:=[.$A$3]*SIN(RADIANS([.B173]))" office:value-type="float" office:value="-442.817425252352" calcext:value-type="float">
            <text:p>-442,8</text:p>
          </table:table-cell>
          <table:table-cell table:formula="of:=[.$A$3]*SIN(RADIANS([.B173]-120))" office:value-type="float" office:value="442.260010833042" calcext:value-type="float">
            <text:p>442,3</text:p>
          </table:table-cell>
          <table:table-cell table:formula="of:=[.$A$3]*SIN(RADIANS([.B173]+120))" office:value-type="float" office:value="0.557414419309962" calcext:value-type="float">
            <text:p>0,6</text:p>
          </table:table-cell>
          <table:table-cell table:style-name="ce10"/>
          <table:table-cell table:style-name="ce6" table:formula="of:=(MIN([.C173];[.D173];[.E173])+MAX([.C173];[.D173];[.E173]))/2" office:value-type="float" office:value="-0.278707209654954" calcext:value-type="float">
            <text:p>-0,3</text:p>
          </table:table-cell>
          <table:table-cell table:style-name="ce26" table:formula="of:=((([.C173]-[.G173]+[.$A$3])/2)*[.$V$3])" office:value-type="float" office:value="36.6952471291143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3]-[.G173]+[.$A$3])/2" office:value-type="float" office:value="476.769359021349" calcext:value-type="float">
            <text:p>477</text:p>
          </table:table-cell>
          <table:table-cell table:style-name="ce12" table:formula="of:=([.E173]-[.G173]+[.$A$3])/2" office:value-type="float" office:value="255.918060814482" calcext:value-type="float">
            <text:p>256</text:p>
          </table:table-cell>
          <table:table-cell table:style-name="ce10"/>
          <table:table-cell table:formula="of:=([.$A$3]+[.C173])/2" office:value-type="float" office:value="34.0912873738239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3]+1.40625" office:value-type="float" office:value="241.46875" calcext:value-type="float">
            <text:p>241,46875</text:p>
          </table:table-cell>
          <table:table-cell table:formula="of:=[.$A$3]*SIN(RADIANS([.B174]))" office:value-type="float" office:value="-448.942490168815" calcext:value-type="float">
            <text:p>-448,9</text:p>
          </table:table-cell>
          <table:table-cell table:formula="of:=[.$A$3]*SIN(RADIANS([.B174]-120))" office:value-type="float" office:value="435.844683318183" calcext:value-type="float">
            <text:p>435,8</text:p>
          </table:table-cell>
          <table:table-cell table:formula="of:=[.$A$3]*SIN(RADIANS([.B174]+120))" office:value-type="float" office:value="13.0978068506325" calcext:value-type="float">
            <text:p>13,1</text:p>
          </table:table-cell>
          <table:table-cell table:style-name="ce10"/>
          <table:table-cell table:style-name="ce6" table:formula="of:=(MIN([.C174];[.D174];[.E174])+MAX([.C174];[.D174];[.E174]))/2" office:value-type="float" office:value="-6.54890342531621" calcext:value-type="float">
            <text:p>-6,5</text:p>
          </table:table-cell>
          <table:table-cell table:style-name="ce26" table:formula="of:=((([.C174]-[.G174]+[.$A$3])/2)*[.$V$3])" office:value-type="float" office:value="36.7730375054846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4]-[.G174]+[.$A$3])/2" office:value-type="float" office:value="476.696793371749" calcext:value-type="float">
            <text:p>477</text:p>
          </table:table-cell>
          <table:table-cell table:style-name="ce12" table:formula="of:=([.E174]-[.G174]+[.$A$3])/2" office:value-type="float" office:value="265.323355137974" calcext:value-type="float">
            <text:p>265</text:p>
          </table:table-cell>
          <table:table-cell table:style-name="ce10"/>
          <table:table-cell table:formula="of:=([.$A$3]+[.C174])/2" office:value-type="float" office:value="31.0287549155925" calcext:value-type="float">
            <text:p>31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4]+1.40625" office:value-type="float" office:value="242.875" calcext:value-type="float">
            <text:p>242,875</text:p>
          </table:table-cell>
          <table:table-cell table:formula="of:=[.$A$3]*SIN(RADIANS([.B175]))" office:value-type="float" office:value="-454.797128916241" calcext:value-type="float">
            <text:p>-454,8</text:p>
          </table:table-cell>
          <table:table-cell table:formula="of:=[.$A$3]*SIN(RADIANS([.B175]-120))" office:value-type="float" office:value="429.166819263375" calcext:value-type="float">
            <text:p>429,2</text:p>
          </table:table-cell>
          <table:table-cell table:formula="of:=[.$A$3]*SIN(RADIANS([.B175]+120))" office:value-type="float" office:value="25.6303096528668" calcext:value-type="float">
            <text:p>25,6</text:p>
          </table:table-cell>
          <table:table-cell table:style-name="ce10"/>
          <table:table-cell table:style-name="ce6" table:formula="of:=(MIN([.C175];[.D175];[.E175])+MAX([.C175];[.D175];[.E175]))/2" office:value-type="float" office:value="-12.8151548264334" calcext:value-type="float">
            <text:p>-12,8</text:p>
          </table:table-cell>
          <table:table-cell table:style-name="ce26" table:formula="of:=((([.C175]-[.G175]+[.$A$3])/2)*[.$V$3])" office:value-type="float" office:value="36.993661887863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5]-[.G175]+[.$A$3])/2" office:value-type="float" office:value="476.490987044904" calcext:value-type="float">
            <text:p>476</text:p>
          </table:table-cell>
          <table:table-cell table:style-name="ce12" table:formula="of:=([.E175]-[.G175]+[.$A$3])/2" office:value-type="float" office:value="274.72273223965" calcext:value-type="float">
            <text:p>275</text:p>
          </table:table-cell>
          <table:table-cell table:style-name="ce10"/>
          <table:table-cell table:formula="of:=([.$A$3]+[.C175])/2" office:value-type="float" office:value="28.1014355418794" calcext:value-type="float">
            <text:p>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5]+1.40625" office:value-type="float" office:value="244.28125" calcext:value-type="float">
            <text:p>244,28125</text:p>
          </table:table-cell>
          <table:table-cell table:formula="of:=[.$A$3]*SIN(RADIANS([.B176]))" office:value-type="float" office:value="-460.377814879169" calcext:value-type="float">
            <text:p>-460,4</text:p>
          </table:table-cell>
          <table:table-cell table:formula="of:=[.$A$3]*SIN(RADIANS([.B176]-120))" office:value-type="float" office:value="422.230441164223" calcext:value-type="float">
            <text:p>422,2</text:p>
          </table:table-cell>
          <table:table-cell table:formula="of:=[.$A$3]*SIN(RADIANS([.B176]+120))" office:value-type="float" office:value="38.1473737149452" calcext:value-type="float">
            <text:p>38,1</text:p>
          </table:table-cell>
          <table:table-cell table:style-name="ce10"/>
          <table:table-cell table:style-name="ce6" table:formula="of:=(MIN([.C176];[.D176];[.E176])+MAX([.C176];[.D176];[.E176]))/2" office:value-type="float" office:value="-19.0736868574728" calcext:value-type="float">
            <text:p>-19,1</text:p>
          </table:table-cell>
          <table:table-cell table:style-name="ce26" table:formula="of:=((([.C176]-[.G176]+[.$A$3])/2)*[.$V$3])" office:value-type="float" office:value="37.3569873803711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6]-[.G176]+[.$A$3])/2" office:value-type="float" office:value="476.152064010848" calcext:value-type="float">
            <text:p>476</text:p>
          </table:table-cell>
          <table:table-cell table:style-name="ce12" table:formula="of:=([.E176]-[.G176]+[.$A$3])/2" office:value-type="float" office:value="284.110530286209" calcext:value-type="float">
            <text:p>284</text:p>
          </table:table-cell>
          <table:table-cell table:style-name="ce10"/>
          <table:table-cell table:formula="of:=([.$A$3]+[.C176])/2" office:value-type="float" office:value="25.3110925604157" calcext:value-type="float">
            <text:p>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6]+1.40625" office:value-type="float" office:value="245.6875" calcext:value-type="float">
            <text:p>245,6875</text:p>
          </table:table-cell>
          <table:table-cell table:formula="of:=[.$A$3]*SIN(RADIANS([.B177]))" office:value-type="float" office:value="-465.681186461048" calcext:value-type="float">
            <text:p>-465,7</text:p>
          </table:table-cell>
          <table:table-cell table:formula="of:=[.$A$3]*SIN(RADIANS([.B177]-120))" office:value-type="float" office:value="415.039727235527" calcext:value-type="float">
            <text:p>415,0</text:p>
          </table:table-cell>
          <table:table-cell table:formula="of:=[.$A$3]*SIN(RADIANS([.B177]+120))" office:value-type="float" office:value="50.6414592255199" calcext:value-type="float">
            <text:p>50,6</text:p>
          </table:table-cell>
          <table:table-cell table:style-name="ce10"/>
          <table:table-cell table:style-name="ce6" table:formula="of:=(MIN([.C177];[.D177];[.E177])+MAX([.C177];[.D177];[.E177]))/2" office:value-type="float" office:value="-25.3207296127601" calcext:value-type="float">
            <text:p>-25,3</text:p>
          </table:table-cell>
          <table:table-cell table:style-name="ce26" table:formula="of:=((([.C177]-[.G177]+[.$A$3])/2)*[.$V$3])" office:value-type="float" office:value="37.8627951293179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7]-[.G177]+[.$A$3])/2" office:value-type="float" office:value="475.680228424144" calcext:value-type="float">
            <text:p>476</text:p>
          </table:table-cell>
          <table:table-cell table:style-name="ce12" table:formula="of:=([.E177]-[.G177]+[.$A$3])/2" office:value-type="float" office:value="293.48109441914" calcext:value-type="float">
            <text:p>293</text:p>
          </table:table-cell>
          <table:table-cell table:style-name="ce10"/>
          <table:table-cell table:formula="of:=([.$A$3]+[.C177])/2" office:value-type="float" office:value="22.6594067694762" calcext:value-type="float">
            <text:p>2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7]+1.40625" office:value-type="float" office:value="247.09375" calcext:value-type="float">
            <text:p>247,09375</text:p>
          </table:table-cell>
          <table:table-cell table:formula="of:=[.$A$3]*SIN(RADIANS([.B178]))" office:value-type="float" office:value="-470.704049109144" calcext:value-type="float">
            <text:p>-470,7</text:p>
          </table:table-cell>
          <table:table-cell table:formula="of:=[.$A$3]*SIN(RADIANS([.B178]-120))" office:value-type="float" office:value="407.59900889448" calcext:value-type="float">
            <text:p>407,6</text:p>
          </table:table-cell>
          <table:table-cell table:formula="of:=[.$A$3]*SIN(RADIANS([.B178]+120))" office:value-type="float" office:value="63.1050402146632" calcext:value-type="float">
            <text:p>63,1</text:p>
          </table:table-cell>
          <table:table-cell table:style-name="ce10"/>
          <table:table-cell table:style-name="ce6" table:formula="of:=(MIN([.C178];[.D178];[.E178])+MAX([.C178];[.D178];[.E178]))/2" office:value-type="float" office:value="-31.5525201073318" calcext:value-type="float">
            <text:p>-31,6</text:p>
          </table:table-cell>
          <table:table-cell table:style-name="ce26" table:formula="of:=((([.C178]-[.G178]+[.$A$3])/2)*[.$V$3])" office:value-type="float" office:value="38.5107804550288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8]-[.G178]+[.$A$3])/2" office:value-type="float" office:value="475.075764500906" calcext:value-type="float">
            <text:p>475</text:p>
          </table:table-cell>
          <table:table-cell table:style-name="ce12" table:formula="of:=([.E178]-[.G178]+[.$A$3])/2" office:value-type="float" office:value="302.828780160997" calcext:value-type="float">
            <text:p>303</text:p>
          </table:table-cell>
          <table:table-cell table:style-name="ce10"/>
          <table:table-cell table:formula="of:=([.$A$3]+[.C178])/2" office:value-type="float" office:value="20.1479754454281" calcext:value-type="float">
            <text:p>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8]+1.40625" office:value-type="float" office:value="248.5" calcext:value-type="float">
            <text:p>248,5</text:p>
          </table:table-cell>
          <table:table-cell table:formula="of:=[.$A$3]*SIN(RADIANS([.B179]))" office:value-type="float" office:value="-475.443377238815" calcext:value-type="float">
            <text:p>-475,4</text:p>
          </table:table-cell>
          <table:table-cell table:formula="of:=[.$A$3]*SIN(RADIANS([.B179]-120))" office:value-type="float" office:value="399.912768151584" calcext:value-type="float">
            <text:p>399,9</text:p>
          </table:table-cell>
          <table:table-cell table:formula="of:=[.$A$3]*SIN(RADIANS([.B179]+120))" office:value-type="float" office:value="75.5306090872312" calcext:value-type="float">
            <text:p>75,5</text:p>
          </table:table-cell>
          <table:table-cell table:style-name="ce10"/>
          <table:table-cell table:style-name="ce6" table:formula="of:=(MIN([.C179];[.D179];[.E179])+MAX([.C179];[.D179];[.E179]))/2" office:value-type="float" office:value="-37.7653045436155" calcext:value-type="float">
            <text:p>-37,8</text:p>
          </table:table-cell>
          <table:table-cell table:style-name="ce26" table:formula="of:=((([.C179]-[.G179]+[.$A$3])/2)*[.$V$3])" office:value-type="float" office:value="39.3005530353733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9]-[.G179]+[.$A$3])/2" office:value-type="float" office:value="474.3390363476" calcext:value-type="float">
            <text:p>474</text:p>
          </table:table-cell>
          <table:table-cell table:style-name="ce12" table:formula="of:=([.E179]-[.G179]+[.$A$3])/2" office:value-type="float" office:value="312.147956815423" calcext:value-type="float">
            <text:p>312</text:p>
          </table:table-cell>
          <table:table-cell table:style-name="ce10"/>
          <table:table-cell table:formula="of:=([.$A$3]+[.C179])/2" office:value-type="float" office:value="17.7783113805927" calcext:value-type="float">
            <text:p>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9]+1.40625" office:value-type="float" office:value="249.90625" calcext:value-type="float">
            <text:p>249,90625</text:p>
          </table:table-cell>
          <table:table-cell table:formula="of:=[.$A$3]*SIN(RADIANS([.B180]))" office:value-type="float" office:value="-479.89631605601" calcext:value-type="float">
            <text:p>-479,9</text:p>
          </table:table-cell>
          <table:table-cell table:formula="of:=[.$A$3]*SIN(RADIANS([.B180]-120))" office:value-type="float" office:value="391.985634910854" calcext:value-type="float">
            <text:p>392,0</text:p>
          </table:table-cell>
          <table:table-cell table:formula="of:=[.$A$3]*SIN(RADIANS([.B180]+120))" office:value-type="float" office:value="87.9106811451559" calcext:value-type="float">
            <text:p>87,9</text:p>
          </table:table-cell>
          <table:table-cell table:style-name="ce10"/>
          <table:table-cell table:style-name="ce6" table:formula="of:=(MIN([.C180];[.D180];[.E180])+MAX([.C180];[.D180];[.E180]))/2" office:value-type="float" office:value="-43.9553405725779" calcext:value-type="float">
            <text:p>-44,0</text:p>
          </table:table-cell>
          <table:table-cell table:style-name="ce26" table:formula="of:=((([.C180]-[.G180]+[.$A$3])/2)*[.$V$3])" office:value-type="float" office:value="40.2316371408806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0]-[.G180]+[.$A$3])/2" office:value-type="float" office:value="473.470487741716" calcext:value-type="float">
            <text:p>473</text:p>
          </table:table-cell>
          <table:table-cell table:style-name="ce12" table:formula="of:=([.E180]-[.G180]+[.$A$3])/2" office:value-type="float" office:value="321.433010858867" calcext:value-type="float">
            <text:p>321</text:p>
          </table:table-cell>
          <table:table-cell table:style-name="ce10"/>
          <table:table-cell table:formula="of:=([.$A$3]+[.C180])/2" office:value-type="float" office:value="15.5518419719952" calcext:value-type="float">
            <text:p>1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0]+1.40625" office:value-type="float" office:value="251.3125" calcext:value-type="float">
            <text:p>251,3125</text:p>
          </table:table-cell>
          <table:table-cell table:formula="of:=[.$A$3]*SIN(RADIANS([.B181]))" office:value-type="float" office:value="-484.060183276892" calcext:value-type="float">
            <text:p>-484,1</text:p>
          </table:table-cell>
          <table:table-cell table:formula="of:=[.$A$3]*SIN(RADIANS([.B181]-120))" office:value-type="float" office:value="383.822384180941" calcext:value-type="float">
            <text:p>383,8</text:p>
          </table:table-cell>
          <table:table-cell table:formula="of:=[.$A$3]*SIN(RADIANS([.B181]+120))" office:value-type="float" office:value="100.237799095951" calcext:value-type="float">
            <text:p>100,2</text:p>
          </table:table-cell>
          <table:table-cell table:style-name="ce10"/>
          <table:table-cell table:style-name="ce6" table:formula="of:=(MIN([.C181];[.D181];[.E181])+MAX([.C181];[.D181];[.E181]))/2" office:value-type="float" office:value="-50.1188995479754" calcext:value-type="float">
            <text:p>-50,1</text:p>
          </table:table-cell>
          <table:table-cell table:style-name="ce26" table:formula="of:=((([.C181]-[.G181]+[.$A$3])/2)*[.$V$3])" office:value-type="float" office:value="41.3034719213009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1]-[.G181]+[.$A$3])/2" office:value-type="float" office:value="472.470641864458" calcext:value-type="float">
            <text:p>472</text:p>
          </table:table-cell>
          <table:table-cell table:style-name="ce12" table:formula="of:=([.E181]-[.G181]+[.$A$3])/2" office:value-type="float" office:value="330.678349321963" calcext:value-type="float">
            <text:p>331</text:p>
          </table:table-cell>
          <table:table-cell table:style-name="ce10"/>
          <table:table-cell table:formula="of:=([.$A$3]+[.C181])/2" office:value-type="float" office:value="13.4699083615542" calcext:value-type="float">
            <text:p>1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1]+1.40625" office:value-type="float" office:value="252.71875" calcext:value-type="float">
            <text:p>252,71875</text:p>
          </table:table-cell>
          <table:table-cell table:formula="of:=[.$A$3]*SIN(RADIANS([.B182]))" office:value-type="float" office:value="-487.932470743544" calcext:value-type="float">
            <text:p>-487,9</text:p>
          </table:table-cell>
          <table:table-cell table:formula="of:=[.$A$3]*SIN(RADIANS([.B182]-120))" office:value-type="float" office:value="375.427933198841" calcext:value-type="float">
            <text:p>375,4</text:p>
          </table:table-cell>
          <table:table-cell table:formula="of:=[.$A$3]*SIN(RADIANS([.B182]+120))" office:value-type="float" office:value="112.504537544703" calcext:value-type="float">
            <text:p>112,5</text:p>
          </table:table-cell>
          <table:table-cell table:style-name="ce10"/>
          <table:table-cell table:style-name="ce6" table:formula="of:=(MIN([.C182];[.D182];[.E182])+MAX([.C182];[.D182];[.E182]))/2" office:value-type="float" office:value="-56.2522687723516" calcext:value-type="float">
            <text:p>-56,3</text:p>
          </table:table-cell>
          <table:table-cell table:style-name="ce26" table:formula="of:=((([.C182]-[.G182]+[.$A$3])/2)*[.$V$3])" office:value-type="float" office:value="42.515411743441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2]-[.G182]+[.$A$3])/2" office:value-type="float" office:value="471.340100985596" calcext:value-type="float">
            <text:p>471</text:p>
          </table:table-cell>
          <table:table-cell table:style-name="ce12" table:formula="of:=([.E182]-[.G182]+[.$A$3])/2" office:value-type="float" office:value="339.878403158527" calcext:value-type="float">
            <text:p>340</text:p>
          </table:table-cell>
          <table:table-cell table:style-name="ce10"/>
          <table:table-cell table:formula="of:=([.$A$3]+[.C182])/2" office:value-type="float" office:value="11.5337646282281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2]+1.40625" office:value-type="float" office:value="254.125" calcext:value-type="float">
            <text:p>254,125</text:p>
          </table:table-cell>
          <table:table-cell table:formula="of:=[.$A$3]*SIN(RADIANS([.B183]))" office:value-type="float" office:value="-491.51084593479" calcext:value-type="float">
            <text:p>-491,5</text:p>
          </table:table-cell>
          <table:table-cell table:formula="of:=[.$A$3]*SIN(RADIANS([.B183]-120))" office:value-type="float" office:value="366.807338467936" calcext:value-type="float">
            <text:p>366,8</text:p>
          </table:table-cell>
          <table:table-cell table:formula="of:=[.$A$3]*SIN(RADIANS([.B183]+120))" office:value-type="float" office:value="124.703507466854" calcext:value-type="float">
            <text:p>124,7</text:p>
          </table:table-cell>
          <table:table-cell table:style-name="ce10"/>
          <table:table-cell table:style-name="ce6" table:formula="of:=(MIN([.C183];[.D183];[.E183])+MAX([.C183];[.D183];[.E183]))/2" office:value-type="float" office:value="-62.3517537334271" calcext:value-type="float">
            <text:p>-62,4</text:p>
          </table:table-cell>
          <table:table-cell table:style-name="ce26" table:formula="of:=((([.C183]-[.G183]+[.$A$3])/2)*[.$V$3])" office:value-type="float" office:value="43.8667265800693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3]-[.G183]+[.$A$3])/2" office:value-type="float" office:value="470.079546100682" calcext:value-type="float">
            <text:p>470</text:p>
          </table:table-cell>
          <table:table-cell table:style-name="ce12" table:formula="of:=([.E183]-[.G183]+[.$A$3])/2" office:value-type="float" office:value="349.027630600141" calcext:value-type="float">
            <text:p>349</text:p>
          </table:table-cell>
          <table:table-cell table:style-name="ce10"/>
          <table:table-cell table:formula="of:=([.$A$3]+[.C183])/2" office:value-type="float" office:value="9.74457703260487" calcext:value-type="float">
            <text:p>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3]+1.40625" office:value-type="float" office:value="255.53125" calcext:value-type="float">
            <text:p>255,53125</text:p>
          </table:table-cell>
          <table:table-cell table:formula="of:=[.$A$3]*SIN(RADIANS([.B184]))" office:value-type="float" office:value="-494.79315337122" calcext:value-type="float">
            <text:p>-494,8</text:p>
          </table:table-cell>
          <table:table-cell table:formula="of:=[.$A$3]*SIN(RADIANS([.B184]-120))" office:value-type="float" office:value="357.965792712148" calcext:value-type="float">
            <text:p>358,0</text:p>
          </table:table-cell>
          <table:table-cell table:formula="of:=[.$A$3]*SIN(RADIANS([.B184]+120))" office:value-type="float" office:value="136.827360659072" calcext:value-type="float">
            <text:p>136,8</text:p>
          </table:table-cell>
          <table:table-cell table:style-name="ce10"/>
          <table:table-cell table:style-name="ce6" table:formula="of:=(MIN([.C184];[.D184];[.E184])+MAX([.C184];[.D184];[.E184]))/2" office:value-type="float" office:value="-68.4136803295358" calcext:value-type="float">
            <text:p>-68,4</text:p>
          </table:table-cell>
          <table:table-cell table:style-name="ce26" table:formula="of:=((([.C184]-[.G184]+[.$A$3])/2)*[.$V$3])" office:value-type="float" office:value="45.3566024496573" calcext:value-type="float">
            <text:p>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4]-[.G184]+[.$A$3])/2" office:value-type="float" office:value="468.689736520842" calcext:value-type="float">
            <text:p>469</text:p>
          </table:table-cell>
          <table:table-cell table:style-name="ce12" table:formula="of:=([.E184]-[.G184]+[.$A$3])/2" office:value-type="float" office:value="358.120520494304" calcext:value-type="float">
            <text:p>358</text:p>
          </table:table-cell>
          <table:table-cell table:style-name="ce10"/>
          <table:table-cell table:formula="of:=([.$A$3]+[.C184])/2" office:value-type="float" office:value="8.10342331439006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4]+1.40625" office:value-type="float" office:value="256.9375" calcext:value-type="float">
            <text:p>256,9375</text:p>
          </table:table-cell>
          <table:table-cell table:formula="of:=[.$A$3]*SIN(RADIANS([.B185]))" office:value-type="float" office:value="-497.777415913566" calcext:value-type="float">
            <text:p>-497,8</text:p>
          </table:table-cell>
          <table:table-cell table:formula="of:=[.$A$3]*SIN(RADIANS([.B185]-120))" office:value-type="float" office:value="348.908621748034" calcext:value-type="float">
            <text:p>348,9</text:p>
          </table:table-cell>
          <table:table-cell table:formula="of:=[.$A$3]*SIN(RADIANS([.B185]+120))" office:value-type="float" office:value="148.868794165533" calcext:value-type="float">
            <text:p>148,9</text:p>
          </table:table-cell>
          <table:table-cell table:style-name="ce10"/>
          <table:table-cell table:style-name="ce6" table:formula="of:=(MIN([.C185];[.D185];[.E185])+MAX([.C185];[.D185];[.E185]))/2" office:value-type="float" office:value="-74.4343970827663" calcext:value-type="float">
            <text:p>-74,4</text:p>
          </table:table-cell>
          <table:table-cell table:style-name="ce26" table:formula="of:=((([.C185]-[.G185]+[.$A$3])/2)*[.$V$3])" office:value-type="float" office:value="46.9841419066911" calcext:value-type="float">
            <text:p>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5]-[.G185]+[.$A$3])/2" office:value-type="float" office:value="467.1715094154" calcext:value-type="float">
            <text:p>467</text:p>
          </table:table-cell>
          <table:table-cell table:style-name="ce12" table:formula="of:=([.E185]-[.G185]+[.$A$3])/2" office:value-type="float" office:value="367.151595624149" calcext:value-type="float">
            <text:p>367</text:p>
          </table:table-cell>
          <table:table-cell table:style-name="ce10"/>
          <table:table-cell table:formula="of:=([.$A$3]+[.C185])/2" office:value-type="float" office:value="6.61129204321679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5]+1.40625" office:value-type="float" office:value="258.34375" calcext:value-type="float">
            <text:p>258,34375</text:p>
          </table:table-cell>
          <table:table-cell table:formula="of:=[.$A$3]*SIN(RADIANS([.B186]))" office:value-type="float" office:value="-500.461835953663" calcext:value-type="float">
            <text:p>-500,5</text:p>
          </table:table-cell>
          <table:table-cell table:formula="of:=[.$A$3]*SIN(RADIANS([.B186]-120))" office:value-type="float" office:value="339.641281276712" calcext:value-type="float">
            <text:p>339,6</text:p>
          </table:table-cell>
          <table:table-cell table:formula="of:=[.$A$3]*SIN(RADIANS([.B186]+120))" office:value-type="float" office:value="160.820554676951" calcext:value-type="float">
            <text:p>160,8</text:p>
          </table:table-cell>
          <table:table-cell table:style-name="ce10"/>
          <table:table-cell table:style-name="ce6" table:formula="of:=(MIN([.C186];[.D186];[.E186])+MAX([.C186];[.D186];[.E186]))/2" office:value-type="float" office:value="-80.4102773384756" calcext:value-type="float">
            <text:p>-80,4</text:p>
          </table:table-cell>
          <table:table-cell table:style-name="ce26" table:formula="of:=((([.C186]-[.G186]+[.$A$3])/2)*[.$V$3])" office:value-type="float" office:value="48.7483645822595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6]-[.G186]+[.$A$3])/2" office:value-type="float" office:value="465.525779307594" calcext:value-type="float">
            <text:p>466</text:p>
          </table:table-cell>
          <table:table-cell table:style-name="ce12" table:formula="of:=([.E186]-[.G186]+[.$A$3])/2" office:value-type="float" office:value="376.115416007713" calcext:value-type="float">
            <text:p>376</text:p>
          </table:table-cell>
          <table:table-cell table:style-name="ce10"/>
          <table:table-cell table:formula="of:=([.$A$3]+[.C186])/2" office:value-type="float" office:value="5.26908202316849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6]+1.40625" office:value-type="float" office:value="259.75" calcext:value-type="float">
            <text:p>259,75</text:p>
          </table:table-cell>
          <table:table-cell table:formula="of:=[.$A$3]*SIN(RADIANS([.B187]))" office:value-type="float" office:value="-502.844796497255" calcext:value-type="float">
            <text:p>-502,8</text:p>
          </table:table-cell>
          <table:table-cell table:formula="of:=[.$A$3]*SIN(RADIANS([.B187]-120))" office:value-type="float" office:value="330.169353597554" calcext:value-type="float">
            <text:p>330,2</text:p>
          </table:table-cell>
          <table:table-cell table:formula="of:=[.$A$3]*SIN(RADIANS([.B187]+120))" office:value-type="float" office:value="172.6754428997" calcext:value-type="float">
            <text:p>172,7</text:p>
          </table:table-cell>
          <table:table-cell table:style-name="ce10"/>
          <table:table-cell table:style-name="ce6" table:formula="of:=(MIN([.C187];[.D187];[.E187])+MAX([.C187];[.D187];[.E187]))/2" office:value-type="float" office:value="-86.3377214498501" calcext:value-type="float">
            <text:p>-86,3</text:p>
          </table:table-cell>
          <table:table-cell table:style-name="ce26" table:formula="of:=((([.C187]-[.G187]+[.$A$3])/2)*[.$V$3])" office:value-type="float" office:value="50.6482077745912" calcext:value-type="float">
            <text:p>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7]-[.G187]+[.$A$3])/2" office:value-type="float" office:value="463.753537523702" calcext:value-type="float">
            <text:p>464</text:p>
          </table:table-cell>
          <table:table-cell table:style-name="ce12" table:formula="of:=([.E187]-[.G187]+[.$A$3])/2" office:value-type="float" office:value="385.006582174775" calcext:value-type="float">
            <text:p>385</text:p>
          </table:table-cell>
          <table:table-cell table:style-name="ce10"/>
          <table:table-cell table:formula="of:=([.$A$3]+[.C187])/2" office:value-type="float" office:value="4.07760175137267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7]+1.40625" office:value-type="float" office:value="261.15625" calcext:value-type="float">
            <text:p>261,15625</text:p>
          </table:table-cell>
          <table:table-cell table:formula="of:=[.$A$3]*SIN(RADIANS([.B188]))" office:value-type="float" office:value="-504.924862138014" calcext:value-type="float">
            <text:p>-504,9</text:p>
          </table:table-cell>
          <table:table-cell table:formula="of:=[.$A$3]*SIN(RADIANS([.B188]-120))" office:value-type="float" office:value="320.498544245617" calcext:value-type="float">
            <text:p>320,5</text:p>
          </table:table-cell>
          <table:table-cell table:formula="of:=[.$A$3]*SIN(RADIANS([.B188]+120))" office:value-type="float" office:value="184.426317892397" calcext:value-type="float">
            <text:p>184,4</text:p>
          </table:table-cell>
          <table:table-cell table:style-name="ce10"/>
          <table:table-cell table:style-name="ce6" table:formula="of:=(MIN([.C188];[.D188];[.E188])+MAX([.C188];[.D188];[.E188]))/2" office:value-type="float" office:value="-92.2131589461985" calcext:value-type="float">
            <text:p>-92,2</text:p>
          </table:table-cell>
          <table:table-cell table:style-name="ce26" table:formula="of:=((([.C188]-[.G188]+[.$A$3])/2)*[.$V$3])" office:value-type="float" office:value="52.6825270891867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8]-[.G188]+[.$A$3])/2" office:value-type="float" office:value="461.855851595908" calcext:value-type="float">
            <text:p>462</text:p>
          </table:table-cell>
          <table:table-cell table:style-name="ce12" table:formula="of:=([.E188]-[.G188]+[.$A$3])/2" office:value-type="float" office:value="393.819738419298" calcext:value-type="float">
            <text:p>394</text:p>
          </table:table-cell>
          <table:table-cell table:style-name="ce10"/>
          <table:table-cell table:formula="of:=([.$A$3]+[.C188])/2" office:value-type="float" office:value="3.03756893099288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8]+1.40625" office:value-type="float" office:value="262.5625" calcext:value-type="float">
            <text:p>262,5625</text:p>
          </table:table-cell>
          <table:table-cell table:formula="of:=[.$A$3]*SIN(RADIANS([.B189]))" office:value-type="float" office:value="-506.700779922179" calcext:value-type="float">
            <text:p>-506,7</text:p>
          </table:table-cell>
          <table:table-cell table:formula="of:=[.$A$3]*SIN(RADIANS([.B189]-120))" office:value-type="float" office:value="310.634678554839" calcext:value-type="float">
            <text:p>310,6</text:p>
          </table:table-cell>
          <table:table-cell table:formula="of:=[.$A$3]*SIN(RADIANS([.B189]+120))" office:value-type="float" office:value="196.066101367339" calcext:value-type="float">
            <text:p>196,1</text:p>
          </table:table-cell>
          <table:table-cell table:style-name="ce10"/>
          <table:table-cell table:style-name="ce6" table:formula="of:=(MIN([.C189];[.D189];[.E189])+MAX([.C189];[.D189];[.E189]))/2" office:value-type="float" office:value="-98.0330506836698" calcext:value-type="float">
            <text:p>-98,0</text:p>
          </table:table-cell>
          <table:table-cell table:style-name="ce26" table:formula="of:=((([.C189]-[.G189]+[.$A$3])/2)*[.$V$3])" office:value-type="float" office:value="54.8500971281593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9]-[.G189]+[.$A$3])/2" office:value-type="float" office:value="459.833864619254" calcext:value-type="float">
            <text:p>460</text:p>
          </table:table-cell>
          <table:table-cell table:style-name="ce12" table:formula="of:=([.E189]-[.G189]+[.$A$3])/2" office:value-type="float" office:value="402.549576025505" calcext:value-type="float">
            <text:p>403</text:p>
          </table:table-cell>
          <table:table-cell table:style-name="ce10"/>
          <table:table-cell table:formula="of:=([.$A$3]+[.C189])/2" office:value-type="float" office:value="2.14961003891074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9]+1.40625" office:value-type="float" office:value="263.96875" calcext:value-type="float">
            <text:p>263,96875</text:p>
          </table:table-cell>
          <table:table-cell table:formula="of:=[.$A$3]*SIN(RADIANS([.B190]))" office:value-type="float" office:value="-508.17148010328" calcext:value-type="float">
            <text:p>-508,2</text:p>
          </table:table-cell>
          <table:table-cell table:formula="of:=[.$A$3]*SIN(RADIANS([.B190]-120))" office:value-type="float" office:value="300.583698149078" calcext:value-type="float">
            <text:p>300,6</text:p>
          </table:table-cell>
          <table:table-cell table:formula="of:=[.$A$3]*SIN(RADIANS([.B190]+120))" office:value-type="float" office:value="207.587781954202" calcext:value-type="float">
            <text:p>207,6</text:p>
          </table:table-cell>
          <table:table-cell table:style-name="ce10"/>
          <table:table-cell table:style-name="ce6" table:formula="of:=(MIN([.C190];[.D190];[.E190])+MAX([.C190];[.D190];[.E190]))/2" office:value-type="float" office:value="-103.793890977101" calcext:value-type="float">
            <text:p>-103,8</text:p>
          </table:table-cell>
          <table:table-cell table:style-name="ce26" table:formula="of:=((([.C190]-[.G190]+[.$A$3])/2)*[.$V$3])" office:value-type="float" office:value="57.149612228368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0]-[.G190]+[.$A$3])/2" office:value-type="float" office:value="457.68879456309" calcext:value-type="float">
            <text:p>458</text:p>
          </table:table-cell>
          <table:table-cell table:style-name="ce12" table:formula="of:=([.E190]-[.G190]+[.$A$3])/2" office:value-type="float" office:value="411.190836465652" calcext:value-type="float">
            <text:p>411</text:p>
          </table:table-cell>
          <table:table-cell table:style-name="ce10"/>
          <table:table-cell table:formula="of:=([.$A$3]+[.C190])/2" office:value-type="float" office:value="1.41425994835987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0]+1.40625" office:value-type="float" office:value="265.375" calcext:value-type="float">
            <text:p>265,375</text:p>
          </table:table-cell>
          <table:table-cell table:formula="of:=[.$A$3]*SIN(RADIANS([.B191]))" office:value-type="float" office:value="-509.336076786523" calcext:value-type="float">
            <text:p>-509,3</text:p>
          </table:table-cell>
          <table:table-cell table:formula="of:=[.$A$3]*SIN(RADIANS([.B191]-120))" office:value-type="float" office:value="290.3516573631" calcext:value-type="float">
            <text:p>290,4</text:p>
          </table:table-cell>
          <table:table-cell table:formula="of:=[.$A$3]*SIN(RADIANS([.B191]+120))" office:value-type="float" office:value="218.984419423423" calcext:value-type="float">
            <text:p>219,0</text:p>
          </table:table-cell>
          <table:table-cell table:style-name="ce10"/>
          <table:table-cell table:style-name="ce6" table:formula="of:=(MIN([.C191];[.D191];[.E191])+MAX([.C191];[.D191];[.E191]))/2" office:value-type="float" office:value="-109.492209711711" calcext:value-type="float">
            <text:p>-109,5</text:p>
          </table:table-cell>
          <table:table-cell table:style-name="ce26" table:formula="of:=((([.C191]-[.G191]+[.$A$3])/2)*[.$V$3])" office:value-type="float" office:value="59.5796872479008" calcext:value-type="float">
            <text:p>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1]-[.G191]+[.$A$3])/2" office:value-type="float" office:value="455.421933537406" calcext:value-type="float">
            <text:p>455</text:p>
          </table:table-cell>
          <table:table-cell table:style-name="ce12" table:formula="of:=([.E191]-[.G191]+[.$A$3])/2" office:value-type="float" office:value="419.738314567567" calcext:value-type="float">
            <text:p>420</text:p>
          </table:table-cell>
          <table:table-cell table:style-name="ce10"/>
          <table:table-cell table:formula="of:=([.$A$3]+[.C191])/2" office:value-type="float" office:value="0.831961606738332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1]+1.40625" office:value-type="float" office:value="266.78125" calcext:value-type="float">
            <text:p>266,78125</text:p>
          </table:table-cell>
          <table:table-cell table:formula="of:=[.$A$3]*SIN(RADIANS([.B192]))" office:value-type="float" office:value="-510.193868462413" calcext:value-type="float">
            <text:p>-510,2</text:p>
          </table:table-cell>
          <table:table-cell table:formula="of:=[.$A$3]*SIN(RADIANS([.B192]-120))" office:value-type="float" office:value="279.944719595675" calcext:value-type="float">
            <text:p>279,9</text:p>
          </table:table-cell>
          <table:table-cell table:formula="of:=[.$A$3]*SIN(RADIANS([.B192]+120))" office:value-type="float" office:value="230.249148866738" calcext:value-type="float">
            <text:p>230,2</text:p>
          </table:table-cell>
          <table:table-cell table:style-name="ce10"/>
          <table:table-cell table:style-name="ce6" table:formula="of:=(MIN([.C192];[.D192];[.E192])+MAX([.C192];[.D192];[.E192]))/2" office:value-type="float" office:value="-115.124574433369" calcext:value-type="float">
            <text:p>-115,1</text:p>
          </table:table-cell>
          <table:table-cell table:style-name="ce26" table:formula="of:=((([.C192]-[.G192]+[.$A$3])/2)*[.$V$3])" office:value-type="float" office:value="62.1388584004325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2]-[.G192]+[.$A$3])/2" office:value-type="float" office:value="453.034647014522" calcext:value-type="float">
            <text:p>453</text:p>
          </table:table-cell>
          <table:table-cell table:style-name="ce12" table:formula="of:=([.E192]-[.G192]+[.$A$3])/2" office:value-type="float" office:value="428.186861650053" calcext:value-type="float">
            <text:p>428</text:p>
          </table:table-cell>
          <table:table-cell table:style-name="ce10"/>
          <table:table-cell table:formula="of:=([.$A$3]+[.C192])/2" office:value-type="float" office:value="0.403065768793624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2]+1.40625" office:value-type="float" office:value="268.1875" calcext:value-type="float">
            <text:p>268,1875</text:p>
          </table:table-cell>
          <table:table-cell table:formula="of:=[.$A$3]*SIN(RADIANS([.B193]))" office:value-type="float" office:value="-510.744338429318" calcext:value-type="float">
            <text:p>-510,7</text:p>
          </table:table-cell>
          <table:table-cell table:formula="of:=[.$A$3]*SIN(RADIANS([.B193]-120))" office:value-type="float" office:value="269.369153596972" calcext:value-type="float">
            <text:p>269,4</text:p>
          </table:table-cell>
          <table:table-cell table:formula="of:=[.$A$3]*SIN(RADIANS([.B193]+120))" office:value-type="float" office:value="241.375184832345" calcext:value-type="float">
            <text:p>241,4</text:p>
          </table:table-cell>
          <table:table-cell table:style-name="ce10"/>
          <table:table-cell table:style-name="ce6" table:formula="of:=(MIN([.C193];[.D193];[.E193])+MAX([.C193];[.D193];[.E193]))/2" office:value-type="float" office:value="-120.687592416173" calcext:value-type="float">
            <text:p>-120,7</text:p>
          </table:table-cell>
          <table:table-cell table:style-name="ce26" table:formula="of:=((([.C193]-[.G193]+[.$A$3])/2)*[.$V$3])" office:value-type="float" office:value="64.8255841369542" calcext:value-type="float">
            <text:p>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3]-[.G193]+[.$A$3])/2" office:value-type="float" office:value="450.528373006573" calcext:value-type="float">
            <text:p>451</text:p>
          </table:table-cell>
          <table:table-cell table:style-name="ce12" table:formula="of:=([.E193]-[.G193]+[.$A$3])/2" office:value-type="float" office:value="436.531388624259" calcext:value-type="float">
            <text:p>437</text:p>
          </table:table-cell>
          <table:table-cell table:style-name="ce10"/>
          <table:table-cell table:formula="of:=([.$A$3]+[.C193])/2" office:value-type="float" office:value="0.12783078534099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3]+1.40625" office:value-type="float" office:value="269.59375" calcext:value-type="float">
            <text:p>269,59375</text:p>
          </table:table-cell>
          <table:table-cell table:formula="of:=[.$A$3]*SIN(RADIANS([.B194]))" office:value-type="float" office:value="-510.987155104714" calcext:value-type="float">
            <text:p>-511,0</text:p>
          </table:table-cell>
          <table:table-cell table:formula="of:=[.$A$3]*SIN(RADIANS([.B194]-120))" office:value-type="float" office:value="258.631329692505" calcext:value-type="float">
            <text:p>258,6</text:p>
          </table:table-cell>
          <table:table-cell table:formula="of:=[.$A$3]*SIN(RADIANS([.B194]+120))" office:value-type="float" office:value="252.35582541221" calcext:value-type="float">
            <text:p>252,4</text:p>
          </table:table-cell>
          <table:table-cell table:style-name="ce10"/>
          <table:table-cell table:style-name="ce6" table:formula="of:=(MIN([.C194];[.D194];[.E194])+MAX([.C194];[.D194];[.E194]))/2" office:value-type="float" office:value="-126.177912706105" calcext:value-type="float">
            <text:p>-126,2</text:p>
          </table:table-cell>
          <table:table-cell table:style-name="ce26" table:formula="of:=((([.C194]-[.G194]+[.$A$3])/2)*[.$V$3])" office:value-type="float" office:value="67.6382460743453" calcext:value-type="float">
            <text:p>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4]-[.G194]+[.$A$3])/2" office:value-type="float" office:value="447.904621199305" calcext:value-type="float">
            <text:p>448</text:p>
          </table:table-cell>
          <table:table-cell table:style-name="ce12" table:formula="of:=([.E194]-[.G194]+[.$A$3])/2" office:value-type="float" office:value="444.766869059157" calcext:value-type="float">
            <text:p>445</text:p>
          </table:table-cell>
          <table:table-cell table:style-name="ce10"/>
          <table:table-cell table:formula="of:=([.$A$3]+[.C194])/2" office:value-type="float" office:value="0.00642244764284783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4]+1.40625" office:value-type="float" office:value="271" calcext:value-type="float">
            <text:p>271</text:p>
          </table:table-cell>
          <table:table-cell table:formula="of:=[.$A$3]*SIN(RADIANS([.B195]))" office:value-type="float" office:value="-510.922172224916" calcext:value-type="float">
            <text:p>-510,9</text:p>
          </table:table-cell>
          <table:table-cell table:formula="of:=[.$A$3]*SIN(RADIANS([.B195]-120))" office:value-type="float" office:value="247.737715945878" calcext:value-type="float">
            <text:p>247,7</text:p>
          </table:table-cell>
          <table:table-cell table:formula="of:=[.$A$3]*SIN(RADIANS([.B195]+120))" office:value-type="float" office:value="263.184456279038" calcext:value-type="float">
            <text:p>263,2</text:p>
          </table:table-cell>
          <table:table-cell table:style-name="ce10"/>
          <table:table-cell table:style-name="ce6" table:formula="of:=(MIN([.C195];[.D195];[.E195])+MAX([.C195];[.D195];[.E195]))/2" office:value-type="float" office:value="-123.868857972939" calcext:value-type="float">
            <text:p>-123,9</text:p>
          </table:table-cell>
          <table:table-cell table:style-name="ce26" table:formula="of:=((([.C195]-[.G195]+[.$A$3])/2)*[.$V$3])" office:value-type="float" office:value="66.4354235609405" calcext:value-type="float">
            <text:p>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5]-[.G195]+[.$A$3])/2" office:value-type="float" office:value="441.303286959409" calcext:value-type="float">
            <text:p>441</text:p>
          </table:table-cell>
          <table:table-cell table:style-name="ce12" table:formula="of:=([.E195]-[.G195]+[.$A$3])/2" office:value-type="float" office:value="449.026657125988" calcext:value-type="float">
            <text:p>449</text:p>
          </table:table-cell>
          <table:table-cell table:style-name="ce10"/>
          <table:table-cell table:formula="of:=([.$A$3]+[.C195])/2" office:value-type="float" office:value="0.0389138875420372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5]+1.40625" office:value-type="float" office:value="272.40625" calcext:value-type="float">
            <text:p>272,40625</text:p>
          </table:table-cell>
          <table:table-cell table:formula="of:=[.$A$3]*SIN(RADIANS([.B196]))" office:value-type="float" office:value="-510.54942893318" calcext:value-type="float">
            <text:p>-510,5</text:p>
          </table:table-cell>
          <table:table-cell table:formula="of:=[.$A$3]*SIN(RADIANS([.B196]-120))" office:value-type="float" office:value="236.694874262676" calcext:value-type="float">
            <text:p>236,7</text:p>
          </table:table-cell>
          <table:table-cell table:formula="of:=[.$A$3]*SIN(RADIANS([.B196]+120))" office:value-type="float" office:value="273.854554670504" calcext:value-type="float">
            <text:p>273,9</text:p>
          </table:table-cell>
          <table:table-cell table:style-name="ce10"/>
          <table:table-cell table:style-name="ce6" table:formula="of:=(MIN([.C196];[.D196];[.E196])+MAX([.C196];[.D196];[.E196]))/2" office:value-type="float" office:value="-118.347437131338" calcext:value-type="float">
            <text:p>-118,3</text:p>
          </table:table-cell>
          <table:table-cell table:style-name="ce26" table:formula="of:=((([.C196]-[.G196]+[.$A$3])/2)*[.$V$3])" office:value-type="float" office:value="63.6757323942128" calcext:value-type="float">
            <text:p>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6]-[.G196]+[.$A$3])/2" office:value-type="float" office:value="433.021155697007" calcext:value-type="float">
            <text:p>433</text:p>
          </table:table-cell>
          <table:table-cell table:style-name="ce12" table:formula="of:=([.E196]-[.G196]+[.$A$3])/2" office:value-type="float" office:value="451.600995900921" calcext:value-type="float">
            <text:p>452</text:p>
          </table:table-cell>
          <table:table-cell table:style-name="ce10"/>
          <table:table-cell table:formula="of:=([.$A$3]+[.C196])/2" office:value-type="float" office:value="0.225285533410101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6]+1.40625" office:value-type="float" office:value="273.8125" calcext:value-type="float">
            <text:p>273,8125</text:p>
          </table:table-cell>
          <table:table-cell table:formula="of:=[.$A$3]*SIN(RADIANS([.B197]))" office:value-type="float" office:value="-509.869149756127" calcext:value-type="float">
            <text:p>-509,9</text:p>
          </table:table-cell>
          <table:table-cell table:formula="of:=[.$A$3]*SIN(RADIANS([.B197]-120))" office:value-type="float" office:value="225.509456437809" calcext:value-type="float">
            <text:p>225,5</text:p>
          </table:table-cell>
          <table:table-cell table:formula="of:=[.$A$3]*SIN(RADIANS([.B197]+120))" office:value-type="float" office:value="284.359693318318" calcext:value-type="float">
            <text:p>284,4</text:p>
          </table:table-cell>
          <table:table-cell table:style-name="ce10"/>
          <table:table-cell table:style-name="ce6" table:formula="of:=(MIN([.C197];[.D197];[.E197])+MAX([.C197];[.D197];[.E197]))/2" office:value-type="float" office:value="-112.754728218905" calcext:value-type="float">
            <text:p>-112,8</text:p>
          </table:table-cell>
          <table:table-cell table:style-name="ce26" table:formula="of:=((([.C197]-[.G197]+[.$A$3])/2)*[.$V$3])" office:value-type="float" office:value="61.0426700560488" calcext:value-type="float">
            <text:p>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7]-[.G197]+[.$A$3])/2" office:value-type="float" office:value="424.632092328357" calcext:value-type="float">
            <text:p>425</text:p>
          </table:table-cell>
          <table:table-cell table:style-name="ce12" table:formula="of:=([.E197]-[.G197]+[.$A$3])/2" office:value-type="float" office:value="454.057210768611" calcext:value-type="float">
            <text:p>454</text:p>
          </table:table-cell>
          <table:table-cell table:style-name="ce10"/>
          <table:table-cell table:formula="of:=([.$A$3]+[.C197])/2" office:value-type="float" office:value="0.565425121936443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7]+1.40625" office:value-type="float" office:value="275.21875" calcext:value-type="float">
            <text:p>275,21875</text:p>
          </table:table-cell>
          <table:table-cell table:formula="of:=[.$A$3]*SIN(RADIANS([.B198]))" office:value-type="float" office:value="-508.881744468497" calcext:value-type="float">
            <text:p>-508,9</text:p>
          </table:table-cell>
          <table:table-cell table:formula="of:=[.$A$3]*SIN(RADIANS([.B198]-120))" office:value-type="float" office:value="214.188200148726" calcext:value-type="float">
            <text:p>214,2</text:p>
          </table:table-cell>
          <table:table-cell table:formula="of:=[.$A$3]*SIN(RADIANS([.B198]+120))" office:value-type="float" office:value="294.693544319771" calcext:value-type="float">
            <text:p>294,7</text:p>
          </table:table-cell>
          <table:table-cell table:style-name="ce10"/>
          <table:table-cell table:style-name="ce6" table:formula="of:=(MIN([.C198];[.D198];[.E198])+MAX([.C198];[.D198];[.E198]))/2" office:value-type="float" office:value="-107.094100074363" calcext:value-type="float">
            <text:p>-107,1</text:p>
          </table:table-cell>
          <table:table-cell table:style-name="ce26" table:formula="of:=((([.C198]-[.G198]+[.$A$3])/2)*[.$V$3])" office:value-type="float" office:value="58.5378226047443" calcext:value-type="float">
            <text:p>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8]-[.G198]+[.$A$3])/2" office:value-type="float" office:value="416.141150111545" calcext:value-type="float">
            <text:p>416</text:p>
          </table:table-cell>
          <table:table-cell table:style-name="ce12" table:formula="of:=([.E198]-[.G198]+[.$A$3])/2" office:value-type="float" office:value="456.393822197067" calcext:value-type="float">
            <text:p>456</text:p>
          </table:table-cell>
          <table:table-cell table:style-name="ce10"/>
          <table:table-cell table:formula="of:=([.$A$3]+[.C198])/2" office:value-type="float" office:value="1.05912776575155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8]+1.40625" office:value-type="float" office:value="276.625" calcext:value-type="float">
            <text:p>276,625</text:p>
          </table:table-cell>
          <table:table-cell table:formula="of:=[.$A$3]*SIN(RADIANS([.B199]))" office:value-type="float" office:value="-507.587807846313" calcext:value-type="float">
            <text:p>-507,6</text:p>
          </table:table-cell>
          <table:table-cell table:formula="of:=[.$A$3]*SIN(RADIANS([.B199]-120))" office:value-type="float" office:value="202.737924896886" calcext:value-type="float">
            <text:p>202,7</text:p>
          </table:table-cell>
          <table:table-cell table:formula="of:=[.$A$3]*SIN(RADIANS([.B199]+120))" office:value-type="float" office:value="304.849882949427" calcext:value-type="float">
            <text:p>304,8</text:p>
          </table:table-cell>
          <table:table-cell table:style-name="ce10"/>
          <table:table-cell table:style-name="ce6" table:formula="of:=(MIN([.C199];[.D199];[.E199])+MAX([.C199];[.D199];[.E199]))/2" office:value-type="float" office:value="-101.368962448443" calcext:value-type="float">
            <text:p>-101,4</text:p>
          </table:table-cell>
          <table:table-cell table:style-name="ce26" table:formula="of:=((([.C199]-[.G199]+[.$A$3])/2)*[.$V$3])" office:value-type="float" office:value="56.1626988667418" calcext:value-type="float">
            <text:p>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9]-[.G199]+[.$A$3])/2" office:value-type="float" office:value="407.553443672665" calcext:value-type="float">
            <text:p>408</text:p>
          </table:table-cell>
          <table:table-cell table:style-name="ce12" table:formula="of:=([.E199]-[.G199]+[.$A$3])/2" office:value-type="float" office:value="458.609422698935" calcext:value-type="float">
            <text:p>459</text:p>
          </table:table-cell>
          <table:table-cell table:style-name="ce10"/>
          <table:table-cell table:formula="of:=([.$A$3]+[.C199])/2" office:value-type="float" office:value="1.70609607684361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9]+1.40625" office:value-type="float" office:value="278.03125" calcext:value-type="float">
            <text:p>278,03125</text:p>
          </table:table-cell>
          <table:table-cell table:formula="of:=[.$A$3]*SIN(RADIANS([.B200]))" office:value-type="float" office:value="-505.988119308613" calcext:value-type="float">
            <text:p>-506,0</text:p>
          </table:table-cell>
          <table:table-cell table:formula="of:=[.$A$3]*SIN(RADIANS([.B200]-120))" office:value-type="float" office:value="191.165527899947" calcext:value-type="float">
            <text:p>191,2</text:p>
          </table:table-cell>
          <table:table-cell table:formula="of:=[.$A$3]*SIN(RADIANS([.B200]+120))" office:value-type="float" office:value="314.822591408666" calcext:value-type="float">
            <text:p>314,8</text:p>
          </table:table-cell>
          <table:table-cell table:style-name="ce10"/>
          <table:table-cell table:style-name="ce6" table:formula="of:=(MIN([.C200];[.D200];[.E200])+MAX([.C200];[.D200];[.E200]))/2" office:value-type="float" office:value="-95.5827639499736" calcext:value-type="float">
            <text:p>-95,6</text:p>
          </table:table-cell>
          <table:table-cell table:style-name="ce26" table:formula="of:=((([.C200]-[.G200]+[.$A$3])/2)*[.$V$3])" office:value-type="float" office:value="53.9187295277694" calcext:value-type="float">
            <text:p>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0]-[.G200]+[.$A$3])/2" office:value-type="float" office:value="398.87414592496" calcext:value-type="float">
            <text:p>399</text:p>
          </table:table-cell>
          <table:table-cell table:style-name="ce12" table:formula="of:=([.E200]-[.G200]+[.$A$3])/2" office:value-type="float" office:value="460.70267767932" calcext:value-type="float">
            <text:p>461</text:p>
          </table:table-cell>
          <table:table-cell table:style-name="ce10"/>
          <table:table-cell table:formula="of:=([.$A$3]+[.C200])/2" office:value-type="float" office:value="2.50594034569363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0]+1.40625" office:value-type="float" office:value="279.4375" calcext:value-type="float">
            <text:p>279,4375</text:p>
          </table:table-cell>
          <table:table-cell table:formula="of:=[.$A$3]*SIN(RADIANS([.B201]))" office:value-type="float" office:value="-504.083642447956" calcext:value-type="float">
            <text:p>-504,1</text:p>
          </table:table-cell>
          <table:table-cell table:formula="of:=[.$A$3]*SIN(RADIANS([.B201]-120))" office:value-type="float" office:value="179.477979937141" calcext:value-type="float">
            <text:p>179,5</text:p>
          </table:table-cell>
          <table:table-cell table:formula="of:=[.$A$3]*SIN(RADIANS([.B201]+120))" office:value-type="float" office:value="324.605662510814" calcext:value-type="float">
            <text:p>324,6</text:p>
          </table:table-cell>
          <table:table-cell table:style-name="ce10"/>
          <table:table-cell table:style-name="ce6" table:formula="of:=(MIN([.C201];[.D201];[.E201])+MAX([.C201];[.D201];[.E201]))/2" office:value-type="float" office:value="-89.7389899685706" calcext:value-type="float">
            <text:p>-89,7</text:p>
          </table:table-cell>
          <table:table-cell table:style-name="ce26" table:formula="of:=((([.C201]-[.G201]+[.$A$3])/2)*[.$V$3])" office:value-type="float" office:value="51.8072662710496" calcext:value-type="float">
            <text:p>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1]-[.G201]+[.$A$3])/2" office:value-type="float" office:value="390.108484952856" calcext:value-type="float">
            <text:p>390</text:p>
          </table:table-cell>
          <table:table-cell table:style-name="ce12" table:formula="of:=([.E201]-[.G201]+[.$A$3])/2" office:value-type="float" office:value="462.672326239693" calcext:value-type="float">
            <text:p>463</text:p>
          </table:table-cell>
          <table:table-cell table:style-name="ce10"/>
          <table:table-cell table:formula="of:=([.$A$3]+[.C201])/2" office:value-type="float" office:value="3.45817877602218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1]+1.40625" office:value-type="float" office:value="280.84375" calcext:value-type="float">
            <text:p>280,84375</text:p>
          </table:table-cell>
          <table:table-cell table:formula="of:=[.$A$3]*SIN(RADIANS([.B202]))" office:value-type="float" office:value="-501.875524449989" calcext:value-type="float">
            <text:p>-501,9</text:p>
          </table:table-cell>
          <table:table-cell table:formula="of:=[.$A$3]*SIN(RADIANS([.B202]-120))" office:value-type="float" office:value="167.682321150335" calcext:value-type="float">
            <text:p>167,7</text:p>
          </table:table-cell>
          <table:table-cell table:formula="of:=[.$A$3]*SIN(RADIANS([.B202]+120))" office:value-type="float" office:value="334.193203299654" calcext:value-type="float">
            <text:p>334,2</text:p>
          </table:table-cell>
          <table:table-cell table:style-name="ce10"/>
          <table:table-cell table:style-name="ce6" table:formula="of:=(MIN([.C202];[.D202];[.E202])+MAX([.C202];[.D202];[.E202]))/2" office:value-type="float" office:value="-83.8411605751674" calcext:value-type="float">
            <text:p>-83,8</text:p>
          </table:table-cell>
          <table:table-cell table:style-name="ce26" table:formula="of:=((([.C202]-[.G202]+[.$A$3])/2)*[.$V$3])" office:value-type="float" office:value="49.8295809630955" calcext:value-type="float">
            <text:p>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2]-[.G202]+[.$A$3])/2" office:value-type="float" office:value="381.261740862751" calcext:value-type="float">
            <text:p>381</text:p>
          </table:table-cell>
          <table:table-cell table:style-name="ce12" table:formula="of:=([.E202]-[.G202]+[.$A$3])/2" office:value-type="float" office:value="464.517181937411" calcext:value-type="float">
            <text:p>465</text:p>
          </table:table-cell>
          <table:table-cell table:style-name="ce10"/>
          <table:table-cell table:formula="of:=([.$A$3]+[.C202])/2" office:value-type="float" office:value="4.56223777500534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2]+1.40625" office:value-type="float" office:value="282.25" calcext:value-type="float">
            <text:p>282,25</text:p>
          </table:table-cell>
          <table:table-cell table:formula="of:=[.$A$3]*SIN(RADIANS([.B203]))" office:value-type="float" office:value="-499.365095402429" calcext:value-type="float">
            <text:p>-499,4</text:p>
          </table:table-cell>
          <table:table-cell table:formula="of:=[.$A$3]*SIN(RADIANS([.B203]-120))" office:value-type="float" office:value="155.785656803314" calcext:value-type="float">
            <text:p>155,8</text:p>
          </table:table-cell>
          <table:table-cell table:formula="of:=[.$A$3]*SIN(RADIANS([.B203]+120))" office:value-type="float" office:value="343.579438599115" calcext:value-type="float">
            <text:p>343,6</text:p>
          </table:table-cell>
          <table:table-cell table:style-name="ce10"/>
          <table:table-cell table:style-name="ce6" table:formula="of:=(MIN([.C203];[.D203];[.E203])+MAX([.C203];[.D203];[.E203]))/2" office:value-type="float" office:value="-77.8928284016567" calcext:value-type="float">
            <text:p>-77,9</text:p>
          </table:table-cell>
          <table:table-cell table:style-name="ce26" table:formula="of:=((([.C203]-[.G203]+[.$A$3])/2)*[.$V$3])" office:value-type="float" office:value="47.9868648875861" calcext:value-type="float">
            <text:p>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3]-[.G203]+[.$A$3])/2" office:value-type="float" office:value="372.339242602485" calcext:value-type="float">
            <text:p>372</text:p>
          </table:table-cell>
          <table:table-cell table:style-name="ce12" table:formula="of:=([.E203]-[.G203]+[.$A$3])/2" office:value-type="float" office:value="466.236133500386" calcext:value-type="float">
            <text:p>466</text:p>
          </table:table-cell>
          <table:table-cell table:style-name="ce10"/>
          <table:table-cell table:formula="of:=([.$A$3]+[.C203])/2" office:value-type="float" office:value="5.81745229878555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3]+1.40625" office:value-type="float" office:value="283.65625" calcext:value-type="float">
            <text:p>283,65625</text:p>
          </table:table-cell>
          <table:table-cell table:formula="of:=[.$A$3]*SIN(RADIANS([.B204]))" office:value-type="float" office:value="-496.553867493862" calcext:value-type="float">
            <text:p>-496,6</text:p>
          </table:table-cell>
          <table:table-cell table:formula="of:=[.$A$3]*SIN(RADIANS([.B204]-120))" office:value-type="float" office:value="143.795153001835" calcext:value-type="float">
            <text:p>143,8</text:p>
          </table:table-cell>
          <table:table-cell table:formula="of:=[.$A$3]*SIN(RADIANS([.B204]+120))" office:value-type="float" office:value="352.758714492027" calcext:value-type="float">
            <text:p>352,8</text:p>
          </table:table-cell>
          <table:table-cell table:style-name="ce10"/>
          <table:table-cell table:style-name="ce6" table:formula="of:=(MIN([.C204];[.D204];[.E204])+MAX([.C204];[.D204];[.E204]))/2" office:value-type="float" office:value="-71.8975765009174" calcext:value-type="float">
            <text:p>-71,9</text:p>
          </table:table-cell>
          <table:table-cell table:style-name="ce26" table:formula="of:=((([.C204]-[.G204]+[.$A$3])/2)*[.$V$3])" office:value-type="float" office:value="46.2802280277818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4]-[.G204]+[.$A$3])/2" office:value-type="float" office:value="363.346364751376" calcext:value-type="float">
            <text:p>363</text:p>
          </table:table-cell>
          <table:table-cell table:style-name="ce12" table:formula="of:=([.E204]-[.G204]+[.$A$3])/2" office:value-type="float" office:value="467.828145496472" calcext:value-type="float">
            <text:p>468</text:p>
          </table:table-cell>
          <table:table-cell table:style-name="ce10"/>
          <table:table-cell table:formula="of:=([.$A$3]+[.C204])/2" office:value-type="float" office:value="7.22306625306914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4]+1.40625" office:value-type="float" office:value="285.0625" calcext:value-type="float">
            <text:p>285,0625</text:p>
          </table:table-cell>
          <table:table-cell table:formula="of:=[.$A$3]*SIN(RADIANS([.B205]))" office:value-type="float" office:value="-493.443534102861" calcext:value-type="float">
            <text:p>-493,4</text:p>
          </table:table-cell>
          <table:table-cell table:formula="of:=[.$A$3]*SIN(RADIANS([.B205]-120))" office:value-type="float" office:value="131.718032377035" calcext:value-type="float">
            <text:p>131,7</text:p>
          </table:table-cell>
          <table:table-cell table:formula="of:=[.$A$3]*SIN(RADIANS([.B205]+120))" office:value-type="float" office:value="361.725501725827" calcext:value-type="float">
            <text:p>361,7</text:p>
          </table:table-cell>
          <table:table-cell table:style-name="ce10"/>
          <table:table-cell table:style-name="ce6" table:formula="of:=(MIN([.C205];[.D205];[.E205])+MAX([.C205];[.D205];[.E205]))/2" office:value-type="float" office:value="-65.8590161885174" calcext:value-type="float">
            <text:p>-65,9</text:p>
          </table:table-cell>
          <table:table-cell table:style-name="ce26" table:formula="of:=((([.C205]-[.G205]+[.$A$3])/2)*[.$V$3])" office:value-type="float" office:value="44.7106983979117" calcext:value-type="float">
            <text:p>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5]-[.G205]+[.$A$3])/2" office:value-type="float" office:value="354.288524282776" calcext:value-type="float">
            <text:p>354</text:p>
          </table:table-cell>
          <table:table-cell table:style-name="ce12" table:formula="of:=([.E205]-[.G205]+[.$A$3])/2" office:value-type="float" office:value="469.292258957172" calcext:value-type="float">
            <text:p>469</text:p>
          </table:table-cell>
          <table:table-cell table:style-name="ce10"/>
          <table:table-cell table:formula="of:=([.$A$3]+[.C205])/2" office:value-type="float" office:value="8.77823294856938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5]+1.40625" office:value-type="float" office:value="286.46875" calcext:value-type="float">
            <text:p>286,46875</text:p>
          </table:table-cell>
          <table:table-cell table:formula="of:=[.$A$3]*SIN(RADIANS([.B206]))" office:value-type="float" office:value="-490.035968777959" calcext:value-type="float">
            <text:p>-490,0</text:p>
          </table:table-cell>
          <table:table-cell table:formula="of:=[.$A$3]*SIN(RADIANS([.B206]-120))" office:value-type="float" office:value="119.561569734785" calcext:value-type="float">
            <text:p>119,6</text:p>
          </table:table-cell>
          <table:table-cell table:formula="of:=[.$A$3]*SIN(RADIANS([.B206]+120))" office:value-type="float" office:value="370.474399043174" calcext:value-type="float">
            <text:p>370,5</text:p>
          </table:table-cell>
          <table:table-cell table:style-name="ce10"/>
          <table:table-cell table:style-name="ce6" table:formula="of:=(MIN([.C206];[.D206];[.E206])+MAX([.C206];[.D206];[.E206]))/2" office:value-type="float" office:value="-59.7807848673926" calcext:value-type="float">
            <text:p>-59,8</text:p>
          </table:table-cell>
          <table:table-cell table:style-name="ce26" table:formula="of:=((([.C206]-[.G206]+[.$A$3])/2)*[.$V$3])" office:value-type="float" office:value="43.2792214239363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6]-[.G206]+[.$A$3])/2" office:value-type="float" office:value="345.171177301089" calcext:value-type="float">
            <text:p>345</text:p>
          </table:table-cell>
          <table:table-cell table:style-name="ce12" table:formula="of:=([.E206]-[.G206]+[.$A$3])/2" office:value-type="float" office:value="470.627591955283" calcext:value-type="float">
            <text:p>471</text:p>
          </table:table-cell>
          <table:table-cell table:style-name="ce10"/>
          <table:table-cell table:formula="of:=([.$A$3]+[.C206])/2" office:value-type="float" office:value="10.4820156110203" calcext:value-type="float">
            <text:p>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6]+1.40625" office:value-type="float" office:value="287.875" calcext:value-type="float">
            <text:p>287,875</text:p>
          </table:table-cell>
          <table:table-cell table:formula="of:=[.$A$3]*SIN(RADIANS([.B207]))" office:value-type="float" office:value="-486.333224109091" calcext:value-type="float">
            <text:p>-486,3</text:p>
          </table:table-cell>
          <table:table-cell table:formula="of:=[.$A$3]*SIN(RADIANS([.B207]-120))" office:value-type="float" office:value="107.333087673622" calcext:value-type="float">
            <text:p>107,3</text:p>
          </table:table-cell>
          <table:table-cell table:formula="of:=[.$A$3]*SIN(RADIANS([.B207]+120))" office:value-type="float" office:value="379.000136435468" calcext:value-type="float">
            <text:p>379,0</text:p>
          </table:table-cell>
          <table:table-cell table:style-name="ce10"/>
          <table:table-cell table:style-name="ce6" table:formula="of:=(MIN([.C207];[.D207];[.E207])+MAX([.C207];[.D207];[.E207]))/2" office:value-type="float" office:value="-53.6665438368113" calcext:value-type="float">
            <text:p>-53,7</text:p>
          </table:table-cell>
          <table:table-cell table:style-name="ce26" table:formula="of:=((([.C207]-[.G207]+[.$A$3])/2)*[.$V$3])" office:value-type="float" office:value="41.9866593740583" calcext:value-type="float">
            <text:p>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7]-[.G207]+[.$A$3])/2" office:value-type="float" office:value="335.999815755217" calcext:value-type="float">
            <text:p>336</text:p>
          </table:table-cell>
          <table:table-cell table:style-name="ce12" table:formula="of:=([.E207]-[.G207]+[.$A$3])/2" office:value-type="float" office:value="471.83334013614" calcext:value-type="float">
            <text:p>472</text:p>
          </table:table-cell>
          <table:table-cell table:style-name="ce10"/>
          <table:table-cell table:formula="of:=([.$A$3]+[.C207])/2" office:value-type="float" office:value="12.3333879454546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7]+1.40625" office:value-type="float" office:value="289.28125" calcext:value-type="float">
            <text:p>289,28125</text:p>
          </table:table-cell>
          <table:table-cell table:formula="of:=[.$A$3]*SIN(RADIANS([.B208]))" office:value-type="float" office:value="-482.337530491189" calcext:value-type="float">
            <text:p>-482,3</text:p>
          </table:table-cell>
          <table:table-cell table:formula="of:=[.$A$3]*SIN(RADIANS([.B208]-120))" office:value-type="float" office:value="95.0399521738878" calcext:value-type="float">
            <text:p>95,0</text:p>
          </table:table-cell>
          <table:table-cell table:formula="of:=[.$A$3]*SIN(RADIANS([.B208]+120))" office:value-type="float" office:value="387.297578317301" calcext:value-type="float">
            <text:p>387,3</text:p>
          </table:table-cell>
          <table:table-cell table:style-name="ce10"/>
          <table:table-cell table:style-name="ce6" table:formula="of:=(MIN([.C208];[.D208];[.E208])+MAX([.C208];[.D208];[.E208]))/2" office:value-type="float" office:value="-47.519976086944" calcext:value-type="float">
            <text:p>-47,5</text:p>
          </table:table-cell>
          <table:table-cell table:style-name="ce26" table:formula="of:=((([.C208]-[.G208]+[.$A$3])/2)*[.$V$3])" office:value-type="float" office:value="40.8337908393245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8]-[.G208]+[.$A$3])/2" office:value-type="float" office:value="326.779964130416" calcext:value-type="float">
            <text:p>327</text:p>
          </table:table-cell>
          <table:table-cell table:style-name="ce12" table:formula="of:=([.E208]-[.G208]+[.$A$3])/2" office:value-type="float" office:value="472.908777202123" calcext:value-type="float">
            <text:p>473</text:p>
          </table:table-cell>
          <table:table-cell table:style-name="ce10"/>
          <table:table-cell table:formula="of:=([.$A$3]+[.C208])/2" office:value-type="float" office:value="14.3312347544054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8]+1.40625" office:value-type="float" office:value="290.6875" calcext:value-type="float">
            <text:p>290,6875</text:p>
          </table:table-cell>
          <table:table-cell table:formula="of:=[.$A$3]*SIN(RADIANS([.B209]))" office:value-type="float" office:value="-478.051294780682" calcext:value-type="float">
            <text:p>-478,1</text:p>
          </table:table-cell>
          <table:table-cell table:formula="of:=[.$A$3]*SIN(RADIANS([.B209]-120))" office:value-type="float" office:value="82.6895681607364" calcext:value-type="float">
            <text:p>82,7</text:p>
          </table:table-cell>
          <table:table-cell table:formula="of:=[.$A$3]*SIN(RADIANS([.B209]+120))" office:value-type="float" office:value="395.361726619945" calcext:value-type="float">
            <text:p>395,4</text:p>
          </table:table-cell>
          <table:table-cell table:style-name="ce10"/>
          <table:table-cell table:style-name="ce6" table:formula="of:=(MIN([.C209];[.D209];[.E209])+MAX([.C209];[.D209];[.E209]))/2" office:value-type="float" office:value="-41.3447840803683" calcext:value-type="float">
            <text:p>-41,3</text:p>
          </table:table-cell>
          <table:table-cell table:style-name="ce26" table:formula="of:=((([.C209]-[.G209]+[.$A$3])/2)*[.$V$3])" office:value-type="float" office:value="39.8213102646319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9]-[.G209]+[.$A$3])/2" office:value-type="float" office:value="317.517176120552" calcext:value-type="float">
            <text:p>318</text:p>
          </table:table-cell>
          <table:table-cell table:style-name="ce12" table:formula="of:=([.E209]-[.G209]+[.$A$3])/2" office:value-type="float" office:value="473.853255350157" calcext:value-type="float">
            <text:p>474</text:p>
          </table:table-cell>
          <table:table-cell table:style-name="ce10"/>
          <table:table-cell table:formula="of:=([.$A$3]+[.C209])/2" office:value-type="float" office:value="16.4743526096591" calcext:value-type="float">
            <text:p>1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9]+1.40625" office:value-type="float" office:value="292.09375" calcext:value-type="float">
            <text:p>292,09375</text:p>
          </table:table-cell>
          <table:table-cell table:formula="of:=[.$A$3]*SIN(RADIANS([.B210]))" office:value-type="float" office:value="-473.477098845688" calcext:value-type="float">
            <text:p>-473,5</text:p>
          </table:table-cell>
          <table:table-cell table:formula="of:=[.$A$3]*SIN(RADIANS([.B210]-120))" office:value-type="float" office:value="70.2893750436871" calcext:value-type="float">
            <text:p>70,3</text:p>
          </table:table-cell>
          <table:table-cell table:formula="of:=[.$A$3]*SIN(RADIANS([.B210]+120))" office:value-type="float" office:value="403.187723802001" calcext:value-type="float">
            <text:p>403,2</text:p>
          </table:table-cell>
          <table:table-cell table:style-name="ce10"/>
          <table:table-cell table:style-name="ce6" table:formula="of:=(MIN([.C210];[.D210];[.E210])+MAX([.C210];[.D210];[.E210]))/2" office:value-type="float" office:value="-35.1446875218436" calcext:value-type="float">
            <text:p>-35,1</text:p>
          </table:table-cell>
          <table:table-cell table:style-name="ce26" table:formula="of:=((([.C210]-[.G210]+[.$A$3])/2)*[.$V$3])" office:value-type="float" office:value="38.9498275304194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0]-[.G210]+[.$A$3])/2" office:value-type="float" office:value="308.217031282765" calcext:value-type="float">
            <text:p>308</text:p>
          </table:table-cell>
          <table:table-cell table:style-name="ce12" table:formula="of:=([.E210]-[.G210]+[.$A$3])/2" office:value-type="float" office:value="474.666205661922" calcext:value-type="float">
            <text:p>475</text:p>
          </table:table-cell>
          <table:table-cell table:style-name="ce10"/>
          <table:table-cell table:formula="of:=([.$A$3]+[.C210])/2" office:value-type="float" office:value="18.7614505771561" calcext:value-type="float">
            <text:p>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0]+1.40625" office:value-type="float" office:value="293.5" calcext:value-type="float">
            <text:p>293,5</text:p>
          </table:table-cell>
          <table:table-cell table:formula="of:=[.$A$3]*SIN(RADIANS([.B211]))" office:value-type="float" office:value="-468.617698010798" calcext:value-type="float">
            <text:p>-468,6</text:p>
          </table:table-cell>
          <table:table-cell table:formula="of:=[.$A$3]*SIN(RADIANS([.B211]-120))" office:value-type="float" office:value="57.8468422354004" calcext:value-type="float">
            <text:p>57,8</text:p>
          </table:table-cell>
          <table:table-cell table:formula="of:=[.$A$3]*SIN(RADIANS([.B211]+120))" office:value-type="float" office:value="410.770855775398" calcext:value-type="float">
            <text:p>410,8</text:p>
          </table:table-cell>
          <table:table-cell table:style-name="ce10"/>
          <table:table-cell table:style-name="ce6" table:formula="of:=(MIN([.C211];[.D211];[.E211])+MAX([.C211];[.D211];[.E211]))/2" office:value-type="float" office:value="-28.9234211177001" calcext:value-type="float">
            <text:p>-28,9</text:p>
          </table:table-cell>
          <table:table-cell table:style-name="ce26" table:formula="of:=((([.C211]-[.G211]+[.$A$3])/2)*[.$V$3])" office:value-type="float" office:value="38.2198675852993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1]-[.G211]+[.$A$3])/2" office:value-type="float" office:value="298.88513167655" calcext:value-type="float">
            <text:p>299</text:p>
          </table:table-cell>
          <table:table-cell table:style-name="ce12" table:formula="of:=([.E211]-[.G211]+[.$A$3])/2" office:value-type="float" office:value="475.347138446549" calcext:value-type="float">
            <text:p>475</text:p>
          </table:table-cell>
          <table:table-cell table:style-name="ce10"/>
          <table:table-cell table:formula="of:=([.$A$3]+[.C211])/2" office:value-type="float" office:value="21.1911509946008" calcext:value-type="float">
            <text:p>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1]+1.40625" office:value-type="float" office:value="294.90625" calcext:value-type="float">
            <text:p>294,90625</text:p>
          </table:table-cell>
          <table:table-cell table:formula="of:=[.$A$3]*SIN(RADIANS([.B212]))" office:value-type="float" office:value="-463.476019397372" calcext:value-type="float">
            <text:p>-463,5</text:p>
          </table:table-cell>
          <table:table-cell table:formula="of:=[.$A$3]*SIN(RADIANS([.B212]-120))" office:value-type="float" office:value="45.3694646523839" calcext:value-type="float">
            <text:p>45,4</text:p>
          </table:table-cell>
          <table:table-cell table:formula="of:=[.$A$3]*SIN(RADIANS([.B212]+120))" office:value-type="float" office:value="418.106554744988" calcext:value-type="float">
            <text:p>418,1</text:p>
          </table:table-cell>
          <table:table-cell table:style-name="ce10"/>
          <table:table-cell table:style-name="ce6" table:formula="of:=(MIN([.C212];[.D212];[.E212])+MAX([.C212];[.D212];[.E212]))/2" office:value-type="float" office:value="-22.6847323261919" calcext:value-type="float">
            <text:p>-22,7</text:p>
          </table:table-cell>
          <table:table-cell table:style-name="ce26" table:formula="of:=((([.C212]-[.G212]+[.$A$3])/2)*[.$V$3])" office:value-type="float" office:value="37.6318701298477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2]-[.G212]+[.$A$3])/2" office:value-type="float" office:value="289.527098489288" calcext:value-type="float">
            <text:p>290</text:p>
          </table:table-cell>
          <table:table-cell table:style-name="ce12" table:formula="of:=([.E212]-[.G212]+[.$A$3])/2" office:value-type="float" office:value="475.89564353559" calcext:value-type="float">
            <text:p>476</text:p>
          </table:table-cell>
          <table:table-cell table:style-name="ce10"/>
          <table:table-cell table:formula="of:=([.$A$3]+[.C212])/2" office:value-type="float" office:value="23.7619903013143" calcext:value-type="float">
            <text:p>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2]+1.40625" office:value-type="float" office:value="296.3125" calcext:value-type="float">
            <text:p>296,3125</text:p>
          </table:table-cell>
          <table:table-cell table:formula="of:=[.$A$3]*SIN(RADIANS([.B213]))" office:value-type="float" office:value="-458.055160160344" calcext:value-type="float">
            <text:p>-458,1</text:p>
          </table:table-cell>
          <table:table-cell table:formula="of:=[.$A$3]*SIN(RADIANS([.B213]-120))" office:value-type="float" office:value="32.8647582003342" calcext:value-type="float">
            <text:p>32,9</text:p>
          </table:table-cell>
          <table:table-cell table:formula="of:=[.$A$3]*SIN(RADIANS([.B213]+120))" office:value-type="float" office:value="425.19040196001" calcext:value-type="float">
            <text:p>425,2</text:p>
          </table:table-cell>
          <table:table-cell table:style-name="ce10"/>
          <table:table-cell table:style-name="ce6" table:formula="of:=(MIN([.C213];[.D213];[.E213])+MAX([.C213];[.D213];[.E213]))/2" office:value-type="float" office:value="-16.4323791001671" calcext:value-type="float">
            <text:p>-16,4</text:p>
          </table:table-cell>
          <table:table-cell table:style-name="ce26" table:formula="of:=((([.C213]-[.G213]+[.$A$3])/2)*[.$V$3])" office:value-type="float" office:value="37.186189351745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3]-[.G213]+[.$A$3])/2" office:value-type="float" office:value="280.148568650251" calcext:value-type="float">
            <text:p>280</text:p>
          </table:table-cell>
          <table:table-cell table:style-name="ce12" table:formula="of:=([.E213]-[.G213]+[.$A$3])/2" office:value-type="float" office:value="476.311390530089" calcext:value-type="float">
            <text:p>476</text:p>
          </table:table-cell>
          <table:table-cell table:style-name="ce10"/>
          <table:table-cell table:formula="of:=([.$A$3]+[.C213])/2" office:value-type="float" office:value="26.4724199198278" calcext:value-type="float">
            <text:p>2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3]+1.40625" office:value-type="float" office:value="297.71875" calcext:value-type="float">
            <text:p>297,71875</text:p>
          </table:table-cell>
          <table:table-cell table:formula="of:=[.$A$3]*SIN(RADIANS([.B214]))" office:value-type="float" office:value="-452.358385622622" calcext:value-type="float">
            <text:p>-452,4</text:p>
          </table:table-cell>
          <table:table-cell table:formula="of:=[.$A$3]*SIN(RADIANS([.B214]-120))" office:value-type="float" office:value="20.3402552468372" calcext:value-type="float">
            <text:p>20,3</text:p>
          </table:table-cell>
          <table:table-cell table:formula="of:=[.$A$3]*SIN(RADIANS([.B214]+120))" office:value-type="float" office:value="432.018130375785" calcext:value-type="float">
            <text:p>432,0</text:p>
          </table:table-cell>
          <table:table-cell table:style-name="ce10"/>
          <table:table-cell table:style-name="ce6" table:formula="of:=(MIN([.C214];[.D214];[.E214])+MAX([.C214];[.D214];[.E214]))/2" office:value-type="float" office:value="-10.1701276234186" calcext:value-type="float">
            <text:p>-10,2</text:p>
          </table:table-cell>
          <table:table-cell table:style-name="ce26" table:formula="of:=((([.C214]-[.G214]+[.$A$3])/2)*[.$V$3])" office:value-type="float" office:value="36.8830937124269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4]-[.G214]+[.$A$3])/2" office:value-type="float" office:value="270.755191435128" calcext:value-type="float">
            <text:p>271</text:p>
          </table:table-cell>
          <table:table-cell table:style-name="ce12" table:formula="of:=([.E214]-[.G214]+[.$A$3])/2" office:value-type="float" office:value="476.594128999602" calcext:value-type="float">
            <text:p>477</text:p>
          </table:table-cell>
          <table:table-cell table:style-name="ce10"/>
          <table:table-cell table:formula="of:=([.$A$3]+[.C214])/2" office:value-type="float" office:value="29.3208071886889" calcext:value-type="float">
            <text:p>2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4]+1.40625" office:value-type="float" office:value="299.125" calcext:value-type="float">
            <text:p>299,125</text:p>
          </table:table-cell>
          <table:table-cell table:formula="of:=[.$A$3]*SIN(RADIANS([.B215]))" office:value-type="float" office:value="-446.38912730817" calcext:value-type="float">
            <text:p>-446,4</text:p>
          </table:table-cell>
          <table:table-cell table:formula="of:=[.$A$3]*SIN(RADIANS([.B215]-120))" office:value-type="float" office:value="7.80350008415071" calcext:value-type="float">
            <text:p>7,8</text:p>
          </table:table-cell>
          <table:table-cell table:formula="of:=[.$A$3]*SIN(RADIANS([.B215]+120))" office:value-type="float" office:value="438.58562722402" calcext:value-type="float">
            <text:p>438,6</text:p>
          </table:table-cell>
          <table:table-cell table:style-name="ce10"/>
          <table:table-cell table:style-name="ce6" table:formula="of:=(MIN([.C215];[.D215];[.E215])+MAX([.C215];[.D215];[.E215]))/2" office:value-type="float" office:value="-3.90175004207538" calcext:value-type="float">
            <text:p>-3,9</text:p>
          </table:table-cell>
          <table:table-cell table:style-name="ce26" table:formula="of:=((([.C215]-[.G215]+[.$A$3])/2)*[.$V$3])" office:value-type="float" office:value="36.7227657853731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5]-[.G215]+[.$A$3])/2" office:value-type="float" office:value="261.352625063113" calcext:value-type="float">
            <text:p>261</text:p>
          </table:table-cell>
          <table:table-cell table:style-name="ce12" table:formula="of:=([.E215]-[.G215]+[.$A$3])/2" office:value-type="float" office:value="476.743688633048" calcext:value-type="float">
            <text:p>477</text:p>
          </table:table-cell>
          <table:table-cell table:style-name="ce10"/>
          <table:table-cell table:formula="of:=([.$A$3]+[.C215])/2" office:value-type="float" office:value="32.3054363459148" calcext:value-type="float">
            <text:p>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5]+1.40625" office:value-type="float" office:value="300.53125" calcext:value-type="float">
            <text:p>300,53125</text:p>
          </table:table-cell>
          <table:table-cell table:formula="of:=[.$A$3]*SIN(RADIANS([.B216]))" office:value-type="float" office:value="-440.150980874993" calcext:value-type="float">
            <text:p>-440,2</text:p>
          </table:table-cell>
          <table:table-cell table:formula="of:=[.$A$3]*SIN(RADIANS([.B216]-120))" office:value-type="float" office:value="-4.73795561519484" calcext:value-type="float">
            <text:p>-4,7</text:p>
          </table:table-cell>
          <table:table-cell table:formula="of:=[.$A$3]*SIN(RADIANS([.B216]+120))" office:value-type="float" office:value="444.888936490188" calcext:value-type="float">
            <text:p>444,9</text:p>
          </table:table-cell>
          <table:table-cell table:style-name="ce10"/>
          <table:table-cell table:style-name="ce6" table:formula="of:=(MIN([.C216];[.D216];[.E216])+MAX([.C216];[.D216];[.E216]))/2" office:value-type="float" office:value="2.36897780759736" calcext:value-type="float">
            <text:p>2,4</text:p>
          </table:table-cell>
          <table:table-cell table:style-name="ce26" table:formula="of:=((([.C216]-[.G216]+[.$A$3])/2)*[.$V$3])" office:value-type="float" office:value="36.7053021461317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6]-[.G216]+[.$A$3])/2" office:value-type="float" office:value="251.946533288604" calcext:value-type="float">
            <text:p>252</text:p>
          </table:table-cell>
          <table:table-cell table:style-name="ce12" table:formula="of:=([.E216]-[.G216]+[.$A$3])/2" office:value-type="float" office:value="476.759979341295" calcext:value-type="float">
            <text:p>477</text:p>
          </table:table-cell>
          <table:table-cell table:style-name="ce10"/>
          <table:table-cell table:formula="of:=([.$A$3]+[.C216])/2" office:value-type="float" office:value="35.4245095625036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6]+1.40625" office:value-type="float" office:value="301.9375" calcext:value-type="float">
            <text:p>301,9375</text:p>
          </table:table-cell>
          <table:table-cell table:formula="of:=[.$A$3]*SIN(RADIANS([.B217]))" office:value-type="float" office:value="-433.647703949241" calcext:value-type="float">
            <text:p>-433,6</text:p>
          </table:table-cell>
          <table:table-cell table:formula="of:=[.$A$3]*SIN(RADIANS([.B217]-120))" office:value-type="float" office:value="-17.2765573472414" calcext:value-type="float">
            <text:p>-17,3</text:p>
          </table:table-cell>
          <table:table-cell table:formula="of:=[.$A$3]*SIN(RADIANS([.B217]+120))" office:value-type="float" office:value="450.924261296483" calcext:value-type="float">
            <text:p>450,9</text:p>
          </table:table-cell>
          <table:table-cell table:style-name="ce10"/>
          <table:table-cell table:style-name="ce6" table:formula="of:=(MIN([.C217];[.D217];[.E217])+MAX([.C217];[.D217];[.E217]))/2" office:value-type="float" office:value="8.63827867362065" calcext:value-type="float">
            <text:p>8,6</text:p>
          </table:table-cell>
          <table:table-cell table:style-name="ce26" table:formula="of:=((([.C217]-[.G217]+[.$A$3])/2)*[.$V$3])" office:value-type="float" office:value="36.8307133141459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7]-[.G217]+[.$A$3])/2" office:value-type="float" office:value="242.542581989569" calcext:value-type="float">
            <text:p>243</text:p>
          </table:table-cell>
          <table:table-cell table:style-name="ce12" table:formula="of:=([.E217]-[.G217]+[.$A$3])/2" office:value-type="float" office:value="476.642991311431" calcext:value-type="float">
            <text:p>477</text:p>
          </table:table-cell>
          <table:table-cell table:style-name="ce10"/>
          <table:table-cell table:formula="of:=([.$A$3]+[.C217])/2" office:value-type="float" office:value="38.6761480253793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7]+1.40625" office:value-type="float" office:value="303.34375" calcext:value-type="float">
            <text:p>303,34375</text:p>
          </table:table-cell>
          <table:table-cell table:formula="of:=[.$A$3]*SIN(RADIANS([.B218]))" office:value-type="float" office:value="-426.883213861763" calcext:value-type="float">
            <text:p>-426,9</text:p>
          </table:table-cell>
          <table:table-cell table:formula="of:=[.$A$3]*SIN(RADIANS([.B218]-120))" office:value-type="float" office:value="-29.8047523271542" calcext:value-type="float">
            <text:p>-29,8</text:p>
          </table:table-cell>
          <table:table-cell table:formula="of:=[.$A$3]*SIN(RADIANS([.B218]+120))" office:value-type="float" office:value="456.687966188917" calcext:value-type="float">
            <text:p>456,7</text:p>
          </table:table-cell>
          <table:table-cell table:style-name="ce10"/>
          <table:table-cell table:style-name="ce6" table:formula="of:=(MIN([.C218];[.D218];[.E218])+MAX([.C218];[.D218];[.E218]))/2" office:value-type="float" office:value="14.9023761635771" calcext:value-type="float">
            <text:p>14,9</text:p>
          </table:table-cell>
          <table:table-cell table:style-name="ce26" table:formula="of:=((([.C218]-[.G218]+[.$A$3])/2)*[.$V$3])" office:value-type="float" office:value="37.0989237464178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8]-[.G218]+[.$A$3])/2" office:value-type="float" office:value="233.146435754634" calcext:value-type="float">
            <text:p>233</text:p>
          </table:table-cell>
          <table:table-cell table:style-name="ce12" table:formula="of:=([.E218]-[.G218]+[.$A$3])/2" office:value-type="float" office:value="476.39279501267" calcext:value-type="float">
            <text:p>476</text:p>
          </table:table-cell>
          <table:table-cell table:style-name="ce10"/>
          <table:table-cell table:formula="of:=([.$A$3]+[.C218])/2" office:value-type="float" office:value="42.0583930691186" calcext:value-type="float">
            <text:p>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8]+1.40625" office:value-type="float" office:value="304.75" calcext:value-type="float">
            <text:p>304,75</text:p>
          </table:table-cell>
          <table:table-cell table:formula="of:=[.$A$3]*SIN(RADIANS([.B219]))" office:value-type="float" office:value="-419.861585288446" calcext:value-type="float">
            <text:p>-419,9</text:p>
          </table:table-cell>
          <table:table-cell table:formula="of:=[.$A$3]*SIN(RADIANS([.B219]-120))" office:value-type="float" office:value="-42.3149940387364" calcext:value-type="float">
            <text:p>-42,3</text:p>
          </table:table-cell>
          <table:table-cell table:formula="of:=[.$A$3]*SIN(RADIANS([.B219]+120))" office:value-type="float" office:value="462.176579327182" calcext:value-type="float">
            <text:p>462,2</text:p>
          </table:table-cell>
          <table:table-cell table:style-name="ce10"/>
          <table:table-cell table:style-name="ce6" table:formula="of:=(MIN([.C219];[.D219];[.E219])+MAX([.C219];[.D219];[.E219]))/2" office:value-type="float" office:value="21.1574970193682" calcext:value-type="float">
            <text:p>21,2</text:p>
          </table:table-cell>
          <table:table-cell table:style-name="ce26" table:formula="of:=((([.C219]-[.G219]+[.$A$3])/2)*[.$V$3])" office:value-type="float" office:value="37.5097718830118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9]-[.G219]+[.$A$3])/2" office:value-type="float" office:value="223.763754470948" calcext:value-type="float">
            <text:p>224</text:p>
          </table:table-cell>
          <table:table-cell table:style-name="ce12" table:formula="of:=([.E219]-[.G219]+[.$A$3])/2" office:value-type="float" office:value="476.009541153907" calcext:value-type="float">
            <text:p>476</text:p>
          </table:table-cell>
          <table:table-cell table:style-name="ce10"/>
          <table:table-cell table:formula="of:=([.$A$3]+[.C219])/2" office:value-type="float" office:value="45.5692073557772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9]+1.40625" office:value-type="float" office:value="306.15625" calcext:value-type="float">
            <text:p>306,15625</text:p>
          </table:table-cell>
          <table:table-cell table:formula="of:=[.$A$3]*SIN(RADIANS([.B220]))" office:value-type="float" office:value="-412.587047795786" calcext:value-type="float">
            <text:p>-412,6</text:p>
          </table:table-cell>
          <table:table-cell table:formula="of:=[.$A$3]*SIN(RADIANS([.B220]-120))" office:value-type="float" office:value="-54.7997467801693" calcext:value-type="float">
            <text:p>-54,8</text:p>
          </table:table-cell>
          <table:table-cell table:formula="of:=[.$A$3]*SIN(RADIANS([.B220]+120))" office:value-type="float" office:value="467.386794575956" calcext:value-type="float">
            <text:p>467,4</text:p>
          </table:table-cell>
          <table:table-cell table:style-name="ce10"/>
          <table:table-cell table:style-name="ce6" table:formula="of:=(MIN([.C220];[.D220];[.E220])+MAX([.C220];[.D220];[.E220]))/2" office:value-type="float" office:value="27.3998733900846" calcext:value-type="float">
            <text:p>27,4</text:p>
          </table:table-cell>
          <table:table-cell table:style-name="ce26" table:formula="of:=((([.C220]-[.G220]+[.$A$3])/2)*[.$V$3])" office:value-type="float" office:value="38.0630102443731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0]-[.G220]+[.$A$3])/2" office:value-type="float" office:value="214.400189914873" calcext:value-type="float">
            <text:p>214</text:p>
          </table:table-cell>
          <table:table-cell table:style-name="ce12" table:formula="of:=([.E220]-[.G220]+[.$A$3])/2" office:value-type="float" office:value="475.493460592936" calcext:value-type="float">
            <text:p>475</text:p>
          </table:table-cell>
          <table:table-cell table:style-name="ce10"/>
          <table:table-cell table:formula="of:=([.$A$3]+[.C220])/2" office:value-type="float" office:value="49.2064761021068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0]+1.40625" office:value-type="float" office:value="307.5625" calcext:value-type="float">
            <text:p>307,5625</text:p>
          </table:table-cell>
          <table:table-cell table:formula="of:=[.$A$3]*SIN(RADIANS([.B221]))" office:value-type="float" office:value="-405.063983293159" calcext:value-type="float">
            <text:p>-405,1</text:p>
          </table:table-cell>
          <table:table-cell table:formula="of:=[.$A$3]*SIN(RADIANS([.B221]-120))" office:value-type="float" office:value="-67.2514902032363" calcext:value-type="float">
            <text:p>-67,3</text:p>
          </table:table-cell>
          <table:table-cell table:formula="of:=[.$A$3]*SIN(RADIANS([.B221]+120))" office:value-type="float" office:value="472.315473496395" calcext:value-type="float">
            <text:p>472,3</text:p>
          </table:table-cell>
          <table:table-cell table:style-name="ce10"/>
          <table:table-cell table:style-name="ce6" table:formula="of:=(MIN([.C221];[.D221];[.E221])+MAX([.C221];[.D221];[.E221]))/2" office:value-type="float" office:value="33.6257451016182" calcext:value-type="float">
            <text:p>33,6</text:p>
          </table:table-cell>
          <table:table-cell table:style-name="ce26" table:formula="of:=((([.C221]-[.G221]+[.$A$3])/2)*[.$V$3])" office:value-type="float" office:value="38.7583055803996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1]-[.G221]+[.$A$3])/2" office:value-type="float" office:value="205.061382347573" calcext:value-type="float">
            <text:p>205</text:p>
          </table:table-cell>
          <table:table-cell table:style-name="ce12" table:formula="of:=([.E221]-[.G221]+[.$A$3])/2" office:value-type="float" office:value="474.844864197388" calcext:value-type="float">
            <text:p>475</text:p>
          </table:table-cell>
          <table:table-cell table:style-name="ce10"/>
          <table:table-cell table:formula="of:=([.$A$3]+[.C221])/2" office:value-type="float" office:value="52.9680083534207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1]+1.40625" office:value-type="float" office:value="308.96875" calcext:value-type="float">
            <text:p>308,96875</text:p>
          </table:table-cell>
          <table:table-cell table:formula="of:=[.$A$3]*SIN(RADIANS([.B222]))" office:value-type="float" office:value="-397.296923393313" calcext:value-type="float">
            <text:p>-397,3</text:p>
          </table:table-cell>
          <table:table-cell table:formula="of:=[.$A$3]*SIN(RADIANS([.B222]-120))" office:value-type="float" office:value="-79.6627238433" calcext:value-type="float">
            <text:p>-79,7</text:p>
          </table:table-cell>
          <table:table-cell table:formula="of:=[.$A$3]*SIN(RADIANS([.B222]+120))" office:value-type="float" office:value="476.959647236613" calcext:value-type="float">
            <text:p>477,0</text:p>
          </table:table-cell>
          <table:table-cell table:style-name="ce10"/>
          <table:table-cell table:style-name="ce6" table:formula="of:=(MIN([.C222];[.D222];[.E222])+MAX([.C222];[.D222];[.E222]))/2" office:value-type="float" office:value="39.8313619216501" calcext:value-type="float">
            <text:p>39,8</text:p>
          </table:table-cell>
          <table:table-cell table:style-name="ce26" table:formula="of:=((([.C222]-[.G222]+[.$A$3])/2)*[.$V$3])" office:value-type="float" office:value="39.5952390711799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2]-[.G222]+[.$A$3])/2" office:value-type="float" office:value="195.752957117525" calcext:value-type="float">
            <text:p>196</text:p>
          </table:table-cell>
          <table:table-cell table:style-name="ce12" table:formula="of:=([.E222]-[.G222]+[.$A$3])/2" office:value-type="float" office:value="474.064142657482" calcext:value-type="float">
            <text:p>474</text:p>
          </table:table-cell>
          <table:table-cell table:style-name="ce10"/>
          <table:table-cell table:formula="of:=([.$A$3]+[.C222])/2" office:value-type="float" office:value="56.8515383033436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2]+1.40625" office:value-type="float" office:value="310.375" calcext:value-type="float">
            <text:p>310,375</text:p>
          </table:table-cell>
          <table:table-cell table:formula="of:=[.$A$3]*SIN(RADIANS([.B223]))" office:value-type="float" office:value="-389.290546682704" calcext:value-type="float">
            <text:p>-389,3</text:p>
          </table:table-cell>
          <table:table-cell table:formula="of:=[.$A$3]*SIN(RADIANS([.B223]-120))" office:value-type="float" office:value="-92.0259716373018" calcext:value-type="float">
            <text:p>-92,0</text:p>
          </table:table-cell>
          <table:table-cell table:formula="of:=[.$A$3]*SIN(RADIANS([.B223]+120))" office:value-type="float" office:value="481.316518320006" calcext:value-type="float">
            <text:p>481,3</text:p>
          </table:table-cell>
          <table:table-cell table:style-name="ce10"/>
          <table:table-cell table:style-name="ce6" table:formula="of:=(MIN([.C223];[.D223];[.E223])+MAX([.C223];[.D223];[.E223]))/2" office:value-type="float" office:value="46.0129858186509" calcext:value-type="float">
            <text:p>46,0</text:p>
          </table:table-cell>
          <table:table-cell table:style-name="ce26" table:formula="of:=((([.C223]-[.G223]+[.$A$3])/2)*[.$V$3])" office:value-type="float" office:value="40.5733065792739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3]-[.G223]+[.$A$3])/2" office:value-type="float" office:value="186.480521272024" calcext:value-type="float">
            <text:p>186</text:p>
          </table:table-cell>
          <table:table-cell table:style-name="ce12" table:formula="of:=([.E223]-[.G223]+[.$A$3])/2" office:value-type="float" office:value="473.151766250677" calcext:value-type="float">
            <text:p>473</text:p>
          </table:table-cell>
          <table:table-cell table:style-name="ce10"/>
          <table:table-cell table:formula="of:=([.$A$3]+[.C223])/2" office:value-type="float" office:value="60.8547266586481" calcext:value-type="float">
            <text:p>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3]+1.40625" office:value-type="float" office:value="311.78125" calcext:value-type="float">
            <text:p>311,78125</text:p>
          </table:table-cell>
          <table:table-cell table:formula="of:=[.$A$3]*SIN(RADIANS([.B224]))" office:value-type="float" office:value="-381.049675903284" calcext:value-type="float">
            <text:p>-381,0</text:p>
          </table:table-cell>
          <table:table-cell table:formula="of:=[.$A$3]*SIN(RADIANS([.B224]-120))" office:value-type="float" office:value="-104.333786427062" calcext:value-type="float">
            <text:p>-104,3</text:p>
          </table:table-cell>
          <table:table-cell table:formula="of:=[.$A$3]*SIN(RADIANS([.B224]+120))" office:value-type="float" office:value="485.383462330346" calcext:value-type="float">
            <text:p>485,4</text:p>
          </table:table-cell>
          <table:table-cell table:style-name="ce10"/>
          <table:table-cell table:style-name="ce6" table:formula="of:=(MIN([.C224];[.D224];[.E224])+MAX([.C224];[.D224];[.E224]))/2" office:value-type="float" office:value="52.1668932135309" calcext:value-type="float">
            <text:p>52,2</text:p>
          </table:table-cell>
          <table:table-cell table:style-name="ce26" table:formula="of:=((([.C224]-[.G224]+[.$A$3])/2)*[.$V$3])" office:value-type="float" office:value="41.6919189533871" calcext:value-type="float">
            <text:p>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4]-[.G224]+[.$A$3])/2" office:value-type="float" office:value="177.249660179704" calcext:value-type="float">
            <text:p>177</text:p>
          </table:table-cell>
          <table:table-cell table:style-name="ce12" table:formula="of:=([.E224]-[.G224]+[.$A$3])/2" office:value-type="float" office:value="472.108284558408" calcext:value-type="float">
            <text:p>472</text:p>
          </table:table-cell>
          <table:table-cell table:style-name="ce10"/>
          <table:table-cell table:formula="of:=([.$A$3]+[.C224])/2" office:value-type="float" office:value="64.9751620483579" calcext:value-type="float">
            <text:p>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4]+1.40625" office:value-type="float" office:value="313.1875" calcext:value-type="float">
            <text:p>313,1875</text:p>
          </table:table-cell>
          <table:table-cell table:formula="of:=[.$A$3]*SIN(RADIANS([.B225]))" office:value-type="float" office:value="-372.579275047466" calcext:value-type="float">
            <text:p>-372,6</text:p>
          </table:table-cell>
          <table:table-cell table:formula="of:=[.$A$3]*SIN(RADIANS([.B225]-120))" office:value-type="float" office:value="-116.57875444517" calcext:value-type="float">
            <text:p>-116,6</text:p>
          </table:table-cell>
          <table:table-cell table:formula="of:=[.$A$3]*SIN(RADIANS([.B225]+120))" office:value-type="float" office:value="489.158029492635" calcext:value-type="float">
            <text:p>489,2</text:p>
          </table:table-cell>
          <table:table-cell table:style-name="ce10"/>
          <table:table-cell table:style-name="ce6" table:formula="of:=(MIN([.C225];[.D225];[.E225])+MAX([.C225];[.D225];[.E225]))/2" office:value-type="float" office:value="58.2893772225849" calcext:value-type="float">
            <text:p>58,3</text:p>
          </table:table-cell>
          <table:table-cell table:style-name="ce26" table:formula="of:=((([.C225]-[.G225]+[.$A$3])/2)*[.$V$3])" office:value-type="float" office:value="42.950402383253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5]-[.G225]+[.$A$3])/2" office:value-type="float" office:value="168.065934166123" calcext:value-type="float">
            <text:p>168</text:p>
          </table:table-cell>
          <table:table-cell table:style-name="ce12" table:formula="of:=([.E225]-[.G225]+[.$A$3])/2" office:value-type="float" office:value="470.934326135025" calcext:value-type="float">
            <text:p>471</text:p>
          </table:table-cell>
          <table:table-cell table:style-name="ce10"/>
          <table:table-cell table:formula="of:=([.$A$3]+[.C225])/2" office:value-type="float" office:value="69.2103624762672" calcext:value-type="float">
            <text:p>6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5]+1.40625" office:value-type="float" office:value="314.59375" calcext:value-type="float">
            <text:p>314,59375</text:p>
          </table:table-cell>
          <table:table-cell table:formula="of:=[.$A$3]*SIN(RADIANS([.B226]))" office:value-type="float" office:value="-363.884446367995" calcext:value-type="float">
            <text:p>-363,9</text:p>
          </table:table-cell>
          <table:table-cell table:formula="of:=[.$A$3]*SIN(RADIANS([.B226]-120))" office:value-type="float" office:value="-128.75349978076" calcext:value-type="float">
            <text:p>-128,8</text:p>
          </table:table-cell>
          <table:table-cell table:formula="of:=[.$A$3]*SIN(RADIANS([.B226]+120))" office:value-type="float" office:value="492.637946148755" calcext:value-type="float">
            <text:p>492,6</text:p>
          </table:table-cell>
          <table:table-cell table:style-name="ce10"/>
          <table:table-cell table:style-name="ce6" table:formula="of:=(MIN([.C226];[.D226];[.E226])+MAX([.C226];[.D226];[.E226]))/2" office:value-type="float" office:value="64.3767498903802" calcext:value-type="float">
            <text:p>64,4</text:p>
          </table:table-cell>
          <table:table-cell table:style-name="ce26" table:formula="of:=((([.C226]-[.G226]+[.$A$3])/2)*[.$V$3])" office:value-type="float" office:value="44.347998805511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6]-[.G226]+[.$A$3])/2" office:value-type="float" office:value="158.93487516443" calcext:value-type="float">
            <text:p>159</text:p>
          </table:table-cell>
          <table:table-cell table:style-name="ce12" table:formula="of:=([.E226]-[.G226]+[.$A$3])/2" office:value-type="float" office:value="469.630598129188" calcext:value-type="float">
            <text:p>470</text:p>
          </table:table-cell>
          <table:table-cell table:style-name="ce10"/>
          <table:table-cell table:formula="of:=([.$A$3]+[.C226])/2" office:value-type="float" office:value="73.5577768160026" calcext:value-type="float">
            <text:p>7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6]+1.40625" office:value-type="float" office:value="316" calcext:value-type="float">
            <text:p>316</text:p>
          </table:table-cell>
          <table:table-cell table:formula="of:=[.$A$3]*SIN(RADIANS([.B227]))" office:value-type="float" office:value="-354.970427304548" calcext:value-type="float">
            <text:p>-355,0</text:p>
          </table:table-cell>
          <table:table-cell table:formula="of:=[.$A$3]*SIN(RADIANS([.B227]-120))" office:value-type="float" office:value="-140.850688822486" calcext:value-type="float">
            <text:p>-140,9</text:p>
          </table:table-cell>
          <table:table-cell table:formula="of:=[.$A$3]*SIN(RADIANS([.B227]+120))" office:value-type="float" office:value="495.821116127034" calcext:value-type="float">
            <text:p>495,8</text:p>
          </table:table-cell>
          <table:table-cell table:style-name="ce10"/>
          <table:table-cell table:style-name="ce6" table:formula="of:=(MIN([.C227];[.D227];[.E227])+MAX([.C227];[.D227];[.E227]))/2" office:value-type="float" office:value="70.4253444112432" calcext:value-type="float">
            <text:p>70,4</text:p>
          </table:table-cell>
          <table:table-cell table:style-name="ce26" table:formula="of:=((([.C227]-[.G227]+[.$A$3])/2)*[.$V$3])" office:value-type="float" office:value="45.8838663603361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7]-[.G227]+[.$A$3])/2" office:value-type="float" office:value="149.861983383135" calcext:value-type="float">
            <text:p>150</text:p>
          </table:table-cell>
          <table:table-cell table:style-name="ce12" table:formula="of:=([.E227]-[.G227]+[.$A$3])/2" office:value-type="float" office:value="468.197885857895" calcext:value-type="float">
            <text:p>468</text:p>
          </table:table-cell>
          <table:table-cell table:style-name="ce10"/>
          <table:table-cell table:formula="of:=([.$A$3]+[.C227])/2" office:value-type="float" office:value="78.0147863477261" calcext:value-type="float">
            <text:p>7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7]+1.40625" office:value-type="float" office:value="317.40625" calcext:value-type="float">
            <text:p>317,40625</text:p>
          </table:table-cell>
          <table:table-cell table:formula="of:=[.$A$3]*SIN(RADIANS([.B228]))" office:value-type="float" office:value="-345.842587328892" calcext:value-type="float">
            <text:p>-345,8</text:p>
          </table:table-cell>
          <table:table-cell table:formula="of:=[.$A$3]*SIN(RADIANS([.B228]-120))" office:value-type="float" office:value="-152.863034676012" calcext:value-type="float">
            <text:p>-152,9</text:p>
          </table:table-cell>
          <table:table-cell table:formula="of:=[.$A$3]*SIN(RADIANS([.B228]+120))" office:value-type="float" office:value="498.705622004904" calcext:value-type="float">
            <text:p>498,7</text:p>
          </table:table-cell>
          <table:table-cell table:style-name="ce10"/>
          <table:table-cell table:style-name="ce6" table:formula="of:=(MIN([.C228];[.D228];[.E228])+MAX([.C228];[.D228];[.E228]))/2" office:value-type="float" office:value="76.4315173380062" calcext:value-type="float">
            <text:p>76,4</text:p>
          </table:table-cell>
          <table:table-cell table:style-name="ce26" table:formula="of:=((([.C228]-[.G228]+[.$A$3])/2)*[.$V$3])" office:value-type="float" office:value="47.5570798985427" calcext:value-type="float">
            <text:p>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8]-[.G228]+[.$A$3])/2" office:value-type="float" office:value="140.852723992991" calcext:value-type="float">
            <text:p>141</text:p>
          </table:table-cell>
          <table:table-cell table:style-name="ce12" table:formula="of:=([.E228]-[.G228]+[.$A$3])/2" office:value-type="float" office:value="466.637052333449" calcext:value-type="float">
            <text:p>467</text:p>
          </table:table-cell>
          <table:table-cell table:style-name="ce10"/>
          <table:table-cell table:formula="of:=([.$A$3]+[.C228])/2" office:value-type="float" office:value="82.5787063355542" calcext:value-type="float">
            <text:p>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8]+1.40625" office:value-type="float" office:value="318.8125" calcext:value-type="float">
            <text:p>318,8125</text:p>
          </table:table-cell>
          <table:table-cell table:formula="of:=[.$A$3]*SIN(RADIANS([.B229]))" office:value-type="float" office:value="-336.506424710516" calcext:value-type="float">
            <text:p>-336,5</text:p>
          </table:table-cell>
          <table:table-cell table:formula="of:=[.$A$3]*SIN(RADIANS([.B229]-120))" office:value-type="float" office:value="-164.783301553367" calcext:value-type="float">
            <text:p>-164,8</text:p>
          </table:table-cell>
          <table:table-cell table:formula="of:=[.$A$3]*SIN(RADIANS([.B229]+120))" office:value-type="float" office:value="501.289726263882" calcext:value-type="float">
            <text:p>501,3</text:p>
          </table:table-cell>
          <table:table-cell table:style-name="ce10"/>
          <table:table-cell table:style-name="ce6" table:formula="of:=(MIN([.C229];[.D229];[.E229])+MAX([.C229];[.D229];[.E229]))/2" office:value-type="float" office:value="82.3916507766834" calcext:value-type="float">
            <text:p>82,4</text:p>
          </table:table-cell>
          <table:table-cell table:style-name="ce26" table:formula="of:=((([.C229]-[.G229]+[.$A$3])/2)*[.$V$3])" office:value-type="float" office:value="49.3666315388613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9]-[.G229]+[.$A$3])/2" office:value-type="float" office:value="131.912523834975" calcext:value-type="float">
            <text:p>132</text:p>
          </table:table-cell>
          <table:table-cell table:style-name="ce12" table:formula="of:=([.E229]-[.G229]+[.$A$3])/2" office:value-type="float" office:value="464.9490377436" calcext:value-type="float">
            <text:p>465</text:p>
          </table:table-cell>
          <table:table-cell table:style-name="ce10"/>
          <table:table-cell table:formula="of:=([.$A$3]+[.C229])/2" office:value-type="float" office:value="87.2467876447422" calcext:value-type="float">
            <text:p>8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9]+1.40625" office:value-type="float" office:value="320.21875" calcext:value-type="float">
            <text:p>320,21875</text:p>
          </table:table-cell>
          <table:table-cell table:formula="of:=[.$A$3]*SIN(RADIANS([.B230]))" office:value-type="float" office:value="-326.96756320468" calcext:value-type="float">
            <text:p>-327,0</text:p>
          </table:table-cell>
          <table:table-cell table:formula="of:=[.$A$3]*SIN(RADIANS([.B230]-120))" office:value-type="float" office:value="-176.60430913151" calcext:value-type="float">
            <text:p>-176,6</text:p>
          </table:table-cell>
          <table:table-cell table:formula="of:=[.$A$3]*SIN(RADIANS([.B230]+120))" office:value-type="float" office:value="503.57187233619" calcext:value-type="float">
            <text:p>503,6</text:p>
          </table:table-cell>
          <table:table-cell table:style-name="ce10"/>
          <table:table-cell table:style-name="ce6" table:formula="of:=(MIN([.C230];[.D230];[.E230])+MAX([.C230];[.D230];[.E230]))/2" office:value-type="float" office:value="88.3021545657548" calcext:value-type="float">
            <text:p>88,3</text:p>
          </table:table-cell>
          <table:table-cell table:style-name="ce26" table:formula="of:=((([.C230]-[.G230]+[.$A$3])/2)*[.$V$3])" office:value-type="float" office:value="51.3114312750469" calcext:value-type="float">
            <text:p>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0]-[.G230]+[.$A$3])/2" office:value-type="float" office:value="123.046768151368" calcext:value-type="float">
            <text:p>123</text:p>
          </table:table-cell>
          <table:table-cell table:style-name="ce12" table:formula="of:=([.E230]-[.G230]+[.$A$3])/2" office:value-type="float" office:value="463.134858885217" calcext:value-type="float">
            <text:p>463</text:p>
          </table:table-cell>
          <table:table-cell table:style-name="ce10"/>
          <table:table-cell table:formula="of:=([.$A$3]+[.C230])/2" office:value-type="float" office:value="92.01621839766" calcext:value-type="float">
            <text:p>9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0]+1.40625" office:value-type="float" office:value="321.625" calcext:value-type="float">
            <text:p>321,625</text:p>
          </table:table-cell>
          <table:table-cell table:formula="of:=[.$A$3]*SIN(RADIANS([.B231]))" office:value-type="float" office:value="-317.231748664874" calcext:value-type="float">
            <text:p>-317,2</text:p>
          </table:table-cell>
          <table:table-cell table:formula="of:=[.$A$3]*SIN(RADIANS([.B231]-120))" office:value-type="float" office:value="-188.318936877492" calcext:value-type="float">
            <text:p>-188,3</text:p>
          </table:table-cell>
          <table:table-cell table:formula="of:=[.$A$3]*SIN(RADIANS([.B231]+120))" office:value-type="float" office:value="505.550685542367" calcext:value-type="float">
            <text:p>505,6</text:p>
          </table:table-cell>
          <table:table-cell table:style-name="ce10"/>
          <table:table-cell table:style-name="ce6" table:formula="of:=(MIN([.C231];[.D231];[.E231])+MAX([.C231];[.D231];[.E231]))/2" office:value-type="float" office:value="94.1594684387461" calcext:value-type="float">
            <text:p>94,2</text:p>
          </table:table-cell>
          <table:table-cell table:style-name="ce26" table:formula="of:=((([.C231]-[.G231]+[.$A$3])/2)*[.$V$3])" office:value-type="float" office:value="53.3903076324594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1]-[.G231]+[.$A$3])/2" office:value-type="float" office:value="114.260797341881" calcext:value-type="float">
            <text:p>114</text:p>
          </table:table-cell>
          <table:table-cell table:style-name="ce12" table:formula="of:=([.E231]-[.G231]+[.$A$3])/2" office:value-type="float" office:value="461.19560855181" calcext:value-type="float">
            <text:p>461</text:p>
          </table:table-cell>
          <table:table-cell table:style-name="ce10"/>
          <table:table-cell table:formula="of:=([.$A$3]+[.C231])/2" office:value-type="float" office:value="96.8841256675628" calcext:value-type="float">
            <text:p>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1]+1.40625" office:value-type="float" office:value="323.03125" calcext:value-type="float">
            <text:p>323,03125</text:p>
          </table:table-cell>
          <table:table-cell table:formula="of:=[.$A$3]*SIN(RADIANS([.B232]))" office:value-type="float" office:value="-307.304845581732" calcext:value-type="float">
            <text:p>-307,3</text:p>
          </table:table-cell>
          <table:table-cell table:formula="of:=[.$A$3]*SIN(RADIANS([.B232]-120))" office:value-type="float" office:value="-199.920128337598" calcext:value-type="float">
            <text:p>-199,9</text:p>
          </table:table-cell>
          <table:table-cell table:formula="of:=[.$A$3]*SIN(RADIANS([.B232]+120))" office:value-type="float" office:value="507.224973919331" calcext:value-type="float">
            <text:p>507,2</text:p>
          </table:table-cell>
          <table:table-cell table:style-name="ce10"/>
          <table:table-cell table:style-name="ce6" table:formula="of:=(MIN([.C232];[.D232];[.E232])+MAX([.C232];[.D232];[.E232]))/2" office:value-type="float" office:value="99.9600641687992" calcext:value-type="float">
            <text:p>100,0</text:p>
          </table:table-cell>
          <table:table-cell table:style-name="ce26" table:formula="of:=((([.C232]-[.G232]+[.$A$3])/2)*[.$V$3])" office:value-type="float" office:value="55.6020083737151" calcext:value-type="float">
            <text:p>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2]-[.G232]+[.$A$3])/2" office:value-type="float" office:value="105.559903746801" calcext:value-type="float">
            <text:p>106</text:p>
          </table:table-cell>
          <table:table-cell table:style-name="ce12" table:formula="of:=([.E232]-[.G232]+[.$A$3])/2" office:value-type="float" office:value="459.132454875266" calcext:value-type="float">
            <text:p>459</text:p>
          </table:table-cell>
          <table:table-cell table:style-name="ce10"/>
          <table:table-cell table:formula="of:=([.$A$3]+[.C232])/2" office:value-type="float" office:value="101.847577209134" calcext:value-type="float">
            <text:p>10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2]+1.40625" office:value-type="float" office:value="324.4375" calcext:value-type="float">
            <text:p>324,4375</text:p>
          </table:table-cell>
          <table:table-cell table:formula="of:=[.$A$3]*SIN(RADIANS([.B233]))" office:value-type="float" office:value="-297.19283355048" calcext:value-type="float">
            <text:p>-297,2</text:p>
          </table:table-cell>
          <table:table-cell table:formula="of:=[.$A$3]*SIN(RADIANS([.B233]-120))" office:value-type="float" office:value="-211.400895387889" calcext:value-type="float">
            <text:p>-211,4</text:p>
          </table:table-cell>
          <table:table-cell table:formula="of:=[.$A$3]*SIN(RADIANS([.B233]+120))" office:value-type="float" office:value="508.593728938369" calcext:value-type="float">
            <text:p>508,6</text:p>
          </table:table-cell>
          <table:table-cell table:style-name="ce10"/>
          <table:table-cell table:style-name="ce6" table:formula="of:=(MIN([.C233];[.D233];[.E233])+MAX([.C233];[.D233];[.E233]))/2" office:value-type="float" office:value="105.700447693945" calcext:value-type="float">
            <text:p>105,7</text:p>
          </table:table-cell>
          <table:table-cell table:style-name="ce26" table:formula="of:=((([.C233]-[.G233]+[.$A$3])/2)*[.$V$3])" office:value-type="float" office:value="57.9452012529884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3]-[.G233]+[.$A$3])/2" office:value-type="float" office:value="96.9493284590833" calcext:value-type="float">
            <text:p>97</text:p>
          </table:table-cell>
          <table:table-cell table:style-name="ce12" table:formula="of:=([.E233]-[.G233]+[.$A$3])/2" office:value-type="float" office:value="456.946640622212" calcext:value-type="float">
            <text:p>457</text:p>
          </table:table-cell>
          <table:table-cell table:style-name="ce10"/>
          <table:table-cell table:formula="of:=([.$A$3]+[.C233])/2" office:value-type="float" office:value="106.90358322476" calcext:value-type="float">
            <text:p>10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3]+1.40625" office:value-type="float" office:value="325.84375" calcext:value-type="float">
            <text:p>325,84375</text:p>
          </table:table-cell>
          <table:table-cell table:formula="of:=[.$A$3]*SIN(RADIANS([.B234]))" office:value-type="float" office:value="-286.901803669053" calcext:value-type="float">
            <text:p>-286,9</text:p>
          </table:table-cell>
          <table:table-cell table:formula="of:=[.$A$3]*SIN(RADIANS([.B234]-120))" office:value-type="float" office:value="-222.754322443587" calcext:value-type="float">
            <text:p>-222,8</text:p>
          </table:table-cell>
          <table:table-cell table:formula="of:=[.$A$3]*SIN(RADIANS([.B234]+120))" office:value-type="float" office:value="509.65612611264" calcext:value-type="float">
            <text:p>509,7</text:p>
          </table:table-cell>
          <table:table-cell table:style-name="ce10"/>
          <table:table-cell table:style-name="ce6" table:formula="of:=(MIN([.C234];[.D234];[.E234])+MAX([.C234];[.D234];[.E234]))/2" office:value-type="float" office:value="111.377161221793" calcext:value-type="float">
            <text:p>111,4</text:p>
          </table:table-cell>
          <table:table-cell table:style-name="ce26" table:formula="of:=((([.C234]-[.G234]+[.$A$3])/2)*[.$V$3])" office:value-type="float" office:value="60.4184748185064" calcext:value-type="float">
            <text:p>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4]-[.G234]+[.$A$3])/2" office:value-type="float" office:value="88.43425816731" calcext:value-type="float">
            <text:p>88</text:p>
          </table:table-cell>
          <table:table-cell table:style-name="ce12" table:formula="of:=([.E234]-[.G234]+[.$A$3])/2" office:value-type="float" office:value="454.639482445423" calcext:value-type="float">
            <text:p>455</text:p>
          </table:table-cell>
          <table:table-cell table:style-name="ce10"/>
          <table:table-cell table:formula="of:=([.$A$3]+[.C234])/2" office:value-type="float" office:value="112.049098165474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4]+1.40625" office:value-type="float" office:value="327.25" calcext:value-type="float">
            <text:p>327,25</text:p>
          </table:table-cell>
          <table:table-cell table:formula="of:=[.$A$3]*SIN(RADIANS([.B235]))" office:value-type="float" office:value="-276.437954869045" calcext:value-type="float">
            <text:p>-276,4</text:p>
          </table:table-cell>
          <table:table-cell table:formula="of:=[.$A$3]*SIN(RADIANS([.B235]-120))" office:value-type="float" office:value="-233.973570624765" calcext:value-type="float">
            <text:p>-234,0</text:p>
          </table:table-cell>
          <table:table-cell table:formula="of:=[.$A$3]*SIN(RADIANS([.B235]+120))" office:value-type="float" office:value="510.41152549381" calcext:value-type="float">
            <text:p>510,4</text:p>
          </table:table-cell>
          <table:table-cell table:style-name="ce10"/>
          <table:table-cell table:style-name="ce6" table:formula="of:=(MIN([.C235];[.D235];[.E235])+MAX([.C235];[.D235];[.E235]))/2" office:value-type="float" office:value="116.986785312382" calcext:value-type="float">
            <text:p>117,0</text:p>
          </table:table-cell>
          <table:table-cell table:style-name="ce26" table:formula="of:=((([.C235]-[.G235]+[.$A$3])/2)*[.$V$3])" office:value-type="float" office:value="63.0203392627549" calcext:value-type="float">
            <text:p>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5]-[.G235]+[.$A$3])/2" office:value-type="float" office:value="80.0198220314263" calcext:value-type="float">
            <text:p>80</text:p>
          </table:table-cell>
          <table:table-cell table:style-name="ce12" table:formula="of:=([.E235]-[.G235]+[.$A$3])/2" office:value-type="float" office:value="452.212370090714" calcext:value-type="float">
            <text:p>452</text:p>
          </table:table-cell>
          <table:table-cell table:style-name="ce10"/>
          <table:table-cell table:formula="of:=([.$A$3]+[.C235])/2" office:value-type="float" office:value="117.281022565478" calcext:value-type="float">
            <text:p>1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5]+1.40625" office:value-type="float" office:value="328.65625" calcext:value-type="float">
            <text:p>328,65625</text:p>
          </table:table-cell>
          <table:table-cell table:formula="of:=[.$A$3]*SIN(RADIANS([.B236]))" office:value-type="float" office:value="-265.807590181705" calcext:value-type="float">
            <text:p>-265,8</text:p>
          </table:table-cell>
          <table:table-cell table:formula="of:=[.$A$3]*SIN(RADIANS([.B236]-120))" office:value-type="float" office:value="-245.051881875834" calcext:value-type="float">
            <text:p>-245,1</text:p>
          </table:table-cell>
          <table:table-cell table:formula="of:=[.$A$3]*SIN(RADIANS([.B236]+120))" office:value-type="float" office:value="510.859472057539" calcext:value-type="float">
            <text:p>510,9</text:p>
          </table:table-cell>
          <table:table-cell table:style-name="ce10"/>
          <table:table-cell table:style-name="ce6" table:formula="of:=(MIN([.C236];[.D236];[.E236])+MAX([.C236];[.D236];[.E236]))/2" office:value-type="float" office:value="122.525940937917" calcext:value-type="float">
            <text:p>122,5</text:p>
          </table:table-cell>
          <table:table-cell table:style-name="ce26" table:formula="of:=((([.C236]-[.G236]+[.$A$3])/2)*[.$V$3])" office:value-type="float" office:value="65.7492273198828" calcext:value-type="float">
            <text:p>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6]-[.G236]+[.$A$3])/2" office:value-type="float" office:value="71.7110885931245" calcext:value-type="float">
            <text:p>72</text:p>
          </table:table-cell>
          <table:table-cell table:style-name="ce12" table:formula="of:=([.E236]-[.G236]+[.$A$3])/2" office:value-type="float" office:value="449.666765559811" calcext:value-type="float">
            <text:p>450</text:p>
          </table:table-cell>
          <table:table-cell table:style-name="ce10"/>
          <table:table-cell table:formula="of:=([.$A$3]+[.C236])/2" office:value-type="float" office:value="122.596204909148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6]+1.40625" office:value-type="float" office:value="330.0625" calcext:value-type="float">
            <text:p>330,0625</text:p>
          </table:table-cell>
          <table:table-cell table:formula="of:=[.$A$3]*SIN(RADIANS([.B237]))" office:value-type="float" office:value="-255.017112941225" calcext:value-type="float">
            <text:p>-255,0</text:p>
          </table:table-cell>
          <table:table-cell table:formula="of:=[.$A$3]*SIN(RADIANS([.B237]-120))" office:value-type="float" office:value="-255.982583036341" calcext:value-type="float">
            <text:p>-256,0</text:p>
          </table:table-cell>
          <table:table-cell table:formula="of:=[.$A$3]*SIN(RADIANS([.B237]+120))" office:value-type="float" office:value="510.999695977566" calcext:value-type="float">
            <text:p>511,0</text:p>
          </table:table-cell>
          <table:table-cell table:style-name="ce10"/>
          <table:table-cell table:style-name="ce6" table:formula="of:=(MIN([.C237];[.D237];[.E237])+MAX([.C237];[.D237];[.E237]))/2" office:value-type="float" office:value="127.508556470613" calcext:value-type="float">
            <text:p>127,5</text:p>
          </table:table-cell>
          <table:table-cell table:style-name="ce26" table:formula="of:=((([.C237]-[.G237]+[.$A$3])/2)*[.$V$3])" office:value-type="float" office:value="68.8622411952551" calcext:value-type="float">
            <text:p>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7]-[.G237]+[.$A$3])/2" office:value-type="float" office:value="63.7544302465231" calcext:value-type="float">
            <text:p>64</text:p>
          </table:table-cell>
          <table:table-cell table:style-name="ce12" table:formula="of:=([.E237]-[.G237]+[.$A$3])/2" office:value-type="float" office:value="447.245569753477" calcext:value-type="float">
            <text:p>447</text:p>
          </table:table-cell>
          <table:table-cell table:style-name="ce10"/>
          <table:table-cell table:formula="of:=([.$A$3]+[.C237])/2" office:value-type="float" office:value="127.991443529387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7]+1.40625" office:value-type="float" office:value="331.46875" calcext:value-type="float">
            <text:p>331,46875</text:p>
          </table:table-cell>
          <table:table-cell table:formula="of:=[.$A$3]*SIN(RADIANS([.B238]))" office:value-type="float" office:value="-244.073022927614" calcext:value-type="float">
            <text:p>-244,1</text:p>
          </table:table-cell>
          <table:table-cell table:formula="of:=[.$A$3]*SIN(RADIANS([.B238]-120))" office:value-type="float" office:value="-266.759089860633" calcext:value-type="float">
            <text:p>-266,8</text:p>
          </table:table-cell>
          <table:table-cell table:formula="of:=[.$A$3]*SIN(RADIANS([.B238]+120))" office:value-type="float" office:value="510.832112788246" calcext:value-type="float">
            <text:p>510,8</text:p>
          </table:table-cell>
          <table:table-cell table:style-name="ce10"/>
          <table:table-cell table:style-name="ce6" table:formula="of:=(MIN([.C238];[.D238];[.E238])+MAX([.C238];[.D238];[.E238]))/2" office:value-type="float" office:value="122.036511463807" calcext:value-type="float">
            <text:p>122,0</text:p>
          </table:table-cell>
          <table:table-cell table:style-name="ce26" table:formula="of:=((([.C238]-[.G238]+[.$A$3])/2)*[.$V$3])" office:value-type="float" office:value="77.6612895661987" calcext:value-type="float">
            <text:p>7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8]-[.G238]+[.$A$3])/2" office:value-type="float" office:value="61.1021993377803" calcext:value-type="float">
            <text:p>61</text:p>
          </table:table-cell>
          <table:table-cell table:style-name="ce12" table:formula="of:=([.E238]-[.G238]+[.$A$3])/2" office:value-type="float" office:value="449.89780066222" calcext:value-type="float">
            <text:p>450</text:p>
          </table:table-cell>
          <table:table-cell table:style-name="ce10"/>
          <table:table-cell table:formula="of:=([.$A$3]+[.C238])/2" office:value-type="float" office:value="133.463488536193" calcext:value-type="float">
            <text:p>13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8]+1.40625" office:value-type="float" office:value="332.875" calcext:value-type="float">
            <text:p>332,875</text:p>
          </table:table-cell>
          <table:table-cell table:formula="of:=[.$A$3]*SIN(RADIANS([.B239]))" office:value-type="float" office:value="-232.981912451469" calcext:value-type="float">
            <text:p>-233,0</text:p>
          </table:table-cell>
          <table:table-cell table:formula="of:=[.$A$3]*SIN(RADIANS([.B239]-120))" office:value-type="float" office:value="-277.374910983957" calcext:value-type="float">
            <text:p>-277,4</text:p>
          </table:table-cell>
          <table:table-cell table:formula="of:=[.$A$3]*SIN(RADIANS([.B239]+120))" office:value-type="float" office:value="510.356823435426" calcext:value-type="float">
            <text:p>510,4</text:p>
          </table:table-cell>
          <table:table-cell table:style-name="ce10"/>
          <table:table-cell table:style-name="ce6" table:formula="of:=(MIN([.C239];[.D239];[.E239])+MAX([.C239];[.D239];[.E239]))/2" office:value-type="float" office:value="116.490956225734" calcext:value-type="float">
            <text:p>116,5</text:p>
          </table:table-cell>
          <table:table-cell table:style-name="ce26" table:formula="of:=((([.C239]-[.G239]+[.$A$3])/2)*[.$V$3])" office:value-type="float" office:value="86.5785423890192" calcext:value-type="float">
            <text:p>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9]-[.G239]+[.$A$3])/2" office:value-type="float" office:value="58.5670663951543" calcext:value-type="float">
            <text:p>59</text:p>
          </table:table-cell>
          <table:table-cell table:style-name="ce12" table:formula="of:=([.E239]-[.G239]+[.$A$3])/2" office:value-type="float" office:value="452.432933604846" calcext:value-type="float">
            <text:p>452</text:p>
          </table:table-cell>
          <table:table-cell table:style-name="ce10"/>
          <table:table-cell table:formula="of:=([.$A$3]+[.C239])/2" office:value-type="float" office:value="139.009043774266" calcext:value-type="float">
            <text:p>1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9]+1.40625" office:value-type="float" office:value="334.28125" calcext:value-type="float">
            <text:p>334,28125</text:p>
          </table:table-cell>
          <table:table-cell table:formula="of:=[.$A$3]*SIN(RADIANS([.B240]))" office:value-type="float" office:value="-221.750462383018" calcext:value-type="float">
            <text:p>-221,8</text:p>
          </table:table-cell>
          <table:table-cell table:formula="of:=[.$A$3]*SIN(RADIANS([.B240]-120))" office:value-type="float" office:value="-287.823651832621" calcext:value-type="float">
            <text:p>-287,8</text:p>
          </table:table-cell>
          <table:table-cell table:formula="of:=[.$A$3]*SIN(RADIANS([.B240]+120))" office:value-type="float" office:value="509.574114215638" calcext:value-type="float">
            <text:p>509,6</text:p>
          </table:table-cell>
          <table:table-cell table:style-name="ce10"/>
          <table:table-cell table:style-name="ce6" table:formula="of:=(MIN([.C240];[.D240];[.E240])+MAX([.C240];[.D240];[.E240]))/2" office:value-type="float" office:value="110.875231191509" calcext:value-type="float">
            <text:p>110,9</text:p>
          </table:table-cell>
          <table:table-cell table:style-name="ce26" table:formula="of:=((([.C240]-[.G240]+[.$A$3])/2)*[.$V$3])" office:value-type="float" office:value="95.6086282440539" calcext:value-type="float">
            <text:p>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0]-[.G240]+[.$A$3])/2" office:value-type="float" office:value="56.1505584879353" calcext:value-type="float">
            <text:p>56</text:p>
          </table:table-cell>
          <table:table-cell table:style-name="ce12" table:formula="of:=([.E240]-[.G240]+[.$A$3])/2" office:value-type="float" office:value="454.849441512065" calcext:value-type="float">
            <text:p>455</text:p>
          </table:table-cell>
          <table:table-cell table:style-name="ce10"/>
          <table:table-cell table:formula="of:=([.$A$3]+[.C240])/2" office:value-type="float" office:value="144.624768808491" calcext:value-type="float">
            <text:p>14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0]+1.40625" office:value-type="float" office:value="335.6875" calcext:value-type="float">
            <text:p>335,6875</text:p>
          </table:table-cell>
          <table:table-cell table:formula="of:=[.$A$3]*SIN(RADIANS([.B241]))" office:value-type="float" office:value="-210.385438127811" calcext:value-type="float">
            <text:p>-210,4</text:p>
          </table:table-cell>
          <table:table-cell table:formula="of:=[.$A$3]*SIN(RADIANS([.B241]-120))" office:value-type="float" office:value="-298.09901847584" calcext:value-type="float">
            <text:p>-298,1</text:p>
          </table:table-cell>
          <table:table-cell table:formula="of:=[.$A$3]*SIN(RADIANS([.B241]+120))" office:value-type="float" office:value="508.484456603651" calcext:value-type="float">
            <text:p>508,5</text:p>
          </table:table-cell>
          <table:table-cell table:style-name="ce10"/>
          <table:table-cell table:style-name="ce6" table:formula="of:=(MIN([.C241];[.D241];[.E241])+MAX([.C241];[.D241];[.E241]))/2" office:value-type="float" office:value="105.192719063906" calcext:value-type="float">
            <text:p>105,2</text:p>
          </table:table-cell>
          <table:table-cell table:style-name="ce26" table:formula="of:=((([.C241]-[.G241]+[.$A$3])/2)*[.$V$3])" office:value-type="float" office:value="104.74610774524" calcext:value-type="float">
            <text:p>1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1]-[.G241]+[.$A$3])/2" office:value-type="float" office:value="53.8541312301274" calcext:value-type="float">
            <text:p>54</text:p>
          </table:table-cell>
          <table:table-cell table:style-name="ce12" table:formula="of:=([.E241]-[.G241]+[.$A$3])/2" office:value-type="float" office:value="457.145868769873" calcext:value-type="float">
            <text:p>457</text:p>
          </table:table-cell>
          <table:table-cell table:style-name="ce10"/>
          <table:table-cell table:formula="of:=([.$A$3]+[.C241])/2" office:value-type="float" office:value="150.307280936094" calcext:value-type="float">
            <text:p>1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1]+1.40625" office:value-type="float" office:value="337.09375" calcext:value-type="float">
            <text:p>337,09375</text:p>
          </table:table-cell>
          <table:table-cell table:formula="of:=[.$A$3]*SIN(RADIANS([.B242]))" office:value-type="float" office:value="-198.893685551495" calcext:value-type="float">
            <text:p>-198,9</text:p>
          </table:table-cell>
          <table:table-cell table:formula="of:=[.$A$3]*SIN(RADIANS([.B242]-120))" office:value-type="float" office:value="-308.194821416969" calcext:value-type="float">
            <text:p>-308,2</text:p>
          </table:table-cell>
          <table:table-cell table:formula="of:=[.$A$3]*SIN(RADIANS([.B242]+120))" office:value-type="float" office:value="507.088506968464" calcext:value-type="float">
            <text:p>507,1</text:p>
          </table:table-cell>
          <table:table-cell table:style-name="ce10"/>
          <table:table-cell table:style-name="ce6" table:formula="of:=(MIN([.C242];[.D242];[.E242])+MAX([.C242];[.D242];[.E242]))/2" office:value-type="float" office:value="99.4468427757474" calcext:value-type="float">
            <text:p>99,4</text:p>
          </table:table-cell>
          <table:table-cell table:style-name="ce26" table:formula="of:=((([.C242]-[.G242]+[.$A$3])/2)*[.$V$3])" office:value-type="float" office:value="113.985476816598" calcext:value-type="float">
            <text:p>1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2]-[.G242]+[.$A$3])/2" office:value-type="float" office:value="51.6791679036418" calcext:value-type="float">
            <text:p>52</text:p>
          </table:table-cell>
          <table:table-cell table:style-name="ce12" table:formula="of:=([.E242]-[.G242]+[.$A$3])/2" office:value-type="float" office:value="459.320832096358" calcext:value-type="float">
            <text:p>459</text:p>
          </table:table-cell>
          <table:table-cell table:style-name="ce10"/>
          <table:table-cell table:formula="of:=([.$A$3]+[.C242])/2" office:value-type="float" office:value="156.053157224253" calcext:value-type="float">
            <text:p>1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2]+1.40625" office:value-type="float" office:value="338.5" calcext:value-type="float">
            <text:p>338,5</text:p>
          </table:table-cell>
          <table:table-cell table:formula="of:=[.$A$3]*SIN(RADIANS([.B243]))" office:value-type="float" office:value="-187.282126856116" calcext:value-type="float">
            <text:p>-187,3</text:p>
          </table:table-cell>
          <table:table-cell table:formula="of:=[.$A$3]*SIN(RADIANS([.B243]-120))" office:value-type="float" office:value="-318.104979321824" calcext:value-type="float">
            <text:p>-318,1</text:p>
          </table:table-cell>
          <table:table-cell table:formula="of:=[.$A$3]*SIN(RADIANS([.B243]+120))" office:value-type="float" office:value="505.38710617794" calcext:value-type="float">
            <text:p>505,4</text:p>
          </table:table-cell>
          <table:table-cell table:style-name="ce10"/>
          <table:table-cell table:style-name="ce6" table:formula="of:=(MIN([.C243];[.D243];[.E243])+MAX([.C243];[.D243];[.E243]))/2" office:value-type="float" office:value="93.641063428058" calcext:value-type="float">
            <text:p>93,6</text:p>
          </table:table-cell>
          <table:table-cell table:style-name="ce26" table:formula="of:=((([.C243]-[.G243]+[.$A$3])/2)*[.$V$3])" office:value-type="float" office:value="123.321170007683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3]-[.G243]+[.$A$3])/2" office:value-type="float" office:value="49.6269786250592" calcext:value-type="float">
            <text:p>50</text:p>
          </table:table-cell>
          <table:table-cell table:style-name="ce12" table:formula="of:=([.E243]-[.G243]+[.$A$3])/2" office:value-type="float" office:value="461.373021374941" calcext:value-type="float">
            <text:p>461</text:p>
          </table:table-cell>
          <table:table-cell table:style-name="ce10"/>
          <table:table-cell table:formula="of:=([.$A$3]+[.C243])/2" office:value-type="float" office:value="161.858936571942" calcext:value-type="float">
            <text:p>16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3]+1.40625" office:value-type="float" office:value="339.90625" calcext:value-type="float">
            <text:p>339,90625</text:p>
          </table:table-cell>
          <table:table-cell table:formula="of:=[.$A$3]*SIN(RADIANS([.B244]))" office:value-type="float" office:value="-175.557756410449" calcext:value-type="float">
            <text:p>-175,6</text:p>
          </table:table-cell>
          <table:table-cell table:formula="of:=[.$A$3]*SIN(RADIANS([.B244]-120))" office:value-type="float" office:value="-327.823522681846" calcext:value-type="float">
            <text:p>-327,8</text:p>
          </table:table-cell>
          <table:table-cell table:formula="of:=[.$A$3]*SIN(RADIANS([.B244]+120))" office:value-type="float" office:value="503.381279092295" calcext:value-type="float">
            <text:p>503,4</text:p>
          </table:table-cell>
          <table:table-cell table:style-name="ce10"/>
          <table:table-cell table:style-name="ce6" table:formula="of:=(MIN([.C244];[.D244];[.E244])+MAX([.C244];[.D244];[.E244]))/2" office:value-type="float" office:value="87.7788782052245" calcext:value-type="float">
            <text:p>87,8</text:p>
          </table:table-cell>
          <table:table-cell table:style-name="ce26" table:formula="of:=((([.C244]-[.G244]+[.$A$3])/2)*[.$V$3])" office:value-type="float" office:value="132.747563845999" calcext:value-type="float">
            <text:p>1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4]-[.G244]+[.$A$3])/2" office:value-type="float" office:value="47.6987995564649" calcext:value-type="float">
            <text:p>48</text:p>
          </table:table-cell>
          <table:table-cell table:style-name="ce12" table:formula="of:=([.E244]-[.G244]+[.$A$3])/2" office:value-type="float" office:value="463.301200443535" calcext:value-type="float">
            <text:p>463</text:p>
          </table:table-cell>
          <table:table-cell table:style-name="ce10"/>
          <table:table-cell table:formula="of:=([.$A$3]+[.C244])/2" office:value-type="float" office:value="167.721121794776" calcext:value-type="float">
            <text:p>16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4]+1.40625" office:value-type="float" office:value="341.3125" calcext:value-type="float">
            <text:p>341,3125</text:p>
          </table:table-cell>
          <table:table-cell table:formula="of:=[.$A$3]*SIN(RADIANS([.B245]))" office:value-type="float" office:value="-163.727636536847" calcext:value-type="float">
            <text:p>-163,7</text:p>
          </table:table-cell>
          <table:table-cell table:formula="of:=[.$A$3]*SIN(RADIANS([.B245]-120))" office:value-type="float" office:value="-337.344597409916" calcext:value-type="float">
            <text:p>-337,3</text:p>
          </table:table-cell>
          <table:table-cell table:formula="of:=[.$A$3]*SIN(RADIANS([.B245]+120))" office:value-type="float" office:value="501.072233946763" calcext:value-type="float">
            <text:p>501,1</text:p>
          </table:table-cell>
          <table:table-cell table:style-name="ce10"/>
          <table:table-cell table:style-name="ce6" table:formula="of:=(MIN([.C245];[.D245];[.E245])+MAX([.C245];[.D245];[.E245]))/2" office:value-type="float" office:value="81.8638182684237" calcext:value-type="float">
            <text:p>81,9</text:p>
          </table:table-cell>
          <table:table-cell table:style-name="ce26" table:formula="of:=((([.C245]-[.G245]+[.$A$3])/2)*[.$V$3])" office:value-type="float" office:value="142.258980224375" calcext:value-type="float">
            <text:p>1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5]-[.G245]+[.$A$3])/2" office:value-type="float" office:value="45.8957921608302" calcext:value-type="float">
            <text:p>46</text:p>
          </table:table-cell>
          <table:table-cell table:style-name="ce12" table:formula="of:=([.E245]-[.G245]+[.$A$3])/2" office:value-type="float" office:value="465.10420783917" calcext:value-type="float">
            <text:p>465</text:p>
          </table:table-cell>
          <table:table-cell table:style-name="ce10"/>
          <table:table-cell table:formula="of:=([.$A$3]+[.C245])/2" office:value-type="float" office:value="173.636181731576" calcext:value-type="float">
            <text:p>17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5]+1.40625" office:value-type="float" office:value="342.71875" calcext:value-type="float">
            <text:p>342,71875</text:p>
          </table:table-cell>
          <table:table-cell table:formula="of:=[.$A$3]*SIN(RADIANS([.B246]))" office:value-type="float" office:value="-151.798893257167" calcext:value-type="float">
            <text:p>-151,8</text:p>
          </table:table-cell>
          <table:table-cell table:formula="of:=[.$A$3]*SIN(RADIANS([.B246]-120))" office:value-type="float" office:value="-346.662468366633" calcext:value-type="float">
            <text:p>-346,7</text:p>
          </table:table-cell>
          <table:table-cell table:formula="of:=[.$A$3]*SIN(RADIANS([.B246]+120))" office:value-type="float" office:value="498.4613616238" calcext:value-type="float">
            <text:p>498,5</text:p>
          </table:table-cell>
          <table:table-cell table:style-name="ce10"/>
          <table:table-cell table:style-name="ce6" table:formula="of:=(MIN([.C246];[.D246];[.E246])+MAX([.C246];[.D246];[.E246]))/2" office:value-type="float" office:value="75.8994466285834" calcext:value-type="float">
            <text:p>75,9</text:p>
          </table:table-cell>
          <table:table-cell table:style-name="ce26" table:formula="of:=((([.C246]-[.G246]+[.$A$3])/2)*[.$V$3])" office:value-type="float" office:value="151.849689821238" calcext:value-type="float">
            <text:p>1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6]-[.G246]+[.$A$3])/2" office:value-type="float" office:value="44.2190425023918" calcext:value-type="float">
            <text:p>44</text:p>
          </table:table-cell>
          <table:table-cell table:style-name="ce12" table:formula="of:=([.E246]-[.G246]+[.$A$3])/2" office:value-type="float" office:value="466.780957497608" calcext:value-type="float">
            <text:p>467</text:p>
          </table:table-cell>
          <table:table-cell table:style-name="ce10"/>
          <table:table-cell table:formula="of:=([.$A$3]+[.C246])/2" office:value-type="float" office:value="179.600553371417" calcext:value-type="float">
            <text:p>18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6]+1.40625" office:value-type="float" office:value="344.125" calcext:value-type="float">
            <text:p>344,125</text:p>
          </table:table-cell>
          <table:table-cell table:formula="of:=[.$A$3]*SIN(RADIANS([.B247]))" office:value-type="float" office:value="-139.778712000314" calcext:value-type="float">
            <text:p>-139,8</text:p>
          </table:table-cell>
          <table:table-cell table:formula="of:=[.$A$3]*SIN(RADIANS([.B247]-120))" office:value-type="float" office:value="-355.771522814951" calcext:value-type="float">
            <text:p>-355,8</text:p>
          </table:table-cell>
          <table:table-cell table:formula="of:=[.$A$3]*SIN(RADIANS([.B247]+120))" office:value-type="float" office:value="495.550234815265" calcext:value-type="float">
            <text:p>495,6</text:p>
          </table:table-cell>
          <table:table-cell table:style-name="ce10"/>
          <table:table-cell table:style-name="ce6" table:formula="of:=(MIN([.C247];[.D247];[.E247])+MAX([.C247];[.D247];[.E247]))/2" office:value-type="float" office:value="69.8893560001573" calcext:value-type="float">
            <text:p>69,9</text:p>
          </table:table-cell>
          <table:table-cell table:style-name="ce26" table:formula="of:=((([.C247]-[.G247]+[.$A$3])/2)*[.$V$3])" office:value-type="float" office:value="161.513915551747" calcext:value-type="float">
            <text:p>1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7]-[.G247]+[.$A$3])/2" office:value-type="float" office:value="42.6695605924461" calcext:value-type="float">
            <text:p>43</text:p>
          </table:table-cell>
          <table:table-cell table:style-name="ce12" table:formula="of:=([.E247]-[.G247]+[.$A$3])/2" office:value-type="float" office:value="468.330439407554" calcext:value-type="float">
            <text:p>468</text:p>
          </table:table-cell>
          <table:table-cell table:style-name="ce10"/>
          <table:table-cell table:formula="of:=([.$A$3]+[.C247])/2" office:value-type="float" office:value="185.610643999843" calcext:value-type="float">
            <text:p>18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7]+1.40625" office:value-type="float" office:value="345.53125" calcext:value-type="float">
            <text:p>345,53125</text:p>
          </table:table-cell>
          <table:table-cell table:formula="of:=[.$A$3]*SIN(RADIANS([.B248]))" office:value-type="float" office:value="-127.674333274016" calcext:value-type="float">
            <text:p>-127,7</text:p>
          </table:table-cell>
          <table:table-cell table:formula="of:=[.$A$3]*SIN(RADIANS([.B248]-120))" office:value-type="float" office:value="-364.666273801079" calcext:value-type="float">
            <text:p>-364,7</text:p>
          </table:table-cell>
          <table:table-cell table:formula="of:=[.$A$3]*SIN(RADIANS([.B248]+120))" office:value-type="float" office:value="492.340607075094" calcext:value-type="float">
            <text:p>492,3</text:p>
          </table:table-cell>
          <table:table-cell table:style-name="ce10"/>
          <table:table-cell table:style-name="ce6" table:formula="of:=(MIN([.C248];[.D248];[.E248])+MAX([.C248];[.D248];[.E248]))/2" office:value-type="float" office:value="63.8371666370078" calcext:value-type="float">
            <text:p>63,8</text:p>
          </table:table-cell>
          <table:table-cell table:style-name="ce26" table:formula="of:=((([.C248]-[.G248]+[.$A$3])/2)*[.$V$3])" office:value-type="float" office:value="171.245836047691" calcext:value-type="float">
            <text:p>1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8]-[.G248]+[.$A$3])/2" office:value-type="float" office:value="41.2482797809568" calcext:value-type="float">
            <text:p>41</text:p>
          </table:table-cell>
          <table:table-cell table:style-name="ce12" table:formula="of:=([.E248]-[.G248]+[.$A$3])/2" office:value-type="float" office:value="469.751720219043" calcext:value-type="float">
            <text:p>470</text:p>
          </table:table-cell>
          <table:table-cell table:style-name="ce10"/>
          <table:table-cell table:formula="of:=([.$A$3]+[.C248])/2" office:value-type="float" office:value="191.662833362992" calcext:value-type="float">
            <text:p>19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8]+1.40625" office:value-type="float" office:value="346.9375" calcext:value-type="float">
            <text:p>346,9375</text:p>
          </table:table-cell>
          <table:table-cell table:formula="of:=[.$A$3]*SIN(RADIANS([.B249]))" office:value-type="float" office:value="-115.493048303404" calcext:value-type="float">
            <text:p>-115,5</text:p>
          </table:table-cell>
          <table:table-cell table:formula="of:=[.$A$3]*SIN(RADIANS([.B249]-120))" office:value-type="float" office:value="-373.341363459619" calcext:value-type="float">
            <text:p>-373,3</text:p>
          </table:table-cell>
          <table:table-cell table:formula="of:=[.$A$3]*SIN(RADIANS([.B249]+120))" office:value-type="float" office:value="488.834411763022" calcext:value-type="float">
            <text:p>488,8</text:p>
          </table:table-cell>
          <table:table-cell table:style-name="ce10"/>
          <table:table-cell table:style-name="ce6" table:formula="of:=(MIN([.C249];[.D249];[.E249])+MAX([.C249];[.D249];[.E249]))/2" office:value-type="float" office:value="57.7465241517016" calcext:value-type="float">
            <text:p>57,7</text:p>
          </table:table-cell>
          <table:table-cell table:style-name="ce26" table:formula="of:=((([.C249]-[.G249]+[.$A$3])/2)*[.$V$3])" office:value-type="float" office:value="181.039589164064" calcext:value-type="float">
            <text:p>18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9]-[.G249]+[.$A$3])/2" office:value-type="float" office:value="39.9560561943396" calcext:value-type="float">
            <text:p>40</text:p>
          </table:table-cell>
          <table:table-cell table:style-name="ce12" table:formula="of:=([.E249]-[.G249]+[.$A$3])/2" office:value-type="float" office:value="471.04394380566" calcext:value-type="float">
            <text:p>471</text:p>
          </table:table-cell>
          <table:table-cell table:style-name="ce10"/>
          <table:table-cell table:formula="of:=([.$A$3]+[.C249])/2" office:value-type="float" office:value="197.753475848298" calcext:value-type="float">
            <text:p>19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9]+1.40625" office:value-type="float" office:value="348.34375" calcext:value-type="float">
            <text:p>348,34375</text:p>
          </table:table-cell>
          <table:table-cell table:formula="of:=[.$A$3]*SIN(RADIANS([.B250]))" office:value-type="float" office:value="-103.242194639056" calcext:value-type="float">
            <text:p>-103,2</text:p>
          </table:table-cell>
          <table:table-cell table:formula="of:=[.$A$3]*SIN(RADIANS([.B250]-120))" office:value-type="float" office:value="-381.791566240944" calcext:value-type="float">
            <text:p>-381,8</text:p>
          </table:table-cell>
          <table:table-cell table:formula="of:=[.$A$3]*SIN(RADIANS([.B250]+120))" office:value-type="float" office:value="485.033760880001" calcext:value-type="float">
            <text:p>485,0</text:p>
          </table:table-cell>
          <table:table-cell table:style-name="ce10"/>
          <table:table-cell table:style-name="ce6" table:formula="of:=(MIN([.C250];[.D250];[.E250])+MAX([.C250];[.D250];[.E250]))/2" office:value-type="float" office:value="51.6210973195282" calcext:value-type="float">
            <text:p>51,6</text:p>
          </table:table-cell>
          <table:table-cell table:style-name="ce26" table:formula="of:=((([.C250]-[.G250]+[.$A$3])/2)*[.$V$3])" office:value-type="float" office:value="190.889275510199" calcext:value-type="float">
            <text:p>1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0]-[.G250]+[.$A$3])/2" office:value-type="float" office:value="38.7936682197637" calcext:value-type="float">
            <text:p>39</text:p>
          </table:table-cell>
          <table:table-cell table:style-name="ce12" table:formula="of:=([.E250]-[.G250]+[.$A$3])/2" office:value-type="float" office:value="472.206331780236" calcext:value-type="float">
            <text:p>472</text:p>
          </table:table-cell>
          <table:table-cell table:style-name="ce10"/>
          <table:table-cell table:formula="of:=([.$A$3]+[.C250])/2" office:value-type="float" office:value="203.878902680472" calcext:value-type="float">
            <text:p>20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0]+1.40625" office:value-type="float" office:value="349.75" calcext:value-type="float">
            <text:p>349,75</text:p>
          </table:table-cell>
          <table:table-cell table:formula="of:=[.$A$3]*SIN(RADIANS([.B251]))" office:value-type="float" office:value="-90.929151737133" calcext:value-type="float">
            <text:p>-90,9</text:p>
          </table:table-cell>
          <table:table-cell table:formula="of:=[.$A$3]*SIN(RADIANS([.B251]-120))" office:value-type="float" office:value="-390.011792058872" calcext:value-type="float">
            <text:p>-390,0</text:p>
          </table:table-cell>
          <table:table-cell table:formula="of:=[.$A$3]*SIN(RADIANS([.B251]+120))" office:value-type="float" office:value="480.940943796005" calcext:value-type="float">
            <text:p>480,9</text:p>
          </table:table-cell>
          <table:table-cell table:style-name="ce10"/>
          <table:table-cell table:style-name="ce6" table:formula="of:=(MIN([.C251];[.D251];[.E251])+MAX([.C251];[.D251];[.E251]))/2" office:value-type="float" office:value="45.4645758685665" calcext:value-type="float">
            <text:p>45,5</text:p>
          </table:table-cell>
          <table:table-cell table:style-name="ce26" table:formula="of:=((([.C251]-[.G251]+[.$A$3])/2)*[.$V$3])" office:value-type="float" office:value="200.788962003345" calcext:value-type="float">
            <text:p>20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1]-[.G251]+[.$A$3])/2" office:value-type="float" office:value="37.7618160362806" calcext:value-type="float">
            <text:p>38</text:p>
          </table:table-cell>
          <table:table-cell table:style-name="ce12" table:formula="of:=([.E251]-[.G251]+[.$A$3])/2" office:value-type="float" office:value="473.238183963719" calcext:value-type="float">
            <text:p>473</text:p>
          </table:table-cell>
          <table:table-cell table:style-name="ce10"/>
          <table:table-cell table:formula="of:=([.$A$3]+[.C251])/2" office:value-type="float" office:value="210.035424131433" calcext:value-type="float">
            <text:p>2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1]+1.40625" office:value-type="float" office:value="351.15625" calcext:value-type="float">
            <text:p>351,15625</text:p>
          </table:table-cell>
          <table:table-cell table:formula="of:=[.$A$3]*SIN(RADIANS([.B252]))" office:value-type="float" office:value="-78.5613365142634" calcext:value-type="float">
            <text:p>-78,6</text:p>
          </table:table-cell>
          <table:table-cell table:formula="of:=[.$A$3]*SIN(RADIANS([.B252]-120))" office:value-type="float" office:value="-397.997089356744" calcext:value-type="float">
            <text:p>-398,0</text:p>
          </table:table-cell>
          <table:table-cell table:formula="of:=[.$A$3]*SIN(RADIANS([.B252]+120))" office:value-type="float" office:value="476.558425871008" calcext:value-type="float">
            <text:p>476,6</text:p>
          </table:table-cell>
          <table:table-cell table:style-name="ce10"/>
          <table:table-cell table:style-name="ce6" table:formula="of:=(MIN([.C252];[.D252];[.E252])+MAX([.C252];[.D252];[.E252]))/2" office:value-type="float" office:value="39.2806682571318" calcext:value-type="float">
            <text:p>39,3</text:p>
          </table:table-cell>
          <table:table-cell table:style-name="ce26" table:formula="of:=((([.C252]-[.G252]+[.$A$3])/2)*[.$V$3])" office:value-type="float" office:value="210.732685442532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2]-[.G252]+[.$A$3])/2" office:value-type="float" office:value="36.8611211930621" calcext:value-type="float">
            <text:p>37</text:p>
          </table:table-cell>
          <table:table-cell table:style-name="ce12" table:formula="of:=([.E252]-[.G252]+[.$A$3])/2" office:value-type="float" office:value="474.138878806938" calcext:value-type="float">
            <text:p>474</text:p>
          </table:table-cell>
          <table:table-cell table:style-name="ce10"/>
          <table:table-cell table:formula="of:=([.$A$3]+[.C252])/2" office:value-type="float" office:value="216.219331742868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2]+1.40625" office:value-type="float" office:value="352.5625" calcext:value-type="float">
            <text:p>352,5625</text:p>
          </table:table-cell>
          <table:table-cell table:formula="of:=[.$A$3]*SIN(RADIANS([.B253]))" office:value-type="float" office:value="-66.1461988798751" calcext:value-type="float">
            <text:p>-66,1</text:p>
          </table:table-cell>
          <table:table-cell table:formula="of:=[.$A$3]*SIN(RADIANS([.B253]-120))" office:value-type="float" office:value="-405.742648090057" calcext:value-type="float">
            <text:p>-405,7</text:p>
          </table:table-cell>
          <table:table-cell table:formula="of:=[.$A$3]*SIN(RADIANS([.B253]+120))" office:value-type="float" office:value="471.888846969932" calcext:value-type="float">
            <text:p>471,9</text:p>
          </table:table-cell>
          <table:table-cell table:style-name="ce10"/>
          <table:table-cell table:style-name="ce6" table:formula="of:=(MIN([.C253];[.D253];[.E253])+MAX([.C253];[.D253];[.E253]))/2" office:value-type="float" office:value="33.0730994399376" calcext:value-type="float">
            <text:p>33,1</text:p>
          </table:table-cell>
          <table:table-cell table:style-name="ce26" table:formula="of:=((([.C253]-[.G253]+[.$A$3])/2)*[.$V$3])" office:value-type="float" office:value="220.71445610058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3]-[.G253]+[.$A$3])/2" office:value-type="float" office:value="36.0921262350027" calcext:value-type="float">
            <text:p>36</text:p>
          </table:table-cell>
          <table:table-cell table:style-name="ce12" table:formula="of:=([.E253]-[.G253]+[.$A$3])/2" office:value-type="float" office:value="474.907873764997" calcext:value-type="float">
            <text:p>475</text:p>
          </table:table-cell>
          <table:table-cell table:style-name="ce10"/>
          <table:table-cell table:formula="of:=([.$A$3]+[.C253])/2" office:value-type="float" office:value="222.426900560062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3]+1.40625" office:value-type="float" office:value="353.96875" calcext:value-type="float">
            <text:p>353,96875</text:p>
          </table:table-cell>
          <table:table-cell table:formula="of:=[.$A$3]*SIN(RADIANS([.B254]))" office:value-type="float" office:value="-53.6912172486473" calcext:value-type="float">
            <text:p>-53,7</text:p>
          </table:table-cell>
          <table:table-cell table:formula="of:=[.$A$3]*SIN(RADIANS([.B254]-120))" office:value-type="float" office:value="-413.243802623855" calcext:value-type="float">
            <text:p>-413,2</text:p>
          </table:table-cell>
          <table:table-cell table:formula="of:=[.$A$3]*SIN(RADIANS([.B254]+120))" office:value-type="float" office:value="466.935019872503" calcext:value-type="float">
            <text:p>466,9</text:p>
          </table:table-cell>
          <table:table-cell table:style-name="ce10"/>
          <table:table-cell table:style-name="ce6" table:formula="of:=(MIN([.C254];[.D254];[.E254])+MAX([.C254];[.D254];[.E254]))/2" office:value-type="float" office:value="26.8456086243237" calcext:value-type="float">
            <text:p>26,8</text:p>
          </table:table-cell>
          <table:table-cell table:style-name="ce26" table:formula="of:=((([.C254]-[.G254]+[.$A$3])/2)*[.$V$3])" office:value-type="float" office:value="230.728261332088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4]-[.G254]+[.$A$3])/2" office:value-type="float" office:value="35.4552943759104" calcext:value-type="float">
            <text:p>35</text:p>
          </table:table-cell>
          <table:table-cell table:style-name="ce12" table:formula="of:=([.E254]-[.G254]+[.$A$3])/2" office:value-type="float" office:value="475.54470562409" calcext:value-type="float">
            <text:p>476</text:p>
          </table:table-cell>
          <table:table-cell table:style-name="ce10"/>
          <table:table-cell table:formula="of:=([.$A$3]+[.C254])/2" office:value-type="float" office:value="228.654391375676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4]+1.40625" office:value-type="float" office:value="355.375" calcext:value-type="float">
            <text:p>355,375</text:p>
          </table:table-cell>
          <table:table-cell table:formula="of:=[.$A$3]*SIN(RADIANS([.B255]))" office:value-type="float" office:value="-41.2038940357929" calcext:value-type="float">
            <text:p>-41,2</text:p>
          </table:table-cell>
          <table:table-cell table:formula="of:=[.$A$3]*SIN(RADIANS([.B255]-120))" office:value-type="float" office:value="-420.496034543134" calcext:value-type="float">
            <text:p>-420,5</text:p>
          </table:table-cell>
          <table:table-cell table:formula="of:=[.$A$3]*SIN(RADIANS([.B255]+120))" office:value-type="float" office:value="461.699928578927" calcext:value-type="float">
            <text:p>461,7</text:p>
          </table:table-cell>
          <table:table-cell table:style-name="ce10"/>
          <table:table-cell table:style-name="ce6" table:formula="of:=(MIN([.C255];[.D255];[.E255])+MAX([.C255];[.D255];[.E255]))/2" office:value-type="float" office:value="20.6019470178964" calcext:value-type="float">
            <text:p>20,6</text:p>
          </table:table-cell>
          <table:table-cell table:style-name="ce26" table:formula="of:=((([.C255]-[.G255]+[.$A$3])/2)*[.$V$3])" office:value-type="float" office:value="240.768069195223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5]-[.G255]+[.$A$3])/2" office:value-type="float" office:value="34.9510092194847" calcext:value-type="float">
            <text:p>35</text:p>
          </table:table-cell>
          <table:table-cell table:style-name="ce12" table:formula="of:=([.E255]-[.G255]+[.$A$3])/2" office:value-type="float" office:value="476.048990780515" calcext:value-type="float">
            <text:p>476</text:p>
          </table:table-cell>
          <table:table-cell table:style-name="ce10"/>
          <table:table-cell table:formula="of:=([.$A$3]+[.C255])/2" office:value-type="float" office:value="234.898052982104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5]+1.40625" office:value-type="float" office:value="356.78125" calcext:value-type="float">
            <text:p>356,78125</text:p>
          </table:table-cell>
          <table:table-cell table:formula="of:=[.$A$3]*SIN(RADIANS([.B256]))" office:value-type="float" office:value="-28.6917511378841" calcext:value-type="float">
            <text:p>-28,7</text:p>
          </table:table-cell>
          <table:table-cell table:formula="of:=[.$A$3]*SIN(RADIANS([.B256]-120))" office:value-type="float" office:value="-427.494975374564" calcext:value-type="float">
            <text:p>-427,5</text:p>
          </table:table-cell>
          <table:table-cell table:formula="of:=[.$A$3]*SIN(RADIANS([.B256]+120))" office:value-type="float" office:value="456.186726512448" calcext:value-type="float">
            <text:p>456,2</text:p>
          </table:table-cell>
          <table:table-cell table:style-name="ce10"/>
          <table:table-cell table:style-name="ce6" table:formula="of:=(MIN([.C256];[.D256];[.E256])+MAX([.C256];[.D256];[.E256]))/2" office:value-type="float" office:value="14.3458755689421" calcext:value-type="float">
            <text:p>14,3</text:p>
          </table:table-cell>
          <table:table-cell table:style-name="ce26" table:formula="of:=((([.C256]-[.G256]+[.$A$3])/2)*[.$V$3])" office:value-type="float" office:value="250.827832085141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6]-[.G256]+[.$A$3])/2" office:value-type="float" office:value="34.5795745282471" calcext:value-type="float">
            <text:p>35</text:p>
          </table:table-cell>
          <table:table-cell table:style-name="ce12" table:formula="of:=([.E256]-[.G256]+[.$A$3])/2" office:value-type="float" office:value="476.420425471753" calcext:value-type="float">
            <text:p>476</text:p>
          </table:table-cell>
          <table:table-cell table:style-name="ce10"/>
          <table:table-cell table:formula="of:=([.$A$3]+[.C256])/2" office:value-type="float" office:value="241.154124431058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6]+1.40625" office:value-type="float" office:value="358.1875" calcext:value-type="float">
            <text:p>358,1875</text:p>
          </table:table-cell>
          <table:table-cell table:formula="of:=[.$A$3]*SIN(RADIANS([.B257]))" office:value-type="float" office:value="-16.1623254019435" calcext:value-type="float">
            <text:p>-16,2</text:p>
          </table:table-cell>
          <table:table-cell table:formula="of:=[.$A$3]*SIN(RADIANS([.B257]-120))" office:value-type="float" office:value="-434.236409217894" calcext:value-type="float">
            <text:p>-434,2</text:p>
          </table:table-cell>
          <table:table-cell table:formula="of:=[.$A$3]*SIN(RADIANS([.B257]+120))" office:value-type="float" office:value="450.398734619838" calcext:value-type="float">
            <text:p>450,4</text:p>
          </table:table-cell>
          <table:table-cell table:style-name="ce10"/>
          <table:table-cell table:style-name="ce6" table:formula="of:=(MIN([.C257];[.D257];[.E257])+MAX([.C257];[.D257];[.E257]))/2" office:value-type="float" office:value="8.08116270097176" calcext:value-type="float">
            <text:p>8,1</text:p>
          </table:table-cell>
          <table:table-cell table:style-name="ce26" table:formula="of:=((([.C257]-[.G257]+[.$A$3])/2)*[.$V$3])" office:value-type="float" office:value="260.901490376837" calcext:value-type="float">
            <text:p>2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7]-[.G257]+[.$A$3])/2" office:value-type="float" office:value="34.341214040567" calcext:value-type="float">
            <text:p>34</text:p>
          </table:table-cell>
          <table:table-cell table:style-name="ce12" table:formula="of:=([.E257]-[.G257]+[.$A$3])/2" office:value-type="float" office:value="476.658785959433" calcext:value-type="float">
            <text:p>477</text:p>
          </table:table-cell>
          <table:table-cell table:style-name="ce10"/>
          <table:table-cell table:formula="of:=([.$A$3]+[.C257])/2" office:value-type="float" office:value="247.418837299028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7]+1.40625" office:value-type="float" office:value="359.59375" calcext:value-type="float">
            <text:p>359,59375</text:p>
          </table:table-cell>
          <table:table-cell table:formula="of:=[.$A$3]*SIN(RADIANS([.B258]))" office:value-type="float" office:value="-3.62316408552907" calcext:value-type="float">
            <text:p>-3,6</text:p>
          </table:table-cell>
          <table:table-cell table:formula="of:=[.$A$3]*SIN(RADIANS([.B258]-120))" office:value-type="float" office:value="-440.716275285457" calcext:value-type="float">
            <text:p>-440,7</text:p>
          </table:table-cell>
          <table:table-cell table:formula="of:=[.$A$3]*SIN(RADIANS([.B258]+120))" office:value-type="float" office:value="444.339439370986" calcext:value-type="float">
            <text:p>444,3</text:p>
          </table:table-cell>
          <table:table-cell table:style-name="ce10"/>
          <table:table-cell table:style-name="ce6" table:formula="of:=(MIN([.C258];[.D258];[.E258])+MAX([.C258];[.D258];[.E258]))/2" office:value-type="float" office:value="1.81158204276431" calcext:value-type="float">
            <text:p>1,8</text:p>
          </table:table-cell>
          <table:table-cell table:style-name="ce26" table:formula="of:=((([.C258]-[.G258]+[.$A$3])/2)*[.$V$3])" office:value-type="float" office:value="270.982976075235" calcext:value-type="float">
            <text:p>271</text:p>
          </table:table-cell>
          <table:table-cell table:style-name="ce12"/>
          <table:table-cell table:style-name="ce12" table:formula="of:=([.D258]-[.G258]+[.$A$3])/2" office:value-type="float" office:value="34.2360713358891" calcext:value-type="float">
            <text:p>34</text:p>
          </table:table-cell>
          <table:table-cell table:style-name="ce12" table:formula="of:=([.E258]-[.G258]+[.$A$3])/2" office:value-type="float" office:value="476.763928664111" calcext:value-type="float">
            <text:p>477</text:p>
          </table:table-cell>
          <table:table-cell table:style-name="ce10"/>
          <table:table-cell table:formula="of:=([.$A$3]+[.C258])/2" office:value-type="float" office:value="253.688417957235" calcext:value-type="float">
            <text:p>254</text:p>
          </table:table-cell>
          <table:table-cell table:style-name="ce12"/>
          <table:table-cell/>
          <table:table-cell table:formula="of:=[.P257]" office:value-type="float" office:value="127" calcext:value-type="float">
            <text:p>127</text:p>
          </table:table-cell>
          <table:table-cell table:style-name="ce12"/>
          <table:table-cell table:number-columns-repeated="6"/>
        </table:table-row>
        <table:table-row table:style-name="ro1" table:number-rows-repeated="4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style-name="ce26"/>
          <table:table-cell table:style-name="ce12" table:number-columns-repeated="3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 table:number-rows-repeated="63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style-name="ce12" table:number-columns-repeated="4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number-columns-repeated="4"/>
          <table:table-cell table:style-name="ce10"/>
          <table:table-cell table:number-columns-repeated="11"/>
        </table:table-row>
        <table:table-row table:style-name="ro1" table:number-rows-repeated="104821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1" table:style-name="ta1" table:print="false">
        <table:shapes>
          <draw:frame draw:z-index="0" draw:style-name="gr1" draw:text-style-name="P1" svg:width="289.44mm" svg:height="103.98mm" svg:x="284.92mm" svg:y="29.18mm">
            <loext:p draw:notify-on-update-of-ranges="Sheet1.B3:Sheet1.B258 Sheet1.C2:Sheet1.C2 Sheet1.C3:Sheet1.C258 Sheet1.D2:Sheet1.D2 Sheet1.D3:Sheet1.D258 Sheet1.E2:Sheet1.E2 Sheet1.E3:Sheet1.E2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7.26mm" svg:height="154.16mm" svg:x="287.11mm" svg:y="143.51mm">
            <loext:p draw:notify-on-update-of-ranges="Sheet1.H2:Sheet1.H258 Sheet1.J2:Sheet1.J258 Sheet1.K2:Sheet1.K2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53.65mm" svg:height="131.54mm" svg:x="298.55mm" svg:y="337.27mm">
            <loext:p draw:notify-on-update-of-ranges="Sheet1.M2:Sheet1.M25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number-columns-repeated="6" table:default-cell-style-name="Default"/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SPWM</text:p>
          </table:table-cell>
          <table:covered-table-cell table:number-columns-repeated="2" table:style-name="ce18"/>
          <table:table-cell table:style-name="ce2"/>
          <table:table-cell table:style-name="ce18"/>
          <table:table-cell table:style-name="ce15" office:value-type="string" calcext:value-type="string" table:number-columns-spanned="4" table:number-rows-spanned="1">
            <text:p>SVPWM</text:p>
          </table:table-cell>
          <table:covered-table-cell table:style-name="ce15"/>
          <table:covered-table-cell table:number-columns-repeated="2" table:style-name="ce18"/>
          <table:table-cell table:style-name="ce2"/>
          <table:table-cell office:value-type="string" calcext:value-type="string">
            <text:p>Sine</text:p>
          </table:table-cell>
          <table:table-cell table:style-name="ce15"/>
          <table:table-cell/>
          <table:table-cell office:value-type="string" calcext:value-type="string">
            <text:p>Square</text:p>
          </table:table-cell>
          <table:table-cell table:style-name="ce15"/>
          <table:table-cell table:number-columns-repeated="6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18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1"/>
          <table:table-cell table:style-name="ce13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9"/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formula="of:=[.$A$3]*SIN(RADIANS([.B3]))" office:value-type="float" office:value="4.4503636415073" calcext:value-type="float">
            <text:p>4,5</text:p>
          </table:table-cell>
          <table:table-cell table:formula="of:=[.$A$3]*SIN(RADIANS([.B3]-120))" office:value-type="float" office:value="-223.028025320546" calcext:value-type="float">
            <text:p>-223,0</text:p>
          </table:table-cell>
          <table:table-cell table:formula="of:=[.$A$3]*SIN(RADIANS([.B3]+120))" office:value-type="float" office:value="218.577661679039" calcext:value-type="float">
            <text:p>218,6</text:p>
          </table:table-cell>
          <table:table-cell table:style-name="ce10"/>
          <table:table-cell table:style-name="ce18" table:formula="of:=(MIN([.C3];[.D3];[.E3])+MAX([.C3];[.D3];[.E3]))/2" office:value-type="float" office:value="-2.22518182075365" calcext:value-type="float">
            <text:p>-2,2</text:p>
          </table:table-cell>
          <table:table-cell table:style-name="ce26" table:formula="of:=((((([.C3]-[.G3]+[.$A$3])/2)*[.$V$3])-[.$W$3])-127)*2" office:value-type="float" office:value="8.23525500891145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]-[.G3]+[.$A$3])/2" office:value-type="float" office:value="17.0985782501039" calcext:value-type="float">
            <text:p>17</text:p>
          </table:table-cell>
          <table:table-cell table:style-name="ce12" table:formula="of:=([.E3]-[.G3]+[.$A$3])/2" office:value-type="float" office:value="237.901421749896" calcext:value-type="float">
            <text:p>238</text:p>
          </table:table-cell>
          <table:table-cell table:style-name="ce10"/>
          <table:table-cell table:formula="of:=(((([.$A$3]+[.C3])/2))-127)*2" office:value-type="float" office:value="5.4503636415073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AX([.H3:.H278])" office:value-type="float" office:value="255.590980296527" calcext:value-type="float">
            <text:p>256</text:p>
          </table:table-cell>
          <table:table-cell table:style-name="ce26" table:formula="of:=[.S3]-[.S4]" office:value-type="float" office:value="255.590980296527" calcext:value-type="float">
            <text:p>256</text:p>
          </table:table-cell>
          <table:table-cell/>
          <table:table-cell office:value-type="float" office:value="1.155" calcext:value-type="float">
            <text:p>1,1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table:formula="of:=[.B3]+1.40625" office:value-type="float" office:value="2.40625" calcext:value-type="float">
            <text:p>2,40625</text:p>
          </table:table-cell>
          <table:table-cell table:formula="of:=[.$A$3]*SIN(RADIANS([.B4]))" office:value-type="float" office:value="10.7060834227931" calcext:value-type="float">
            <text:p>10,7</text:p>
          </table:table-cell>
          <table:table-cell table:formula="of:=[.$A$3]*SIN(RADIANS([.B4]-120))" office:value-type="float" office:value="-225.994798487643" calcext:value-type="float">
            <text:p>-226,0</text:p>
          </table:table-cell>
          <table:table-cell table:formula="of:=[.$A$3]*SIN(RADIANS([.B4]+120))" office:value-type="float" office:value="215.28871506485" calcext:value-type="float">
            <text:p>215,3</text:p>
          </table:table-cell>
          <table:table-cell table:style-name="ce10"/>
          <table:table-cell table:style-name="ce18" table:formula="of:=(MIN([.C4];[.D4];[.E4])+MAX([.C4];[.D4];[.E4]))/2" office:value-type="float" office:value="-5.35304171139653" calcext:value-type="float">
            <text:p>-5,4</text:p>
          </table:table-cell>
          <table:table-cell table:style-name="ce26" table:formula="of:=((((([.C4]-[.G4]+[.$A$3])/2)*[.$V$3])-[.$W$3])-127)*2" office:value-type="float" office:value="19.073289529989" calcext:value-type="float">
            <text:p>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]-[.G4]+[.$A$3])/2" office:value-type="float" office:value="17.179121611877" calcext:value-type="float">
            <text:p>17</text:p>
          </table:table-cell>
          <table:table-cell table:style-name="ce12" table:formula="of:=([.E4]-[.G4]+[.$A$3])/2" office:value-type="float" office:value="237.820878388123" calcext:value-type="float">
            <text:p>238</text:p>
          </table:table-cell>
          <table:table-cell table:style-name="ce10"/>
          <table:table-cell table:formula="of:=(((([.$A$3]+[.C4])/2))-127)*2" office:value-type="float" office:value="11.7060834227931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IN([.H3:.H2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B4]+1.40625" office:value-type="float" office:value="3.8125" calcext:value-type="float">
            <text:p>3,8125</text:p>
          </table:table-cell>
          <table:table-cell table:formula="of:=[.$A$3]*SIN(RADIANS([.B5]))" office:value-type="float" office:value="16.9553542597513" calcext:value-type="float">
            <text:p>17,0</text:p>
          </table:table-cell>
          <table:table-cell table:formula="of:=[.$A$3]*SIN(RADIANS([.B5]-120))" office:value-type="float" office:value="-228.82544083862" calcext:value-type="float">
            <text:p>-228,8</text:p>
          </table:table-cell>
          <table:table-cell table:formula="of:=[.$A$3]*SIN(RADIANS([.B5]+120))" office:value-type="float" office:value="211.870086578869" calcext:value-type="float">
            <text:p>211,9</text:p>
          </table:table-cell>
          <table:table-cell table:style-name="ce10"/>
          <table:table-cell table:style-name="ce18" table:formula="of:=(MIN([.C5];[.D5];[.E5])+MAX([.C5];[.D5];[.E5]))/2" office:value-type="float" office:value="-8.47767712987563" calcext:value-type="float">
            <text:p>-8,5</text:p>
          </table:table-cell>
          <table:table-cell table:style-name="ce26" table:formula="of:=((((([.C5]-[.G5]+[.$A$3])/2)*[.$V$3])-[.$W$3])-127)*2" office:value-type="float" office:value="29.9001512550191" calcext:value-type="float">
            <text:p>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]-[.G5]+[.$A$3])/2" office:value-type="float" office:value="17.3261181456277" calcext:value-type="float">
            <text:p>17</text:p>
          </table:table-cell>
          <table:table-cell table:style-name="ce12" table:formula="of:=([.E5]-[.G5]+[.$A$3])/2" office:value-type="float" office:value="237.673881854372" calcext:value-type="float">
            <text:p>238</text:p>
          </table:table-cell>
          <table:table-cell table:style-name="ce10"/>
          <table:table-cell table:formula="of:=(((([.$A$3]+[.C5])/2))-127)*2" office:value-type="float" office:value="17.9553542597513" calcext:value-type="float">
            <text:p>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]+1.40625" office:value-type="float" office:value="5.21875" calcext:value-type="float">
            <text:p>5,21875</text:p>
          </table:table-cell>
          <table:table-cell table:formula="of:=[.$A$3]*SIN(RADIANS([.B6]))" office:value-type="float" office:value="23.1944118253049" calcext:value-type="float">
            <text:p>23,2</text:p>
          </table:table-cell>
          <table:table-cell table:formula="of:=[.$A$3]*SIN(RADIANS([.B6]-120))" office:value-type="float" office:value="-231.518247300371" calcext:value-type="float">
            <text:p>-231,5</text:p>
          </table:table-cell>
          <table:table-cell table:formula="of:=[.$A$3]*SIN(RADIANS([.B6]+120))" office:value-type="float" office:value="208.323835475066" calcext:value-type="float">
            <text:p>208,3</text:p>
          </table:table-cell>
          <table:table-cell table:style-name="ce10"/>
          <table:table-cell table:style-name="ce18" table:formula="of:=(MIN([.C6];[.D6];[.E6])+MAX([.C6];[.D6];[.E6]))/2" office:value-type="float" office:value="-11.5972059126525" calcext:value-type="float">
            <text:p>-11,6</text:p>
          </table:table-cell>
          <table:table-cell table:style-name="ce26" table:formula="of:=((((([.C6]-[.G6]+[.$A$3])/2)*[.$V$3])-[.$W$3])-127)*2" office:value-type="float" office:value="40.7093184873408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]-[.G6]+[.$A$3])/2" office:value-type="float" office:value="17.5394793061407" calcext:value-type="float">
            <text:p>18</text:p>
          </table:table-cell>
          <table:table-cell table:style-name="ce12" table:formula="of:=([.E6]-[.G6]+[.$A$3])/2" office:value-type="float" office:value="237.460520693859" calcext:value-type="float">
            <text:p>237</text:p>
          </table:table-cell>
          <table:table-cell table:style-name="ce10"/>
          <table:table-cell table:formula="of:=(((([.$A$3]+[.C6])/2))-127)*2" office:value-type="float" office:value="24.1944118253049" calcext:value-type="float">
            <text:p>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]+1.40625" office:value-type="float" office:value="6.625" calcext:value-type="float">
            <text:p>6,625</text:p>
          </table:table-cell>
          <table:table-cell table:formula="of:=[.$A$3]*SIN(RADIANS([.B7]))" office:value-type="float" office:value="29.4194979444699" calcext:value-type="float">
            <text:p>29,4</text:p>
          </table:table-cell>
          <table:table-cell table:formula="of:=[.$A$3]*SIN(RADIANS([.B7]-120))" office:value-type="float" office:value="-234.071595826973" calcext:value-type="float">
            <text:p>-234,1</text:p>
          </table:table-cell>
          <table:table-cell table:formula="of:=[.$A$3]*SIN(RADIANS([.B7]+120))" office:value-type="float" office:value="204.652097882503" calcext:value-type="float">
            <text:p>204,7</text:p>
          </table:table-cell>
          <table:table-cell table:style-name="ce10"/>
          <table:table-cell table:style-name="ce18" table:formula="of:=(MIN([.C7];[.D7];[.E7])+MAX([.C7];[.D7];[.E7]))/2" office:value-type="float" office:value="-14.709748972235" calcext:value-type="float">
            <text:p>-14,7</text:p>
          </table:table-cell>
          <table:table-cell table:style-name="ce26" table:formula="of:=((((([.C7]-[.G7]+[.$A$3])/2)*[.$V$3])-[.$W$3])-127)*2" office:value-type="float" office:value="51.4942801887941" calcext:value-type="float">
            <text:p>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]-[.G7]+[.$A$3])/2" office:value-type="float" office:value="17.819076572631" calcext:value-type="float">
            <text:p>18</text:p>
          </table:table-cell>
          <table:table-cell table:style-name="ce12" table:formula="of:=([.E7]-[.G7]+[.$A$3])/2" office:value-type="float" office:value="237.180923427369" calcext:value-type="float">
            <text:p>237</text:p>
          </table:table-cell>
          <table:table-cell table:style-name="ce10"/>
          <table:table-cell table:formula="of:=(((([.$A$3]+[.C7])/2))-127)*2" office:value-type="float" office:value="30.4194979444699" calcext:value-type="float">
            <text:p>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]+1.40625" office:value-type="float" office:value="8.03125" calcext:value-type="float">
            <text:p>8,03125</text:p>
          </table:table-cell>
          <table:table-cell table:formula="of:=[.$A$3]*SIN(RADIANS([.B8]))" office:value-type="float" office:value="35.626862858139" calcext:value-type="float">
            <text:p>35,6</text:p>
          </table:table-cell>
          <table:table-cell table:formula="of:=[.$A$3]*SIN(RADIANS([.B8]-120))" office:value-type="float" office:value="-236.483948376749" calcext:value-type="float">
            <text:p>-236,5</text:p>
          </table:table-cell>
          <table:table-cell table:formula="of:=[.$A$3]*SIN(RADIANS([.B8]+120))" office:value-type="float" office:value="200.85708551861" calcext:value-type="float">
            <text:p>200,9</text:p>
          </table:table-cell>
          <table:table-cell table:style-name="ce10"/>
          <table:table-cell table:style-name="ce18" table:formula="of:=(MIN([.C8];[.D8];[.E8])+MAX([.C8];[.D8];[.E8]))/2" office:value-type="float" office:value="-17.8134314290695" calcext:value-type="float">
            <text:p>-17,8</text:p>
          </table:table-cell>
          <table:table-cell table:style-name="ce26" table:formula="of:=((((([.C8]-[.G8]+[.$A$3])/2)*[.$V$3])-[.$W$3])-127)*2" office:value-type="float" office:value="62.2485399017259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]-[.G8]+[.$A$3])/2" office:value-type="float" office:value="18.1647415261601" calcext:value-type="float">
            <text:p>18</text:p>
          </table:table-cell>
          <table:table-cell table:style-name="ce12" table:formula="of:=([.E8]-[.G8]+[.$A$3])/2" office:value-type="float" office:value="236.83525847384" calcext:value-type="float">
            <text:p>237</text:p>
          </table:table-cell>
          <table:table-cell table:style-name="ce10"/>
          <table:table-cell table:formula="of:=(((([.$A$3]+[.C8])/2))-127)*2" office:value-type="float" office:value="36.626862858139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]+1.40625" office:value-type="float" office:value="9.4375" calcext:value-type="float">
            <text:p>9,4375</text:p>
          </table:table-cell>
          <table:table-cell table:formula="of:=[.$A$3]*SIN(RADIANS([.B9]))" office:value-type="float" office:value="41.8127674817966" calcext:value-type="float">
            <text:p>41,8</text:p>
          </table:table-cell>
          <table:table-cell table:formula="of:=[.$A$3]*SIN(RADIANS([.B9]-120))" office:value-type="float" office:value="-238.753851838728" calcext:value-type="float">
            <text:p>-238,8</text:p>
          </table:table-cell>
          <table:table-cell table:formula="of:=[.$A$3]*SIN(RADIANS([.B9]+120))" office:value-type="float" office:value="196.941084356931" calcext:value-type="float">
            <text:p>196,9</text:p>
          </table:table-cell>
          <table:table-cell table:style-name="ce10"/>
          <table:table-cell table:style-name="ce18" table:formula="of:=(MIN([.C9];[.D9];[.E9])+MAX([.C9];[.D9];[.E9]))/2" office:value-type="float" office:value="-20.9063837408983" calcext:value-type="float">
            <text:p>-20,9</text:p>
          </table:table-cell>
          <table:table-cell table:style-name="ce26" table:formula="of:=((((([.C9]-[.G9]+[.$A$3])/2)*[.$V$3])-[.$W$3])-127)*2" office:value-type="float" office:value="72.9656196622127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]-[.G9]+[.$A$3])/2" office:value-type="float" office:value="18.5762659510852" calcext:value-type="float">
            <text:p>19</text:p>
          </table:table-cell>
          <table:table-cell table:style-name="ce12" table:formula="of:=([.E9]-[.G9]+[.$A$3])/2" office:value-type="float" office:value="236.423734048915" calcext:value-type="float">
            <text:p>236</text:p>
          </table:table-cell>
          <table:table-cell table:style-name="ce10"/>
          <table:table-cell table:formula="of:=(((([.$A$3]+[.C9])/2))-127)*2" office:value-type="float" office:value="42.8127674817966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]+1.40625" office:value-type="float" office:value="10.84375" calcext:value-type="float">
            <text:p>10,84375</text:p>
          </table:table-cell>
          <table:table-cell table:formula="of:=[.$A$3]*SIN(RADIANS([.B10]))" office:value-type="float" office:value="47.9734856578033" calcext:value-type="float">
            <text:p>48,0</text:p>
          </table:table-cell>
          <table:table-cell table:formula="of:=[.$A$3]*SIN(RADIANS([.B10]-120))" office:value-type="float" office:value="-240.879938907941" calcext:value-type="float">
            <text:p>-240,9</text:p>
          </table:table-cell>
          <table:table-cell table:formula="of:=[.$A$3]*SIN(RADIANS([.B10]+120))" office:value-type="float" office:value="192.906453250137" calcext:value-type="float">
            <text:p>192,9</text:p>
          </table:table-cell>
          <table:table-cell table:style-name="ce10"/>
          <table:table-cell table:style-name="ce18" table:formula="of:=(MIN([.C10];[.D10];[.E10])+MAX([.C10];[.D10];[.E10]))/2" office:value-type="float" office:value="-23.9867428289016" calcext:value-type="float">
            <text:p>-24,0</text:p>
          </table:table-cell>
          <table:table-cell table:style-name="ce26" table:formula="of:=((((([.C10]-[.G10]+[.$A$3])/2)*[.$V$3])-[.$W$3])-127)*2" office:value-type="float" office:value="83.6390639021441" calcext:value-type="float">
            <text:p>8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]-[.G10]+[.$A$3])/2" office:value-type="float" office:value="19.0534019604806" calcext:value-type="float">
            <text:p>19</text:p>
          </table:table-cell>
          <table:table-cell table:style-name="ce12" table:formula="of:=([.E10]-[.G10]+[.$A$3])/2" office:value-type="float" office:value="235.946598039519" calcext:value-type="float">
            <text:p>236</text:p>
          </table:table-cell>
          <table:table-cell table:style-name="ce10"/>
          <table:table-cell table:formula="of:=(((([.$A$3]+[.C10])/2))-127)*2" office:value-type="float" office:value="48.9734856578033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]+1.40625" office:value-type="float" office:value="12.25" calcext:value-type="float">
            <text:p>12,25</text:p>
          </table:table-cell>
          <table:table-cell table:formula="of:=[.$A$3]*SIN(RADIANS([.B11]))" office:value-type="float" office:value="54.1053063998938" calcext:value-type="float">
            <text:p>54,1</text:p>
          </table:table-cell>
          <table:table-cell table:formula="of:=[.$A$3]*SIN(RADIANS([.B11]-120))" office:value-type="float" office:value="-242.860928909036" calcext:value-type="float">
            <text:p>-242,9</text:p>
          </table:table-cell>
          <table:table-cell table:formula="of:=[.$A$3]*SIN(RADIANS([.B11]+120))" office:value-type="float" office:value="188.755622509142" calcext:value-type="float">
            <text:p>188,8</text:p>
          </table:table-cell>
          <table:table-cell table:style-name="ce10"/>
          <table:table-cell table:style-name="ce18" table:formula="of:=(MIN([.C11];[.D11];[.E11])+MAX([.C11];[.D11];[.E11]))/2" office:value-type="float" office:value="-27.0526531999469" calcext:value-type="float">
            <text:p>-27,1</text:p>
          </table:table-cell>
          <table:table-cell table:style-name="ce26" table:formula="of:=((((([.C11]-[.G11]+[.$A$3])/2)*[.$V$3])-[.$W$3])-127)*2" office:value-type="float" office:value="94.262443337816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]-[.G11]+[.$A$3])/2" office:value-type="float" office:value="19.5958621454554" calcext:value-type="float">
            <text:p>20</text:p>
          </table:table-cell>
          <table:table-cell table:style-name="ce12" table:formula="of:=([.E11]-[.G11]+[.$A$3])/2" office:value-type="float" office:value="235.404137854545" calcext:value-type="float">
            <text:p>235</text:p>
          </table:table-cell>
          <table:table-cell table:style-name="ce10"/>
          <table:table-cell table:formula="of:=(((([.$A$3]+[.C11])/2))-127)*2" office:value-type="float" office:value="55.1053063998938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]+1.40625" office:value-type="float" office:value="13.65625" calcext:value-type="float">
            <text:p>13,65625</text:p>
          </table:table-cell>
          <table:table-cell table:formula="of:=[.$A$3]*SIN(RADIANS([.B12]))" office:value-type="float" office:value="60.2045361285368" calcext:value-type="float">
            <text:p>60,2</text:p>
          </table:table-cell>
          <table:table-cell table:formula="of:=[.$A$3]*SIN(RADIANS([.B12]-120))" office:value-type="float" office:value="-244.695628567712" calcext:value-type="float">
            <text:p>-244,7</text:p>
          </table:table-cell>
          <table:table-cell table:formula="of:=[.$A$3]*SIN(RADIANS([.B12]+120))" office:value-type="float" office:value="184.491092439175" calcext:value-type="float">
            <text:p>184,5</text:p>
          </table:table-cell>
          <table:table-cell table:style-name="ce10"/>
          <table:table-cell table:style-name="ce18" table:formula="of:=(MIN([.C12];[.D12];[.E12])+MAX([.C12];[.D12];[.E12]))/2" office:value-type="float" office:value="-30.1022680642684" calcext:value-type="float">
            <text:p>-30,1</text:p>
          </table:table-cell>
          <table:table-cell table:style-name="ce26" table:formula="of:=((((([.C12]-[.G12]+[.$A$3])/2)*[.$V$3])-[.$W$3])-127)*2" office:value-type="float" office:value="104.82935884269" calcext:value-type="float">
            <text:p>1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]-[.G12]+[.$A$3])/2" office:value-type="float" office:value="20.2033197482783" calcext:value-type="float">
            <text:p>20</text:p>
          </table:table-cell>
          <table:table-cell table:style-name="ce12" table:formula="of:=([.E12]-[.G12]+[.$A$3])/2" office:value-type="float" office:value="234.796680251722" calcext:value-type="float">
            <text:p>235</text:p>
          </table:table-cell>
          <table:table-cell table:style-name="ce10"/>
          <table:table-cell table:formula="of:=(((([.$A$3]+[.C12])/2))-127)*2" office:value-type="float" office:value="61.2045361285368" calcext:value-type="float">
            <text:p>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]+1.40625" office:value-type="float" office:value="15.0625" calcext:value-type="float">
            <text:p>15,0625</text:p>
          </table:table-cell>
          <table:table-cell table:formula="of:=[.$A$3]*SIN(RADIANS([.B13]))" office:value-type="float" office:value="66.2675008958085" calcext:value-type="float">
            <text:p>66,3</text:p>
          </table:table-cell>
          <table:table-cell table:formula="of:=[.$A$3]*SIN(RADIANS([.B13]-120))" office:value-type="float" office:value="-246.382932729497" calcext:value-type="float">
            <text:p>-246,4</text:p>
          </table:table-cell>
          <table:table-cell table:formula="of:=[.$A$3]*SIN(RADIANS([.B13]+120))" office:value-type="float" office:value="180.115431833689" calcext:value-type="float">
            <text:p>180,1</text:p>
          </table:table-cell>
          <table:table-cell table:style-name="ce10"/>
          <table:table-cell table:style-name="ce18" table:formula="of:=(MIN([.C13];[.D13];[.E13])+MAX([.C13];[.D13];[.E13]))/2" office:value-type="float" office:value="-33.1337504479043" calcext:value-type="float">
            <text:p>-33,1</text:p>
          </table:table-cell>
          <table:table-cell table:style-name="ce26" table:formula="of:=((((([.C13]-[.G13]+[.$A$3])/2)*[.$V$3])-[.$W$3])-127)*2" office:value-type="float" office:value="115.333445301988" calcext:value-type="float">
            <text:p>1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]-[.G13]+[.$A$3])/2" office:value-type="float" office:value="20.8754088592036" calcext:value-type="float">
            <text:p>21</text:p>
          </table:table-cell>
          <table:table-cell table:style-name="ce12" table:formula="of:=([.E13]-[.G13]+[.$A$3])/2" office:value-type="float" office:value="234.124591140796" calcext:value-type="float">
            <text:p>234</text:p>
          </table:table-cell>
          <table:table-cell table:style-name="ce10"/>
          <table:table-cell table:formula="of:=(((([.$A$3]+[.C13])/2))-127)*2" office:value-type="float" office:value="67.2675008958085" calcext:value-type="float">
            <text:p>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]+1.40625" office:value-type="float" office:value="16.46875" calcext:value-type="float">
            <text:p>16,46875</text:p>
          </table:table-cell>
          <table:table-cell table:formula="of:=[.$A$3]*SIN(RADIANS([.B14]))" office:value-type="float" office:value="72.290548598442" calcext:value-type="float">
            <text:p>72,3</text:p>
          </table:table-cell>
          <table:table-cell table:formula="of:=[.$A$3]*SIN(RADIANS([.B14]-120))" office:value-type="float" office:value="-247.921825025458" calcext:value-type="float">
            <text:p>-247,9</text:p>
          </table:table-cell>
          <table:table-cell table:formula="of:=[.$A$3]*SIN(RADIANS([.B14]+120))" office:value-type="float" office:value="175.631276427015" calcext:value-type="float">
            <text:p>175,6</text:p>
          </table:table-cell>
          <table:table-cell table:style-name="ce10"/>
          <table:table-cell table:style-name="ce18" table:formula="of:=(MIN([.C14];[.D14];[.E14])+MAX([.C14];[.D14];[.E14]))/2" office:value-type="float" office:value="-36.145274299221" calcext:value-type="float">
            <text:p>-36,1</text:p>
          </table:table-cell>
          <table:table-cell table:style-name="ce26" table:formula="of:=((((([.C14]-[.G14]+[.$A$3])/2)*[.$V$3])-[.$W$3])-127)*2" office:value-type="float" office:value="125.768375446801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]-[.G14]+[.$A$3])/2" office:value-type="float" office:value="21.6117246368818" calcext:value-type="float">
            <text:p>22</text:p>
          </table:table-cell>
          <table:table-cell table:style-name="ce12" table:formula="of:=([.E14]-[.G14]+[.$A$3])/2" office:value-type="float" office:value="233.388275363118" calcext:value-type="float">
            <text:p>233</text:p>
          </table:table-cell>
          <table:table-cell table:style-name="ce10"/>
          <table:table-cell table:formula="of:=(((([.$A$3]+[.C14])/2))-127)*2" office:value-type="float" office:value="73.2905485984421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]+1.40625" office:value-type="float" office:value="17.875" calcext:value-type="float">
            <text:p>17,875</text:p>
          </table:table-cell>
          <table:table-cell table:formula="of:=[.$A$3]*SIN(RADIANS([.B15]))" office:value-type="float" office:value="78.2700511777176" calcext:value-type="float">
            <text:p>78,3</text:p>
          </table:table-cell>
          <table:table-cell table:formula="of:=[.$A$3]*SIN(RADIANS([.B15]-120))" office:value-type="float" office:value="-249.311378484417" calcext:value-type="float">
            <text:p>-249,3</text:p>
          </table:table-cell>
          <table:table-cell table:formula="of:=[.$A$3]*SIN(RADIANS([.B15]+120))" office:value-type="float" office:value="171.041327306699" calcext:value-type="float">
            <text:p>171,0</text:p>
          </table:table-cell>
          <table:table-cell table:style-name="ce10"/>
          <table:table-cell table:style-name="ce18" table:formula="of:=(MIN([.C15];[.D15];[.E15])+MAX([.C15];[.D15];[.E15]))/2" office:value-type="float" office:value="-39.1350255888588" calcext:value-type="float">
            <text:p>-39,1</text:p>
          </table:table-cell>
          <table:table-cell table:style-name="ce26" table:formula="of:=((((([.C15]-[.G15]+[.$A$3])/2)*[.$V$3])-[.$W$3])-127)*2" office:value-type="float" office:value="136.127863665396" calcext:value-type="float">
            <text:p>1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]-[.G15]+[.$A$3])/2" office:value-type="float" office:value="22.411823552221" calcext:value-type="float">
            <text:p>22</text:p>
          </table:table-cell>
          <table:table-cell table:style-name="ce12" table:formula="of:=([.E15]-[.G15]+[.$A$3])/2" office:value-type="float" office:value="232.588176447779" calcext:value-type="float">
            <text:p>233</text:p>
          </table:table-cell>
          <table:table-cell table:style-name="ce10"/>
          <table:table-cell table:formula="of:=(((([.$A$3]+[.C15])/2))-127)*2" office:value-type="float" office:value="79.2700511777176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]+1.40625" office:value-type="float" office:value="19.28125" calcext:value-type="float">
            <text:p>19,28125</text:p>
          </table:table-cell>
          <table:table-cell table:formula="of:=[.$A$3]*SIN(RADIANS([.B16]))" office:value-type="float" office:value="84.2024068048695" calcext:value-type="float">
            <text:p>84,2</text:p>
          </table:table-cell>
          <table:table-cell table:formula="of:=[.$A$3]*SIN(RADIANS([.B16]-120))" office:value-type="float" office:value="-250.55075609133" calcext:value-type="float">
            <text:p>-250,6</text:p>
          </table:table-cell>
          <table:table-cell table:formula="of:=[.$A$3]*SIN(RADIANS([.B16]+120))" office:value-type="float" office:value="166.34834928646" calcext:value-type="float">
            <text:p>166,3</text:p>
          </table:table-cell>
          <table:table-cell table:style-name="ce10"/>
          <table:table-cell table:style-name="ce18" table:formula="of:=(MIN([.C16];[.D16];[.E16])+MAX([.C16];[.D16];[.E16]))/2" office:value-type="float" office:value="-42.1012034024347" calcext:value-type="float">
            <text:p>-42,1</text:p>
          </table:table-cell>
          <table:table-cell table:style-name="ce26" table:formula="of:=((((([.C16]-[.G16]+[.$A$3])/2)*[.$V$3])-[.$W$3])-127)*2" office:value-type="float" office:value="146.405669789436" calcext:value-type="float">
            <text:p>1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]-[.G16]+[.$A$3])/2" office:value-type="float" office:value="23.2752236555525" calcext:value-type="float">
            <text:p>23</text:p>
          </table:table-cell>
          <table:table-cell table:style-name="ce12" table:formula="of:=([.E16]-[.G16]+[.$A$3])/2" office:value-type="float" office:value="231.724776344448" calcext:value-type="float">
            <text:p>232</text:p>
          </table:table-cell>
          <table:table-cell table:style-name="ce10"/>
          <table:table-cell table:formula="of:=(((([.$A$3]+[.C16])/2))-127)*2" office:value-type="float" office:value="85.2024068048695" calcext:value-type="float">
            <text:p>8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]+1.40625" office:value-type="float" office:value="20.6875" calcext:value-type="float">
            <text:p>20,6875</text:p>
          </table:table-cell>
          <table:table-cell table:formula="of:=[.$A$3]*SIN(RADIANS([.B17]))" office:value-type="float" office:value="90.0840420506929" calcext:value-type="float">
            <text:p>90,1</text:p>
          </table:table-cell>
          <table:table-cell table:formula="of:=[.$A$3]*SIN(RADIANS([.B17]-120))" office:value-type="float" office:value="-251.63921129147" calcext:value-type="float">
            <text:p>-251,6</text:p>
          </table:table-cell>
          <table:table-cell table:formula="of:=[.$A$3]*SIN(RADIANS([.B17]+120))" office:value-type="float" office:value="161.555169240777" calcext:value-type="float">
            <text:p>161,6</text:p>
          </table:table-cell>
          <table:table-cell table:style-name="ce10"/>
          <table:table-cell table:style-name="ce18" table:formula="of:=(MIN([.C17];[.D17];[.E17])+MAX([.C17];[.D17];[.E17]))/2" office:value-type="float" office:value="-45.0420210253464" calcext:value-type="float">
            <text:p>-45,0</text:p>
          </table:table-cell>
          <table:table-cell table:style-name="ce26" table:formula="of:=((((([.C17]-[.G17]+[.$A$3])/2)*[.$V$3])-[.$W$3])-127)*2" office:value-type="float" office:value="156.595602852825" calcext:value-type="float">
            <text:p>1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]-[.G17]+[.$A$3])/2" office:value-type="float" office:value="24.2014048669384" calcext:value-type="float">
            <text:p>24</text:p>
          </table:table-cell>
          <table:table-cell table:style-name="ce12" table:formula="of:=([.E17]-[.G17]+[.$A$3])/2" office:value-type="float" office:value="230.798595133062" calcext:value-type="float">
            <text:p>231</text:p>
          </table:table-cell>
          <table:table-cell table:style-name="ce10"/>
          <table:table-cell table:formula="of:=(((([.$A$3]+[.C17])/2))-127)*2" office:value-type="float" office:value="91.0840420506929" calcext:value-type="float">
            <text:p>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]+1.40625" office:value-type="float" office:value="22.09375" calcext:value-type="float">
            <text:p>22,09375</text:p>
          </table:table-cell>
          <table:table-cell table:formula="of:=[.$A$3]*SIN(RADIANS([.B18]))" office:value-type="float" office:value="95.9114140380442" calcext:value-type="float">
            <text:p>95,9</text:p>
          </table:table-cell>
          <table:table-cell table:formula="of:=[.$A$3]*SIN(RADIANS([.B18]-120))" office:value-type="float" office:value="-252.576088440124" calcext:value-type="float">
            <text:p>-252,6</text:p>
          </table:table-cell>
          <table:table-cell table:formula="of:=[.$A$3]*SIN(RADIANS([.B18]+120))" office:value-type="float" office:value="156.66467440208" calcext:value-type="float">
            <text:p>156,7</text:p>
          </table:table-cell>
          <table:table-cell table:style-name="ce10"/>
          <table:table-cell table:style-name="ce18" table:formula="of:=(MIN([.C18];[.D18];[.E18])+MAX([.C18];[.D18];[.E18]))/2" office:value-type="float" office:value="-47.9557070190221" calcext:value-type="float">
            <text:p>-48,0</text:p>
          </table:table-cell>
          <table:table-cell table:style-name="ce26" table:formula="of:=((((([.C18]-[.G18]+[.$A$3])/2)*[.$V$3])-[.$W$3])-127)*2" office:value-type="float" office:value="166.691524820912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]-[.G18]+[.$A$3])/2" office:value-type="float" office:value="25.1898092894492" calcext:value-type="float">
            <text:p>25</text:p>
          </table:table-cell>
          <table:table-cell table:style-name="ce12" table:formula="of:=([.E18]-[.G18]+[.$A$3])/2" office:value-type="float" office:value="229.810190710551" calcext:value-type="float">
            <text:p>230</text:p>
          </table:table-cell>
          <table:table-cell table:style-name="ce10"/>
          <table:table-cell table:formula="of:=(((([.$A$3]+[.C18])/2))-127)*2" office:value-type="float" office:value="96.9114140380442" calcext:value-type="float">
            <text:p>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]+1.40625" office:value-type="float" office:value="23.5" calcext:value-type="float">
            <text:p>23,5</text:p>
          </table:table-cell>
          <table:table-cell table:formula="of:=[.$A$3]*SIN(RADIANS([.B19]))" office:value-type="float" office:value="101.681012575938" calcext:value-type="float">
            <text:p>101,7</text:p>
          </table:table-cell>
          <table:table-cell table:formula="of:=[.$A$3]*SIN(RADIANS([.B19]-120))" office:value-type="float" office:value="-253.36082319753" calcext:value-type="float">
            <text:p>-253,4</text:p>
          </table:table-cell>
          <table:table-cell table:formula="of:=[.$A$3]*SIN(RADIANS([.B19]+120))" office:value-type="float" office:value="151.679810621592" calcext:value-type="float">
            <text:p>151,7</text:p>
          </table:table-cell>
          <table:table-cell table:style-name="ce10"/>
          <table:table-cell table:style-name="ce18" table:formula="of:=(MIN([.C19];[.D19];[.E19])+MAX([.C19];[.D19];[.E19]))/2" office:value-type="float" office:value="-50.8405062879689" calcext:value-type="float">
            <text:p>-50,8</text:p>
          </table:table-cell>
          <table:table-cell table:style-name="ce26" table:formula="of:=((((([.C19]-[.G19]+[.$A$3])/2)*[.$V$3])-[.$W$3])-127)*2" office:value-type="float" office:value="176.687354287812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]-[.G19]+[.$A$3])/2" office:value-type="float" office:value="26.2398415452195" calcext:value-type="float">
            <text:p>26</text:p>
          </table:table-cell>
          <table:table-cell table:style-name="ce12" table:formula="of:=([.E19]-[.G19]+[.$A$3])/2" office:value-type="float" office:value="228.76015845478" calcext:value-type="float">
            <text:p>229</text:p>
          </table:table-cell>
          <table:table-cell table:style-name="ce10"/>
          <table:table-cell table:formula="of:=(((([.$A$3]+[.C19])/2))-127)*2" office:value-type="float" office:value="102.681012575938" calcext:value-type="float">
            <text:p>1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]+1.40625" office:value-type="float" office:value="24.90625" calcext:value-type="float">
            <text:p>24,90625</text:p>
          </table:table-cell>
          <table:table-cell table:formula="of:=[.$A$3]*SIN(RADIANS([.B20]))" office:value-type="float" office:value="107.389362273954" calcext:value-type="float">
            <text:p>107,4</text:p>
          </table:table-cell>
          <table:table-cell table:formula="of:=[.$A$3]*SIN(RADIANS([.B20]-120))" office:value-type="float" office:value="-253.992942868813" calcext:value-type="float">
            <text:p>-254,0</text:p>
          </table:table-cell>
          <table:table-cell table:formula="of:=[.$A$3]*SIN(RADIANS([.B20]+120))" office:value-type="float" office:value="146.603580594859" calcext:value-type="float">
            <text:p>146,6</text:p>
          </table:table-cell>
          <table:table-cell table:style-name="ce10"/>
          <table:table-cell table:style-name="ce18" table:formula="of:=(MIN([.C20];[.D20];[.E20])+MAX([.C20];[.D20];[.E20]))/2" office:value-type="float" office:value="-53.6946811369768" calcext:value-type="float">
            <text:p>-53,7</text:p>
          </table:table-cell>
          <table:table-cell table:style-name="ce26" table:formula="of:=((((([.C20]-[.G20]+[.$A$3])/2)*[.$V$3])-[.$W$3])-127)*2" office:value-type="float" office:value="186.577070139625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]-[.G20]+[.$A$3])/2" office:value-type="float" office:value="27.3508691340819" calcext:value-type="float">
            <text:p>27</text:p>
          </table:table-cell>
          <table:table-cell table:style-name="ce12" table:formula="of:=([.E20]-[.G20]+[.$A$3])/2" office:value-type="float" office:value="227.649130865918" calcext:value-type="float">
            <text:p>228</text:p>
          </table:table-cell>
          <table:table-cell table:style-name="ce10"/>
          <table:table-cell table:formula="of:=(((([.$A$3]+[.C20])/2))-127)*2" office:value-type="float" office:value="108.389362273954" calcext:value-type="float">
            <text:p>1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]+1.40625" office:value-type="float" office:value="26.3125" calcext:value-type="float">
            <text:p>26,3125</text:p>
          </table:table-cell>
          <table:table-cell table:formula="of:=[.$A$3]*SIN(RADIANS([.B21]))" office:value-type="float" office:value="113.033024635682" calcext:value-type="float">
            <text:p>113,0</text:p>
          </table:table-cell>
          <table:table-cell table:formula="of:=[.$A$3]*SIN(RADIANS([.B21]-120))" office:value-type="float" office:value="-254.47206668872" calcext:value-type="float">
            <text:p>-254,5</text:p>
          </table:table-cell>
          <table:table-cell table:formula="of:=[.$A$3]*SIN(RADIANS([.B21]+120))" office:value-type="float" office:value="141.439042053038" calcext:value-type="float">
            <text:p>141,4</text:p>
          </table:table-cell>
          <table:table-cell table:style-name="ce10"/>
          <table:table-cell table:style-name="ce18" table:formula="of:=(MIN([.C21];[.D21];[.E21])+MAX([.C21];[.D21];[.E21]))/2" office:value-type="float" office:value="-56.5165123178412" calcext:value-type="float">
            <text:p>-56,5</text:p>
          </table:table-cell>
          <table:table-cell table:style-name="ce26" table:formula="of:=((((([.C21]-[.G21]+[.$A$3])/2)*[.$V$3])-[.$W$3])-127)*2" office:value-type="float" office:value="196.35471518132" calcext:value-type="float">
            <text:p>1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]-[.G21]+[.$A$3])/2" office:value-type="float" office:value="28.5222228145606" calcext:value-type="float">
            <text:p>29</text:p>
          </table:table-cell>
          <table:table-cell table:style-name="ce12" table:formula="of:=([.E21]-[.G21]+[.$A$3])/2" office:value-type="float" office:value="226.477777185439" calcext:value-type="float">
            <text:p>226</text:p>
          </table:table-cell>
          <table:table-cell table:style-name="ce10"/>
          <table:table-cell table:formula="of:=(((([.$A$3]+[.C21])/2))-127)*2" office:value-type="float" office:value="114.033024635682" calcext:value-type="float">
            <text:p>1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]+1.40625" office:value-type="float" office:value="27.71875" calcext:value-type="float">
            <text:p>27,71875</text:p>
          </table:table-cell>
          <table:table-cell table:formula="of:=[.$A$3]*SIN(RADIANS([.B22]))" office:value-type="float" office:value="118.608600129948" calcext:value-type="float">
            <text:p>118,6</text:p>
          </table:table-cell>
          <table:table-cell table:formula="of:=[.$A$3]*SIN(RADIANS([.B22]-120))" office:value-type="float" office:value="-254.797906050977" calcext:value-type="float">
            <text:p>-254,8</text:p>
          </table:table-cell>
          <table:table-cell table:formula="of:=[.$A$3]*SIN(RADIANS([.B22]+120))" office:value-type="float" office:value="136.189305921029" calcext:value-type="float">
            <text:p>136,2</text:p>
          </table:table-cell>
          <table:table-cell table:style-name="ce10"/>
          <table:table-cell table:style-name="ce18" table:formula="of:=(MIN([.C22];[.D22];[.E22])+MAX([.C22];[.D22];[.E22]))/2" office:value-type="float" office:value="-59.3043000649739" calcext:value-type="float">
            <text:p>-59,3</text:p>
          </table:table-cell>
          <table:table-cell table:style-name="ce26" table:formula="of:=((((([.C22]-[.G22]+[.$A$3])/2)*[.$V$3])-[.$W$3])-127)*2" office:value-type="float" office:value="206.014399725135" calcext:value-type="float">
            <text:p>2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]-[.G22]+[.$A$3])/2" office:value-type="float" office:value="29.7531970069984" calcext:value-type="float">
            <text:p>30</text:p>
          </table:table-cell>
          <table:table-cell table:style-name="ce12" table:formula="of:=([.E22]-[.G22]+[.$A$3])/2" office:value-type="float" office:value="225.246802993002" calcext:value-type="float">
            <text:p>225</text:p>
          </table:table-cell>
          <table:table-cell table:style-name="ce10"/>
          <table:table-cell table:formula="of:=(((([.$A$3]+[.C22])/2))-127)*2" office:value-type="float" office:value="119.608600129948" calcext:value-type="float">
            <text:p>1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]+1.40625" office:value-type="float" office:value="29.125" calcext:value-type="float">
            <text:p>29,125</text:p>
          </table:table-cell>
          <table:table-cell table:formula="of:=[.$A$3]*SIN(RADIANS([.B23]))" office:value-type="float" office:value="124.112730238556" calcext:value-type="float">
            <text:p>124,1</text:p>
          </table:table-cell>
          <table:table-cell table:formula="of:=[.$A$3]*SIN(RADIANS([.B23]-120))" office:value-type="float" office:value="-254.970264682136" calcext:value-type="float">
            <text:p>-255,0</text:p>
          </table:table-cell>
          <table:table-cell table:formula="of:=[.$A$3]*SIN(RADIANS([.B23]+120))" office:value-type="float" office:value="130.85753444358" calcext:value-type="float">
            <text:p>130,9</text:p>
          </table:table-cell>
          <table:table-cell table:style-name="ce10"/>
          <table:table-cell table:style-name="ce18" table:formula="of:=(MIN([.C23];[.D23];[.E23])+MAX([.C23];[.D23];[.E23]))/2" office:value-type="float" office:value="-62.0563651192781" calcext:value-type="float">
            <text:p>-62,1</text:p>
          </table:table-cell>
          <table:table-cell table:style-name="ce26" table:formula="of:=((((([.C23]-[.G23]+[.$A$3])/2)*[.$V$3])-[.$W$3])-127)*2" office:value-type="float" office:value="215.550305138298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]-[.G23]+[.$A$3])/2" office:value-type="float" office:value="31.0430502185709" calcext:value-type="float">
            <text:p>31</text:p>
          </table:table-cell>
          <table:table-cell table:style-name="ce12" table:formula="of:=([.E23]-[.G23]+[.$A$3])/2" office:value-type="float" office:value="223.956949781429" calcext:value-type="float">
            <text:p>224</text:p>
          </table:table-cell>
          <table:table-cell table:style-name="ce10"/>
          <table:table-cell table:formula="of:=(((([.$A$3]+[.C23])/2))-127)*2" office:value-type="float" office:value="125.112730238556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]+1.40625" office:value-type="float" office:value="30.53125" calcext:value-type="float">
            <text:p>30,53125</text:p>
          </table:table-cell>
          <table:table-cell table:formula="of:=[.$A$3]*SIN(RADIANS([.B24]))" office:value-type="float" office:value="129.542099479343" calcext:value-type="float">
            <text:p>129,5</text:p>
          </table:table-cell>
          <table:table-cell table:formula="of:=[.$A$3]*SIN(RADIANS([.B24]-120))" office:value-type="float" office:value="-254.989038759803" calcext:value-type="float">
            <text:p>-255,0</text:p>
          </table:table-cell>
          <table:table-cell table:formula="of:=[.$A$3]*SIN(RADIANS([.B24]+120))" office:value-type="float" office:value="125.446939280461" calcext:value-type="float">
            <text:p>125,4</text:p>
          </table:table-cell>
          <table:table-cell table:style-name="ce10"/>
          <table:table-cell table:style-name="ce18" table:formula="of:=(MIN([.C24];[.D24];[.E24])+MAX([.C24];[.D24];[.E24]))/2" office:value-type="float" office:value="-62.7234696402304" calcext:value-type="float">
            <text:p>-62,7</text:p>
          </table:table-cell>
          <table:table-cell table:style-name="ce26" table:formula="of:=((((([.C24]-[.G24]+[.$A$3])/2)*[.$V$3])-[.$W$3])-127)*2" office:value-type="float" office:value="222.591732333107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]-[.G24]+[.$A$3])/2" office:value-type="float" office:value="31.3672154402135" calcext:value-type="float">
            <text:p>31</text:p>
          </table:table-cell>
          <table:table-cell table:style-name="ce12" table:formula="of:=([.E24]-[.G24]+[.$A$3])/2" office:value-type="float" office:value="221.585204460346" calcext:value-type="float">
            <text:p>222</text:p>
          </table:table-cell>
          <table:table-cell table:style-name="ce10"/>
          <table:table-cell table:formula="of:=(((([.$A$3]+[.C24])/2))-127)*2" office:value-type="float" office:value="130.542099479343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]+1.40625" office:value-type="float" office:value="31.9375" calcext:value-type="float">
            <text:p>31,9375</text:p>
          </table:table-cell>
          <table:table-cell table:formula="of:=[.$A$3]*SIN(RADIANS([.B25]))" office:value-type="float" office:value="134.893437403294" calcext:value-type="float">
            <text:p>134,9</text:p>
          </table:table-cell>
          <table:table-cell table:formula="of:=[.$A$3]*SIN(RADIANS([.B25]-120))" office:value-type="float" office:value="-254.854216975176" calcext:value-type="float">
            <text:p>-254,9</text:p>
          </table:table-cell>
          <table:table-cell table:formula="of:=[.$A$3]*SIN(RADIANS([.B25]+120))" office:value-type="float" office:value="119.960779571882" calcext:value-type="float">
            <text:p>120,0</text:p>
          </table:table-cell>
          <table:table-cell table:style-name="ce10"/>
          <table:table-cell table:style-name="ce18" table:formula="of:=(MIN([.C25];[.D25];[.E25])+MAX([.C25];[.D25];[.E25]))/2" office:value-type="float" office:value="-59.980389785941" calcext:value-type="float">
            <text:p>-60,0</text:p>
          </table:table-cell>
          <table:table-cell table:style-name="ce26" table:formula="of:=((((([.C25]-[.G25]+[.$A$3])/2)*[.$V$3])-[.$W$3])-127)*2" office:value-type="float" office:value="225.604270403566" calcext:value-type="float">
            <text:p>2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]-[.G25]+[.$A$3])/2" office:value-type="float" office:value="30.0630864053826" calcext:value-type="float">
            <text:p>30</text:p>
          </table:table-cell>
          <table:table-cell table:style-name="ce12" table:formula="of:=([.E25]-[.G25]+[.$A$3])/2" office:value-type="float" office:value="217.470584678912" calcext:value-type="float">
            <text:p>217</text:p>
          </table:table-cell>
          <table:table-cell table:style-name="ce10"/>
          <table:table-cell table:formula="of:=(((([.$A$3]+[.C25])/2))-127)*2" office:value-type="float" office:value="135.893437403294" calcext:value-type="float">
            <text:p>1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]+1.40625" office:value-type="float" office:value="33.34375" calcext:value-type="float">
            <text:p>33,34375</text:p>
          </table:table-cell>
          <table:table-cell table:formula="of:=[.$A$3]*SIN(RADIANS([.B26]))" office:value-type="float" office:value="140.163520564544" calcext:value-type="float">
            <text:p>140,2</text:p>
          </table:table-cell>
          <table:table-cell table:formula="of:=[.$A$3]*SIN(RADIANS([.B26]-120))" office:value-type="float" office:value="-254.565880539855" calcext:value-type="float">
            <text:p>-254,6</text:p>
          </table:table-cell>
          <table:table-cell table:formula="of:=[.$A$3]*SIN(RADIANS([.B26]+120))" office:value-type="float" office:value="114.402359975312" calcext:value-type="float">
            <text:p>114,4</text:p>
          </table:table-cell>
          <table:table-cell table:style-name="ce10"/>
          <table:table-cell table:style-name="ce18" table:formula="of:=(MIN([.C26];[.D26];[.E26])+MAX([.C26];[.D26];[.E26]))/2" office:value-type="float" office:value="-57.2011799876558" calcext:value-type="float">
            <text:p>-57,2</text:p>
          </table:table-cell>
          <table:table-cell table:style-name="ce26" table:formula="of:=((((([.C26]-[.G26]+[.$A$3])/2)*[.$V$3])-[.$W$3])-127)*2" office:value-type="float" office:value="228.48122913779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]-[.G26]+[.$A$3])/2" office:value-type="float" office:value="28.8176497239002" calcext:value-type="float">
            <text:p>29</text:p>
          </table:table-cell>
          <table:table-cell table:style-name="ce12" table:formula="of:=([.E26]-[.G26]+[.$A$3])/2" office:value-type="float" office:value="213.301769981484" calcext:value-type="float">
            <text:p>213</text:p>
          </table:table-cell>
          <table:table-cell table:style-name="ce10"/>
          <table:table-cell table:formula="of:=(((([.$A$3]+[.C26])/2))-127)*2" office:value-type="float" office:value="141.163520564544" calcext:value-type="float">
            <text:p>1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6]+1.40625" office:value-type="float" office:value="34.75" calcext:value-type="float">
            <text:p>34,75</text:p>
          </table:table-cell>
          <table:table-cell table:formula="of:=[.$A$3]*SIN(RADIANS([.B27]))" office:value-type="float" office:value="145.349174462057" calcext:value-type="float">
            <text:p>145,3</text:p>
          </table:table-cell>
          <table:table-cell table:formula="of:=[.$A$3]*SIN(RADIANS([.B27]-120))" office:value-type="float" office:value="-254.124203136929" calcext:value-type="float">
            <text:p>-254,1</text:p>
          </table:table-cell>
          <table:table-cell table:formula="of:=[.$A$3]*SIN(RADIANS([.B27]+120))" office:value-type="float" office:value="108.775028674872" calcext:value-type="float">
            <text:p>108,8</text:p>
          </table:table-cell>
          <table:table-cell table:style-name="ce10"/>
          <table:table-cell table:style-name="ce18" table:formula="of:=(MIN([.C27];[.D27];[.E27])+MAX([.C27];[.D27];[.E27]))/2" office:value-type="float" office:value="-54.387514337436" calcext:value-type="float">
            <text:p>-54,4</text:p>
          </table:table-cell>
          <table:table-cell table:style-name="ce26" table:formula="of:=((((([.C27]-[.G27]+[.$A$3])/2)*[.$V$3])-[.$W$3])-127)*2" office:value-type="float" office:value="231.220875563415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]-[.G27]+[.$A$3])/2" office:value-type="float" office:value="27.6316556002534" calcext:value-type="float">
            <text:p>28</text:p>
          </table:table-cell>
          <table:table-cell table:style-name="ce12" table:formula="of:=([.E27]-[.G27]+[.$A$3])/2" office:value-type="float" office:value="209.081271506154" calcext:value-type="float">
            <text:p>209</text:p>
          </table:table-cell>
          <table:table-cell table:style-name="ce10"/>
          <table:table-cell table:formula="of:=(((([.$A$3]+[.C27])/2))-127)*2" office:value-type="float" office:value="146.349174462057" calcext:value-type="float">
            <text:p>1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7]+1.40625" office:value-type="float" office:value="36.15625" calcext:value-type="float">
            <text:p>36,15625</text:p>
          </table:table-cell>
          <table:table-cell table:formula="of:=[.$A$3]*SIN(RADIANS([.B28]))" office:value-type="float" office:value="150.447275451831" calcext:value-type="float">
            <text:p>150,4</text:p>
          </table:table-cell>
          <table:table-cell table:formula="of:=[.$A$3]*SIN(RADIANS([.B28]-120))" office:value-type="float" office:value="-253.529450816349" calcext:value-type="float">
            <text:p>-253,5</text:p>
          </table:table-cell>
          <table:table-cell table:formula="of:=[.$A$3]*SIN(RADIANS([.B28]+120))" office:value-type="float" office:value="103.082175364519" calcext:value-type="float">
            <text:p>103,1</text:p>
          </table:table-cell>
          <table:table-cell table:style-name="ce10"/>
          <table:table-cell table:style-name="ce18" table:formula="of:=(MIN([.C28];[.D28];[.E28])+MAX([.C28];[.D28];[.E28]))/2" office:value-type="float" office:value="-51.5410876822593" calcext:value-type="float">
            <text:p>-51,5</text:p>
          </table:table-cell>
          <table:table-cell table:style-name="ce26" table:formula="of:=((((([.C28]-[.G28]+[.$A$3])/2)*[.$V$3])-[.$W$3])-127)*2" office:value-type="float" office:value="233.821559419874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]-[.G28]+[.$A$3])/2" office:value-type="float" office:value="26.505818432955" calcext:value-type="float">
            <text:p>27</text:p>
          </table:table-cell>
          <table:table-cell table:style-name="ce12" table:formula="of:=([.E28]-[.G28]+[.$A$3])/2" office:value-type="float" office:value="204.811631523389" calcext:value-type="float">
            <text:p>205</text:p>
          </table:table-cell>
          <table:table-cell table:style-name="ce10"/>
          <table:table-cell table:formula="of:=(((([.$A$3]+[.C28])/2))-127)*2" office:value-type="float" office:value="151.447275451831" calcext:value-type="float">
            <text:p>1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8]+1.40625" office:value-type="float" office:value="37.5625" calcext:value-type="float">
            <text:p>37,5625</text:p>
          </table:table-cell>
          <table:table-cell table:formula="of:=[.$A$3]*SIN(RADIANS([.B29]))" office:value-type="float" office:value="155.454752628458" calcext:value-type="float">
            <text:p>155,5</text:p>
          </table:table-cell>
          <table:table-cell table:formula="of:=[.$A$3]*SIN(RADIANS([.B29]-120))" office:value-type="float" office:value="-252.781981834674" calcext:value-type="float">
            <text:p>-252,8</text:p>
          </table:table-cell>
          <table:table-cell table:formula="of:=[.$A$3]*SIN(RADIANS([.B29]+120))" office:value-type="float" office:value="97.3272292062167" calcext:value-type="float">
            <text:p>97,3</text:p>
          </table:table-cell>
          <table:table-cell table:style-name="ce10"/>
          <table:table-cell table:style-name="ce18" table:formula="of:=(MIN([.C29];[.D29];[.E29])+MAX([.C29];[.D29];[.E29]))/2" office:value-type="float" office:value="-48.6636146031084" calcext:value-type="float">
            <text:p>-48,7</text:p>
          </table:table-cell>
          <table:table-cell table:style-name="ce26" table:formula="of:=((((([.C29]-[.G29]+[.$A$3])/2)*[.$V$3])-[.$W$3])-127)*2" office:value-type="float" office:value="236.281714152459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]-[.G29]+[.$A$3])/2" office:value-type="float" office:value="25.440816384217" calcext:value-type="float">
            <text:p>25</text:p>
          </table:table-cell>
          <table:table-cell table:style-name="ce12" table:formula="of:=([.E29]-[.G29]+[.$A$3])/2" office:value-type="float" office:value="200.495421904663" calcext:value-type="float">
            <text:p>200</text:p>
          </table:table-cell>
          <table:table-cell table:style-name="ce10"/>
          <table:table-cell table:formula="of:=(((([.$A$3]+[.C29])/2))-127)*2" office:value-type="float" office:value="156.454752628458" calcext:value-type="float">
            <text:p>1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9]+1.40625" office:value-type="float" office:value="38.96875" calcext:value-type="float">
            <text:p>38,96875</text:p>
          </table:table-cell>
          <table:table-cell table:formula="of:=[.$A$3]*SIN(RADIANS([.B30]))" office:value-type="float" office:value="160.368589674929" calcext:value-type="float">
            <text:p>160,4</text:p>
          </table:table-cell>
          <table:table-cell table:formula="of:=[.$A$3]*SIN(RADIANS([.B30]-120))" office:value-type="float" office:value="-251.882246439269" calcext:value-type="float">
            <text:p>-251,9</text:p>
          </table:table-cell>
          <table:table-cell table:formula="of:=[.$A$3]*SIN(RADIANS([.B30]+120))" office:value-type="float" office:value="91.5136567643404" calcext:value-type="float">
            <text:p>91,5</text:p>
          </table:table-cell>
          <table:table-cell table:style-name="ce10"/>
          <table:table-cell table:style-name="ce18" table:formula="of:=(MIN([.C30];[.D30];[.E30])+MAX([.C30];[.D30];[.E30]))/2" office:value-type="float" office:value="-45.7568283821702" calcext:value-type="float">
            <text:p>-45,8</text:p>
          </table:table-cell>
          <table:table-cell table:style-name="ce26" table:formula="of:=((((([.C30]-[.G30]+[.$A$3])/2)*[.$V$3])-[.$W$3])-127)*2" office:value-type="float" office:value="238.599857855949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]-[.G30]+[.$A$3])/2" office:value-type="float" office:value="24.4372909714505" calcext:value-type="float">
            <text:p>24</text:p>
          </table:table-cell>
          <table:table-cell table:style-name="ce12" table:formula="of:=([.E30]-[.G30]+[.$A$3])/2" office:value-type="float" office:value="196.135242573255" calcext:value-type="float">
            <text:p>196</text:p>
          </table:table-cell>
          <table:table-cell table:style-name="ce10"/>
          <table:table-cell table:formula="of:=(((([.$A$3]+[.C30])/2))-127)*2" office:value-type="float" office:value="161.368589674929" calcext:value-type="float">
            <text:p>1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0]+1.40625" office:value-type="float" office:value="40.375" calcext:value-type="float">
            <text:p>40,375</text:p>
          </table:table-cell>
          <table:table-cell table:formula="of:=[.$A$3]*SIN(RADIANS([.B31]))" office:value-type="float" office:value="165.185826679548" calcext:value-type="float">
            <text:p>165,2</text:p>
          </table:table-cell>
          <table:table-cell table:formula="of:=[.$A$3]*SIN(RADIANS([.B31]-120))" office:value-type="float" office:value="-250.830786597093" calcext:value-type="float">
            <text:p>-250,8</text:p>
          </table:table-cell>
          <table:table-cell table:formula="of:=[.$A$3]*SIN(RADIANS([.B31]+120))" office:value-type="float" office:value="85.6449599175453" calcext:value-type="float">
            <text:p>85,6</text:p>
          </table:table-cell>
          <table:table-cell table:style-name="ce10"/>
          <table:table-cell table:style-name="ce18" table:formula="of:=(MIN([.C31];[.D31];[.E31])+MAX([.C31];[.D31];[.E31]))/2" office:value-type="float" office:value="-42.8224799587726" calcext:value-type="float">
            <text:p>-42,8</text:p>
          </table:table-cell>
          <table:table-cell table:style-name="ce26" table:formula="of:=((((([.C31]-[.G31]+[.$A$3])/2)*[.$V$3])-[.$W$3])-127)*2" office:value-type="float" office:value="240.77459416726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]-[.G31]+[.$A$3])/2" office:value-type="float" office:value="23.4958466808398" calcext:value-type="float">
            <text:p>23</text:p>
          </table:table-cell>
          <table:table-cell table:style-name="ce12" table:formula="of:=([.E31]-[.G31]+[.$A$3])/2" office:value-type="float" office:value="191.733719938159" calcext:value-type="float">
            <text:p>192</text:p>
          </table:table-cell>
          <table:table-cell table:style-name="ce10"/>
          <table:table-cell table:formula="of:=(((([.$A$3]+[.C31])/2))-127)*2" office:value-type="float" office:value="166.185826679548" calcext:value-type="float">
            <text:p>16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1]+1.40625" office:value-type="float" office:value="41.78125" calcext:value-type="float">
            <text:p>41,78125</text:p>
          </table:table-cell>
          <table:table-cell table:formula="of:=[.$A$3]*SIN(RADIANS([.B32]))" office:value-type="float" office:value="169.903561918871" calcext:value-type="float">
            <text:p>169,9</text:p>
          </table:table-cell>
          <table:table-cell table:formula="of:=[.$A$3]*SIN(RADIANS([.B32]-120))" office:value-type="float" office:value="-249.628235668238" calcext:value-type="float">
            <text:p>-249,6</text:p>
          </table:table-cell>
          <table:table-cell table:formula="of:=[.$A$3]*SIN(RADIANS([.B32]+120))" office:value-type="float" office:value="79.7246737493672" calcext:value-type="float">
            <text:p>79,7</text:p>
          </table:table-cell>
          <table:table-cell table:style-name="ce10"/>
          <table:table-cell table:style-name="ce18" table:formula="of:=(MIN([.C32];[.D32];[.E32])+MAX([.C32];[.D32];[.E32]))/2" office:value-type="float" office:value="-39.8623368746836" calcext:value-type="float">
            <text:p>-39,9</text:p>
          </table:table-cell>
          <table:table-cell table:style-name="ce26" table:formula="of:=((((([.C32]-[.G32]+[.$A$3])/2)*[.$V$3])-[.$W$3])-127)*2" office:value-type="float" office:value="242.804613106555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]-[.G32]+[.$A$3])/2" office:value-type="float" office:value="22.6170506032228" calcext:value-type="float">
            <text:p>23</text:p>
          </table:table-cell>
          <table:table-cell table:style-name="ce12" table:formula="of:=([.E32]-[.G32]+[.$A$3])/2" office:value-type="float" office:value="187.293505312025" calcext:value-type="float">
            <text:p>187</text:p>
          </table:table-cell>
          <table:table-cell table:style-name="ce10"/>
          <table:table-cell table:formula="of:=(((([.$A$3]+[.C32])/2))-127)*2" office:value-type="float" office:value="170.903561918871" calcext:value-type="float">
            <text:p>1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2]+1.40625" office:value-type="float" office:value="43.1875" calcext:value-type="float">
            <text:p>43,1875</text:p>
          </table:table-cell>
          <table:table-cell table:formula="of:=[.$A$3]*SIN(RADIANS([.B33]))" office:value-type="float" office:value="174.518953605597" calcext:value-type="float">
            <text:p>174,5</text:p>
          </table:table-cell>
          <table:table-cell table:formula="of:=[.$A$3]*SIN(RADIANS([.B33]-120))" office:value-type="float" office:value="-248.275318024417" calcext:value-type="float">
            <text:p>-248,3</text:p>
          </table:table-cell>
          <table:table-cell table:formula="of:=[.$A$3]*SIN(RADIANS([.B33]+120))" office:value-type="float" office:value="73.75636441882" calcext:value-type="float">
            <text:p>73,8</text:p>
          </table:table-cell>
          <table:table-cell table:style-name="ce10"/>
          <table:table-cell table:style-name="ce18" table:formula="of:=(MIN([.C33];[.D33];[.E33])+MAX([.C33];[.D33];[.E33]))/2" office:value-type="float" office:value="-36.87818220941" calcext:value-type="float">
            <text:p>-36,9</text:p>
          </table:table-cell>
          <table:table-cell table:style-name="ce26" table:formula="of:=((((([.C33]-[.G33]+[.$A$3])/2)*[.$V$3])-[.$W$3])-127)*2" office:value-type="float" office:value="244.688691866333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]-[.G33]+[.$A$3])/2" office:value-type="float" office:value="21.8014320924963" calcext:value-type="float">
            <text:p>22</text:p>
          </table:table-cell>
          <table:table-cell table:style-name="ce12" table:formula="of:=([.E33]-[.G33]+[.$A$3])/2" office:value-type="float" office:value="182.817273314115" calcext:value-type="float">
            <text:p>183</text:p>
          </table:table-cell>
          <table:table-cell table:style-name="ce10"/>
          <table:table-cell table:formula="of:=(((([.$A$3]+[.C33])/2))-127)*2" office:value-type="float" office:value="175.518953605597" calcext:value-type="float">
            <text:p>17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3]+1.40625" office:value-type="float" office:value="44.59375" calcext:value-type="float">
            <text:p>44,59375</text:p>
          </table:table-cell>
          <table:table-cell table:formula="of:=[.$A$3]*SIN(RADIANS([.B34]))" office:value-type="float" office:value="179.029221600356" calcext:value-type="float">
            <text:p>179,0</text:p>
          </table:table-cell>
          <table:table-cell table:formula="of:=[.$A$3]*SIN(RADIANS([.B34]-120))" office:value-type="float" office:value="-246.772848612631" calcext:value-type="float">
            <text:p>-246,8</text:p>
          </table:table-cell>
          <table:table-cell table:formula="of:=[.$A$3]*SIN(RADIANS([.B34]+120))" office:value-type="float" office:value="67.743627012275" calcext:value-type="float">
            <text:p>67,7</text:p>
          </table:table-cell>
          <table:table-cell table:style-name="ce10"/>
          <table:table-cell table:style-name="ce18" table:formula="of:=(MIN([.C34];[.D34];[.E34])+MAX([.C34];[.D34];[.E34]))/2" office:value-type="float" office:value="-33.8718135061375" calcext:value-type="float">
            <text:p>-33,9</text:p>
          </table:table-cell>
          <table:table-cell table:style-name="ce26" table:formula="of:=((((([.C34]-[.G34]+[.$A$3])/2)*[.$V$3])-[.$W$3])-127)*2" office:value-type="float" office:value="246.425695548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]-[.G34]+[.$A$3])/2" office:value-type="float" office:value="21.0494824467533" calcext:value-type="float">
            <text:p>21</text:p>
          </table:table-cell>
          <table:table-cell table:style-name="ce12" table:formula="of:=([.E34]-[.G34]+[.$A$3])/2" office:value-type="float" office:value="178.307720259206" calcext:value-type="float">
            <text:p>178</text:p>
          </table:table-cell>
          <table:table-cell table:style-name="ce10"/>
          <table:table-cell table:formula="of:=(((([.$A$3]+[.C34])/2))-127)*2" office:value-type="float" office:value="180.029221600356" calcext:value-type="float">
            <text:p>18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4]+1.40625" office:value-type="float" office:value="46" calcext:value-type="float">
            <text:p>46</text:p>
          </table:table-cell>
          <table:table-cell table:formula="of:=[.$A$3]*SIN(RADIANS([.B35]))" office:value-type="float" office:value="183.431649086356" calcext:value-type="float">
            <text:p>183,4</text:p>
          </table:table-cell>
          <table:table-cell table:formula="of:=[.$A$3]*SIN(RADIANS([.B35]-120))" office:value-type="float" office:value="-245.121732464271" calcext:value-type="float">
            <text:p>-245,1</text:p>
          </table:table-cell>
          <table:table-cell table:formula="of:=[.$A$3]*SIN(RADIANS([.B35]+120))" office:value-type="float" office:value="61.6900833779153" calcext:value-type="float">
            <text:p>61,7</text:p>
          </table:table-cell>
          <table:table-cell table:style-name="ce10"/>
          <table:table-cell table:style-name="ce18" table:formula="of:=(MIN([.C35];[.D35];[.E35])+MAX([.C35];[.D35];[.E35]))/2" office:value-type="float" office:value="-30.8450416889576" calcext:value-type="float">
            <text:p>-30,8</text:p>
          </table:table-cell>
          <table:table-cell table:style-name="ce26" table:formula="of:=((((([.C35]-[.G35]+[.$A$3])/2)*[.$V$3])-[.$W$3])-127)*2" office:value-type="float" office:value="248.014577845487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]-[.G35]+[.$A$3])/2" office:value-type="float" office:value="20.3616546123432" calcext:value-type="float">
            <text:p>20</text:p>
          </table:table-cell>
          <table:table-cell table:style-name="ce12" table:formula="of:=([.E35]-[.G35]+[.$A$3])/2" office:value-type="float" office:value="173.767562533436" calcext:value-type="float">
            <text:p>174</text:p>
          </table:table-cell>
          <table:table-cell table:style-name="ce10"/>
          <table:table-cell table:formula="of:=(((([.$A$3]+[.C35])/2))-127)*2" office:value-type="float" office:value="184.431649086356" calcext:value-type="float">
            <text:p>18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5]+1.40625" office:value-type="float" office:value="47.40625" calcext:value-type="float">
            <text:p>47,40625</text:p>
          </table:table-cell>
          <table:table-cell table:formula="of:=[.$A$3]*SIN(RADIANS([.B36]))" office:value-type="float" office:value="187.723584205898" calcext:value-type="float">
            <text:p>187,7</text:p>
          </table:table-cell>
          <table:table-cell table:formula="of:=[.$A$3]*SIN(RADIANS([.B36]-120))" office:value-type="float" office:value="-243.322964149967" calcext:value-type="float">
            <text:p>-243,3</text:p>
          </table:table-cell>
          <table:table-cell table:formula="of:=[.$A$3]*SIN(RADIANS([.B36]+120))" office:value-type="float" office:value="55.5993799440695" calcext:value-type="float">
            <text:p>55,6</text:p>
          </table:table-cell>
          <table:table-cell table:style-name="ce10"/>
          <table:table-cell table:style-name="ce18" table:formula="of:=(MIN([.C36];[.D36];[.E36])+MAX([.C36];[.D36];[.E36]))/2" office:value-type="float" office:value="-27.7996899720347" calcext:value-type="float">
            <text:p>-27,8</text:p>
          </table:table-cell>
          <table:table-cell table:style-name="ce26" table:formula="of:=((((([.C36]-[.G36]+[.$A$3])/2)*[.$V$3])-[.$W$3])-127)*2" office:value-type="float" office:value="249.45438167551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]-[.G36]+[.$A$3])/2" office:value-type="float" office:value="19.7383629110338" calcext:value-type="float">
            <text:p>20</text:p>
          </table:table-cell>
          <table:table-cell table:style-name="ce12" table:formula="of:=([.E36]-[.G36]+[.$A$3])/2" office:value-type="float" office:value="169.199534958052" calcext:value-type="float">
            <text:p>169</text:p>
          </table:table-cell>
          <table:table-cell table:style-name="ce10"/>
          <table:table-cell table:formula="of:=(((([.$A$3]+[.C36])/2))-127)*2" office:value-type="float" office:value="188.723584205898" calcext:value-type="float">
            <text:p>18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6]+1.40625" office:value-type="float" office:value="48.8125" calcext:value-type="float">
            <text:p>48,8125</text:p>
          </table:table-cell>
          <table:table-cell table:formula="of:=[.$A$3]*SIN(RADIANS([.B37]))" office:value-type="float" office:value="191.902441657751" calcext:value-type="float">
            <text:p>191,9</text:p>
          </table:table-cell>
          <table:table-cell table:formula="of:=[.$A$3]*SIN(RADIANS([.B37]-120))" office:value-type="float" office:value="-241.377627180491" calcext:value-type="float">
            <text:p>-241,4</text:p>
          </table:table-cell>
          <table:table-cell table:formula="of:=[.$A$3]*SIN(RADIANS([.B37]+120))" office:value-type="float" office:value="49.47518552274" calcext:value-type="float">
            <text:p>49,5</text:p>
          </table:table-cell>
          <table:table-cell table:style-name="ce10"/>
          <table:table-cell table:style-name="ce18" table:formula="of:=(MIN([.C37];[.D37];[.E37])+MAX([.C37];[.D37];[.E37]))/2" office:value-type="float" office:value="-24.73759276137" calcext:value-type="float">
            <text:p>-24,7</text:p>
          </table:table-cell>
          <table:table-cell table:style-name="ce26" table:formula="of:=((((([.C37]-[.G37]+[.$A$3])/2)*[.$V$3])-[.$W$3])-127)*2" office:value-type="float" office:value="250.744239754084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7]-[.G37]+[.$A$3])/2" office:value-type="float" office:value="19.1799827904396" calcext:value-type="float">
            <text:p>19</text:p>
          </table:table-cell>
          <table:table-cell table:style-name="ce12" table:formula="of:=([.E37]-[.G37]+[.$A$3])/2" office:value-type="float" office:value="164.606389142055" calcext:value-type="float">
            <text:p>165</text:p>
          </table:table-cell>
          <table:table-cell table:style-name="ce10"/>
          <table:table-cell table:formula="of:=(((([.$A$3]+[.C37])/2))-127)*2" office:value-type="float" office:value="192.902441657751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7]+1.40625" office:value-type="float" office:value="50.21875" calcext:value-type="float">
            <text:p>50,21875</text:p>
          </table:table-cell>
          <table:table-cell table:formula="of:=[.$A$3]*SIN(RADIANS([.B38]))" office:value-type="float" office:value="195.965704254444" calcext:value-type="float">
            <text:p>196,0</text:p>
          </table:table-cell>
          <table:table-cell table:formula="of:=[.$A$3]*SIN(RADIANS([.B38]-120))" office:value-type="float" office:value="-239.286893354092" calcext:value-type="float">
            <text:p>-239,3</text:p>
          </table:table-cell>
          <table:table-cell table:formula="of:=[.$A$3]*SIN(RADIANS([.B38]+120))" office:value-type="float" office:value="43.3211890996481" calcext:value-type="float">
            <text:p>43,3</text:p>
          </table:table-cell>
          <table:table-cell table:style-name="ce10"/>
          <table:table-cell table:style-name="ce18" table:formula="of:=(MIN([.C38];[.D38];[.E38])+MAX([.C38];[.D38];[.E38]))/2" office:value-type="float" office:value="-21.660594549824" calcext:value-type="float">
            <text:p>-21,7</text:p>
          </table:table-cell>
          <table:table-cell table:style-name="ce26" table:formula="of:=((((([.C38]-[.G38]+[.$A$3])/2)*[.$V$3])-[.$W$3])-127)*2" office:value-type="float" office:value="251.883375118929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8]-[.G38]+[.$A$3])/2" office:value-type="float" office:value="18.6868505978662" calcext:value-type="float">
            <text:p>19</text:p>
          </table:table-cell>
          <table:table-cell table:style-name="ce12" table:formula="of:=([.E38]-[.G38]+[.$A$3])/2" office:value-type="float" office:value="159.990891824736" calcext:value-type="float">
            <text:p>160</text:p>
          </table:table-cell>
          <table:table-cell table:style-name="ce10"/>
          <table:table-cell table:formula="of:=(((([.$A$3]+[.C38])/2))-127)*2" office:value-type="float" office:value="196.965704254444" calcext:value-type="float">
            <text:p>1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8]+1.40625" office:value-type="float" office:value="51.625" calcext:value-type="float">
            <text:p>51,625</text:p>
          </table:table-cell>
          <table:table-cell table:formula="of:=[.$A$3]*SIN(RADIANS([.B39]))" office:value-type="float" office:value="199.910924438523" calcext:value-type="float">
            <text:p>199,9</text:p>
          </table:table-cell>
          <table:table-cell table:formula="of:=[.$A$3]*SIN(RADIANS([.B39]-120))" office:value-type="float" office:value="-237.052022050649" calcext:value-type="float">
            <text:p>-237,1</text:p>
          </table:table-cell>
          <table:table-cell table:formula="of:=[.$A$3]*SIN(RADIANS([.B39]+120))" office:value-type="float" office:value="37.141097612126" calcext:value-type="float">
            <text:p>37,1</text:p>
          </table:table-cell>
          <table:table-cell table:style-name="ce10"/>
          <table:table-cell table:style-name="ce18" table:formula="of:=(MIN([.C39];[.D39];[.E39])+MAX([.C39];[.D39];[.E39]))/2" office:value-type="float" office:value="-18.570548806063" calcext:value-type="float">
            <text:p>-18,6</text:p>
          </table:table-cell>
          <table:table-cell table:style-name="ce26" table:formula="of:=((((([.C39]-[.G39]+[.$A$3])/2)*[.$V$3])-[.$W$3])-127)*2" office:value-type="float" office:value="252.871101597497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9]-[.G39]+[.$A$3])/2" office:value-type="float" office:value="18.2592633777068" calcext:value-type="float">
            <text:p>18</text:p>
          </table:table-cell>
          <table:table-cell table:style-name="ce12" table:formula="of:=([.E39]-[.G39]+[.$A$3])/2" office:value-type="float" office:value="155.355823209094" calcext:value-type="float">
            <text:p>155</text:p>
          </table:table-cell>
          <table:table-cell table:style-name="ce10"/>
          <table:table-cell table:formula="of:=(((([.$A$3]+[.C39])/2))-127)*2" office:value-type="float" office:value="200.910924438523" calcext:value-type="float">
            <text:p>20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9]+1.40625" office:value-type="float" office:value="53.03125" calcext:value-type="float">
            <text:p>53,03125</text:p>
          </table:table-cell>
          <table:table-cell table:formula="of:=[.$A$3]*SIN(RADIANS([.B40]))" office:value-type="float" office:value="203.735725756872" calcext:value-type="float">
            <text:p>203,7</text:p>
          </table:table-cell>
          <table:table-cell table:formula="of:=[.$A$3]*SIN(RADIANS([.B40]-120))" office:value-type="float" office:value="-234.67435947307" calcext:value-type="float">
            <text:p>-234,7</text:p>
          </table:table-cell>
          <table:table-cell table:formula="of:=[.$A$3]*SIN(RADIANS([.B40]+120))" office:value-type="float" office:value="30.9386337161975" calcext:value-type="float">
            <text:p>30,9</text:p>
          </table:table-cell>
          <table:table-cell table:style-name="ce10"/>
          <table:table-cell table:style-name="ce18" table:formula="of:=(MIN([.C40];[.D40];[.E40])+MAX([.C40];[.D40];[.E40]))/2" office:value-type="float" office:value="-15.4693168580988" calcext:value-type="float">
            <text:p>-15,5</text:p>
          </table:table-cell>
          <table:table-cell table:style-name="ce26" table:formula="of:=((((([.C40]-[.G40]+[.$A$3])/2)*[.$V$3])-[.$W$3])-127)*2" office:value-type="float" office:value="253.70682422029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0]-[.G40]+[.$A$3])/2" office:value-type="float" office:value="17.8974786925145" calcext:value-type="float">
            <text:p>18</text:p>
          </table:table-cell>
          <table:table-cell table:style-name="ce12" table:formula="of:=([.E40]-[.G40]+[.$A$3])/2" office:value-type="float" office:value="150.703975287148" calcext:value-type="float">
            <text:p>151</text:p>
          </table:table-cell>
          <table:table-cell table:style-name="ce10"/>
          <table:table-cell table:formula="of:=(((([.$A$3]+[.C40])/2))-127)*2" office:value-type="float" office:value="204.735725756872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0]+1.40625" office:value-type="float" office:value="54.4375" calcext:value-type="float">
            <text:p>54,4375</text:p>
          </table:table-cell>
          <table:table-cell table:formula="of:=[.$A$3]*SIN(RADIANS([.B41]))" office:value-type="float" office:value="207.437804292195" calcext:value-type="float">
            <text:p>207,4</text:p>
          </table:table-cell>
          <table:table-cell table:formula="of:=[.$A$3]*SIN(RADIANS([.B41]-120))" office:value-type="float" office:value="-232.155337836383" calcext:value-type="float">
            <text:p>-232,2</text:p>
          </table:table-cell>
          <table:table-cell table:formula="of:=[.$A$3]*SIN(RADIANS([.B41]+120))" office:value-type="float" office:value="24.7175335441885" calcext:value-type="float">
            <text:p>24,7</text:p>
          </table:table-cell>
          <table:table-cell table:style-name="ce10"/>
          <table:table-cell table:style-name="ce18" table:formula="of:=(MIN([.C41];[.D41];[.E41])+MAX([.C41];[.D41];[.E41]))/2" office:value-type="float" office:value="-12.3587667720942" calcext:value-type="float">
            <text:p>-12,4</text:p>
          </table:table-cell>
          <table:table-cell table:style-name="ce26" table:formula="of:=((((([.C41]-[.G41]+[.$A$3])/2)*[.$V$3])-[.$W$3])-127)*2" office:value-type="float" office:value="254.390039579254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1]-[.G41]+[.$A$3])/2" office:value-type="float" office:value="17.6017144678556" calcext:value-type="float">
            <text:p>18</text:p>
          </table:table-cell>
          <table:table-cell table:style-name="ce12" table:formula="of:=([.E41]-[.G41]+[.$A$3])/2" office:value-type="float" office:value="146.038150158141" calcext:value-type="float">
            <text:p>146</text:p>
          </table:table-cell>
          <table:table-cell table:style-name="ce10"/>
          <table:table-cell table:formula="of:=(((([.$A$3]+[.C41])/2))-127)*2" office:value-type="float" office:value="208.437804292195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1]+1.40625" office:value-type="float" office:value="55.84375" calcext:value-type="float">
            <text:p>55,84375</text:p>
          </table:table-cell>
          <table:table-cell table:formula="of:=[.$A$3]*SIN(RADIANS([.B42]))" office:value-type="float" office:value="211.01493005081" calcext:value-type="float">
            <text:p>211,0</text:p>
          </table:table-cell>
          <table:table-cell table:formula="of:=[.$A$3]*SIN(RADIANS([.B42]-120))" office:value-type="float" office:value="-229.496474505031" calcext:value-type="float">
            <text:p>-229,5</text:p>
          </table:table-cell>
          <table:table-cell table:formula="of:=[.$A$3]*SIN(RADIANS([.B42]+120))" office:value-type="float" office:value="18.4815444542205" calcext:value-type="float">
            <text:p>18,5</text:p>
          </table:table-cell>
          <table:table-cell table:style-name="ce10"/>
          <table:table-cell table:style-name="ce18" table:formula="of:=(MIN([.C42];[.D42];[.E42])+MAX([.C42];[.D42];[.E42]))/2" office:value-type="float" office:value="-9.24077222711023" calcext:value-type="float">
            <text:p>-9,2</text:p>
          </table:table-cell>
          <table:table-cell table:style-name="ce26" table:formula="of:=((((([.C42]-[.G42]+[.$A$3])/2)*[.$V$3])-[.$W$3])-127)*2" office:value-type="float" office:value="254.92033613099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2]-[.G42]+[.$A$3])/2" office:value-type="float" office:value="17.3721488610397" calcext:value-type="float">
            <text:p>17</text:p>
          </table:table-cell>
          <table:table-cell table:style-name="ce12" table:formula="of:=([.E42]-[.G42]+[.$A$3])/2" office:value-type="float" office:value="141.361158340665" calcext:value-type="float">
            <text:p>141</text:p>
          </table:table-cell>
          <table:table-cell table:style-name="ce10"/>
          <table:table-cell table:formula="of:=(((([.$A$3]+[.C42])/2))-127)*2" office:value-type="float" office:value="212.01493005081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2]+1.40625" office:value-type="float" office:value="57.25" calcext:value-type="float">
            <text:p>57,25</text:p>
          </table:table-cell>
          <table:table-cell table:formula="of:=[.$A$3]*SIN(RADIANS([.B43]))" office:value-type="float" office:value="214.46494830592" calcext:value-type="float">
            <text:p>214,5</text:p>
          </table:table-cell>
          <table:table-cell table:formula="of:=[.$A$3]*SIN(RADIANS([.B43]-120))" office:value-type="float" office:value="-226.699371078863" calcext:value-type="float">
            <text:p>-226,7</text:p>
          </table:table-cell>
          <table:table-cell table:formula="of:=[.$A$3]*SIN(RADIANS([.B43]+120))" office:value-type="float" office:value="12.2344227729428" calcext:value-type="float">
            <text:p>12,2</text:p>
          </table:table-cell>
          <table:table-cell table:style-name="ce10"/>
          <table:table-cell table:style-name="ce18" table:formula="of:=(MIN([.C43];[.D43];[.E43])+MAX([.C43];[.D43];[.E43]))/2" office:value-type="float" office:value="-6.11721138647135" calcext:value-type="float">
            <text:p>-6,1</text:p>
          </table:table-cell>
          <table:table-cell table:style-name="ce26" table:formula="of:=((((([.C43]-[.G43]+[.$A$3])/2)*[.$V$3])-[.$W$3])-127)*2" office:value-type="float" office:value="255.29739444471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3]-[.G43]+[.$A$3])/2" office:value-type="float" office:value="17.2089201538043" calcext:value-type="float">
            <text:p>17</text:p>
          </table:table-cell>
          <table:table-cell table:style-name="ce12" table:formula="of:=([.E43]-[.G43]+[.$A$3])/2" office:value-type="float" office:value="136.675817079707" calcext:value-type="float">
            <text:p>137</text:p>
          </table:table-cell>
          <table:table-cell table:style-name="ce10"/>
          <table:table-cell table:formula="of:=(((([.$A$3]+[.C43])/2))-127)*2" office:value-type="float" office:value="215.46494830592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3]+1.40625" office:value-type="float" office:value="58.65625" calcext:value-type="float">
            <text:p>58,65625</text:p>
          </table:table-cell>
          <table:table-cell table:formula="of:=[.$A$3]*SIN(RADIANS([.B44]))" office:value-type="float" office:value="217.785780895531" calcext:value-type="float">
            <text:p>217,8</text:p>
          </table:table-cell>
          <table:table-cell table:formula="of:=[.$A$3]*SIN(RADIANS([.B44]-120))" office:value-type="float" office:value="-223.765712428392" calcext:value-type="float">
            <text:p>-223,8</text:p>
          </table:table-cell>
          <table:table-cell table:formula="of:=[.$A$3]*SIN(RADIANS([.B44]+120))" office:value-type="float" office:value="5.97993153286104" calcext:value-type="float">
            <text:p>6,0</text:p>
          </table:table-cell>
          <table:table-cell table:style-name="ce10"/>
          <table:table-cell table:style-name="ce18" table:formula="of:=(MIN([.C44];[.D44];[.E44])+MAX([.C44];[.D44];[.E44]))/2" office:value-type="float" office:value="-2.98996576643054" calcext:value-type="float">
            <text:p>-3,0</text:p>
          </table:table-cell>
          <table:table-cell table:style-name="ce26" table:formula="of:=((((([.C44]-[.G44]+[.$A$3])/2)*[.$V$3])-[.$W$3])-127)*2" office:value-type="float" office:value="255.520987394566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4]-[.G44]+[.$A$3])/2" office:value-type="float" office:value="17.1121266690191" calcext:value-type="float">
            <text:p>17</text:p>
          </table:table-cell>
          <table:table-cell table:style-name="ce12" table:formula="of:=([.E44]-[.G44]+[.$A$3])/2" office:value-type="float" office:value="131.984948649646" calcext:value-type="float">
            <text:p>132</text:p>
          </table:table-cell>
          <table:table-cell table:style-name="ce10"/>
          <table:table-cell table:formula="of:=(((([.$A$3]+[.C44])/2))-127)*2" office:value-type="float" office:value="218.785780895531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4]+1.40625" office:value-type="float" office:value="60.0625" calcext:value-type="float">
            <text:p>60,0625</text:p>
          </table:table-cell>
          <table:table-cell table:formula="of:=[.$A$3]*SIN(RADIANS([.B45]))" office:value-type="float" office:value="220.975427474266" calcext:value-type="float">
            <text:p>221,0</text:p>
          </table:table-cell>
          <table:table-cell table:formula="of:=[.$A$3]*SIN(RADIANS([.B45]-120))" office:value-type="float" office:value="-220.697265679894" calcext:value-type="float">
            <text:p>-220,7</text:p>
          </table:table-cell>
          <table:table-cell table:formula="of:=[.$A$3]*SIN(RADIANS([.B45]+120))" office:value-type="float" office:value="-0.27816179437193" calcext:value-type="float">
            <text:p>-0,3</text:p>
          </table:table-cell>
          <table:table-cell table:style-name="ce10"/>
          <table:table-cell table:style-name="ce18" table:formula="of:=(MIN([.C45];[.D45];[.E45])+MAX([.C45];[.D45];[.E45]))/2" office:value-type="float" office:value="0.139080897185963" calcext:value-type="float">
            <text:p>0,1</text:p>
          </table:table-cell>
          <table:table-cell table:style-name="ce26" table:formula="of:=((((([.C45]-[.G45]+[.$A$3])/2)*[.$V$3])-[.$W$3])-127)*2" office:value-type="float" office:value="255.590980296527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5]-[.G45]+[.$A$3])/2" office:value-type="float" office:value="17.0818267114601" calcext:value-type="float">
            <text:p>17</text:p>
          </table:table-cell>
          <table:table-cell table:style-name="ce12" table:formula="of:=([.E45]-[.G45]+[.$A$3])/2" office:value-type="float" office:value="127.291378654221" calcext:value-type="float">
            <text:p>127</text:p>
          </table:table-cell>
          <table:table-cell table:style-name="ce10"/>
          <table:table-cell table:formula="of:=(((([.$A$3]+[.C45])/2))-127)*2" office:value-type="float" office:value="221.975427474266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5]+1.40625" office:value-type="float" office:value="61.46875" calcext:value-type="float">
            <text:p>61,46875</text:p>
          </table:table-cell>
          <table:table-cell table:formula="of:=[.$A$3]*SIN(RADIANS([.B46]))" office:value-type="float" office:value="224.031966718293" calcext:value-type="float">
            <text:p>224,0</text:p>
          </table:table-cell>
          <table:table-cell table:formula="of:=[.$A$3]*SIN(RADIANS([.B46]-120))" office:value-type="float" office:value="-217.495879150952" calcext:value-type="float">
            <text:p>-217,5</text:p>
          </table:table-cell>
          <table:table-cell table:formula="of:=[.$A$3]*SIN(RADIANS([.B46]+120))" office:value-type="float" office:value="-6.53608756734111" calcext:value-type="float">
            <text:p>-6,5</text:p>
          </table:table-cell>
          <table:table-cell table:style-name="ce10"/>
          <table:table-cell table:style-name="ce18" table:formula="of:=(MIN([.C46];[.D46];[.E46])+MAX([.C46];[.D46];[.E46]))/2" office:value-type="float" office:value="3.26804378367056" calcext:value-type="float">
            <text:p>3,3</text:p>
          </table:table-cell>
          <table:table-cell table:style-name="ce26" table:formula="of:=((((([.C46]-[.G46]+[.$A$3])/2)*[.$V$3])-[.$W$3])-127)*2" office:value-type="float" office:value="255.507330989489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6]-[.G46]+[.$A$3])/2" office:value-type="float" office:value="17.1180385326886" calcext:value-type="float">
            <text:p>17</text:p>
          </table:table-cell>
          <table:table-cell table:style-name="ce12" table:formula="of:=([.E46]-[.G46]+[.$A$3])/2" office:value-type="float" office:value="122.597934324494" calcext:value-type="float">
            <text:p>123</text:p>
          </table:table-cell>
          <table:table-cell table:style-name="ce10"/>
          <table:table-cell table:formula="of:=(((([.$A$3]+[.C46])/2))-127)*2" office:value-type="float" office:value="225.031966718293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6]+1.40625" office:value-type="float" office:value="62.875" calcext:value-type="float">
            <text:p>62,875</text:p>
          </table:table-cell>
          <table:table-cell table:formula="of:=[.$A$3]*SIN(RADIANS([.B47]))" office:value-type="float" office:value="226.953557482664" calcext:value-type="float">
            <text:p>227,0</text:p>
          </table:table-cell>
          <table:table-cell table:formula="of:=[.$A$3]*SIN(RADIANS([.B47]-120))" office:value-type="float" office:value="-214.163481237105" calcext:value-type="float">
            <text:p>-214,2</text:p>
          </table:table-cell>
          <table:table-cell table:formula="of:=[.$A$3]*SIN(RADIANS([.B47]+120))" office:value-type="float" office:value="-12.7900762455598" calcext:value-type="float">
            <text:p>-12,8</text:p>
          </table:table-cell>
          <table:table-cell table:style-name="ce10"/>
          <table:table-cell table:style-name="ce18" table:formula="of:=(MIN([.C47];[.D47];[.E47])+MAX([.C47];[.D47];[.E47]))/2" office:value-type="float" office:value="6.39503812277989" calcext:value-type="float">
            <text:p>6,4</text:p>
          </table:table-cell>
          <table:table-cell table:style-name="ce26" table:formula="of:=((((([.C47]-[.G47]+[.$A$3])/2)*[.$V$3])-[.$W$3])-127)*2" office:value-type="float" office:value="255.270089860667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7]-[.G47]+[.$A$3])/2" office:value-type="float" office:value="17.2207403200577" calcext:value-type="float">
            <text:p>17</text:p>
          </table:table-cell>
          <table:table-cell table:style-name="ce12" table:formula="of:=([.E47]-[.G47]+[.$A$3])/2" office:value-type="float" office:value="117.90744281583" calcext:value-type="float">
            <text:p>118</text:p>
          </table:table-cell>
          <table:table-cell table:style-name="ce10"/>
          <table:table-cell table:formula="of:=(((([.$A$3]+[.C47])/2))-127)*2" office:value-type="float" office:value="227.953557482664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7]+1.40625" office:value-type="float" office:value="64.28125" calcext:value-type="float">
            <text:p>64,28125</text:p>
          </table:table-cell>
          <table:table-cell table:formula="of:=[.$A$3]*SIN(RADIANS([.B48]))" office:value-type="float" office:value="229.738439910348" calcext:value-type="float">
            <text:p>229,7</text:p>
          </table:table-cell>
          <table:table-cell table:formula="of:=[.$A$3]*SIN(RADIANS([.B48]-120))" office:value-type="float" office:value="-210.702079250248" calcext:value-type="float">
            <text:p>-210,7</text:p>
          </table:table-cell>
          <table:table-cell table:formula="of:=[.$A$3]*SIN(RADIANS([.B48]+120))" office:value-type="float" office:value="-19.0363606600999" calcext:value-type="float">
            <text:p>-19,0</text:p>
          </table:table-cell>
          <table:table-cell table:style-name="ce10"/>
          <table:table-cell table:style-name="ce18" table:formula="of:=(MIN([.C48];[.D48];[.E48])+MAX([.C48];[.D48];[.E48]))/2" office:value-type="float" office:value="9.51818033004997" calcext:value-type="float">
            <text:p>9,5</text:p>
          </table:table-cell>
          <table:table-cell table:style-name="ce26" table:formula="of:=((((([.C48]-[.G48]+[.$A$3])/2)*[.$V$3])-[.$W$3])-127)*2" office:value-type="float" office:value="254.87939981524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8]-[.G48]+[.$A$3])/2" office:value-type="float" office:value="17.3898702098509" calcext:value-type="float">
            <text:p>17</text:p>
          </table:table-cell>
          <table:table-cell table:style-name="ce12" table:formula="of:=([.E48]-[.G48]+[.$A$3])/2" office:value-type="float" office:value="113.222729504925" calcext:value-type="float">
            <text:p>113</text:p>
          </table:table-cell>
          <table:table-cell table:style-name="ce10"/>
          <table:table-cell table:formula="of:=(((([.$A$3]+[.C48])/2))-127)*2" office:value-type="float" office:value="230.738439910348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8]+1.40625" office:value-type="float" office:value="65.6875" calcext:value-type="float">
            <text:p>65,6875</text:p>
          </table:table-cell>
          <table:table-cell table:formula="of:=[.$A$3]*SIN(RADIANS([.B49]))" office:value-type="float" office:value="232.384936492304" calcext:value-type="float">
            <text:p>232,4</text:p>
          </table:table-cell>
          <table:table-cell table:formula="of:=[.$A$3]*SIN(RADIANS([.B49]-120))" office:value-type="float" office:value="-207.11375820951" calcext:value-type="float">
            <text:p>-207,1</text:p>
          </table:table-cell>
          <table:table-cell table:formula="of:=[.$A$3]*SIN(RADIANS([.B49]+120))" office:value-type="float" office:value="-25.2711782827938" calcext:value-type="float">
            <text:p>-25,3</text:p>
          </table:table-cell>
          <table:table-cell table:style-name="ce10"/>
          <table:table-cell table:style-name="ce18" table:formula="of:=(MIN([.C49];[.D49];[.E49])+MAX([.C49];[.D49];[.E49]))/2" office:value-type="float" office:value="12.6355891413969" calcext:value-type="float">
            <text:p>12,6</text:p>
          </table:table-cell>
          <table:table-cell table:style-name="ce26" table:formula="of:=((((([.C49]-[.G49]+[.$A$3])/2)*[.$V$3])-[.$W$3])-127)*2" office:value-type="float" office:value="254.335496190297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9]-[.G49]+[.$A$3])/2" office:value-type="float" office:value="17.6253263245467" calcext:value-type="float">
            <text:p>18</text:p>
          </table:table-cell>
          <table:table-cell table:style-name="ce12" table:formula="of:=([.E49]-[.G49]+[.$A$3])/2" office:value-type="float" office:value="108.546616287905" calcext:value-type="float">
            <text:p>109</text:p>
          </table:table-cell>
          <table:table-cell table:style-name="ce10"/>
          <table:table-cell table:formula="of:=(((([.$A$3]+[.C49])/2))-127)*2" office:value-type="float" office:value="233.384936492304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9]+1.40625" office:value-type="float" office:value="67.09375" calcext:value-type="float">
            <text:p>67,09375</text:p>
          </table:table-cell>
          <table:table-cell table:formula="of:=[.$A$3]*SIN(RADIANS([.B50]))" office:value-type="float" office:value="234.891453077948" calcext:value-type="float">
            <text:p>234,9</text:p>
          </table:table-cell>
          <table:table-cell table:formula="of:=[.$A$3]*SIN(RADIANS([.B50]-120))" office:value-type="float" office:value="-203.400679585308" calcext:value-type="float">
            <text:p>-203,4</text:p>
          </table:table-cell>
          <table:table-cell table:formula="of:=[.$A$3]*SIN(RADIANS([.B50]+120))" office:value-type="float" office:value="-31.4907734926403" calcext:value-type="float">
            <text:p>-31,5</text:p>
          </table:table-cell>
          <table:table-cell table:style-name="ce10"/>
          <table:table-cell table:style-name="ce18" table:formula="of:=(MIN([.C50];[.D50];[.E50])+MAX([.C50];[.D50];[.E50]))/2" office:value-type="float" office:value="15.7453867463202" calcext:value-type="float">
            <text:p>15,7</text:p>
          </table:table-cell>
          <table:table-cell table:style-name="ce26" table:formula="of:=((((([.C50]-[.G50]+[.$A$3])/2)*[.$V$3])-[.$W$3])-127)*2" office:value-type="float" office:value="253.63870661303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0]-[.G50]+[.$A$3])/2" office:value-type="float" office:value="17.9269668341859" calcext:value-type="float">
            <text:p>18</text:p>
          </table:table-cell>
          <table:table-cell table:style-name="ce12" table:formula="of:=([.E50]-[.G50]+[.$A$3])/2" office:value-type="float" office:value="103.88191988052" calcext:value-type="float">
            <text:p>104</text:p>
          </table:table-cell>
          <table:table-cell table:style-name="ce10"/>
          <table:table-cell table:formula="of:=(((([.$A$3]+[.C50])/2))-127)*2" office:value-type="float" office:value="235.891453077948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0]+1.40625" office:value-type="float" office:value="68.5" calcext:value-type="float">
            <text:p>68,5</text:p>
          </table:table-cell>
          <table:table-cell table:formula="of:=[.$A$3]*SIN(RADIANS([.B51]))" office:value-type="float" office:value="237.256479835416" calcext:value-type="float">
            <text:p>237,3</text:p>
          </table:table-cell>
          <table:table-cell table:formula="of:=[.$A$3]*SIN(RADIANS([.B51]-120))" office:value-type="float" office:value="-199.565079997366" calcext:value-type="float">
            <text:p>-199,6</text:p>
          </table:table-cell>
          <table:table-cell table:formula="of:=[.$A$3]*SIN(RADIANS([.B51]+120))" office:value-type="float" office:value="-37.6913998380507" calcext:value-type="float">
            <text:p>-37,7</text:p>
          </table:table-cell>
          <table:table-cell table:style-name="ce10"/>
          <table:table-cell table:style-name="ce18" table:formula="of:=(MIN([.C51];[.D51];[.E51])+MAX([.C51];[.D51];[.E51]))/2" office:value-type="float" office:value="18.8456999190253" calcext:value-type="float">
            <text:p>18,8</text:p>
          </table:table-cell>
          <table:table-cell table:style-name="ce26" table:formula="of:=((((([.C51]-[.G51]+[.$A$3])/2)*[.$V$3])-[.$W$3])-127)*2" office:value-type="float" office:value="252.789450803431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1]-[.G51]+[.$A$3])/2" office:value-type="float" office:value="18.2946100418045" calcext:value-type="float">
            <text:p>18</text:p>
          </table:table-cell>
          <table:table-cell table:style-name="ce12" table:formula="of:=([.E51]-[.G51]+[.$A$3])/2" office:value-type="float" office:value="99.231450121462" calcext:value-type="float">
            <text:p>99</text:p>
          </table:table-cell>
          <table:table-cell table:style-name="ce10"/>
          <table:table-cell table:formula="of:=(((([.$A$3]+[.C51])/2))-127)*2" office:value-type="float" office:value="238.256479835416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1]+1.40625" office:value-type="float" office:value="69.90625" calcext:value-type="float">
            <text:p>69,90625</text:p>
          </table:table-cell>
          <table:table-cell table:formula="of:=[.$A$3]*SIN(RADIANS([.B52]))" office:value-type="float" office:value="239.478592161022" calcext:value-type="float">
            <text:p>239,5</text:p>
          </table:table-cell>
          <table:table-cell table:formula="of:=[.$A$3]*SIN(RADIANS([.B52]-120))" office:value-type="float" office:value="-195.609269867452" calcext:value-type="float">
            <text:p>-195,6</text:p>
          </table:table-cell>
          <table:table-cell table:formula="of:=[.$A$3]*SIN(RADIANS([.B52]+120))" office:value-type="float" office:value="-43.8693222935709" calcext:value-type="float">
            <text:p>-43,9</text:p>
          </table:table-cell>
          <table:table-cell table:style-name="ce10"/>
          <table:table-cell table:style-name="ce18" table:formula="of:=(MIN([.C52];[.D52];[.E52])+MAX([.C52];[.D52];[.E52]))/2" office:value-type="float" office:value="21.9346611467855" calcext:value-type="float">
            <text:p>21,9</text:p>
          </table:table-cell>
          <table:table-cell table:style-name="ce26" table:formula="of:=((((([.C52]-[.G52]+[.$A$3])/2)*[.$V$3])-[.$W$3])-127)*2" office:value-type="float" office:value="251.788240321444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2]-[.G52]+[.$A$3])/2" office:value-type="float" office:value="18.7280344928815" calcext:value-type="float">
            <text:p>19</text:p>
          </table:table-cell>
          <table:table-cell table:style-name="ce12" table:formula="of:=([.E52]-[.G52]+[.$A$3])/2" office:value-type="float" office:value="94.5980082798218" calcext:value-type="float">
            <text:p>95</text:p>
          </table:table-cell>
          <table:table-cell table:style-name="ce10"/>
          <table:table-cell table:formula="of:=(((([.$A$3]+[.C52])/2))-127)*2" office:value-type="float" office:value="240.478592161022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2]+1.40625" office:value-type="float" office:value="71.3125" calcext:value-type="float">
            <text:p>71,3125</text:p>
          </table:table-cell>
          <table:table-cell table:formula="of:=[.$A$3]*SIN(RADIANS([.B53]))" office:value-type="float" office:value="241.556451537392" calcext:value-type="float">
            <text:p>241,6</text:p>
          </table:table-cell>
          <table:table-cell table:formula="of:=[.$A$3]*SIN(RADIANS([.B53]-120))" office:value-type="float" office:value="-191.535632027671" calcext:value-type="float">
            <text:p>-191,5</text:p>
          </table:table-cell>
          <table:table-cell table:formula="of:=[.$A$3]*SIN(RADIANS([.B53]+120))" office:value-type="float" office:value="-50.020819509721" calcext:value-type="float">
            <text:p>-50,0</text:p>
          </table:table-cell>
          <table:table-cell table:style-name="ce10"/>
          <table:table-cell table:style-name="ce18" table:formula="of:=(MIN([.C53];[.D53];[.E53])+MAX([.C53];[.D53];[.E53]))/2" office:value-type="float" office:value="25.0104097548605" calcext:value-type="float">
            <text:p>25,0</text:p>
          </table:table-cell>
          <table:table-cell table:style-name="ce26" table:formula="of:=((((([.C53]-[.G53]+[.$A$3])/2)*[.$V$3])-[.$W$3])-127)*2" office:value-type="float" office:value="250.635678258824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3]-[.G53]+[.$A$3])/2" office:value-type="float" office:value="19.2269791087342" calcext:value-type="float">
            <text:p>19</text:p>
          </table:table-cell>
          <table:table-cell table:style-name="ce12" table:formula="of:=([.E53]-[.G53]+[.$A$3])/2" office:value-type="float" office:value="89.9843853677092" calcext:value-type="float">
            <text:p>90</text:p>
          </table:table-cell>
          <table:table-cell table:style-name="ce10"/>
          <table:table-cell table:formula="of:=(((([.$A$3]+[.C53])/2))-127)*2" office:value-type="float" office:value="242.556451537392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3]+1.40625" office:value-type="float" office:value="72.71875" calcext:value-type="float">
            <text:p>72,71875</text:p>
          </table:table-cell>
          <table:table-cell table:formula="of:=[.$A$3]*SIN(RADIANS([.B54]))" office:value-type="float" office:value="243.488806339733" calcext:value-type="float">
            <text:p>243,5</text:p>
          </table:table-cell>
          <table:table-cell table:formula="of:=[.$A$3]*SIN(RADIANS([.B54]-120))" office:value-type="float" office:value="-187.346620285136" calcext:value-type="float">
            <text:p>-187,3</text:p>
          </table:table-cell>
          <table:table-cell table:formula="of:=[.$A$3]*SIN(RADIANS([.B54]+120))" office:value-type="float" office:value="-56.1421860545975" calcext:value-type="float">
            <text:p>-56,1</text:p>
          </table:table-cell>
          <table:table-cell table:style-name="ce10"/>
          <table:table-cell table:style-name="ce18" table:formula="of:=(MIN([.C54];[.D54];[.E54])+MAX([.C54];[.D54];[.E54]))/2" office:value-type="float" office:value="28.0710930272987" calcext:value-type="float">
            <text:p>28,1</text:p>
          </table:table-cell>
          <table:table-cell table:style-name="ce26" table:formula="of:=((((([.C54]-[.G54]+[.$A$3])/2)*[.$V$3])-[.$W$3])-127)*2" office:value-type="float" office:value="249.33245887586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4]-[.G54]+[.$A$3])/2" office:value-type="float" office:value="19.7911433437827" calcext:value-type="float">
            <text:p>20</text:p>
          </table:table-cell>
          <table:table-cell table:style-name="ce12" table:formula="of:=([.E54]-[.G54]+[.$A$3])/2" office:value-type="float" office:value="85.3933604590519" calcext:value-type="float">
            <text:p>85</text:p>
          </table:table-cell>
          <table:table-cell table:style-name="ce10"/>
          <table:table-cell table:formula="of:=(((([.$A$3]+[.C54])/2))-127)*2" office:value-type="float" office:value="244.488806339733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4]+1.40625" office:value-type="float" office:value="74.125" calcext:value-type="float">
            <text:p>74,125</text:p>
          </table:table-cell>
          <table:table-cell table:formula="of:=[.$A$3]*SIN(RADIANS([.B55]))" office:value-type="float" office:value="245.274492589768" calcext:value-type="float">
            <text:p>245,3</text:p>
          </table:table-cell>
          <table:table-cell table:formula="of:=[.$A$3]*SIN(RADIANS([.B55]-120))" office:value-type="float" office:value="-183.044757943882" calcext:value-type="float">
            <text:p>-183,0</text:p>
          </table:table-cell>
          <table:table-cell table:formula="of:=[.$A$3]*SIN(RADIANS([.B55]+120))" office:value-type="float" office:value="-62.2297346458862" calcext:value-type="float">
            <text:p>-62,2</text:p>
          </table:table-cell>
          <table:table-cell table:style-name="ce10"/>
          <table:table-cell table:style-name="ce18" table:formula="of:=(MIN([.C55];[.D55];[.E55])+MAX([.C55];[.D55];[.E55]))/2" office:value-type="float" office:value="31.1148673229431" calcext:value-type="float">
            <text:p>31,1</text:p>
          </table:table-cell>
          <table:table-cell table:style-name="ce26" table:formula="of:=((((([.C55]-[.G55]+[.$A$3])/2)*[.$V$3])-[.$W$3])-127)*2" office:value-type="float" office:value="247.879367183183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5]-[.G55]+[.$A$3])/2" office:value-type="float" office:value="20.4201873665874" calcext:value-type="float">
            <text:p>20</text:p>
          </table:table-cell>
          <table:table-cell table:style-name="ce12" table:formula="of:=([.E55]-[.G55]+[.$A$3])/2" office:value-type="float" office:value="80.8276990155854" calcext:value-type="float">
            <text:p>81</text:p>
          </table:table-cell>
          <table:table-cell table:style-name="ce10"/>
          <table:table-cell table:formula="of:=(((([.$A$3]+[.C55])/2))-127)*2" office:value-type="float" office:value="246.274492589768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5]+1.40625" office:value-type="float" office:value="75.53125" calcext:value-type="float">
            <text:p>75,53125</text:p>
          </table:table-cell>
          <table:table-cell table:formula="of:=[.$A$3]*SIN(RADIANS([.B56]))" office:value-type="float" office:value="246.912434656871" calcext:value-type="float">
            <text:p>246,9</text:p>
          </table:table-cell>
          <table:table-cell table:formula="of:=[.$A$3]*SIN(RADIANS([.B56]-120))" office:value-type="float" office:value="-178.632636284927" calcext:value-type="float">
            <text:p>-178,6</text:p>
          </table:table-cell>
          <table:table-cell table:formula="of:=[.$A$3]*SIN(RADIANS([.B56]+120))" office:value-type="float" office:value="-68.2797983719438" calcext:value-type="float">
            <text:p>-68,3</text:p>
          </table:table-cell>
          <table:table-cell table:style-name="ce10"/>
          <table:table-cell table:style-name="ce18" table:formula="of:=(MIN([.C56];[.D56];[.E56])+MAX([.C56];[.D56];[.E56]))/2" office:value-type="float" office:value="34.1398991859719" calcext:value-type="float">
            <text:p>34,1</text:p>
          </table:table-cell>
          <table:table-cell table:style-name="ce26" table:formula="of:=((((([.C56]-[.G56]+[.$A$3])/2)*[.$V$3])-[.$W$3])-127)*2" office:value-type="float" office:value="246.277278468889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6]-[.G56]+[.$A$3])/2" office:value-type="float" office:value="21.1137322645504" calcext:value-type="float">
            <text:p>21</text:p>
          </table:table-cell>
          <table:table-cell table:style-name="ce12" table:formula="of:=([.E56]-[.G56]+[.$A$3])/2" office:value-type="float" office:value="76.2901512210422" calcext:value-type="float">
            <text:p>76</text:p>
          </table:table-cell>
          <table:table-cell table:style-name="ce10"/>
          <table:table-cell table:formula="of:=(((([.$A$3]+[.C56])/2))-127)*2" office:value-type="float" office:value="247.912434656871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6]+1.40625" office:value-type="float" office:value="76.9375" calcext:value-type="float">
            <text:p>76,9375</text:p>
          </table:table-cell>
          <table:table-cell table:formula="of:=[.$A$3]*SIN(RADIANS([.B57]))" office:value-type="float" office:value="248.401645905987" calcext:value-type="float">
            <text:p>248,4</text:p>
          </table:table-cell>
          <table:table-cell table:formula="of:=[.$A$3]*SIN(RADIANS([.B57]-120))" office:value-type="float" office:value="-174.112913005379" calcext:value-type="float">
            <text:p>-174,1</text:p>
          </table:table-cell>
          <table:table-cell table:formula="of:=[.$A$3]*SIN(RADIANS([.B57]+120))" office:value-type="float" office:value="-74.2887329006083" calcext:value-type="float">
            <text:p>-74,3</text:p>
          </table:table-cell>
          <table:table-cell table:style-name="ce10"/>
          <table:table-cell table:style-name="ce18" table:formula="of:=(MIN([.C57];[.D57];[.E57])+MAX([.C57];[.D57];[.E57]))/2" office:value-type="float" office:value="37.1443664503041" calcext:value-type="float">
            <text:p>37,1</text:p>
          </table:table-cell>
          <table:table-cell table:style-name="ce26" table:formula="of:=((((([.C57]-[.G57]+[.$A$3])/2)*[.$V$3])-[.$W$3])-127)*2" office:value-type="float" office:value="244.527157771314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7]-[.G57]+[.$A$3])/2" office:value-type="float" office:value="21.8713602721585" calcext:value-type="float">
            <text:p>22</text:p>
          </table:table-cell>
          <table:table-cell table:style-name="ce12" table:formula="of:=([.E57]-[.G57]+[.$A$3])/2" office:value-type="float" office:value="71.7834503245438" calcext:value-type="float">
            <text:p>72</text:p>
          </table:table-cell>
          <table:table-cell table:style-name="ce10"/>
          <table:table-cell table:formula="of:=(((([.$A$3]+[.C57])/2))-127)*2" office:value-type="float" office:value="249.401645905987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7]+1.40625" office:value-type="float" office:value="78.34375" calcext:value-type="float">
            <text:p>78,34375</text:p>
          </table:table-cell>
          <table:table-cell table:formula="of:=[.$A$3]*SIN(RADIANS([.B58]))" office:value-type="float" office:value="249.741229291945" calcext:value-type="float">
            <text:p>249,7</text:p>
          </table:table-cell>
          <table:table-cell table:formula="of:=[.$A$3]*SIN(RADIANS([.B58]-120))" office:value-type="float" office:value="-169.488310617537" calcext:value-type="float">
            <text:p>-169,5</text:p>
          </table:table-cell>
          <table:table-cell table:formula="of:=[.$A$3]*SIN(RADIANS([.B58]+120))" office:value-type="float" office:value="-80.2529186744081" calcext:value-type="float">
            <text:p>-80,3</text:p>
          </table:table-cell>
          <table:table-cell table:style-name="ce10"/>
          <table:table-cell table:style-name="ce18" table:formula="of:=(MIN([.C58];[.D58];[.E58])+MAX([.C58];[.D58];[.E58]))/2" office:value-type="float" office:value="40.1264593372041" calcext:value-type="float">
            <text:p>40,1</text:p>
          </table:table-cell>
          <table:table-cell table:style-name="ce26" table:formula="of:=((((([.C58]-[.G58]+[.$A$3])/2)*[.$V$3])-[.$W$3])-127)*2" office:value-type="float" office:value="242.630059297726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8]-[.G58]+[.$A$3])/2" office:value-type="float" office:value="22.6926150226293" calcext:value-type="float">
            <text:p>23</text:p>
          </table:table-cell>
          <table:table-cell table:style-name="ce12" table:formula="of:=([.E58]-[.G58]+[.$A$3])/2" office:value-type="float" office:value="67.3103109941939" calcext:value-type="float">
            <text:p>67</text:p>
          </table:table-cell>
          <table:table-cell table:style-name="ce10"/>
          <table:table-cell table:formula="of:=(((([.$A$3]+[.C58])/2))-127)*2" office:value-type="float" office:value="250.74122929194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8]+1.40625" office:value-type="float" office:value="79.75" calcext:value-type="float">
            <text:p>79,75</text:p>
          </table:table-cell>
          <table:table-cell table:formula="of:=[.$A$3]*SIN(RADIANS([.B59]))" office:value-type="float" office:value="250.930377899804" calcext:value-type="float">
            <text:p>250,9</text:p>
          </table:table-cell>
          <table:table-cell table:formula="of:=[.$A$3]*SIN(RADIANS([.B59]-120))" office:value-type="float" office:value="-164.761614808956" calcext:value-type="float">
            <text:p>-164,8</text:p>
          </table:table-cell>
          <table:table-cell table:formula="of:=[.$A$3]*SIN(RADIANS([.B59]+120))" office:value-type="float" office:value="-86.1687630908483" calcext:value-type="float">
            <text:p>-86,2</text:p>
          </table:table-cell>
          <table:table-cell table:style-name="ce10"/>
          <table:table-cell table:style-name="ce18" table:formula="of:=(MIN([.C59];[.D59];[.E59])+MAX([.C59];[.D59];[.E59]))/2" office:value-type="float" office:value="43.0843815454242" calcext:value-type="float">
            <text:p>43,1</text:p>
          </table:table-cell>
          <table:table-cell table:style-name="ce26" table:formula="of:=((((([.C59]-[.G59]+[.$A$3])/2)*[.$V$3])-[.$W$3])-127)*2" office:value-type="float" office:value="240.587125789309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9]-[.G59]+[.$A$3])/2" office:value-type="float" office:value="23.57700182281" calcext:value-type="float">
            <text:p>24</text:p>
          </table:table-cell>
          <table:table-cell table:style-name="ce12" table:formula="of:=([.E59]-[.G59]+[.$A$3])/2" office:value-type="float" office:value="62.8734276818638" calcext:value-type="float">
            <text:p>63</text:p>
          </table:table-cell>
          <table:table-cell table:style-name="ce10"/>
          <table:table-cell table:formula="of:=(((([.$A$3]+[.C59])/2))-127)*2" office:value-type="float" office:value="251.930377899804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9]+1.40625" office:value-type="float" office:value="81.15625" calcext:value-type="float">
            <text:p>81,15625</text:p>
          </table:table-cell>
          <table:table-cell table:formula="of:=[.$A$3]*SIN(RADIANS([.B60]))" office:value-type="float" office:value="251.968375430907" calcext:value-type="float">
            <text:p>252,0</text:p>
          </table:table-cell>
          <table:table-cell table:formula="of:=[.$A$3]*SIN(RADIANS([.B60]-120))" office:value-type="float" office:value="-159.935672764447" calcext:value-type="float">
            <text:p>-159,9</text:p>
          </table:table-cell>
          <table:table-cell table:formula="of:=[.$A$3]*SIN(RADIANS([.B60]+120))" office:value-type="float" office:value="-92.0327026664603" calcext:value-type="float">
            <text:p>-92,0</text:p>
          </table:table-cell>
          <table:table-cell table:style-name="ce10"/>
          <table:table-cell table:style-name="ce18" table:formula="of:=(MIN([.C60];[.D60];[.E60])+MAX([.C60];[.D60];[.E60]))/2" office:value-type="float" office:value="46.0163513332301" calcext:value-type="float">
            <text:p>46,0</text:p>
          </table:table-cell>
          <table:table-cell table:style-name="ce26" table:formula="of:=((((([.C60]-[.G60]+[.$A$3])/2)*[.$V$3])-[.$W$3])-127)*2" office:value-type="float" office:value="238.399587832817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0]-[.G60]+[.$A$3])/2" office:value-type="float" office:value="24.5239879511614" calcext:value-type="float">
            <text:p>25</text:p>
          </table:table-cell>
          <table:table-cell table:style-name="ce12" table:formula="of:=([.E60]-[.G60]+[.$A$3])/2" office:value-type="float" office:value="58.4754730001548" calcext:value-type="float">
            <text:p>58</text:p>
          </table:table-cell>
          <table:table-cell table:style-name="ce10"/>
          <table:table-cell table:formula="of:=(((([.$A$3]+[.C60])/2))-127)*2" office:value-type="float" office:value="252.968375430907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0]+1.40625" office:value-type="float" office:value="82.5625" calcext:value-type="float">
            <text:p>82,5625</text:p>
          </table:table-cell>
          <table:table-cell table:formula="of:=[.$A$3]*SIN(RADIANS([.B61]))" office:value-type="float" office:value="252.854596634355" calcext:value-type="float">
            <text:p>252,9</text:p>
          </table:table-cell>
          <table:table-cell table:formula="of:=[.$A$3]*SIN(RADIANS([.B61]-120))" office:value-type="float" office:value="-155.013391451045" calcext:value-type="float">
            <text:p>-155,0</text:p>
          </table:table-cell>
          <table:table-cell table:formula="of:=[.$A$3]*SIN(RADIANS([.B61]+120))" office:value-type="float" office:value="-97.8412051833104" calcext:value-type="float">
            <text:p>-97,8</text:p>
          </table:table-cell>
          <table:table-cell table:style-name="ce10"/>
          <table:table-cell table:style-name="ce18" table:formula="of:=(MIN([.C61];[.D61];[.E61])+MAX([.C61];[.D61];[.E61]))/2" office:value-type="float" office:value="48.9206025916552" calcext:value-type="float">
            <text:p>48,9</text:p>
          </table:table-cell>
          <table:table-cell table:style-name="ce26" table:formula="of:=((((([.C61]-[.G61]+[.$A$3])/2)*[.$V$3])-[.$W$3])-127)*2" office:value-type="float" office:value="236.068763119319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1]-[.G61]+[.$A$3])/2" office:value-type="float" office:value="25.53300297865" calcext:value-type="float">
            <text:p>26</text:p>
          </table:table-cell>
          <table:table-cell table:style-name="ce12" table:formula="of:=([.E61]-[.G61]+[.$A$3])/2" office:value-type="float" office:value="54.1190961125172" calcext:value-type="float">
            <text:p>54</text:p>
          </table:table-cell>
          <table:table-cell table:style-name="ce10"/>
          <table:table-cell table:formula="of:=(((([.$A$3]+[.C61])/2))-127)*2" office:value-type="float" office:value="253.854596634355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1]+1.40625" office:value-type="float" office:value="83.96875" calcext:value-type="float">
            <text:p>83,96875</text:p>
          </table:table-cell>
          <table:table-cell table:formula="of:=[.$A$3]*SIN(RADIANS([.B62]))" office:value-type="float" office:value="253.588507683633" calcext:value-type="float">
            <text:p>253,6</text:p>
          </table:table-cell>
          <table:table-cell table:formula="of:=[.$A$3]*SIN(RADIANS([.B62]-120))" office:value-type="float" office:value="-149.997735866957" calcext:value-type="float">
            <text:p>-150,0</text:p>
          </table:table-cell>
          <table:table-cell table:formula="of:=[.$A$3]*SIN(RADIANS([.B62]+120))" office:value-type="float" office:value="-103.590771816676" calcext:value-type="float">
            <text:p>-103,6</text:p>
          </table:table-cell>
          <table:table-cell table:style-name="ce10"/>
          <table:table-cell table:style-name="ce18" table:formula="of:=(MIN([.C62];[.D62];[.E62])+MAX([.C62];[.D62];[.E62]))/2" office:value-type="float" office:value="51.7953859083382" calcext:value-type="float">
            <text:p>51,8</text:p>
          </table:table-cell>
          <table:table-cell table:style-name="ce26" table:formula="of:=((((([.C62]-[.G62]+[.$A$3])/2)*[.$V$3])-[.$W$3])-127)*2" office:value-type="float" office:value="233.596055650466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2]-[.G62]+[.$A$3])/2" office:value-type="float" office:value="26.6034391123526" calcext:value-type="float">
            <text:p>27</text:p>
          </table:table-cell>
          <table:table-cell table:style-name="ce12" table:formula="of:=([.E62]-[.G62]+[.$A$3])/2" office:value-type="float" office:value="49.8069211374928" calcext:value-type="float">
            <text:p>50</text:p>
          </table:table-cell>
          <table:table-cell table:style-name="ce10"/>
          <table:table-cell table:formula="of:=(((([.$A$3]+[.C62])/2))-127)*2" office:value-type="float" office:value="254.58850768363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2]+1.40625" office:value-type="float" office:value="85.375" calcext:value-type="float">
            <text:p>85,375</text:p>
          </table:table-cell>
          <table:table-cell table:formula="of:=[.$A$3]*SIN(RADIANS([.B63]))" office:value-type="float" office:value="254.169666498167" calcext:value-type="float">
            <text:p>254,2</text:p>
          </table:table-cell>
          <table:table-cell table:formula="of:=[.$A$3]*SIN(RADIANS([.B63]-120))" office:value-type="float" office:value="-144.891727255559" calcext:value-type="float">
            <text:p>-144,9</text:p>
          </table:table-cell>
          <table:table-cell table:formula="of:=[.$A$3]*SIN(RADIANS([.B63]+120))" office:value-type="float" office:value="-109.277939242608" calcext:value-type="float">
            <text:p>-109,3</text:p>
          </table:table-cell>
          <table:table-cell table:style-name="ce10"/>
          <table:table-cell table:style-name="ce18" table:formula="of:=(MIN([.C63];[.D63];[.E63])+MAX([.C63];[.D63];[.E63]))/2" office:value-type="float" office:value="54.6389696213042" calcext:value-type="float">
            <text:p>54,6</text:p>
          </table:table-cell>
          <table:table-cell table:style-name="ce26" table:formula="of:=((((([.C63]-[.G63]+[.$A$3])/2)*[.$V$3])-[.$W$3])-127)*2" office:value-type="float" office:value="230.982954892777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3]-[.G63]+[.$A$3])/2" office:value-type="float" office:value="27.7346515615685" calcext:value-type="float">
            <text:p>28</text:p>
          </table:table-cell>
          <table:table-cell table:style-name="ce12" table:formula="of:=([.E63]-[.G63]+[.$A$3])/2" office:value-type="float" office:value="45.5415455680438" calcext:value-type="float">
            <text:p>46</text:p>
          </table:table-cell>
          <table:table-cell table:style-name="ce10"/>
          <table:table-cell table:formula="of:=(((([.$A$3]+[.C63])/2))-127)*2" office:value-type="float" office:value="255.169666498167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3]+1.40625" office:value-type="float" office:value="86.78125" calcext:value-type="float">
            <text:p>86,78125</text:p>
          </table:table-cell>
          <table:table-cell table:formula="of:=[.$A$3]*SIN(RADIANS([.B64]))" office:value-type="float" office:value="254.597723009619" calcext:value-type="float">
            <text:p>254,6</text:p>
          </table:table-cell>
          <table:table-cell table:formula="of:=[.$A$3]*SIN(RADIANS([.B64]-120))" office:value-type="float" office:value="-139.698441285513" calcext:value-type="float">
            <text:p>-139,7</text:p>
          </table:table-cell>
          <table:table-cell table:formula="of:=[.$A$3]*SIN(RADIANS([.B64]+120))" office:value-type="float" office:value="-114.899281724106" calcext:value-type="float">
            <text:p>-114,9</text:p>
          </table:table-cell>
          <table:table-cell table:style-name="ce10"/>
          <table:table-cell table:style-name="ce18" table:formula="of:=(MIN([.C64];[.D64];[.E64])+MAX([.C64];[.D64];[.E64]))/2" office:value-type="float" office:value="57.449640862053" calcext:value-type="float">
            <text:p>57,4</text:p>
          </table:table-cell>
          <table:table-cell table:style-name="ce26" table:formula="of:=((((([.C64]-[.G64]+[.$A$3])/2)*[.$V$3])-[.$W$3])-127)*2" office:value-type="float" office:value="228.231034880439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4]-[.G64]+[.$A$3])/2" office:value-type="float" office:value="28.925958926217" calcext:value-type="float">
            <text:p>29</text:p>
          </table:table-cell>
          <table:table-cell table:style-name="ce12" table:formula="of:=([.E64]-[.G64]+[.$A$3])/2" office:value-type="float" office:value="41.3255387069206" calcext:value-type="float">
            <text:p>41</text:p>
          </table:table-cell>
          <table:table-cell table:style-name="ce10"/>
          <table:table-cell table:formula="of:=(((([.$A$3]+[.C64])/2))-127)*2" office:value-type="float" office:value="255.597723009619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4]+1.40625" office:value-type="float" office:value="88.1875" calcext:value-type="float">
            <text:p>88,1875</text:p>
          </table:table-cell>
          <table:table-cell table:formula="of:=[.$A$3]*SIN(RADIANS([.B65]))" office:value-type="float" office:value="254.872419372752" calcext:value-type="float">
            <text:p>254,9</text:p>
          </table:table-cell>
          <table:table-cell table:formula="of:=[.$A$3]*SIN(RADIANS([.B65]-120))" office:value-type="float" office:value="-134.421006198098" calcext:value-type="float">
            <text:p>-134,4</text:p>
          </table:table-cell>
          <table:table-cell table:formula="of:=[.$A$3]*SIN(RADIANS([.B65]+120))" office:value-type="float" office:value="-120.451413174654" calcext:value-type="float">
            <text:p>-120,5</text:p>
          </table:table-cell>
          <table:table-cell table:style-name="ce10"/>
          <table:table-cell table:style-name="ce18" table:formula="of:=(MIN([.C65];[.D65];[.E65])+MAX([.C65];[.D65];[.E65]))/2" office:value-type="float" office:value="60.2257065873269" calcext:value-type="float">
            <text:p>60,2</text:p>
          </table:table-cell>
          <table:table-cell table:style-name="ce26" table:formula="of:=((((([.C65]-[.G65]+[.$A$3])/2)*[.$V$3])-[.$W$3])-127)*2" office:value-type="float" office:value="225.341953267166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5]-[.G65]+[.$A$3])/2" office:value-type="float" office:value="30.1766436072876" calcext:value-type="float">
            <text:p>30</text:p>
          </table:table-cell>
          <table:table-cell table:style-name="ce12" table:formula="of:=([.E65]-[.G65]+[.$A$3])/2" office:value-type="float" office:value="37.1614401190096" calcext:value-type="float">
            <text:p>37</text:p>
          </table:table-cell>
          <table:table-cell table:style-name="ce10"/>
          <table:table-cell table:formula="of:=(((([.$A$3]+[.C65])/2))-127)*2" office:value-type="float" office:value="255.872419372752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5]+1.40625" office:value-type="float" office:value="89.59375" calcext:value-type="float">
            <text:p>89,59375</text:p>
          </table:table-cell>
          <table:table-cell table:formula="of:=[.$A$3]*SIN(RADIANS([.B66]))" office:value-type="float" office:value="254.993590120748" calcext:value-type="float">
            <text:p>255,0</text:p>
          </table:table-cell>
          <table:table-cell table:formula="of:=[.$A$3]*SIN(RADIANS([.B66]-120))" office:value-type="float" office:value="-129.062600922874" calcext:value-type="float">
            <text:p>-129,1</text:p>
          </table:table-cell>
          <table:table-cell table:formula="of:=[.$A$3]*SIN(RADIANS([.B66]+120))" office:value-type="float" office:value="-125.930989197874" calcext:value-type="float">
            <text:p>-125,9</text:p>
          </table:table-cell>
          <table:table-cell table:style-name="ce10"/>
          <table:table-cell table:style-name="ce18" table:formula="of:=(MIN([.C66];[.D66];[.E66])+MAX([.C66];[.D66];[.E66]))/2" office:value-type="float" office:value="62.9654945989369" calcext:value-type="float">
            <text:p>63,0</text:p>
          </table:table-cell>
          <table:table-cell table:style-name="ce26" table:formula="of:=((((([.C66]-[.G66]+[.$A$3])/2)*[.$V$3])-[.$W$3])-127)*2" office:value-type="float" office:value="222.317450327692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6]-[.G66]+[.$A$3])/2" office:value-type="float" office:value="31.4859522390945" calcext:value-type="float">
            <text:p>31</text:p>
          </table:table-cell>
          <table:table-cell table:style-name="ce12" table:formula="of:=([.E66]-[.G66]+[.$A$3])/2" office:value-type="float" office:value="33.0517581015947" calcext:value-type="float">
            <text:p>33</text:p>
          </table:table-cell>
          <table:table-cell table:style-name="ce10"/>
          <table:table-cell table:formula="of:=(((([.$A$3]+[.C66])/2))-127)*2" office:value-type="float" office:value="255.993590120748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6]+1.40625" office:value-type="float" office:value="91" calcext:value-type="float">
            <text:p>91</text:p>
          </table:table-cell>
          <table:table-cell table:formula="of:=[.$A$3]*SIN(RADIANS([.B67]))" office:value-type="float" office:value="254.96116226488" calcext:value-type="float">
            <text:p>255,0</text:p>
          </table:table-cell>
          <table:table-cell table:formula="of:=[.$A$3]*SIN(RADIANS([.B67]-120))" office:value-type="float" office:value="-123.626453162816" calcext:value-type="float">
            <text:p>-123,6</text:p>
          </table:table-cell>
          <table:table-cell table:formula="of:=[.$A$3]*SIN(RADIANS([.B67]+120))" office:value-type="float" office:value="-131.334709102064" calcext:value-type="float">
            <text:p>-131,3</text:p>
          </table:table-cell>
          <table:table-cell table:style-name="ce10"/>
          <table:table-cell table:style-name="ce18" table:formula="of:=(MIN([.C67];[.D67];[.E67])+MAX([.C67];[.D67];[.E67]))/2" office:value-type="float" office:value="61.813226581408" calcext:value-type="float">
            <text:p>61,8</text:p>
          </table:table-cell>
          <table:table-cell table:style-name="ce26" table:formula="of:=((((([.C67]-[.G67]+[.$A$3])/2)*[.$V$3])-[.$W$3])-127)*2" office:value-type="float" office:value="223.61086571441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7]-[.G67]+[.$A$3])/2" office:value-type="float" office:value="34.780160127888" calcext:value-type="float">
            <text:p>35</text:p>
          </table:table-cell>
          <table:table-cell table:style-name="ce12" table:formula="of:=([.E67]-[.G67]+[.$A$3])/2" office:value-type="float" office:value="30.9260321582641" calcext:value-type="float">
            <text:p>31</text:p>
          </table:table-cell>
          <table:table-cell table:style-name="ce10"/>
          <table:table-cell table:formula="of:=(((([.$A$3]+[.C67])/2))-127)*2" office:value-type="float" office:value="255.96116226488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7]+1.40625" office:value-type="float" office:value="92.40625" calcext:value-type="float">
            <text:p>92,40625</text:p>
          </table:table-cell>
          <table:table-cell table:formula="of:=[.$A$3]*SIN(RADIANS([.B68]))" office:value-type="float" office:value="254.775155338475" calcext:value-type="float">
            <text:p>254,8</text:p>
          </table:table-cell>
          <table:table-cell table:formula="of:=[.$A$3]*SIN(RADIANS([.B68]-120))" office:value-type="float" office:value="-118.115837450063" calcext:value-type="float">
            <text:p>-118,1</text:p>
          </table:table-cell>
          <table:table-cell table:formula="of:=[.$A$3]*SIN(RADIANS([.B68]+120))" office:value-type="float" office:value="-136.659317888412" calcext:value-type="float">
            <text:p>-136,7</text:p>
          </table:table-cell>
          <table:table-cell table:style-name="ce10"/>
          <table:table-cell table:style-name="ce18" table:formula="of:=(MIN([.C68];[.D68];[.E68])+MAX([.C68];[.D68];[.E68]))/2" office:value-type="float" office:value="59.0579187250317" calcext:value-type="float">
            <text:p>59,1</text:p>
          </table:table-cell>
          <table:table-cell table:style-name="ce26" table:formula="of:=((((([.C68]-[.G68]+[.$A$3])/2)*[.$V$3])-[.$W$3])-127)*2" office:value-type="float" office:value="226.578408288527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8]-[.G68]+[.$A$3])/2" office:value-type="float" office:value="38.9131219124525" calcext:value-type="float">
            <text:p>39</text:p>
          </table:table-cell>
          <table:table-cell table:style-name="ce12" table:formula="of:=([.E68]-[.G68]+[.$A$3])/2" office:value-type="float" office:value="29.6413816932782" calcext:value-type="float">
            <text:p>30</text:p>
          </table:table-cell>
          <table:table-cell table:style-name="ce10"/>
          <table:table-cell table:formula="of:=(((([.$A$3]+[.C68])/2))-127)*2" office:value-type="float" office:value="255.77515533847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8]+1.40625" office:value-type="float" office:value="93.8125" calcext:value-type="float">
            <text:p>93,8125</text:p>
          </table:table-cell>
          <table:table-cell table:formula="of:=[.$A$3]*SIN(RADIANS([.B69]))" office:value-type="float" office:value="254.435681385152" calcext:value-type="float">
            <text:p>254,4</text:p>
          </table:table-cell>
          <table:table-cell table:formula="of:=[.$A$3]*SIN(RADIANS([.B69]-120))" office:value-type="float" office:value="-112.534073173466" calcext:value-type="float">
            <text:p>-112,5</text:p>
          </table:table-cell>
          <table:table-cell table:formula="of:=[.$A$3]*SIN(RADIANS([.B69]+120))" office:value-type="float" office:value="-141.901608211685" calcext:value-type="float">
            <text:p>-141,9</text:p>
          </table:table-cell>
          <table:table-cell table:style-name="ce10"/>
          <table:table-cell table:style-name="ce18" table:formula="of:=(MIN([.C69];[.D69];[.E69])+MAX([.C69];[.D69];[.E69]))/2" office:value-type="float" office:value="56.2670365867332" calcext:value-type="float">
            <text:p>56,3</text:p>
          </table:table-cell>
          <table:table-cell table:style-name="ce26" table:formula="of:=((((([.C69]-[.G69]+[.$A$3])/2)*[.$V$3])-[.$W$3])-127)*2" office:value-type="float" office:value="229.409784742173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9]-[.G69]+[.$A$3])/2" office:value-type="float" office:value="43.0994451199002" calcext:value-type="float">
            <text:p>43</text:p>
          </table:table-cell>
          <table:table-cell table:style-name="ce12" table:formula="of:=([.E69]-[.G69]+[.$A$3])/2" office:value-type="float" office:value="28.4156776007909" calcext:value-type="float">
            <text:p>28</text:p>
          </table:table-cell>
          <table:table-cell table:style-name="ce10"/>
          <table:table-cell table:formula="of:=(((([.$A$3]+[.C69])/2))-127)*2" office:value-type="float" office:value="255.435681385151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9]+1.40625" office:value-type="float" office:value="95.21875" calcext:value-type="float">
            <text:p>95,21875</text:p>
          </table:table-cell>
          <table:table-cell table:formula="of:=[.$A$3]*SIN(RADIANS([.B70]))" office:value-type="float" office:value="253.942944891324" calcext:value-type="float">
            <text:p>253,9</text:p>
          </table:table-cell>
          <table:table-cell table:formula="of:=[.$A$3]*SIN(RADIANS([.B70]-120))" office:value-type="float" office:value="-106.88452257911" calcext:value-type="float">
            <text:p>-106,9</text:p>
          </table:table-cell>
          <table:table-cell table:formula="of:=[.$A$3]*SIN(RADIANS([.B70]+120))" office:value-type="float" office:value="-147.058422312214" calcext:value-type="float">
            <text:p>-147,1</text:p>
          </table:table-cell>
          <table:table-cell table:style-name="ce10"/>
          <table:table-cell table:style-name="ce18" table:formula="of:=(MIN([.C70];[.D70];[.E70])+MAX([.C70];[.D70];[.E70]))/2" office:value-type="float" office:value="53.4422612895549" calcext:value-type="float">
            <text:p>53,4</text:p>
          </table:table-cell>
          <table:table-cell table:style-name="ce26" table:formula="of:=((((([.C70]-[.G70]+[.$A$3])/2)*[.$V$3])-[.$W$3])-127)*2" office:value-type="float" office:value="232.103289560044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0]-[.G70]+[.$A$3])/2" office:value-type="float" office:value="47.3366080656676" calcext:value-type="float">
            <text:p>47</text:p>
          </table:table-cell>
          <table:table-cell table:style-name="ce12" table:formula="of:=([.E70]-[.G70]+[.$A$3])/2" office:value-type="float" office:value="27.2496581991153" calcext:value-type="float">
            <text:p>27</text:p>
          </table:table-cell>
          <table:table-cell table:style-name="ce10"/>
          <table:table-cell table:formula="of:=(((([.$A$3]+[.C70])/2))-127)*2" office:value-type="float" office:value="254.94294489132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0]+1.40625" office:value-type="float" office:value="96.625" calcext:value-type="float">
            <text:p>96,625</text:p>
          </table:table-cell>
          <table:table-cell table:formula="of:=[.$A$3]*SIN(RADIANS([.B71]))" office:value-type="float" office:value="253.297242663033" calcext:value-type="float">
            <text:p>253,3</text:p>
          </table:table-cell>
          <table:table-cell table:formula="of:=[.$A$3]*SIN(RADIANS([.B71]-120))" office:value-type="float" office:value="-101.170588745021" calcext:value-type="float">
            <text:p>-101,2</text:p>
          </table:table-cell>
          <table:table-cell table:formula="of:=[.$A$3]*SIN(RADIANS([.B71]+120))" office:value-type="float" office:value="-152.126653918011" calcext:value-type="float">
            <text:p>-152,1</text:p>
          </table:table-cell>
          <table:table-cell table:style-name="ce10"/>
          <table:table-cell table:style-name="ce18" table:formula="of:=(MIN([.C71];[.D71];[.E71])+MAX([.C71];[.D71];[.E71]))/2" office:value-type="float" office:value="50.5852943725107" calcext:value-type="float">
            <text:p>50,6</text:p>
          </table:table-cell>
          <table:table-cell table:style-name="ce26" table:formula="of:=((((([.C71]-[.G71]+[.$A$3])/2)*[.$V$3])-[.$W$3])-127)*2" office:value-type="float" office:value="234.657300275553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1]-[.G71]+[.$A$3])/2" office:value-type="float" office:value="51.622058441234" calcext:value-type="float">
            <text:p>52</text:p>
          </table:table-cell>
          <table:table-cell table:style-name="ce12" table:formula="of:=([.E71]-[.G71]+[.$A$3])/2" office:value-type="float" office:value="26.1440258547389" calcext:value-type="float">
            <text:p>26</text:p>
          </table:table-cell>
          <table:table-cell table:style-name="ce10"/>
          <table:table-cell table:formula="of:=(((([.$A$3]+[.C71])/2))-127)*2" office:value-type="float" office:value="254.297242663033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1]+1.40625" office:value-type="float" office:value="98.03125" calcext:value-type="float">
            <text:p>98,03125</text:p>
          </table:table-cell>
          <table:table-cell table:formula="of:=[.$A$3]*SIN(RADIANS([.B72]))" office:value-type="float" office:value="252.498963647155" calcext:value-type="float">
            <text:p>252,5</text:p>
          </table:table-cell>
          <table:table-cell table:formula="of:=[.$A$3]*SIN(RADIANS([.B72]-120))" office:value-type="float" office:value="-95.3957135312849" calcext:value-type="float">
            <text:p>-95,4</text:p>
          </table:table-cell>
          <table:table-cell table:formula="of:=[.$A$3]*SIN(RADIANS([.B72]+120))" office:value-type="float" office:value="-157.10325011587" calcext:value-type="float">
            <text:p>-157,1</text:p>
          </table:table-cell>
          <table:table-cell table:style-name="ce10"/>
          <table:table-cell table:style-name="ce18" table:formula="of:=(MIN([.C72];[.D72];[.E72])+MAX([.C72];[.D72];[.E72]))/2" office:value-type="float" office:value="47.6978567656424" calcext:value-type="float">
            <text:p>47,7</text:p>
          </table:table-cell>
          <table:table-cell table:style-name="ce26" table:formula="of:=((((([.C72]-[.G72]+[.$A$3])/2)*[.$V$3])-[.$W$3])-127)*2" office:value-type="float" office:value="237.070278448147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2]-[.G72]+[.$A$3])/2" office:value-type="float" office:value="55.9532148515364" calcext:value-type="float">
            <text:p>56</text:p>
          </table:table-cell>
          <table:table-cell table:style-name="ce12" table:formula="of:=([.E72]-[.G72]+[.$A$3])/2" office:value-type="float" office:value="25.0994465592437" calcext:value-type="float">
            <text:p>25</text:p>
          </table:table-cell>
          <table:table-cell table:style-name="ce10"/>
          <table:table-cell table:formula="of:=(((([.$A$3]+[.C72])/2))-127)*2" office:value-type="float" office:value="253.498963647155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2]+1.40625" office:value-type="float" office:value="99.4375" calcext:value-type="float">
            <text:p>99,4375</text:p>
          </table:table-cell>
          <table:table-cell table:formula="of:=[.$A$3]*SIN(RADIANS([.B73]))" office:value-type="float" office:value="251.548588697121" calcext:value-type="float">
            <text:p>251,5</text:p>
          </table:table-cell>
          <table:table-cell table:formula="of:=[.$A$3]*SIN(RADIANS([.B73]-120))" office:value-type="float" office:value="-89.5633755067926" calcext:value-type="float">
            <text:p>-89,6</text:p>
          </table:table-cell>
          <table:table-cell table:formula="of:=[.$A$3]*SIN(RADIANS([.B73]+120))" office:value-type="float" office:value="-161.985213190328" calcext:value-type="float">
            <text:p>-162,0</text:p>
          </table:table-cell>
          <table:table-cell table:style-name="ce10"/>
          <table:table-cell table:style-name="ce18" table:formula="of:=(MIN([.C73];[.D73];[.E73])+MAX([.C73];[.D73];[.E73]))/2" office:value-type="float" office:value="44.7816877533963" calcext:value-type="float">
            <text:p>44,8</text:p>
          </table:table-cell>
          <table:table-cell table:style-name="ce26" table:formula="of:=((((([.C73]-[.G73]+[.$A$3])/2)*[.$V$3])-[.$W$3])-127)*2" office:value-type="float" office:value="239.340770590002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3]-[.G73]+[.$A$3])/2" office:value-type="float" office:value="60.3274683699055" calcext:value-type="float">
            <text:p>60</text:p>
          </table:table-cell>
          <table:table-cell table:style-name="ce12" table:formula="of:=([.E73]-[.G73]+[.$A$3])/2" office:value-type="float" office:value="24.1165495281378" calcext:value-type="float">
            <text:p>24</text:p>
          </table:table-cell>
          <table:table-cell table:style-name="ce10"/>
          <table:table-cell table:formula="of:=(((([.$A$3]+[.C73])/2))-127)*2" office:value-type="float" office:value="252.548588697121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3]+1.40625" office:value-type="float" office:value="100.84375" calcext:value-type="float">
            <text:p>100,84375</text:p>
          </table:table-cell>
          <table:table-cell table:formula="of:=[.$A$3]*SIN(RADIANS([.B74]))" office:value-type="float" office:value="250.446690283263" calcext:value-type="float">
            <text:p>250,4</text:p>
          </table:table-cell>
          <table:table-cell table:formula="of:=[.$A$3]*SIN(RADIANS([.B74]-120))" office:value-type="float" office:value="-83.6770878538854" calcext:value-type="float">
            <text:p>-83,7</text:p>
          </table:table-cell>
          <table:table-cell table:formula="of:=[.$A$3]*SIN(RADIANS([.B74]+120))" office:value-type="float" office:value="-166.769602429377" calcext:value-type="float">
            <text:p>-166,8</text:p>
          </table:table-cell>
          <table:table-cell table:style-name="ce10"/>
          <table:table-cell table:style-name="ce18" table:formula="of:=(MIN([.C74];[.D74];[.E74])+MAX([.C74];[.D74];[.E74]))/2" office:value-type="float" office:value="41.8385439269427" calcext:value-type="float">
            <text:p>41,8</text:p>
          </table:table-cell>
          <table:table-cell table:style-name="ce26" table:formula="of:=((((([.C74]-[.G74]+[.$A$3])/2)*[.$V$3])-[.$W$3])-127)*2" office:value-type="float" office:value="241.46740904155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4]-[.G74]+[.$A$3])/2" office:value-type="float" office:value="64.742184109586" calcext:value-type="float">
            <text:p>65</text:p>
          </table:table-cell>
          <table:table-cell table:style-name="ce12" table:formula="of:=([.E74]-[.G74]+[.$A$3])/2" office:value-type="float" office:value="23.19592682184" calcext:value-type="float">
            <text:p>23</text:p>
          </table:table-cell>
          <table:table-cell table:style-name="ce10"/>
          <table:table-cell table:formula="of:=(((([.$A$3]+[.C74])/2))-127)*2" office:value-type="float" office:value="251.446690283263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4]+1.40625" office:value-type="float" office:value="102.25" calcext:value-type="float">
            <text:p>102,25</text:p>
          </table:table-cell>
          <table:table-cell table:formula="of:=[.$A$3]*SIN(RADIANS([.B75]))" office:value-type="float" office:value="249.193932147983" calcext:value-type="float">
            <text:p>249,2</text:p>
          </table:table-cell>
          <table:table-cell table:formula="of:=[.$A$3]*SIN(RADIANS([.B75]-120))" office:value-type="float" office:value="-77.7403962521427" calcext:value-type="float">
            <text:p>-77,7</text:p>
          </table:table-cell>
          <table:table-cell table:formula="of:=[.$A$3]*SIN(RADIANS([.B75]+120))" office:value-type="float" office:value="-171.45353589584" calcext:value-type="float">
            <text:p>-171,5</text:p>
          </table:table-cell>
          <table:table-cell table:style-name="ce10"/>
          <table:table-cell table:style-name="ce18" table:formula="of:=(MIN([.C75];[.D75];[.E75])+MAX([.C75];[.D75];[.E75]))/2" office:value-type="float" office:value="38.8701981260714" calcext:value-type="float">
            <text:p>38,9</text:p>
          </table:table-cell>
          <table:table-cell table:style-name="ce26" table:formula="of:=((((([.C75]-[.G75]+[.$A$3])/2)*[.$V$3])-[.$W$3])-127)*2" office:value-type="float" office:value="243.448912795308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5]-[.G75]+[.$A$3])/2" office:value-type="float" office:value="69.1947028108929" calcext:value-type="float">
            <text:p>69</text:p>
          </table:table-cell>
          <table:table-cell table:style-name="ce12" table:formula="of:=([.E75]-[.G75]+[.$A$3])/2" office:value-type="float" office:value="22.3381329890441" calcext:value-type="float">
            <text:p>22</text:p>
          </table:table-cell>
          <table:table-cell table:style-name="ce10"/>
          <table:table-cell table:formula="of:=(((([.$A$3]+[.C75])/2))-127)*2" office:value-type="float" office:value="250.193932147983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5]+1.40625" office:value-type="float" office:value="103.65625" calcext:value-type="float">
            <text:p>103,65625</text:p>
          </table:table-cell>
          <table:table-cell table:formula="of:=[.$A$3]*SIN(RADIANS([.B76]))" office:value-type="float" office:value="247.791068905939" calcext:value-type="float">
            <text:p>247,8</text:p>
          </table:table-cell>
          <table:table-cell table:formula="of:=[.$A$3]*SIN(RADIANS([.B76]-120))" office:value-type="float" office:value="-71.7568767425985" calcext:value-type="float">
            <text:p>-71,8</text:p>
          </table:table-cell>
          <table:table-cell table:formula="of:=[.$A$3]*SIN(RADIANS([.B76]+120))" office:value-type="float" office:value="-176.03419216334" calcext:value-type="float">
            <text:p>-176,0</text:p>
          </table:table-cell>
          <table:table-cell table:style-name="ce10"/>
          <table:table-cell table:style-name="ce18" table:formula="of:=(MIN([.C76];[.D76];[.E76])+MAX([.C76];[.D76];[.E76]))/2" office:value-type="float" office:value="35.8784383712993" calcext:value-type="float">
            <text:p>35,9</text:p>
          </table:table-cell>
          <table:table-cell table:style-name="ce26" table:formula="of:=((((([.C76]-[.G76]+[.$A$3])/2)*[.$V$3])-[.$W$3])-127)*2" office:value-type="float" office:value="245.284088267509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6]-[.G76]+[.$A$3])/2" office:value-type="float" office:value="73.6823424430511" calcext:value-type="float">
            <text:p>74</text:p>
          </table:table-cell>
          <table:table-cell table:style-name="ce12" table:formula="of:=([.E76]-[.G76]+[.$A$3])/2" office:value-type="float" office:value="21.5436847326802" calcext:value-type="float">
            <text:p>22</text:p>
          </table:table-cell>
          <table:table-cell table:style-name="ce10"/>
          <table:table-cell table:formula="of:=(((([.$A$3]+[.C76])/2))-127)*2" office:value-type="float" office:value="248.791068905939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6]+1.40625" office:value-type="float" office:value="105.0625" calcext:value-type="float">
            <text:p>105,0625</text:p>
          </table:table-cell>
          <table:table-cell table:formula="of:=[.$A$3]*SIN(RADIANS([.B77]))" office:value-type="float" office:value="246.23894558949" calcext:value-type="float">
            <text:p>246,2</text:p>
          </table:table-cell>
          <table:table-cell table:formula="of:=[.$A$3]*SIN(RADIANS([.B77]-120))" office:value-type="float" office:value="-65.730133573667" calcext:value-type="float">
            <text:p>-65,7</text:p>
          </table:table-cell>
          <table:table-cell table:formula="of:=[.$A$3]*SIN(RADIANS([.B77]+120))" office:value-type="float" office:value="-180.508812015823" calcext:value-type="float">
            <text:p>-180,5</text:p>
          </table:table-cell>
          <table:table-cell table:style-name="ce10"/>
          <table:table-cell table:style-name="ce18" table:formula="of:=(MIN([.C77];[.D77];[.E77])+MAX([.C77];[.D77];[.E77]))/2" office:value-type="float" office:value="32.8650667868335" calcext:value-type="float">
            <text:p>32,9</text:p>
          </table:table-cell>
          <table:table-cell table:style-name="ce26" table:formula="of:=((((([.C77]-[.G77]+[.$A$3])/2)*[.$V$3])-[.$W$3])-127)*2" office:value-type="float" office:value="246.971830017069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7]-[.G77]+[.$A$3])/2" office:value-type="float" office:value="78.2023998197498" calcext:value-type="float">
            <text:p>78</text:p>
          </table:table-cell>
          <table:table-cell table:style-name="ce12" table:formula="of:=([.E77]-[.G77]+[.$A$3])/2" office:value-type="float" office:value="20.8130605986715" calcext:value-type="float">
            <text:p>21</text:p>
          </table:table-cell>
          <table:table-cell table:style-name="ce10"/>
          <table:table-cell table:formula="of:=(((([.$A$3]+[.C77])/2))-127)*2" office:value-type="float" office:value="247.23894558949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7]+1.40625" office:value-type="float" office:value="106.46875" calcext:value-type="float">
            <text:p>106,46875</text:p>
          </table:table-cell>
          <table:table-cell table:formula="of:=[.$A$3]*SIN(RADIANS([.B78]))" office:value-type="float" office:value="244.538497139686" calcext:value-type="float">
            <text:p>244,5</text:p>
          </table:table-cell>
          <table:table-cell table:formula="of:=[.$A$3]*SIN(RADIANS([.B78]-120))" office:value-type="float" office:value="-59.6637970300787" calcext:value-type="float">
            <text:p>-59,7</text:p>
          </table:table-cell>
          <table:table-cell table:formula="of:=[.$A$3]*SIN(RADIANS([.B78]+120))" office:value-type="float" office:value="-184.874700109607" calcext:value-type="float">
            <text:p>-184,9</text:p>
          </table:table-cell>
          <table:table-cell table:style-name="ce10"/>
          <table:table-cell table:style-name="ce18" table:formula="of:=(MIN([.C78];[.D78];[.E78])+MAX([.C78];[.D78];[.E78]))/2" office:value-type="float" office:value="29.8318985150394" calcext:value-type="float">
            <text:p>29,8</text:p>
          </table:table-cell>
          <table:table-cell table:style-name="ce26" table:formula="of:=((((([.C78]-[.G78]+[.$A$3])/2)*[.$V$3])-[.$W$3])-127)*2" office:value-type="float" office:value="248.511121411467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8]-[.G78]+[.$A$3])/2" office:value-type="float" office:value="82.752152227441" calcext:value-type="float">
            <text:p>83</text:p>
          </table:table-cell>
          <table:table-cell table:style-name="ce12" table:formula="of:=([.E78]-[.G78]+[.$A$3])/2" office:value-type="float" office:value="20.1467006876766" calcext:value-type="float">
            <text:p>20</text:p>
          </table:table-cell>
          <table:table-cell table:style-name="ce10"/>
          <table:table-cell table:formula="of:=(((([.$A$3]+[.C78])/2))-127)*2" office:value-type="float" office:value="245.538497139686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8]+1.40625" office:value-type="float" office:value="107.875" calcext:value-type="float">
            <text:p>107,875</text:p>
          </table:table-cell>
          <table:table-cell table:formula="of:=[.$A$3]*SIN(RADIANS([.B79]))" office:value-type="float" office:value="242.690747843088" calcext:value-type="float">
            <text:p>242,7</text:p>
          </table:table-cell>
          <table:table-cell table:formula="of:=[.$A$3]*SIN(RADIANS([.B79]-120))" office:value-type="float" office:value="-53.5615212461325" calcext:value-type="float">
            <text:p>-53,6</text:p>
          </table:table-cell>
          <table:table-cell table:formula="of:=[.$A$3]*SIN(RADIANS([.B79]+120))" office:value-type="float" office:value="-189.129226596956" calcext:value-type="float">
            <text:p>-189,1</text:p>
          </table:table-cell>
          <table:table-cell table:style-name="ce10"/>
          <table:table-cell table:style-name="ce18" table:formula="of:=(MIN([.C79];[.D79];[.E79])+MAX([.C79];[.D79];[.E79]))/2" office:value-type="float" office:value="26.7807606230663" calcext:value-type="float">
            <text:p>26,8</text:p>
          </table:table-cell>
          <table:table-cell table:style-name="ce26" table:formula="of:=((((([.C79]-[.G79]+[.$A$3])/2)*[.$V$3])-[.$W$3])-127)*2" office:value-type="float" office:value="249.901035239125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9]-[.G79]+[.$A$3])/2" office:value-type="float" office:value="87.3288590654006" calcext:value-type="float">
            <text:p>87</text:p>
          </table:table-cell>
          <table:table-cell table:style-name="ce12" table:formula="of:=([.E79]-[.G79]+[.$A$3])/2" office:value-type="float" office:value="19.545006389989" calcext:value-type="float">
            <text:p>20</text:p>
          </table:table-cell>
          <table:table-cell table:style-name="ce10"/>
          <table:table-cell table:formula="of:=(((([.$A$3]+[.C79])/2))-127)*2" office:value-type="float" office:value="243.690747843088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9]+1.40625" office:value-type="float" office:value="109.28125" calcext:value-type="float">
            <text:p>109,28125</text:p>
          </table:table-cell>
          <table:table-cell table:formula="of:=[.$A$3]*SIN(RADIANS([.B80]))" office:value-type="float" office:value="240.696810714781" calcext:value-type="float">
            <text:p>240,7</text:p>
          </table:table-cell>
          <table:table-cell table:formula="of:=[.$A$3]*SIN(RADIANS([.B80]-120))" office:value-type="float" office:value="-47.426982004582" calcext:value-type="float">
            <text:p>-47,4</text:p>
          </table:table-cell>
          <table:table-cell table:formula="of:=[.$A$3]*SIN(RADIANS([.B80]+120))" office:value-type="float" office:value="-193.269828710199" calcext:value-type="float">
            <text:p>-193,3</text:p>
          </table:table-cell>
          <table:table-cell table:style-name="ce10"/>
          <table:table-cell table:style-name="ce18" table:formula="of:=(MIN([.C80];[.D80];[.E80])+MAX([.C80];[.D80];[.E80]))/2" office:value-type="float" office:value="23.713491002291" calcext:value-type="float">
            <text:p>23,7</text:p>
          </table:table-cell>
          <table:table-cell table:style-name="ce26" table:formula="of:=((((([.C80]-[.G80]+[.$A$3])/2)*[.$V$3])-[.$W$3])-127)*2" office:value-type="float" office:value="251.140734267926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0]-[.G80]+[.$A$3])/2" office:value-type="float" office:value="91.9297634965635" calcext:value-type="float">
            <text:p>92</text:p>
          </table:table-cell>
          <table:table-cell table:style-name="ce12" table:formula="of:=([.E80]-[.G80]+[.$A$3])/2" office:value-type="float" office:value="19.0083401437548" calcext:value-type="float">
            <text:p>19</text:p>
          </table:table-cell>
          <table:table-cell table:style-name="ce10"/>
          <table:table-cell table:formula="of:=(((([.$A$3]+[.C80])/2))-127)*2" office:value-type="float" office:value="241.696810714781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0]+1.40625" office:value-type="float" office:value="110.6875" calcext:value-type="float">
            <text:p>110,6875</text:p>
          </table:table-cell>
          <table:table-cell table:formula="of:=[.$A$3]*SIN(RADIANS([.B81]))" office:value-type="float" office:value="238.557886827933" calcext:value-type="float">
            <text:p>238,6</text:p>
          </table:table-cell>
          <table:table-cell table:formula="of:=[.$A$3]*SIN(RADIANS([.B81]-120))" office:value-type="float" office:value="-41.263874522481" calcext:value-type="float">
            <text:p>-41,3</text:p>
          </table:table-cell>
          <table:table-cell table:formula="of:=[.$A$3]*SIN(RADIANS([.B81]+120))" office:value-type="float" office:value="-197.294012305452" calcext:value-type="float">
            <text:p>-197,3</text:p>
          </table:table-cell>
          <table:table-cell table:style-name="ce10"/>
          <table:table-cell table:style-name="ce18" table:formula="of:=(MIN([.C81];[.D81];[.E81])+MAX([.C81];[.D81];[.E81]))/2" office:value-type="float" office:value="20.6319372612405" calcext:value-type="float">
            <text:p>20,6</text:p>
          </table:table-cell>
          <table:table-cell table:style-name="ce26" table:formula="of:=((((([.C81]-[.G81]+[.$A$3])/2)*[.$V$3])-[.$W$3])-127)*2" office:value-type="float" office:value="252.22947174953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1]-[.G81]+[.$A$3])/2" office:value-type="float" office:value="96.5520941081393" calcext:value-type="float">
            <text:p>97</text:p>
          </table:table-cell>
          <table:table-cell table:style-name="ce12" table:formula="of:=([.E81]-[.G81]+[.$A$3])/2" office:value-type="float" office:value="18.5370252166536" calcext:value-type="float">
            <text:p>19</text:p>
          </table:table-cell>
          <table:table-cell table:style-name="ce10"/>
          <table:table-cell table:formula="of:=(((([.$A$3]+[.C81])/2))-127)*2" office:value-type="float" office:value="239.55788682793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1]+1.40625" office:value-type="float" office:value="112.09375" calcext:value-type="float">
            <text:p>112,09375</text:p>
          </table:table-cell>
          <table:table-cell table:formula="of:=[.$A$3]*SIN(RADIANS([.B82]))" office:value-type="float" office:value="236.275264590314" calcext:value-type="float">
            <text:p>236,3</text:p>
          </table:table-cell>
          <table:table-cell table:formula="of:=[.$A$3]*SIN(RADIANS([.B82]-120))" office:value-type="float" office:value="-35.0759112253233" calcext:value-type="float">
            <text:p>-35,1</text:p>
          </table:table-cell>
          <table:table-cell table:formula="of:=[.$A$3]*SIN(RADIANS([.B82]+120))" office:value-type="float" office:value="-201.199353364991" calcext:value-type="float">
            <text:p>-201,2</text:p>
          </table:table-cell>
          <table:table-cell table:style-name="ce10"/>
          <table:table-cell table:style-name="ce18" table:formula="of:=(MIN([.C82];[.D82];[.E82])+MAX([.C82];[.D82];[.E82]))/2" office:value-type="float" office:value="17.5379556126617" calcext:value-type="float">
            <text:p>17,5</text:p>
          </table:table-cell>
          <table:table-cell table:style-name="ce26" table:formula="of:=((((([.C82]-[.G82]+[.$A$3])/2)*[.$V$3])-[.$W$3])-127)*2" office:value-type="float" office:value="253.166591869188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2]-[.G82]+[.$A$3])/2" office:value-type="float" office:value="101.193066581008" calcext:value-type="float">
            <text:p>101</text:p>
          </table:table-cell>
          <table:table-cell table:style-name="ce12" table:formula="of:=([.E82]-[.G82]+[.$A$3])/2" office:value-type="float" office:value="18.1313455111739" calcext:value-type="float">
            <text:p>18</text:p>
          </table:table-cell>
          <table:table-cell table:style-name="ce10"/>
          <table:table-cell table:formula="of:=(((([.$A$3]+[.C82])/2))-127)*2" office:value-type="float" office:value="237.275264590314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2]+1.40625" office:value-type="float" office:value="113.5" calcext:value-type="float">
            <text:p>113,5</text:p>
          </table:table-cell>
          <table:table-cell table:formula="of:=[.$A$3]*SIN(RADIANS([.B83]))" office:value-type="float" office:value="233.850318968207" calcext:value-type="float">
            <text:p>233,9</text:p>
          </table:table-cell>
          <table:table-cell table:formula="of:=[.$A$3]*SIN(RADIANS([.B83]-120))" office:value-type="float" office:value="-28.8668195108162" calcext:value-type="float">
            <text:p>-28,9</text:p>
          </table:table-cell>
          <table:table-cell table:formula="of:=[.$A$3]*SIN(RADIANS([.B83]+120))" office:value-type="float" office:value="-204.98349945739" calcext:value-type="float">
            <text:p>-205,0</text:p>
          </table:table-cell>
          <table:table-cell table:style-name="ce10"/>
          <table:table-cell table:style-name="ce18" table:formula="of:=(MIN([.C83];[.D83];[.E83])+MAX([.C83];[.D83];[.E83]))/2" office:value-type="float" office:value="14.4334097554081" calcext:value-type="float">
            <text:p>14,4</text:p>
          </table:table-cell>
          <table:table-cell table:style-name="ce26" table:formula="of:=((((([.C83]-[.G83]+[.$A$3])/2)*[.$V$3])-[.$W$3])-127)*2" office:value-type="float" office:value="253.951530140782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3]-[.G83]+[.$A$3])/2" office:value-type="float" office:value="105.849885366888" calcext:value-type="float">
            <text:p>106</text:p>
          </table:table-cell>
          <table:table-cell table:style-name="ce12" table:formula="of:=([.E83]-[.G83]+[.$A$3])/2" office:value-type="float" office:value="17.7915453936008" calcext:value-type="float">
            <text:p>18</text:p>
          </table:table-cell>
          <table:table-cell table:style-name="ce10"/>
          <table:table-cell table:formula="of:=(((([.$A$3]+[.C83])/2))-127)*2" office:value-type="float" office:value="234.850318968207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3]+1.40625" office:value-type="float" office:value="114.90625" calcext:value-type="float">
            <text:p>114,90625</text:p>
          </table:table-cell>
          <table:table-cell table:formula="of:=[.$A$3]*SIN(RADIANS([.B84]))" office:value-type="float" office:value="231.28451065818" calcext:value-type="float">
            <text:p>231,3</text:p>
          </table:table-cell>
          <table:table-cell table:formula="of:=[.$A$3]*SIN(RADIANS([.B84]-120))" office:value-type="float" office:value="-22.6403395036358" calcext:value-type="float">
            <text:p>-22,6</text:p>
          </table:table-cell>
          <table:table-cell table:formula="of:=[.$A$3]*SIN(RADIANS([.B84]+120))" office:value-type="float" office:value="-208.644171154544" calcext:value-type="float">
            <text:p>-208,6</text:p>
          </table:table-cell>
          <table:table-cell table:style-name="ce10"/>
          <table:table-cell table:style-name="ce18" table:formula="of:=(MIN([.C84];[.D84];[.E84])+MAX([.C84];[.D84];[.E84]))/2" office:value-type="float" office:value="11.3201697518179" calcext:value-type="float">
            <text:p>11,3</text:p>
          </table:table-cell>
          <table:table-cell table:style-name="ce26" table:formula="of:=((((([.C84]-[.G84]+[.$A$3])/2)*[.$V$3])-[.$W$3])-127)*2" office:value-type="float" office:value="254.58381374684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4]-[.G84]+[.$A$3])/2" office:value-type="float" office:value="110.519745372273" calcext:value-type="float">
            <text:p>111</text:p>
          </table:table-cell>
          <table:table-cell table:style-name="ce12" table:formula="of:=([.E84]-[.G84]+[.$A$3])/2" office:value-type="float" office:value="17.5178295468192" calcext:value-type="float">
            <text:p>18</text:p>
          </table:table-cell>
          <table:table-cell table:style-name="ce10"/>
          <table:table-cell table:formula="of:=(((([.$A$3]+[.C84])/2))-127)*2" office:value-type="float" office:value="232.28451065818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4]+1.40625" office:value-type="float" office:value="116.3125" calcext:value-type="float">
            <text:p>116,3125</text:p>
          </table:table-cell>
          <table:table-cell table:formula="of:=[.$A$3]*SIN(RADIANS([.B85]))" office:value-type="float" office:value="228.579385207217" calcext:value-type="float">
            <text:p>228,6</text:p>
          </table:table-cell>
          <table:table-cell table:formula="of:=[.$A$3]*SIN(RADIANS([.B85]-120))" office:value-type="float" office:value="-16.4002218025151" calcext:value-type="float">
            <text:p>-16,4</text:p>
          </table:table-cell>
          <table:table-cell table:formula="of:=[.$A$3]*SIN(RADIANS([.B85]+120))" office:value-type="float" office:value="-212.179163404702" calcext:value-type="float">
            <text:p>-212,2</text:p>
          </table:table-cell>
          <table:table-cell table:style-name="ce10"/>
          <table:table-cell table:style-name="ce18" table:formula="of:=(MIN([.C85];[.D85];[.E85])+MAX([.C85];[.D85];[.E85]))/2" office:value-type="float" office:value="8.20011090125755" calcext:value-type="float">
            <text:p>8,2</text:p>
          </table:table-cell>
          <table:table-cell table:style-name="ce26" table:formula="of:=((((([.C85]-[.G85]+[.$A$3])/2)*[.$V$3])-[.$W$3])-127)*2" office:value-type="float" office:value="255.06306182338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5]-[.G85]+[.$A$3])/2" office:value-type="float" office:value="115.199833648114" calcext:value-type="float">
            <text:p>115</text:p>
          </table:table-cell>
          <table:table-cell table:style-name="ce12" table:formula="of:=([.E85]-[.G85]+[.$A$3])/2" office:value-type="float" office:value="17.3103628470204" calcext:value-type="float">
            <text:p>17</text:p>
          </table:table-cell>
          <table:table-cell table:style-name="ce10"/>
          <table:table-cell table:formula="of:=(((([.$A$3]+[.C85])/2))-127)*2" office:value-type="float" office:value="229.579385207217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5]+1.40625" office:value-type="float" office:value="117.71875" calcext:value-type="float">
            <text:p>117,71875</text:p>
          </table:table-cell>
          <table:table-cell table:formula="of:=[.$A$3]*SIN(RADIANS([.B86]))" office:value-type="float" office:value="225.736572081739" calcext:value-type="float">
            <text:p>225,7</text:p>
          </table:table-cell>
          <table:table-cell table:formula="of:=[.$A$3]*SIN(RADIANS([.B86]-120))" office:value-type="float" office:value="-10.1502252210245" calcext:value-type="float">
            <text:p>-10,2</text:p>
          </table:table-cell>
          <table:table-cell table:formula="of:=[.$A$3]*SIN(RADIANS([.B86]+120))" office:value-type="float" office:value="-215.586346860715" calcext:value-type="float">
            <text:p>-215,6</text:p>
          </table:table-cell>
          <table:table-cell table:style-name="ce10"/>
          <table:table-cell table:style-name="ce18" table:formula="of:=(MIN([.C86];[.D86];[.E86])+MAX([.C86];[.D86];[.E86]))/2" office:value-type="float" office:value="5.07511261051222" calcext:value-type="float">
            <text:p>5,1</text:p>
          </table:table-cell>
          <table:table-cell table:style-name="ce26" table:formula="of:=((((([.C86]-[.G86]+[.$A$3])/2)*[.$V$3])-[.$W$3])-127)*2" office:value-type="float" office:value="255.388985689267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6]-[.G86]+[.$A$3])/2" office:value-type="float" office:value="119.887331084232" calcext:value-type="float">
            <text:p>120</text:p>
          </table:table-cell>
          <table:table-cell table:style-name="ce12" table:formula="of:=([.E86]-[.G86]+[.$A$3])/2" office:value-type="float" office:value="17.1692702643866" calcext:value-type="float">
            <text:p>17</text:p>
          </table:table-cell>
          <table:table-cell table:style-name="ce10"/>
          <table:table-cell table:formula="of:=(((([.$A$3]+[.C86])/2))-127)*2" office:value-type="float" office:value="226.736572081739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6]+1.40625" office:value-type="float" office:value="119.125" calcext:value-type="float">
            <text:p>119,125</text:p>
          </table:table-cell>
          <table:table-cell table:formula="of:=[.$A$3]*SIN(RADIANS([.B87]))" office:value-type="float" office:value="222.757783686073" calcext:value-type="float">
            <text:p>222,8</text:p>
          </table:table-cell>
          <table:table-cell table:formula="of:=[.$A$3]*SIN(RADIANS([.B87]-120))" office:value-type="float" office:value="-3.894114523402" calcext:value-type="float">
            <text:p>-3,9</text:p>
          </table:table-cell>
          <table:table-cell table:formula="of:=[.$A$3]*SIN(RADIANS([.B87]+120))" office:value-type="float" office:value="-218.863669162671" calcext:value-type="float">
            <text:p>-218,9</text:p>
          </table:table-cell>
          <table:table-cell table:style-name="ce10"/>
          <table:table-cell table:style-name="ce18" table:formula="of:=(MIN([.C87];[.D87];[.E87])+MAX([.C87];[.D87];[.E87]))/2" office:value-type="float" office:value="1.94705726170101" calcext:value-type="float">
            <text:p>1,9</text:p>
          </table:table-cell>
          <table:table-cell table:style-name="ce26" table:formula="of:=((((([.C87]-[.G87]+[.$A$3])/2)*[.$V$3])-[.$W$3])-127)*2" office:value-type="float" office:value="255.5613890201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7]-[.G87]+[.$A$3])/2" office:value-type="float" office:value="124.579414107449" calcext:value-type="float">
            <text:p>125</text:p>
          </table:table-cell>
          <table:table-cell table:style-name="ce12" table:formula="of:=([.E87]-[.G87]+[.$A$3])/2" office:value-type="float" office:value="17.0946367878139" calcext:value-type="float">
            <text:p>17</text:p>
          </table:table-cell>
          <table:table-cell table:style-name="ce10"/>
          <table:table-cell table:formula="of:=(((([.$A$3]+[.C87])/2))-127)*2" office:value-type="float" office:value="223.757783686073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7]+1.40625" office:value-type="float" office:value="120.53125" calcext:value-type="float">
            <text:p>120,53125</text:p>
          </table:table-cell>
          <table:table-cell table:formula="of:=[.$A$3]*SIN(RADIANS([.B88]))" office:value-type="float" office:value="219.644814330965" calcext:value-type="float">
            <text:p>219,6</text:p>
          </table:table-cell>
          <table:table-cell table:formula="of:=[.$A$3]*SIN(RADIANS([.B88]-120))" office:value-type="float" office:value="2.36434184319903" calcext:value-type="float">
            <text:p>2,4</text:p>
          </table:table-cell>
          <table:table-cell table:formula="of:=[.$A$3]*SIN(RADIANS([.B88]+120))" office:value-type="float" office:value="-222.009156174164" calcext:value-type="float">
            <text:p>-222,0</text:p>
          </table:table-cell>
          <table:table-cell table:style-name="ce10"/>
          <table:table-cell table:style-name="ce18" table:formula="of:=(MIN([.C88];[.D88];[.E88])+MAX([.C88];[.D88];[.E88]))/2" office:value-type="float" office:value="-1.18217092159949" calcext:value-type="float">
            <text:p>-1,2</text:p>
          </table:table-cell>
          <table:table-cell table:style-name="ce26" table:formula="of:=((((([.C88]-[.G88]+[.$A$3])/2)*[.$V$3])-[.$W$3])-127)*2" office:value-type="float" office:value="255.580167966712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8]-[.G88]+[.$A$3])/2" office:value-type="float" office:value="129.273256382399" calcext:value-type="float">
            <text:p>129</text:p>
          </table:table-cell>
          <table:table-cell table:style-name="ce12" table:formula="of:=([.E88]-[.G88]+[.$A$3])/2" office:value-type="float" office:value="17.0865073737177" calcext:value-type="float">
            <text:p>17</text:p>
          </table:table-cell>
          <table:table-cell table:style-name="ce10"/>
          <table:table-cell table:formula="of:=(((([.$A$3]+[.C88])/2))-127)*2" office:value-type="float" office:value="220.644814330965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8]+1.40625" office:value-type="float" office:value="121.9375" calcext:value-type="float">
            <text:p>121,9375</text:p>
          </table:table-cell>
          <table:table-cell table:formula="of:=[.$A$3]*SIN(RADIANS([.B89]))" office:value-type="float" office:value="216.399539152752" calcext:value-type="float">
            <text:p>216,4</text:p>
          </table:table-cell>
          <table:table-cell table:formula="of:=[.$A$3]*SIN(RADIANS([.B89]-120))" office:value-type="float" office:value="8.62137401868215" calcext:value-type="float">
            <text:p>8,6</text:p>
          </table:table-cell>
          <table:table-cell table:formula="of:=[.$A$3]*SIN(RADIANS([.B89]+120))" office:value-type="float" office:value="-225.020913171435" calcext:value-type="float">
            <text:p>-225,0</text:p>
          </table:table-cell>
          <table:table-cell table:style-name="ce10"/>
          <table:table-cell table:style-name="ce18" table:formula="of:=(MIN([.C89];[.D89];[.E89])+MAX([.C89];[.D89];[.E89]))/2" office:value-type="float" office:value="-4.31068700934107" calcext:value-type="float">
            <text:p>-4,3</text:p>
          </table:table-cell>
          <table:table-cell table:style-name="ce26" table:formula="of:=((((([.C89]-[.G89]+[.$A$3])/2)*[.$V$3])-[.$W$3])-127)*2" office:value-type="float" office:value="255.44531121721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9]-[.G89]+[.$A$3])/2" office:value-type="float" office:value="133.966030514012" calcext:value-type="float">
            <text:p>134</text:p>
          </table:table-cell>
          <table:table-cell table:style-name="ce12" table:formula="of:=([.E89]-[.G89]+[.$A$3])/2" office:value-type="float" office:value="17.1448869189532" calcext:value-type="float">
            <text:p>17</text:p>
          </table:table-cell>
          <table:table-cell table:style-name="ce10"/>
          <table:table-cell table:formula="of:=(((([.$A$3]+[.C89])/2))-127)*2" office:value-type="float" office:value="217.399539152752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9]+1.40625" office:value-type="float" office:value="123.34375" calcext:value-type="float">
            <text:p>123,34375</text:p>
          </table:table-cell>
          <table:table-cell table:formula="of:=[.$A$3]*SIN(RADIANS([.B90]))" office:value-type="float" office:value="213.023912983854" calcext:value-type="float">
            <text:p>213,0</text:p>
          </table:table-cell>
          <table:table-cell table:formula="of:=[.$A$3]*SIN(RADIANS([.B90]-120))" office:value-type="float" office:value="14.8732130008304" calcext:value-type="float">
            <text:p>14,9</text:p>
          </table:table-cell>
          <table:table-cell table:formula="of:=[.$A$3]*SIN(RADIANS([.B90]+120))" office:value-type="float" office:value="-227.897125984685" calcext:value-type="float">
            <text:p>-227,9</text:p>
          </table:table-cell>
          <table:table-cell table:style-name="ce10"/>
          <table:table-cell table:style-name="ce18" table:formula="of:=(MIN([.C90];[.D90];[.E90])+MAX([.C90];[.D90];[.E90]))/2" office:value-type="float" office:value="-7.43660650041517" calcext:value-type="float">
            <text:p>-7,4</text:p>
          </table:table-cell>
          <table:table-cell table:style-name="ce26" table:formula="of:=((((([.C90]-[.G90]+[.$A$3])/2)*[.$V$3])-[.$W$3])-127)*2" office:value-type="float" office:value="255.156900004331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0]-[.G90]+[.$A$3])/2" office:value-type="float" office:value="138.654909750623" calcext:value-type="float">
            <text:p>139</text:p>
          </table:table-cell>
          <table:table-cell table:style-name="ce12" table:formula="of:=([.E90]-[.G90]+[.$A$3])/2" office:value-type="float" office:value="17.2697402578653" calcext:value-type="float">
            <text:p>17</text:p>
          </table:table-cell>
          <table:table-cell table:style-name="ce10"/>
          <table:table-cell table:formula="of:=(((([.$A$3]+[.C90])/2))-127)*2" office:value-type="float" office:value="214.023912983854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0]+1.40625" office:value-type="float" office:value="124.75" calcext:value-type="float">
            <text:p>124,75</text:p>
          </table:table-cell>
          <table:table-cell table:formula="of:=[.$A$3]*SIN(RADIANS([.B91]))" office:value-type="float" office:value="209.519969175252" calcext:value-type="float">
            <text:p>209,5</text:p>
          </table:table-cell>
          <table:table-cell table:formula="of:=[.$A$3]*SIN(RADIANS([.B91]-120))" office:value-type="float" office:value="21.1160929156121" calcext:value-type="float">
            <text:p>21,1</text:p>
          </table:table-cell>
          <table:table-cell table:formula="of:=[.$A$3]*SIN(RADIANS([.B91]+120))" office:value-type="float" office:value="-230.636062090864" calcext:value-type="float">
            <text:p>-230,6</text:p>
          </table:table-cell>
          <table:table-cell table:style-name="ce10"/>
          <table:table-cell table:style-name="ce18" table:formula="of:=(MIN([.C91];[.D91];[.E91])+MAX([.C91];[.D91];[.E91]))/2" office:value-type="float" office:value="-10.558046457806" calcext:value-type="float">
            <text:p>-10,6</text:p>
          </table:table-cell>
          <table:table-cell table:style-name="ce26" table:formula="of:=((((([.C91]-[.G91]+[.$A$3])/2)*[.$V$3])-[.$W$3])-127)*2" office:value-type="float" office:value="254.71510805618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1]-[.G91]+[.$A$3])/2" office:value-type="float" office:value="143.337069686709" calcext:value-type="float">
            <text:p>143</text:p>
          </table:table-cell>
          <table:table-cell table:style-name="ce12" table:formula="of:=([.E91]-[.G91]+[.$A$3])/2" office:value-type="float" office:value="17.4609921834711" calcext:value-type="float">
            <text:p>17</text:p>
          </table:table-cell>
          <table:table-cell table:style-name="ce10"/>
          <table:table-cell table:formula="of:=(((([.$A$3]+[.C91])/2))-127)*2" office:value-type="float" office:value="210.519969175252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1]+1.40625" office:value-type="float" office:value="126.15625" calcext:value-type="float">
            <text:p>126,15625</text:p>
          </table:table-cell>
          <table:table-cell table:formula="of:=[.$A$3]*SIN(RADIANS([.B92]))" office:value-type="float" office:value="205.889818371674" calcext:value-type="float">
            <text:p>205,9</text:p>
          </table:table-cell>
          <table:table-cell table:formula="of:=[.$A$3]*SIN(RADIANS([.B92]-120))" office:value-type="float" office:value="27.3462532856031" calcext:value-type="float">
            <text:p>27,3</text:p>
          </table:table-cell>
          <table:table-cell table:formula="of:=[.$A$3]*SIN(RADIANS([.B92]+120))" office:value-type="float" office:value="-233.236071657277" calcext:value-type="float">
            <text:p>-233,2</text:p>
          </table:table-cell>
          <table:table-cell table:style-name="ce10"/>
          <table:table-cell table:style-name="ce18" table:formula="of:=(MIN([.C92];[.D92];[.E92])+MAX([.C92];[.D92];[.E92]))/2" office:value-type="float" office:value="-13.6731266428015" calcext:value-type="float">
            <text:p>-13,7</text:p>
          </table:table-cell>
          <table:table-cell table:style-name="ce26" table:formula="of:=((((([.C92]-[.G92]+[.$A$3])/2)*[.$V$3])-[.$W$3])-127)*2" office:value-type="float" office:value="254.12020149172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2]-[.G92]+[.$A$3])/2" office:value-type="float" office:value="148.009689964202" calcext:value-type="float">
            <text:p>148</text:p>
          </table:table-cell>
          <table:table-cell table:style-name="ce12" table:formula="of:=([.E92]-[.G92]+[.$A$3])/2" office:value-type="float" office:value="17.7185274927621" calcext:value-type="float">
            <text:p>18</text:p>
          </table:table-cell>
          <table:table-cell table:style-name="ce10"/>
          <table:table-cell table:formula="of:=(((([.$A$3]+[.C92])/2))-127)*2" office:value-type="float" office:value="206.889818371674" calcext:value-type="float">
            <text:p>20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2]+1.40625" office:value-type="float" office:value="127.5625" calcext:value-type="float">
            <text:p>127,5625</text:p>
          </table:table-cell>
          <table:table-cell table:formula="of:=[.$A$3]*SIN(RADIANS([.B93]))" office:value-type="float" office:value="202.135647240226" calcext:value-type="float">
            <text:p>202,1</text:p>
          </table:table-cell>
          <table:table-cell table:formula="of:=[.$A$3]*SIN(RADIANS([.B93]-120))" office:value-type="float" office:value="33.5599412951571" calcext:value-type="float">
            <text:p>33,6</text:p>
          </table:table-cell>
          <table:table-cell table:formula="of:=[.$A$3]*SIN(RADIANS([.B93]+120))" office:value-type="float" office:value="-235.695588535383" calcext:value-type="float">
            <text:p>-235,7</text:p>
          </table:table-cell>
          <table:table-cell table:style-name="ce10"/>
          <table:table-cell table:style-name="ce18" table:formula="of:=(MIN([.C93];[.D93];[.E93])+MAX([.C93];[.D93];[.E93]))/2" office:value-type="float" office:value="-16.7799706475785" calcext:value-type="float">
            <text:p>-16,8</text:p>
          </table:table-cell>
          <table:table-cell table:style-name="ce26" table:formula="of:=((((([.C93]-[.G93]+[.$A$3])/2)*[.$V$3])-[.$W$3])-127)*2" office:value-type="float" office:value="253.372538660414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3]-[.G93]+[.$A$3])/2" office:value-type="float" office:value="152.669955971368" calcext:value-type="float">
            <text:p>153</text:p>
          </table:table-cell>
          <table:table-cell table:style-name="ce12" table:formula="of:=([.E93]-[.G93]+[.$A$3])/2" office:value-type="float" office:value="18.0421910560978" calcext:value-type="float">
            <text:p>18</text:p>
          </table:table-cell>
          <table:table-cell table:style-name="ce10"/>
          <table:table-cell table:formula="of:=(((([.$A$3]+[.C93])/2))-127)*2" office:value-type="float" office:value="203.135647240226" calcext:value-type="float">
            <text:p>2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3]+1.40625" office:value-type="float" office:value="128.96875" calcext:value-type="float">
            <text:p>128,96875</text:p>
          </table:table-cell>
          <table:table-cell table:formula="of:=[.$A$3]*SIN(RADIANS([.B94]))" office:value-type="float" office:value="198.259717153219" calcext:value-type="float">
            <text:p>198,3</text:p>
          </table:table-cell>
          <table:table-cell table:formula="of:=[.$A$3]*SIN(RADIANS([.B94]-120))" office:value-type="float" office:value="39.7534140509619" calcext:value-type="float">
            <text:p>39,8</text:p>
          </table:table-cell>
          <table:table-cell table:formula="of:=[.$A$3]*SIN(RADIANS([.B94]+120))" office:value-type="float" office:value="-238.013131204181" calcext:value-type="float">
            <text:p>-238,0</text:p>
          </table:table-cell>
          <table:table-cell table:style-name="ce10"/>
          <table:table-cell table:style-name="ce18" table:formula="of:=(MIN([.C94];[.D94];[.E94])+MAX([.C94];[.D94];[.E94]))/2" office:value-type="float" office:value="-19.876707025481" calcext:value-type="float">
            <text:p>-19,9</text:p>
          </table:table-cell>
          <table:table-cell table:style-name="ce26" table:formula="of:=((((([.C94]-[.G94]+[.$A$3])/2)*[.$V$3])-[.$W$3])-127)*2" office:value-type="float" office:value="252.472569926398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4]-[.G94]+[.$A$3])/2" office:value-type="float" office:value="157.315060538221" calcext:value-type="float">
            <text:p>157</text:p>
          </table:table-cell>
          <table:table-cell table:style-name="ce12" table:formula="of:=([.E94]-[.G94]+[.$A$3])/2" office:value-type="float" office:value="18.4317879106502" calcext:value-type="float">
            <text:p>18</text:p>
          </table:table-cell>
          <table:table-cell table:style-name="ce10"/>
          <table:table-cell table:formula="of:=(((([.$A$3]+[.C94])/2))-127)*2" office:value-type="float" office:value="199.259717153219" calcext:value-type="float">
            <text:p>19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4]+1.40625" office:value-type="float" office:value="130.375" calcext:value-type="float">
            <text:p>130,375</text:p>
          </table:table-cell>
          <table:table-cell table:formula="of:=[.$A$3]*SIN(RADIANS([.B95]))" office:value-type="float" office:value="194.264362826007" calcext:value-type="float">
            <text:p>194,3</text:p>
          </table:table-cell>
          <table:table-cell table:formula="of:=[.$A$3]*SIN(RADIANS([.B95]-120))" office:value-type="float" office:value="45.9229408366183" calcext:value-type="float">
            <text:p>45,9</text:p>
          </table:table-cell>
          <table:table-cell table:formula="of:=[.$A$3]*SIN(RADIANS([.B95]+120))" office:value-type="float" office:value="-240.187303662625" calcext:value-type="float">
            <text:p>-240,2</text:p>
          </table:table-cell>
          <table:table-cell table:style-name="ce10"/>
          <table:table-cell table:style-name="ce18" table:formula="of:=(MIN([.C95];[.D95];[.E95])+MAX([.C95];[.D95];[.E95]))/2" office:value-type="float" office:value="-22.9614704183091" calcext:value-type="float">
            <text:p>-23,0</text:p>
          </table:table-cell>
          <table:table-cell table:style-name="ce26" table:formula="of:=((((([.C95]-[.G95]+[.$A$3])/2)*[.$V$3])-[.$W$3])-127)*2" office:value-type="float" office:value="251.42083739718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5]-[.G95]+[.$A$3])/2" office:value-type="float" office:value="161.942205627464" calcext:value-type="float">
            <text:p>162</text:p>
          </table:table-cell>
          <table:table-cell table:style-name="ce12" table:formula="of:=([.E95]-[.G95]+[.$A$3])/2" office:value-type="float" office:value="18.887083377842" calcext:value-type="float">
            <text:p>19</text:p>
          </table:table-cell>
          <table:table-cell table:style-name="ce10"/>
          <table:table-cell table:formula="of:=(((([.$A$3]+[.C95])/2))-127)*2" office:value-type="float" office:value="195.264362826007" calcext:value-type="float">
            <text:p>19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5]+1.40625" office:value-type="float" office:value="131.78125" calcext:value-type="float">
            <text:p>131,78125</text:p>
          </table:table-cell>
          <table:table-cell table:formula="of:=[.$A$3]*SIN(RADIANS([.B96]))" office:value-type="float" office:value="190.151990910641" calcext:value-type="float">
            <text:p>190,2</text:p>
          </table:table-cell>
          <table:table-cell table:formula="of:=[.$A$3]*SIN(RADIANS([.B96]-120))" office:value-type="float" office:value="52.0648053598841" calcext:value-type="float">
            <text:p>52,1</text:p>
          </table:table-cell>
          <table:table-cell table:formula="of:=[.$A$3]*SIN(RADIANS([.B96]+120))" office:value-type="float" office:value="-242.216796270525" calcext:value-type="float">
            <text:p>-242,2</text:p>
          </table:table-cell>
          <table:table-cell table:style-name="ce10"/>
          <table:table-cell table:style-name="ce18" table:formula="of:=(MIN([.C96];[.D96];[.E96])+MAX([.C96];[.D96];[.E96]))/2" office:value-type="float" office:value="-26.032402679942" calcext:value-type="float">
            <text:p>-26,0</text:p>
          </table:table-cell>
          <table:table-cell table:style-name="ce26" table:formula="of:=((((([.C96]-[.G96]+[.$A$3])/2)*[.$V$3])-[.$W$3])-127)*2" office:value-type="float" office:value="250.217974597123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6]-[.G96]+[.$A$3])/2" office:value-type="float" office:value="166.548604019913" calcext:value-type="float">
            <text:p>167</text:p>
          </table:table-cell>
          <table:table-cell table:style-name="ce12" table:formula="of:=([.E96]-[.G96]+[.$A$3])/2" office:value-type="float" office:value="19.4078032047086" calcext:value-type="float">
            <text:p>19</text:p>
          </table:table-cell>
          <table:table-cell table:style-name="ce10"/>
          <table:table-cell table:formula="of:=(((([.$A$3]+[.C96])/2))-127)*2" office:value-type="float" office:value="191.151990910641" calcext:value-type="float">
            <text:p>1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6]+1.40625" office:value-type="float" office:value="133.1875" calcext:value-type="float">
            <text:p>133,1875</text:p>
          </table:table-cell>
          <table:table-cell table:formula="of:=[.$A$3]*SIN(RADIANS([.B97]))" office:value-type="float" office:value="185.925078546191" calcext:value-type="float">
            <text:p>185,9</text:p>
          </table:table-cell>
          <table:table-cell table:formula="of:=[.$A$3]*SIN(RADIANS([.B97]-120))" office:value-type="float" office:value="58.1753079912296" calcext:value-type="float">
            <text:p>58,2</text:p>
          </table:table-cell>
          <table:table-cell table:formula="of:=[.$A$3]*SIN(RADIANS([.B97]+120))" office:value-type="float" office:value="-244.100386537421" calcext:value-type="float">
            <text:p>-244,1</text:p>
          </table:table-cell>
          <table:table-cell table:style-name="ce10"/>
          <table:table-cell table:style-name="ce18" table:formula="of:=(MIN([.C97];[.D97];[.E97])+MAX([.C97];[.D97];[.E97]))/2" office:value-type="float" office:value="-29.0876539956148" calcext:value-type="float">
            <text:p>-29,1</text:p>
          </table:table-cell>
          <table:table-cell table:style-name="ce26" table:formula="of:=((((([.C97]-[.G97]+[.$A$3])/2)*[.$V$3])-[.$W$3])-127)*2" office:value-type="float" office:value="248.864706085786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7]-[.G97]+[.$A$3])/2" office:value-type="float" office:value="171.131480993422" calcext:value-type="float">
            <text:p>171</text:p>
          </table:table-cell>
          <table:table-cell table:style-name="ce12" table:formula="of:=([.E97]-[.G97]+[.$A$3])/2" office:value-type="float" office:value="19.993633729097" calcext:value-type="float">
            <text:p>20</text:p>
          </table:table-cell>
          <table:table-cell table:style-name="ce10"/>
          <table:table-cell table:formula="of:=(((([.$A$3]+[.C97])/2))-127)*2" office:value-type="float" office:value="186.925078546191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7]+1.40625" office:value-type="float" office:value="134.59375" calcext:value-type="float">
            <text:p>134,59375</text:p>
          </table:table-cell>
          <table:table-cell table:formula="of:=[.$A$3]*SIN(RADIANS([.B98]))" office:value-type="float" office:value="181.586171866612" calcext:value-type="float">
            <text:p>181,6</text:p>
          </table:table-cell>
          <table:table-cell table:formula="of:=[.$A$3]*SIN(RADIANS([.B98]-120))" office:value-type="float" office:value="64.250767992356" calcext:value-type="float">
            <text:p>64,3</text:p>
          </table:table-cell>
          <table:table-cell table:formula="of:=[.$A$3]*SIN(RADIANS([.B98]+120))" office:value-type="float" office:value="-245.836939858968" calcext:value-type="float">
            <text:p>-245,8</text:p>
          </table:table-cell>
          <table:table-cell table:style-name="ce10"/>
          <table:table-cell table:style-name="ce18" table:formula="of:=(MIN([.C98];[.D98];[.E98])+MAX([.C98];[.D98];[.E98]))/2" office:value-type="float" office:value="-32.125383996178" calcext:value-type="float">
            <text:p>-32,1</text:p>
          </table:table-cell>
          <table:table-cell table:style-name="ce26" table:formula="of:=((((([.C98]-[.G98]+[.$A$3])/2)*[.$V$3])-[.$W$3])-127)*2" office:value-type="float" office:value="247.361847021522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8]-[.G98]+[.$A$3])/2" office:value-type="float" office:value="175.688075994267" calcext:value-type="float">
            <text:p>176</text:p>
          </table:table-cell>
          <table:table-cell table:style-name="ce12" table:formula="of:=([.E98]-[.G98]+[.$A$3])/2" office:value-type="float" office:value="20.6442220686051" calcext:value-type="float">
            <text:p>21</text:p>
          </table:table-cell>
          <table:table-cell table:style-name="ce10"/>
          <table:table-cell table:formula="of:=(((([.$A$3]+[.C98])/2))-127)*2" office:value-type="float" office:value="182.586171866612" calcext:value-type="float">
            <text:p>1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8]+1.40625" office:value-type="float" office:value="136" calcext:value-type="float">
            <text:p>136</text:p>
          </table:table-cell>
          <table:table-cell table:formula="of:=[.$A$3]*SIN(RADIANS([.B99]))" office:value-type="float" office:value="177.137884467044" calcext:value-type="float">
            <text:p>177,1</text:p>
          </table:table-cell>
          <table:table-cell table:formula="of:=[.$A$3]*SIN(RADIANS([.B99]-120))" office:value-type="float" office:value="70.2875257333348" calcext:value-type="float">
            <text:p>70,3</text:p>
          </table:table-cell>
          <table:table-cell table:formula="of:=[.$A$3]*SIN(RADIANS([.B99]+120))" office:value-type="float" office:value="-247.425410200379" calcext:value-type="float">
            <text:p>-247,4</text:p>
          </table:table-cell>
          <table:table-cell table:style-name="ce10"/>
          <table:table-cell table:style-name="ce18" table:formula="of:=(MIN([.C99];[.D99];[.E99])+MAX([.C99];[.D99];[.E99]))/2" office:value-type="float" office:value="-35.1437628666674" calcext:value-type="float">
            <text:p>-35,1</text:p>
          </table:table-cell>
          <table:table-cell table:style-name="ce26" table:formula="of:=((((([.C99]-[.G99]+[.$A$3])/2)*[.$V$3])-[.$W$3])-127)*2" office:value-type="float" office:value="245.710302670437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9]-[.G99]+[.$A$3])/2" office:value-type="float" office:value="180.215644300001" calcext:value-type="float">
            <text:p>180</text:p>
          </table:table-cell>
          <table:table-cell table:style-name="ce12" table:formula="of:=([.E99]-[.G99]+[.$A$3])/2" office:value-type="float" office:value="21.3591763331441" calcext:value-type="float">
            <text:p>21</text:p>
          </table:table-cell>
          <table:table-cell table:style-name="ce10"/>
          <table:table-cell table:formula="of:=(((([.$A$3]+[.C99])/2))-127)*2" office:value-type="float" office:value="178.137884467044" calcext:value-type="float">
            <text:p>17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9]+1.40625" office:value-type="float" office:value="137.40625" calcext:value-type="float">
            <text:p>137,40625</text:p>
          </table:table-cell>
          <table:table-cell table:formula="of:=[.$A$3]*SIN(RADIANS([.B100]))" office:value-type="float" office:value="172.582895829486" calcext:value-type="float">
            <text:p>172,6</text:p>
          </table:table-cell>
          <table:table-cell table:formula="of:=[.$A$3]*SIN(RADIANS([.B100]-120))" office:value-type="float" office:value="76.2819448970317" calcext:value-type="float">
            <text:p>76,3</text:p>
          </table:table-cell>
          <table:table-cell table:formula="of:=[.$A$3]*SIN(RADIANS([.B100]+120))" office:value-type="float" office:value="-248.864840726518" calcext:value-type="float">
            <text:p>-248,9</text:p>
          </table:table-cell>
          <table:table-cell table:style-name="ce10"/>
          <table:table-cell table:style-name="ce18" table:formula="of:=(MIN([.C100];[.D100];[.E100])+MAX([.C100];[.D100];[.E100]))/2" office:value-type="float" office:value="-38.1409724485159" calcext:value-type="float">
            <text:p>-38,1</text:p>
          </table:table-cell>
          <table:table-cell table:style-name="ce26" table:formula="of:=((((([.C100]-[.G100]+[.$A$3])/2)*[.$V$3])-[.$W$3])-127)*2" office:value-type="float" office:value="243.911067861092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0]-[.G100]+[.$A$3])/2" office:value-type="float" office:value="184.711458672774" calcext:value-type="float">
            <text:p>185</text:p>
          </table:table-cell>
          <table:table-cell table:style-name="ce12" table:formula="of:=([.E100]-[.G100]+[.$A$3])/2" office:value-type="float" office:value="22.1380658609991" calcext:value-type="float">
            <text:p>22</text:p>
          </table:table-cell>
          <table:table-cell table:style-name="ce10"/>
          <table:table-cell table:formula="of:=(((([.$A$3]+[.C100])/2))-127)*2" office:value-type="float" office:value="173.582895829486" calcext:value-type="float">
            <text:p>17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0]+1.40625" office:value-type="float" office:value="138.8125" calcext:value-type="float">
            <text:p>138,8125</text:p>
          </table:table-cell>
          <table:table-cell table:formula="of:=[.$A$3]*SIN(RADIANS([.B101]))" office:value-type="float" office:value="167.92394970877" calcext:value-type="float">
            <text:p>167,9</text:p>
          </table:table-cell>
          <table:table-cell table:formula="of:=[.$A$3]*SIN(RADIANS([.B101]-120))" office:value-type="float" office:value="82.2304146694883" calcext:value-type="float">
            <text:p>82,2</text:p>
          </table:table-cell>
          <table:table-cell table:formula="of:=[.$A$3]*SIN(RADIANS([.B101]+120))" office:value-type="float" office:value="-250.154364378258" calcext:value-type="float">
            <text:p>-250,2</text:p>
          </table:table-cell>
          <table:table-cell table:style-name="ce10"/>
          <table:table-cell table:style-name="ce18" table:formula="of:=(MIN([.C101];[.D101];[.E101])+MAX([.C101];[.D101];[.E101]))/2" office:value-type="float" office:value="-41.1152073347441" calcext:value-type="float">
            <text:p>-41,1</text:p>
          </table:table-cell>
          <table:table-cell table:style-name="ce26" table:formula="of:=((((([.C101]-[.G101]+[.$A$3])/2)*[.$V$3])-[.$W$3])-127)*2" office:value-type="float" office:value="241.965226385259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1]-[.G101]+[.$A$3])/2" office:value-type="float" office:value="189.172811002116" calcext:value-type="float">
            <text:p>189</text:p>
          </table:table-cell>
          <table:table-cell table:style-name="ce12" table:formula="of:=([.E101]-[.G101]+[.$A$3])/2" office:value-type="float" office:value="22.9804214782429" calcext:value-type="float">
            <text:p>23</text:p>
          </table:table-cell>
          <table:table-cell table:style-name="ce10"/>
          <table:table-cell table:formula="of:=(((([.$A$3]+[.C101])/2))-127)*2" office:value-type="float" office:value="168.92394970877" calcext:value-type="float">
            <text:p>16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1]+1.40625" office:value-type="float" office:value="140.21875" calcext:value-type="float">
            <text:p>140,21875</text:p>
          </table:table-cell>
          <table:table-cell table:formula="of:=[.$A$3]*SIN(RADIANS([.B102]))" office:value-type="float" office:value="163.163852479831" calcext:value-type="float">
            <text:p>163,2</text:p>
          </table:table-cell>
          <table:table-cell table:formula="of:=[.$A$3]*SIN(RADIANS([.B102]-120))" office:value-type="float" office:value="88.1293519149412" calcext:value-type="float">
            <text:p>88,1</text:p>
          </table:table-cell>
          <table:table-cell table:formula="of:=[.$A$3]*SIN(RADIANS([.B102]+120))" office:value-type="float" office:value="-251.293204394772" calcext:value-type="float">
            <text:p>-251,3</text:p>
          </table:table-cell>
          <table:table-cell table:style-name="ce10"/>
          <table:table-cell table:style-name="ce18" table:formula="of:=(MIN([.C102];[.D102];[.E102])+MAX([.C102];[.D102];[.E102]))/2" office:value-type="float" office:value="-44.0646759574706" calcext:value-type="float">
            <text:p>-44,1</text:p>
          </table:table-cell>
          <table:table-cell table:style-name="ce26" table:formula="of:=((((([.C102]-[.G102]+[.$A$3])/2)*[.$V$3])-[.$W$3])-127)*2" office:value-type="float" office:value="239.87395034508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2]-[.G102]+[.$A$3])/2" office:value-type="float" office:value="193.597013936206" calcext:value-type="float">
            <text:p>194</text:p>
          </table:table-cell>
          <table:table-cell table:style-name="ce12" table:formula="of:=([.E102]-[.G102]+[.$A$3])/2" office:value-type="float" office:value="23.8857357813494" calcext:value-type="float">
            <text:p>24</text:p>
          </table:table-cell>
          <table:table-cell table:style-name="ce10"/>
          <table:table-cell table:formula="of:=(((([.$A$3]+[.C102])/2))-127)*2" office:value-type="float" office:value="164.163852479831" calcext:value-type="float">
            <text:p>16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2]+1.40625" office:value-type="float" office:value="141.625" calcext:value-type="float">
            <text:p>141,625</text:p>
          </table:table-cell>
          <table:table-cell table:formula="of:=[.$A$3]*SIN(RADIANS([.B103]))" office:value-type="float" office:value="158.305471447247" calcext:value-type="float">
            <text:p>158,3</text:p>
          </table:table-cell>
          <table:table-cell table:formula="of:=[.$A$3]*SIN(RADIANS([.B103]-120))" office:value-type="float" office:value="93.9752033341693" calcext:value-type="float">
            <text:p>94,0</text:p>
          </table:table-cell>
          <table:table-cell table:formula="of:=[.$A$3]*SIN(RADIANS([.B103]+120))" office:value-type="float" office:value="-252.280674781416" calcext:value-type="float">
            <text:p>-252,3</text:p>
          </table:table-cell>
          <table:table-cell table:style-name="ce10"/>
          <table:table-cell table:style-name="ce18" table:formula="of:=(MIN([.C103];[.D103];[.E103])+MAX([.C103];[.D103];[.E103]))/2" office:value-type="float" office:value="-46.9876016670846" calcext:value-type="float">
            <text:p>-47,0</text:p>
          </table:table-cell>
          <table:table-cell table:style-name="ce26" table:formula="of:=((((([.C103]-[.G103]+[.$A$3])/2)*[.$V$3])-[.$W$3])-127)*2" office:value-type="float" office:value="237.638499447053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3]-[.G103]+[.$A$3])/2" office:value-type="float" office:value="197.981402500627" calcext:value-type="float">
            <text:p>198</text:p>
          </table:table-cell>
          <table:table-cell table:style-name="ce12" table:formula="of:=([.E103]-[.G103]+[.$A$3])/2" office:value-type="float" office:value="24.8534634428344" calcext:value-type="float">
            <text:p>25</text:p>
          </table:table-cell>
          <table:table-cell table:style-name="ce10"/>
          <table:table-cell table:formula="of:=(((([.$A$3]+[.C103])/2))-127)*2" office:value-type="float" office:value="159.305471447247" calcext:value-type="float">
            <text:p>1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3]+1.40625" office:value-type="float" office:value="143.03125" calcext:value-type="float">
            <text:p>143,03125</text:p>
          </table:table-cell>
          <table:table-cell table:formula="of:=[.$A$3]*SIN(RADIANS([.B104]))" office:value-type="float" office:value="153.351733118086" calcext:value-type="float">
            <text:p>153,4</text:p>
          </table:table-cell>
          <table:table-cell table:formula="of:=[.$A$3]*SIN(RADIANS([.B104]-120))" office:value-type="float" office:value="99.7644476048681" calcext:value-type="float">
            <text:p>99,8</text:p>
          </table:table-cell>
          <table:table-cell table:formula="of:=[.$A$3]*SIN(RADIANS([.B104]+120))" office:value-type="float" office:value="-253.116180722954" calcext:value-type="float">
            <text:p>-253,1</text:p>
          </table:table-cell>
          <table:table-cell table:style-name="ce10"/>
          <table:table-cell table:style-name="ce18" table:formula="of:=(MIN([.C104];[.D104];[.E104])+MAX([.C104];[.D104];[.E104]))/2" office:value-type="float" office:value="-49.882223802434" calcext:value-type="float">
            <text:p>-49,9</text:p>
          </table:table-cell>
          <table:table-cell table:style-name="ce26" table:formula="of:=((((([.C104]-[.G104]+[.$A$3])/2)*[.$V$3])-[.$W$3])-127)*2" office:value-type="float" office:value="235.2602202432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4]-[.G104]+[.$A$3])/2" office:value-type="float" office:value="202.323335703651" calcext:value-type="float">
            <text:p>202</text:p>
          </table:table-cell>
          <table:table-cell table:style-name="ce12" table:formula="of:=([.E104]-[.G104]+[.$A$3])/2" office:value-type="float" office:value="25.8830215397402" calcext:value-type="float">
            <text:p>26</text:p>
          </table:table-cell>
          <table:table-cell table:style-name="ce10"/>
          <table:table-cell table:formula="of:=(((([.$A$3]+[.C104])/2))-127)*2" office:value-type="float" office:value="154.351733118086" calcext:value-type="float">
            <text:p>1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4]+1.40625" office:value-type="float" office:value="144.4375" calcext:value-type="float">
            <text:p>144,4375</text:p>
          </table:table-cell>
          <table:table-cell table:formula="of:=[.$A$3]*SIN(RADIANS([.B105]))" office:value-type="float" office:value="148.305621439085" calcext:value-type="float">
            <text:p>148,3</text:p>
          </table:table-cell>
          <table:table-cell table:formula="of:=[.$A$3]*SIN(RADIANS([.B105]-120))" office:value-type="float" office:value="105.493597502763" calcext:value-type="float">
            <text:p>105,5</text:p>
          </table:table-cell>
          <table:table-cell table:formula="of:=[.$A$3]*SIN(RADIANS([.B105]+120))" office:value-type="float" office:value="-253.799218941848" calcext:value-type="float">
            <text:p>-253,8</text:p>
          </table:table-cell>
          <table:table-cell table:style-name="ce10"/>
          <table:table-cell table:style-name="ce18" table:formula="of:=(MIN([.C105];[.D105];[.E105])+MAX([.C105];[.D105];[.E105]))/2" office:value-type="float" office:value="-52.7467987513813" calcext:value-type="float">
            <text:p>-52,7</text:p>
          </table:table-cell>
          <table:table-cell table:style-name="ce26" table:formula="of:=((((([.C105]-[.G105]+[.$A$3])/2)*[.$V$3])-[.$W$3])-127)*2" office:value-type="float" office:value="232.740545319989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5]-[.G105]+[.$A$3])/2" office:value-type="float" office:value="206.620198127072" calcext:value-type="float">
            <text:p>207</text:p>
          </table:table-cell>
          <table:table-cell table:style-name="ce12" table:formula="of:=([.E105]-[.G105]+[.$A$3])/2" office:value-type="float" office:value="26.9737899047668" calcext:value-type="float">
            <text:p>27</text:p>
          </table:table-cell>
          <table:table-cell table:style-name="ce10"/>
          <table:table-cell table:formula="of:=(((([.$A$3]+[.C105])/2))-127)*2" office:value-type="float" office:value="149.305621439085" calcext:value-type="float">
            <text:p>1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5]+1.40625" office:value-type="float" office:value="145.84375" calcext:value-type="float">
            <text:p>145,84375</text:p>
          </table:table-cell>
          <table:table-cell table:formula="of:=[.$A$3]*SIN(RADIANS([.B106]))" office:value-type="float" office:value="143.170175999234" calcext:value-type="float">
            <text:p>143,2</text:p>
          </table:table-cell>
          <table:table-cell table:formula="of:=[.$A$3]*SIN(RADIANS([.B106]-120))" office:value-type="float" office:value="111.159202002181" calcext:value-type="float">
            <text:p>111,2</text:p>
          </table:table-cell>
          <table:table-cell table:formula="of:=[.$A$3]*SIN(RADIANS([.B106]+120))" office:value-type="float" office:value="-254.329378001415" calcext:value-type="float">
            <text:p>-254,3</text:p>
          </table:table-cell>
          <table:table-cell table:style-name="ce10"/>
          <table:table-cell table:style-name="ce18" table:formula="of:=(MIN([.C106];[.D106];[.E106])+MAX([.C106];[.D106];[.E106]))/2" office:value-type="float" office:value="-55.5796010010906" calcext:value-type="float">
            <text:p>-55,6</text:p>
          </table:table-cell>
          <table:table-cell table:style-name="ce26" table:formula="of:=((((([.C106]-[.G106]+[.$A$3])/2)*[.$V$3])-[.$W$3])-127)*2" office:value-type="float" office:value="230.080992435375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6]-[.G106]+[.$A$3])/2" office:value-type="float" office:value="210.869401501636" calcext:value-type="float">
            <text:p>211</text:p>
          </table:table-cell>
          <table:table-cell table:style-name="ce12" table:formula="of:=([.E106]-[.G106]+[.$A$3])/2" office:value-type="float" office:value="28.1251114998378" calcext:value-type="float">
            <text:p>28</text:p>
          </table:table-cell>
          <table:table-cell table:style-name="ce10"/>
          <table:table-cell table:formula="of:=(((([.$A$3]+[.C106])/2))-127)*2" office:value-type="float" office:value="144.170175999234" calcext:value-type="float">
            <text:p>1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6]+1.40625" office:value-type="float" office:value="147.25" calcext:value-type="float">
            <text:p>147,25</text:p>
          </table:table-cell>
          <table:table-cell table:formula="of:=[.$A$3]*SIN(RADIANS([.B107]))" office:value-type="float" office:value="137.948490198838" calcext:value-type="float">
            <text:p>137,9</text:p>
          </table:table-cell>
          <table:table-cell table:formula="of:=[.$A$3]*SIN(RADIANS([.B107]-120))" office:value-type="float" office:value="116.757848354824" calcext:value-type="float">
            <text:p>116,8</text:p>
          </table:table-cell>
          <table:table-cell table:formula="of:=[.$A$3]*SIN(RADIANS([.B107]+120))" office:value-type="float" office:value="-254.706338553662" calcext:value-type="float">
            <text:p>-254,7</text:p>
          </table:table-cell>
          <table:table-cell table:style-name="ce10"/>
          <table:table-cell table:style-name="ce18" table:formula="of:=(MIN([.C107];[.D107];[.E107])+MAX([.C107];[.D107];[.E107]))/2" office:value-type="float" office:value="-58.378924177412" calcext:value-type="float">
            <text:p>-58,4</text:p>
          </table:table-cell>
          <table:table-cell table:style-name="ce26" table:formula="of:=((((([.C107]-[.G107]+[.$A$3])/2)*[.$V$3])-[.$W$3])-127)*2" office:value-type="float" office:value="227.283163604569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7]-[.G107]+[.$A$3])/2" office:value-type="float" office:value="215.068386266118" calcext:value-type="float">
            <text:p>215</text:p>
          </table:table-cell>
          <table:table-cell table:style-name="ce12" table:formula="of:=([.E107]-[.G107]+[.$A$3])/2" office:value-type="float" office:value="29.3362928118748" calcext:value-type="float">
            <text:p>29</text:p>
          </table:table-cell>
          <table:table-cell table:style-name="ce10"/>
          <table:table-cell table:formula="of:=(((([.$A$3]+[.C107])/2))-127)*2" office:value-type="float" office:value="138.948490198839" calcext:value-type="float">
            <text:p>1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7]+1.40625" office:value-type="float" office:value="148.65625" calcext:value-type="float">
            <text:p>148,65625</text:p>
          </table:table-cell>
          <table:table-cell table:formula="of:=[.$A$3]*SIN(RADIANS([.B108]))" office:value-type="float" office:value="132.643709386174" calcext:value-type="float">
            <text:p>132,6</text:p>
          </table:table-cell>
          <table:table-cell table:formula="of:=[.$A$3]*SIN(RADIANS([.B108]-120))" office:value-type="float" office:value="122.286164145475" calcext:value-type="float">
            <text:p>122,3</text:p>
          </table:table-cell>
          <table:table-cell table:formula="of:=[.$A$3]*SIN(RADIANS([.B108]+120))" office:value-type="float" office:value="-254.929873531648" calcext:value-type="float">
            <text:p>-254,9</text:p>
          </table:table-cell>
          <table:table-cell table:style-name="ce10"/>
          <table:table-cell table:style-name="ce18" table:formula="of:=(MIN([.C108];[.D108];[.E108])+MAX([.C108];[.D108];[.E108]))/2" office:value-type="float" office:value="-61.1430820727375" calcext:value-type="float">
            <text:p>-61,1</text:p>
          </table:table-cell>
          <table:table-cell table:style-name="ce26" table:formula="of:=((((([.C108]-[.G108]+[.$A$3])/2)*[.$V$3])-[.$W$3])-127)*2" office:value-type="float" office:value="224.348744135042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8]-[.G108]+[.$A$3])/2" office:value-type="float" office:value="219.214623109106" calcext:value-type="float">
            <text:p>219</text:p>
          </table:table-cell>
          <table:table-cell table:style-name="ce12" table:formula="of:=([.E108]-[.G108]+[.$A$3])/2" office:value-type="float" office:value="30.6066042705445" calcext:value-type="float">
            <text:p>31</text:p>
          </table:table-cell>
          <table:table-cell table:style-name="ce10"/>
          <table:table-cell table:formula="of:=(((([.$A$3]+[.C108])/2))-127)*2" office:value-type="float" office:value="133.643709386174" calcext:value-type="float">
            <text:p>1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8]+1.40625" office:value-type="float" office:value="150.0625" calcext:value-type="float">
            <text:p>150,0625</text:p>
          </table:table-cell>
          <table:table-cell table:formula="of:=[.$A$3]*SIN(RADIANS([.B109]))" office:value-type="float" office:value="127.259028962842" calcext:value-type="float">
            <text:p>127,3</text:p>
          </table:table-cell>
          <table:table-cell table:formula="of:=[.$A$3]*SIN(RADIANS([.B109]-120))" office:value-type="float" office:value="127.740819323419" calcext:value-type="float">
            <text:p>127,7</text:p>
          </table:table-cell>
          <table:table-cell table:formula="of:=[.$A$3]*SIN(RADIANS([.B109]+120))" office:value-type="float" office:value="-254.999848286261" calcext:value-type="float">
            <text:p>-255,0</text:p>
          </table:table-cell>
          <table:table-cell table:style-name="ce10"/>
          <table:table-cell table:style-name="ce18" table:formula="of:=(MIN([.C109];[.D109];[.E109])+MAX([.C109];[.D109];[.E109]))/2" office:value-type="float" office:value="-63.6295144814211" calcext:value-type="float">
            <text:p>-63,6</text:p>
          </table:table-cell>
          <table:table-cell table:style-name="ce26" table:formula="of:=((((([.C109]-[.G109]+[.$A$3])/2)*[.$V$3])-[.$W$3])-127)*2" office:value-type="float" office:value="221.001267678124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9]-[.G109]+[.$A$3])/2" office:value-type="float" office:value="223.18516690242" calcext:value-type="float">
            <text:p>223</text:p>
          </table:table-cell>
          <table:table-cell table:style-name="ce12" table:formula="of:=([.E109]-[.G109]+[.$A$3])/2" office:value-type="float" office:value="31.81483309758" calcext:value-type="float">
            <text:p>32</text:p>
          </table:table-cell>
          <table:table-cell table:style-name="ce10"/>
          <table:table-cell table:formula="of:=(((([.$A$3]+[.C109])/2))-127)*2" office:value-type="float" office:value="128.259028962842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9]+1.40625" office:value-type="float" office:value="151.46875" calcext:value-type="float">
            <text:p>151,46875</text:p>
          </table:table-cell>
          <table:table-cell table:formula="of:=[.$A$3]*SIN(RADIANS([.B110]))" office:value-type="float" office:value="121.797692458985" calcext:value-type="float">
            <text:p>121,8</text:p>
          </table:table-cell>
          <table:table-cell table:formula="of:=[.$A$3]*SIN(RADIANS([.B110]-120))" office:value-type="float" office:value="133.118528208339" calcext:value-type="float">
            <text:p>133,1</text:p>
          </table:table-cell>
          <table:table-cell table:formula="of:=[.$A$3]*SIN(RADIANS([.B110]+120))" office:value-type="float" office:value="-254.916220667324" calcext:value-type="float">
            <text:p>-254,9</text:p>
          </table:table-cell>
          <table:table-cell table:style-name="ce10"/>
          <table:table-cell table:style-name="ce18" table:formula="of:=(MIN([.C110];[.D110];[.E110])+MAX([.C110];[.D110];[.E110]))/2" office:value-type="float" office:value="-60.8988462294926" calcext:value-type="float">
            <text:p>-60,9</text:p>
          </table:table-cell>
          <table:table-cell table:style-name="ce26" table:formula="of:=((((([.C110]-[.G110]+[.$A$3])/2)*[.$V$3])-[.$W$3])-127)*2" office:value-type="float" office:value="211.539502185192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0]-[.G110]+[.$A$3])/2" office:value-type="float" office:value="224.508687218916" calcext:value-type="float">
            <text:p>225</text:p>
          </table:table-cell>
          <table:table-cell table:style-name="ce12" table:formula="of:=([.E110]-[.G110]+[.$A$3])/2" office:value-type="float" office:value="30.4913127810841" calcext:value-type="float">
            <text:p>30</text:p>
          </table:table-cell>
          <table:table-cell table:style-name="ce10"/>
          <table:table-cell table:formula="of:=(((([.$A$3]+[.C110])/2))-127)*2" office:value-type="float" office:value="122.797692458985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0]+1.40625" office:value-type="float" office:value="152.875" calcext:value-type="float">
            <text:p>152,875</text:p>
          </table:table-cell>
          <table:table-cell table:formula="of:=[.$A$3]*SIN(RADIANS([.B111]))" office:value-type="float" office:value="116.2629895795" calcext:value-type="float">
            <text:p>116,3</text:p>
          </table:table-cell>
          <table:table-cell table:formula="of:=[.$A$3]*SIN(RADIANS([.B111]-120))" office:value-type="float" office:value="138.416051469489" calcext:value-type="float">
            <text:p>138,4</text:p>
          </table:table-cell>
          <table:table-cell table:formula="of:=[.$A$3]*SIN(RADIANS([.B111]+120))" office:value-type="float" office:value="-254.679041048989" calcext:value-type="float">
            <text:p>-254,7</text:p>
          </table:table-cell>
          <table:table-cell table:style-name="ce10"/>
          <table:table-cell table:style-name="ce18" table:formula="of:=(MIN([.C111];[.D111];[.E111])+MAX([.C111];[.D111];[.E111]))/2" office:value-type="float" office:value="-58.13149478975" calcext:value-type="float">
            <text:p>-58,1</text:p>
          </table:table-cell>
          <table:table-cell table:style-name="ce26" table:formula="of:=((((([.C111]-[.G111]+[.$A$3])/2)*[.$V$3])-[.$W$3])-127)*2" office:value-type="float" office:value="201.950629446484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1]-[.G111]+[.$A$3])/2" office:value-type="float" office:value="225.77377312962" calcext:value-type="float">
            <text:p>226</text:p>
          </table:table-cell>
          <table:table-cell table:style-name="ce12" table:formula="of:=([.E111]-[.G111]+[.$A$3])/2" office:value-type="float" office:value="29.2262268703803" calcext:value-type="float">
            <text:p>29</text:p>
          </table:table-cell>
          <table:table-cell table:style-name="ce10"/>
          <table:table-cell table:formula="of:=(((([.$A$3]+[.C111])/2))-127)*2" office:value-type="float" office:value="117.2629895795" calcext:value-type="float">
            <text:p>1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1]+1.40625" office:value-type="float" office:value="154.28125" calcext:value-type="float">
            <text:p>154,28125</text:p>
          </table:table-cell>
          <table:table-cell table:formula="of:=[.$A$3]*SIN(RADIANS([.B112]))" office:value-type="float" office:value="110.658254222445" calcext:value-type="float">
            <text:p>110,7</text:p>
          </table:table-cell>
          <table:table-cell table:formula="of:=[.$A$3]*SIN(RADIANS([.B112]-120))" office:value-type="float" office:value="143.630198076944" calcext:value-type="float">
            <text:p>143,6</text:p>
          </table:table-cell>
          <table:table-cell table:formula="of:=[.$A$3]*SIN(RADIANS([.B112]+120))" office:value-type="float" office:value="-254.288452299389" calcext:value-type="float">
            <text:p>-254,3</text:p>
          </table:table-cell>
          <table:table-cell table:style-name="ce10"/>
          <table:table-cell table:style-name="ce18" table:formula="of:=(MIN([.C112];[.D112];[.E112])+MAX([.C112];[.D112];[.E112]))/2" office:value-type="float" office:value="-55.3291271112226" calcext:value-type="float">
            <text:p>-55,3</text:p>
          </table:table-cell>
          <table:table-cell table:style-name="ce26" table:formula="of:=((((([.C112]-[.G112]+[.$A$3])/2)*[.$V$3])-[.$W$3])-127)*2" office:value-type="float" office:value="192.240425440386" calcext:value-type="float">
            <text:p>19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2]-[.G112]+[.$A$3])/2" office:value-type="float" office:value="226.979662594083" calcext:value-type="float">
            <text:p>227</text:p>
          </table:table-cell>
          <table:table-cell table:style-name="ce12" table:formula="of:=([.E112]-[.G112]+[.$A$3])/2" office:value-type="float" office:value="28.0203374059168" calcext:value-type="float">
            <text:p>28</text:p>
          </table:table-cell>
          <table:table-cell table:style-name="ce10"/>
          <table:table-cell table:formula="of:=(((([.$A$3]+[.C112])/2))-127)*2" office:value-type="float" office:value="111.658254222445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2]+1.40625" office:value-type="float" office:value="155.6875" calcext:value-type="float">
            <text:p>155,6875</text:p>
          </table:table-cell>
          <table:table-cell table:formula="of:=[.$A$3]*SIN(RADIANS([.B113]))" office:value-type="float" office:value="104.986862470826" calcext:value-type="float">
            <text:p>105,0</text:p>
          </table:table-cell>
          <table:table-cell table:formula="of:=[.$A$3]*SIN(RADIANS([.B113]-120))" office:value-type="float" office:value="148.757827223756" calcext:value-type="float">
            <text:p>148,8</text:p>
          </table:table-cell>
          <table:table-cell table:formula="of:=[.$A$3]*SIN(RADIANS([.B113]+120))" office:value-type="float" office:value="-253.744689694581" calcext:value-type="float">
            <text:p>-253,7</text:p>
          </table:table-cell>
          <table:table-cell table:style-name="ce10"/>
          <table:table-cell table:style-name="ce18" table:formula="of:=(MIN([.C113];[.D113];[.E113])+MAX([.C113];[.D113];[.E113]))/2" office:value-type="float" office:value="-52.4934312354128" calcext:value-type="float">
            <text:p>-52,5</text:p>
          </table:table-cell>
          <table:table-cell table:style-name="ce26" table:formula="of:=((((([.C113]-[.G113]+[.$A$3])/2)*[.$V$3])-[.$W$3])-127)*2" office:value-type="float" office:value="182.414739230705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3]-[.G113]+[.$A$3])/2" office:value-type="float" office:value="228.125629229584" calcext:value-type="float">
            <text:p>228</text:p>
          </table:table-cell>
          <table:table-cell table:style-name="ce12" table:formula="of:=([.E113]-[.G113]+[.$A$3])/2" office:value-type="float" office:value="26.8743707704158" calcext:value-type="float">
            <text:p>27</text:p>
          </table:table-cell>
          <table:table-cell table:style-name="ce10"/>
          <table:table-cell table:formula="of:=(((([.$A$3]+[.C113])/2))-127)*2" office:value-type="float" office:value="105.986862470826" calcext:value-type="float">
            <text:p>10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3]+1.40625" office:value-type="float" office:value="157.09375" calcext:value-type="float">
            <text:p>157,09375</text:p>
          </table:table-cell>
          <table:table-cell table:formula="of:=[.$A$3]*SIN(RADIANS([.B114]))" office:value-type="float" office:value="99.2522305589651" calcext:value-type="float">
            <text:p>99,3</text:p>
          </table:table-cell>
          <table:table-cell table:formula="of:=[.$A$3]*SIN(RADIANS([.B114]-120))" office:value-type="float" office:value="153.795850217861" calcext:value-type="float">
            <text:p>153,8</text:p>
          </table:table-cell>
          <table:table-cell table:formula="of:=[.$A$3]*SIN(RADIANS([.B114]+120))" office:value-type="float" office:value="-253.048080776826" calcext:value-type="float">
            <text:p>-253,0</text:p>
          </table:table-cell>
          <table:table-cell table:style-name="ce10"/>
          <table:table-cell table:style-name="ce18" table:formula="of:=(MIN([.C114];[.D114];[.E114])+MAX([.C114];[.D114];[.E114]))/2" office:value-type="float" office:value="-49.6261152794825" calcext:value-type="float">
            <text:p>-49,6</text:p>
          </table:table-cell>
          <table:table-cell table:style-name="ce26" table:formula="of:=((((([.C114]-[.G114]+[.$A$3])/2)*[.$V$3])-[.$W$3])-127)*2" office:value-type="float" office:value="172.479489443407" calcext:value-type="float">
            <text:p>1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4]-[.G114]+[.$A$3])/2" office:value-type="float" office:value="229.210982748672" calcext:value-type="float">
            <text:p>229</text:p>
          </table:table-cell>
          <table:table-cell table:style-name="ce12" table:formula="of:=([.E114]-[.G114]+[.$A$3])/2" office:value-type="float" office:value="25.7890172513281" calcext:value-type="float">
            <text:p>26</text:p>
          </table:table-cell>
          <table:table-cell table:style-name="ce10"/>
          <table:table-cell table:formula="of:=(((([.$A$3]+[.C114])/2))-127)*2" office:value-type="float" office:value="100.252230558965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4]+1.40625" office:value-type="float" office:value="158.5" calcext:value-type="float">
            <text:p>158,5</text:p>
          </table:table-cell>
          <table:table-cell table:formula="of:=[.$A$3]*SIN(RADIANS([.B115]))" office:value-type="float" office:value="93.4578128146958" calcext:value-type="float">
            <text:p>93,5</text:p>
          </table:table-cell>
          <table:table-cell table:formula="of:=[.$A$3]*SIN(RADIANS([.B115]-120))" office:value-type="float" office:value="158.741232342593" calcext:value-type="float">
            <text:p>158,7</text:p>
          </table:table-cell>
          <table:table-cell table:formula="of:=[.$A$3]*SIN(RADIANS([.B115]+120))" office:value-type="float" office:value="-252.199045157289" calcext:value-type="float">
            <text:p>-252,2</text:p>
          </table:table-cell>
          <table:table-cell table:style-name="ce10"/>
          <table:table-cell table:style-name="ce18" table:formula="of:=(MIN([.C115];[.D115];[.E115])+MAX([.C115];[.D115];[.E115]))/2" office:value-type="float" office:value="-46.7289064073479" calcext:value-type="float">
            <text:p>-46,7</text:p>
          </table:table-cell>
          <table:table-cell table:style-name="ce26" table:formula="of:=((((([.C115]-[.G115]+[.$A$3])/2)*[.$V$3])-[.$W$3])-127)*2" office:value-type="float" office:value="162.44066070146" calcext:value-type="float">
            <text:p>1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5]-[.G115]+[.$A$3])/2" office:value-type="float" office:value="230.23506937497" calcext:value-type="float">
            <text:p>230</text:p>
          </table:table-cell>
          <table:table-cell table:style-name="ce12" table:formula="of:=([.E115]-[.G115]+[.$A$3])/2" office:value-type="float" office:value="24.7649306250296" calcext:value-type="float">
            <text:p>25</text:p>
          </table:table-cell>
          <table:table-cell table:style-name="ce10"/>
          <table:table-cell table:formula="of:=(((([.$A$3]+[.C115])/2))-127)*2" office:value-type="float" office:value="94.4578128146958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5]+1.40625" office:value-type="float" office:value="159.90625" calcext:value-type="float">
            <text:p>159,90625</text:p>
          </table:table-cell>
          <table:table-cell table:formula="of:=[.$A$3]*SIN(RADIANS([.B116]))" office:value-type="float" office:value="87.6070995785997" calcext:value-type="float">
            <text:p>87,6</text:p>
          </table:table-cell>
          <table:table-cell table:formula="of:=[.$A$3]*SIN(RADIANS([.B116]-120))" office:value-type="float" office:value="163.590994684678" calcext:value-type="float">
            <text:p>163,6</text:p>
          </table:table-cell>
          <table:table-cell table:formula="of:=[.$A$3]*SIN(RADIANS([.B116]+120))" office:value-type="float" office:value="-251.198094263278" calcext:value-type="float">
            <text:p>-251,2</text:p>
          </table:table-cell>
          <table:table-cell table:style-name="ce10"/>
          <table:table-cell table:style-name="ce18" table:formula="of:=(MIN([.C116];[.D116];[.E116])+MAX([.C116];[.D116];[.E116]))/2" office:value-type="float" office:value="-43.8035497892999" calcext:value-type="float">
            <text:p>-43,8</text:p>
          </table:table-cell>
          <table:table-cell table:style-name="ce26" table:formula="of:=((((([.C116]-[.G116]+[.$A$3])/2)*[.$V$3])-[.$W$3])-127)*2" office:value-type="float" office:value="152.304300019924" calcext:value-type="float">
            <text:p>1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6]-[.G116]+[.$A$3])/2" office:value-type="float" office:value="231.197272236989" calcext:value-type="float">
            <text:p>231</text:p>
          </table:table-cell>
          <table:table-cell table:style-name="ce12" table:formula="of:=([.E116]-[.G116]+[.$A$3])/2" office:value-type="float" office:value="23.8027277630108" calcext:value-type="float">
            <text:p>24</text:p>
          </table:table-cell>
          <table:table-cell table:style-name="ce10"/>
          <table:table-cell table:formula="of:=(((([.$A$3]+[.C116])/2))-127)*2" office:value-type="float" office:value="88.6070995785997" calcext:value-type="float">
            <text:p>8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6]+1.40625" office:value-type="float" office:value="161.3125" calcext:value-type="float">
            <text:p>161,3125</text:p>
          </table:table-cell>
          <table:table-cell table:formula="of:=[.$A$3]*SIN(RADIANS([.B117]))" office:value-type="float" office:value="81.7036151015579" calcext:value-type="float">
            <text:p>81,7</text:p>
          </table:table-cell>
          <table:table-cell table:formula="of:=[.$A$3]*SIN(RADIANS([.B117]-120))" office:value-type="float" office:value="168.342215928627" calcext:value-type="float">
            <text:p>168,3</text:p>
          </table:table-cell>
          <table:table-cell table:formula="of:=[.$A$3]*SIN(RADIANS([.B117]+120))" office:value-type="float" office:value="-250.045831030185" calcext:value-type="float">
            <text:p>-250,0</text:p>
          </table:table-cell>
          <table:table-cell table:style-name="ce10"/>
          <table:table-cell table:style-name="ce18" table:formula="of:=(MIN([.C117];[.D117];[.E117])+MAX([.C117];[.D117];[.E117]))/2" office:value-type="float" office:value="-40.851807550779" calcext:value-type="float">
            <text:p>-40,9</text:p>
          </table:table-cell>
          <table:table-cell table:style-name="ce26" table:formula="of:=((((([.C117]-[.G117]+[.$A$3])/2)*[.$V$3])-[.$W$3])-127)*2" office:value-type="float" office:value="142.076513163449" calcext:value-type="float">
            <text:p>1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7]-[.G117]+[.$A$3])/2" office:value-type="float" office:value="232.097011739703" calcext:value-type="float">
            <text:p>232</text:p>
          </table:table-cell>
          <table:table-cell table:style-name="ce12" table:formula="of:=([.E117]-[.G117]+[.$A$3])/2" office:value-type="float" office:value="22.9029882602969" calcext:value-type="float">
            <text:p>23</text:p>
          </table:table-cell>
          <table:table-cell table:style-name="ce10"/>
          <table:table-cell table:formula="of:=(((([.$A$3]+[.C117])/2))-127)*2" office:value-type="float" office:value="82.7036151015579" calcext:value-type="float">
            <text:p>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7]+1.40625" office:value-type="float" office:value="162.71875" calcext:value-type="float">
            <text:p>162,71875</text:p>
          </table:table-cell>
          <table:table-cell table:formula="of:=[.$A$3]*SIN(RADIANS([.B118]))" office:value-type="float" office:value="75.7509154218739" calcext:value-type="float">
            <text:p>75,8</text:p>
          </table:table-cell>
          <table:table-cell table:formula="of:=[.$A$3]*SIN(RADIANS([.B118]-120))" office:value-type="float" office:value="172.992034116422" calcext:value-type="float">
            <text:p>173,0</text:p>
          </table:table-cell>
          <table:table-cell table:formula="of:=[.$A$3]*SIN(RADIANS([.B118]+120))" office:value-type="float" office:value="-248.742949538295" calcext:value-type="float">
            <text:p>-248,7</text:p>
          </table:table-cell>
          <table:table-cell table:style-name="ce10"/>
          <table:table-cell table:style-name="ce18" table:formula="of:=(MIN([.C118];[.D118];[.E118])+MAX([.C118];[.D118];[.E118]))/2" office:value-type="float" office:value="-37.8754577109369" calcext:value-type="float">
            <text:p>-37,9</text:p>
          </table:table-cell>
          <table:table-cell table:style-name="ce26" table:formula="of:=((((([.C118]-[.G118]+[.$A$3])/2)*[.$V$3])-[.$W$3])-127)*2" office:value-type="float" office:value="131.763460968396" calcext:value-type="float">
            <text:p>1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8]-[.G118]+[.$A$3])/2" office:value-type="float" office:value="232.933745913679" calcext:value-type="float">
            <text:p>233</text:p>
          </table:table-cell>
          <table:table-cell table:style-name="ce12" table:formula="of:=([.E118]-[.G118]+[.$A$3])/2" office:value-type="float" office:value="22.0662540863208" calcext:value-type="float">
            <text:p>22</text:p>
          </table:table-cell>
          <table:table-cell table:style-name="ce10"/>
          <table:table-cell table:formula="of:=(((([.$A$3]+[.C118])/2))-127)*2" office:value-type="float" office:value="76.7509154218739" calcext:value-type="float">
            <text:p>7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8]+1.40625" office:value-type="float" office:value="164.125" calcext:value-type="float">
            <text:p>164,125</text:p>
          </table:table-cell>
          <table:table-cell table:formula="of:=[.$A$3]*SIN(RADIANS([.B119]))" office:value-type="float" office:value="69.7525862232489" calcext:value-type="float">
            <text:p>69,8</text:p>
          </table:table-cell>
          <table:table-cell table:formula="of:=[.$A$3]*SIN(RADIANS([.B119]-120))" office:value-type="float" office:value="177.537648371453" calcext:value-type="float">
            <text:p>177,5</text:p>
          </table:table-cell>
          <table:table-cell table:formula="of:=[.$A$3]*SIN(RADIANS([.B119]+120))" office:value-type="float" office:value="-247.290234594702" calcext:value-type="float">
            <text:p>-247,3</text:p>
          </table:table-cell>
          <table:table-cell table:style-name="ce10"/>
          <table:table-cell table:style-name="ce18" table:formula="of:=(MIN([.C119];[.D119];[.E119])+MAX([.C119];[.D119];[.E119]))/2" office:value-type="float" office:value="-34.8762931116244" calcext:value-type="float">
            <text:p>-34,9</text:p>
          </table:table-cell>
          <table:table-cell table:style-name="ce26" table:formula="of:=((((([.C119]-[.G119]+[.$A$3])/2)*[.$V$3])-[.$W$3])-127)*2" office:value-type="float" office:value="121.371355631779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9]-[.G119]+[.$A$3])/2" office:value-type="float" office:value="233.706970741539" calcext:value-type="float">
            <text:p>234</text:p>
          </table:table-cell>
          <table:table-cell table:style-name="ce12" table:formula="of:=([.E119]-[.G119]+[.$A$3])/2" office:value-type="float" office:value="21.2930292584614" calcext:value-type="float">
            <text:p>21</text:p>
          </table:table-cell>
          <table:table-cell table:style-name="ce10"/>
          <table:table-cell table:formula="of:=(((([.$A$3]+[.C119])/2))-127)*2" office:value-type="float" office:value="70.7525862232488" calcext:value-type="float">
            <text:p>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9]+1.40625" office:value-type="float" office:value="165.53125" calcext:value-type="float">
            <text:p>165,53125</text:p>
          </table:table-cell>
          <table:table-cell table:formula="of:=[.$A$3]*SIN(RADIANS([.B120]))" office:value-type="float" office:value="63.7122406749001" calcext:value-type="float">
            <text:p>63,7</text:p>
          </table:table-cell>
          <table:table-cell table:formula="of:=[.$A$3]*SIN(RADIANS([.B120]-120))" office:value-type="float" office:value="181.976320585665" calcext:value-type="float">
            <text:p>182,0</text:p>
          </table:table-cell>
          <table:table-cell table:formula="of:=[.$A$3]*SIN(RADIANS([.B120]+120))" office:value-type="float" office:value="-245.688561260566" calcext:value-type="float">
            <text:p>-245,7</text:p>
          </table:table-cell>
          <table:table-cell table:style-name="ce10"/>
          <table:table-cell table:style-name="ce18" table:formula="of:=(MIN([.C120];[.D120];[.E120])+MAX([.C120];[.D120];[.E120]))/2" office:value-type="float" office:value="-31.85612033745" calcext:value-type="float">
            <text:p>-31,9</text:p>
          </table:table-cell>
          <table:table-cell table:style-name="ce26" table:formula="of:=((((([.C120]-[.G120]+[.$A$3])/2)*[.$V$3])-[.$W$3])-127)*2" office:value-type="float" office:value="110.906456969264" calcext:value-type="float">
            <text:p>1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0]-[.G120]+[.$A$3])/2" office:value-type="float" office:value="234.416220461558" calcext:value-type="float">
            <text:p>234</text:p>
          </table:table-cell>
          <table:table-cell table:style-name="ce12" table:formula="of:=([.E120]-[.G120]+[.$A$3])/2" office:value-type="float" office:value="20.5837795384422" calcext:value-type="float">
            <text:p>21</text:p>
          </table:table-cell>
          <table:table-cell table:style-name="ce10"/>
          <table:table-cell table:formula="of:=(((([.$A$3]+[.C120])/2))-127)*2" office:value-type="float" office:value="64.7122406749001" calcext:value-type="float">
            <text:p>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0]+1.40625" office:value-type="float" office:value="166.9375" calcext:value-type="float">
            <text:p>166,9375</text:p>
          </table:table-cell>
          <table:table-cell table:formula="of:=[.$A$3]*SIN(RADIANS([.B121]))" office:value-type="float" office:value="57.633517255123" calcext:value-type="float">
            <text:p>57,6</text:p>
          </table:table-cell>
          <table:table-cell table:formula="of:=[.$A$3]*SIN(RADIANS([.B121]-120))" office:value-type="float" office:value="186.30537706889" calcext:value-type="float">
            <text:p>186,3</text:p>
          </table:table-cell>
          <table:table-cell table:formula="of:=[.$A$3]*SIN(RADIANS([.B121]+120))" office:value-type="float" office:value="-243.938894324013" calcext:value-type="float">
            <text:p>-243,9</text:p>
          </table:table-cell>
          <table:table-cell table:style-name="ce10"/>
          <table:table-cell table:style-name="ce18" table:formula="of:=(MIN([.C121];[.D121];[.E121])+MAX([.C121];[.D121];[.E121]))/2" office:value-type="float" office:value="-28.8167586275615" calcext:value-type="float">
            <text:p>-28,8</text:p>
          </table:table-cell>
          <table:table-cell table:style-name="ce26" table:formula="of:=((((([.C121]-[.G121]+[.$A$3])/2)*[.$V$3])-[.$W$3])-127)*2" office:value-type="float" office:value="100.375068644501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1]-[.G121]+[.$A$3])/2" office:value-type="float" office:value="235.061067848226" calcext:value-type="float">
            <text:p>235</text:p>
          </table:table-cell>
          <table:table-cell table:style-name="ce12" table:formula="of:=([.E121]-[.G121]+[.$A$3])/2" office:value-type="float" office:value="19.9389321517741" calcext:value-type="float">
            <text:p>20</text:p>
          </table:table-cell>
          <table:table-cell table:style-name="ce10"/>
          <table:table-cell table:formula="of:=(((([.$A$3]+[.C121])/2))-127)*2" office:value-type="float" office:value="58.633517255123" calcext:value-type="float">
            <text:p>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1]+1.40625" office:value-type="float" office:value="168.34375" calcext:value-type="float">
            <text:p>168,34375</text:p>
          </table:table-cell>
          <table:table-cell table:formula="of:=[.$A$3]*SIN(RADIANS([.B122]))" office:value-type="float" office:value="51.5200775596074" calcext:value-type="float">
            <text:p>51,5</text:p>
          </table:table-cell>
          <table:table-cell table:formula="of:=[.$A$3]*SIN(RADIANS([.B122]-120))" office:value-type="float" office:value="190.522210159375" calcext:value-type="float">
            <text:p>190,5</text:p>
          </table:table-cell>
          <table:table-cell table:formula="of:=[.$A$3]*SIN(RADIANS([.B122]+120))" office:value-type="float" office:value="-242.042287718983" calcext:value-type="float">
            <text:p>-242,0</text:p>
          </table:table-cell>
          <table:table-cell table:style-name="ce10"/>
          <table:table-cell table:style-name="ce18" table:formula="of:=(MIN([.C122];[.D122];[.E122])+MAX([.C122];[.D122];[.E122]))/2" office:value-type="float" office:value="-25.7600387798037" calcext:value-type="float">
            <text:p>-25,8</text:p>
          </table:table-cell>
          <table:table-cell table:style-name="ce26" table:formula="of:=((((([.C122]-[.G122]+[.$A$3])/2)*[.$V$3])-[.$W$3])-127)*2" office:value-type="float" office:value="89.7835343720198" calcext:value-type="float">
            <text:p>9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2]-[.G122]+[.$A$3])/2" office:value-type="float" office:value="235.64112446959" calcext:value-type="float">
            <text:p>236</text:p>
          </table:table-cell>
          <table:table-cell table:style-name="ce12" table:formula="of:=([.E122]-[.G122]+[.$A$3])/2" office:value-type="float" office:value="19.3588755304105" calcext:value-type="float">
            <text:p>19</text:p>
          </table:table-cell>
          <table:table-cell table:style-name="ce10"/>
          <table:table-cell table:formula="of:=(((([.$A$3]+[.C122])/2))-127)*2" office:value-type="float" office:value="52.5200775596074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2]+1.40625" office:value-type="float" office:value="169.75" calcext:value-type="float">
            <text:p>169,75</text:p>
          </table:table-cell>
          <table:table-cell table:formula="of:=[.$A$3]*SIN(RADIANS([.B123]))" office:value-type="float" office:value="45.3756040958297" calcext:value-type="float">
            <text:p>45,4</text:p>
          </table:table-cell>
          <table:table-cell table:formula="of:=[.$A$3]*SIN(RADIANS([.B123]-120))" office:value-type="float" office:value="194.624279794545" calcext:value-type="float">
            <text:p>194,6</text:p>
          </table:table-cell>
          <table:table-cell table:formula="of:=[.$A$3]*SIN(RADIANS([.B123]+120))" office:value-type="float" office:value="-239.999883890375" calcext:value-type="float">
            <text:p>-240,0</text:p>
          </table:table-cell>
          <table:table-cell table:style-name="ce10"/>
          <table:table-cell table:style-name="ce18" table:formula="of:=(MIN([.C123];[.D123];[.E123])+MAX([.C123];[.D123];[.E123]))/2" office:value-type="float" office:value="-22.6878020479148" calcext:value-type="float">
            <text:p>-22,7</text:p>
          </table:table-cell>
          <table:table-cell table:style-name="ce26" table:formula="of:=((((([.C123]-[.G123]+[.$A$3])/2)*[.$V$3])-[.$W$3])-127)*2" office:value-type="float" office:value="79.1382340960249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3]-[.G123]+[.$A$3])/2" office:value-type="float" office:value="236.15604092123" calcext:value-type="float">
            <text:p>236</text:p>
          </table:table-cell>
          <table:table-cell table:style-name="ce12" table:formula="of:=([.E123]-[.G123]+[.$A$3])/2" office:value-type="float" office:value="18.8439590787702" calcext:value-type="float">
            <text:p>19</text:p>
          </table:table-cell>
          <table:table-cell table:style-name="ce10"/>
          <table:table-cell table:formula="of:=(((([.$A$3]+[.C123])/2))-127)*2" office:value-type="float" office:value="46.3756040958297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3]+1.40625" office:value-type="float" office:value="171.15625" calcext:value-type="float">
            <text:p>171,15625</text:p>
          </table:table-cell>
          <table:table-cell table:formula="of:=[.$A$3]*SIN(RADIANS([.B124]))" office:value-type="float" office:value="39.2037980648478" calcext:value-type="float">
            <text:p>39,2</text:p>
          </table:table-cell>
          <table:table-cell table:formula="of:=[.$A$3]*SIN(RADIANS([.B124]-120))" office:value-type="float" office:value="198.609115041037" calcext:value-type="float">
            <text:p>198,6</text:p>
          </table:table-cell>
          <table:table-cell table:formula="of:=[.$A$3]*SIN(RADIANS([.B124]+120))" office:value-type="float" office:value="-237.812913105884" calcext:value-type="float">
            <text:p>-237,8</text:p>
          </table:table-cell>
          <table:table-cell table:style-name="ce10"/>
          <table:table-cell table:style-name="ce18" table:formula="of:=(MIN([.C124];[.D124];[.E124])+MAX([.C124];[.D124];[.E124]))/2" office:value-type="float" office:value="-19.6018990324239" calcext:value-type="float">
            <text:p>-19,6</text:p>
          </table:table-cell>
          <table:table-cell table:style-name="ce26" table:formula="of:=((((([.C124]-[.G124]+[.$A$3])/2)*[.$V$3])-[.$W$3])-127)*2" office:value-type="float" office:value="68.4455801473488" calcext:value-type="float">
            <text:p>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4]-[.G124]+[.$A$3])/2" office:value-type="float" office:value="236.60550703673" calcext:value-type="float">
            <text:p>237</text:p>
          </table:table-cell>
          <table:table-cell table:style-name="ce12" table:formula="of:=([.E124]-[.G124]+[.$A$3])/2" office:value-type="float" office:value="18.3944929632697" calcext:value-type="float">
            <text:p>18</text:p>
          </table:table-cell>
          <table:table-cell table:style-name="ce10"/>
          <table:table-cell table:formula="of:=(((([.$A$3]+[.C124])/2))-127)*2" office:value-type="float" office:value="40.2037980648478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4]+1.40625" office:value-type="float" office:value="172.5625" calcext:value-type="float">
            <text:p>172,5625</text:p>
          </table:table-cell>
          <table:table-cell table:formula="of:=[.$A$3]*SIN(RADIANS([.B125]))" office:value-type="float" office:value="33.008377131836" calcext:value-type="float">
            <text:p>33,0</text:p>
          </table:table-cell>
          <table:table-cell table:formula="of:=[.$A$3]*SIN(RADIANS([.B125]-120))" office:value-type="float" office:value="202.474315583101" calcext:value-type="float">
            <text:p>202,5</text:p>
          </table:table-cell>
          <table:table-cell table:formula="of:=[.$A$3]*SIN(RADIANS([.B125]+120))" office:value-type="float" office:value="-235.482692714937" calcext:value-type="float">
            <text:p>-235,5</text:p>
          </table:table-cell>
          <table:table-cell table:style-name="ce10"/>
          <table:table-cell table:style-name="ce18" table:formula="of:=(MIN([.C125];[.D125];[.E125])+MAX([.C125];[.D125];[.E125]))/2" office:value-type="float" office:value="-16.504188565918" calcext:value-type="float">
            <text:p>-16,5</text:p>
          </table:table-cell>
          <table:table-cell table:style-name="ce26" table:formula="of:=((((([.C125]-[.G125]+[.$A$3])/2)*[.$V$3])-[.$W$3])-127)*2" office:value-type="float" office:value="57.7120133809059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5]-[.G125]+[.$A$3])/2" office:value-type="float" office:value="236.989252074509" calcext:value-type="float">
            <text:p>237</text:p>
          </table:table-cell>
          <table:table-cell table:style-name="ce12" table:formula="of:=([.E125]-[.G125]+[.$A$3])/2" office:value-type="float" office:value="18.0107479254906" calcext:value-type="float">
            <text:p>18</text:p>
          </table:table-cell>
          <table:table-cell table:style-name="ce10"/>
          <table:table-cell table:formula="of:=(((([.$A$3]+[.C125])/2))-127)*2" office:value-type="float" office:value="34.008377131836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5]+1.40625" office:value-type="float" office:value="173.96875" calcext:value-type="float">
            <text:p>173,96875</text:p>
          </table:table-cell>
          <table:table-cell table:formula="of:=[.$A$3]*SIN(RADIANS([.B126]))" office:value-type="float" office:value="26.7930731867026" calcext:value-type="float">
            <text:p>26,8</text:p>
          </table:table-cell>
          <table:table-cell table:formula="of:=[.$A$3]*SIN(RADIANS([.B126]-120))" office:value-type="float" office:value="206.21755316846" calcext:value-type="float">
            <text:p>206,2</text:p>
          </table:table-cell>
          <table:table-cell table:formula="of:=[.$A$3]*SIN(RADIANS([.B126]+120))" office:value-type="float" office:value="-233.010626355163" calcext:value-type="float">
            <text:p>-233,0</text:p>
          </table:table-cell>
          <table:table-cell table:style-name="ce10"/>
          <table:table-cell table:style-name="ce18" table:formula="of:=(MIN([.C126];[.D126];[.E126])+MAX([.C126];[.D126];[.E126]))/2" office:value-type="float" office:value="-13.3965365933513" calcext:value-type="float">
            <text:p>-13,4</text:p>
          </table:table-cell>
          <table:table-cell table:style-name="ce26" table:formula="of:=((((([.C126]-[.G126]+[.$A$3])/2)*[.$V$3])-[.$W$3])-127)*2" office:value-type="float" office:value="46.9439992959623" calcext:value-type="float">
            <text:p>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6]-[.G126]+[.$A$3])/2" office:value-type="float" office:value="237.307044880906" calcext:value-type="float">
            <text:p>237</text:p>
          </table:table-cell>
          <table:table-cell table:style-name="ce12" table:formula="of:=([.E126]-[.G126]+[.$A$3])/2" office:value-type="float" office:value="17.6929551190943" calcext:value-type="float">
            <text:p>18</text:p>
          </table:table-cell>
          <table:table-cell table:style-name="ce10"/>
          <table:table-cell table:formula="of:=(((([.$A$3]+[.C126])/2))-127)*2" office:value-type="float" office:value="27.7930731867027" calcext:value-type="float">
            <text:p>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6]+1.40625" office:value-type="float" office:value="175.375" calcext:value-type="float">
            <text:p>175,375</text:p>
          </table:table-cell>
          <table:table-cell table:formula="of:=[.$A$3]*SIN(RADIANS([.B127]))" office:value-type="float" office:value="20.5616300961393" calcext:value-type="float">
            <text:p>20,6</text:p>
          </table:table-cell>
          <table:table-cell table:formula="of:=[.$A$3]*SIN(RADIANS([.B127]-120))" office:value-type="float" office:value="209.836573010762" calcext:value-type="float">
            <text:p>209,8</text:p>
          </table:table-cell>
          <table:table-cell table:formula="of:=[.$A$3]*SIN(RADIANS([.B127]+120))" office:value-type="float" office:value="-230.398203106901" calcext:value-type="float">
            <text:p>-230,4</text:p>
          </table:table-cell>
          <table:table-cell table:style-name="ce10"/>
          <table:table-cell table:style-name="ce18" table:formula="of:=(MIN([.C127];[.D127];[.E127])+MAX([.C127];[.D127];[.E127]))/2" office:value-type="float" office:value="-10.2808150480696" calcext:value-type="float">
            <text:p>-10,3</text:p>
          </table:table-cell>
          <table:table-cell table:style-name="ce26" table:formula="of:=((((([.C127]-[.G127]+[.$A$3])/2)*[.$V$3])-[.$W$3])-127)*2" office:value-type="float" office:value="36.1480241415613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7]-[.G127]+[.$A$3])/2" office:value-type="float" office:value="237.558694029416" calcext:value-type="float">
            <text:p>238</text:p>
          </table:table-cell>
          <table:table-cell table:style-name="ce12" table:formula="of:=([.E127]-[.G127]+[.$A$3])/2" office:value-type="float" office:value="17.4413059705843" calcext:value-type="float">
            <text:p>17</text:p>
          </table:table-cell>
          <table:table-cell table:style-name="ce10"/>
          <table:table-cell table:formula="of:=(((([.$A$3]+[.C127])/2))-127)*2" office:value-type="float" office:value="21.5616300961393" calcext:value-type="float">
            <text:p>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7]+1.40625" office:value-type="float" office:value="176.78125" calcext:value-type="float">
            <text:p>176,78125</text:p>
          </table:table-cell>
          <table:table-cell table:formula="of:=[.$A$3]*SIN(RADIANS([.B128]))" office:value-type="float" office:value="14.3178014484548" calcext:value-type="float">
            <text:p>14,3</text:p>
          </table:table-cell>
          <table:table-cell table:formula="of:=[.$A$3]*SIN(RADIANS([.B128]-120))" office:value-type="float" office:value="213.329195147776" calcext:value-type="float">
            <text:p>213,3</text:p>
          </table:table-cell>
          <table:table-cell table:formula="of:=[.$A$3]*SIN(RADIANS([.B128]+120))" office:value-type="float" office:value="-227.646996596231" calcext:value-type="float">
            <text:p>-227,6</text:p>
          </table:table-cell>
          <table:table-cell table:style-name="ce10"/>
          <table:table-cell table:style-name="ce18" table:formula="of:=(MIN([.C128];[.D128];[.E128])+MAX([.C128];[.D128];[.E128]))/2" office:value-type="float" office:value="-7.15890072422741" calcext:value-type="float">
            <text:p>-7,2</text:p>
          </table:table-cell>
          <table:table-cell table:style-name="ce26" table:formula="of:=((((([.C128]-[.G128]+[.$A$3])/2)*[.$V$3])-[.$W$3])-127)*2" office:value-type="float" office:value="25.330591009448" calcext:value-type="float">
            <text:p>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8]-[.G128]+[.$A$3])/2" office:value-type="float" office:value="237.744047936002" calcext:value-type="float">
            <text:p>238</text:p>
          </table:table-cell>
          <table:table-cell table:style-name="ce12" table:formula="of:=([.E128]-[.G128]+[.$A$3])/2" office:value-type="float" office:value="17.2559520639981" calcext:value-type="float">
            <text:p>17</text:p>
          </table:table-cell>
          <table:table-cell table:style-name="ce10"/>
          <table:table-cell table:formula="of:=(((([.$A$3]+[.C128])/2))-127)*2" office:value-type="float" office:value="15.3178014484548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8]+1.40625" office:value-type="float" office:value="178.1875" calcext:value-type="float">
            <text:p>178,1875</text:p>
          </table:table-cell>
          <table:table-cell table:formula="of:=[.$A$3]*SIN(RADIANS([.B129]))" office:value-type="float" office:value="8.06534829255495" calcext:value-type="float">
            <text:p>8,1</text:p>
          </table:table-cell>
          <table:table-cell table:formula="of:=[.$A$3]*SIN(RADIANS([.B129]-120))" office:value-type="float" office:value="216.693315754527" calcext:value-type="float">
            <text:p>216,7</text:p>
          </table:table-cell>
          <table:table-cell table:formula="of:=[.$A$3]*SIN(RADIANS([.B129]+120))" office:value-type="float" office:value="-224.758664047081" calcext:value-type="float">
            <text:p>-224,8</text:p>
          </table:table-cell>
          <table:table-cell table:style-name="ce10"/>
          <table:table-cell table:style-name="ce18" table:formula="of:=(MIN([.C129];[.D129];[.E129])+MAX([.C129];[.D129];[.E129]))/2" office:value-type="float" office:value="-4.03267414627744" calcext:value-type="float">
            <text:p>-4,0</text:p>
          </table:table-cell>
          <table:table-cell table:style-name="ce26" table:formula="of:=((((([.C129]-[.G129]+[.$A$3])/2)*[.$V$3])-[.$W$3])-127)*2" office:value-type="float" office:value="14.4982159168514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9]-[.G129]+[.$A$3])/2" office:value-type="float" office:value="237.862994950402" calcext:value-type="float">
            <text:p>238</text:p>
          </table:table-cell>
          <table:table-cell table:style-name="ce12" table:formula="of:=([.E129]-[.G129]+[.$A$3])/2" office:value-type="float" office:value="17.137005049598" calcext:value-type="float">
            <text:p>17</text:p>
          </table:table-cell>
          <table:table-cell table:style-name="ce10"/>
          <table:table-cell table:formula="of:=(((([.$A$3]+[.C129])/2))-127)*2" office:value-type="float" office:value="9.06534829255497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9]+1.40625" office:value-type="float" office:value="179.59375" calcext:value-type="float">
            <text:p>179,59375</text:p>
          </table:table-cell>
          <table:table-cell table:formula="of:=[.$A$3]*SIN(RADIANS([.B130]))" office:value-type="float" office:value="1.80803687242641" calcext:value-type="float">
            <text:p>1,8</text:p>
          </table:table-cell>
          <table:table-cell table:formula="of:=[.$A$3]*SIN(RADIANS([.B130]-120))" office:value-type="float" office:value="219.926908410551" calcext:value-type="float">
            <text:p>219,9</text:p>
          </table:table-cell>
          <table:table-cell table:formula="of:=[.$A$3]*SIN(RADIANS([.B130]+120))" office:value-type="float" office:value="-221.734945282977" calcext:value-type="float">
            <text:p>-221,7</text:p>
          </table:table-cell>
          <table:table-cell table:style-name="ce10"/>
          <table:table-cell table:style-name="ce18" table:formula="of:=(MIN([.C130];[.D130];[.E130])+MAX([.C130];[.D130];[.E130]))/2" office:value-type="float" office:value="-0.904018436213178" calcext:value-type="float">
            <text:p>-0,9</text:p>
          </table:table-cell>
          <table:table-cell table:style-name="ce26" table:formula="of:=((((([.C130]-[.G130]+[.$A$3])/2)*[.$V$3])-[.$W$3])-127)*2" office:value-type="float" office:value="3.65742388147873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0]-[.G130]+[.$A$3])/2" office:value-type="float" office:value="237.915463423382" calcext:value-type="float">
            <text:p>238</text:p>
          </table:table-cell>
          <table:table-cell table:style-name="ce12" table:formula="of:=([.E130]-[.G130]+[.$A$3])/2" office:value-type="float" office:value="17.0845365766179" calcext:value-type="float">
            <text:p>17</text:p>
          </table:table-cell>
          <table:table-cell table:style-name="ce10"/>
          <table:table-cell table:formula="of:=(((([.$A$3]+[.C130])/2))-127)*2" office:value-type="float" office:value="2.80803687242644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0]+1.40625" office:value-type="float" office:value="181" calcext:value-type="float">
            <text:p>181</text:p>
          </table:table-cell>
          <table:table-cell table:formula="of:=[.$A$3]*SIN(RADIANS([.B131]))" office:value-type="float" office:value="-4.45036364150733" calcext:value-type="float">
            <text:p>-4,5</text:p>
          </table:table-cell>
          <table:table-cell table:formula="of:=[.$A$3]*SIN(RADIANS([.B131]-120))" office:value-type="float" office:value="223.028025320546" calcext:value-type="float">
            <text:p>223,0</text:p>
          </table:table-cell>
          <table:table-cell table:formula="of:=[.$A$3]*SIN(RADIANS([.B131]+120))" office:value-type="float" office:value="-218.577661679039" calcext:value-type="float">
            <text:p>-218,6</text:p>
          </table:table-cell>
          <table:table-cell table:style-name="ce10"/>
          <table:table-cell table:style-name="ce18" table:formula="of:=(MIN([.C131];[.D131];[.E131])+MAX([.C131];[.D131];[.E131]))/2" office:value-type="float" office:value="2.22518182075363" calcext:value-type="float">
            <text:p>2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1]-[.G131]+[.$A$3])/2" office:value-type="float" office:value="237.901421749896" calcext:value-type="float">
            <text:p>238</text:p>
          </table:table-cell>
          <table:table-cell table:style-name="ce12" table:formula="of:=([.E131]-[.G131]+[.$A$3])/2" office:value-type="float" office:value="17.0985782501039" calcext:value-type="float">
            <text:p>17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1]+1.40625" office:value-type="float" office:value="182.40625" calcext:value-type="float">
            <text:p>182,40625</text:p>
          </table:table-cell>
          <table:table-cell table:formula="of:=[.$A$3]*SIN(RADIANS([.B132]))" office:value-type="float" office:value="-10.7060834227931" calcext:value-type="float">
            <text:p>-10,7</text:p>
          </table:table-cell>
          <table:table-cell table:formula="of:=[.$A$3]*SIN(RADIANS([.B132]-120))" office:value-type="float" office:value="225.994798487643" calcext:value-type="float">
            <text:p>226,0</text:p>
          </table:table-cell>
          <table:table-cell table:formula="of:=[.$A$3]*SIN(RADIANS([.B132]+120))" office:value-type="float" office:value="-215.28871506485" calcext:value-type="float">
            <text:p>-215,3</text:p>
          </table:table-cell>
          <table:table-cell table:style-name="ce10"/>
          <table:table-cell table:style-name="ce18" table:formula="of:=(MIN([.C132];[.D132];[.E132])+MAX([.C132];[.D132];[.E132]))/2" office:value-type="float" office:value="5.35304171139654" calcext:value-type="float">
            <text:p>5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2]-[.G132]+[.$A$3])/2" office:value-type="float" office:value="237.820878388123" calcext:value-type="float">
            <text:p>238</text:p>
          </table:table-cell>
          <table:table-cell table:style-name="ce12" table:formula="of:=([.E132]-[.G132]+[.$A$3])/2" office:value-type="float" office:value="17.1791216118769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2]+1.40625" office:value-type="float" office:value="183.8125" calcext:value-type="float">
            <text:p>183,8125</text:p>
          </table:table-cell>
          <table:table-cell table:formula="of:=[.$A$3]*SIN(RADIANS([.B133]))" office:value-type="float" office:value="-16.9553542597513" calcext:value-type="float">
            <text:p>-17,0</text:p>
          </table:table-cell>
          <table:table-cell table:formula="of:=[.$A$3]*SIN(RADIANS([.B133]-120))" office:value-type="float" office:value="228.82544083862" calcext:value-type="float">
            <text:p>228,8</text:p>
          </table:table-cell>
          <table:table-cell table:formula="of:=[.$A$3]*SIN(RADIANS([.B133]+120))" office:value-type="float" office:value="-211.870086578869" calcext:value-type="float">
            <text:p>-211,9</text:p>
          </table:table-cell>
          <table:table-cell table:style-name="ce10"/>
          <table:table-cell table:style-name="ce18" table:formula="of:=(MIN([.C133];[.D133];[.E133])+MAX([.C133];[.D133];[.E133]))/2" office:value-type="float" office:value="8.47767712987563" calcext:value-type="float">
            <text:p>8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3]-[.G133]+[.$A$3])/2" office:value-type="float" office:value="237.673881854372" calcext:value-type="float">
            <text:p>238</text:p>
          </table:table-cell>
          <table:table-cell table:style-name="ce12" table:formula="of:=([.E133]-[.G133]+[.$A$3])/2" office:value-type="float" office:value="17.3261181456277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3]+1.40625" office:value-type="float" office:value="185.21875" calcext:value-type="float">
            <text:p>185,21875</text:p>
          </table:table-cell>
          <table:table-cell table:formula="of:=[.$A$3]*SIN(RADIANS([.B134]))" office:value-type="float" office:value="-23.1944118253049" calcext:value-type="float">
            <text:p>-23,2</text:p>
          </table:table-cell>
          <table:table-cell table:formula="of:=[.$A$3]*SIN(RADIANS([.B134]-120))" office:value-type="float" office:value="231.518247300371" calcext:value-type="float">
            <text:p>231,5</text:p>
          </table:table-cell>
          <table:table-cell table:formula="of:=[.$A$3]*SIN(RADIANS([.B134]+120))" office:value-type="float" office:value="-208.323835475066" calcext:value-type="float">
            <text:p>-208,3</text:p>
          </table:table-cell>
          <table:table-cell table:style-name="ce10"/>
          <table:table-cell table:style-name="ce18" table:formula="of:=(MIN([.C134];[.D134];[.E134])+MAX([.C134];[.D134];[.E134]))/2" office:value-type="float" office:value="11.5972059126524" calcext:value-type="float">
            <text:p>11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4]-[.G134]+[.$A$3])/2" office:value-type="float" office:value="237.460520693859" calcext:value-type="float">
            <text:p>237</text:p>
          </table:table-cell>
          <table:table-cell table:style-name="ce12" table:formula="of:=([.E134]-[.G134]+[.$A$3])/2" office:value-type="float" office:value="17.5394793061407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4]+1.40625" office:value-type="float" office:value="186.625" calcext:value-type="float">
            <text:p>186,625</text:p>
          </table:table-cell>
          <table:table-cell table:formula="of:=[.$A$3]*SIN(RADIANS([.B135]))" office:value-type="float" office:value="-29.4194979444699" calcext:value-type="float">
            <text:p>-29,4</text:p>
          </table:table-cell>
          <table:table-cell table:formula="of:=[.$A$3]*SIN(RADIANS([.B135]-120))" office:value-type="float" office:value="234.071595826973" calcext:value-type="float">
            <text:p>234,1</text:p>
          </table:table-cell>
          <table:table-cell table:formula="of:=[.$A$3]*SIN(RADIANS([.B135]+120))" office:value-type="float" office:value="-204.652097882503" calcext:value-type="float">
            <text:p>-204,7</text:p>
          </table:table-cell>
          <table:table-cell table:style-name="ce10"/>
          <table:table-cell table:style-name="ce18" table:formula="of:=(MIN([.C135];[.D135];[.E135])+MAX([.C135];[.D135];[.E135]))/2" office:value-type="float" office:value="14.7097489722349" calcext:value-type="float">
            <text:p>14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5]-[.G135]+[.$A$3])/2" office:value-type="float" office:value="237.180923427369" calcext:value-type="float">
            <text:p>237</text:p>
          </table:table-cell>
          <table:table-cell table:style-name="ce12" table:formula="of:=([.E135]-[.G135]+[.$A$3])/2" office:value-type="float" office:value="17.819076572631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5]+1.40625" office:value-type="float" office:value="188.03125" calcext:value-type="float">
            <text:p>188,03125</text:p>
          </table:table-cell>
          <table:table-cell table:formula="of:=[.$A$3]*SIN(RADIANS([.B136]))" office:value-type="float" office:value="-35.6268628581391" calcext:value-type="float">
            <text:p>-35,6</text:p>
          </table:table-cell>
          <table:table-cell table:formula="of:=[.$A$3]*SIN(RADIANS([.B136]-120))" office:value-type="float" office:value="236.483948376749" calcext:value-type="float">
            <text:p>236,5</text:p>
          </table:table-cell>
          <table:table-cell table:formula="of:=[.$A$3]*SIN(RADIANS([.B136]+120))" office:value-type="float" office:value="-200.85708551861" calcext:value-type="float">
            <text:p>-200,9</text:p>
          </table:table-cell>
          <table:table-cell table:style-name="ce10"/>
          <table:table-cell table:style-name="ce18" table:formula="of:=(MIN([.C136];[.D136];[.E136])+MAX([.C136];[.D136];[.E136]))/2" office:value-type="float" office:value="17.8134314290695" calcext:value-type="float">
            <text:p>17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6]-[.G136]+[.$A$3])/2" office:value-type="float" office:value="236.83525847384" calcext:value-type="float">
            <text:p>237</text:p>
          </table:table-cell>
          <table:table-cell table:style-name="ce12" table:formula="of:=([.E136]-[.G136]+[.$A$3])/2" office:value-type="float" office:value="18.1647415261601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6]+1.40625" office:value-type="float" office:value="189.4375" calcext:value-type="float">
            <text:p>189,4375</text:p>
          </table:table-cell>
          <table:table-cell table:formula="of:=[.$A$3]*SIN(RADIANS([.B137]))" office:value-type="float" office:value="-41.8127674817966" calcext:value-type="float">
            <text:p>-41,8</text:p>
          </table:table-cell>
          <table:table-cell table:formula="of:=[.$A$3]*SIN(RADIANS([.B137]-120))" office:value-type="float" office:value="238.753851838728" calcext:value-type="float">
            <text:p>238,8</text:p>
          </table:table-cell>
          <table:table-cell table:formula="of:=[.$A$3]*SIN(RADIANS([.B137]+120))" office:value-type="float" office:value="-196.941084356931" calcext:value-type="float">
            <text:p>-196,9</text:p>
          </table:table-cell>
          <table:table-cell table:style-name="ce10"/>
          <table:table-cell table:style-name="ce18" table:formula="of:=(MIN([.C137];[.D137];[.E137])+MAX([.C137];[.D137];[.E137]))/2" office:value-type="float" office:value="20.9063837408983" calcext:value-type="float">
            <text:p>2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7]-[.G137]+[.$A$3])/2" office:value-type="float" office:value="236.423734048915" calcext:value-type="float">
            <text:p>236</text:p>
          </table:table-cell>
          <table:table-cell table:style-name="ce12" table:formula="of:=([.E137]-[.G137]+[.$A$3])/2" office:value-type="float" office:value="18.5762659510852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7]+1.40625" office:value-type="float" office:value="190.84375" calcext:value-type="float">
            <text:p>190,84375</text:p>
          </table:table-cell>
          <table:table-cell table:formula="of:=[.$A$3]*SIN(RADIANS([.B138]))" office:value-type="float" office:value="-47.9734856578033" calcext:value-type="float">
            <text:p>-48,0</text:p>
          </table:table-cell>
          <table:table-cell table:formula="of:=[.$A$3]*SIN(RADIANS([.B138]-120))" office:value-type="float" office:value="240.879938907941" calcext:value-type="float">
            <text:p>240,9</text:p>
          </table:table-cell>
          <table:table-cell table:formula="of:=[.$A$3]*SIN(RADIANS([.B138]+120))" office:value-type="float" office:value="-192.906453250137" calcext:value-type="float">
            <text:p>-192,9</text:p>
          </table:table-cell>
          <table:table-cell table:style-name="ce10"/>
          <table:table-cell table:style-name="ce18" table:formula="of:=(MIN([.C138];[.D138];[.E138])+MAX([.C138];[.D138];[.E138]))/2" office:value-type="float" office:value="23.9867428289016" calcext:value-type="float">
            <text:p>24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8]-[.G138]+[.$A$3])/2" office:value-type="float" office:value="235.946598039519" calcext:value-type="float">
            <text:p>236</text:p>
          </table:table-cell>
          <table:table-cell table:style-name="ce12" table:formula="of:=([.E138]-[.G138]+[.$A$3])/2" office:value-type="float" office:value="19.0534019604806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8]+1.40625" office:value-type="float" office:value="192.25" calcext:value-type="float">
            <text:p>192,25</text:p>
          </table:table-cell>
          <table:table-cell table:formula="of:=[.$A$3]*SIN(RADIANS([.B139]))" office:value-type="float" office:value="-54.1053063998938" calcext:value-type="float">
            <text:p>-54,1</text:p>
          </table:table-cell>
          <table:table-cell table:formula="of:=[.$A$3]*SIN(RADIANS([.B139]-120))" office:value-type="float" office:value="242.860928909036" calcext:value-type="float">
            <text:p>242,9</text:p>
          </table:table-cell>
          <table:table-cell table:formula="of:=[.$A$3]*SIN(RADIANS([.B139]+120))" office:value-type="float" office:value="-188.755622509142" calcext:value-type="float">
            <text:p>-188,8</text:p>
          </table:table-cell>
          <table:table-cell table:style-name="ce10"/>
          <table:table-cell table:style-name="ce18" table:formula="of:=(MIN([.C139];[.D139];[.E139])+MAX([.C139];[.D139];[.E139]))/2" office:value-type="float" office:value="27.0526531999469" calcext:value-type="float">
            <text:p>27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9]-[.G139]+[.$A$3])/2" office:value-type="float" office:value="235.404137854545" calcext:value-type="float">
            <text:p>235</text:p>
          </table:table-cell>
          <table:table-cell table:style-name="ce12" table:formula="of:=([.E139]-[.G139]+[.$A$3])/2" office:value-type="float" office:value="19.5958621454555" calcext:value-type="float">
            <text:p>2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9]+1.40625" office:value-type="float" office:value="193.65625" calcext:value-type="float">
            <text:p>193,65625</text:p>
          </table:table-cell>
          <table:table-cell table:formula="of:=[.$A$3]*SIN(RADIANS([.B140]))" office:value-type="float" office:value="-60.2045361285367" calcext:value-type="float">
            <text:p>-60,2</text:p>
          </table:table-cell>
          <table:table-cell table:formula="of:=[.$A$3]*SIN(RADIANS([.B140]-120))" office:value-type="float" office:value="244.695628567712" calcext:value-type="float">
            <text:p>244,7</text:p>
          </table:table-cell>
          <table:table-cell table:formula="of:=[.$A$3]*SIN(RADIANS([.B140]+120))" office:value-type="float" office:value="-184.491092439175" calcext:value-type="float">
            <text:p>-184,5</text:p>
          </table:table-cell>
          <table:table-cell table:style-name="ce10"/>
          <table:table-cell table:style-name="ce18" table:formula="of:=(MIN([.C140];[.D140];[.E140])+MAX([.C140];[.D140];[.E140]))/2" office:value-type="float" office:value="30.1022680642684" calcext:value-type="float">
            <text:p>3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0]-[.G140]+[.$A$3])/2" office:value-type="float" office:value="234.796680251722" calcext:value-type="float">
            <text:p>235</text:p>
          </table:table-cell>
          <table:table-cell table:style-name="ce12" table:formula="of:=([.E140]-[.G140]+[.$A$3])/2" office:value-type="float" office:value="20.2033197482783" calcext:value-type="float">
            <text:p>2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0]+1.40625" office:value-type="float" office:value="195.0625" calcext:value-type="float">
            <text:p>195,0625</text:p>
          </table:table-cell>
          <table:table-cell table:formula="of:=[.$A$3]*SIN(RADIANS([.B141]))" office:value-type="float" office:value="-66.2675008958084" calcext:value-type="float">
            <text:p>-66,3</text:p>
          </table:table-cell>
          <table:table-cell table:formula="of:=[.$A$3]*SIN(RADIANS([.B141]-120))" office:value-type="float" office:value="246.382932729497" calcext:value-type="float">
            <text:p>246,4</text:p>
          </table:table-cell>
          <table:table-cell table:formula="of:=[.$A$3]*SIN(RADIANS([.B141]+120))" office:value-type="float" office:value="-180.115431833689" calcext:value-type="float">
            <text:p>-180,1</text:p>
          </table:table-cell>
          <table:table-cell table:style-name="ce10"/>
          <table:table-cell table:style-name="ce18" table:formula="of:=(MIN([.C141];[.D141];[.E141])+MAX([.C141];[.D141];[.E141]))/2" office:value-type="float" office:value="33.1337504479042" calcext:value-type="float">
            <text:p>33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1]-[.G141]+[.$A$3])/2" office:value-type="float" office:value="234.124591140796" calcext:value-type="float">
            <text:p>234</text:p>
          </table:table-cell>
          <table:table-cell table:style-name="ce12" table:formula="of:=([.E141]-[.G141]+[.$A$3])/2" office:value-type="float" office:value="20.8754088592036" calcext:value-type="float">
            <text:p>2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1]+1.40625" office:value-type="float" office:value="196.46875" calcext:value-type="float">
            <text:p>196,46875</text:p>
          </table:table-cell>
          <table:table-cell table:formula="of:=[.$A$3]*SIN(RADIANS([.B142]))" office:value-type="float" office:value="-72.2905485984421" calcext:value-type="float">
            <text:p>-72,3</text:p>
          </table:table-cell>
          <table:table-cell table:formula="of:=[.$A$3]*SIN(RADIANS([.B142]-120))" office:value-type="float" office:value="247.921825025458" calcext:value-type="float">
            <text:p>247,9</text:p>
          </table:table-cell>
          <table:table-cell table:formula="of:=[.$A$3]*SIN(RADIANS([.B142]+120))" office:value-type="float" office:value="-175.631276427015" calcext:value-type="float">
            <text:p>-175,6</text:p>
          </table:table-cell>
          <table:table-cell table:style-name="ce10"/>
          <table:table-cell table:style-name="ce18" table:formula="of:=(MIN([.C142];[.D142];[.E142])+MAX([.C142];[.D142];[.E142]))/2" office:value-type="float" office:value="36.145274299221" calcext:value-type="float">
            <text:p>36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2]-[.G142]+[.$A$3])/2" office:value-type="float" office:value="233.388275363118" calcext:value-type="float">
            <text:p>233</text:p>
          </table:table-cell>
          <table:table-cell table:style-name="ce12" table:formula="of:=([.E142]-[.G142]+[.$A$3])/2" office:value-type="float" office:value="21.6117246368817" calcext:value-type="float">
            <text:p>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2]+1.40625" office:value-type="float" office:value="197.875" calcext:value-type="float">
            <text:p>197,875</text:p>
          </table:table-cell>
          <table:table-cell table:formula="of:=[.$A$3]*SIN(RADIANS([.B143]))" office:value-type="float" office:value="-78.2700511777176" calcext:value-type="float">
            <text:p>-78,3</text:p>
          </table:table-cell>
          <table:table-cell table:formula="of:=[.$A$3]*SIN(RADIANS([.B143]-120))" office:value-type="float" office:value="249.311378484417" calcext:value-type="float">
            <text:p>249,3</text:p>
          </table:table-cell>
          <table:table-cell table:formula="of:=[.$A$3]*SIN(RADIANS([.B143]+120))" office:value-type="float" office:value="-171.041327306699" calcext:value-type="float">
            <text:p>-171,0</text:p>
          </table:table-cell>
          <table:table-cell table:style-name="ce10"/>
          <table:table-cell table:style-name="ce18" table:formula="of:=(MIN([.C143];[.D143];[.E143])+MAX([.C143];[.D143];[.E143]))/2" office:value-type="float" office:value="39.1350255888588" calcext:value-type="float">
            <text:p>3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3]-[.G143]+[.$A$3])/2" office:value-type="float" office:value="232.588176447779" calcext:value-type="float">
            <text:p>233</text:p>
          </table:table-cell>
          <table:table-cell table:style-name="ce12" table:formula="of:=([.E143]-[.G143]+[.$A$3])/2" office:value-type="float" office:value="22.411823552221" calcext:value-type="float">
            <text:p>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3]+1.40625" office:value-type="float" office:value="199.28125" calcext:value-type="float">
            <text:p>199,28125</text:p>
          </table:table-cell>
          <table:table-cell table:formula="of:=[.$A$3]*SIN(RADIANS([.B144]))" office:value-type="float" office:value="-84.2024068048695" calcext:value-type="float">
            <text:p>-84,2</text:p>
          </table:table-cell>
          <table:table-cell table:formula="of:=[.$A$3]*SIN(RADIANS([.B144]-120))" office:value-type="float" office:value="250.55075609133" calcext:value-type="float">
            <text:p>250,6</text:p>
          </table:table-cell>
          <table:table-cell table:formula="of:=[.$A$3]*SIN(RADIANS([.B144]+120))" office:value-type="float" office:value="-166.34834928646" calcext:value-type="float">
            <text:p>-166,3</text:p>
          </table:table-cell>
          <table:table-cell table:style-name="ce10"/>
          <table:table-cell table:style-name="ce18" table:formula="of:=(MIN([.C144];[.D144];[.E144])+MAX([.C144];[.D144];[.E144]))/2" office:value-type="float" office:value="42.1012034024347" calcext:value-type="float">
            <text:p>4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4]-[.G144]+[.$A$3])/2" office:value-type="float" office:value="231.724776344448" calcext:value-type="float">
            <text:p>232</text:p>
          </table:table-cell>
          <table:table-cell table:style-name="ce12" table:formula="of:=([.E144]-[.G144]+[.$A$3])/2" office:value-type="float" office:value="23.2752236555525" calcext:value-type="float">
            <text:p>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4]+1.40625" office:value-type="float" office:value="200.6875" calcext:value-type="float">
            <text:p>200,6875</text:p>
          </table:table-cell>
          <table:table-cell table:formula="of:=[.$A$3]*SIN(RADIANS([.B145]))" office:value-type="float" office:value="-90.0840420506928" calcext:value-type="float">
            <text:p>-90,1</text:p>
          </table:table-cell>
          <table:table-cell table:formula="of:=[.$A$3]*SIN(RADIANS([.B145]-120))" office:value-type="float" office:value="251.63921129147" calcext:value-type="float">
            <text:p>251,6</text:p>
          </table:table-cell>
          <table:table-cell table:formula="of:=[.$A$3]*SIN(RADIANS([.B145]+120))" office:value-type="float" office:value="-161.555169240777" calcext:value-type="float">
            <text:p>-161,6</text:p>
          </table:table-cell>
          <table:table-cell table:style-name="ce10"/>
          <table:table-cell table:style-name="ce18" table:formula="of:=(MIN([.C145];[.D145];[.E145])+MAX([.C145];[.D145];[.E145]))/2" office:value-type="float" office:value="45.0420210253464" calcext:value-type="float">
            <text:p>45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5]-[.G145]+[.$A$3])/2" office:value-type="float" office:value="230.798595133062" calcext:value-type="float">
            <text:p>231</text:p>
          </table:table-cell>
          <table:table-cell table:style-name="ce12" table:formula="of:=([.E145]-[.G145]+[.$A$3])/2" office:value-type="float" office:value="24.2014048669383" calcext:value-type="float">
            <text:p>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5]+1.40625" office:value-type="float" office:value="202.09375" calcext:value-type="float">
            <text:p>202,09375</text:p>
          </table:table-cell>
          <table:table-cell table:formula="of:=[.$A$3]*SIN(RADIANS([.B146]))" office:value-type="float" office:value="-95.9114140380441" calcext:value-type="float">
            <text:p>-95,9</text:p>
          </table:table-cell>
          <table:table-cell table:formula="of:=[.$A$3]*SIN(RADIANS([.B146]-120))" office:value-type="float" office:value="252.576088440124" calcext:value-type="float">
            <text:p>252,6</text:p>
          </table:table-cell>
          <table:table-cell table:formula="of:=[.$A$3]*SIN(RADIANS([.B146]+120))" office:value-type="float" office:value="-156.66467440208" calcext:value-type="float">
            <text:p>-156,7</text:p>
          </table:table-cell>
          <table:table-cell table:style-name="ce10"/>
          <table:table-cell table:style-name="ce18" table:formula="of:=(MIN([.C146];[.D146];[.E146])+MAX([.C146];[.D146];[.E146]))/2" office:value-type="float" office:value="47.955707019022" calcext:value-type="float">
            <text:p>48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6]-[.G146]+[.$A$3])/2" office:value-type="float" office:value="229.810190710551" calcext:value-type="float">
            <text:p>230</text:p>
          </table:table-cell>
          <table:table-cell table:style-name="ce12" table:formula="of:=([.E146]-[.G146]+[.$A$3])/2" office:value-type="float" office:value="25.1898092894491" calcext:value-type="float">
            <text:p>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6]+1.40625" office:value-type="float" office:value="203.5" calcext:value-type="float">
            <text:p>203,5</text:p>
          </table:table-cell>
          <table:table-cell table:formula="of:=[.$A$3]*SIN(RADIANS([.B147]))" office:value-type="float" office:value="-101.681012575938" calcext:value-type="float">
            <text:p>-101,7</text:p>
          </table:table-cell>
          <table:table-cell table:formula="of:=[.$A$3]*SIN(RADIANS([.B147]-120))" office:value-type="float" office:value="253.36082319753" calcext:value-type="float">
            <text:p>253,4</text:p>
          </table:table-cell>
          <table:table-cell table:formula="of:=[.$A$3]*SIN(RADIANS([.B147]+120))" office:value-type="float" office:value="-151.679810621592" calcext:value-type="float">
            <text:p>-151,7</text:p>
          </table:table-cell>
          <table:table-cell table:style-name="ce10"/>
          <table:table-cell table:style-name="ce18" table:formula="of:=(MIN([.C147];[.D147];[.E147])+MAX([.C147];[.D147];[.E147]))/2" office:value-type="float" office:value="50.8405062879689" calcext:value-type="float">
            <text:p>50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7]-[.G147]+[.$A$3])/2" office:value-type="float" office:value="228.76015845478" calcext:value-type="float">
            <text:p>229</text:p>
          </table:table-cell>
          <table:table-cell table:style-name="ce12" table:formula="of:=([.E147]-[.G147]+[.$A$3])/2" office:value-type="float" office:value="26.2398415452195" calcext:value-type="float">
            <text:p>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7]+1.40625" office:value-type="float" office:value="204.90625" calcext:value-type="float">
            <text:p>204,90625</text:p>
          </table:table-cell>
          <table:table-cell table:formula="of:=[.$A$3]*SIN(RADIANS([.B148]))" office:value-type="float" office:value="-107.389362273954" calcext:value-type="float">
            <text:p>-107,4</text:p>
          </table:table-cell>
          <table:table-cell table:formula="of:=[.$A$3]*SIN(RADIANS([.B148]-120))" office:value-type="float" office:value="253.992942868813" calcext:value-type="float">
            <text:p>254,0</text:p>
          </table:table-cell>
          <table:table-cell table:formula="of:=[.$A$3]*SIN(RADIANS([.B148]+120))" office:value-type="float" office:value="-146.603580594859" calcext:value-type="float">
            <text:p>-146,6</text:p>
          </table:table-cell>
          <table:table-cell table:style-name="ce10"/>
          <table:table-cell table:style-name="ce18" table:formula="of:=(MIN([.C148];[.D148];[.E148])+MAX([.C148];[.D148];[.E148]))/2" office:value-type="float" office:value="53.6946811369768" calcext:value-type="float">
            <text:p>5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8]-[.G148]+[.$A$3])/2" office:value-type="float" office:value="227.649130865918" calcext:value-type="float">
            <text:p>228</text:p>
          </table:table-cell>
          <table:table-cell table:style-name="ce12" table:formula="of:=([.E148]-[.G148]+[.$A$3])/2" office:value-type="float" office:value="27.3508691340819" calcext:value-type="float">
            <text:p>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8]+1.40625" office:value-type="float" office:value="206.3125" calcext:value-type="float">
            <text:p>206,3125</text:p>
          </table:table-cell>
          <table:table-cell table:formula="of:=[.$A$3]*SIN(RADIANS([.B149]))" office:value-type="float" office:value="-113.033024635682" calcext:value-type="float">
            <text:p>-113,0</text:p>
          </table:table-cell>
          <table:table-cell table:formula="of:=[.$A$3]*SIN(RADIANS([.B149]-120))" office:value-type="float" office:value="254.47206668872" calcext:value-type="float">
            <text:p>254,5</text:p>
          </table:table-cell>
          <table:table-cell table:formula="of:=[.$A$3]*SIN(RADIANS([.B149]+120))" office:value-type="float" office:value="-141.439042053037" calcext:value-type="float">
            <text:p>-141,4</text:p>
          </table:table-cell>
          <table:table-cell table:style-name="ce10"/>
          <table:table-cell table:style-name="ce18" table:formula="of:=(MIN([.C149];[.D149];[.E149])+MAX([.C149];[.D149];[.E149]))/2" office:value-type="float" office:value="56.5165123178412" calcext:value-type="float">
            <text:p>56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9]-[.G149]+[.$A$3])/2" office:value-type="float" office:value="226.477777185439" calcext:value-type="float">
            <text:p>226</text:p>
          </table:table-cell>
          <table:table-cell table:style-name="ce12" table:formula="of:=([.E149]-[.G149]+[.$A$3])/2" office:value-type="float" office:value="28.5222228145607" calcext:value-type="float">
            <text:p>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9]+1.40625" office:value-type="float" office:value="207.71875" calcext:value-type="float">
            <text:p>207,71875</text:p>
          </table:table-cell>
          <table:table-cell table:formula="of:=[.$A$3]*SIN(RADIANS([.B150]))" office:value-type="float" office:value="-118.608600129948" calcext:value-type="float">
            <text:p>-118,6</text:p>
          </table:table-cell>
          <table:table-cell table:formula="of:=[.$A$3]*SIN(RADIANS([.B150]-120))" office:value-type="float" office:value="254.797906050977" calcext:value-type="float">
            <text:p>254,8</text:p>
          </table:table-cell>
          <table:table-cell table:formula="of:=[.$A$3]*SIN(RADIANS([.B150]+120))" office:value-type="float" office:value="-136.189305921029" calcext:value-type="float">
            <text:p>-136,2</text:p>
          </table:table-cell>
          <table:table-cell table:style-name="ce10"/>
          <table:table-cell table:style-name="ce18" table:formula="of:=(MIN([.C150];[.D150];[.E150])+MAX([.C150];[.D150];[.E150]))/2" office:value-type="float" office:value="59.3043000649739" calcext:value-type="float">
            <text:p>59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0]-[.G150]+[.$A$3])/2" office:value-type="float" office:value="225.246802993002" calcext:value-type="float">
            <text:p>225</text:p>
          </table:table-cell>
          <table:table-cell table:style-name="ce12" table:formula="of:=([.E150]-[.G150]+[.$A$3])/2" office:value-type="float" office:value="29.7531970069985" calcext:value-type="float">
            <text:p>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0]+1.40625" office:value-type="float" office:value="209.125" calcext:value-type="float">
            <text:p>209,125</text:p>
          </table:table-cell>
          <table:table-cell table:formula="of:=[.$A$3]*SIN(RADIANS([.B151]))" office:value-type="float" office:value="-124.112730238556" calcext:value-type="float">
            <text:p>-124,1</text:p>
          </table:table-cell>
          <table:table-cell table:formula="of:=[.$A$3]*SIN(RADIANS([.B151]-120))" office:value-type="float" office:value="254.970264682136" calcext:value-type="float">
            <text:p>255,0</text:p>
          </table:table-cell>
          <table:table-cell table:formula="of:=[.$A$3]*SIN(RADIANS([.B151]+120))" office:value-type="float" office:value="-130.85753444358" calcext:value-type="float">
            <text:p>-130,9</text:p>
          </table:table-cell>
          <table:table-cell table:style-name="ce10"/>
          <table:table-cell table:style-name="ce18" table:formula="of:=(MIN([.C151];[.D151];[.E151])+MAX([.C151];[.D151];[.E151]))/2" office:value-type="float" office:value="62.056365119278" calcext:value-type="float">
            <text:p>6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1]-[.G151]+[.$A$3])/2" office:value-type="float" office:value="223.956949781429" calcext:value-type="float">
            <text:p>224</text:p>
          </table:table-cell>
          <table:table-cell table:style-name="ce12" table:formula="of:=([.E151]-[.G151]+[.$A$3])/2" office:value-type="float" office:value="31.0430502185709" calcext:value-type="float">
            <text:p>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1]+1.40625" office:value-type="float" office:value="210.53125" calcext:value-type="float">
            <text:p>210,53125</text:p>
          </table:table-cell>
          <table:table-cell table:formula="of:=[.$A$3]*SIN(RADIANS([.B152]))" office:value-type="float" office:value="-129.542099479343" calcext:value-type="float">
            <text:p>-129,5</text:p>
          </table:table-cell>
          <table:table-cell table:formula="of:=[.$A$3]*SIN(RADIANS([.B152]-120))" office:value-type="float" office:value="254.989038759803" calcext:value-type="float">
            <text:p>255,0</text:p>
          </table:table-cell>
          <table:table-cell table:formula="of:=[.$A$3]*SIN(RADIANS([.B152]+120))" office:value-type="float" office:value="-125.446939280461" calcext:value-type="float">
            <text:p>-125,4</text:p>
          </table:table-cell>
          <table:table-cell table:style-name="ce10"/>
          <table:table-cell table:style-name="ce18" table:formula="of:=(MIN([.C152];[.D152];[.E152])+MAX([.C152];[.D152];[.E152]))/2" office:value-type="float" office:value="62.7234696402304" calcext:value-type="float">
            <text:p>6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2]-[.G152]+[.$A$3])/2" office:value-type="float" office:value="223.632784559786" calcext:value-type="float">
            <text:p>224</text:p>
          </table:table-cell>
          <table:table-cell table:style-name="ce12" table:formula="of:=([.E152]-[.G152]+[.$A$3])/2" office:value-type="float" office:value="33.4147955396544" calcext:value-type="float">
            <text:p>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2]+1.40625" office:value-type="float" office:value="211.9375" calcext:value-type="float">
            <text:p>211,9375</text:p>
          </table:table-cell>
          <table:table-cell table:formula="of:=[.$A$3]*SIN(RADIANS([.B153]))" office:value-type="float" office:value="-134.893437403294" calcext:value-type="float">
            <text:p>-134,9</text:p>
          </table:table-cell>
          <table:table-cell table:formula="of:=[.$A$3]*SIN(RADIANS([.B153]-120))" office:value-type="float" office:value="254.854216975176" calcext:value-type="float">
            <text:p>254,9</text:p>
          </table:table-cell>
          <table:table-cell table:formula="of:=[.$A$3]*SIN(RADIANS([.B153]+120))" office:value-type="float" office:value="-119.960779571882" calcext:value-type="float">
            <text:p>-120,0</text:p>
          </table:table-cell>
          <table:table-cell table:style-name="ce10"/>
          <table:table-cell table:style-name="ce18" table:formula="of:=(MIN([.C153];[.D153];[.E153])+MAX([.C153];[.D153];[.E153]))/2" office:value-type="float" office:value="59.980389785941" calcext:value-type="float">
            <text:p>60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3]-[.G153]+[.$A$3])/2" office:value-type="float" office:value="224.936913594617" calcext:value-type="float">
            <text:p>225</text:p>
          </table:table-cell>
          <table:table-cell table:style-name="ce12" table:formula="of:=([.E153]-[.G153]+[.$A$3])/2" office:value-type="float" office:value="37.5294153210885" calcext:value-type="float">
            <text:p>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3]+1.40625" office:value-type="float" office:value="213.34375" calcext:value-type="float">
            <text:p>213,34375</text:p>
          </table:table-cell>
          <table:table-cell table:formula="of:=[.$A$3]*SIN(RADIANS([.B154]))" office:value-type="float" office:value="-140.163520564544" calcext:value-type="float">
            <text:p>-140,2</text:p>
          </table:table-cell>
          <table:table-cell table:formula="of:=[.$A$3]*SIN(RADIANS([.B154]-120))" office:value-type="float" office:value="254.565880539855" calcext:value-type="float">
            <text:p>254,6</text:p>
          </table:table-cell>
          <table:table-cell table:formula="of:=[.$A$3]*SIN(RADIANS([.B154]+120))" office:value-type="float" office:value="-114.402359975312" calcext:value-type="float">
            <text:p>-114,4</text:p>
          </table:table-cell>
          <table:table-cell table:style-name="ce10"/>
          <table:table-cell table:style-name="ce18" table:formula="of:=(MIN([.C154];[.D154];[.E154])+MAX([.C154];[.D154];[.E154]))/2" office:value-type="float" office:value="57.2011799876558" calcext:value-type="float">
            <text:p>57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4]-[.G154]+[.$A$3])/2" office:value-type="float" office:value="226.1823502761" calcext:value-type="float">
            <text:p>226</text:p>
          </table:table-cell>
          <table:table-cell table:style-name="ce12" table:formula="of:=([.E154]-[.G154]+[.$A$3])/2" office:value-type="float" office:value="41.6982300185162" calcext:value-type="float">
            <text:p>4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4]+1.40625" office:value-type="float" office:value="214.75" calcext:value-type="float">
            <text:p>214,75</text:p>
          </table:table-cell>
          <table:table-cell table:formula="of:=[.$A$3]*SIN(RADIANS([.B155]))" office:value-type="float" office:value="-145.349174462057" calcext:value-type="float">
            <text:p>-145,3</text:p>
          </table:table-cell>
          <table:table-cell table:formula="of:=[.$A$3]*SIN(RADIANS([.B155]-120))" office:value-type="float" office:value="254.124203136929" calcext:value-type="float">
            <text:p>254,1</text:p>
          </table:table-cell>
          <table:table-cell table:formula="of:=[.$A$3]*SIN(RADIANS([.B155]+120))" office:value-type="float" office:value="-108.775028674872" calcext:value-type="float">
            <text:p>-108,8</text:p>
          </table:table-cell>
          <table:table-cell table:style-name="ce10"/>
          <table:table-cell table:style-name="ce18" table:formula="of:=(MIN([.C155];[.D155];[.E155])+MAX([.C155];[.D155];[.E155]))/2" office:value-type="float" office:value="54.387514337436" calcext:value-type="float">
            <text:p>54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5]-[.G155]+[.$A$3])/2" office:value-type="float" office:value="227.368344399747" calcext:value-type="float">
            <text:p>227</text:p>
          </table:table-cell>
          <table:table-cell table:style-name="ce12" table:formula="of:=([.E155]-[.G155]+[.$A$3])/2" office:value-type="float" office:value="45.918728493846" calcext:value-type="float">
            <text:p>4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5]+1.40625" office:value-type="float" office:value="216.15625" calcext:value-type="float">
            <text:p>216,15625</text:p>
          </table:table-cell>
          <table:table-cell table:formula="of:=[.$A$3]*SIN(RADIANS([.B156]))" office:value-type="float" office:value="-150.447275451831" calcext:value-type="float">
            <text:p>-150,4</text:p>
          </table:table-cell>
          <table:table-cell table:formula="of:=[.$A$3]*SIN(RADIANS([.B156]-120))" office:value-type="float" office:value="253.529450816349" calcext:value-type="float">
            <text:p>253,5</text:p>
          </table:table-cell>
          <table:table-cell table:formula="of:=[.$A$3]*SIN(RADIANS([.B156]+120))" office:value-type="float" office:value="-103.082175364519" calcext:value-type="float">
            <text:p>-103,1</text:p>
          </table:table-cell>
          <table:table-cell table:style-name="ce10"/>
          <table:table-cell table:style-name="ce18" table:formula="of:=(MIN([.C156];[.D156];[.E156])+MAX([.C156];[.D156];[.E156]))/2" office:value-type="float" office:value="51.5410876822594" calcext:value-type="float">
            <text:p>51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6]-[.G156]+[.$A$3])/2" office:value-type="float" office:value="228.494181567045" calcext:value-type="float">
            <text:p>228</text:p>
          </table:table-cell>
          <table:table-cell table:style-name="ce12" table:formula="of:=([.E156]-[.G156]+[.$A$3])/2" office:value-type="float" office:value="50.1883684766109" calcext:value-type="float">
            <text:p>5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6]+1.40625" office:value-type="float" office:value="217.5625" calcext:value-type="float">
            <text:p>217,5625</text:p>
          </table:table-cell>
          <table:table-cell table:formula="of:=[.$A$3]*SIN(RADIANS([.B157]))" office:value-type="float" office:value="-155.454752628458" calcext:value-type="float">
            <text:p>-155,5</text:p>
          </table:table-cell>
          <table:table-cell table:formula="of:=[.$A$3]*SIN(RADIANS([.B157]-120))" office:value-type="float" office:value="252.781981834674" calcext:value-type="float">
            <text:p>252,8</text:p>
          </table:table-cell>
          <table:table-cell table:formula="of:=[.$A$3]*SIN(RADIANS([.B157]+120))" office:value-type="float" office:value="-97.3272292062168" calcext:value-type="float">
            <text:p>-97,3</text:p>
          </table:table-cell>
          <table:table-cell table:style-name="ce10"/>
          <table:table-cell table:style-name="ce18" table:formula="of:=(MIN([.C157];[.D157];[.E157])+MAX([.C157];[.D157];[.E157]))/2" office:value-type="float" office:value="48.6636146031083" calcext:value-type="float">
            <text:p>48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7]-[.G157]+[.$A$3])/2" office:value-type="float" office:value="229.559183615783" calcext:value-type="float">
            <text:p>230</text:p>
          </table:table-cell>
          <table:table-cell table:style-name="ce12" table:formula="of:=([.E157]-[.G157]+[.$A$3])/2" office:value-type="float" office:value="54.5045780953374" calcext:value-type="float">
            <text:p>5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7]+1.40625" office:value-type="float" office:value="218.96875" calcext:value-type="float">
            <text:p>218,96875</text:p>
          </table:table-cell>
          <table:table-cell table:formula="of:=[.$A$3]*SIN(RADIANS([.B158]))" office:value-type="float" office:value="-160.368589674929" calcext:value-type="float">
            <text:p>-160,4</text:p>
          </table:table-cell>
          <table:table-cell table:formula="of:=[.$A$3]*SIN(RADIANS([.B158]-120))" office:value-type="float" office:value="251.882246439269" calcext:value-type="float">
            <text:p>251,9</text:p>
          </table:table-cell>
          <table:table-cell table:formula="of:=[.$A$3]*SIN(RADIANS([.B158]+120))" office:value-type="float" office:value="-91.5136567643403" calcext:value-type="float">
            <text:p>-91,5</text:p>
          </table:table-cell>
          <table:table-cell table:style-name="ce10"/>
          <table:table-cell table:style-name="ce18" table:formula="of:=(MIN([.C158];[.D158];[.E158])+MAX([.C158];[.D158];[.E158]))/2" office:value-type="float" office:value="45.7568283821702" calcext:value-type="float">
            <text:p>45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8]-[.G158]+[.$A$3])/2" office:value-type="float" office:value="230.56270902855" calcext:value-type="float">
            <text:p>231</text:p>
          </table:table-cell>
          <table:table-cell table:style-name="ce12" table:formula="of:=([.E158]-[.G158]+[.$A$3])/2" office:value-type="float" office:value="58.8647574267448" calcext:value-type="float">
            <text:p>5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8]+1.40625" office:value-type="float" office:value="220.375" calcext:value-type="float">
            <text:p>220,375</text:p>
          </table:table-cell>
          <table:table-cell table:formula="of:=[.$A$3]*SIN(RADIANS([.B159]))" office:value-type="float" office:value="-165.185826679548" calcext:value-type="float">
            <text:p>-165,2</text:p>
          </table:table-cell>
          <table:table-cell table:formula="of:=[.$A$3]*SIN(RADIANS([.B159]-120))" office:value-type="float" office:value="250.830786597093" calcext:value-type="float">
            <text:p>250,8</text:p>
          </table:table-cell>
          <table:table-cell table:formula="of:=[.$A$3]*SIN(RADIANS([.B159]+120))" office:value-type="float" office:value="-85.6449599175453" calcext:value-type="float">
            <text:p>-85,6</text:p>
          </table:table-cell>
          <table:table-cell table:style-name="ce10"/>
          <table:table-cell table:style-name="ce18" table:formula="of:=(MIN([.C159];[.D159];[.E159])+MAX([.C159];[.D159];[.E159]))/2" office:value-type="float" office:value="42.8224799587727" calcext:value-type="float">
            <text:p>42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9]-[.G159]+[.$A$3])/2" office:value-type="float" office:value="231.50415331916" calcext:value-type="float">
            <text:p>232</text:p>
          </table:table-cell>
          <table:table-cell table:style-name="ce12" table:formula="of:=([.E159]-[.G159]+[.$A$3])/2" office:value-type="float" office:value="63.2662800618411" calcext:value-type="float">
            <text:p>6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9]+1.40625" office:value-type="float" office:value="221.78125" calcext:value-type="float">
            <text:p>221,78125</text:p>
          </table:table-cell>
          <table:table-cell table:formula="of:=[.$A$3]*SIN(RADIANS([.B160]))" office:value-type="float" office:value="-169.903561918871" calcext:value-type="float">
            <text:p>-169,9</text:p>
          </table:table-cell>
          <table:table-cell table:formula="of:=[.$A$3]*SIN(RADIANS([.B160]-120))" office:value-type="float" office:value="249.628235668238" calcext:value-type="float">
            <text:p>249,6</text:p>
          </table:table-cell>
          <table:table-cell table:formula="of:=[.$A$3]*SIN(RADIANS([.B160]+120))" office:value-type="float" office:value="-79.7246737493672" calcext:value-type="float">
            <text:p>-79,7</text:p>
          </table:table-cell>
          <table:table-cell table:style-name="ce10"/>
          <table:table-cell table:style-name="ce18" table:formula="of:=(MIN([.C160];[.D160];[.E160])+MAX([.C160];[.D160];[.E160]))/2" office:value-type="float" office:value="39.8623368746836" calcext:value-type="float">
            <text:p>3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0]-[.G160]+[.$A$3])/2" office:value-type="float" office:value="232.382949396777" calcext:value-type="float">
            <text:p>232</text:p>
          </table:table-cell>
          <table:table-cell table:style-name="ce12" table:formula="of:=([.E160]-[.G160]+[.$A$3])/2" office:value-type="float" office:value="67.7064946879746" calcext:value-type="float">
            <text:p>6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0]+1.40625" office:value-type="float" office:value="223.1875" calcext:value-type="float">
            <text:p>223,1875</text:p>
          </table:table-cell>
          <table:table-cell table:formula="of:=[.$A$3]*SIN(RADIANS([.B161]))" office:value-type="float" office:value="-174.518953605597" calcext:value-type="float">
            <text:p>-174,5</text:p>
          </table:table-cell>
          <table:table-cell table:formula="of:=[.$A$3]*SIN(RADIANS([.B161]-120))" office:value-type="float" office:value="248.275318024417" calcext:value-type="float">
            <text:p>248,3</text:p>
          </table:table-cell>
          <table:table-cell table:formula="of:=[.$A$3]*SIN(RADIANS([.B161]+120))" office:value-type="float" office:value="-73.75636441882" calcext:value-type="float">
            <text:p>-73,8</text:p>
          </table:table-cell>
          <table:table-cell table:style-name="ce10"/>
          <table:table-cell table:style-name="ce18" table:formula="of:=(MIN([.C161];[.D161];[.E161])+MAX([.C161];[.D161];[.E161]))/2" office:value-type="float" office:value="36.87818220941" calcext:value-type="float">
            <text:p>36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1]-[.G161]+[.$A$3])/2" office:value-type="float" office:value="233.198567907504" calcext:value-type="float">
            <text:p>233</text:p>
          </table:table-cell>
          <table:table-cell table:style-name="ce12" table:formula="of:=([.E161]-[.G161]+[.$A$3])/2" office:value-type="float" office:value="72.182726685885" calcext:value-type="float">
            <text:p>7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1]+1.40625" office:value-type="float" office:value="224.59375" calcext:value-type="float">
            <text:p>224,59375</text:p>
          </table:table-cell>
          <table:table-cell table:formula="of:=[.$A$3]*SIN(RADIANS([.B162]))" office:value-type="float" office:value="-179.029221600356" calcext:value-type="float">
            <text:p>-179,0</text:p>
          </table:table-cell>
          <table:table-cell table:formula="of:=[.$A$3]*SIN(RADIANS([.B162]-120))" office:value-type="float" office:value="246.772848612631" calcext:value-type="float">
            <text:p>246,8</text:p>
          </table:table-cell>
          <table:table-cell table:formula="of:=[.$A$3]*SIN(RADIANS([.B162]+120))" office:value-type="float" office:value="-67.7436270122751" calcext:value-type="float">
            <text:p>-67,7</text:p>
          </table:table-cell>
          <table:table-cell table:style-name="ce10"/>
          <table:table-cell table:style-name="ce18" table:formula="of:=(MIN([.C162];[.D162];[.E162])+MAX([.C162];[.D162];[.E162]))/2" office:value-type="float" office:value="33.8718135061375" calcext:value-type="float">
            <text:p>33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2]-[.G162]+[.$A$3])/2" office:value-type="float" office:value="233.950517553247" calcext:value-type="float">
            <text:p>234</text:p>
          </table:table-cell>
          <table:table-cell table:style-name="ce12" table:formula="of:=([.E162]-[.G162]+[.$A$3])/2" office:value-type="float" office:value="76.6922797407937" calcext:value-type="float">
            <text:p>7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2]+1.40625" office:value-type="float" office:value="226" calcext:value-type="float">
            <text:p>226</text:p>
          </table:table-cell>
          <table:table-cell table:formula="of:=[.$A$3]*SIN(RADIANS([.B163]))" office:value-type="float" office:value="-183.431649086356" calcext:value-type="float">
            <text:p>-183,4</text:p>
          </table:table-cell>
          <table:table-cell table:formula="of:=[.$A$3]*SIN(RADIANS([.B163]-120))" office:value-type="float" office:value="245.121732464271" calcext:value-type="float">
            <text:p>245,1</text:p>
          </table:table-cell>
          <table:table-cell table:formula="of:=[.$A$3]*SIN(RADIANS([.B163]+120))" office:value-type="float" office:value="-61.6900833779153" calcext:value-type="float">
            <text:p>-61,7</text:p>
          </table:table-cell>
          <table:table-cell table:style-name="ce10"/>
          <table:table-cell table:style-name="ce18" table:formula="of:=(MIN([.C163];[.D163];[.E163])+MAX([.C163];[.D163];[.E163]))/2" office:value-type="float" office:value="30.8450416889576" calcext:value-type="float">
            <text:p>30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3]-[.G163]+[.$A$3])/2" office:value-type="float" office:value="234.638345387657" calcext:value-type="float">
            <text:p>235</text:p>
          </table:table-cell>
          <table:table-cell table:style-name="ce12" table:formula="of:=([.E163]-[.G163]+[.$A$3])/2" office:value-type="float" office:value="81.2324374665635" calcext:value-type="float">
            <text:p>8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3]+1.40625" office:value-type="float" office:value="227.40625" calcext:value-type="float">
            <text:p>227,40625</text:p>
          </table:table-cell>
          <table:table-cell table:formula="of:=[.$A$3]*SIN(RADIANS([.B164]))" office:value-type="float" office:value="-187.723584205898" calcext:value-type="float">
            <text:p>-187,7</text:p>
          </table:table-cell>
          <table:table-cell table:formula="of:=[.$A$3]*SIN(RADIANS([.B164]-120))" office:value-type="float" office:value="243.322964149967" calcext:value-type="float">
            <text:p>243,3</text:p>
          </table:table-cell>
          <table:table-cell table:formula="of:=[.$A$3]*SIN(RADIANS([.B164]+120))" office:value-type="float" office:value="-55.5993799440695" calcext:value-type="float">
            <text:p>-55,6</text:p>
          </table:table-cell>
          <table:table-cell table:style-name="ce10"/>
          <table:table-cell table:style-name="ce18" table:formula="of:=(MIN([.C164];[.D164];[.E164])+MAX([.C164];[.D164];[.E164]))/2" office:value-type="float" office:value="27.7996899720347" calcext:value-type="float">
            <text:p>27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4]-[.G164]+[.$A$3])/2" office:value-type="float" office:value="235.261637088966" calcext:value-type="float">
            <text:p>235</text:p>
          </table:table-cell>
          <table:table-cell table:style-name="ce12" table:formula="of:=([.E164]-[.G164]+[.$A$3])/2" office:value-type="float" office:value="85.8004650419479" calcext:value-type="float">
            <text:p>8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4]+1.40625" office:value-type="float" office:value="228.8125" calcext:value-type="float">
            <text:p>228,8125</text:p>
          </table:table-cell>
          <table:table-cell table:formula="of:=[.$A$3]*SIN(RADIANS([.B165]))" office:value-type="float" office:value="-191.902441657751" calcext:value-type="float">
            <text:p>-191,9</text:p>
          </table:table-cell>
          <table:table-cell table:formula="of:=[.$A$3]*SIN(RADIANS([.B165]-120))" office:value-type="float" office:value="241.377627180491" calcext:value-type="float">
            <text:p>241,4</text:p>
          </table:table-cell>
          <table:table-cell table:formula="of:=[.$A$3]*SIN(RADIANS([.B165]+120))" office:value-type="float" office:value="-49.4751855227401" calcext:value-type="float">
            <text:p>-49,5</text:p>
          </table:table-cell>
          <table:table-cell table:style-name="ce10"/>
          <table:table-cell table:style-name="ce18" table:formula="of:=(MIN([.C165];[.D165];[.E165])+MAX([.C165];[.D165];[.E165]))/2" office:value-type="float" office:value="24.73759276137" calcext:value-type="float">
            <text:p>24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5]-[.G165]+[.$A$3])/2" office:value-type="float" office:value="235.82001720956" calcext:value-type="float">
            <text:p>236</text:p>
          </table:table-cell>
          <table:table-cell table:style-name="ce12" table:formula="of:=([.E165]-[.G165]+[.$A$3])/2" office:value-type="float" office:value="90.393610857945" calcext:value-type="float">
            <text:p>9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5]+1.40625" office:value-type="float" office:value="230.21875" calcext:value-type="float">
            <text:p>230,21875</text:p>
          </table:table-cell>
          <table:table-cell table:formula="of:=[.$A$3]*SIN(RADIANS([.B166]))" office:value-type="float" office:value="-195.965704254444" calcext:value-type="float">
            <text:p>-196,0</text:p>
          </table:table-cell>
          <table:table-cell table:formula="of:=[.$A$3]*SIN(RADIANS([.B166]-120))" office:value-type="float" office:value="239.286893354092" calcext:value-type="float">
            <text:p>239,3</text:p>
          </table:table-cell>
          <table:table-cell table:formula="of:=[.$A$3]*SIN(RADIANS([.B166]+120))" office:value-type="float" office:value="-43.3211890996481" calcext:value-type="float">
            <text:p>-43,3</text:p>
          </table:table-cell>
          <table:table-cell table:style-name="ce10"/>
          <table:table-cell table:style-name="ce18" table:formula="of:=(MIN([.C166];[.D166];[.E166])+MAX([.C166];[.D166];[.E166]))/2" office:value-type="float" office:value="21.660594549824" calcext:value-type="float">
            <text:p>21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6]-[.G166]+[.$A$3])/2" office:value-type="float" office:value="236.313149402134" calcext:value-type="float">
            <text:p>236</text:p>
          </table:table-cell>
          <table:table-cell table:style-name="ce12" table:formula="of:=([.E166]-[.G166]+[.$A$3])/2" office:value-type="float" office:value="95.009108175264" calcext:value-type="float">
            <text:p>9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6]+1.40625" office:value-type="float" office:value="231.625" calcext:value-type="float">
            <text:p>231,625</text:p>
          </table:table-cell>
          <table:table-cell table:formula="of:=[.$A$3]*SIN(RADIANS([.B167]))" office:value-type="float" office:value="-199.910924438523" calcext:value-type="float">
            <text:p>-199,9</text:p>
          </table:table-cell>
          <table:table-cell table:formula="of:=[.$A$3]*SIN(RADIANS([.B167]-120))" office:value-type="float" office:value="237.052022050649" calcext:value-type="float">
            <text:p>237,1</text:p>
          </table:table-cell>
          <table:table-cell table:formula="of:=[.$A$3]*SIN(RADIANS([.B167]+120))" office:value-type="float" office:value="-37.1410976121261" calcext:value-type="float">
            <text:p>-37,1</text:p>
          </table:table-cell>
          <table:table-cell table:style-name="ce10"/>
          <table:table-cell table:style-name="ce18" table:formula="of:=(MIN([.C167];[.D167];[.E167])+MAX([.C167];[.D167];[.E167]))/2" office:value-type="float" office:value="18.570548806063" calcext:value-type="float">
            <text:p>18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7]-[.G167]+[.$A$3])/2" office:value-type="float" office:value="236.740736622293" calcext:value-type="float">
            <text:p>237</text:p>
          </table:table-cell>
          <table:table-cell table:style-name="ce12" table:formula="of:=([.E167]-[.G167]+[.$A$3])/2" office:value-type="float" office:value="99.6441767909055" calcext:value-type="float">
            <text:p>10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7]+1.40625" office:value-type="float" office:value="233.03125" calcext:value-type="float">
            <text:p>233,03125</text:p>
          </table:table-cell>
          <table:table-cell table:formula="of:=[.$A$3]*SIN(RADIANS([.B168]))" office:value-type="float" office:value="-203.735725756872" calcext:value-type="float">
            <text:p>-203,7</text:p>
          </table:table-cell>
          <table:table-cell table:formula="of:=[.$A$3]*SIN(RADIANS([.B168]-120))" office:value-type="float" office:value="234.67435947307" calcext:value-type="float">
            <text:p>234,7</text:p>
          </table:table-cell>
          <table:table-cell table:formula="of:=[.$A$3]*SIN(RADIANS([.B168]+120))" office:value-type="float" office:value="-30.9386337161974" calcext:value-type="float">
            <text:p>-30,9</text:p>
          </table:table-cell>
          <table:table-cell table:style-name="ce10"/>
          <table:table-cell table:style-name="ce18" table:formula="of:=(MIN([.C168];[.D168];[.E168])+MAX([.C168];[.D168];[.E168]))/2" office:value-type="float" office:value="15.4693168580988" calcext:value-type="float">
            <text:p>15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8]-[.G168]+[.$A$3])/2" office:value-type="float" office:value="237.102521307485" calcext:value-type="float">
            <text:p>237</text:p>
          </table:table-cell>
          <table:table-cell table:style-name="ce12" table:formula="of:=([.E168]-[.G168]+[.$A$3])/2" office:value-type="float" office:value="104.296024712852" calcext:value-type="float">
            <text:p>10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8]+1.40625" office:value-type="float" office:value="234.4375" calcext:value-type="float">
            <text:p>234,4375</text:p>
          </table:table-cell>
          <table:table-cell table:formula="of:=[.$A$3]*SIN(RADIANS([.B169]))" office:value-type="float" office:value="-207.437804292195" calcext:value-type="float">
            <text:p>-207,4</text:p>
          </table:table-cell>
          <table:table-cell table:formula="of:=[.$A$3]*SIN(RADIANS([.B169]-120))" office:value-type="float" office:value="232.155337836383" calcext:value-type="float">
            <text:p>232,2</text:p>
          </table:table-cell>
          <table:table-cell table:formula="of:=[.$A$3]*SIN(RADIANS([.B169]+120))" office:value-type="float" office:value="-24.7175335441884" calcext:value-type="float">
            <text:p>-24,7</text:p>
          </table:table-cell>
          <table:table-cell table:style-name="ce10"/>
          <table:table-cell table:style-name="ce18" table:formula="of:=(MIN([.C169];[.D169];[.E169])+MAX([.C169];[.D169];[.E169]))/2" office:value-type="float" office:value="12.3587667720942" calcext:value-type="float">
            <text:p>12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9]-[.G169]+[.$A$3])/2" office:value-type="float" office:value="237.398285532144" calcext:value-type="float">
            <text:p>237</text:p>
          </table:table-cell>
          <table:table-cell table:style-name="ce12" table:formula="of:=([.E169]-[.G169]+[.$A$3])/2" office:value-type="float" office:value="108.961849841859" calcext:value-type="float">
            <text:p>10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9]+1.40625" office:value-type="float" office:value="235.84375" calcext:value-type="float">
            <text:p>235,84375</text:p>
          </table:table-cell>
          <table:table-cell table:formula="of:=[.$A$3]*SIN(RADIANS([.B170]))" office:value-type="float" office:value="-211.01493005081" calcext:value-type="float">
            <text:p>-211,0</text:p>
          </table:table-cell>
          <table:table-cell table:formula="of:=[.$A$3]*SIN(RADIANS([.B170]-120))" office:value-type="float" office:value="229.496474505031" calcext:value-type="float">
            <text:p>229,5</text:p>
          </table:table-cell>
          <table:table-cell table:formula="of:=[.$A$3]*SIN(RADIANS([.B170]+120))" office:value-type="float" office:value="-18.4815444542204" calcext:value-type="float">
            <text:p>-18,5</text:p>
          </table:table-cell>
          <table:table-cell table:style-name="ce10"/>
          <table:table-cell table:style-name="ce18" table:formula="of:=(MIN([.C170];[.D170];[.E170])+MAX([.C170];[.D170];[.E170]))/2" office:value-type="float" office:value="9.24077222711023" calcext:value-type="float">
            <text:p>9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0]-[.G170]+[.$A$3])/2" office:value-type="float" office:value="237.62785113896" calcext:value-type="float">
            <text:p>238</text:p>
          </table:table-cell>
          <table:table-cell table:style-name="ce12" table:formula="of:=([.E170]-[.G170]+[.$A$3])/2" office:value-type="float" office:value="113.638841659335" calcext:value-type="float">
            <text:p>11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0]+1.40625" office:value-type="float" office:value="237.25" calcext:value-type="float">
            <text:p>237,25</text:p>
          </table:table-cell>
          <table:table-cell table:formula="of:=[.$A$3]*SIN(RADIANS([.B171]))" office:value-type="float" office:value="-214.46494830592" calcext:value-type="float">
            <text:p>-214,5</text:p>
          </table:table-cell>
          <table:table-cell table:formula="of:=[.$A$3]*SIN(RADIANS([.B171]-120))" office:value-type="float" office:value="226.699371078863" calcext:value-type="float">
            <text:p>226,7</text:p>
          </table:table-cell>
          <table:table-cell table:formula="of:=[.$A$3]*SIN(RADIANS([.B171]+120))" office:value-type="float" office:value="-12.2344227729427" calcext:value-type="float">
            <text:p>-12,2</text:p>
          </table:table-cell>
          <table:table-cell table:style-name="ce10"/>
          <table:table-cell table:style-name="ce18" table:formula="of:=(MIN([.C171];[.D171];[.E171])+MAX([.C171];[.D171];[.E171]))/2" office:value-type="float" office:value="6.11721138647135" calcext:value-type="float">
            <text:p>6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1]-[.G171]+[.$A$3])/2" office:value-type="float" office:value="237.791079846196" calcext:value-type="float">
            <text:p>238</text:p>
          </table:table-cell>
          <table:table-cell table:style-name="ce12" table:formula="of:=([.E171]-[.G171]+[.$A$3])/2" office:value-type="float" office:value="118.324182920293" calcext:value-type="float">
            <text:p>1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1]+1.40625" office:value-type="float" office:value="238.65625" calcext:value-type="float">
            <text:p>238,65625</text:p>
          </table:table-cell>
          <table:table-cell table:formula="of:=[.$A$3]*SIN(RADIANS([.B172]))" office:value-type="float" office:value="-217.785780895531" calcext:value-type="float">
            <text:p>-217,8</text:p>
          </table:table-cell>
          <table:table-cell table:formula="of:=[.$A$3]*SIN(RADIANS([.B172]-120))" office:value-type="float" office:value="223.765712428392" calcext:value-type="float">
            <text:p>223,8</text:p>
          </table:table-cell>
          <table:table-cell table:formula="of:=[.$A$3]*SIN(RADIANS([.B172]+120))" office:value-type="float" office:value="-5.97993153286107" calcext:value-type="float">
            <text:p>-6,0</text:p>
          </table:table-cell>
          <table:table-cell table:style-name="ce10"/>
          <table:table-cell table:style-name="ce18" table:formula="of:=(MIN([.C172];[.D172];[.E172])+MAX([.C172];[.D172];[.E172]))/2" office:value-type="float" office:value="2.98996576643056" calcext:value-type="float">
            <text:p>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2]-[.G172]+[.$A$3])/2" office:value-type="float" office:value="237.887873330981" calcext:value-type="float">
            <text:p>238</text:p>
          </table:table-cell>
          <table:table-cell table:style-name="ce12" table:formula="of:=([.E172]-[.G172]+[.$A$3])/2" office:value-type="float" office:value="123.015051350354" calcext:value-type="float">
            <text:p>1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2]+1.40625" office:value-type="float" office:value="240.0625" calcext:value-type="float">
            <text:p>240,0625</text:p>
          </table:table-cell>
          <table:table-cell table:formula="of:=[.$A$3]*SIN(RADIANS([.B173]))" office:value-type="float" office:value="-220.975427474266" calcext:value-type="float">
            <text:p>-221,0</text:p>
          </table:table-cell>
          <table:table-cell table:formula="of:=[.$A$3]*SIN(RADIANS([.B173]-120))" office:value-type="float" office:value="220.697265679894" calcext:value-type="float">
            <text:p>220,7</text:p>
          </table:table-cell>
          <table:table-cell table:formula="of:=[.$A$3]*SIN(RADIANS([.B173]+120))" office:value-type="float" office:value="0.278161794371899" calcext:value-type="float">
            <text:p>0,3</text:p>
          </table:table-cell>
          <table:table-cell table:style-name="ce10"/>
          <table:table-cell table:style-name="ce18" table:formula="of:=(MIN([.C173];[.D173];[.E173])+MAX([.C173];[.D173];[.E173]))/2" office:value-type="float" office:value="-0.139080897185934" calcext:value-type="float">
            <text:p>-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3]-[.G173]+[.$A$3])/2" office:value-type="float" office:value="237.91817328854" calcext:value-type="float">
            <text:p>238</text:p>
          </table:table-cell>
          <table:table-cell table:style-name="ce12" table:formula="of:=([.E173]-[.G173]+[.$A$3])/2" office:value-type="float" office:value="127.708621345779" calcext:value-type="float">
            <text:p>1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3]+1.40625" office:value-type="float" office:value="241.46875" calcext:value-type="float">
            <text:p>241,46875</text:p>
          </table:table-cell>
          <table:table-cell table:formula="of:=[.$A$3]*SIN(RADIANS([.B174]))" office:value-type="float" office:value="-224.031966718293" calcext:value-type="float">
            <text:p>-224,0</text:p>
          </table:table-cell>
          <table:table-cell table:formula="of:=[.$A$3]*SIN(RADIANS([.B174]-120))" office:value-type="float" office:value="217.495879150952" calcext:value-type="float">
            <text:p>217,5</text:p>
          </table:table-cell>
          <table:table-cell table:formula="of:=[.$A$3]*SIN(RADIANS([.B174]+120))" office:value-type="float" office:value="6.53608756734108" calcext:value-type="float">
            <text:p>6,5</text:p>
          </table:table-cell>
          <table:table-cell table:style-name="ce10"/>
          <table:table-cell table:style-name="ce18" table:formula="of:=(MIN([.C174];[.D174];[.E174])+MAX([.C174];[.D174];[.E174]))/2" office:value-type="float" office:value="-3.26804378367054" calcext:value-type="float">
            <text:p>-3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4]-[.G174]+[.$A$3])/2" office:value-type="float" office:value="237.881961467311" calcext:value-type="float">
            <text:p>238</text:p>
          </table:table-cell>
          <table:table-cell table:style-name="ce12" table:formula="of:=([.E174]-[.G174]+[.$A$3])/2" office:value-type="float" office:value="132.402065675506" calcext:value-type="float">
            <text:p>1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4]+1.40625" office:value-type="float" office:value="242.875" calcext:value-type="float">
            <text:p>242,875</text:p>
          </table:table-cell>
          <table:table-cell table:formula="of:=[.$A$3]*SIN(RADIANS([.B175]))" office:value-type="float" office:value="-226.953557482664" calcext:value-type="float">
            <text:p>-227,0</text:p>
          </table:table-cell>
          <table:table-cell table:formula="of:=[.$A$3]*SIN(RADIANS([.B175]-120))" office:value-type="float" office:value="214.163481237105" calcext:value-type="float">
            <text:p>214,2</text:p>
          </table:table-cell>
          <table:table-cell table:formula="of:=[.$A$3]*SIN(RADIANS([.B175]+120))" office:value-type="float" office:value="12.7900762455597" calcext:value-type="float">
            <text:p>12,8</text:p>
          </table:table-cell>
          <table:table-cell table:style-name="ce10"/>
          <table:table-cell table:style-name="ce18" table:formula="of:=(MIN([.C175];[.D175];[.E175])+MAX([.C175];[.D175];[.E175]))/2" office:value-type="float" office:value="-6.39503812277987" calcext:value-type="float">
            <text:p>-6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5]-[.G175]+[.$A$3])/2" office:value-type="float" office:value="237.779259679942" calcext:value-type="float">
            <text:p>238</text:p>
          </table:table-cell>
          <table:table-cell table:style-name="ce12" table:formula="of:=([.E175]-[.G175]+[.$A$3])/2" office:value-type="float" office:value="137.09255718417" calcext:value-type="float">
            <text:p>1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5]+1.40625" office:value-type="float" office:value="244.28125" calcext:value-type="float">
            <text:p>244,28125</text:p>
          </table:table-cell>
          <table:table-cell table:formula="of:=[.$A$3]*SIN(RADIANS([.B176]))" office:value-type="float" office:value="-229.738439910348" calcext:value-type="float">
            <text:p>-229,7</text:p>
          </table:table-cell>
          <table:table-cell table:formula="of:=[.$A$3]*SIN(RADIANS([.B176]-120))" office:value-type="float" office:value="210.702079250248" calcext:value-type="float">
            <text:p>210,7</text:p>
          </table:table-cell>
          <table:table-cell table:formula="of:=[.$A$3]*SIN(RADIANS([.B176]+120))" office:value-type="float" office:value="19.0363606600998" calcext:value-type="float">
            <text:p>19,0</text:p>
          </table:table-cell>
          <table:table-cell table:style-name="ce10"/>
          <table:table-cell table:style-name="ce18" table:formula="of:=(MIN([.C176];[.D176];[.E176])+MAX([.C176];[.D176];[.E176]))/2" office:value-type="float" office:value="-9.51818033004999" calcext:value-type="float">
            <text:p>-9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6]-[.G176]+[.$A$3])/2" office:value-type="float" office:value="237.610129790149" calcext:value-type="float">
            <text:p>238</text:p>
          </table:table-cell>
          <table:table-cell table:style-name="ce12" table:formula="of:=([.E176]-[.G176]+[.$A$3])/2" office:value-type="float" office:value="141.777270495075" calcext:value-type="float">
            <text:p>14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6]+1.40625" office:value-type="float" office:value="245.6875" calcext:value-type="float">
            <text:p>245,6875</text:p>
          </table:table-cell>
          <table:table-cell table:formula="of:=[.$A$3]*SIN(RADIANS([.B177]))" office:value-type="float" office:value="-232.384936492304" calcext:value-type="float">
            <text:p>-232,4</text:p>
          </table:table-cell>
          <table:table-cell table:formula="of:=[.$A$3]*SIN(RADIANS([.B177]-120))" office:value-type="float" office:value="207.11375820951" calcext:value-type="float">
            <text:p>207,1</text:p>
          </table:table-cell>
          <table:table-cell table:formula="of:=[.$A$3]*SIN(RADIANS([.B177]+120))" office:value-type="float" office:value="25.2711782827937" calcext:value-type="float">
            <text:p>25,3</text:p>
          </table:table-cell>
          <table:table-cell table:style-name="ce10"/>
          <table:table-cell table:style-name="ce18" table:formula="of:=(MIN([.C177];[.D177];[.E177])+MAX([.C177];[.D177];[.E177]))/2" office:value-type="float" office:value="-12.6355891413969" calcext:value-type="float">
            <text:p>-12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7]-[.G177]+[.$A$3])/2" office:value-type="float" office:value="237.374673675453" calcext:value-type="float">
            <text:p>237</text:p>
          </table:table-cell>
          <table:table-cell table:style-name="ce12" table:formula="of:=([.E177]-[.G177]+[.$A$3])/2" office:value-type="float" office:value="146.453383712095" calcext:value-type="float">
            <text:p>14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7]+1.40625" office:value-type="float" office:value="247.09375" calcext:value-type="float">
            <text:p>247,09375</text:p>
          </table:table-cell>
          <table:table-cell table:formula="of:=[.$A$3]*SIN(RADIANS([.B178]))" office:value-type="float" office:value="-234.891453077948" calcext:value-type="float">
            <text:p>-234,9</text:p>
          </table:table-cell>
          <table:table-cell table:formula="of:=[.$A$3]*SIN(RADIANS([.B178]-120))" office:value-type="float" office:value="203.400679585308" calcext:value-type="float">
            <text:p>203,4</text:p>
          </table:table-cell>
          <table:table-cell table:formula="of:=[.$A$3]*SIN(RADIANS([.B178]+120))" office:value-type="float" office:value="31.4907734926402" calcext:value-type="float">
            <text:p>31,5</text:p>
          </table:table-cell>
          <table:table-cell table:style-name="ce10"/>
          <table:table-cell table:style-name="ce18" table:formula="of:=(MIN([.C178];[.D178];[.E178])+MAX([.C178];[.D178];[.E178]))/2" office:value-type="float" office:value="-15.7453867463201" calcext:value-type="float">
            <text:p>-15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8]-[.G178]+[.$A$3])/2" office:value-type="float" office:value="237.073033165814" calcext:value-type="float">
            <text:p>237</text:p>
          </table:table-cell>
          <table:table-cell table:style-name="ce12" table:formula="of:=([.E178]-[.G178]+[.$A$3])/2" office:value-type="float" office:value="151.11808011948" calcext:value-type="float">
            <text:p>15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8]+1.40625" office:value-type="float" office:value="248.5" calcext:value-type="float">
            <text:p>248,5</text:p>
          </table:table-cell>
          <table:table-cell table:formula="of:=[.$A$3]*SIN(RADIANS([.B179]))" office:value-type="float" office:value="-237.256479835416" calcext:value-type="float">
            <text:p>-237,3</text:p>
          </table:table-cell>
          <table:table-cell table:formula="of:=[.$A$3]*SIN(RADIANS([.B179]-120))" office:value-type="float" office:value="199.565079997366" calcext:value-type="float">
            <text:p>199,6</text:p>
          </table:table-cell>
          <table:table-cell table:formula="of:=[.$A$3]*SIN(RADIANS([.B179]+120))" office:value-type="float" office:value="37.6913998380508" calcext:value-type="float">
            <text:p>37,7</text:p>
          </table:table-cell>
          <table:table-cell table:style-name="ce10"/>
          <table:table-cell table:style-name="ce18" table:formula="of:=(MIN([.C179];[.D179];[.E179])+MAX([.C179];[.D179];[.E179]))/2" office:value-type="float" office:value="-18.8456999190253" calcext:value-type="float">
            <text:p>-18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9]-[.G179]+[.$A$3])/2" office:value-type="float" office:value="236.705389958195" calcext:value-type="float">
            <text:p>237</text:p>
          </table:table-cell>
          <table:table-cell table:style-name="ce12" table:formula="of:=([.E179]-[.G179]+[.$A$3])/2" office:value-type="float" office:value="155.768549878538" calcext:value-type="float">
            <text:p>15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9]+1.40625" office:value-type="float" office:value="249.90625" calcext:value-type="float">
            <text:p>249,90625</text:p>
          </table:table-cell>
          <table:table-cell table:formula="of:=[.$A$3]*SIN(RADIANS([.B180]))" office:value-type="float" office:value="-239.478592161022" calcext:value-type="float">
            <text:p>-239,5</text:p>
          </table:table-cell>
          <table:table-cell table:formula="of:=[.$A$3]*SIN(RADIANS([.B180]-120))" office:value-type="float" office:value="195.609269867452" calcext:value-type="float">
            <text:p>195,6</text:p>
          </table:table-cell>
          <table:table-cell table:formula="of:=[.$A$3]*SIN(RADIANS([.B180]+120))" office:value-type="float" office:value="43.869322293571" calcext:value-type="float">
            <text:p>43,9</text:p>
          </table:table-cell>
          <table:table-cell table:style-name="ce10"/>
          <table:table-cell table:style-name="ce18" table:formula="of:=(MIN([.C180];[.D180];[.E180])+MAX([.C180];[.D180];[.E180]))/2" office:value-type="float" office:value="-21.9346611467854" calcext:value-type="float">
            <text:p>-2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0]-[.G180]+[.$A$3])/2" office:value-type="float" office:value="236.271965507118" calcext:value-type="float">
            <text:p>236</text:p>
          </table:table-cell>
          <table:table-cell table:style-name="ce12" table:formula="of:=([.E180]-[.G180]+[.$A$3])/2" office:value-type="float" office:value="160.401991720178" calcext:value-type="float">
            <text:p>16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0]+1.40625" office:value-type="float" office:value="251.3125" calcext:value-type="float">
            <text:p>251,3125</text:p>
          </table:table-cell>
          <table:table-cell table:formula="of:=[.$A$3]*SIN(RADIANS([.B181]))" office:value-type="float" office:value="-241.556451537392" calcext:value-type="float">
            <text:p>-241,6</text:p>
          </table:table-cell>
          <table:table-cell table:formula="of:=[.$A$3]*SIN(RADIANS([.B181]-120))" office:value-type="float" office:value="191.535632027671" calcext:value-type="float">
            <text:p>191,5</text:p>
          </table:table-cell>
          <table:table-cell table:formula="of:=[.$A$3]*SIN(RADIANS([.B181]+120))" office:value-type="float" office:value="50.0208195097211" calcext:value-type="float">
            <text:p>50,0</text:p>
          </table:table-cell>
          <table:table-cell table:style-name="ce10"/>
          <table:table-cell table:style-name="ce18" table:formula="of:=(MIN([.C181];[.D181];[.E181])+MAX([.C181];[.D181];[.E181]))/2" office:value-type="float" office:value="-25.0104097548605" calcext:value-type="float">
            <text:p>-25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1]-[.G181]+[.$A$3])/2" office:value-type="float" office:value="235.773020891266" calcext:value-type="float">
            <text:p>236</text:p>
          </table:table-cell>
          <table:table-cell table:style-name="ce12" table:formula="of:=([.E181]-[.G181]+[.$A$3])/2" office:value-type="float" office:value="165.015614632291" calcext:value-type="float">
            <text:p>16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1]+1.40625" office:value-type="float" office:value="252.71875" calcext:value-type="float">
            <text:p>252,71875</text:p>
          </table:table-cell>
          <table:table-cell table:formula="of:=[.$A$3]*SIN(RADIANS([.B182]))" office:value-type="float" office:value="-243.488806339733" calcext:value-type="float">
            <text:p>-243,5</text:p>
          </table:table-cell>
          <table:table-cell table:formula="of:=[.$A$3]*SIN(RADIANS([.B182]-120))" office:value-type="float" office:value="187.346620285136" calcext:value-type="float">
            <text:p>187,3</text:p>
          </table:table-cell>
          <table:table-cell table:formula="of:=[.$A$3]*SIN(RADIANS([.B182]+120))" office:value-type="float" office:value="56.1421860545975" calcext:value-type="float">
            <text:p>56,1</text:p>
          </table:table-cell>
          <table:table-cell table:style-name="ce10"/>
          <table:table-cell table:style-name="ce18" table:formula="of:=(MIN([.C182];[.D182];[.E182])+MAX([.C182];[.D182];[.E182]))/2" office:value-type="float" office:value="-28.0710930272987" calcext:value-type="float">
            <text:p>-2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2]-[.G182]+[.$A$3])/2" office:value-type="float" office:value="235.208856656217" calcext:value-type="float">
            <text:p>235</text:p>
          </table:table-cell>
          <table:table-cell table:style-name="ce12" table:formula="of:=([.E182]-[.G182]+[.$A$3])/2" office:value-type="float" office:value="169.606639540948" calcext:value-type="float">
            <text:p>17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2]+1.40625" office:value-type="float" office:value="254.125" calcext:value-type="float">
            <text:p>254,125</text:p>
          </table:table-cell>
          <table:table-cell table:formula="of:=[.$A$3]*SIN(RADIANS([.B183]))" office:value-type="float" office:value="-245.274492589768" calcext:value-type="float">
            <text:p>-245,3</text:p>
          </table:table-cell>
          <table:table-cell table:formula="of:=[.$A$3]*SIN(RADIANS([.B183]-120))" office:value-type="float" office:value="183.044757943882" calcext:value-type="float">
            <text:p>183,0</text:p>
          </table:table-cell>
          <table:table-cell table:formula="of:=[.$A$3]*SIN(RADIANS([.B183]+120))" office:value-type="float" office:value="62.2297346458861" calcext:value-type="float">
            <text:p>62,2</text:p>
          </table:table-cell>
          <table:table-cell table:style-name="ce10"/>
          <table:table-cell table:style-name="ce18" table:formula="of:=(MIN([.C183];[.D183];[.E183])+MAX([.C183];[.D183];[.E183]))/2" office:value-type="float" office:value="-31.1148673229431" calcext:value-type="float">
            <text:p>-3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3]-[.G183]+[.$A$3])/2" office:value-type="float" office:value="234.579812633413" calcext:value-type="float">
            <text:p>235</text:p>
          </table:table-cell>
          <table:table-cell table:style-name="ce12" table:formula="of:=([.E183]-[.G183]+[.$A$3])/2" office:value-type="float" office:value="174.172300984415" calcext:value-type="float">
            <text:p>17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3]+1.40625" office:value-type="float" office:value="255.53125" calcext:value-type="float">
            <text:p>255,53125</text:p>
          </table:table-cell>
          <table:table-cell table:formula="of:=[.$A$3]*SIN(RADIANS([.B184]))" office:value-type="float" office:value="-246.912434656871" calcext:value-type="float">
            <text:p>-246,9</text:p>
          </table:table-cell>
          <table:table-cell table:formula="of:=[.$A$3]*SIN(RADIANS([.B184]-120))" office:value-type="float" office:value="178.632636284927" calcext:value-type="float">
            <text:p>178,6</text:p>
          </table:table-cell>
          <table:table-cell table:formula="of:=[.$A$3]*SIN(RADIANS([.B184]+120))" office:value-type="float" office:value="68.2797983719438" calcext:value-type="float">
            <text:p>68,3</text:p>
          </table:table-cell>
          <table:table-cell table:style-name="ce10"/>
          <table:table-cell table:style-name="ce18" table:formula="of:=(MIN([.C184];[.D184];[.E184])+MAX([.C184];[.D184];[.E184]))/2" office:value-type="float" office:value="-34.1398991859719" calcext:value-type="float">
            <text:p>-34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4]-[.G184]+[.$A$3])/2" office:value-type="float" office:value="233.88626773545" calcext:value-type="float">
            <text:p>234</text:p>
          </table:table-cell>
          <table:table-cell table:style-name="ce12" table:formula="of:=([.E184]-[.G184]+[.$A$3])/2" office:value-type="float" office:value="178.709848778958" calcext:value-type="float">
            <text:p>17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4]+1.40625" office:value-type="float" office:value="256.9375" calcext:value-type="float">
            <text:p>256,9375</text:p>
          </table:table-cell>
          <table:table-cell table:formula="of:=[.$A$3]*SIN(RADIANS([.B185]))" office:value-type="float" office:value="-248.401645905987" calcext:value-type="float">
            <text:p>-248,4</text:p>
          </table:table-cell>
          <table:table-cell table:formula="of:=[.$A$3]*SIN(RADIANS([.B185]-120))" office:value-type="float" office:value="174.112913005379" calcext:value-type="float">
            <text:p>174,1</text:p>
          </table:table-cell>
          <table:table-cell table:formula="of:=[.$A$3]*SIN(RADIANS([.B185]+120))" office:value-type="float" office:value="74.2887329006082" calcext:value-type="float">
            <text:p>74,3</text:p>
          </table:table-cell>
          <table:table-cell table:style-name="ce10"/>
          <table:table-cell table:style-name="ce18" table:formula="of:=(MIN([.C185];[.D185];[.E185])+MAX([.C185];[.D185];[.E185]))/2" office:value-type="float" office:value="-37.1443664503041" calcext:value-type="float">
            <text:p>-37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5]-[.G185]+[.$A$3])/2" office:value-type="float" office:value="233.128639727841" calcext:value-type="float">
            <text:p>233</text:p>
          </table:table-cell>
          <table:table-cell table:style-name="ce12" table:formula="of:=([.E185]-[.G185]+[.$A$3])/2" office:value-type="float" office:value="183.216549675456" calcext:value-type="float">
            <text:p>18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5]+1.40625" office:value-type="float" office:value="258.34375" calcext:value-type="float">
            <text:p>258,34375</text:p>
          </table:table-cell>
          <table:table-cell table:formula="of:=[.$A$3]*SIN(RADIANS([.B186]))" office:value-type="float" office:value="-249.741229291945" calcext:value-type="float">
            <text:p>-249,7</text:p>
          </table:table-cell>
          <table:table-cell table:formula="of:=[.$A$3]*SIN(RADIANS([.B186]-120))" office:value-type="float" office:value="169.488310617537" calcext:value-type="float">
            <text:p>169,5</text:p>
          </table:table-cell>
          <table:table-cell table:formula="of:=[.$A$3]*SIN(RADIANS([.B186]+120))" office:value-type="float" office:value="80.2529186744081" calcext:value-type="float">
            <text:p>80,3</text:p>
          </table:table-cell>
          <table:table-cell table:style-name="ce10"/>
          <table:table-cell table:style-name="ce18" table:formula="of:=(MIN([.C186];[.D186];[.E186])+MAX([.C186];[.D186];[.E186]))/2" office:value-type="float" office:value="-40.1264593372041" calcext:value-type="float">
            <text:p>-4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6]-[.G186]+[.$A$3])/2" office:value-type="float" office:value="232.307384977371" calcext:value-type="float">
            <text:p>232</text:p>
          </table:table-cell>
          <table:table-cell table:style-name="ce12" table:formula="of:=([.E186]-[.G186]+[.$A$3])/2" office:value-type="float" office:value="187.689689005806" calcext:value-type="float">
            <text:p>18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6]+1.40625" office:value-type="float" office:value="259.75" calcext:value-type="float">
            <text:p>259,75</text:p>
          </table:table-cell>
          <table:table-cell table:formula="of:=[.$A$3]*SIN(RADIANS([.B187]))" office:value-type="float" office:value="-250.930377899804" calcext:value-type="float">
            <text:p>-250,9</text:p>
          </table:table-cell>
          <table:table-cell table:formula="of:=[.$A$3]*SIN(RADIANS([.B187]-120))" office:value-type="float" office:value="164.761614808956" calcext:value-type="float">
            <text:p>164,8</text:p>
          </table:table-cell>
          <table:table-cell table:formula="of:=[.$A$3]*SIN(RADIANS([.B187]+120))" office:value-type="float" office:value="86.1687630908483" calcext:value-type="float">
            <text:p>86,2</text:p>
          </table:table-cell>
          <table:table-cell table:style-name="ce10"/>
          <table:table-cell table:style-name="ce18" table:formula="of:=(MIN([.C187];[.D187];[.E187])+MAX([.C187];[.D187];[.E187]))/2" office:value-type="float" office:value="-43.0843815454242" calcext:value-type="float">
            <text:p>-43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7]-[.G187]+[.$A$3])/2" office:value-type="float" office:value="231.42299817719" calcext:value-type="float">
            <text:p>231</text:p>
          </table:table-cell>
          <table:table-cell table:style-name="ce12" table:formula="of:=([.E187]-[.G187]+[.$A$3])/2" office:value-type="float" office:value="192.126572318136" calcext:value-type="float">
            <text:p>19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7]+1.40625" office:value-type="float" office:value="261.15625" calcext:value-type="float">
            <text:p>261,15625</text:p>
          </table:table-cell>
          <table:table-cell table:formula="of:=[.$A$3]*SIN(RADIANS([.B188]))" office:value-type="float" office:value="-251.968375430907" calcext:value-type="float">
            <text:p>-252,0</text:p>
          </table:table-cell>
          <table:table-cell table:formula="of:=[.$A$3]*SIN(RADIANS([.B188]-120))" office:value-type="float" office:value="159.935672764447" calcext:value-type="float">
            <text:p>159,9</text:p>
          </table:table-cell>
          <table:table-cell table:formula="of:=[.$A$3]*SIN(RADIANS([.B188]+120))" office:value-type="float" office:value="92.0327026664602" calcext:value-type="float">
            <text:p>92,0</text:p>
          </table:table-cell>
          <table:table-cell table:style-name="ce10"/>
          <table:table-cell table:style-name="ce18" table:formula="of:=(MIN([.C188];[.D188];[.E188])+MAX([.C188];[.D188];[.E188]))/2" office:value-type="float" office:value="-46.0163513332302" calcext:value-type="float">
            <text:p>-46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8]-[.G188]+[.$A$3])/2" office:value-type="float" office:value="230.476012048839" calcext:value-type="float">
            <text:p>230</text:p>
          </table:table-cell>
          <table:table-cell table:style-name="ce12" table:formula="of:=([.E188]-[.G188]+[.$A$3])/2" office:value-type="float" office:value="196.524526999845" calcext:value-type="float">
            <text:p>19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8]+1.40625" office:value-type="float" office:value="262.5625" calcext:value-type="float">
            <text:p>262,5625</text:p>
          </table:table-cell>
          <table:table-cell table:formula="of:=[.$A$3]*SIN(RADIANS([.B189]))" office:value-type="float" office:value="-252.854596634355" calcext:value-type="float">
            <text:p>-252,9</text:p>
          </table:table-cell>
          <table:table-cell table:formula="of:=[.$A$3]*SIN(RADIANS([.B189]-120))" office:value-type="float" office:value="155.013391451045" calcext:value-type="float">
            <text:p>155,0</text:p>
          </table:table-cell>
          <table:table-cell table:formula="of:=[.$A$3]*SIN(RADIANS([.B189]+120))" office:value-type="float" office:value="97.8412051833102" calcext:value-type="float">
            <text:p>97,8</text:p>
          </table:table-cell>
          <table:table-cell table:style-name="ce10"/>
          <table:table-cell table:style-name="ce18" table:formula="of:=(MIN([.C189];[.D189];[.E189])+MAX([.C189];[.D189];[.E189]))/2" office:value-type="float" office:value="-48.9206025916552" calcext:value-type="float">
            <text:p>-48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9]-[.G189]+[.$A$3])/2" office:value-type="float" office:value="229.46699702135" calcext:value-type="float">
            <text:p>229</text:p>
          </table:table-cell>
          <table:table-cell table:style-name="ce12" table:formula="of:=([.E189]-[.G189]+[.$A$3])/2" office:value-type="float" office:value="200.880903887483" calcext:value-type="float">
            <text:p>20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9]+1.40625" office:value-type="float" office:value="263.96875" calcext:value-type="float">
            <text:p>263,96875</text:p>
          </table:table-cell>
          <table:table-cell table:formula="of:=[.$A$3]*SIN(RADIANS([.B190]))" office:value-type="float" office:value="-253.588507683633" calcext:value-type="float">
            <text:p>-253,6</text:p>
          </table:table-cell>
          <table:table-cell table:formula="of:=[.$A$3]*SIN(RADIANS([.B190]-120))" office:value-type="float" office:value="149.997735866957" calcext:value-type="float">
            <text:p>150,0</text:p>
          </table:table-cell>
          <table:table-cell table:formula="of:=[.$A$3]*SIN(RADIANS([.B190]+120))" office:value-type="float" office:value="103.590771816676" calcext:value-type="float">
            <text:p>103,6</text:p>
          </table:table-cell>
          <table:table-cell table:style-name="ce10"/>
          <table:table-cell table:style-name="ce18" table:formula="of:=(MIN([.C190];[.D190];[.E190])+MAX([.C190];[.D190];[.E190]))/2" office:value-type="float" office:value="-51.7953859083382" calcext:value-type="float">
            <text:p>-5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0]-[.G190]+[.$A$3])/2" office:value-type="float" office:value="228.396560887647" calcext:value-type="float">
            <text:p>228</text:p>
          </table:table-cell>
          <table:table-cell table:style-name="ce12" table:formula="of:=([.E190]-[.G190]+[.$A$3])/2" office:value-type="float" office:value="205.193078862507" calcext:value-type="float">
            <text:p>20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0]+1.40625" office:value-type="float" office:value="265.375" calcext:value-type="float">
            <text:p>265,375</text:p>
          </table:table-cell>
          <table:table-cell table:formula="of:=[.$A$3]*SIN(RADIANS([.B191]))" office:value-type="float" office:value="-254.169666498167" calcext:value-type="float">
            <text:p>-254,2</text:p>
          </table:table-cell>
          <table:table-cell table:formula="of:=[.$A$3]*SIN(RADIANS([.B191]-120))" office:value-type="float" office:value="144.891727255559" calcext:value-type="float">
            <text:p>144,9</text:p>
          </table:table-cell>
          <table:table-cell table:formula="of:=[.$A$3]*SIN(RADIANS([.B191]+120))" office:value-type="float" office:value="109.277939242608" calcext:value-type="float">
            <text:p>109,3</text:p>
          </table:table-cell>
          <table:table-cell table:style-name="ce10"/>
          <table:table-cell table:style-name="ce18" table:formula="of:=(MIN([.C191];[.D191];[.E191])+MAX([.C191];[.D191];[.E191]))/2" office:value-type="float" office:value="-54.6389696213041" calcext:value-type="float">
            <text:p>-54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1]-[.G191]+[.$A$3])/2" office:value-type="float" office:value="227.265348438432" calcext:value-type="float">
            <text:p>227</text:p>
          </table:table-cell>
          <table:table-cell table:style-name="ce12" table:formula="of:=([.E191]-[.G191]+[.$A$3])/2" office:value-type="float" office:value="209.458454431956" calcext:value-type="float">
            <text:p>20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1]+1.40625" office:value-type="float" office:value="266.78125" calcext:value-type="float">
            <text:p>266,78125</text:p>
          </table:table-cell>
          <table:table-cell table:formula="of:=[.$A$3]*SIN(RADIANS([.B192]))" office:value-type="float" office:value="-254.597723009619" calcext:value-type="float">
            <text:p>-254,6</text:p>
          </table:table-cell>
          <table:table-cell table:formula="of:=[.$A$3]*SIN(RADIANS([.B192]-120))" office:value-type="float" office:value="139.698441285513" calcext:value-type="float">
            <text:p>139,7</text:p>
          </table:table-cell>
          <table:table-cell table:formula="of:=[.$A$3]*SIN(RADIANS([.B192]+120))" office:value-type="float" office:value="114.899281724106" calcext:value-type="float">
            <text:p>114,9</text:p>
          </table:table-cell>
          <table:table-cell table:style-name="ce10"/>
          <table:table-cell table:style-name="ce18" table:formula="of:=(MIN([.C192];[.D192];[.E192])+MAX([.C192];[.D192];[.E192]))/2" office:value-type="float" office:value="-57.449640862053" calcext:value-type="float">
            <text:p>-57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2]-[.G192]+[.$A$3])/2" office:value-type="float" office:value="226.074041073783" calcext:value-type="float">
            <text:p>226</text:p>
          </table:table-cell>
          <table:table-cell table:style-name="ce12" table:formula="of:=([.E192]-[.G192]+[.$A$3])/2" office:value-type="float" office:value="213.674461293079" calcext:value-type="float">
            <text:p>21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2]+1.40625" office:value-type="float" office:value="268.1875" calcext:value-type="float">
            <text:p>268,1875</text:p>
          </table:table-cell>
          <table:table-cell table:formula="of:=[.$A$3]*SIN(RADIANS([.B193]))" office:value-type="float" office:value="-254.872419372752" calcext:value-type="float">
            <text:p>-254,9</text:p>
          </table:table-cell>
          <table:table-cell table:formula="of:=[.$A$3]*SIN(RADIANS([.B193]-120))" office:value-type="float" office:value="134.421006198098" calcext:value-type="float">
            <text:p>134,4</text:p>
          </table:table-cell>
          <table:table-cell table:formula="of:=[.$A$3]*SIN(RADIANS([.B193]+120))" office:value-type="float" office:value="120.451413174654" calcext:value-type="float">
            <text:p>120,5</text:p>
          </table:table-cell>
          <table:table-cell table:style-name="ce10"/>
          <table:table-cell table:style-name="ce18" table:formula="of:=(MIN([.C193];[.D193];[.E193])+MAX([.C193];[.D193];[.E193]))/2" office:value-type="float" office:value="-60.2257065873269" calcext:value-type="float">
            <text:p>-60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3]-[.G193]+[.$A$3])/2" office:value-type="float" office:value="224.823356392712" calcext:value-type="float">
            <text:p>225</text:p>
          </table:table-cell>
          <table:table-cell table:style-name="ce12" table:formula="of:=([.E193]-[.G193]+[.$A$3])/2" office:value-type="float" office:value="217.83855988099" calcext:value-type="float">
            <text:p>2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3]+1.40625" office:value-type="float" office:value="269.59375" calcext:value-type="float">
            <text:p>269,59375</text:p>
          </table:table-cell>
          <table:table-cell table:formula="of:=[.$A$3]*SIN(RADIANS([.B194]))" office:value-type="float" office:value="-254.993590120748" calcext:value-type="float">
            <text:p>-255,0</text:p>
          </table:table-cell>
          <table:table-cell table:formula="of:=[.$A$3]*SIN(RADIANS([.B194]-120))" office:value-type="float" office:value="129.062600922874" calcext:value-type="float">
            <text:p>129,1</text:p>
          </table:table-cell>
          <table:table-cell table:formula="of:=[.$A$3]*SIN(RADIANS([.B194]+120))" office:value-type="float" office:value="125.930989197874" calcext:value-type="float">
            <text:p>125,9</text:p>
          </table:table-cell>
          <table:table-cell table:style-name="ce10"/>
          <table:table-cell table:style-name="ce18" table:formula="of:=(MIN([.C194];[.D194];[.E194])+MAX([.C194];[.D194];[.E194]))/2" office:value-type="float" office:value="-62.9654945989368" calcext:value-type="float">
            <text:p>-6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4]-[.G194]+[.$A$3])/2" office:value-type="float" office:value="223.514047760905" calcext:value-type="float">
            <text:p>224</text:p>
          </table:table-cell>
          <table:table-cell table:style-name="ce12" table:formula="of:=([.E194]-[.G194]+[.$A$3])/2" office:value-type="float" office:value="221.948241898405" calcext:value-type="float">
            <text:p>2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4]+1.40625" office:value-type="float" office:value="271" calcext:value-type="float">
            <text:p>271</text:p>
          </table:table-cell>
          <table:table-cell table:formula="of:=[.$A$3]*SIN(RADIANS([.B195]))" office:value-type="float" office:value="-254.96116226488" calcext:value-type="float">
            <text:p>-255,0</text:p>
          </table:table-cell>
          <table:table-cell table:formula="of:=[.$A$3]*SIN(RADIANS([.B195]-120))" office:value-type="float" office:value="123.626453162816" calcext:value-type="float">
            <text:p>123,6</text:p>
          </table:table-cell>
          <table:table-cell table:formula="of:=[.$A$3]*SIN(RADIANS([.B195]+120))" office:value-type="float" office:value="131.334709102064" calcext:value-type="float">
            <text:p>131,3</text:p>
          </table:table-cell>
          <table:table-cell table:style-name="ce10"/>
          <table:table-cell table:style-name="ce18" table:formula="of:=(MIN([.C195];[.D195];[.E195])+MAX([.C195];[.D195];[.E195]))/2" office:value-type="float" office:value="-61.813226581408" calcext:value-type="float">
            <text:p>-6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5]-[.G195]+[.$A$3])/2" office:value-type="float" office:value="220.219839872112" calcext:value-type="float">
            <text:p>220</text:p>
          </table:table-cell>
          <table:table-cell table:style-name="ce12" table:formula="of:=([.E195]-[.G195]+[.$A$3])/2" office:value-type="float" office:value="224.073967841736" calcext:value-type="float">
            <text:p>2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5]+1.40625" office:value-type="float" office:value="272.40625" calcext:value-type="float">
            <text:p>272,40625</text:p>
          </table:table-cell>
          <table:table-cell table:formula="of:=[.$A$3]*SIN(RADIANS([.B196]))" office:value-type="float" office:value="-254.775155338475" calcext:value-type="float">
            <text:p>-254,8</text:p>
          </table:table-cell>
          <table:table-cell table:formula="of:=[.$A$3]*SIN(RADIANS([.B196]-120))" office:value-type="float" office:value="118.115837450063" calcext:value-type="float">
            <text:p>118,1</text:p>
          </table:table-cell>
          <table:table-cell table:formula="of:=[.$A$3]*SIN(RADIANS([.B196]+120))" office:value-type="float" office:value="136.659317888412" calcext:value-type="float">
            <text:p>136,7</text:p>
          </table:table-cell>
          <table:table-cell table:style-name="ce10"/>
          <table:table-cell table:style-name="ce18" table:formula="of:=(MIN([.C196];[.D196];[.E196])+MAX([.C196];[.D196];[.E196]))/2" office:value-type="float" office:value="-59.0579187250317" calcext:value-type="float">
            <text:p>-5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6]-[.G196]+[.$A$3])/2" office:value-type="float" office:value="216.086878087548" calcext:value-type="float">
            <text:p>216</text:p>
          </table:table-cell>
          <table:table-cell table:style-name="ce12" table:formula="of:=([.E196]-[.G196]+[.$A$3])/2" office:value-type="float" office:value="225.358618306722" calcext:value-type="float">
            <text:p>2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6]+1.40625" office:value-type="float" office:value="273.8125" calcext:value-type="float">
            <text:p>273,8125</text:p>
          </table:table-cell>
          <table:table-cell table:formula="of:=[.$A$3]*SIN(RADIANS([.B197]))" office:value-type="float" office:value="-254.435681385152" calcext:value-type="float">
            <text:p>-254,4</text:p>
          </table:table-cell>
          <table:table-cell table:formula="of:=[.$A$3]*SIN(RADIANS([.B197]-120))" office:value-type="float" office:value="112.534073173466" calcext:value-type="float">
            <text:p>112,5</text:p>
          </table:table-cell>
          <table:table-cell table:formula="of:=[.$A$3]*SIN(RADIANS([.B197]+120))" office:value-type="float" office:value="141.901608211685" calcext:value-type="float">
            <text:p>141,9</text:p>
          </table:table-cell>
          <table:table-cell table:style-name="ce10"/>
          <table:table-cell table:style-name="ce18" table:formula="of:=(MIN([.C197];[.D197];[.E197])+MAX([.C197];[.D197];[.E197]))/2" office:value-type="float" office:value="-56.2670365867333" calcext:value-type="float">
            <text:p>-56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7]-[.G197]+[.$A$3])/2" office:value-type="float" office:value="211.9005548801" calcext:value-type="float">
            <text:p>212</text:p>
          </table:table-cell>
          <table:table-cell table:style-name="ce12" table:formula="of:=([.E197]-[.G197]+[.$A$3])/2" office:value-type="float" office:value="226.584322399209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7]+1.40625" office:value-type="float" office:value="275.21875" calcext:value-type="float">
            <text:p>275,21875</text:p>
          </table:table-cell>
          <table:table-cell table:formula="of:=[.$A$3]*SIN(RADIANS([.B198]))" office:value-type="float" office:value="-253.942944891324" calcext:value-type="float">
            <text:p>-253,9</text:p>
          </table:table-cell>
          <table:table-cell table:formula="of:=[.$A$3]*SIN(RADIANS([.B198]-120))" office:value-type="float" office:value="106.88452257911" calcext:value-type="float">
            <text:p>106,9</text:p>
          </table:table-cell>
          <table:table-cell table:formula="of:=[.$A$3]*SIN(RADIANS([.B198]+120))" office:value-type="float" office:value="147.058422312214" calcext:value-type="float">
            <text:p>147,1</text:p>
          </table:table-cell>
          <table:table-cell table:style-name="ce10"/>
          <table:table-cell table:style-name="ce18" table:formula="of:=(MIN([.C198];[.D198];[.E198])+MAX([.C198];[.D198];[.E198]))/2" office:value-type="float" office:value="-53.442261289555" calcext:value-type="float">
            <text:p>-53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8]-[.G198]+[.$A$3])/2" office:value-type="float" office:value="207.663391934332" calcext:value-type="float">
            <text:p>208</text:p>
          </table:table-cell>
          <table:table-cell table:style-name="ce12" table:formula="of:=([.E198]-[.G198]+[.$A$3])/2" office:value-type="float" office:value="227.750341800885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8]+1.40625" office:value-type="float" office:value="276.625" calcext:value-type="float">
            <text:p>276,625</text:p>
          </table:table-cell>
          <table:table-cell table:formula="of:=[.$A$3]*SIN(RADIANS([.B199]))" office:value-type="float" office:value="-253.297242663033" calcext:value-type="float">
            <text:p>-253,3</text:p>
          </table:table-cell>
          <table:table-cell table:formula="of:=[.$A$3]*SIN(RADIANS([.B199]-120))" office:value-type="float" office:value="101.170588745021" calcext:value-type="float">
            <text:p>101,2</text:p>
          </table:table-cell>
          <table:table-cell table:formula="of:=[.$A$3]*SIN(RADIANS([.B199]+120))" office:value-type="float" office:value="152.126653918011" calcext:value-type="float">
            <text:p>152,1</text:p>
          </table:table-cell>
          <table:table-cell table:style-name="ce10"/>
          <table:table-cell table:style-name="ce18" table:formula="of:=(MIN([.C199];[.D199];[.E199])+MAX([.C199];[.D199];[.E199]))/2" office:value-type="float" office:value="-50.5852943725107" calcext:value-type="float">
            <text:p>-5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9]-[.G199]+[.$A$3])/2" office:value-type="float" office:value="203.377941558766" calcext:value-type="float">
            <text:p>203</text:p>
          </table:table-cell>
          <table:table-cell table:style-name="ce12" table:formula="of:=([.E199]-[.G199]+[.$A$3])/2" office:value-type="float" office:value="228.855974145261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9]+1.40625" office:value-type="float" office:value="278.03125" calcext:value-type="float">
            <text:p>278,03125</text:p>
          </table:table-cell>
          <table:table-cell table:formula="of:=[.$A$3]*SIN(RADIANS([.B200]))" office:value-type="float" office:value="-252.498963647155" calcext:value-type="float">
            <text:p>-252,5</text:p>
          </table:table-cell>
          <table:table-cell table:formula="of:=[.$A$3]*SIN(RADIANS([.B200]-120))" office:value-type="float" office:value="95.3957135312849" calcext:value-type="float">
            <text:p>95,4</text:p>
          </table:table-cell>
          <table:table-cell table:formula="of:=[.$A$3]*SIN(RADIANS([.B200]+120))" office:value-type="float" office:value="157.10325011587" calcext:value-type="float">
            <text:p>157,1</text:p>
          </table:table-cell>
          <table:table-cell table:style-name="ce10"/>
          <table:table-cell table:style-name="ce18" table:formula="of:=(MIN([.C200];[.D200];[.E200])+MAX([.C200];[.D200];[.E200]))/2" office:value-type="float" office:value="-47.6978567656424" calcext:value-type="float">
            <text:p>-47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0]-[.G200]+[.$A$3])/2" office:value-type="float" office:value="199.046785148464" calcext:value-type="float">
            <text:p>199</text:p>
          </table:table-cell>
          <table:table-cell table:style-name="ce12" table:formula="of:=([.E200]-[.G200]+[.$A$3])/2" office:value-type="float" office:value="229.900553440756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0]+1.40625" office:value-type="float" office:value="279.4375" calcext:value-type="float">
            <text:p>279,4375</text:p>
          </table:table-cell>
          <table:table-cell table:formula="of:=[.$A$3]*SIN(RADIANS([.B201]))" office:value-type="float" office:value="-251.548588697121" calcext:value-type="float">
            <text:p>-251,5</text:p>
          </table:table-cell>
          <table:table-cell table:formula="of:=[.$A$3]*SIN(RADIANS([.B201]-120))" office:value-type="float" office:value="89.5633755067926" calcext:value-type="float">
            <text:p>89,6</text:p>
          </table:table-cell>
          <table:table-cell table:formula="of:=[.$A$3]*SIN(RADIANS([.B201]+120))" office:value-type="float" office:value="161.985213190328" calcext:value-type="float">
            <text:p>162,0</text:p>
          </table:table-cell>
          <table:table-cell table:style-name="ce10"/>
          <table:table-cell table:style-name="ce18" table:formula="of:=(MIN([.C201];[.D201];[.E201])+MAX([.C201];[.D201];[.E201]))/2" office:value-type="float" office:value="-44.7816877533963" calcext:value-type="float">
            <text:p>-44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1]-[.G201]+[.$A$3])/2" office:value-type="float" office:value="194.672531630094" calcext:value-type="float">
            <text:p>195</text:p>
          </table:table-cell>
          <table:table-cell table:style-name="ce12" table:formula="of:=([.E201]-[.G201]+[.$A$3])/2" office:value-type="float" office:value="230.883450471862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1]+1.40625" office:value-type="float" office:value="280.84375" calcext:value-type="float">
            <text:p>280,84375</text:p>
          </table:table-cell>
          <table:table-cell table:formula="of:=[.$A$3]*SIN(RADIANS([.B202]))" office:value-type="float" office:value="-250.446690283263" calcext:value-type="float">
            <text:p>-250,4</text:p>
          </table:table-cell>
          <table:table-cell table:formula="of:=[.$A$3]*SIN(RADIANS([.B202]-120))" office:value-type="float" office:value="83.6770878538853" calcext:value-type="float">
            <text:p>83,7</text:p>
          </table:table-cell>
          <table:table-cell table:formula="of:=[.$A$3]*SIN(RADIANS([.B202]+120))" office:value-type="float" office:value="166.769602429377" calcext:value-type="float">
            <text:p>166,8</text:p>
          </table:table-cell>
          <table:table-cell table:style-name="ce10"/>
          <table:table-cell table:style-name="ce18" table:formula="of:=(MIN([.C202];[.D202];[.E202])+MAX([.C202];[.D202];[.E202]))/2" office:value-type="float" office:value="-41.8385439269427" calcext:value-type="float">
            <text:p>-4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2]-[.G202]+[.$A$3])/2" office:value-type="float" office:value="190.257815890414" calcext:value-type="float">
            <text:p>190</text:p>
          </table:table-cell>
          <table:table-cell table:style-name="ce12" table:formula="of:=([.E202]-[.G202]+[.$A$3])/2" office:value-type="float" office:value="231.80407317816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2]+1.40625" office:value-type="float" office:value="282.25" calcext:value-type="float">
            <text:p>282,25</text:p>
          </table:table-cell>
          <table:table-cell table:formula="of:=[.$A$3]*SIN(RADIANS([.B203]))" office:value-type="float" office:value="-249.193932147983" calcext:value-type="float">
            <text:p>-249,2</text:p>
          </table:table-cell>
          <table:table-cell table:formula="of:=[.$A$3]*SIN(RADIANS([.B203]-120))" office:value-type="float" office:value="77.7403962521427" calcext:value-type="float">
            <text:p>77,7</text:p>
          </table:table-cell>
          <table:table-cell table:formula="of:=[.$A$3]*SIN(RADIANS([.B203]+120))" office:value-type="float" office:value="171.45353589584" calcext:value-type="float">
            <text:p>171,5</text:p>
          </table:table-cell>
          <table:table-cell table:style-name="ce10"/>
          <table:table-cell table:style-name="ce18" table:formula="of:=(MIN([.C203];[.D203];[.E203])+MAX([.C203];[.D203];[.E203]))/2" office:value-type="float" office:value="-38.8701981260714" calcext:value-type="float">
            <text:p>-38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3]-[.G203]+[.$A$3])/2" office:value-type="float" office:value="185.805297189107" calcext:value-type="float">
            <text:p>186</text:p>
          </table:table-cell>
          <table:table-cell table:style-name="ce12" table:formula="of:=([.E203]-[.G203]+[.$A$3])/2" office:value-type="float" office:value="232.661867010956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3]+1.40625" office:value-type="float" office:value="283.65625" calcext:value-type="float">
            <text:p>283,65625</text:p>
          </table:table-cell>
          <table:table-cell table:formula="of:=[.$A$3]*SIN(RADIANS([.B204]))" office:value-type="float" office:value="-247.791068905939" calcext:value-type="float">
            <text:p>-247,8</text:p>
          </table:table-cell>
          <table:table-cell table:formula="of:=[.$A$3]*SIN(RADIANS([.B204]-120))" office:value-type="float" office:value="71.7568767425985" calcext:value-type="float">
            <text:p>71,8</text:p>
          </table:table-cell>
          <table:table-cell table:formula="of:=[.$A$3]*SIN(RADIANS([.B204]+120))" office:value-type="float" office:value="176.03419216334" calcext:value-type="float">
            <text:p>176,0</text:p>
          </table:table-cell>
          <table:table-cell table:style-name="ce10"/>
          <table:table-cell table:style-name="ce18" table:formula="of:=(MIN([.C204];[.D204];[.E204])+MAX([.C204];[.D204];[.E204]))/2" office:value-type="float" office:value="-35.8784383712993" calcext:value-type="float">
            <text:p>-35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4]-[.G204]+[.$A$3])/2" office:value-type="float" office:value="181.317657556949" calcext:value-type="float">
            <text:p>181</text:p>
          </table:table-cell>
          <table:table-cell table:style-name="ce12" table:formula="of:=([.E204]-[.G204]+[.$A$3])/2" office:value-type="float" office:value="233.45631526732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4]+1.40625" office:value-type="float" office:value="285.0625" calcext:value-type="float">
            <text:p>285,0625</text:p>
          </table:table-cell>
          <table:table-cell table:formula="of:=[.$A$3]*SIN(RADIANS([.B205]))" office:value-type="float" office:value="-246.23894558949" calcext:value-type="float">
            <text:p>-246,2</text:p>
          </table:table-cell>
          <table:table-cell table:formula="of:=[.$A$3]*SIN(RADIANS([.B205]-120))" office:value-type="float" office:value="65.730133573667" calcext:value-type="float">
            <text:p>65,7</text:p>
          </table:table-cell>
          <table:table-cell table:formula="of:=[.$A$3]*SIN(RADIANS([.B205]+120))" office:value-type="float" office:value="180.508812015823" calcext:value-type="float">
            <text:p>180,5</text:p>
          </table:table-cell>
          <table:table-cell table:style-name="ce10"/>
          <table:table-cell table:style-name="ce18" table:formula="of:=(MIN([.C205];[.D205];[.E205])+MAX([.C205];[.D205];[.E205]))/2" office:value-type="float" office:value="-32.8650667868335" calcext:value-type="float">
            <text:p>-32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5]-[.G205]+[.$A$3])/2" office:value-type="float" office:value="176.79760018025" calcext:value-type="float">
            <text:p>177</text:p>
          </table:table-cell>
          <table:table-cell table:style-name="ce12" table:formula="of:=([.E205]-[.G205]+[.$A$3])/2" office:value-type="float" office:value="234.186939401328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5]+1.40625" office:value-type="float" office:value="286.46875" calcext:value-type="float">
            <text:p>286,46875</text:p>
          </table:table-cell>
          <table:table-cell table:formula="of:=[.$A$3]*SIN(RADIANS([.B206]))" office:value-type="float" office:value="-244.538497139686" calcext:value-type="float">
            <text:p>-244,5</text:p>
          </table:table-cell>
          <table:table-cell table:formula="of:=[.$A$3]*SIN(RADIANS([.B206]-120))" office:value-type="float" office:value="59.6637970300788" calcext:value-type="float">
            <text:p>59,7</text:p>
          </table:table-cell>
          <table:table-cell table:formula="of:=[.$A$3]*SIN(RADIANS([.B206]+120))" office:value-type="float" office:value="184.874700109607" calcext:value-type="float">
            <text:p>184,9</text:p>
          </table:table-cell>
          <table:table-cell table:style-name="ce10"/>
          <table:table-cell table:style-name="ce18" table:formula="of:=(MIN([.C206];[.D206];[.E206])+MAX([.C206];[.D206];[.E206]))/2" office:value-type="float" office:value="-29.8318985150394" calcext:value-type="float">
            <text:p>-29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6]-[.G206]+[.$A$3])/2" office:value-type="float" office:value="172.247847772559" calcext:value-type="float">
            <text:p>172</text:p>
          </table:table-cell>
          <table:table-cell table:style-name="ce12" table:formula="of:=([.E206]-[.G206]+[.$A$3])/2" office:value-type="float" office:value="234.853299312323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6]+1.40625" office:value-type="float" office:value="287.875" calcext:value-type="float">
            <text:p>287,875</text:p>
          </table:table-cell>
          <table:table-cell table:formula="of:=[.$A$3]*SIN(RADIANS([.B207]))" office:value-type="float" office:value="-242.690747843088" calcext:value-type="float">
            <text:p>-242,7</text:p>
          </table:table-cell>
          <table:table-cell table:formula="of:=[.$A$3]*SIN(RADIANS([.B207]-120))" office:value-type="float" office:value="53.5615212461325" calcext:value-type="float">
            <text:p>53,6</text:p>
          </table:table-cell>
          <table:table-cell table:formula="of:=[.$A$3]*SIN(RADIANS([.B207]+120))" office:value-type="float" office:value="189.129226596956" calcext:value-type="float">
            <text:p>189,1</text:p>
          </table:table-cell>
          <table:table-cell table:style-name="ce10"/>
          <table:table-cell table:style-name="ce18" table:formula="of:=(MIN([.C207];[.D207];[.E207])+MAX([.C207];[.D207];[.E207]))/2" office:value-type="float" office:value="-26.7807606230663" calcext:value-type="float">
            <text:p>-26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7]-[.G207]+[.$A$3])/2" office:value-type="float" office:value="167.671140934599" calcext:value-type="float">
            <text:p>168</text:p>
          </table:table-cell>
          <table:table-cell table:style-name="ce12" table:formula="of:=([.E207]-[.G207]+[.$A$3])/2" office:value-type="float" office:value="235.454993610011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7]+1.40625" office:value-type="float" office:value="289.28125" calcext:value-type="float">
            <text:p>289,28125</text:p>
          </table:table-cell>
          <table:table-cell table:formula="of:=[.$A$3]*SIN(RADIANS([.B208]))" office:value-type="float" office:value="-240.696810714781" calcext:value-type="float">
            <text:p>-240,7</text:p>
          </table:table-cell>
          <table:table-cell table:formula="of:=[.$A$3]*SIN(RADIANS([.B208]-120))" office:value-type="float" office:value="47.426982004582" calcext:value-type="float">
            <text:p>47,4</text:p>
          </table:table-cell>
          <table:table-cell table:formula="of:=[.$A$3]*SIN(RADIANS([.B208]+120))" office:value-type="float" office:value="193.269828710199" calcext:value-type="float">
            <text:p>193,3</text:p>
          </table:table-cell>
          <table:table-cell table:style-name="ce10"/>
          <table:table-cell table:style-name="ce18" table:formula="of:=(MIN([.C208];[.D208];[.E208])+MAX([.C208];[.D208];[.E208]))/2" office:value-type="float" office:value="-23.713491002291" calcext:value-type="float">
            <text:p>-2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8]-[.G208]+[.$A$3])/2" office:value-type="float" office:value="163.070236503436" calcext:value-type="float">
            <text:p>163</text:p>
          </table:table-cell>
          <table:table-cell table:style-name="ce12" table:formula="of:=([.E208]-[.G208]+[.$A$3])/2" office:value-type="float" office:value="235.991659856245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8]+1.40625" office:value-type="float" office:value="290.6875" calcext:value-type="float">
            <text:p>290,6875</text:p>
          </table:table-cell>
          <table:table-cell table:formula="of:=[.$A$3]*SIN(RADIANS([.B209]))" office:value-type="float" office:value="-238.557886827933" calcext:value-type="float">
            <text:p>-238,6</text:p>
          </table:table-cell>
          <table:table-cell table:formula="of:=[.$A$3]*SIN(RADIANS([.B209]-120))" office:value-type="float" office:value="41.263874522481" calcext:value-type="float">
            <text:p>41,3</text:p>
          </table:table-cell>
          <table:table-cell table:formula="of:=[.$A$3]*SIN(RADIANS([.B209]+120))" office:value-type="float" office:value="197.294012305452" calcext:value-type="float">
            <text:p>197,3</text:p>
          </table:table-cell>
          <table:table-cell table:style-name="ce10"/>
          <table:table-cell table:style-name="ce18" table:formula="of:=(MIN([.C209];[.D209];[.E209])+MAX([.C209];[.D209];[.E209]))/2" office:value-type="float" office:value="-20.6319372612405" calcext:value-type="float">
            <text:p>-2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9]-[.G209]+[.$A$3])/2" office:value-type="float" office:value="158.447905891861" calcext:value-type="float">
            <text:p>158</text:p>
          </table:table-cell>
          <table:table-cell table:style-name="ce12" table:formula="of:=([.E209]-[.G209]+[.$A$3])/2" office:value-type="float" office:value="236.462974783346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9]+1.40625" office:value-type="float" office:value="292.09375" calcext:value-type="float">
            <text:p>292,09375</text:p>
          </table:table-cell>
          <table:table-cell table:formula="of:=[.$A$3]*SIN(RADIANS([.B210]))" office:value-type="float" office:value="-236.275264590314" calcext:value-type="float">
            <text:p>-236,3</text:p>
          </table:table-cell>
          <table:table-cell table:formula="of:=[.$A$3]*SIN(RADIANS([.B210]-120))" office:value-type="float" office:value="35.0759112253233" calcext:value-type="float">
            <text:p>35,1</text:p>
          </table:table-cell>
          <table:table-cell table:formula="of:=[.$A$3]*SIN(RADIANS([.B210]+120))" office:value-type="float" office:value="201.199353364991" calcext:value-type="float">
            <text:p>201,2</text:p>
          </table:table-cell>
          <table:table-cell table:style-name="ce10"/>
          <table:table-cell table:style-name="ce18" table:formula="of:=(MIN([.C210];[.D210];[.E210])+MAX([.C210];[.D210];[.E210]))/2" office:value-type="float" office:value="-17.5379556126617" calcext:value-type="float">
            <text:p>-17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0]-[.G210]+[.$A$3])/2" office:value-type="float" office:value="153.806933418992" calcext:value-type="float">
            <text:p>154</text:p>
          </table:table-cell>
          <table:table-cell table:style-name="ce12" table:formula="of:=([.E210]-[.G210]+[.$A$3])/2" office:value-type="float" office:value="236.868654488826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0]+1.40625" office:value-type="float" office:value="293.5" calcext:value-type="float">
            <text:p>293,5</text:p>
          </table:table-cell>
          <table:table-cell table:formula="of:=[.$A$3]*SIN(RADIANS([.B211]))" office:value-type="float" office:value="-233.850318968207" calcext:value-type="float">
            <text:p>-233,9</text:p>
          </table:table-cell>
          <table:table-cell table:formula="of:=[.$A$3]*SIN(RADIANS([.B211]-120))" office:value-type="float" office:value="28.8668195108163" calcext:value-type="float">
            <text:p>28,9</text:p>
          </table:table-cell>
          <table:table-cell table:formula="of:=[.$A$3]*SIN(RADIANS([.B211]+120))" office:value-type="float" office:value="204.98349945739" calcext:value-type="float">
            <text:p>205,0</text:p>
          </table:table-cell>
          <table:table-cell table:style-name="ce10"/>
          <table:table-cell table:style-name="ce18" table:formula="of:=(MIN([.C211];[.D211];[.E211])+MAX([.C211];[.D211];[.E211]))/2" office:value-type="float" office:value="-14.4334097554081" calcext:value-type="float">
            <text:p>-14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1]-[.G211]+[.$A$3])/2" office:value-type="float" office:value="149.150114633112" calcext:value-type="float">
            <text:p>149</text:p>
          </table:table-cell>
          <table:table-cell table:style-name="ce12" table:formula="of:=([.E211]-[.G211]+[.$A$3])/2" office:value-type="float" office:value="237.208454606399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1]+1.40625" office:value-type="float" office:value="294.90625" calcext:value-type="float">
            <text:p>294,90625</text:p>
          </table:table-cell>
          <table:table-cell table:formula="of:=[.$A$3]*SIN(RADIANS([.B212]))" office:value-type="float" office:value="-231.28451065818" calcext:value-type="float">
            <text:p>-231,3</text:p>
          </table:table-cell>
          <table:table-cell table:formula="of:=[.$A$3]*SIN(RADIANS([.B212]-120))" office:value-type="float" office:value="22.6403395036358" calcext:value-type="float">
            <text:p>22,6</text:p>
          </table:table-cell>
          <table:table-cell table:formula="of:=[.$A$3]*SIN(RADIANS([.B212]+120))" office:value-type="float" office:value="208.644171154544" calcext:value-type="float">
            <text:p>208,6</text:p>
          </table:table-cell>
          <table:table-cell table:style-name="ce10"/>
          <table:table-cell table:style-name="ce18" table:formula="of:=(MIN([.C212];[.D212];[.E212])+MAX([.C212];[.D212];[.E212]))/2" office:value-type="float" office:value="-11.3201697518179" calcext:value-type="float">
            <text:p>-11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2]-[.G212]+[.$A$3])/2" office:value-type="float" office:value="144.480254627727" calcext:value-type="float">
            <text:p>144</text:p>
          </table:table-cell>
          <table:table-cell table:style-name="ce12" table:formula="of:=([.E212]-[.G212]+[.$A$3])/2" office:value-type="float" office:value="237.482170453181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2]+1.40625" office:value-type="float" office:value="296.3125" calcext:value-type="float">
            <text:p>296,3125</text:p>
          </table:table-cell>
          <table:table-cell table:formula="of:=[.$A$3]*SIN(RADIANS([.B213]))" office:value-type="float" office:value="-228.579385207217" calcext:value-type="float">
            <text:p>-228,6</text:p>
          </table:table-cell>
          <table:table-cell table:formula="of:=[.$A$3]*SIN(RADIANS([.B213]-120))" office:value-type="float" office:value="16.4002218025151" calcext:value-type="float">
            <text:p>16,4</text:p>
          </table:table-cell>
          <table:table-cell table:formula="of:=[.$A$3]*SIN(RADIANS([.B213]+120))" office:value-type="float" office:value="212.179163404702" calcext:value-type="float">
            <text:p>212,2</text:p>
          </table:table-cell>
          <table:table-cell table:style-name="ce10"/>
          <table:table-cell table:style-name="ce18" table:formula="of:=(MIN([.C213];[.D213];[.E213])+MAX([.C213];[.D213];[.E213]))/2" office:value-type="float" office:value="-8.20011090125756" calcext:value-type="float">
            <text:p>-8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3]-[.G213]+[.$A$3])/2" office:value-type="float" office:value="139.800166351886" calcext:value-type="float">
            <text:p>140</text:p>
          </table:table-cell>
          <table:table-cell table:style-name="ce12" table:formula="of:=([.E213]-[.G213]+[.$A$3])/2" office:value-type="float" office:value="237.68963715298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3]+1.40625" office:value-type="float" office:value="297.71875" calcext:value-type="float">
            <text:p>297,71875</text:p>
          </table:table-cell>
          <table:table-cell table:formula="of:=[.$A$3]*SIN(RADIANS([.B214]))" office:value-type="float" office:value="-225.736572081739" calcext:value-type="float">
            <text:p>-225,7</text:p>
          </table:table-cell>
          <table:table-cell table:formula="of:=[.$A$3]*SIN(RADIANS([.B214]-120))" office:value-type="float" office:value="10.1502252210244" calcext:value-type="float">
            <text:p>10,2</text:p>
          </table:table-cell>
          <table:table-cell table:formula="of:=[.$A$3]*SIN(RADIANS([.B214]+120))" office:value-type="float" office:value="215.586346860715" calcext:value-type="float">
            <text:p>215,6</text:p>
          </table:table-cell>
          <table:table-cell table:style-name="ce10"/>
          <table:table-cell table:style-name="ce18" table:formula="of:=(MIN([.C214];[.D214];[.E214])+MAX([.C214];[.D214];[.E214]))/2" office:value-type="float" office:value="-5.07511261051224" calcext:value-type="float">
            <text:p>-5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4]-[.G214]+[.$A$3])/2" office:value-type="float" office:value="135.112668915768" calcext:value-type="float">
            <text:p>135</text:p>
          </table:table-cell>
          <table:table-cell table:style-name="ce12" table:formula="of:=([.E214]-[.G214]+[.$A$3])/2" office:value-type="float" office:value="237.830729735613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4]+1.40625" office:value-type="float" office:value="299.125" calcext:value-type="float">
            <text:p>299,125</text:p>
          </table:table-cell>
          <table:table-cell table:formula="of:=[.$A$3]*SIN(RADIANS([.B215]))" office:value-type="float" office:value="-222.757783686073" calcext:value-type="float">
            <text:p>-222,8</text:p>
          </table:table-cell>
          <table:table-cell table:formula="of:=[.$A$3]*SIN(RADIANS([.B215]-120))" office:value-type="float" office:value="3.89411452340202" calcext:value-type="float">
            <text:p>3,9</text:p>
          </table:table-cell>
          <table:table-cell table:formula="of:=[.$A$3]*SIN(RADIANS([.B215]+120))" office:value-type="float" office:value="218.863669162671" calcext:value-type="float">
            <text:p>218,9</text:p>
          </table:table-cell>
          <table:table-cell table:style-name="ce10"/>
          <table:table-cell table:style-name="ce18" table:formula="of:=(MIN([.C215];[.D215];[.E215])+MAX([.C215];[.D215];[.E215]))/2" office:value-type="float" office:value="-1.94705726170102" calcext:value-type="float">
            <text:p>-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5]-[.G215]+[.$A$3])/2" office:value-type="float" office:value="130.420585892552" calcext:value-type="float">
            <text:p>130</text:p>
          </table:table-cell>
          <table:table-cell table:style-name="ce12" table:formula="of:=([.E215]-[.G215]+[.$A$3])/2" office:value-type="float" office:value="237.905363212186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5]+1.40625" office:value-type="float" office:value="300.53125" calcext:value-type="float">
            <text:p>300,53125</text:p>
          </table:table-cell>
          <table:table-cell table:formula="of:=[.$A$3]*SIN(RADIANS([.B216]))" office:value-type="float" office:value="-219.644814330965" calcext:value-type="float">
            <text:p>-219,6</text:p>
          </table:table-cell>
          <table:table-cell table:formula="of:=[.$A$3]*SIN(RADIANS([.B216]-120))" office:value-type="float" office:value="-2.36434184319899" calcext:value-type="float">
            <text:p>-2,4</text:p>
          </table:table-cell>
          <table:table-cell table:formula="of:=[.$A$3]*SIN(RADIANS([.B216]+120))" office:value-type="float" office:value="222.009156174164" calcext:value-type="float">
            <text:p>222,0</text:p>
          </table:table-cell>
          <table:table-cell table:style-name="ce10"/>
          <table:table-cell table:style-name="ce18" table:formula="of:=(MIN([.C216];[.D216];[.E216])+MAX([.C216];[.D216];[.E216]))/2" office:value-type="float" office:value="1.18217092159946" calcext:value-type="float">
            <text:p>1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6]-[.G216]+[.$A$3])/2" office:value-type="float" office:value="125.726743617601" calcext:value-type="float">
            <text:p>126</text:p>
          </table:table-cell>
          <table:table-cell table:style-name="ce12" table:formula="of:=([.E216]-[.G216]+[.$A$3])/2" office:value-type="float" office:value="237.91349262628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6]+1.40625" office:value-type="float" office:value="301.9375" calcext:value-type="float">
            <text:p>301,9375</text:p>
          </table:table-cell>
          <table:table-cell table:formula="of:=[.$A$3]*SIN(RADIANS([.B217]))" office:value-type="float" office:value="-216.399539152753" calcext:value-type="float">
            <text:p>-216,4</text:p>
          </table:table-cell>
          <table:table-cell table:formula="of:=[.$A$3]*SIN(RADIANS([.B217]-120))" office:value-type="float" office:value="-8.62137401868209" calcext:value-type="float">
            <text:p>-8,6</text:p>
          </table:table-cell>
          <table:table-cell table:formula="of:=[.$A$3]*SIN(RADIANS([.B217]+120))" office:value-type="float" office:value="225.020913171435" calcext:value-type="float">
            <text:p>225,0</text:p>
          </table:table-cell>
          <table:table-cell table:style-name="ce10"/>
          <table:table-cell table:style-name="ce18" table:formula="of:=(MIN([.C217];[.D217];[.E217])+MAX([.C217];[.D217];[.E217]))/2" office:value-type="float" office:value="4.31068700934102" calcext:value-type="float">
            <text:p>4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7]-[.G217]+[.$A$3])/2" office:value-type="float" office:value="121.033969485988" calcext:value-type="float">
            <text:p>121</text:p>
          </table:table-cell>
          <table:table-cell table:style-name="ce12" table:formula="of:=([.E217]-[.G217]+[.$A$3])/2" office:value-type="float" office:value="237.855113081047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7]+1.40625" office:value-type="float" office:value="303.34375" calcext:value-type="float">
            <text:p>303,34375</text:p>
          </table:table-cell>
          <table:table-cell table:formula="of:=[.$A$3]*SIN(RADIANS([.B218]))" office:value-type="float" office:value="-213.023912983854" calcext:value-type="float">
            <text:p>-213,0</text:p>
          </table:table-cell>
          <table:table-cell table:formula="of:=[.$A$3]*SIN(RADIANS([.B218]-120))" office:value-type="float" office:value="-14.8732130008304" calcext:value-type="float">
            <text:p>-14,9</text:p>
          </table:table-cell>
          <table:table-cell table:formula="of:=[.$A$3]*SIN(RADIANS([.B218]+120))" office:value-type="float" office:value="227.897125984685" calcext:value-type="float">
            <text:p>227,9</text:p>
          </table:table-cell>
          <table:table-cell table:style-name="ce10"/>
          <table:table-cell table:style-name="ce18" table:formula="of:=(MIN([.C218];[.D218];[.E218])+MAX([.C218];[.D218];[.E218]))/2" office:value-type="float" office:value="7.43660650041517" calcext:value-type="float">
            <text:p>7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8]-[.G218]+[.$A$3])/2" office:value-type="float" office:value="116.345090249377" calcext:value-type="float">
            <text:p>116</text:p>
          </table:table-cell>
          <table:table-cell table:style-name="ce12" table:formula="of:=([.E218]-[.G218]+[.$A$3])/2" office:value-type="float" office:value="237.730259742135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8]+1.40625" office:value-type="float" office:value="304.75" calcext:value-type="float">
            <text:p>304,75</text:p>
          </table:table-cell>
          <table:table-cell table:formula="of:=[.$A$3]*SIN(RADIANS([.B219]))" office:value-type="float" office:value="-209.519969175252" calcext:value-type="float">
            <text:p>-209,5</text:p>
          </table:table-cell>
          <table:table-cell table:formula="of:=[.$A$3]*SIN(RADIANS([.B219]-120))" office:value-type="float" office:value="-21.1160929156121" calcext:value-type="float">
            <text:p>-21,1</text:p>
          </table:table-cell>
          <table:table-cell table:formula="of:=[.$A$3]*SIN(RADIANS([.B219]+120))" office:value-type="float" office:value="230.636062090864" calcext:value-type="float">
            <text:p>230,6</text:p>
          </table:table-cell>
          <table:table-cell table:style-name="ce10"/>
          <table:table-cell table:style-name="ce18" table:formula="of:=(MIN([.C219];[.D219];[.E219])+MAX([.C219];[.D219];[.E219]))/2" office:value-type="float" office:value="10.5580464578061" calcext:value-type="float">
            <text:p>1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9]-[.G219]+[.$A$3])/2" office:value-type="float" office:value="111.662930313291" calcext:value-type="float">
            <text:p>112</text:p>
          </table:table-cell>
          <table:table-cell table:style-name="ce12" table:formula="of:=([.E219]-[.G219]+[.$A$3])/2" office:value-type="float" office:value="237.539007816529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9]+1.40625" office:value-type="float" office:value="306.15625" calcext:value-type="float">
            <text:p>306,15625</text:p>
          </table:table-cell>
          <table:table-cell table:formula="of:=[.$A$3]*SIN(RADIANS([.B220]))" office:value-type="float" office:value="-205.889818371674" calcext:value-type="float">
            <text:p>-205,9</text:p>
          </table:table-cell>
          <table:table-cell table:formula="of:=[.$A$3]*SIN(RADIANS([.B220]-120))" office:value-type="float" office:value="-27.3462532856031" calcext:value-type="float">
            <text:p>-27,3</text:p>
          </table:table-cell>
          <table:table-cell table:formula="of:=[.$A$3]*SIN(RADIANS([.B220]+120))" office:value-type="float" office:value="233.236071657277" calcext:value-type="float">
            <text:p>233,2</text:p>
          </table:table-cell>
          <table:table-cell table:style-name="ce10"/>
          <table:table-cell table:style-name="ce18" table:formula="of:=(MIN([.C220];[.D220];[.E220])+MAX([.C220];[.D220];[.E220]))/2" office:value-type="float" office:value="13.6731266428015" calcext:value-type="float">
            <text:p>1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0]-[.G220]+[.$A$3])/2" office:value-type="float" office:value="106.990310035798" calcext:value-type="float">
            <text:p>107</text:p>
          </table:table-cell>
          <table:table-cell table:style-name="ce12" table:formula="of:=([.E220]-[.G220]+[.$A$3])/2" office:value-type="float" office:value="237.281472507238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0]+1.40625" office:value-type="float" office:value="307.5625" calcext:value-type="float">
            <text:p>307,5625</text:p>
          </table:table-cell>
          <table:table-cell table:formula="of:=[.$A$3]*SIN(RADIANS([.B221]))" office:value-type="float" office:value="-202.135647240226" calcext:value-type="float">
            <text:p>-202,1</text:p>
          </table:table-cell>
          <table:table-cell table:formula="of:=[.$A$3]*SIN(RADIANS([.B221]-120))" office:value-type="float" office:value="-33.559941295157" calcext:value-type="float">
            <text:p>-33,6</text:p>
          </table:table-cell>
          <table:table-cell table:formula="of:=[.$A$3]*SIN(RADIANS([.B221]+120))" office:value-type="float" office:value="235.695588535383" calcext:value-type="float">
            <text:p>235,7</text:p>
          </table:table-cell>
          <table:table-cell table:style-name="ce10"/>
          <table:table-cell table:style-name="ce18" table:formula="of:=(MIN([.C221];[.D221];[.E221])+MAX([.C221];[.D221];[.E221]))/2" office:value-type="float" office:value="16.7799706475785" calcext:value-type="float">
            <text:p>16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1]-[.G221]+[.$A$3])/2" office:value-type="float" office:value="102.330044028632" calcext:value-type="float">
            <text:p>102</text:p>
          </table:table-cell>
          <table:table-cell table:style-name="ce12" table:formula="of:=([.E221]-[.G221]+[.$A$3])/2" office:value-type="float" office:value="236.957808943902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1]+1.40625" office:value-type="float" office:value="308.96875" calcext:value-type="float">
            <text:p>308,96875</text:p>
          </table:table-cell>
          <table:table-cell table:formula="of:=[.$A$3]*SIN(RADIANS([.B222]))" office:value-type="float" office:value="-198.259717153219" calcext:value-type="float">
            <text:p>-198,3</text:p>
          </table:table-cell>
          <table:table-cell table:formula="of:=[.$A$3]*SIN(RADIANS([.B222]-120))" office:value-type="float" office:value="-39.7534140509618" calcext:value-type="float">
            <text:p>-39,8</text:p>
          </table:table-cell>
          <table:table-cell table:formula="of:=[.$A$3]*SIN(RADIANS([.B222]+120))" office:value-type="float" office:value="238.013131204181" calcext:value-type="float">
            <text:p>238,0</text:p>
          </table:table-cell>
          <table:table-cell table:style-name="ce10"/>
          <table:table-cell table:style-name="ce18" table:formula="of:=(MIN([.C222];[.D222];[.E222])+MAX([.C222];[.D222];[.E222]))/2" office:value-type="float" office:value="19.876707025481" calcext:value-type="float">
            <text:p>1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2]-[.G222]+[.$A$3])/2" office:value-type="float" office:value="97.6849394617786" calcext:value-type="float">
            <text:p>98</text:p>
          </table:table-cell>
          <table:table-cell table:style-name="ce12" table:formula="of:=([.E222]-[.G222]+[.$A$3])/2" office:value-type="float" office:value="236.56821208935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2]+1.40625" office:value-type="float" office:value="310.375" calcext:value-type="float">
            <text:p>310,375</text:p>
          </table:table-cell>
          <table:table-cell table:formula="of:=[.$A$3]*SIN(RADIANS([.B223]))" office:value-type="float" office:value="-194.264362826007" calcext:value-type="float">
            <text:p>-194,3</text:p>
          </table:table-cell>
          <table:table-cell table:formula="of:=[.$A$3]*SIN(RADIANS([.B223]-120))" office:value-type="float" office:value="-45.9229408366183" calcext:value-type="float">
            <text:p>-45,9</text:p>
          </table:table-cell>
          <table:table-cell table:formula="of:=[.$A$3]*SIN(RADIANS([.B223]+120))" office:value-type="float" office:value="240.187303662625" calcext:value-type="float">
            <text:p>240,2</text:p>
          </table:table-cell>
          <table:table-cell table:style-name="ce10"/>
          <table:table-cell table:style-name="ce18" table:formula="of:=(MIN([.C223];[.D223];[.E223])+MAX([.C223];[.D223];[.E223]))/2" office:value-type="float" office:value="22.9614704183091" calcext:value-type="float">
            <text:p>2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3]-[.G223]+[.$A$3])/2" office:value-type="float" office:value="93.0577943725363" calcext:value-type="float">
            <text:p>93</text:p>
          </table:table-cell>
          <table:table-cell table:style-name="ce12" table:formula="of:=([.E223]-[.G223]+[.$A$3])/2" office:value-type="float" office:value="236.112916622158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3]+1.40625" office:value-type="float" office:value="311.78125" calcext:value-type="float">
            <text:p>311,78125</text:p>
          </table:table-cell>
          <table:table-cell table:formula="of:=[.$A$3]*SIN(RADIANS([.B224]))" office:value-type="float" office:value="-190.151990910641" calcext:value-type="float">
            <text:p>-190,2</text:p>
          </table:table-cell>
          <table:table-cell table:formula="of:=[.$A$3]*SIN(RADIANS([.B224]-120))" office:value-type="float" office:value="-52.0648053598841" calcext:value-type="float">
            <text:p>-52,1</text:p>
          </table:table-cell>
          <table:table-cell table:formula="of:=[.$A$3]*SIN(RADIANS([.B224]+120))" office:value-type="float" office:value="242.216796270525" calcext:value-type="float">
            <text:p>242,2</text:p>
          </table:table-cell>
          <table:table-cell table:style-name="ce10"/>
          <table:table-cell table:style-name="ce18" table:formula="of:=(MIN([.C224];[.D224];[.E224])+MAX([.C224];[.D224];[.E224]))/2" office:value-type="float" office:value="26.032402679942" calcext:value-type="float">
            <text:p>26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4]-[.G224]+[.$A$3])/2" office:value-type="float" office:value="88.4513959800869" calcext:value-type="float">
            <text:p>88</text:p>
          </table:table-cell>
          <table:table-cell table:style-name="ce12" table:formula="of:=([.E224]-[.G224]+[.$A$3])/2" office:value-type="float" office:value="235.592196795291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4]+1.40625" office:value-type="float" office:value="313.1875" calcext:value-type="float">
            <text:p>313,1875</text:p>
          </table:table-cell>
          <table:table-cell table:formula="of:=[.$A$3]*SIN(RADIANS([.B225]))" office:value-type="float" office:value="-185.925078546191" calcext:value-type="float">
            <text:p>-185,9</text:p>
          </table:table-cell>
          <table:table-cell table:formula="of:=[.$A$3]*SIN(RADIANS([.B225]-120))" office:value-type="float" office:value="-58.1753079912296" calcext:value-type="float">
            <text:p>-58,2</text:p>
          </table:table-cell>
          <table:table-cell table:formula="of:=[.$A$3]*SIN(RADIANS([.B225]+120))" office:value-type="float" office:value="244.100386537421" calcext:value-type="float">
            <text:p>244,1</text:p>
          </table:table-cell>
          <table:table-cell table:style-name="ce10"/>
          <table:table-cell table:style-name="ce18" table:formula="of:=(MIN([.C225];[.D225];[.E225])+MAX([.C225];[.D225];[.E225]))/2" office:value-type="float" office:value="29.0876539956148" calcext:value-type="float">
            <text:p>2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5]-[.G225]+[.$A$3])/2" office:value-type="float" office:value="83.8685190065779" calcext:value-type="float">
            <text:p>84</text:p>
          </table:table-cell>
          <table:table-cell table:style-name="ce12" table:formula="of:=([.E225]-[.G225]+[.$A$3])/2" office:value-type="float" office:value="235.006366270903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5]+1.40625" office:value-type="float" office:value="314.59375" calcext:value-type="float">
            <text:p>314,59375</text:p>
          </table:table-cell>
          <table:table-cell table:formula="of:=[.$A$3]*SIN(RADIANS([.B226]))" office:value-type="float" office:value="-181.586171866612" calcext:value-type="float">
            <text:p>-181,6</text:p>
          </table:table-cell>
          <table:table-cell table:formula="of:=[.$A$3]*SIN(RADIANS([.B226]-120))" office:value-type="float" office:value="-64.250767992356" calcext:value-type="float">
            <text:p>-64,3</text:p>
          </table:table-cell>
          <table:table-cell table:formula="of:=[.$A$3]*SIN(RADIANS([.B226]+120))" office:value-type="float" office:value="245.836939858968" calcext:value-type="float">
            <text:p>245,8</text:p>
          </table:table-cell>
          <table:table-cell table:style-name="ce10"/>
          <table:table-cell table:style-name="ce18" table:formula="of:=(MIN([.C226];[.D226];[.E226])+MAX([.C226];[.D226];[.E226]))/2" office:value-type="float" office:value="32.125383996178" calcext:value-type="float">
            <text:p>3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6]-[.G226]+[.$A$3])/2" office:value-type="float" office:value="79.311924005733" calcext:value-type="float">
            <text:p>79</text:p>
          </table:table-cell>
          <table:table-cell table:style-name="ce12" table:formula="of:=([.E226]-[.G226]+[.$A$3])/2" office:value-type="float" office:value="234.355777931395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6]+1.40625" office:value-type="float" office:value="316" calcext:value-type="float">
            <text:p>316</text:p>
          </table:table-cell>
          <table:table-cell table:formula="of:=[.$A$3]*SIN(RADIANS([.B227]))" office:value-type="float" office:value="-177.137884467044" calcext:value-type="float">
            <text:p>-177,1</text:p>
          </table:table-cell>
          <table:table-cell table:formula="of:=[.$A$3]*SIN(RADIANS([.B227]-120))" office:value-type="float" office:value="-70.2875257333348" calcext:value-type="float">
            <text:p>-70,3</text:p>
          </table:table-cell>
          <table:table-cell table:formula="of:=[.$A$3]*SIN(RADIANS([.B227]+120))" office:value-type="float" office:value="247.425410200379" calcext:value-type="float">
            <text:p>247,4</text:p>
          </table:table-cell>
          <table:table-cell table:style-name="ce10"/>
          <table:table-cell table:style-name="ce18" table:formula="of:=(MIN([.C227];[.D227];[.E227])+MAX([.C227];[.D227];[.E227]))/2" office:value-type="float" office:value="35.1437628666674" calcext:value-type="float">
            <text:p>35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7]-[.G227]+[.$A$3])/2" office:value-type="float" office:value="74.7843556999989" calcext:value-type="float">
            <text:p>75</text:p>
          </table:table-cell>
          <table:table-cell table:style-name="ce12" table:formula="of:=([.E227]-[.G227]+[.$A$3])/2" office:value-type="float" office:value="233.640823666856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7]+1.40625" office:value-type="float" office:value="317.40625" calcext:value-type="float">
            <text:p>317,40625</text:p>
          </table:table-cell>
          <table:table-cell table:formula="of:=[.$A$3]*SIN(RADIANS([.B228]))" office:value-type="float" office:value="-172.582895829486" calcext:value-type="float">
            <text:p>-172,6</text:p>
          </table:table-cell>
          <table:table-cell table:formula="of:=[.$A$3]*SIN(RADIANS([.B228]-120))" office:value-type="float" office:value="-76.2819448970316" calcext:value-type="float">
            <text:p>-76,3</text:p>
          </table:table-cell>
          <table:table-cell table:formula="of:=[.$A$3]*SIN(RADIANS([.B228]+120))" office:value-type="float" office:value="248.864840726518" calcext:value-type="float">
            <text:p>248,9</text:p>
          </table:table-cell>
          <table:table-cell table:style-name="ce10"/>
          <table:table-cell table:style-name="ce18" table:formula="of:=(MIN([.C228];[.D228];[.E228])+MAX([.C228];[.D228];[.E228]))/2" office:value-type="float" office:value="38.1409724485158" calcext:value-type="float">
            <text:p>3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8]-[.G228]+[.$A$3])/2" office:value-type="float" office:value="70.2885413272263" calcext:value-type="float">
            <text:p>70</text:p>
          </table:table-cell>
          <table:table-cell table:style-name="ce12" table:formula="of:=([.E228]-[.G228]+[.$A$3])/2" office:value-type="float" office:value="232.861934139001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8]+1.40625" office:value-type="float" office:value="318.8125" calcext:value-type="float">
            <text:p>318,8125</text:p>
          </table:table-cell>
          <table:table-cell table:formula="of:=[.$A$3]*SIN(RADIANS([.B229]))" office:value-type="float" office:value="-167.92394970877" calcext:value-type="float">
            <text:p>-167,9</text:p>
          </table:table-cell>
          <table:table-cell table:formula="of:=[.$A$3]*SIN(RADIANS([.B229]-120))" office:value-type="float" office:value="-82.2304146694883" calcext:value-type="float">
            <text:p>-82,2</text:p>
          </table:table-cell>
          <table:table-cell table:formula="of:=[.$A$3]*SIN(RADIANS([.B229]+120))" office:value-type="float" office:value="250.154364378258" calcext:value-type="float">
            <text:p>250,2</text:p>
          </table:table-cell>
          <table:table-cell table:style-name="ce10"/>
          <table:table-cell table:style-name="ce18" table:formula="of:=(MIN([.C229];[.D229];[.E229])+MAX([.C229];[.D229];[.E229]))/2" office:value-type="float" office:value="41.1152073347442" calcext:value-type="float">
            <text:p>4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9]-[.G229]+[.$A$3])/2" office:value-type="float" office:value="65.8271889978838" calcext:value-type="float">
            <text:p>66</text:p>
          </table:table-cell>
          <table:table-cell table:style-name="ce12" table:formula="of:=([.E229]-[.G229]+[.$A$3])/2" office:value-type="float" office:value="232.019578521757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9]+1.40625" office:value-type="float" office:value="320.21875" calcext:value-type="float">
            <text:p>320,21875</text:p>
          </table:table-cell>
          <table:table-cell table:formula="of:=[.$A$3]*SIN(RADIANS([.B230]))" office:value-type="float" office:value="-163.163852479831" calcext:value-type="float">
            <text:p>-163,2</text:p>
          </table:table-cell>
          <table:table-cell table:formula="of:=[.$A$3]*SIN(RADIANS([.B230]-120))" office:value-type="float" office:value="-88.1293519149412" calcext:value-type="float">
            <text:p>-88,1</text:p>
          </table:table-cell>
          <table:table-cell table:formula="of:=[.$A$3]*SIN(RADIANS([.B230]+120))" office:value-type="float" office:value="251.293204394772" calcext:value-type="float">
            <text:p>251,3</text:p>
          </table:table-cell>
          <table:table-cell table:style-name="ce10"/>
          <table:table-cell table:style-name="ce18" table:formula="of:=(MIN([.C230];[.D230];[.E230])+MAX([.C230];[.D230];[.E230]))/2" office:value-type="float" office:value="44.0646759574706" calcext:value-type="float">
            <text:p>44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0]-[.G230]+[.$A$3])/2" office:value-type="float" office:value="61.4029860637941" calcext:value-type="float">
            <text:p>61</text:p>
          </table:table-cell>
          <table:table-cell table:style-name="ce12" table:formula="of:=([.E230]-[.G230]+[.$A$3])/2" office:value-type="float" office:value="231.114264218651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0]+1.40625" office:value-type="float" office:value="321.625" calcext:value-type="float">
            <text:p>321,625</text:p>
          </table:table-cell>
          <table:table-cell table:formula="of:=[.$A$3]*SIN(RADIANS([.B231]))" office:value-type="float" office:value="-158.305471447247" calcext:value-type="float">
            <text:p>-158,3</text:p>
          </table:table-cell>
          <table:table-cell table:formula="of:=[.$A$3]*SIN(RADIANS([.B231]-120))" office:value-type="float" office:value="-93.9752033341693" calcext:value-type="float">
            <text:p>-94,0</text:p>
          </table:table-cell>
          <table:table-cell table:formula="of:=[.$A$3]*SIN(RADIANS([.B231]+120))" office:value-type="float" office:value="252.280674781416" calcext:value-type="float">
            <text:p>252,3</text:p>
          </table:table-cell>
          <table:table-cell table:style-name="ce10"/>
          <table:table-cell table:style-name="ce18" table:formula="of:=(MIN([.C231];[.D231];[.E231])+MAX([.C231];[.D231];[.E231]))/2" office:value-type="float" office:value="46.9876016670847" calcext:value-type="float">
            <text:p>47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1]-[.G231]+[.$A$3])/2" office:value-type="float" office:value="57.018597499373" calcext:value-type="float">
            <text:p>57</text:p>
          </table:table-cell>
          <table:table-cell table:style-name="ce12" table:formula="of:=([.E231]-[.G231]+[.$A$3])/2" office:value-type="float" office:value="230.146536557166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1]+1.40625" office:value-type="float" office:value="323.03125" calcext:value-type="float">
            <text:p>323,03125</text:p>
          </table:table-cell>
          <table:table-cell table:formula="of:=[.$A$3]*SIN(RADIANS([.B232]))" office:value-type="float" office:value="-153.351733118086" calcext:value-type="float">
            <text:p>-153,4</text:p>
          </table:table-cell>
          <table:table-cell table:formula="of:=[.$A$3]*SIN(RADIANS([.B232]-120))" office:value-type="float" office:value="-99.764447604868" calcext:value-type="float">
            <text:p>-99,8</text:p>
          </table:table-cell>
          <table:table-cell table:formula="of:=[.$A$3]*SIN(RADIANS([.B232]+120))" office:value-type="float" office:value="253.116180722954" calcext:value-type="float">
            <text:p>253,1</text:p>
          </table:table-cell>
          <table:table-cell table:style-name="ce10"/>
          <table:table-cell table:style-name="ce18" table:formula="of:=(MIN([.C232];[.D232];[.E232])+MAX([.C232];[.D232];[.E232]))/2" office:value-type="float" office:value="49.882223802434" calcext:value-type="float">
            <text:p>4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2]-[.G232]+[.$A$3])/2" office:value-type="float" office:value="52.676664296349" calcext:value-type="float">
            <text:p>53</text:p>
          </table:table-cell>
          <table:table-cell table:style-name="ce12" table:formula="of:=([.E232]-[.G232]+[.$A$3])/2" office:value-type="float" office:value="229.11697846026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2]+1.40625" office:value-type="float" office:value="324.4375" calcext:value-type="float">
            <text:p>324,4375</text:p>
          </table:table-cell>
          <table:table-cell table:formula="of:=[.$A$3]*SIN(RADIANS([.B233]))" office:value-type="float" office:value="-148.305621439085" calcext:value-type="float">
            <text:p>-148,3</text:p>
          </table:table-cell>
          <table:table-cell table:formula="of:=[.$A$3]*SIN(RADIANS([.B233]-120))" office:value-type="float" office:value="-105.493597502763" calcext:value-type="float">
            <text:p>-105,5</text:p>
          </table:table-cell>
          <table:table-cell table:formula="of:=[.$A$3]*SIN(RADIANS([.B233]+120))" office:value-type="float" office:value="253.799218941848" calcext:value-type="float">
            <text:p>253,8</text:p>
          </table:table-cell>
          <table:table-cell table:style-name="ce10"/>
          <table:table-cell table:style-name="ce18" table:formula="of:=(MIN([.C233];[.D233];[.E233])+MAX([.C233];[.D233];[.E233]))/2" office:value-type="float" office:value="52.7467987513813" calcext:value-type="float">
            <text:p>5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3]-[.G233]+[.$A$3])/2" office:value-type="float" office:value="48.3798018729281" calcext:value-type="float">
            <text:p>48</text:p>
          </table:table-cell>
          <table:table-cell table:style-name="ce12" table:formula="of:=([.E233]-[.G233]+[.$A$3])/2" office:value-type="float" office:value="228.026210095233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3]+1.40625" office:value-type="float" office:value="325.84375" calcext:value-type="float">
            <text:p>325,84375</text:p>
          </table:table-cell>
          <table:table-cell table:formula="of:=[.$A$3]*SIN(RADIANS([.B234]))" office:value-type="float" office:value="-143.170175999234" calcext:value-type="float">
            <text:p>-143,2</text:p>
          </table:table-cell>
          <table:table-cell table:formula="of:=[.$A$3]*SIN(RADIANS([.B234]-120))" office:value-type="float" office:value="-111.159202002181" calcext:value-type="float">
            <text:p>-111,2</text:p>
          </table:table-cell>
          <table:table-cell table:formula="of:=[.$A$3]*SIN(RADIANS([.B234]+120))" office:value-type="float" office:value="254.329378001415" calcext:value-type="float">
            <text:p>254,3</text:p>
          </table:table-cell>
          <table:table-cell table:style-name="ce10"/>
          <table:table-cell table:style-name="ce18" table:formula="of:=(MIN([.C234];[.D234];[.E234])+MAX([.C234];[.D234];[.E234]))/2" office:value-type="float" office:value="55.5796010010906" calcext:value-type="float">
            <text:p>55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4]-[.G234]+[.$A$3])/2" office:value-type="float" office:value="44.1305984983641" calcext:value-type="float">
            <text:p>44</text:p>
          </table:table-cell>
          <table:table-cell table:style-name="ce12" table:formula="of:=([.E234]-[.G234]+[.$A$3])/2" office:value-type="float" office:value="226.874888500162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4]+1.40625" office:value-type="float" office:value="327.25" calcext:value-type="float">
            <text:p>327,25</text:p>
          </table:table-cell>
          <table:table-cell table:formula="of:=[.$A$3]*SIN(RADIANS([.B235]))" office:value-type="float" office:value="-137.948490198838" calcext:value-type="float">
            <text:p>-137,9</text:p>
          </table:table-cell>
          <table:table-cell table:formula="of:=[.$A$3]*SIN(RADIANS([.B235]-120))" office:value-type="float" office:value="-116.757848354824" calcext:value-type="float">
            <text:p>-116,8</text:p>
          </table:table-cell>
          <table:table-cell table:formula="of:=[.$A$3]*SIN(RADIANS([.B235]+120))" office:value-type="float" office:value="254.706338553662" calcext:value-type="float">
            <text:p>254,7</text:p>
          </table:table-cell>
          <table:table-cell table:style-name="ce10"/>
          <table:table-cell table:style-name="ce18" table:formula="of:=(MIN([.C235];[.D235];[.E235])+MAX([.C235];[.D235];[.E235]))/2" office:value-type="float" office:value="58.378924177412" calcext:value-type="float">
            <text:p>58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5]-[.G235]+[.$A$3])/2" office:value-type="float" office:value="39.931613733882" calcext:value-type="float">
            <text:p>40</text:p>
          </table:table-cell>
          <table:table-cell table:style-name="ce12" table:formula="of:=([.E235]-[.G235]+[.$A$3])/2" office:value-type="float" office:value="225.663707188125" calcext:value-type="float">
            <text:p>2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5]+1.40625" office:value-type="float" office:value="328.65625" calcext:value-type="float">
            <text:p>328,65625</text:p>
          </table:table-cell>
          <table:table-cell table:formula="of:=[.$A$3]*SIN(RADIANS([.B236]))" office:value-type="float" office:value="-132.643709386174" calcext:value-type="float">
            <text:p>-132,6</text:p>
          </table:table-cell>
          <table:table-cell table:formula="of:=[.$A$3]*SIN(RADIANS([.B236]-120))" office:value-type="float" office:value="-122.286164145475" calcext:value-type="float">
            <text:p>-122,3</text:p>
          </table:table-cell>
          <table:table-cell table:formula="of:=[.$A$3]*SIN(RADIANS([.B236]+120))" office:value-type="float" office:value="254.929873531648" calcext:value-type="float">
            <text:p>254,9</text:p>
          </table:table-cell>
          <table:table-cell table:style-name="ce10"/>
          <table:table-cell table:style-name="ce18" table:formula="of:=(MIN([.C236];[.D236];[.E236])+MAX([.C236];[.D236];[.E236]))/2" office:value-type="float" office:value="61.1430820727374" calcext:value-type="float">
            <text:p>6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6]-[.G236]+[.$A$3])/2" office:value-type="float" office:value="35.7853768908938" calcext:value-type="float">
            <text:p>36</text:p>
          </table:table-cell>
          <table:table-cell table:style-name="ce12" table:formula="of:=([.E236]-[.G236]+[.$A$3])/2" office:value-type="float" office:value="224.393395729456" calcext:value-type="float">
            <text:p>2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6]+1.40625" office:value-type="float" office:value="330.0625" calcext:value-type="float">
            <text:p>330,0625</text:p>
          </table:table-cell>
          <table:table-cell table:formula="of:=[.$A$3]*SIN(RADIANS([.B237]))" office:value-type="float" office:value="-127.259028962842" calcext:value-type="float">
            <text:p>-127,3</text:p>
          </table:table-cell>
          <table:table-cell table:formula="of:=[.$A$3]*SIN(RADIANS([.B237]-120))" office:value-type="float" office:value="-127.740819323419" calcext:value-type="float">
            <text:p>-127,7</text:p>
          </table:table-cell>
          <table:table-cell table:formula="of:=[.$A$3]*SIN(RADIANS([.B237]+120))" office:value-type="float" office:value="254.999848286261" calcext:value-type="float">
            <text:p>255,0</text:p>
          </table:table-cell>
          <table:table-cell table:style-name="ce10"/>
          <table:table-cell table:style-name="ce18" table:formula="of:=(MIN([.C237];[.D237];[.E237])+MAX([.C237];[.D237];[.E237]))/2" office:value-type="float" office:value="63.6295144814211" calcext:value-type="float">
            <text:p>63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7]-[.G237]+[.$A$3])/2" office:value-type="float" office:value="31.81483309758" calcext:value-type="float">
            <text:p>32</text:p>
          </table:table-cell>
          <table:table-cell table:style-name="ce12" table:formula="of:=([.E237]-[.G237]+[.$A$3])/2" office:value-type="float" office:value="223.18516690242" calcext:value-type="float">
            <text:p>2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7]+1.40625" office:value-type="float" office:value="331.46875" calcext:value-type="float">
            <text:p>331,46875</text:p>
          </table:table-cell>
          <table:table-cell table:formula="of:=[.$A$3]*SIN(RADIANS([.B238]))" office:value-type="float" office:value="-121.797692458985" calcext:value-type="float">
            <text:p>-121,8</text:p>
          </table:table-cell>
          <table:table-cell table:formula="of:=[.$A$3]*SIN(RADIANS([.B238]-120))" office:value-type="float" office:value="-133.118528208339" calcext:value-type="float">
            <text:p>-133,1</text:p>
          </table:table-cell>
          <table:table-cell table:formula="of:=[.$A$3]*SIN(RADIANS([.B238]+120))" office:value-type="float" office:value="254.916220667324" calcext:value-type="float">
            <text:p>254,9</text:p>
          </table:table-cell>
          <table:table-cell table:style-name="ce10"/>
          <table:table-cell table:style-name="ce18" table:formula="of:=(MIN([.C238];[.D238];[.E238])+MAX([.C238];[.D238];[.E238]))/2" office:value-type="float" office:value="60.8988462294926" calcext:value-type="float">
            <text:p>6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8]-[.G238]+[.$A$3])/2" office:value-type="float" office:value="30.4913127810841" calcext:value-type="float">
            <text:p>30</text:p>
          </table:table-cell>
          <table:table-cell table:style-name="ce12" table:formula="of:=([.E238]-[.G238]+[.$A$3])/2" office:value-type="float" office:value="224.508687218916" calcext:value-type="float">
            <text:p>2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8]+1.40625" office:value-type="float" office:value="332.875" calcext:value-type="float">
            <text:p>332,875</text:p>
          </table:table-cell>
          <table:table-cell table:formula="of:=[.$A$3]*SIN(RADIANS([.B239]))" office:value-type="float" office:value="-116.2629895795" calcext:value-type="float">
            <text:p>-116,3</text:p>
          </table:table-cell>
          <table:table-cell table:formula="of:=[.$A$3]*SIN(RADIANS([.B239]-120))" office:value-type="float" office:value="-138.416051469489" calcext:value-type="float">
            <text:p>-138,4</text:p>
          </table:table-cell>
          <table:table-cell table:formula="of:=[.$A$3]*SIN(RADIANS([.B239]+120))" office:value-type="float" office:value="254.679041048989" calcext:value-type="float">
            <text:p>254,7</text:p>
          </table:table-cell>
          <table:table-cell table:style-name="ce10"/>
          <table:table-cell table:style-name="ce18" table:formula="of:=(MIN([.C239];[.D239];[.E239])+MAX([.C239];[.D239];[.E239]))/2" office:value-type="float" office:value="58.13149478975" calcext:value-type="float">
            <text:p>5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9]-[.G239]+[.$A$3])/2" office:value-type="float" office:value="29.2262268703803" calcext:value-type="float">
            <text:p>29</text:p>
          </table:table-cell>
          <table:table-cell table:style-name="ce12" table:formula="of:=([.E239]-[.G239]+[.$A$3])/2" office:value-type="float" office:value="225.77377312962" calcext:value-type="float">
            <text:p>2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9]+1.40625" office:value-type="float" office:value="334.28125" calcext:value-type="float">
            <text:p>334,28125</text:p>
          </table:table-cell>
          <table:table-cell table:formula="of:=[.$A$3]*SIN(RADIANS([.B240]))" office:value-type="float" office:value="-110.658254222445" calcext:value-type="float">
            <text:p>-110,7</text:p>
          </table:table-cell>
          <table:table-cell table:formula="of:=[.$A$3]*SIN(RADIANS([.B240]-120))" office:value-type="float" office:value="-143.630198076944" calcext:value-type="float">
            <text:p>-143,6</text:p>
          </table:table-cell>
          <table:table-cell table:formula="of:=[.$A$3]*SIN(RADIANS([.B240]+120))" office:value-type="float" office:value="254.288452299389" calcext:value-type="float">
            <text:p>254,3</text:p>
          </table:table-cell>
          <table:table-cell table:style-name="ce10"/>
          <table:table-cell table:style-name="ce18" table:formula="of:=(MIN([.C240];[.D240];[.E240])+MAX([.C240];[.D240];[.E240]))/2" office:value-type="float" office:value="55.3291271112226" calcext:value-type="float">
            <text:p>55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0]-[.G240]+[.$A$3])/2" office:value-type="float" office:value="28.0203374059168" calcext:value-type="float">
            <text:p>28</text:p>
          </table:table-cell>
          <table:table-cell table:style-name="ce12" table:formula="of:=([.E240]-[.G240]+[.$A$3])/2" office:value-type="float" office:value="226.979662594083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0]+1.40625" office:value-type="float" office:value="335.6875" calcext:value-type="float">
            <text:p>335,6875</text:p>
          </table:table-cell>
          <table:table-cell table:formula="of:=[.$A$3]*SIN(RADIANS([.B241]))" office:value-type="float" office:value="-104.986862470826" calcext:value-type="float">
            <text:p>-105,0</text:p>
          </table:table-cell>
          <table:table-cell table:formula="of:=[.$A$3]*SIN(RADIANS([.B241]-120))" office:value-type="float" office:value="-148.757827223756" calcext:value-type="float">
            <text:p>-148,8</text:p>
          </table:table-cell>
          <table:table-cell table:formula="of:=[.$A$3]*SIN(RADIANS([.B241]+120))" office:value-type="float" office:value="253.744689694581" calcext:value-type="float">
            <text:p>253,7</text:p>
          </table:table-cell>
          <table:table-cell table:style-name="ce10"/>
          <table:table-cell table:style-name="ce18" table:formula="of:=(MIN([.C241];[.D241];[.E241])+MAX([.C241];[.D241];[.E241]))/2" office:value-type="float" office:value="52.4934312354128" calcext:value-type="float">
            <text:p>52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1]-[.G241]+[.$A$3])/2" office:value-type="float" office:value="26.8743707704158" calcext:value-type="float">
            <text:p>27</text:p>
          </table:table-cell>
          <table:table-cell table:style-name="ce12" table:formula="of:=([.E241]-[.G241]+[.$A$3])/2" office:value-type="float" office:value="228.125629229584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1]+1.40625" office:value-type="float" office:value="337.09375" calcext:value-type="float">
            <text:p>337,09375</text:p>
          </table:table-cell>
          <table:table-cell table:formula="of:=[.$A$3]*SIN(RADIANS([.B242]))" office:value-type="float" office:value="-99.252230558965" calcext:value-type="float">
            <text:p>-99,3</text:p>
          </table:table-cell>
          <table:table-cell table:formula="of:=[.$A$3]*SIN(RADIANS([.B242]-120))" office:value-type="float" office:value="-153.795850217861" calcext:value-type="float">
            <text:p>-153,8</text:p>
          </table:table-cell>
          <table:table-cell table:formula="of:=[.$A$3]*SIN(RADIANS([.B242]+120))" office:value-type="float" office:value="253.048080776826" calcext:value-type="float">
            <text:p>253,0</text:p>
          </table:table-cell>
          <table:table-cell table:style-name="ce10"/>
          <table:table-cell table:style-name="ce18" table:formula="of:=(MIN([.C242];[.D242];[.E242])+MAX([.C242];[.D242];[.E242]))/2" office:value-type="float" office:value="49.6261152794826" calcext:value-type="float">
            <text:p>49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2]-[.G242]+[.$A$3])/2" office:value-type="float" office:value="25.7890172513281" calcext:value-type="float">
            <text:p>26</text:p>
          </table:table-cell>
          <table:table-cell table:style-name="ce12" table:formula="of:=([.E242]-[.G242]+[.$A$3])/2" office:value-type="float" office:value="229.210982748672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2]+1.40625" office:value-type="float" office:value="338.5" calcext:value-type="float">
            <text:p>338,5</text:p>
          </table:table-cell>
          <table:table-cell table:formula="of:=[.$A$3]*SIN(RADIANS([.B243]))" office:value-type="float" office:value="-93.4578128146958" calcext:value-type="float">
            <text:p>-93,5</text:p>
          </table:table-cell>
          <table:table-cell table:formula="of:=[.$A$3]*SIN(RADIANS([.B243]-120))" office:value-type="float" office:value="-158.741232342593" calcext:value-type="float">
            <text:p>-158,7</text:p>
          </table:table-cell>
          <table:table-cell table:formula="of:=[.$A$3]*SIN(RADIANS([.B243]+120))" office:value-type="float" office:value="252.199045157289" calcext:value-type="float">
            <text:p>252,2</text:p>
          </table:table-cell>
          <table:table-cell table:style-name="ce10"/>
          <table:table-cell table:style-name="ce18" table:formula="of:=(MIN([.C243];[.D243];[.E243])+MAX([.C243];[.D243];[.E243]))/2" office:value-type="float" office:value="46.7289064073479" calcext:value-type="float">
            <text:p>46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3]-[.G243]+[.$A$3])/2" office:value-type="float" office:value="24.7649306250296" calcext:value-type="float">
            <text:p>25</text:p>
          </table:table-cell>
          <table:table-cell table:style-name="ce12" table:formula="of:=([.E243]-[.G243]+[.$A$3])/2" office:value-type="float" office:value="230.23506937497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3]+1.40625" office:value-type="float" office:value="339.90625" calcext:value-type="float">
            <text:p>339,90625</text:p>
          </table:table-cell>
          <table:table-cell table:formula="of:=[.$A$3]*SIN(RADIANS([.B244]))" office:value-type="float" office:value="-87.6070995785997" calcext:value-type="float">
            <text:p>-87,6</text:p>
          </table:table-cell>
          <table:table-cell table:formula="of:=[.$A$3]*SIN(RADIANS([.B244]-120))" office:value-type="float" office:value="-163.590994684678" calcext:value-type="float">
            <text:p>-163,6</text:p>
          </table:table-cell>
          <table:table-cell table:formula="of:=[.$A$3]*SIN(RADIANS([.B244]+120))" office:value-type="float" office:value="251.198094263278" calcext:value-type="float">
            <text:p>251,2</text:p>
          </table:table-cell>
          <table:table-cell table:style-name="ce10"/>
          <table:table-cell table:style-name="ce18" table:formula="of:=(MIN([.C244];[.D244];[.E244])+MAX([.C244];[.D244];[.E244]))/2" office:value-type="float" office:value="43.8035497892999" calcext:value-type="float">
            <text:p>43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4]-[.G244]+[.$A$3])/2" office:value-type="float" office:value="23.8027277630108" calcext:value-type="float">
            <text:p>24</text:p>
          </table:table-cell>
          <table:table-cell table:style-name="ce12" table:formula="of:=([.E244]-[.G244]+[.$A$3])/2" office:value-type="float" office:value="231.197272236989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4]+1.40625" office:value-type="float" office:value="341.3125" calcext:value-type="float">
            <text:p>341,3125</text:p>
          </table:table-cell>
          <table:table-cell table:formula="of:=[.$A$3]*SIN(RADIANS([.B245]))" office:value-type="float" office:value="-81.7036151015579" calcext:value-type="float">
            <text:p>-81,7</text:p>
          </table:table-cell>
          <table:table-cell table:formula="of:=[.$A$3]*SIN(RADIANS([.B245]-120))" office:value-type="float" office:value="-168.342215928627" calcext:value-type="float">
            <text:p>-168,3</text:p>
          </table:table-cell>
          <table:table-cell table:formula="of:=[.$A$3]*SIN(RADIANS([.B245]+120))" office:value-type="float" office:value="250.045831030185" calcext:value-type="float">
            <text:p>250,0</text:p>
          </table:table-cell>
          <table:table-cell table:style-name="ce10"/>
          <table:table-cell table:style-name="ce18" table:formula="of:=(MIN([.C245];[.D245];[.E245])+MAX([.C245];[.D245];[.E245]))/2" office:value-type="float" office:value="40.851807550779" calcext:value-type="float">
            <text:p>4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5]-[.G245]+[.$A$3])/2" office:value-type="float" office:value="22.9029882602969" calcext:value-type="float">
            <text:p>23</text:p>
          </table:table-cell>
          <table:table-cell table:style-name="ce12" table:formula="of:=([.E245]-[.G245]+[.$A$3])/2" office:value-type="float" office:value="232.097011739703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5]+1.40625" office:value-type="float" office:value="342.71875" calcext:value-type="float">
            <text:p>342,71875</text:p>
          </table:table-cell>
          <table:table-cell table:formula="of:=[.$A$3]*SIN(RADIANS([.B246]))" office:value-type="float" office:value="-75.7509154218739" calcext:value-type="float">
            <text:p>-75,8</text:p>
          </table:table-cell>
          <table:table-cell table:formula="of:=[.$A$3]*SIN(RADIANS([.B246]-120))" office:value-type="float" office:value="-172.992034116422" calcext:value-type="float">
            <text:p>-173,0</text:p>
          </table:table-cell>
          <table:table-cell table:formula="of:=[.$A$3]*SIN(RADIANS([.B246]+120))" office:value-type="float" office:value="248.742949538295" calcext:value-type="float">
            <text:p>248,7</text:p>
          </table:table-cell>
          <table:table-cell table:style-name="ce10"/>
          <table:table-cell table:style-name="ce18" table:formula="of:=(MIN([.C246];[.D246];[.E246])+MAX([.C246];[.D246];[.E246]))/2" office:value-type="float" office:value="37.8754577109369" calcext:value-type="float">
            <text:p>37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6]-[.G246]+[.$A$3])/2" office:value-type="float" office:value="22.0662540863208" calcext:value-type="float">
            <text:p>22</text:p>
          </table:table-cell>
          <table:table-cell table:style-name="ce12" table:formula="of:=([.E246]-[.G246]+[.$A$3])/2" office:value-type="float" office:value="232.933745913679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6]+1.40625" office:value-type="float" office:value="344.125" calcext:value-type="float">
            <text:p>344,125</text:p>
          </table:table-cell>
          <table:table-cell table:formula="of:=[.$A$3]*SIN(RADIANS([.B247]))" office:value-type="float" office:value="-69.7525862232489" calcext:value-type="float">
            <text:p>-69,8</text:p>
          </table:table-cell>
          <table:table-cell table:formula="of:=[.$A$3]*SIN(RADIANS([.B247]-120))" office:value-type="float" office:value="-177.537648371453" calcext:value-type="float">
            <text:p>-177,5</text:p>
          </table:table-cell>
          <table:table-cell table:formula="of:=[.$A$3]*SIN(RADIANS([.B247]+120))" office:value-type="float" office:value="247.290234594702" calcext:value-type="float">
            <text:p>247,3</text:p>
          </table:table-cell>
          <table:table-cell table:style-name="ce10"/>
          <table:table-cell table:style-name="ce18" table:formula="of:=(MIN([.C247];[.D247];[.E247])+MAX([.C247];[.D247];[.E247]))/2" office:value-type="float" office:value="34.8762931116244" calcext:value-type="float">
            <text:p>34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7]-[.G247]+[.$A$3])/2" office:value-type="float" office:value="21.2930292584613" calcext:value-type="float">
            <text:p>21</text:p>
          </table:table-cell>
          <table:table-cell table:style-name="ce12" table:formula="of:=([.E247]-[.G247]+[.$A$3])/2" office:value-type="float" office:value="233.706970741539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7]+1.40625" office:value-type="float" office:value="345.53125" calcext:value-type="float">
            <text:p>345,53125</text:p>
          </table:table-cell>
          <table:table-cell table:formula="of:=[.$A$3]*SIN(RADIANS([.B248]))" office:value-type="float" office:value="-63.7122406749002" calcext:value-type="float">
            <text:p>-63,7</text:p>
          </table:table-cell>
          <table:table-cell table:formula="of:=[.$A$3]*SIN(RADIANS([.B248]-120))" office:value-type="float" office:value="-181.976320585665" calcext:value-type="float">
            <text:p>-182,0</text:p>
          </table:table-cell>
          <table:table-cell table:formula="of:=[.$A$3]*SIN(RADIANS([.B248]+120))" office:value-type="float" office:value="245.688561260566" calcext:value-type="float">
            <text:p>245,7</text:p>
          </table:table-cell>
          <table:table-cell table:style-name="ce10"/>
          <table:table-cell table:style-name="ce18" table:formula="of:=(MIN([.C248];[.D248];[.E248])+MAX([.C248];[.D248];[.E248]))/2" office:value-type="float" office:value="31.8561203374501" calcext:value-type="float">
            <text:p>3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8]-[.G248]+[.$A$3])/2" office:value-type="float" office:value="20.5837795384422" calcext:value-type="float">
            <text:p>21</text:p>
          </table:table-cell>
          <table:table-cell table:style-name="ce12" table:formula="of:=([.E248]-[.G248]+[.$A$3])/2" office:value-type="float" office:value="234.416220461558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8]+1.40625" office:value-type="float" office:value="346.9375" calcext:value-type="float">
            <text:p>346,9375</text:p>
          </table:table-cell>
          <table:table-cell table:formula="of:=[.$A$3]*SIN(RADIANS([.B249]))" office:value-type="float" office:value="-57.6335172551231" calcext:value-type="float">
            <text:p>-57,6</text:p>
          </table:table-cell>
          <table:table-cell table:formula="of:=[.$A$3]*SIN(RADIANS([.B249]-120))" office:value-type="float" office:value="-186.30537706889" calcext:value-type="float">
            <text:p>-186,3</text:p>
          </table:table-cell>
          <table:table-cell table:formula="of:=[.$A$3]*SIN(RADIANS([.B249]+120))" office:value-type="float" office:value="243.938894324013" calcext:value-type="float">
            <text:p>243,9</text:p>
          </table:table-cell>
          <table:table-cell table:style-name="ce10"/>
          <table:table-cell table:style-name="ce18" table:formula="of:=(MIN([.C249];[.D249];[.E249])+MAX([.C249];[.D249];[.E249]))/2" office:value-type="float" office:value="28.8167586275615" calcext:value-type="float">
            <text:p>28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9]-[.G249]+[.$A$3])/2" office:value-type="float" office:value="19.9389321517742" calcext:value-type="float">
            <text:p>20</text:p>
          </table:table-cell>
          <table:table-cell table:style-name="ce12" table:formula="of:=([.E249]-[.G249]+[.$A$3])/2" office:value-type="float" office:value="235.061067848226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9]+1.40625" office:value-type="float" office:value="348.34375" calcext:value-type="float">
            <text:p>348,34375</text:p>
          </table:table-cell>
          <table:table-cell table:formula="of:=[.$A$3]*SIN(RADIANS([.B250]))" office:value-type="float" office:value="-51.5200775596073" calcext:value-type="float">
            <text:p>-51,5</text:p>
          </table:table-cell>
          <table:table-cell table:formula="of:=[.$A$3]*SIN(RADIANS([.B250]-120))" office:value-type="float" office:value="-190.522210159375" calcext:value-type="float">
            <text:p>-190,5</text:p>
          </table:table-cell>
          <table:table-cell table:formula="of:=[.$A$3]*SIN(RADIANS([.B250]+120))" office:value-type="float" office:value="242.042287718983" calcext:value-type="float">
            <text:p>242,0</text:p>
          </table:table-cell>
          <table:table-cell table:style-name="ce10"/>
          <table:table-cell table:style-name="ce18" table:formula="of:=(MIN([.C250];[.D250];[.E250])+MAX([.C250];[.D250];[.E250]))/2" office:value-type="float" office:value="25.7600387798037" calcext:value-type="float">
            <text:p>25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0]-[.G250]+[.$A$3])/2" office:value-type="float" office:value="19.3588755304104" calcext:value-type="float">
            <text:p>19</text:p>
          </table:table-cell>
          <table:table-cell table:style-name="ce12" table:formula="of:=([.E250]-[.G250]+[.$A$3])/2" office:value-type="float" office:value="235.64112446959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0]+1.40625" office:value-type="float" office:value="349.75" calcext:value-type="float">
            <text:p>349,75</text:p>
          </table:table-cell>
          <table:table-cell table:formula="of:=[.$A$3]*SIN(RADIANS([.B251]))" office:value-type="float" office:value="-45.3756040958296" calcext:value-type="float">
            <text:p>-45,4</text:p>
          </table:table-cell>
          <table:table-cell table:formula="of:=[.$A$3]*SIN(RADIANS([.B251]-120))" office:value-type="float" office:value="-194.624279794545" calcext:value-type="float">
            <text:p>-194,6</text:p>
          </table:table-cell>
          <table:table-cell table:formula="of:=[.$A$3]*SIN(RADIANS([.B251]+120))" office:value-type="float" office:value="239.999883890374" calcext:value-type="float">
            <text:p>240,0</text:p>
          </table:table-cell>
          <table:table-cell table:style-name="ce10"/>
          <table:table-cell table:style-name="ce18" table:formula="of:=(MIN([.C251];[.D251];[.E251])+MAX([.C251];[.D251];[.E251]))/2" office:value-type="float" office:value="22.6878020479148" calcext:value-type="float">
            <text:p>2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1]-[.G251]+[.$A$3])/2" office:value-type="float" office:value="18.8439590787702" calcext:value-type="float">
            <text:p>19</text:p>
          </table:table-cell>
          <table:table-cell table:style-name="ce12" table:formula="of:=([.E251]-[.G251]+[.$A$3])/2" office:value-type="float" office:value="236.15604092123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1]+1.40625" office:value-type="float" office:value="351.15625" calcext:value-type="float">
            <text:p>351,15625</text:p>
          </table:table-cell>
          <table:table-cell table:formula="of:=[.$A$3]*SIN(RADIANS([.B252]))" office:value-type="float" office:value="-39.2037980648477" calcext:value-type="float">
            <text:p>-39,2</text:p>
          </table:table-cell>
          <table:table-cell table:formula="of:=[.$A$3]*SIN(RADIANS([.B252]-120))" office:value-type="float" office:value="-198.609115041037" calcext:value-type="float">
            <text:p>-198,6</text:p>
          </table:table-cell>
          <table:table-cell table:formula="of:=[.$A$3]*SIN(RADIANS([.B252]+120))" office:value-type="float" office:value="237.812913105884" calcext:value-type="float">
            <text:p>237,8</text:p>
          </table:table-cell>
          <table:table-cell table:style-name="ce10"/>
          <table:table-cell table:style-name="ce18" table:formula="of:=(MIN([.C252];[.D252];[.E252])+MAX([.C252];[.D252];[.E252]))/2" office:value-type="float" office:value="19.6018990324239" calcext:value-type="float">
            <text:p>19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2]-[.G252]+[.$A$3])/2" office:value-type="float" office:value="18.3944929632697" calcext:value-type="float">
            <text:p>18</text:p>
          </table:table-cell>
          <table:table-cell table:style-name="ce12" table:formula="of:=([.E252]-[.G252]+[.$A$3])/2" office:value-type="float" office:value="236.60550703673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2]+1.40625" office:value-type="float" office:value="352.5625" calcext:value-type="float">
            <text:p>352,5625</text:p>
          </table:table-cell>
          <table:table-cell table:formula="of:=[.$A$3]*SIN(RADIANS([.B253]))" office:value-type="float" office:value="-33.0083771318359" calcext:value-type="float">
            <text:p>-33,0</text:p>
          </table:table-cell>
          <table:table-cell table:formula="of:=[.$A$3]*SIN(RADIANS([.B253]-120))" office:value-type="float" office:value="-202.474315583101" calcext:value-type="float">
            <text:p>-202,5</text:p>
          </table:table-cell>
          <table:table-cell table:formula="of:=[.$A$3]*SIN(RADIANS([.B253]+120))" office:value-type="float" office:value="235.482692714937" calcext:value-type="float">
            <text:p>235,5</text:p>
          </table:table-cell>
          <table:table-cell table:style-name="ce10"/>
          <table:table-cell table:style-name="ce18" table:formula="of:=(MIN([.C253];[.D253];[.E253])+MAX([.C253];[.D253];[.E253]))/2" office:value-type="float" office:value="16.504188565918" calcext:value-type="float">
            <text:p>16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3]-[.G253]+[.$A$3])/2" office:value-type="float" office:value="18.0107479254906" calcext:value-type="float">
            <text:p>18</text:p>
          </table:table-cell>
          <table:table-cell table:style-name="ce12" table:formula="of:=([.E253]-[.G253]+[.$A$3])/2" office:value-type="float" office:value="236.989252074509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3]+1.40625" office:value-type="float" office:value="353.96875" calcext:value-type="float">
            <text:p>353,96875</text:p>
          </table:table-cell>
          <table:table-cell table:formula="of:=[.$A$3]*SIN(RADIANS([.B254]))" office:value-type="float" office:value="-26.7930731867027" calcext:value-type="float">
            <text:p>-26,8</text:p>
          </table:table-cell>
          <table:table-cell table:formula="of:=[.$A$3]*SIN(RADIANS([.B254]-120))" office:value-type="float" office:value="-206.21755316846" calcext:value-type="float">
            <text:p>-206,2</text:p>
          </table:table-cell>
          <table:table-cell table:formula="of:=[.$A$3]*SIN(RADIANS([.B254]+120))" office:value-type="float" office:value="233.010626355163" calcext:value-type="float">
            <text:p>233,0</text:p>
          </table:table-cell>
          <table:table-cell table:style-name="ce10"/>
          <table:table-cell table:style-name="ce18" table:formula="of:=(MIN([.C254];[.D254];[.E254])+MAX([.C254];[.D254];[.E254]))/2" office:value-type="float" office:value="13.3965365933514" calcext:value-type="float">
            <text:p>13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4]-[.G254]+[.$A$3])/2" office:value-type="float" office:value="17.6929551190943" calcext:value-type="float">
            <text:p>18</text:p>
          </table:table-cell>
          <table:table-cell table:style-name="ce12" table:formula="of:=([.E254]-[.G254]+[.$A$3])/2" office:value-type="float" office:value="237.307044880906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4]+1.40625" office:value-type="float" office:value="355.375" calcext:value-type="float">
            <text:p>355,375</text:p>
          </table:table-cell>
          <table:table-cell table:formula="of:=[.$A$3]*SIN(RADIANS([.B255]))" office:value-type="float" office:value="-20.5616300961393" calcext:value-type="float">
            <text:p>-20,6</text:p>
          </table:table-cell>
          <table:table-cell table:formula="of:=[.$A$3]*SIN(RADIANS([.B255]-120))" office:value-type="float" office:value="-209.836573010762" calcext:value-type="float">
            <text:p>-209,8</text:p>
          </table:table-cell>
          <table:table-cell table:formula="of:=[.$A$3]*SIN(RADIANS([.B255]+120))" office:value-type="float" office:value="230.398203106901" calcext:value-type="float">
            <text:p>230,4</text:p>
          </table:table-cell>
          <table:table-cell table:style-name="ce10"/>
          <table:table-cell table:style-name="ce18" table:formula="of:=(MIN([.C255];[.D255];[.E255])+MAX([.C255];[.D255];[.E255]))/2" office:value-type="float" office:value="10.2808150480696" calcext:value-type="float">
            <text:p>10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5]-[.G255]+[.$A$3])/2" office:value-type="float" office:value="17.4413059705843" calcext:value-type="float">
            <text:p>17</text:p>
          </table:table-cell>
          <table:table-cell table:style-name="ce12" table:formula="of:=([.E255]-[.G255]+[.$A$3])/2" office:value-type="float" office:value="237.558694029416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5]+1.40625" office:value-type="float" office:value="356.78125" calcext:value-type="float">
            <text:p>356,78125</text:p>
          </table:table-cell>
          <table:table-cell table:formula="of:=[.$A$3]*SIN(RADIANS([.B256]))" office:value-type="float" office:value="-14.3178014484549" calcext:value-type="float">
            <text:p>-14,3</text:p>
          </table:table-cell>
          <table:table-cell table:formula="of:=[.$A$3]*SIN(RADIANS([.B256]-120))" office:value-type="float" office:value="-213.329195147776" calcext:value-type="float">
            <text:p>-213,3</text:p>
          </table:table-cell>
          <table:table-cell table:formula="of:=[.$A$3]*SIN(RADIANS([.B256]+120))" office:value-type="float" office:value="227.646996596231" calcext:value-type="float">
            <text:p>227,6</text:p>
          </table:table-cell>
          <table:table-cell table:style-name="ce10"/>
          <table:table-cell table:style-name="ce18" table:formula="of:=(MIN([.C256];[.D256];[.E256])+MAX([.C256];[.D256];[.E256]))/2" office:value-type="float" office:value="7.15890072422749" calcext:value-type="float">
            <text:p>7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6]-[.G256]+[.$A$3])/2" office:value-type="float" office:value="17.2559520639981" calcext:value-type="float">
            <text:p>17</text:p>
          </table:table-cell>
          <table:table-cell table:style-name="ce12" table:formula="of:=([.E256]-[.G256]+[.$A$3])/2" office:value-type="float" office:value="237.74404793600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6]+1.40625" office:value-type="float" office:value="358.1875" calcext:value-type="float">
            <text:p>358,1875</text:p>
          </table:table-cell>
          <table:table-cell table:formula="of:=[.$A$3]*SIN(RADIANS([.B257]))" office:value-type="float" office:value="-8.06534829255498" calcext:value-type="float">
            <text:p>-8,1</text:p>
          </table:table-cell>
          <table:table-cell table:formula="of:=[.$A$3]*SIN(RADIANS([.B257]-120))" office:value-type="float" office:value="-216.693315754526" calcext:value-type="float">
            <text:p>-216,7</text:p>
          </table:table-cell>
          <table:table-cell table:formula="of:=[.$A$3]*SIN(RADIANS([.B257]+120))" office:value-type="float" office:value="224.758664047081" calcext:value-type="float">
            <text:p>224,8</text:p>
          </table:table-cell>
          <table:table-cell table:style-name="ce10"/>
          <table:table-cell table:style-name="ce18" table:formula="of:=(MIN([.C257];[.D257];[.E257])+MAX([.C257];[.D257];[.E257]))/2" office:value-type="float" office:value="4.0326741462775" calcext:value-type="float">
            <text:p>4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7]-[.G257]+[.$A$3])/2" office:value-type="float" office:value="17.137005049598" calcext:value-type="float">
            <text:p>17</text:p>
          </table:table-cell>
          <table:table-cell table:style-name="ce12" table:formula="of:=([.E257]-[.G257]+[.$A$3])/2" office:value-type="float" office:value="237.86299495040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7]+1.40625" office:value-type="float" office:value="359.59375" calcext:value-type="float">
            <text:p>359,59375</text:p>
          </table:table-cell>
          <table:table-cell table:formula="of:=[.$A$3]*SIN(RADIANS([.B258]))" office:value-type="float" office:value="-1.80803687242645" calcext:value-type="float">
            <text:p>-1,8</text:p>
          </table:table-cell>
          <table:table-cell table:formula="of:=[.$A$3]*SIN(RADIANS([.B258]-120))" office:value-type="float" office:value="-219.926908410551" calcext:value-type="float">
            <text:p>-219,9</text:p>
          </table:table-cell>
          <table:table-cell table:formula="of:=[.$A$3]*SIN(RADIANS([.B258]+120))" office:value-type="float" office:value="221.734945282977" calcext:value-type="float">
            <text:p>221,7</text:p>
          </table:table-cell>
          <table:table-cell table:style-name="ce10"/>
          <table:table-cell table:style-name="ce18" table:formula="of:=(MIN([.C258];[.D258];[.E258])+MAX([.C258];[.D258];[.E258]))/2" office:value-type="float" office:value="0.904018436213121" calcext:value-type="float">
            <text:p>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/>
          <table:table-cell table:style-name="ce12" table:formula="of:=([.D258]-[.G258]+[.$A$3])/2" office:value-type="float" office:value="17.0845365766179" calcext:value-type="float">
            <text:p>17</text:p>
          </table:table-cell>
          <table:table-cell table:style-name="ce12" table:formula="of:=([.E258]-[.G258]+[.$A$3])/2" office:value-type="float" office:value="237.91546342338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/>
          <table:table-cell/>
          <table:table-cell table:formula="of:=[.P257]" office:value-type="float" office:value="127" calcext:value-type="float">
            <text:p>127</text:p>
          </table:table-cell>
          <table:table-cell table:style-name="ce12"/>
          <table:table-cell table:number-columns-repeated="6"/>
        </table:table-row>
        <table:table-row table:style-name="ro1" table:number-rows-repeated="41">
          <table:table-cell/>
          <table:table-cell table:style-name="ce2"/>
          <table:table-cell table:number-columns-repeated="3"/>
          <table:table-cell table:style-name="ce10"/>
          <table:table-cell table:style-name="ce18"/>
          <table:table-cell table:style-name="ce26"/>
          <table:table-cell table:style-name="ce12" table:number-columns-repeated="3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 table:number-rows-repeated="63">
          <table:table-cell/>
          <table:table-cell table:style-name="ce2"/>
          <table:table-cell table:number-columns-repeated="3"/>
          <table:table-cell table:style-name="ce10"/>
          <table:table-cell table:style-name="ce18"/>
          <table:table-cell table:style-name="ce12" table:number-columns-repeated="4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3"/>
          <table:table-cell table:style-name="ce10"/>
          <table:table-cell table:style-name="ce18"/>
          <table:table-cell table:number-columns-repeated="4"/>
          <table:table-cell table:style-name="ce10"/>
          <table:table-cell table:number-columns-repeated="11"/>
        </table:table-row>
        <table:table-row table:style-name="ro1" table:number-rows-repeated="1048212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-00-0000</text:date>, <text:time style:data-style-name="N2" text:time-value="15:58:25.247568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7-09-11T00:18:03.372230039</dc:date>
    <meta:editing-duration>P3DT11H30M3S</meta:editing-duration>
    <meta:editing-cycles>31</meta:editing-cycles>
    <meta:generator>LibreOffice/5.3.1.2$Linux_X86_64 LibreOffice_project/30m0$Build-2</meta:generator>
    <meta:document-statistic meta:table-count="2" meta:cell-count="669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45cm" svg:height="10.399cm" xlink:href=".." xlink:type="simple" chart:class="chart:line" chart:style-name="ch1">
        <chart:legend chart:legend-position="end" svg:x="26.278cm" svg:y="4.481cm" style:legend-expansion="high" chart:style-name="ch2"/>
        <chart:plot-area chart:style-name="ch3" table:cell-range-address="Sheet1.B2:Sheet1.E258" chart:data-source-has-labels="both" svg:x="0.578cm" svg:y="0.207cm" svg:width="25.122cm" svg:height="9.985cm">
          <chartooo:coordinate-region svg:x="1.782cm" svg:y="0.38cm" svg:width="23.918cm" svg:height="9.64cm"/>
          <chart:axis chart:dimension="x" chart:name="primary-x" chart:style-name="ch4" chartooo:axis-type="auto">
            <chartooo:date-scale/>
            <chart:categories table:cell-range-address="Sheet1.B3:Sheet1.B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58" chart:label-cell-address="Sheet1.C2:Sheet1.C2" chart:class="chart:line">
            <chart:data-point chart:repeated="256"/>
          </chart:series>
          <chart:series chart:style-name="ch8" chart:values-cell-range-address="Sheet1.D3:Sheet1.D258" chart:label-cell-address="Sheet1.D2:Sheet1.D2" chart:class="chart:line">
            <chart:data-point chart:repeated="256"/>
          </chart:series>
          <chart:series chart:style-name="ch9" chart:values-cell-range-address="Sheet1.E3:Sheet1.E258" chart:label-cell-address="Sheet1.E2:Sheet1.E2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</text:p>
                <draw:g>
                  <svg:desc>Sheet1.C2:Sheet1.C2</svg:desc>
                </draw:g>
              </table:table-cell>
              <table:table-cell office:value-type="string">
                <text:p>Phase B</text:p>
                <draw:g>
                  <svg:desc>Sheet1.D2:Sheet1.D2</svg:desc>
                </draw:g>
              </table:table-cell>
              <table:table-cell office:value-type="string">
                <text:p>Phase C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258</svg:desc>
                </draw:g>
              </table:table-cell>
              <table:table-cell office:value-type="float" office:value="4.4503636415073">
                <text:p>4.4503636415073</text:p>
                <draw:g>
                  <svg:desc>Sheet1.C3:Sheet1.C258</svg:desc>
                </draw:g>
              </table:table-cell>
              <table:table-cell office:value-type="float" office:value="-223.028025320546">
                <text:p>-223.028025320546</text:p>
                <draw:g>
                  <svg:desc>Sheet1.D3:Sheet1.D258</svg:desc>
                </draw:g>
              </table:table-cell>
              <table:table-cell office:value-type="float" office:value="218.577661679039">
                <text:p>218.577661679039</text:p>
                <draw:g>
                  <svg:desc>Sheet1.E3:Sheet1.E258</svg:desc>
                </draw:g>
              </table:table-cell>
            </table:table-row>
            <table:table-row>
              <table:table-cell office:value-type="float" office:value="2.40625">
                <text:p>2.40625</text:p>
              </table:table-cell>
              <table:table-cell office:value-type="float" office:value="10.7060834227931">
                <text:p>10.7060834227931</text:p>
              </table:table-cell>
              <table:table-cell office:value-type="float" office:value="-225.994798487643">
                <text:p>-225.994798487643</text:p>
              </table:table-cell>
              <table:table-cell office:value-type="float" office:value="215.28871506485">
                <text:p>215.28871506485</text:p>
              </table:table-cell>
            </table:table-row>
            <table:table-row>
              <table:table-cell office:value-type="float" office:value="3.8125">
                <text:p>3.8125</text:p>
              </table:table-cell>
              <table:table-cell office:value-type="float" office:value="16.9553542597513">
                <text:p>16.9553542597513</text:p>
              </table:table-cell>
              <table:table-cell office:value-type="float" office:value="-228.82544083862">
                <text:p>-228.82544083862</text:p>
              </table:table-cell>
              <table:table-cell office:value-type="float" office:value="211.870086578869">
                <text:p>211.870086578869</text:p>
              </table:table-cell>
            </table:table-row>
            <table:table-row>
              <table:table-cell office:value-type="float" office:value="5.21875">
                <text:p>5.21875</text:p>
              </table:table-cell>
              <table:table-cell office:value-type="float" office:value="23.1944118253049">
                <text:p>23.1944118253049</text:p>
              </table:table-cell>
              <table:table-cell office:value-type="float" office:value="-231.518247300371">
                <text:p>-231.518247300371</text:p>
              </table:table-cell>
              <table:table-cell office:value-type="float" office:value="208.323835475066">
                <text:p>208.323835475066</text:p>
              </table:table-cell>
            </table:table-row>
            <table:table-row>
              <table:table-cell office:value-type="float" office:value="6.625">
                <text:p>6.625</text:p>
              </table:table-cell>
              <table:table-cell office:value-type="float" office:value="29.4194979444699">
                <text:p>29.4194979444699</text:p>
              </table:table-cell>
              <table:table-cell office:value-type="float" office:value="-234.071595826973">
                <text:p>-234.071595826973</text:p>
              </table:table-cell>
              <table:table-cell office:value-type="float" office:value="204.652097882503">
                <text:p>204.652097882503</text:p>
              </table:table-cell>
            </table:table-row>
            <table:table-row>
              <table:table-cell office:value-type="float" office:value="8.03125">
                <text:p>8.03125</text:p>
              </table:table-cell>
              <table:table-cell office:value-type="float" office:value="35.626862858139">
                <text:p>35.626862858139</text:p>
              </table:table-cell>
              <table:table-cell office:value-type="float" office:value="-236.483948376749">
                <text:p>-236.483948376749</text:p>
              </table:table-cell>
              <table:table-cell office:value-type="float" office:value="200.85708551861">
                <text:p>200.85708551861</text:p>
              </table:table-cell>
            </table:table-row>
            <table:table-row>
              <table:table-cell office:value-type="float" office:value="9.4375">
                <text:p>9.4375</text:p>
              </table:table-cell>
              <table:table-cell office:value-type="float" office:value="41.8127674817966">
                <text:p>41.8127674817966</text:p>
              </table:table-cell>
              <table:table-cell office:value-type="float" office:value="-238.753851838728">
                <text:p>-238.753851838728</text:p>
              </table:table-cell>
              <table:table-cell office:value-type="float" office:value="196.941084356931">
                <text:p>196.941084356931</text:p>
              </table:table-cell>
            </table:table-row>
            <table:table-row>
              <table:table-cell office:value-type="float" office:value="10.84375">
                <text:p>10.84375</text:p>
              </table:table-cell>
              <table:table-cell office:value-type="float" office:value="47.9734856578033">
                <text:p>47.9734856578033</text:p>
              </table:table-cell>
              <table:table-cell office:value-type="float" office:value="-240.879938907941">
                <text:p>-240.879938907941</text:p>
              </table:table-cell>
              <table:table-cell office:value-type="float" office:value="192.906453250137">
                <text:p>192.906453250137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54.1053063998938">
                <text:p>54.1053063998938</text:p>
              </table:table-cell>
              <table:table-cell office:value-type="float" office:value="-242.860928909036">
                <text:p>-242.860928909036</text:p>
              </table:table-cell>
              <table:table-cell office:value-type="float" office:value="188.755622509142">
                <text:p>188.755622509142</text:p>
              </table:table-cell>
            </table:table-row>
            <table:table-row>
              <table:table-cell office:value-type="float" office:value="13.65625">
                <text:p>13.65625</text:p>
              </table:table-cell>
              <table:table-cell office:value-type="float" office:value="60.2045361285368">
                <text:p>60.2045361285368</text:p>
              </table:table-cell>
              <table:table-cell office:value-type="float" office:value="-244.695628567712">
                <text:p>-244.695628567712</text:p>
              </table:table-cell>
              <table:table-cell office:value-type="float" office:value="184.491092439175">
                <text:p>184.491092439175</text:p>
              </table:table-cell>
            </table:table-row>
            <table:table-row>
              <table:table-cell office:value-type="float" office:value="15.0625">
                <text:p>15.0625</text:p>
              </table:table-cell>
              <table:table-cell office:value-type="float" office:value="66.2675008958085">
                <text:p>66.2675008958085</text:p>
              </table:table-cell>
              <table:table-cell office:value-type="float" office:value="-246.382932729497">
                <text:p>-246.382932729497</text:p>
              </table:table-cell>
              <table:table-cell office:value-type="float" office:value="180.115431833689">
                <text:p>180.115431833689</text:p>
              </table:table-cell>
            </table:table-row>
            <table:table-row>
              <table:table-cell office:value-type="float" office:value="16.46875">
                <text:p>16.46875</text:p>
              </table:table-cell>
              <table:table-cell office:value-type="float" office:value="72.290548598442">
                <text:p>72.290548598442</text:p>
              </table:table-cell>
              <table:table-cell office:value-type="float" office:value="-247.921825025458">
                <text:p>-247.921825025458</text:p>
              </table:table-cell>
              <table:table-cell office:value-type="float" office:value="175.631276427015">
                <text:p>175.631276427015</text:p>
              </table:table-cell>
            </table:table-row>
            <table:table-row>
              <table:table-cell office:value-type="float" office:value="17.875">
                <text:p>17.875</text:p>
              </table:table-cell>
              <table:table-cell office:value-type="float" office:value="78.2700511777176">
                <text:p>78.2700511777176</text:p>
              </table:table-cell>
              <table:table-cell office:value-type="float" office:value="-249.311378484417">
                <text:p>-249.311378484417</text:p>
              </table:table-cell>
              <table:table-cell office:value-type="float" office:value="171.041327306699">
                <text:p>171.041327306699</text:p>
              </table:table-cell>
            </table:table-row>
            <table:table-row>
              <table:table-cell office:value-type="float" office:value="19.28125">
                <text:p>19.28125</text:p>
              </table:table-cell>
              <table:table-cell office:value-type="float" office:value="84.2024068048695">
                <text:p>84.2024068048695</text:p>
              </table:table-cell>
              <table:table-cell office:value-type="float" office:value="-250.55075609133">
                <text:p>-250.55075609133</text:p>
              </table:table-cell>
              <table:table-cell office:value-type="float" office:value="166.34834928646">
                <text:p>166.34834928646</text:p>
              </table:table-cell>
            </table:table-row>
            <table:table-row>
              <table:table-cell office:value-type="float" office:value="20.6875">
                <text:p>20.6875</text:p>
              </table:table-cell>
              <table:table-cell office:value-type="float" office:value="90.0840420506929">
                <text:p>90.0840420506929</text:p>
              </table:table-cell>
              <table:table-cell office:value-type="float" office:value="-251.63921129147">
                <text:p>-251.63921129147</text:p>
              </table:table-cell>
              <table:table-cell office:value-type="float" office:value="161.555169240777">
                <text:p>161.555169240777</text:p>
              </table:table-cell>
            </table:table-row>
            <table:table-row>
              <table:table-cell office:value-type="float" office:value="22.09375">
                <text:p>22.09375</text:p>
              </table:table-cell>
              <table:table-cell office:value-type="float" office:value="95.9114140380442">
                <text:p>95.9114140380442</text:p>
              </table:table-cell>
              <table:table-cell office:value-type="float" office:value="-252.576088440124">
                <text:p>-252.576088440124</text:p>
              </table:table-cell>
              <table:table-cell office:value-type="float" office:value="156.66467440208">
                <text:p>156.6646744020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01.681012575938">
                <text:p>101.681012575938</text:p>
              </table:table-cell>
              <table:table-cell office:value-type="float" office:value="-253.36082319753">
                <text:p>-253.36082319753</text:p>
              </table:table-cell>
              <table:table-cell office:value-type="float" office:value="151.679810621592">
                <text:p>151.679810621592</text:p>
              </table:table-cell>
            </table:table-row>
            <table:table-row>
              <table:table-cell office:value-type="float" office:value="24.90625">
                <text:p>24.90625</text:p>
              </table:table-cell>
              <table:table-cell office:value-type="float" office:value="107.389362273954">
                <text:p>107.389362273954</text:p>
              </table:table-cell>
              <table:table-cell office:value-type="float" office:value="-253.992942868813">
                <text:p>-253.992942868813</text:p>
              </table:table-cell>
              <table:table-cell office:value-type="float" office:value="146.603580594859">
                <text:p>146.603580594859</text:p>
              </table:table-cell>
            </table:table-row>
            <table:table-row>
              <table:table-cell office:value-type="float" office:value="26.3125">
                <text:p>26.3125</text:p>
              </table:table-cell>
              <table:table-cell office:value-type="float" office:value="113.033024635682">
                <text:p>113.033024635682</text:p>
              </table:table-cell>
              <table:table-cell office:value-type="float" office:value="-254.47206668872">
                <text:p>-254.47206668872</text:p>
              </table:table-cell>
              <table:table-cell office:value-type="float" office:value="141.439042053038">
                <text:p>141.439042053038</text:p>
              </table:table-cell>
            </table:table-row>
            <table:table-row>
              <table:table-cell office:value-type="float" office:value="27.71875">
                <text:p>27.71875</text:p>
              </table:table-cell>
              <table:table-cell office:value-type="float" office:value="118.608600129948">
                <text:p>118.608600129948</text:p>
              </table:table-cell>
              <table:table-cell office:value-type="float" office:value="-254.797906050977">
                <text:p>-254.797906050977</text:p>
              </table:table-cell>
              <table:table-cell office:value-type="float" office:value="136.189305921029">
                <text:p>136.189305921029</text:p>
              </table:table-cell>
            </table:table-row>
            <table:table-row>
              <table:table-cell office:value-type="float" office:value="29.125">
                <text:p>29.125</text:p>
              </table:table-cell>
              <table:table-cell office:value-type="float" office:value="124.112730238556">
                <text:p>124.112730238556</text:p>
              </table:table-cell>
              <table:table-cell office:value-type="float" office:value="-254.970264682136">
                <text:p>-254.970264682136</text:p>
              </table:table-cell>
              <table:table-cell office:value-type="float" office:value="130.85753444358">
                <text:p>130.85753444358</text:p>
              </table:table-cell>
            </table:table-row>
            <table:table-row>
              <table:table-cell office:value-type="float" office:value="30.53125">
                <text:p>30.53125</text:p>
              </table:table-cell>
              <table:table-cell office:value-type="float" office:value="129.542099479343">
                <text:p>129.542099479343</text:p>
              </table:table-cell>
              <table:table-cell office:value-type="float" office:value="-254.989038759803">
                <text:p>-254.989038759803</text:p>
              </table:table-cell>
              <table:table-cell office:value-type="float" office:value="125.446939280461">
                <text:p>125.446939280461</text:p>
              </table:table-cell>
            </table:table-row>
            <table:table-row>
              <table:table-cell office:value-type="float" office:value="31.9375">
                <text:p>31.9375</text:p>
              </table:table-cell>
              <table:table-cell office:value-type="float" office:value="134.893437403294">
                <text:p>134.893437403294</text:p>
              </table:table-cell>
              <table:table-cell office:value-type="float" office:value="-254.854216975176">
                <text:p>-254.854216975176</text:p>
              </table:table-cell>
              <table:table-cell office:value-type="float" office:value="119.960779571882">
                <text:p>119.960779571882</text:p>
              </table:table-cell>
            </table:table-row>
            <table:table-row>
              <table:table-cell office:value-type="float" office:value="33.34375">
                <text:p>33.34375</text:p>
              </table:table-cell>
              <table:table-cell office:value-type="float" office:value="140.163520564544">
                <text:p>140.163520564544</text:p>
              </table:table-cell>
              <table:table-cell office:value-type="float" office:value="-254.565880539855">
                <text:p>-254.565880539855</text:p>
              </table:table-cell>
              <table:table-cell office:value-type="float" office:value="114.402359975312">
                <text:p>114.402359975312</text:p>
              </table:table-cell>
            </table:table-row>
            <table:table-row>
              <table:table-cell office:value-type="float" office:value="34.75">
                <text:p>34.75</text:p>
              </table:table-cell>
              <table:table-cell office:value-type="float" office:value="145.349174462057">
                <text:p>145.349174462057</text:p>
              </table:table-cell>
              <table:table-cell office:value-type="float" office:value="-254.124203136929">
                <text:p>-254.124203136929</text:p>
              </table:table-cell>
              <table:table-cell office:value-type="float" office:value="108.775028674872">
                <text:p>108.775028674872</text:p>
              </table:table-cell>
            </table:table-row>
            <table:table-row>
              <table:table-cell office:value-type="float" office:value="36.15625">
                <text:p>36.15625</text:p>
              </table:table-cell>
              <table:table-cell office:value-type="float" office:value="150.447275451831">
                <text:p>150.447275451831</text:p>
              </table:table-cell>
              <table:table-cell office:value-type="float" office:value="-253.529450816349">
                <text:p>-253.529450816349</text:p>
              </table:table-cell>
              <table:table-cell office:value-type="float" office:value="103.082175364519">
                <text:p>103.082175364519</text:p>
              </table:table-cell>
            </table:table-row>
            <table:table-row>
              <table:table-cell office:value-type="float" office:value="37.5625">
                <text:p>37.5625</text:p>
              </table:table-cell>
              <table:table-cell office:value-type="float" office:value="155.454752628458">
                <text:p>155.454752628458</text:p>
              </table:table-cell>
              <table:table-cell office:value-type="float" office:value="-252.781981834674">
                <text:p>-252.781981834674</text:p>
              </table:table-cell>
              <table:table-cell office:value-type="float" office:value="97.3272292062167">
                <text:p>97.3272292062167</text:p>
              </table:table-cell>
            </table:table-row>
            <table:table-row>
              <table:table-cell office:value-type="float" office:value="38.96875">
                <text:p>38.96875</text:p>
              </table:table-cell>
              <table:table-cell office:value-type="float" office:value="160.368589674929">
                <text:p>160.368589674929</text:p>
              </table:table-cell>
              <table:table-cell office:value-type="float" office:value="-251.882246439269">
                <text:p>-251.882246439269</text:p>
              </table:table-cell>
              <table:table-cell office:value-type="float" office:value="91.5136567643404">
                <text:p>91.5136567643404</text:p>
              </table:table-cell>
            </table:table-row>
            <table:table-row>
              <table:table-cell office:value-type="float" office:value="40.375">
                <text:p>40.375</text:p>
              </table:table-cell>
              <table:table-cell office:value-type="float" office:value="165.185826679548">
                <text:p>165.185826679548</text:p>
              </table:table-cell>
              <table:table-cell office:value-type="float" office:value="-250.830786597093">
                <text:p>-250.830786597093</text:p>
              </table:table-cell>
              <table:table-cell office:value-type="float" office:value="85.6449599175453">
                <text:p>85.6449599175453</text:p>
              </table:table-cell>
            </table:table-row>
            <table:table-row>
              <table:table-cell office:value-type="float" office:value="41.78125">
                <text:p>41.78125</text:p>
              </table:table-cell>
              <table:table-cell office:value-type="float" office:value="169.903561918871">
                <text:p>169.903561918871</text:p>
              </table:table-cell>
              <table:table-cell office:value-type="float" office:value="-249.628235668238">
                <text:p>-249.628235668238</text:p>
              </table:table-cell>
              <table:table-cell office:value-type="float" office:value="79.7246737493672">
                <text:p>79.7246737493672</text:p>
              </table:table-cell>
            </table:table-row>
            <table:table-row>
              <table:table-cell office:value-type="float" office:value="43.1875">
                <text:p>43.1875</text:p>
              </table:table-cell>
              <table:table-cell office:value-type="float" office:value="174.518953605597">
                <text:p>174.518953605597</text:p>
              </table:table-cell>
              <table:table-cell office:value-type="float" office:value="-248.275318024417">
                <text:p>-248.275318024417</text:p>
              </table:table-cell>
              <table:table-cell office:value-type="float" office:value="73.75636441882">
                <text:p>73.75636441882</text:p>
              </table:table-cell>
            </table:table-row>
            <table:table-row>
              <table:table-cell office:value-type="float" office:value="44.59375">
                <text:p>44.59375</text:p>
              </table:table-cell>
              <table:table-cell office:value-type="float" office:value="179.029221600356">
                <text:p>179.029221600356</text:p>
              </table:table-cell>
              <table:table-cell office:value-type="float" office:value="-246.772848612631">
                <text:p>-246.772848612631</text:p>
              </table:table-cell>
              <table:table-cell office:value-type="float" office:value="67.743627012275">
                <text:p>67.74362701227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-245.121732464271">
                <text:p>-245.121732464271</text:p>
              </table:table-cell>
              <table:table-cell office:value-type="float" office:value="61.6900833779153">
                <text:p>61.6900833779153</text:p>
              </table:table-cell>
            </table:table-row>
            <table:table-row>
              <table:table-cell office:value-type="float" office:value="47.40625">
                <text:p>47.40625</text:p>
              </table:table-cell>
              <table:table-cell office:value-type="float" office:value="187.723584205898">
                <text:p>187.723584205898</text:p>
              </table:table-cell>
              <table:table-cell office:value-type="float" office:value="-243.322964149967">
                <text:p>-243.322964149967</text:p>
              </table:table-cell>
              <table:table-cell office:value-type="float" office:value="55.5993799440695">
                <text:p>55.5993799440695</text:p>
              </table:table-cell>
            </table:table-row>
            <table:table-row>
              <table:table-cell office:value-type="float" office:value="48.8125">
                <text:p>48.8125</text:p>
              </table:table-cell>
              <table:table-cell office:value-type="float" office:value="191.902441657751">
                <text:p>191.902441657751</text:p>
              </table:table-cell>
              <table:table-cell office:value-type="float" office:value="-241.377627180491">
                <text:p>-241.377627180491</text:p>
              </table:table-cell>
              <table:table-cell office:value-type="float" office:value="49.47518552274">
                <text:p>49.47518552274</text:p>
              </table:table-cell>
            </table:table-row>
            <table:table-row>
              <table:table-cell office:value-type="float" office:value="50.21875">
                <text:p>50.21875</text:p>
              </table:table-cell>
              <table:table-cell office:value-type="float" office:value="195.965704254444">
                <text:p>195.965704254444</text:p>
              </table:table-cell>
              <table:table-cell office:value-type="float" office:value="-239.286893354092">
                <text:p>-239.286893354092</text:p>
              </table:table-cell>
              <table:table-cell office:value-type="float" office:value="43.3211890996481">
                <text:p>43.3211890996481</text:p>
              </table:table-cell>
            </table:table-row>
            <table:table-row>
              <table:table-cell office:value-type="float" office:value="51.625">
                <text:p>51.625</text:p>
              </table:table-cell>
              <table:table-cell office:value-type="float" office:value="199.910924438523">
                <text:p>199.910924438523</text:p>
              </table:table-cell>
              <table:table-cell office:value-type="float" office:value="-237.052022050649">
                <text:p>-237.052022050649</text:p>
              </table:table-cell>
              <table:table-cell office:value-type="float" office:value="37.141097612126">
                <text:p>37.141097612126</text:p>
              </table:table-cell>
            </table:table-row>
            <table:table-row>
              <table:table-cell office:value-type="float" office:value="53.03125">
                <text:p>53.03125</text:p>
              </table:table-cell>
              <table:table-cell office:value-type="float" office:value="203.735725756872">
                <text:p>203.735725756872</text:p>
              </table:table-cell>
              <table:table-cell office:value-type="float" office:value="-234.67435947307">
                <text:p>-234.67435947307</text:p>
              </table:table-cell>
              <table:table-cell office:value-type="float" office:value="30.9386337161975">
                <text:p>30.9386337161975</text:p>
              </table:table-cell>
            </table:table-row>
            <table:table-row>
              <table:table-cell office:value-type="float" office:value="54.4375">
                <text:p>54.4375</text:p>
              </table:table-cell>
              <table:table-cell office:value-type="float" office:value="207.437804292195">
                <text:p>207.437804292195</text:p>
              </table:table-cell>
              <table:table-cell office:value-type="float" office:value="-232.155337836383">
                <text:p>-232.155337836383</text:p>
              </table:table-cell>
              <table:table-cell office:value-type="float" office:value="24.7175335441885">
                <text:p>24.7175335441885</text:p>
              </table:table-cell>
            </table:table-row>
            <table:table-row>
              <table:table-cell office:value-type="float" office:value="55.84375">
                <text:p>55.84375</text:p>
              </table:table-cell>
              <table:table-cell office:value-type="float" office:value="211.01493005081">
                <text:p>211.01493005081</text:p>
              </table:table-cell>
              <table:table-cell office:value-type="float" office:value="-229.496474505031">
                <text:p>-229.496474505031</text:p>
              </table:table-cell>
              <table:table-cell office:value-type="float" office:value="18.4815444542205">
                <text:p>18.4815444542205</text:p>
              </table:table-cell>
            </table:table-row>
            <table:table-row>
              <table:table-cell office:value-type="float" office:value="57.25">
                <text:p>57.25</text:p>
              </table:table-cell>
              <table:table-cell office:value-type="float" office:value="214.46494830592">
                <text:p>214.46494830592</text:p>
              </table:table-cell>
              <table:table-cell office:value-type="float" office:value="-226.699371078863">
                <text:p>-226.699371078863</text:p>
              </table:table-cell>
              <table:table-cell office:value-type="float" office:value="12.2344227729428">
                <text:p>12.2344227729428</text:p>
              </table:table-cell>
            </table:table-row>
            <table:table-row>
              <table:table-cell office:value-type="float" office:value="58.65625">
                <text:p>58.65625</text:p>
              </table:table-cell>
              <table:table-cell office:value-type="float" office:value="217.785780895531">
                <text:p>217.785780895531</text:p>
              </table:table-cell>
              <table:table-cell office:value-type="float" office:value="-223.765712428392">
                <text:p>-223.765712428392</text:p>
              </table:table-cell>
              <table:table-cell office:value-type="float" office:value="5.97993153286104">
                <text:p>5.97993153286104</text:p>
              </table:table-cell>
            </table:table-row>
            <table:table-row>
              <table:table-cell office:value-type="float" office:value="60.0625">
                <text:p>60.0625</text:p>
              </table:table-cell>
              <table:table-cell office:value-type="float" office:value="220.975427474266">
                <text:p>220.975427474266</text:p>
              </table:table-cell>
              <table:table-cell office:value-type="float" office:value="-220.697265679894">
                <text:p>-220.697265679894</text:p>
              </table:table-cell>
              <table:table-cell office:value-type="float" office:value="-0.27816179437193">
                <text:p>-0.27816179437193</text:p>
              </table:table-cell>
            </table:table-row>
            <table:table-row>
              <table:table-cell office:value-type="float" office:value="61.46875">
                <text:p>61.46875</text:p>
              </table:table-cell>
              <table:table-cell office:value-type="float" office:value="224.031966718293">
                <text:p>224.031966718293</text:p>
              </table:table-cell>
              <table:table-cell office:value-type="float" office:value="-217.495879150952">
                <text:p>-217.495879150952</text:p>
              </table:table-cell>
              <table:table-cell office:value-type="float" office:value="-6.53608756734111">
                <text:p>-6.53608756734111</text:p>
              </table:table-cell>
            </table:table-row>
            <table:table-row>
              <table:table-cell office:value-type="float" office:value="62.875">
                <text:p>62.875</text:p>
              </table:table-cell>
              <table:table-cell office:value-type="float" office:value="226.953557482664">
                <text:p>226.953557482664</text:p>
              </table:table-cell>
              <table:table-cell office:value-type="float" office:value="-214.163481237105">
                <text:p>-214.163481237105</text:p>
              </table:table-cell>
              <table:table-cell office:value-type="float" office:value="-12.7900762455598">
                <text:p>-12.7900762455598</text:p>
              </table:table-cell>
            </table:table-row>
            <table:table-row>
              <table:table-cell office:value-type="float" office:value="64.28125">
                <text:p>64.28125</text:p>
              </table:table-cell>
              <table:table-cell office:value-type="float" office:value="229.738439910348">
                <text:p>229.738439910348</text:p>
              </table:table-cell>
              <table:table-cell office:value-type="float" office:value="-210.702079250248">
                <text:p>-210.702079250248</text:p>
              </table:table-cell>
              <table:table-cell office:value-type="float" office:value="-19.0363606600999">
                <text:p>-19.0363606600999</text:p>
              </table:table-cell>
            </table:table-row>
            <table:table-row>
              <table:table-cell office:value-type="float" office:value="65.6875">
                <text:p>65.6875</text:p>
              </table:table-cell>
              <table:table-cell office:value-type="float" office:value="232.384936492304">
                <text:p>232.384936492304</text:p>
              </table:table-cell>
              <table:table-cell office:value-type="float" office:value="-207.11375820951">
                <text:p>-207.11375820951</text:p>
              </table:table-cell>
              <table:table-cell office:value-type="float" office:value="-25.2711782827938">
                <text:p>-25.2711782827938</text:p>
              </table:table-cell>
            </table:table-row>
            <table:table-row>
              <table:table-cell office:value-type="float" office:value="67.09375">
                <text:p>67.09375</text:p>
              </table:table-cell>
              <table:table-cell office:value-type="float" office:value="234.891453077948">
                <text:p>234.891453077948</text:p>
              </table:table-cell>
              <table:table-cell office:value-type="float" office:value="-203.400679585308">
                <text:p>-203.400679585308</text:p>
              </table:table-cell>
              <table:table-cell office:value-type="float" office:value="-31.4907734926403">
                <text:p>-31.4907734926403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237.256479835416">
                <text:p>237.256479835416</text:p>
              </table:table-cell>
              <table:table-cell office:value-type="float" office:value="-199.565079997366">
                <text:p>-199.565079997366</text:p>
              </table:table-cell>
              <table:table-cell office:value-type="float" office:value="-37.6913998380507">
                <text:p>-37.6913998380507</text:p>
              </table:table-cell>
            </table:table-row>
            <table:table-row>
              <table:table-cell office:value-type="float" office:value="69.90625">
                <text:p>69.90625</text:p>
              </table:table-cell>
              <table:table-cell office:value-type="float" office:value="239.478592161022">
                <text:p>239.478592161022</text:p>
              </table:table-cell>
              <table:table-cell office:value-type="float" office:value="-195.609269867452">
                <text:p>-195.609269867452</text:p>
              </table:table-cell>
              <table:table-cell office:value-type="float" office:value="-43.8693222935709">
                <text:p>-43.8693222935709</text:p>
              </table:table-cell>
            </table:table-row>
            <table:table-row>
              <table:table-cell office:value-type="float" office:value="71.3125">
                <text:p>71.3125</text:p>
              </table:table-cell>
              <table:table-cell office:value-type="float" office:value="241.556451537392">
                <text:p>241.556451537392</text:p>
              </table:table-cell>
              <table:table-cell office:value-type="float" office:value="-191.535632027671">
                <text:p>-191.535632027671</text:p>
              </table:table-cell>
              <table:table-cell office:value-type="float" office:value="-50.020819509721">
                <text:p>-50.020819509721</text:p>
              </table:table-cell>
            </table:table-row>
            <table:table-row>
              <table:table-cell office:value-type="float" office:value="72.71875">
                <text:p>72.71875</text:p>
              </table:table-cell>
              <table:table-cell office:value-type="float" office:value="243.488806339733">
                <text:p>243.488806339733</text:p>
              </table:table-cell>
              <table:table-cell office:value-type="float" office:value="-187.346620285136">
                <text:p>-187.346620285136</text:p>
              </table:table-cell>
              <table:table-cell office:value-type="float" office:value="-56.1421860545975">
                <text:p>-56.1421860545975</text:p>
              </table:table-cell>
            </table:table-row>
            <table:table-row>
              <table:table-cell office:value-type="float" office:value="74.125">
                <text:p>74.125</text:p>
              </table:table-cell>
              <table:table-cell office:value-type="float" office:value="245.274492589768">
                <text:p>245.274492589768</text:p>
              </table:table-cell>
              <table:table-cell office:value-type="float" office:value="-183.044757943882">
                <text:p>-183.044757943882</text:p>
              </table:table-cell>
              <table:table-cell office:value-type="float" office:value="-62.2297346458862">
                <text:p>-62.2297346458862</text:p>
              </table:table-cell>
            </table:table-row>
            <table:table-row>
              <table:table-cell office:value-type="float" office:value="75.53125">
                <text:p>75.53125</text:p>
              </table:table-cell>
              <table:table-cell office:value-type="float" office:value="246.912434656871">
                <text:p>246.912434656871</text:p>
              </table:table-cell>
              <table:table-cell office:value-type="float" office:value="-178.632636284927">
                <text:p>-178.632636284927</text:p>
              </table:table-cell>
              <table:table-cell office:value-type="float" office:value="-68.2797983719438">
                <text:p>-68.2797983719438</text:p>
              </table:table-cell>
            </table:table-row>
            <table:table-row>
              <table:table-cell office:value-type="float" office:value="76.9375">
                <text:p>76.9375</text:p>
              </table:table-cell>
              <table:table-cell office:value-type="float" office:value="248.401645905987">
                <text:p>248.401645905987</text:p>
              </table:table-cell>
              <table:table-cell office:value-type="float" office:value="-174.112913005379">
                <text:p>-174.112913005379</text:p>
              </table:table-cell>
              <table:table-cell office:value-type="float" office:value="-74.2887329006083">
                <text:p>-74.2887329006083</text:p>
              </table:table-cell>
            </table:table-row>
            <table:table-row>
              <table:table-cell office:value-type="float" office:value="78.34375">
                <text:p>78.34375</text:p>
              </table:table-cell>
              <table:table-cell office:value-type="float" office:value="249.741229291945">
                <text:p>249.741229291945</text:p>
              </table:table-cell>
              <table:table-cell office:value-type="float" office:value="-169.488310617537">
                <text:p>-169.488310617537</text:p>
              </table:table-cell>
              <table:table-cell office:value-type="float" office:value="-80.2529186744081">
                <text:p>-80.2529186744081</text:p>
              </table:table-cell>
            </table:table-row>
            <table:table-row>
              <table:table-cell office:value-type="float" office:value="79.75">
                <text:p>79.75</text:p>
              </table:table-cell>
              <table:table-cell office:value-type="float" office:value="250.930377899804">
                <text:p>250.930377899804</text:p>
              </table:table-cell>
              <table:table-cell office:value-type="float" office:value="-164.761614808956">
                <text:p>-164.761614808956</text:p>
              </table:table-cell>
              <table:table-cell office:value-type="float" office:value="-86.1687630908483">
                <text:p>-86.1687630908483</text:p>
              </table:table-cell>
            </table:table-row>
            <table:table-row>
              <table:table-cell office:value-type="float" office:value="81.15625">
                <text:p>81.15625</text:p>
              </table:table-cell>
              <table:table-cell office:value-type="float" office:value="251.968375430907">
                <text:p>251.968375430907</text:p>
              </table:table-cell>
              <table:table-cell office:value-type="float" office:value="-159.935672764447">
                <text:p>-159.935672764447</text:p>
              </table:table-cell>
              <table:table-cell office:value-type="float" office:value="-92.0327026664603">
                <text:p>-92.0327026664603</text:p>
              </table:table-cell>
            </table:table-row>
            <table:table-row>
              <table:table-cell office:value-type="float" office:value="82.5625">
                <text:p>82.5625</text:p>
              </table:table-cell>
              <table:table-cell office:value-type="float" office:value="252.854596634355">
                <text:p>252.854596634355</text:p>
              </table:table-cell>
              <table:table-cell office:value-type="float" office:value="-155.013391451045">
                <text:p>-155.013391451045</text:p>
              </table:table-cell>
              <table:table-cell office:value-type="float" office:value="-97.8412051833104">
                <text:p>-97.8412051833104</text:p>
              </table:table-cell>
            </table:table-row>
            <table:table-row>
              <table:table-cell office:value-type="float" office:value="83.96875">
                <text:p>83.96875</text:p>
              </table:table-cell>
              <table:table-cell office:value-type="float" office:value="253.588507683633">
                <text:p>253.588507683633</text:p>
              </table:table-cell>
              <table:table-cell office:value-type="float" office:value="-149.997735866957">
                <text:p>-149.997735866957</text:p>
              </table:table-cell>
              <table:table-cell office:value-type="float" office:value="-103.590771816676">
                <text:p>-103.590771816676</text:p>
              </table:table-cell>
            </table:table-row>
            <table:table-row>
              <table:table-cell office:value-type="float" office:value="85.375">
                <text:p>85.375</text:p>
              </table:table-cell>
              <table:table-cell office:value-type="float" office:value="254.169666498167">
                <text:p>254.169666498167</text:p>
              </table:table-cell>
              <table:table-cell office:value-type="float" office:value="-144.891727255559">
                <text:p>-144.891727255559</text:p>
              </table:table-cell>
              <table:table-cell office:value-type="float" office:value="-109.277939242608">
                <text:p>-109.277939242608</text:p>
              </table:table-cell>
            </table:table-row>
            <table:table-row>
              <table:table-cell office:value-type="float" office:value="86.78125">
                <text:p>86.78125</text:p>
              </table:table-cell>
              <table:table-cell office:value-type="float" office:value="254.597723009619">
                <text:p>254.597723009619</text:p>
              </table:table-cell>
              <table:table-cell office:value-type="float" office:value="-139.698441285513">
                <text:p>-139.698441285513</text:p>
              </table:table-cell>
              <table:table-cell office:value-type="float" office:value="-114.899281724106">
                <text:p>-114.899281724106</text:p>
              </table:table-cell>
            </table:table-row>
            <table:table-row>
              <table:table-cell office:value-type="float" office:value="88.1875">
                <text:p>88.1875</text:p>
              </table:table-cell>
              <table:table-cell office:value-type="float" office:value="254.872419372752">
                <text:p>254.872419372752</text:p>
              </table:table-cell>
              <table:table-cell office:value-type="float" office:value="-134.421006198098">
                <text:p>-134.421006198098</text:p>
              </table:table-cell>
              <table:table-cell office:value-type="float" office:value="-120.451413174654">
                <text:p>-120.451413174654</text:p>
              </table:table-cell>
            </table:table-row>
            <table:table-row>
              <table:table-cell office:value-type="float" office:value="89.59375">
                <text:p>89.59375</text:p>
              </table:table-cell>
              <table:table-cell office:value-type="float" office:value="254.993590120748">
                <text:p>254.993590120748</text:p>
              </table:table-cell>
              <table:table-cell office:value-type="float" office:value="-129.062600922874">
                <text:p>-129.062600922874</text:p>
              </table:table-cell>
              <table:table-cell office:value-type="float" office:value="-125.930989197874">
                <text:p>-125.93098919787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54.96116226488">
                <text:p>254.96116226488</text:p>
              </table:table-cell>
              <table:table-cell office:value-type="float" office:value="-123.626453162816">
                <text:p>-123.626453162816</text:p>
              </table:table-cell>
              <table:table-cell office:value-type="float" office:value="-131.334709102064">
                <text:p>-131.334709102064</text:p>
              </table:table-cell>
            </table:table-row>
            <table:table-row>
              <table:table-cell office:value-type="float" office:value="92.40625">
                <text:p>92.40625</text:p>
              </table:table-cell>
              <table:table-cell office:value-type="float" office:value="254.775155338475">
                <text:p>254.775155338475</text:p>
              </table:table-cell>
              <table:table-cell office:value-type="float" office:value="-118.115837450063">
                <text:p>-118.115837450063</text:p>
              </table:table-cell>
              <table:table-cell office:value-type="float" office:value="-136.659317888412">
                <text:p>-136.659317888412</text:p>
              </table:table-cell>
            </table:table-row>
            <table:table-row>
              <table:table-cell office:value-type="float" office:value="93.8125">
                <text:p>93.8125</text:p>
              </table:table-cell>
              <table:table-cell office:value-type="float" office:value="254.435681385152">
                <text:p>254.435681385152</text:p>
              </table:table-cell>
              <table:table-cell office:value-type="float" office:value="-112.534073173466">
                <text:p>-112.534073173466</text:p>
              </table:table-cell>
              <table:table-cell office:value-type="float" office:value="-141.901608211685">
                <text:p>-141.901608211685</text:p>
              </table:table-cell>
            </table:table-row>
            <table:table-row>
              <table:table-cell office:value-type="float" office:value="95.21875">
                <text:p>95.21875</text:p>
              </table:table-cell>
              <table:table-cell office:value-type="float" office:value="253.942944891324">
                <text:p>253.942944891324</text:p>
              </table:table-cell>
              <table:table-cell office:value-type="float" office:value="-106.88452257911">
                <text:p>-106.88452257911</text:p>
              </table:table-cell>
              <table:table-cell office:value-type="float" office:value="-147.058422312214">
                <text:p>-147.058422312214</text:p>
              </table:table-cell>
            </table:table-row>
            <table:table-row>
              <table:table-cell office:value-type="float" office:value="96.625">
                <text:p>96.625</text:p>
              </table:table-cell>
              <table:table-cell office:value-type="float" office:value="253.297242663033">
                <text:p>253.297242663033</text:p>
              </table:table-cell>
              <table:table-cell office:value-type="float" office:value="-101.170588745021">
                <text:p>-101.170588745021</text:p>
              </table:table-cell>
              <table:table-cell office:value-type="float" office:value="-152.126653918011">
                <text:p>-152.126653918011</text:p>
              </table:table-cell>
            </table:table-row>
            <table:table-row>
              <table:table-cell office:value-type="float" office:value="98.03125">
                <text:p>98.03125</text:p>
              </table:table-cell>
              <table:table-cell office:value-type="float" office:value="252.498963647155">
                <text:p>252.498963647155</text:p>
              </table:table-cell>
              <table:table-cell office:value-type="float" office:value="-95.3957135312849">
                <text:p>-95.3957135312849</text:p>
              </table:table-cell>
              <table:table-cell office:value-type="float" office:value="-157.10325011587">
                <text:p>-157.10325011587</text:p>
              </table:table-cell>
            </table:table-row>
            <table:table-row>
              <table:table-cell office:value-type="float" office:value="99.4375">
                <text:p>99.4375</text:p>
              </table:table-cell>
              <table:table-cell office:value-type="float" office:value="251.548588697121">
                <text:p>251.548588697121</text:p>
              </table:table-cell>
              <table:table-cell office:value-type="float" office:value="-89.5633755067926">
                <text:p>-89.5633755067926</text:p>
              </table:table-cell>
              <table:table-cell office:value-type="float" office:value="-161.985213190328">
                <text:p>-161.985213190328</text:p>
              </table:table-cell>
            </table:table-row>
            <table:table-row>
              <table:table-cell office:value-type="float" office:value="100.84375">
                <text:p>100.84375</text:p>
              </table:table-cell>
              <table:table-cell office:value-type="float" office:value="250.446690283263">
                <text:p>250.446690283263</text:p>
              </table:table-cell>
              <table:table-cell office:value-type="float" office:value="-83.6770878538854">
                <text:p>-83.6770878538854</text:p>
              </table:table-cell>
              <table:table-cell office:value-type="float" office:value="-166.769602429377">
                <text:p>-166.769602429377</text:p>
              </table:table-cell>
            </table:table-row>
            <table:table-row>
              <table:table-cell office:value-type="float" office:value="102.25">
                <text:p>102.25</text:p>
              </table:table-cell>
              <table:table-cell office:value-type="float" office:value="249.193932147983">
                <text:p>249.193932147983</text:p>
              </table:table-cell>
              <table:table-cell office:value-type="float" office:value="-77.7403962521427">
                <text:p>-77.7403962521427</text:p>
              </table:table-cell>
              <table:table-cell office:value-type="float" office:value="-171.45353589584">
                <text:p>-171.45353589584</text:p>
              </table:table-cell>
            </table:table-row>
            <table:table-row>
              <table:table-cell office:value-type="float" office:value="103.65625">
                <text:p>103.65625</text:p>
              </table:table-cell>
              <table:table-cell office:value-type="float" office:value="247.791068905939">
                <text:p>247.791068905939</text:p>
              </table:table-cell>
              <table:table-cell office:value-type="float" office:value="-71.7568767425985">
                <text:p>-71.7568767425985</text:p>
              </table:table-cell>
              <table:table-cell office:value-type="float" office:value="-176.03419216334">
                <text:p>-176.03419216334</text:p>
              </table:table-cell>
            </table:table-row>
            <table:table-row>
              <table:table-cell office:value-type="float" office:value="105.0625">
                <text:p>105.0625</text:p>
              </table:table-cell>
              <table:table-cell office:value-type="float" office:value="246.23894558949">
                <text:p>246.23894558949</text:p>
              </table:table-cell>
              <table:table-cell office:value-type="float" office:value="-65.730133573667">
                <text:p>-65.730133573667</text:p>
              </table:table-cell>
              <table:table-cell office:value-type="float" office:value="-180.508812015823">
                <text:p>-180.508812015823</text:p>
              </table:table-cell>
            </table:table-row>
            <table:table-row>
              <table:table-cell office:value-type="float" office:value="106.46875">
                <text:p>106.46875</text:p>
              </table:table-cell>
              <table:table-cell office:value-type="float" office:value="244.538497139686">
                <text:p>244.538497139686</text:p>
              </table:table-cell>
              <table:table-cell office:value-type="float" office:value="-59.6637970300787">
                <text:p>-59.6637970300787</text:p>
              </table:table-cell>
              <table:table-cell office:value-type="float" office:value="-184.874700109607">
                <text:p>-184.874700109607</text:p>
              </table:table-cell>
            </table:table-row>
            <table:table-row>
              <table:table-cell office:value-type="float" office:value="107.875">
                <text:p>107.875</text:p>
              </table:table-cell>
              <table:table-cell office:value-type="float" office:value="242.690747843088">
                <text:p>242.690747843088</text:p>
              </table:table-cell>
              <table:table-cell office:value-type="float" office:value="-53.5615212461325">
                <text:p>-53.5615212461325</text:p>
              </table:table-cell>
              <table:table-cell office:value-type="float" office:value="-189.129226596956">
                <text:p>-189.129226596956</text:p>
              </table:table-cell>
            </table:table-row>
            <table:table-row>
              <table:table-cell office:value-type="float" office:value="109.28125">
                <text:p>109.28125</text:p>
              </table:table-cell>
              <table:table-cell office:value-type="float" office:value="240.696810714781">
                <text:p>240.696810714781</text:p>
              </table:table-cell>
              <table:table-cell office:value-type="float" office:value="-47.426982004582">
                <text:p>-47.426982004582</text:p>
              </table:table-cell>
              <table:table-cell office:value-type="float" office:value="-193.269828710199">
                <text:p>-193.269828710199</text:p>
              </table:table-cell>
            </table:table-row>
            <table:table-row>
              <table:table-cell office:value-type="float" office:value="110.6875">
                <text:p>110.6875</text:p>
              </table:table-cell>
              <table:table-cell office:value-type="float" office:value="238.557886827933">
                <text:p>238.557886827933</text:p>
              </table:table-cell>
              <table:table-cell office:value-type="float" office:value="-41.263874522481">
                <text:p>-41.263874522481</text:p>
              </table:table-cell>
              <table:table-cell office:value-type="float" office:value="-197.294012305452">
                <text:p>-197.294012305452</text:p>
              </table:table-cell>
            </table:table-row>
            <table:table-row>
              <table:table-cell office:value-type="float" office:value="112.09375">
                <text:p>112.09375</text:p>
              </table:table-cell>
              <table:table-cell office:value-type="float" office:value="236.275264590314">
                <text:p>236.275264590314</text:p>
              </table:table-cell>
              <table:table-cell office:value-type="float" office:value="-35.0759112253233">
                <text:p>-35.0759112253233</text:p>
              </table:table-cell>
              <table:table-cell office:value-type="float" office:value="-201.199353364991">
                <text:p>-201.199353364991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233.850318968207">
                <text:p>233.850318968207</text:p>
              </table:table-cell>
              <table:table-cell office:value-type="float" office:value="-28.8668195108162">
                <text:p>-28.8668195108162</text:p>
              </table:table-cell>
              <table:table-cell office:value-type="float" office:value="-204.98349945739">
                <text:p>-204.98349945739</text:p>
              </table:table-cell>
            </table:table-row>
            <table:table-row>
              <table:table-cell office:value-type="float" office:value="114.90625">
                <text:p>114.90625</text:p>
              </table:table-cell>
              <table:table-cell office:value-type="float" office:value="231.28451065818">
                <text:p>231.28451065818</text:p>
              </table:table-cell>
              <table:table-cell office:value-type="float" office:value="-22.6403395036358">
                <text:p>-22.6403395036358</text:p>
              </table:table-cell>
              <table:table-cell office:value-type="float" office:value="-208.644171154544">
                <text:p>-208.644171154544</text:p>
              </table:table-cell>
            </table:table-row>
            <table:table-row>
              <table:table-cell office:value-type="float" office:value="116.3125">
                <text:p>116.3125</text:p>
              </table:table-cell>
              <table:table-cell office:value-type="float" office:value="228.579385207217">
                <text:p>228.579385207217</text:p>
              </table:table-cell>
              <table:table-cell office:value-type="float" office:value="-16.4002218025151">
                <text:p>-16.4002218025151</text:p>
              </table:table-cell>
              <table:table-cell office:value-type="float" office:value="-212.179163404702">
                <text:p>-212.179163404702</text:p>
              </table:table-cell>
            </table:table-row>
            <table:table-row>
              <table:table-cell office:value-type="float" office:value="117.71875">
                <text:p>117.71875</text:p>
              </table:table-cell>
              <table:table-cell office:value-type="float" office:value="225.736572081739">
                <text:p>225.736572081739</text:p>
              </table:table-cell>
              <table:table-cell office:value-type="float" office:value="-10.1502252210245">
                <text:p>-10.1502252210245</text:p>
              </table:table-cell>
              <table:table-cell office:value-type="float" office:value="-215.586346860715">
                <text:p>-215.586346860715</text:p>
              </table:table-cell>
            </table:table-row>
            <table:table-row>
              <table:table-cell office:value-type="float" office:value="119.125">
                <text:p>119.125</text:p>
              </table:table-cell>
              <table:table-cell office:value-type="float" office:value="222.757783686073">
                <text:p>222.757783686073</text:p>
              </table:table-cell>
              <table:table-cell office:value-type="float" office:value="-3.894114523402">
                <text:p>-3.894114523402</text:p>
              </table:table-cell>
              <table:table-cell office:value-type="float" office:value="-218.863669162671">
                <text:p>-218.863669162671</text:p>
              </table:table-cell>
            </table:table-row>
            <table:table-row>
              <table:table-cell office:value-type="float" office:value="120.53125">
                <text:p>120.53125</text:p>
              </table:table-cell>
              <table:table-cell office:value-type="float" office:value="219.644814330965">
                <text:p>219.644814330965</text:p>
              </table:table-cell>
              <table:table-cell office:value-type="float" office:value="2.36434184319903">
                <text:p>2.36434184319903</text:p>
              </table:table-cell>
              <table:table-cell office:value-type="float" office:value="-222.009156174164">
                <text:p>-222.009156174164</text:p>
              </table:table-cell>
            </table:table-row>
            <table:table-row>
              <table:table-cell office:value-type="float" office:value="121.9375">
                <text:p>121.9375</text:p>
              </table:table-cell>
              <table:table-cell office:value-type="float" office:value="216.399539152752">
                <text:p>216.399539152752</text:p>
              </table:table-cell>
              <table:table-cell office:value-type="float" office:value="8.62137401868215">
                <text:p>8.62137401868215</text:p>
              </table:table-cell>
              <table:table-cell office:value-type="float" office:value="-225.020913171435">
                <text:p>-225.020913171435</text:p>
              </table:table-cell>
            </table:table-row>
            <table:table-row>
              <table:table-cell office:value-type="float" office:value="123.34375">
                <text:p>123.34375</text:p>
              </table:table-cell>
              <table:table-cell office:value-type="float" office:value="213.023912983854">
                <text:p>213.023912983854</text:p>
              </table:table-cell>
              <table:table-cell office:value-type="float" office:value="14.8732130008304">
                <text:p>14.8732130008304</text:p>
              </table:table-cell>
              <table:table-cell office:value-type="float" office:value="-227.897125984685">
                <text:p>-227.897125984685</text:p>
              </table:table-cell>
            </table:table-row>
            <table:table-row>
              <table:table-cell office:value-type="float" office:value="124.75">
                <text:p>124.75</text:p>
              </table:table-cell>
              <table:table-cell office:value-type="float" office:value="209.519969175252">
                <text:p>209.519969175252</text:p>
              </table:table-cell>
              <table:table-cell office:value-type="float" office:value="21.1160929156121">
                <text:p>21.1160929156121</text:p>
              </table:table-cell>
              <table:table-cell office:value-type="float" office:value="-230.636062090864">
                <text:p>-230.636062090864</text:p>
              </table:table-cell>
            </table:table-row>
            <table:table-row>
              <table:table-cell office:value-type="float" office:value="126.15625">
                <text:p>126.15625</text:p>
              </table:table-cell>
              <table:table-cell office:value-type="float" office:value="205.889818371674">
                <text:p>205.889818371674</text:p>
              </table:table-cell>
              <table:table-cell office:value-type="float" office:value="27.3462532856031">
                <text:p>27.3462532856031</text:p>
              </table:table-cell>
              <table:table-cell office:value-type="float" office:value="-233.236071657277">
                <text:p>-233.236071657277</text:p>
              </table:table-cell>
            </table:table-row>
            <table:table-row>
              <table:table-cell office:value-type="float" office:value="127.5625">
                <text:p>127.5625</text:p>
              </table:table-cell>
              <table:table-cell office:value-type="float" office:value="202.135647240226">
                <text:p>202.135647240226</text:p>
              </table:table-cell>
              <table:table-cell office:value-type="float" office:value="33.5599412951571">
                <text:p>33.5599412951571</text:p>
              </table:table-cell>
              <table:table-cell office:value-type="float" office:value="-235.695588535383">
                <text:p>-235.695588535383</text:p>
              </table:table-cell>
            </table:table-row>
            <table:table-row>
              <table:table-cell office:value-type="float" office:value="128.96875">
                <text:p>128.96875</text:p>
              </table:table-cell>
              <table:table-cell office:value-type="float" office:value="198.259717153219">
                <text:p>198.259717153219</text:p>
              </table:table-cell>
              <table:table-cell office:value-type="float" office:value="39.7534140509619">
                <text:p>39.7534140509619</text:p>
              </table:table-cell>
              <table:table-cell office:value-type="float" office:value="-238.013131204181">
                <text:p>-238.013131204181</text:p>
              </table:table-cell>
            </table:table-row>
            <table:table-row>
              <table:table-cell office:value-type="float" office:value="130.375">
                <text:p>130.375</text:p>
              </table:table-cell>
              <table:table-cell office:value-type="float" office:value="194.264362826007">
                <text:p>194.264362826007</text:p>
              </table:table-cell>
              <table:table-cell office:value-type="float" office:value="45.9229408366183">
                <text:p>45.9229408366183</text:p>
              </table:table-cell>
              <table:table-cell office:value-type="float" office:value="-240.187303662625">
                <text:p>-240.187303662625</text:p>
              </table:table-cell>
            </table:table-row>
            <table:table-row>
              <table:table-cell office:value-type="float" office:value="131.78125">
                <text:p>131.78125</text:p>
              </table:table-cell>
              <table:table-cell office:value-type="float" office:value="190.151990910641">
                <text:p>190.151990910641</text:p>
              </table:table-cell>
              <table:table-cell office:value-type="float" office:value="52.0648053598841">
                <text:p>52.0648053598841</text:p>
              </table:table-cell>
              <table:table-cell office:value-type="float" office:value="-242.216796270525">
                <text:p>-242.216796270525</text:p>
              </table:table-cell>
            </table:table-row>
            <table:table-row>
              <table:table-cell office:value-type="float" office:value="133.1875">
                <text:p>133.1875</text:p>
              </table:table-cell>
              <table:table-cell office:value-type="float" office:value="185.925078546191">
                <text:p>185.925078546191</text:p>
              </table:table-cell>
              <table:table-cell office:value-type="float" office:value="58.1753079912296">
                <text:p>58.1753079912296</text:p>
              </table:table-cell>
              <table:table-cell office:value-type="float" office:value="-244.100386537421">
                <text:p>-244.100386537421</text:p>
              </table:table-cell>
            </table:table-row>
            <table:table-row>
              <table:table-cell office:value-type="float" office:value="134.59375">
                <text:p>134.59375</text:p>
              </table:table-cell>
              <table:table-cell office:value-type="float" office:value="181.586171866612">
                <text:p>181.586171866612</text:p>
              </table:table-cell>
              <table:table-cell office:value-type="float" office:value="64.250767992356">
                <text:p>64.250767992356</text:p>
              </table:table-cell>
              <table:table-cell office:value-type="float" office:value="-245.836939858968">
                <text:p>-245.83693985896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-247.425410200379">
                <text:p>-247.425410200379</text:p>
              </table:table-cell>
            </table:table-row>
            <table:table-row>
              <table:table-cell office:value-type="float" office:value="137.40625">
                <text:p>137.40625</text:p>
              </table:table-cell>
              <table:table-cell office:value-type="float" office:value="172.582895829486">
                <text:p>172.582895829486</text:p>
              </table:table-cell>
              <table:table-cell office:value-type="float" office:value="76.2819448970317">
                <text:p>76.2819448970317</text:p>
              </table:table-cell>
              <table:table-cell office:value-type="float" office:value="-248.864840726518">
                <text:p>-248.864840726518</text:p>
              </table:table-cell>
            </table:table-row>
            <table:table-row>
              <table:table-cell office:value-type="float" office:value="138.8125">
                <text:p>138.8125</text:p>
              </table:table-cell>
              <table:table-cell office:value-type="float" office:value="167.92394970877">
                <text:p>167.92394970877</text:p>
              </table:table-cell>
              <table:table-cell office:value-type="float" office:value="82.2304146694883">
                <text:p>82.2304146694883</text:p>
              </table:table-cell>
              <table:table-cell office:value-type="float" office:value="-250.154364378258">
                <text:p>-250.154364378258</text:p>
              </table:table-cell>
            </table:table-row>
            <table:table-row>
              <table:table-cell office:value-type="float" office:value="140.21875">
                <text:p>140.21875</text:p>
              </table:table-cell>
              <table:table-cell office:value-type="float" office:value="163.163852479831">
                <text:p>163.163852479831</text:p>
              </table:table-cell>
              <table:table-cell office:value-type="float" office:value="88.1293519149412">
                <text:p>88.1293519149412</text:p>
              </table:table-cell>
              <table:table-cell office:value-type="float" office:value="-251.293204394772">
                <text:p>-251.293204394772</text:p>
              </table:table-cell>
            </table:table-row>
            <table:table-row>
              <table:table-cell office:value-type="float" office:value="141.625">
                <text:p>141.625</text:p>
              </table:table-cell>
              <table:table-cell office:value-type="float" office:value="158.305471447247">
                <text:p>158.305471447247</text:p>
              </table:table-cell>
              <table:table-cell office:value-type="float" office:value="93.9752033341693">
                <text:p>93.9752033341693</text:p>
              </table:table-cell>
              <table:table-cell office:value-type="float" office:value="-252.280674781416">
                <text:p>-252.280674781416</text:p>
              </table:table-cell>
            </table:table-row>
            <table:table-row>
              <table:table-cell office:value-type="float" office:value="143.03125">
                <text:p>143.03125</text:p>
              </table:table-cell>
              <table:table-cell office:value-type="float" office:value="153.351733118086">
                <text:p>153.351733118086</text:p>
              </table:table-cell>
              <table:table-cell office:value-type="float" office:value="99.7644476048681">
                <text:p>99.7644476048681</text:p>
              </table:table-cell>
              <table:table-cell office:value-type="float" office:value="-253.116180722954">
                <text:p>-253.116180722954</text:p>
              </table:table-cell>
            </table:table-row>
            <table:table-row>
              <table:table-cell office:value-type="float" office:value="144.4375">
                <text:p>144.4375</text:p>
              </table:table-cell>
              <table:table-cell office:value-type="float" office:value="148.305621439085">
                <text:p>148.305621439085</text:p>
              </table:table-cell>
              <table:table-cell office:value-type="float" office:value="105.493597502763">
                <text:p>105.493597502763</text:p>
              </table:table-cell>
              <table:table-cell office:value-type="float" office:value="-253.799218941848">
                <text:p>-253.799218941848</text:p>
              </table:table-cell>
            </table:table-row>
            <table:table-row>
              <table:table-cell office:value-type="float" office:value="145.84375">
                <text:p>145.84375</text:p>
              </table:table-cell>
              <table:table-cell office:value-type="float" office:value="143.170175999234">
                <text:p>143.170175999234</text:p>
              </table:table-cell>
              <table:table-cell office:value-type="float" office:value="111.159202002181">
                <text:p>111.159202002181</text:p>
              </table:table-cell>
              <table:table-cell office:value-type="float" office:value="-254.329378001415">
                <text:p>-254.329378001415</text:p>
              </table:table-cell>
            </table:table-row>
            <table:table-row>
              <table:table-cell office:value-type="float" office:value="147.25">
                <text:p>147.25</text:p>
              </table:table-cell>
              <table:table-cell office:value-type="float" office:value="137.948490198838">
                <text:p>137.948490198838</text:p>
              </table:table-cell>
              <table:table-cell office:value-type="float" office:value="116.757848354824">
                <text:p>116.757848354824</text:p>
              </table:table-cell>
              <table:table-cell office:value-type="float" office:value="-254.706338553662">
                <text:p>-254.706338553662</text:p>
              </table:table-cell>
            </table:table-row>
            <table:table-row>
              <table:table-cell office:value-type="float" office:value="148.65625">
                <text:p>148.65625</text:p>
              </table:table-cell>
              <table:table-cell office:value-type="float" office:value="132.643709386174">
                <text:p>132.643709386174</text:p>
              </table:table-cell>
              <table:table-cell office:value-type="float" office:value="122.286164145475">
                <text:p>122.286164145475</text:p>
              </table:table-cell>
              <table:table-cell office:value-type="float" office:value="-254.929873531648">
                <text:p>-254.929873531648</text:p>
              </table:table-cell>
            </table:table-row>
            <table:table-row>
              <table:table-cell office:value-type="float" office:value="150.0625">
                <text:p>150.0625</text:p>
              </table:table-cell>
              <table:table-cell office:value-type="float" office:value="127.259028962842">
                <text:p>127.259028962842</text:p>
              </table:table-cell>
              <table:table-cell office:value-type="float" office:value="127.740819323419">
                <text:p>127.740819323419</text:p>
              </table:table-cell>
              <table:table-cell office:value-type="float" office:value="-254.999848286261">
                <text:p>-254.999848286261</text:p>
              </table:table-cell>
            </table:table-row>
            <table:table-row>
              <table:table-cell office:value-type="float" office:value="151.46875">
                <text:p>151.46875</text:p>
              </table:table-cell>
              <table:table-cell office:value-type="float" office:value="121.797692458985">
                <text:p>121.797692458985</text:p>
              </table:table-cell>
              <table:table-cell office:value-type="float" office:value="133.118528208339">
                <text:p>133.118528208339</text:p>
              </table:table-cell>
              <table:table-cell office:value-type="float" office:value="-254.916220667324">
                <text:p>-254.916220667324</text:p>
              </table:table-cell>
            </table:table-row>
            <table:table-row>
              <table:table-cell office:value-type="float" office:value="152.875">
                <text:p>152.875</text:p>
              </table:table-cell>
              <table:table-cell office:value-type="float" office:value="116.2629895795">
                <text:p>116.2629895795</text:p>
              </table:table-cell>
              <table:table-cell office:value-type="float" office:value="138.416051469489">
                <text:p>138.416051469489</text:p>
              </table:table-cell>
              <table:table-cell office:value-type="float" office:value="-254.679041048989">
                <text:p>-254.679041048989</text:p>
              </table:table-cell>
            </table:table-row>
            <table:table-row>
              <table:table-cell office:value-type="float" office:value="154.28125">
                <text:p>154.28125</text:p>
              </table:table-cell>
              <table:table-cell office:value-type="float" office:value="110.658254222445">
                <text:p>110.658254222445</text:p>
              </table:table-cell>
              <table:table-cell office:value-type="float" office:value="143.630198076944">
                <text:p>143.630198076944</text:p>
              </table:table-cell>
              <table:table-cell office:value-type="float" office:value="-254.288452299389">
                <text:p>-254.288452299389</text:p>
              </table:table-cell>
            </table:table-row>
            <table:table-row>
              <table:table-cell office:value-type="float" office:value="155.6875">
                <text:p>155.6875</text:p>
              </table:table-cell>
              <table:table-cell office:value-type="float" office:value="104.986862470826">
                <text:p>104.986862470826</text:p>
              </table:table-cell>
              <table:table-cell office:value-type="float" office:value="148.757827223756">
                <text:p>148.757827223756</text:p>
              </table:table-cell>
              <table:table-cell office:value-type="float" office:value="-253.744689694581">
                <text:p>-253.744689694581</text:p>
              </table:table-cell>
            </table:table-row>
            <table:table-row>
              <table:table-cell office:value-type="float" office:value="157.09375">
                <text:p>157.09375</text:p>
              </table:table-cell>
              <table:table-cell office:value-type="float" office:value="99.2522305589651">
                <text:p>99.2522305589651</text:p>
              </table:table-cell>
              <table:table-cell office:value-type="float" office:value="153.795850217861">
                <text:p>153.795850217861</text:p>
              </table:table-cell>
              <table:table-cell office:value-type="float" office:value="-253.048080776826">
                <text:p>-253.048080776826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93.4578128146958">
                <text:p>93.4578128146958</text:p>
              </table:table-cell>
              <table:table-cell office:value-type="float" office:value="158.741232342593">
                <text:p>158.741232342593</text:p>
              </table:table-cell>
              <table:table-cell office:value-type="float" office:value="-252.199045157289">
                <text:p>-252.199045157289</text:p>
              </table:table-cell>
            </table:table-row>
            <table:table-row>
              <table:table-cell office:value-type="float" office:value="159.90625">
                <text:p>159.90625</text:p>
              </table:table-cell>
              <table:table-cell office:value-type="float" office:value="87.6070995785997">
                <text:p>87.6070995785997</text:p>
              </table:table-cell>
              <table:table-cell office:value-type="float" office:value="163.590994684678">
                <text:p>163.590994684678</text:p>
              </table:table-cell>
              <table:table-cell office:value-type="float" office:value="-251.198094263278">
                <text:p>-251.198094263278</text:p>
              </table:table-cell>
            </table:table-row>
            <table:table-row>
              <table:table-cell office:value-type="float" office:value="161.3125">
                <text:p>161.3125</text:p>
              </table:table-cell>
              <table:table-cell office:value-type="float" office:value="81.7036151015579">
                <text:p>81.7036151015579</text:p>
              </table:table-cell>
              <table:table-cell office:value-type="float" office:value="168.342215928627">
                <text:p>168.342215928627</text:p>
              </table:table-cell>
              <table:table-cell office:value-type="float" office:value="-250.045831030185">
                <text:p>-250.045831030185</text:p>
              </table:table-cell>
            </table:table-row>
            <table:table-row>
              <table:table-cell office:value-type="float" office:value="162.71875">
                <text:p>162.71875</text:p>
              </table:table-cell>
              <table:table-cell office:value-type="float" office:value="75.7509154218739">
                <text:p>75.7509154218739</text:p>
              </table:table-cell>
              <table:table-cell office:value-type="float" office:value="172.992034116422">
                <text:p>172.992034116422</text:p>
              </table:table-cell>
              <table:table-cell office:value-type="float" office:value="-248.742949538295">
                <text:p>-248.742949538295</text:p>
              </table:table-cell>
            </table:table-row>
            <table:table-row>
              <table:table-cell office:value-type="float" office:value="164.125">
                <text:p>164.125</text:p>
              </table:table-cell>
              <table:table-cell office:value-type="float" office:value="69.7525862232489">
                <text:p>69.7525862232489</text:p>
              </table:table-cell>
              <table:table-cell office:value-type="float" office:value="177.537648371453">
                <text:p>177.537648371453</text:p>
              </table:table-cell>
              <table:table-cell office:value-type="float" office:value="-247.290234594702">
                <text:p>-247.290234594702</text:p>
              </table:table-cell>
            </table:table-row>
            <table:table-row>
              <table:table-cell office:value-type="float" office:value="165.53125">
                <text:p>165.53125</text:p>
              </table:table-cell>
              <table:table-cell office:value-type="float" office:value="63.7122406749001">
                <text:p>63.7122406749001</text:p>
              </table:table-cell>
              <table:table-cell office:value-type="float" office:value="181.976320585665">
                <text:p>181.976320585665</text:p>
              </table:table-cell>
              <table:table-cell office:value-type="float" office:value="-245.688561260566">
                <text:p>-245.688561260566</text:p>
              </table:table-cell>
            </table:table-row>
            <table:table-row>
              <table:table-cell office:value-type="float" office:value="166.9375">
                <text:p>166.9375</text:p>
              </table:table-cell>
              <table:table-cell office:value-type="float" office:value="57.633517255123">
                <text:p>57.633517255123</text:p>
              </table:table-cell>
              <table:table-cell office:value-type="float" office:value="186.30537706889">
                <text:p>186.30537706889</text:p>
              </table:table-cell>
              <table:table-cell office:value-type="float" office:value="-243.938894324013">
                <text:p>-243.938894324013</text:p>
              </table:table-cell>
            </table:table-row>
            <table:table-row>
              <table:table-cell office:value-type="float" office:value="168.34375">
                <text:p>168.34375</text:p>
              </table:table-cell>
              <table:table-cell office:value-type="float" office:value="51.5200775596074">
                <text:p>51.5200775596074</text:p>
              </table:table-cell>
              <table:table-cell office:value-type="float" office:value="190.522210159375">
                <text:p>190.522210159375</text:p>
              </table:table-cell>
              <table:table-cell office:value-type="float" office:value="-242.042287718983">
                <text:p>-242.042287718983</text:p>
              </table:table-cell>
            </table:table-row>
            <table:table-row>
              <table:table-cell office:value-type="float" office:value="169.75">
                <text:p>169.75</text:p>
              </table:table-cell>
              <table:table-cell office:value-type="float" office:value="45.3756040958297">
                <text:p>45.3756040958297</text:p>
              </table:table-cell>
              <table:table-cell office:value-type="float" office:value="194.624279794545">
                <text:p>194.624279794545</text:p>
              </table:table-cell>
              <table:table-cell office:value-type="float" office:value="-239.999883890375">
                <text:p>-239.999883890375</text:p>
              </table:table-cell>
            </table:table-row>
            <table:table-row>
              <table:table-cell office:value-type="float" office:value="171.15625">
                <text:p>171.15625</text:p>
              </table:table-cell>
              <table:table-cell office:value-type="float" office:value="39.2037980648478">
                <text:p>39.2037980648478</text:p>
              </table:table-cell>
              <table:table-cell office:value-type="float" office:value="198.609115041037">
                <text:p>198.609115041037</text:p>
              </table:table-cell>
              <table:table-cell office:value-type="float" office:value="-237.812913105884">
                <text:p>-237.812913105884</text:p>
              </table:table-cell>
            </table:table-row>
            <table:table-row>
              <table:table-cell office:value-type="float" office:value="172.5625">
                <text:p>172.5625</text:p>
              </table:table-cell>
              <table:table-cell office:value-type="float" office:value="33.008377131836">
                <text:p>33.008377131836</text:p>
              </table:table-cell>
              <table:table-cell office:value-type="float" office:value="202.474315583101">
                <text:p>202.474315583101</text:p>
              </table:table-cell>
              <table:table-cell office:value-type="float" office:value="-235.482692714937">
                <text:p>-235.482692714937</text:p>
              </table:table-cell>
            </table:table-row>
            <table:table-row>
              <table:table-cell office:value-type="float" office:value="173.96875">
                <text:p>173.96875</text:p>
              </table:table-cell>
              <table:table-cell office:value-type="float" office:value="26.7930731867026">
                <text:p>26.7930731867026</text:p>
              </table:table-cell>
              <table:table-cell office:value-type="float" office:value="206.21755316846">
                <text:p>206.21755316846</text:p>
              </table:table-cell>
              <table:table-cell office:value-type="float" office:value="-233.010626355163">
                <text:p>-233.010626355163</text:p>
              </table:table-cell>
            </table:table-row>
            <table:table-row>
              <table:table-cell office:value-type="float" office:value="175.375">
                <text:p>175.375</text:p>
              </table:table-cell>
              <table:table-cell office:value-type="float" office:value="20.5616300961393">
                <text:p>20.5616300961393</text:p>
              </table:table-cell>
              <table:table-cell office:value-type="float" office:value="209.836573010762">
                <text:p>209.836573010762</text:p>
              </table:table-cell>
              <table:table-cell office:value-type="float" office:value="-230.398203106901">
                <text:p>-230.398203106901</text:p>
              </table:table-cell>
            </table:table-row>
            <table:table-row>
              <table:table-cell office:value-type="float" office:value="176.78125">
                <text:p>176.78125</text:p>
              </table:table-cell>
              <table:table-cell office:value-type="float" office:value="14.3178014484548">
                <text:p>14.3178014484548</text:p>
              </table:table-cell>
              <table:table-cell office:value-type="float" office:value="213.329195147776">
                <text:p>213.329195147776</text:p>
              </table:table-cell>
              <table:table-cell office:value-type="float" office:value="-227.646996596231">
                <text:p>-227.646996596231</text:p>
              </table:table-cell>
            </table:table-row>
            <table:table-row>
              <table:table-cell office:value-type="float" office:value="178.1875">
                <text:p>178.1875</text:p>
              </table:table-cell>
              <table:table-cell office:value-type="float" office:value="8.06534829255495">
                <text:p>8.06534829255495</text:p>
              </table:table-cell>
              <table:table-cell office:value-type="float" office:value="216.693315754527">
                <text:p>216.693315754527</text:p>
              </table:table-cell>
              <table:table-cell office:value-type="float" office:value="-224.758664047081">
                <text:p>-224.758664047081</text:p>
              </table:table-cell>
            </table:table-row>
            <table:table-row>
              <table:table-cell office:value-type="float" office:value="179.59375">
                <text:p>179.59375</text:p>
              </table:table-cell>
              <table:table-cell office:value-type="float" office:value="1.80803687242641">
                <text:p>1.80803687242641</text:p>
              </table:table-cell>
              <table:table-cell office:value-type="float" office:value="219.926908410551">
                <text:p>219.926908410551</text:p>
              </table:table-cell>
              <table:table-cell office:value-type="float" office:value="-221.734945282977">
                <text:p>-221.73494528297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4.45036364150733">
                <text:p>-4.45036364150733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-218.577661679039">
                <text:p>-218.577661679039</text:p>
              </table:table-cell>
            </table:table-row>
            <table:table-row>
              <table:table-cell office:value-type="float" office:value="182.40625">
                <text:p>182.40625</text:p>
              </table:table-cell>
              <table:table-cell office:value-type="float" office:value="-10.7060834227931">
                <text:p>-10.7060834227931</text:p>
              </table:table-cell>
              <table:table-cell office:value-type="float" office:value="225.994798487643">
                <text:p>225.994798487643</text:p>
              </table:table-cell>
              <table:table-cell office:value-type="float" office:value="-215.28871506485">
                <text:p>-215.28871506485</text:p>
              </table:table-cell>
            </table:table-row>
            <table:table-row>
              <table:table-cell office:value-type="float" office:value="183.8125">
                <text:p>183.8125</text:p>
              </table:table-cell>
              <table:table-cell office:value-type="float" office:value="-16.9553542597513">
                <text:p>-16.9553542597513</text:p>
              </table:table-cell>
              <table:table-cell office:value-type="float" office:value="228.82544083862">
                <text:p>228.82544083862</text:p>
              </table:table-cell>
              <table:table-cell office:value-type="float" office:value="-211.870086578869">
                <text:p>-211.870086578869</text:p>
              </table:table-cell>
            </table:table-row>
            <table:table-row>
              <table:table-cell office:value-type="float" office:value="185.21875">
                <text:p>185.21875</text:p>
              </table:table-cell>
              <table:table-cell office:value-type="float" office:value="-23.1944118253049">
                <text:p>-23.1944118253049</text:p>
              </table:table-cell>
              <table:table-cell office:value-type="float" office:value="231.518247300371">
                <text:p>231.518247300371</text:p>
              </table:table-cell>
              <table:table-cell office:value-type="float" office:value="-208.323835475066">
                <text:p>-208.323835475066</text:p>
              </table:table-cell>
            </table:table-row>
            <table:table-row>
              <table:table-cell office:value-type="float" office:value="186.625">
                <text:p>186.625</text:p>
              </table:table-cell>
              <table:table-cell office:value-type="float" office:value="-29.4194979444699">
                <text:p>-29.4194979444699</text:p>
              </table:table-cell>
              <table:table-cell office:value-type="float" office:value="234.071595826973">
                <text:p>234.071595826973</text:p>
              </table:table-cell>
              <table:table-cell office:value-type="float" office:value="-204.652097882503">
                <text:p>-204.652097882503</text:p>
              </table:table-cell>
            </table:table-row>
            <table:table-row>
              <table:table-cell office:value-type="float" office:value="188.03125">
                <text:p>188.03125</text:p>
              </table:table-cell>
              <table:table-cell office:value-type="float" office:value="-35.6268628581391">
                <text:p>-35.6268628581391</text:p>
              </table:table-cell>
              <table:table-cell office:value-type="float" office:value="236.483948376749">
                <text:p>236.483948376749</text:p>
              </table:table-cell>
              <table:table-cell office:value-type="float" office:value="-200.85708551861">
                <text:p>-200.85708551861</text:p>
              </table:table-cell>
            </table:table-row>
            <table:table-row>
              <table:table-cell office:value-type="float" office:value="189.4375">
                <text:p>189.4375</text:p>
              </table:table-cell>
              <table:table-cell office:value-type="float" office:value="-41.8127674817966">
                <text:p>-41.8127674817966</text:p>
              </table:table-cell>
              <table:table-cell office:value-type="float" office:value="238.753851838728">
                <text:p>238.753851838728</text:p>
              </table:table-cell>
              <table:table-cell office:value-type="float" office:value="-196.941084356931">
                <text:p>-196.941084356931</text:p>
              </table:table-cell>
            </table:table-row>
            <table:table-row>
              <table:table-cell office:value-type="float" office:value="190.84375">
                <text:p>190.84375</text:p>
              </table:table-cell>
              <table:table-cell office:value-type="float" office:value="-47.9734856578033">
                <text:p>-47.9734856578033</text:p>
              </table:table-cell>
              <table:table-cell office:value-type="float" office:value="240.879938907941">
                <text:p>240.879938907941</text:p>
              </table:table-cell>
              <table:table-cell office:value-type="float" office:value="-192.906453250137">
                <text:p>-192.906453250137</text:p>
              </table:table-cell>
            </table:table-row>
            <table:table-row>
              <table:table-cell office:value-type="float" office:value="192.25">
                <text:p>192.25</text:p>
              </table:table-cell>
              <table:table-cell office:value-type="float" office:value="-54.1053063998938">
                <text:p>-54.1053063998938</text:p>
              </table:table-cell>
              <table:table-cell office:value-type="float" office:value="242.860928909036">
                <text:p>242.860928909036</text:p>
              </table:table-cell>
              <table:table-cell office:value-type="float" office:value="-188.755622509142">
                <text:p>-188.755622509142</text:p>
              </table:table-cell>
            </table:table-row>
            <table:table-row>
              <table:table-cell office:value-type="float" office:value="193.65625">
                <text:p>193.65625</text:p>
              </table:table-cell>
              <table:table-cell office:value-type="float" office:value="-60.2045361285367">
                <text:p>-60.2045361285367</text:p>
              </table:table-cell>
              <table:table-cell office:value-type="float" office:value="244.695628567712">
                <text:p>244.695628567712</text:p>
              </table:table-cell>
              <table:table-cell office:value-type="float" office:value="-184.491092439175">
                <text:p>-184.491092439175</text:p>
              </table:table-cell>
            </table:table-row>
            <table:table-row>
              <table:table-cell office:value-type="float" office:value="195.0625">
                <text:p>195.0625</text:p>
              </table:table-cell>
              <table:table-cell office:value-type="float" office:value="-66.2675008958084">
                <text:p>-66.2675008958084</text:p>
              </table:table-cell>
              <table:table-cell office:value-type="float" office:value="246.382932729497">
                <text:p>246.382932729497</text:p>
              </table:table-cell>
              <table:table-cell office:value-type="float" office:value="-180.115431833689">
                <text:p>-180.115431833689</text:p>
              </table:table-cell>
            </table:table-row>
            <table:table-row>
              <table:table-cell office:value-type="float" office:value="196.46875">
                <text:p>196.46875</text:p>
              </table:table-cell>
              <table:table-cell office:value-type="float" office:value="-72.2905485984421">
                <text:p>-72.2905485984421</text:p>
              </table:table-cell>
              <table:table-cell office:value-type="float" office:value="247.921825025458">
                <text:p>247.921825025458</text:p>
              </table:table-cell>
              <table:table-cell office:value-type="float" office:value="-175.631276427015">
                <text:p>-175.631276427015</text:p>
              </table:table-cell>
            </table:table-row>
            <table:table-row>
              <table:table-cell office:value-type="float" office:value="197.875">
                <text:p>197.875</text:p>
              </table:table-cell>
              <table:table-cell office:value-type="float" office:value="-78.2700511777176">
                <text:p>-78.2700511777176</text:p>
              </table:table-cell>
              <table:table-cell office:value-type="float" office:value="249.311378484417">
                <text:p>249.311378484417</text:p>
              </table:table-cell>
              <table:table-cell office:value-type="float" office:value="-171.041327306699">
                <text:p>-171.041327306699</text:p>
              </table:table-cell>
            </table:table-row>
            <table:table-row>
              <table:table-cell office:value-type="float" office:value="199.28125">
                <text:p>199.28125</text:p>
              </table:table-cell>
              <table:table-cell office:value-type="float" office:value="-84.2024068048695">
                <text:p>-84.2024068048695</text:p>
              </table:table-cell>
              <table:table-cell office:value-type="float" office:value="250.55075609133">
                <text:p>250.55075609133</text:p>
              </table:table-cell>
              <table:table-cell office:value-type="float" office:value="-166.34834928646">
                <text:p>-166.34834928646</text:p>
              </table:table-cell>
            </table:table-row>
            <table:table-row>
              <table:table-cell office:value-type="float" office:value="200.6875">
                <text:p>200.6875</text:p>
              </table:table-cell>
              <table:table-cell office:value-type="float" office:value="-90.0840420506928">
                <text:p>-90.0840420506928</text:p>
              </table:table-cell>
              <table:table-cell office:value-type="float" office:value="251.63921129147">
                <text:p>251.63921129147</text:p>
              </table:table-cell>
              <table:table-cell office:value-type="float" office:value="-161.555169240777">
                <text:p>-161.555169240777</text:p>
              </table:table-cell>
            </table:table-row>
            <table:table-row>
              <table:table-cell office:value-type="float" office:value="202.09375">
                <text:p>202.09375</text:p>
              </table:table-cell>
              <table:table-cell office:value-type="float" office:value="-95.9114140380441">
                <text:p>-95.9114140380441</text:p>
              </table:table-cell>
              <table:table-cell office:value-type="float" office:value="252.576088440124">
                <text:p>252.576088440124</text:p>
              </table:table-cell>
              <table:table-cell office:value-type="float" office:value="-156.66467440208">
                <text:p>-156.66467440208</text:p>
              </table:table-cell>
            </table:table-row>
            <table:table-row>
              <table:table-cell office:value-type="float" office:value="203.5">
                <text:p>203.5</text:p>
              </table:table-cell>
              <table:table-cell office:value-type="float" office:value="-101.681012575938">
                <text:p>-101.681012575938</text:p>
              </table:table-cell>
              <table:table-cell office:value-type="float" office:value="253.36082319753">
                <text:p>253.36082319753</text:p>
              </table:table-cell>
              <table:table-cell office:value-type="float" office:value="-151.679810621592">
                <text:p>-151.679810621592</text:p>
              </table:table-cell>
            </table:table-row>
            <table:table-row>
              <table:table-cell office:value-type="float" office:value="204.90625">
                <text:p>204.90625</text:p>
              </table:table-cell>
              <table:table-cell office:value-type="float" office:value="-107.389362273954">
                <text:p>-107.389362273954</text:p>
              </table:table-cell>
              <table:table-cell office:value-type="float" office:value="253.992942868813">
                <text:p>253.992942868813</text:p>
              </table:table-cell>
              <table:table-cell office:value-type="float" office:value="-146.603580594859">
                <text:p>-146.603580594859</text:p>
              </table:table-cell>
            </table:table-row>
            <table:table-row>
              <table:table-cell office:value-type="float" office:value="206.3125">
                <text:p>206.3125</text:p>
              </table:table-cell>
              <table:table-cell office:value-type="float" office:value="-113.033024635682">
                <text:p>-113.033024635682</text:p>
              </table:table-cell>
              <table:table-cell office:value-type="float" office:value="254.47206668872">
                <text:p>254.47206668872</text:p>
              </table:table-cell>
              <table:table-cell office:value-type="float" office:value="-141.439042053037">
                <text:p>-141.439042053037</text:p>
              </table:table-cell>
            </table:table-row>
            <table:table-row>
              <table:table-cell office:value-type="float" office:value="207.71875">
                <text:p>207.71875</text:p>
              </table:table-cell>
              <table:table-cell office:value-type="float" office:value="-118.608600129948">
                <text:p>-118.608600129948</text:p>
              </table:table-cell>
              <table:table-cell office:value-type="float" office:value="254.797906050977">
                <text:p>254.797906050977</text:p>
              </table:table-cell>
              <table:table-cell office:value-type="float" office:value="-136.189305921029">
                <text:p>-136.189305921029</text:p>
              </table:table-cell>
            </table:table-row>
            <table:table-row>
              <table:table-cell office:value-type="float" office:value="209.125">
                <text:p>209.125</text:p>
              </table:table-cell>
              <table:table-cell office:value-type="float" office:value="-124.112730238556">
                <text:p>-124.112730238556</text:p>
              </table:table-cell>
              <table:table-cell office:value-type="float" office:value="254.970264682136">
                <text:p>254.970264682136</text:p>
              </table:table-cell>
              <table:table-cell office:value-type="float" office:value="-130.85753444358">
                <text:p>-130.85753444358</text:p>
              </table:table-cell>
            </table:table-row>
            <table:table-row>
              <table:table-cell office:value-type="float" office:value="210.53125">
                <text:p>210.53125</text:p>
              </table:table-cell>
              <table:table-cell office:value-type="float" office:value="-129.542099479343">
                <text:p>-129.542099479343</text:p>
              </table:table-cell>
              <table:table-cell office:value-type="float" office:value="254.989038759803">
                <text:p>254.989038759803</text:p>
              </table:table-cell>
              <table:table-cell office:value-type="float" office:value="-125.446939280461">
                <text:p>-125.446939280461</text:p>
              </table:table-cell>
            </table:table-row>
            <table:table-row>
              <table:table-cell office:value-type="float" office:value="211.9375">
                <text:p>211.9375</text:p>
              </table:table-cell>
              <table:table-cell office:value-type="float" office:value="-134.893437403294">
                <text:p>-134.893437403294</text:p>
              </table:table-cell>
              <table:table-cell office:value-type="float" office:value="254.854216975176">
                <text:p>254.854216975176</text:p>
              </table:table-cell>
              <table:table-cell office:value-type="float" office:value="-119.960779571882">
                <text:p>-119.960779571882</text:p>
              </table:table-cell>
            </table:table-row>
            <table:table-row>
              <table:table-cell office:value-type="float" office:value="213.34375">
                <text:p>213.34375</text:p>
              </table:table-cell>
              <table:table-cell office:value-type="float" office:value="-140.163520564544">
                <text:p>-140.163520564544</text:p>
              </table:table-cell>
              <table:table-cell office:value-type="float" office:value="254.565880539855">
                <text:p>254.565880539855</text:p>
              </table:table-cell>
              <table:table-cell office:value-type="float" office:value="-114.402359975312">
                <text:p>-114.402359975312</text:p>
              </table:table-cell>
            </table:table-row>
            <table:table-row>
              <table:table-cell office:value-type="float" office:value="214.75">
                <text:p>214.75</text:p>
              </table:table-cell>
              <table:table-cell office:value-type="float" office:value="-145.349174462057">
                <text:p>-145.349174462057</text:p>
              </table:table-cell>
              <table:table-cell office:value-type="float" office:value="254.124203136929">
                <text:p>254.124203136929</text:p>
              </table:table-cell>
              <table:table-cell office:value-type="float" office:value="-108.775028674872">
                <text:p>-108.775028674872</text:p>
              </table:table-cell>
            </table:table-row>
            <table:table-row>
              <table:table-cell office:value-type="float" office:value="216.15625">
                <text:p>216.15625</text:p>
              </table:table-cell>
              <table:table-cell office:value-type="float" office:value="-150.447275451831">
                <text:p>-150.447275451831</text:p>
              </table:table-cell>
              <table:table-cell office:value-type="float" office:value="253.529450816349">
                <text:p>253.529450816349</text:p>
              </table:table-cell>
              <table:table-cell office:value-type="float" office:value="-103.082175364519">
                <text:p>-103.082175364519</text:p>
              </table:table-cell>
            </table:table-row>
            <table:table-row>
              <table:table-cell office:value-type="float" office:value="217.5625">
                <text:p>217.5625</text:p>
              </table:table-cell>
              <table:table-cell office:value-type="float" office:value="-155.454752628458">
                <text:p>-155.454752628458</text:p>
              </table:table-cell>
              <table:table-cell office:value-type="float" office:value="252.781981834674">
                <text:p>252.781981834674</text:p>
              </table:table-cell>
              <table:table-cell office:value-type="float" office:value="-97.3272292062168">
                <text:p>-97.3272292062168</text:p>
              </table:table-cell>
            </table:table-row>
            <table:table-row>
              <table:table-cell office:value-type="float" office:value="218.96875">
                <text:p>218.96875</text:p>
              </table:table-cell>
              <table:table-cell office:value-type="float" office:value="-160.368589674929">
                <text:p>-160.368589674929</text:p>
              </table:table-cell>
              <table:table-cell office:value-type="float" office:value="251.882246439269">
                <text:p>251.882246439269</text:p>
              </table:table-cell>
              <table:table-cell office:value-type="float" office:value="-91.5136567643403">
                <text:p>-91.5136567643403</text:p>
              </table:table-cell>
            </table:table-row>
            <table:table-row>
              <table:table-cell office:value-type="float" office:value="220.375">
                <text:p>220.375</text:p>
              </table:table-cell>
              <table:table-cell office:value-type="float" office:value="-165.185826679548">
                <text:p>-165.185826679548</text:p>
              </table:table-cell>
              <table:table-cell office:value-type="float" office:value="250.830786597093">
                <text:p>250.830786597093</text:p>
              </table:table-cell>
              <table:table-cell office:value-type="float" office:value="-85.6449599175453">
                <text:p>-85.6449599175453</text:p>
              </table:table-cell>
            </table:table-row>
            <table:table-row>
              <table:table-cell office:value-type="float" office:value="221.78125">
                <text:p>221.78125</text:p>
              </table:table-cell>
              <table:table-cell office:value-type="float" office:value="-169.903561918871">
                <text:p>-169.903561918871</text:p>
              </table:table-cell>
              <table:table-cell office:value-type="float" office:value="249.628235668238">
                <text:p>249.628235668238</text:p>
              </table:table-cell>
              <table:table-cell office:value-type="float" office:value="-79.7246737493672">
                <text:p>-79.7246737493672</text:p>
              </table:table-cell>
            </table:table-row>
            <table:table-row>
              <table:table-cell office:value-type="float" office:value="223.1875">
                <text:p>223.1875</text:p>
              </table:table-cell>
              <table:table-cell office:value-type="float" office:value="-174.518953605597">
                <text:p>-174.518953605597</text:p>
              </table:table-cell>
              <table:table-cell office:value-type="float" office:value="248.275318024417">
                <text:p>248.275318024417</text:p>
              </table:table-cell>
              <table:table-cell office:value-type="float" office:value="-73.75636441882">
                <text:p>-73.75636441882</text:p>
              </table:table-cell>
            </table:table-row>
            <table:table-row>
              <table:table-cell office:value-type="float" office:value="224.59375">
                <text:p>224.59375</text:p>
              </table:table-cell>
              <table:table-cell office:value-type="float" office:value="-179.029221600356">
                <text:p>-179.029221600356</text:p>
              </table:table-cell>
              <table:table-cell office:value-type="float" office:value="246.772848612631">
                <text:p>246.772848612631</text:p>
              </table:table-cell>
              <table:table-cell office:value-type="float" office:value="-67.7436270122751">
                <text:p>-67.743627012275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183.431649086356">
                <text:p>-183.431649086356</text:p>
              </table:table-cell>
              <table:table-cell office:value-type="float" office:value="245.121732464271">
                <text:p>245.121732464271</text:p>
              </table:table-cell>
              <table:table-cell office:value-type="float" office:value="-61.6900833779153">
                <text:p>-61.6900833779153</text:p>
              </table:table-cell>
            </table:table-row>
            <table:table-row>
              <table:table-cell office:value-type="float" office:value="227.40625">
                <text:p>227.40625</text:p>
              </table:table-cell>
              <table:table-cell office:value-type="float" office:value="-187.723584205898">
                <text:p>-187.723584205898</text:p>
              </table:table-cell>
              <table:table-cell office:value-type="float" office:value="243.322964149967">
                <text:p>243.322964149967</text:p>
              </table:table-cell>
              <table:table-cell office:value-type="float" office:value="-55.5993799440695">
                <text:p>-55.5993799440695</text:p>
              </table:table-cell>
            </table:table-row>
            <table:table-row>
              <table:table-cell office:value-type="float" office:value="228.8125">
                <text:p>228.8125</text:p>
              </table:table-cell>
              <table:table-cell office:value-type="float" office:value="-191.902441657751">
                <text:p>-191.902441657751</text:p>
              </table:table-cell>
              <table:table-cell office:value-type="float" office:value="241.377627180491">
                <text:p>241.377627180491</text:p>
              </table:table-cell>
              <table:table-cell office:value-type="float" office:value="-49.4751855227401">
                <text:p>-49.4751855227401</text:p>
              </table:table-cell>
            </table:table-row>
            <table:table-row>
              <table:table-cell office:value-type="float" office:value="230.21875">
                <text:p>230.21875</text:p>
              </table:table-cell>
              <table:table-cell office:value-type="float" office:value="-195.965704254444">
                <text:p>-195.965704254444</text:p>
              </table:table-cell>
              <table:table-cell office:value-type="float" office:value="239.286893354092">
                <text:p>239.286893354092</text:p>
              </table:table-cell>
              <table:table-cell office:value-type="float" office:value="-43.3211890996481">
                <text:p>-43.3211890996481</text:p>
              </table:table-cell>
            </table:table-row>
            <table:table-row>
              <table:table-cell office:value-type="float" office:value="231.625">
                <text:p>231.625</text:p>
              </table:table-cell>
              <table:table-cell office:value-type="float" office:value="-199.910924438523">
                <text:p>-199.910924438523</text:p>
              </table:table-cell>
              <table:table-cell office:value-type="float" office:value="237.052022050649">
                <text:p>237.052022050649</text:p>
              </table:table-cell>
              <table:table-cell office:value-type="float" office:value="-37.1410976121261">
                <text:p>-37.1410976121261</text:p>
              </table:table-cell>
            </table:table-row>
            <table:table-row>
              <table:table-cell office:value-type="float" office:value="233.03125">
                <text:p>233.03125</text:p>
              </table:table-cell>
              <table:table-cell office:value-type="float" office:value="-203.735725756872">
                <text:p>-203.735725756872</text:p>
              </table:table-cell>
              <table:table-cell office:value-type="float" office:value="234.67435947307">
                <text:p>234.67435947307</text:p>
              </table:table-cell>
              <table:table-cell office:value-type="float" office:value="-30.9386337161974">
                <text:p>-30.9386337161974</text:p>
              </table:table-cell>
            </table:table-row>
            <table:table-row>
              <table:table-cell office:value-type="float" office:value="234.4375">
                <text:p>234.4375</text:p>
              </table:table-cell>
              <table:table-cell office:value-type="float" office:value="-207.437804292195">
                <text:p>-207.437804292195</text:p>
              </table:table-cell>
              <table:table-cell office:value-type="float" office:value="232.155337836383">
                <text:p>232.155337836383</text:p>
              </table:table-cell>
              <table:table-cell office:value-type="float" office:value="-24.7175335441884">
                <text:p>-24.7175335441884</text:p>
              </table:table-cell>
            </table:table-row>
            <table:table-row>
              <table:table-cell office:value-type="float" office:value="235.84375">
                <text:p>235.84375</text:p>
              </table:table-cell>
              <table:table-cell office:value-type="float" office:value="-211.01493005081">
                <text:p>-211.01493005081</text:p>
              </table:table-cell>
              <table:table-cell office:value-type="float" office:value="229.496474505031">
                <text:p>229.496474505031</text:p>
              </table:table-cell>
              <table:table-cell office:value-type="float" office:value="-18.4815444542204">
                <text:p>-18.4815444542204</text:p>
              </table:table-cell>
            </table:table-row>
            <table:table-row>
              <table:table-cell office:value-type="float" office:value="237.25">
                <text:p>237.25</text:p>
              </table:table-cell>
              <table:table-cell office:value-type="float" office:value="-214.46494830592">
                <text:p>-214.46494830592</text:p>
              </table:table-cell>
              <table:table-cell office:value-type="float" office:value="226.699371078863">
                <text:p>226.699371078863</text:p>
              </table:table-cell>
              <table:table-cell office:value-type="float" office:value="-12.2344227729427">
                <text:p>-12.2344227729427</text:p>
              </table:table-cell>
            </table:table-row>
            <table:table-row>
              <table:table-cell office:value-type="float" office:value="238.65625">
                <text:p>238.65625</text:p>
              </table:table-cell>
              <table:table-cell office:value-type="float" office:value="-217.785780895531">
                <text:p>-217.785780895531</text:p>
              </table:table-cell>
              <table:table-cell office:value-type="float" office:value="223.765712428392">
                <text:p>223.765712428392</text:p>
              </table:table-cell>
              <table:table-cell office:value-type="float" office:value="-5.97993153286107">
                <text:p>-5.97993153286107</text:p>
              </table:table-cell>
            </table:table-row>
            <table:table-row>
              <table:table-cell office:value-type="float" office:value="240.0625">
                <text:p>240.0625</text:p>
              </table:table-cell>
              <table:table-cell office:value-type="float" office:value="-220.975427474266">
                <text:p>-220.975427474266</text:p>
              </table:table-cell>
              <table:table-cell office:value-type="float" office:value="220.697265679894">
                <text:p>220.697265679894</text:p>
              </table:table-cell>
              <table:table-cell office:value-type="float" office:value="0.278161794371899">
                <text:p>0.278161794371899</text:p>
              </table:table-cell>
            </table:table-row>
            <table:table-row>
              <table:table-cell office:value-type="float" office:value="241.46875">
                <text:p>241.46875</text:p>
              </table:table-cell>
              <table:table-cell office:value-type="float" office:value="-224.031966718293">
                <text:p>-224.031966718293</text:p>
              </table:table-cell>
              <table:table-cell office:value-type="float" office:value="217.495879150952">
                <text:p>217.495879150952</text:p>
              </table:table-cell>
              <table:table-cell office:value-type="float" office:value="6.53608756734108">
                <text:p>6.53608756734108</text:p>
              </table:table-cell>
            </table:table-row>
            <table:table-row>
              <table:table-cell office:value-type="float" office:value="242.875">
                <text:p>242.875</text:p>
              </table:table-cell>
              <table:table-cell office:value-type="float" office:value="-226.953557482664">
                <text:p>-226.953557482664</text:p>
              </table:table-cell>
              <table:table-cell office:value-type="float" office:value="214.163481237105">
                <text:p>214.163481237105</text:p>
              </table:table-cell>
              <table:table-cell office:value-type="float" office:value="12.7900762455597">
                <text:p>12.7900762455597</text:p>
              </table:table-cell>
            </table:table-row>
            <table:table-row>
              <table:table-cell office:value-type="float" office:value="244.28125">
                <text:p>244.28125</text:p>
              </table:table-cell>
              <table:table-cell office:value-type="float" office:value="-229.738439910348">
                <text:p>-229.738439910348</text:p>
              </table:table-cell>
              <table:table-cell office:value-type="float" office:value="210.702079250248">
                <text:p>210.702079250248</text:p>
              </table:table-cell>
              <table:table-cell office:value-type="float" office:value="19.0363606600998">
                <text:p>19.0363606600998</text:p>
              </table:table-cell>
            </table:table-row>
            <table:table-row>
              <table:table-cell office:value-type="float" office:value="245.6875">
                <text:p>245.6875</text:p>
              </table:table-cell>
              <table:table-cell office:value-type="float" office:value="-232.384936492304">
                <text:p>-232.384936492304</text:p>
              </table:table-cell>
              <table:table-cell office:value-type="float" office:value="207.11375820951">
                <text:p>207.11375820951</text:p>
              </table:table-cell>
              <table:table-cell office:value-type="float" office:value="25.2711782827937">
                <text:p>25.2711782827937</text:p>
              </table:table-cell>
            </table:table-row>
            <table:table-row>
              <table:table-cell office:value-type="float" office:value="247.09375">
                <text:p>247.09375</text:p>
              </table:table-cell>
              <table:table-cell office:value-type="float" office:value="-234.891453077948">
                <text:p>-234.891453077948</text:p>
              </table:table-cell>
              <table:table-cell office:value-type="float" office:value="203.400679585308">
                <text:p>203.400679585308</text:p>
              </table:table-cell>
              <table:table-cell office:value-type="float" office:value="31.4907734926402">
                <text:p>31.4907734926402</text:p>
              </table:table-cell>
            </table:table-row>
            <table:table-row>
              <table:table-cell office:value-type="float" office:value="248.5">
                <text:p>248.5</text:p>
              </table:table-cell>
              <table:table-cell office:value-type="float" office:value="-237.256479835416">
                <text:p>-237.256479835416</text:p>
              </table:table-cell>
              <table:table-cell office:value-type="float" office:value="199.565079997366">
                <text:p>199.565079997366</text:p>
              </table:table-cell>
              <table:table-cell office:value-type="float" office:value="37.6913998380508">
                <text:p>37.6913998380508</text:p>
              </table:table-cell>
            </table:table-row>
            <table:table-row>
              <table:table-cell office:value-type="float" office:value="249.90625">
                <text:p>249.90625</text:p>
              </table:table-cell>
              <table:table-cell office:value-type="float" office:value="-239.478592161022">
                <text:p>-239.478592161022</text:p>
              </table:table-cell>
              <table:table-cell office:value-type="float" office:value="195.609269867452">
                <text:p>195.609269867452</text:p>
              </table:table-cell>
              <table:table-cell office:value-type="float" office:value="43.869322293571">
                <text:p>43.869322293571</text:p>
              </table:table-cell>
            </table:table-row>
            <table:table-row>
              <table:table-cell office:value-type="float" office:value="251.3125">
                <text:p>251.3125</text:p>
              </table:table-cell>
              <table:table-cell office:value-type="float" office:value="-241.556451537392">
                <text:p>-241.556451537392</text:p>
              </table:table-cell>
              <table:table-cell office:value-type="float" office:value="191.535632027671">
                <text:p>191.535632027671</text:p>
              </table:table-cell>
              <table:table-cell office:value-type="float" office:value="50.0208195097211">
                <text:p>50.0208195097211</text:p>
              </table:table-cell>
            </table:table-row>
            <table:table-row>
              <table:table-cell office:value-type="float" office:value="252.71875">
                <text:p>252.71875</text:p>
              </table:table-cell>
              <table:table-cell office:value-type="float" office:value="-243.488806339733">
                <text:p>-243.488806339733</text:p>
              </table:table-cell>
              <table:table-cell office:value-type="float" office:value="187.346620285136">
                <text:p>187.346620285136</text:p>
              </table:table-cell>
              <table:table-cell office:value-type="float" office:value="56.1421860545975">
                <text:p>56.1421860545975</text:p>
              </table:table-cell>
            </table:table-row>
            <table:table-row>
              <table:table-cell office:value-type="float" office:value="254.125">
                <text:p>254.125</text:p>
              </table:table-cell>
              <table:table-cell office:value-type="float" office:value="-245.274492589768">
                <text:p>-245.274492589768</text:p>
              </table:table-cell>
              <table:table-cell office:value-type="float" office:value="183.044757943882">
                <text:p>183.044757943882</text:p>
              </table:table-cell>
              <table:table-cell office:value-type="float" office:value="62.2297346458861">
                <text:p>62.2297346458861</text:p>
              </table:table-cell>
            </table:table-row>
            <table:table-row>
              <table:table-cell office:value-type="float" office:value="255.53125">
                <text:p>255.53125</text:p>
              </table:table-cell>
              <table:table-cell office:value-type="float" office:value="-246.912434656871">
                <text:p>-246.912434656871</text:p>
              </table:table-cell>
              <table:table-cell office:value-type="float" office:value="178.632636284927">
                <text:p>178.632636284927</text:p>
              </table:table-cell>
              <table:table-cell office:value-type="float" office:value="68.2797983719438">
                <text:p>68.2797983719438</text:p>
              </table:table-cell>
            </table:table-row>
            <table:table-row>
              <table:table-cell office:value-type="float" office:value="256.9375">
                <text:p>256.9375</text:p>
              </table:table-cell>
              <table:table-cell office:value-type="float" office:value="-248.401645905987">
                <text:p>-248.401645905987</text:p>
              </table:table-cell>
              <table:table-cell office:value-type="float" office:value="174.112913005379">
                <text:p>174.112913005379</text:p>
              </table:table-cell>
              <table:table-cell office:value-type="float" office:value="74.2887329006082">
                <text:p>74.2887329006082</text:p>
              </table:table-cell>
            </table:table-row>
            <table:table-row>
              <table:table-cell office:value-type="float" office:value="258.34375">
                <text:p>258.34375</text:p>
              </table:table-cell>
              <table:table-cell office:value-type="float" office:value="-249.741229291945">
                <text:p>-249.741229291945</text:p>
              </table:table-cell>
              <table:table-cell office:value-type="float" office:value="169.488310617537">
                <text:p>169.488310617537</text:p>
              </table:table-cell>
              <table:table-cell office:value-type="float" office:value="80.2529186744081">
                <text:p>80.2529186744081</text:p>
              </table:table-cell>
            </table:table-row>
            <table:table-row>
              <table:table-cell office:value-type="float" office:value="259.75">
                <text:p>259.75</text:p>
              </table:table-cell>
              <table:table-cell office:value-type="float" office:value="-250.930377899804">
                <text:p>-250.930377899804</text:p>
              </table:table-cell>
              <table:table-cell office:value-type="float" office:value="164.761614808956">
                <text:p>164.761614808956</text:p>
              </table:table-cell>
              <table:table-cell office:value-type="float" office:value="86.1687630908483">
                <text:p>86.1687630908483</text:p>
              </table:table-cell>
            </table:table-row>
            <table:table-row>
              <table:table-cell office:value-type="float" office:value="261.15625">
                <text:p>261.15625</text:p>
              </table:table-cell>
              <table:table-cell office:value-type="float" office:value="-251.968375430907">
                <text:p>-251.968375430907</text:p>
              </table:table-cell>
              <table:table-cell office:value-type="float" office:value="159.935672764447">
                <text:p>159.935672764447</text:p>
              </table:table-cell>
              <table:table-cell office:value-type="float" office:value="92.0327026664602">
                <text:p>92.0327026664602</text:p>
              </table:table-cell>
            </table:table-row>
            <table:table-row>
              <table:table-cell office:value-type="float" office:value="262.5625">
                <text:p>262.5625</text:p>
              </table:table-cell>
              <table:table-cell office:value-type="float" office:value="-252.854596634355">
                <text:p>-252.854596634355</text:p>
              </table:table-cell>
              <table:table-cell office:value-type="float" office:value="155.013391451045">
                <text:p>155.013391451045</text:p>
              </table:table-cell>
              <table:table-cell office:value-type="float" office:value="97.8412051833102">
                <text:p>97.8412051833102</text:p>
              </table:table-cell>
            </table:table-row>
            <table:table-row>
              <table:table-cell office:value-type="float" office:value="263.96875">
                <text:p>263.96875</text:p>
              </table:table-cell>
              <table:table-cell office:value-type="float" office:value="-253.588507683633">
                <text:p>-253.588507683633</text:p>
              </table:table-cell>
              <table:table-cell office:value-type="float" office:value="149.997735866957">
                <text:p>149.997735866957</text:p>
              </table:table-cell>
              <table:table-cell office:value-type="float" office:value="103.590771816676">
                <text:p>103.590771816676</text:p>
              </table:table-cell>
            </table:table-row>
            <table:table-row>
              <table:table-cell office:value-type="float" office:value="265.375">
                <text:p>265.375</text:p>
              </table:table-cell>
              <table:table-cell office:value-type="float" office:value="-254.169666498167">
                <text:p>-254.169666498167</text:p>
              </table:table-cell>
              <table:table-cell office:value-type="float" office:value="144.891727255559">
                <text:p>144.891727255559</text:p>
              </table:table-cell>
              <table:table-cell office:value-type="float" office:value="109.277939242608">
                <text:p>109.277939242608</text:p>
              </table:table-cell>
            </table:table-row>
            <table:table-row>
              <table:table-cell office:value-type="float" office:value="266.78125">
                <text:p>266.78125</text:p>
              </table:table-cell>
              <table:table-cell office:value-type="float" office:value="-254.597723009619">
                <text:p>-254.597723009619</text:p>
              </table:table-cell>
              <table:table-cell office:value-type="float" office:value="139.698441285513">
                <text:p>139.698441285513</text:p>
              </table:table-cell>
              <table:table-cell office:value-type="float" office:value="114.899281724106">
                <text:p>114.899281724106</text:p>
              </table:table-cell>
            </table:table-row>
            <table:table-row>
              <table:table-cell office:value-type="float" office:value="268.1875">
                <text:p>268.1875</text:p>
              </table:table-cell>
              <table:table-cell office:value-type="float" office:value="-254.872419372752">
                <text:p>-254.872419372752</text:p>
              </table:table-cell>
              <table:table-cell office:value-type="float" office:value="134.421006198098">
                <text:p>134.421006198098</text:p>
              </table:table-cell>
              <table:table-cell office:value-type="float" office:value="120.451413174654">
                <text:p>120.451413174654</text:p>
              </table:table-cell>
            </table:table-row>
            <table:table-row>
              <table:table-cell office:value-type="float" office:value="269.59375">
                <text:p>269.59375</text:p>
              </table:table-cell>
              <table:table-cell office:value-type="float" office:value="-254.993590120748">
                <text:p>-254.993590120748</text:p>
              </table:table-cell>
              <table:table-cell office:value-type="float" office:value="129.062600922874">
                <text:p>129.062600922874</text:p>
              </table:table-cell>
              <table:table-cell office:value-type="float" office:value="125.930989197874">
                <text:p>125.93098919787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254.96116226488">
                <text:p>-254.96116226488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131.334709102064">
                <text:p>131.334709102064</text:p>
              </table:table-cell>
            </table:table-row>
            <table:table-row>
              <table:table-cell office:value-type="float" office:value="272.40625">
                <text:p>272.40625</text:p>
              </table:table-cell>
              <table:table-cell office:value-type="float" office:value="-254.775155338475">
                <text:p>-254.775155338475</text:p>
              </table:table-cell>
              <table:table-cell office:value-type="float" office:value="118.115837450063">
                <text:p>118.115837450063</text:p>
              </table:table-cell>
              <table:table-cell office:value-type="float" office:value="136.659317888412">
                <text:p>136.659317888412</text:p>
              </table:table-cell>
            </table:table-row>
            <table:table-row>
              <table:table-cell office:value-type="float" office:value="273.8125">
                <text:p>273.8125</text:p>
              </table:table-cell>
              <table:table-cell office:value-type="float" office:value="-254.435681385152">
                <text:p>-254.435681385152</text:p>
              </table:table-cell>
              <table:table-cell office:value-type="float" office:value="112.534073173466">
                <text:p>112.534073173466</text:p>
              </table:table-cell>
              <table:table-cell office:value-type="float" office:value="141.901608211685">
                <text:p>141.901608211685</text:p>
              </table:table-cell>
            </table:table-row>
            <table:table-row>
              <table:table-cell office:value-type="float" office:value="275.21875">
                <text:p>275.21875</text:p>
              </table:table-cell>
              <table:table-cell office:value-type="float" office:value="-253.942944891324">
                <text:p>-253.942944891324</text:p>
              </table:table-cell>
              <table:table-cell office:value-type="float" office:value="106.88452257911">
                <text:p>106.88452257911</text:p>
              </table:table-cell>
              <table:table-cell office:value-type="float" office:value="147.058422312214">
                <text:p>147.058422312214</text:p>
              </table:table-cell>
            </table:table-row>
            <table:table-row>
              <table:table-cell office:value-type="float" office:value="276.625">
                <text:p>276.625</text:p>
              </table:table-cell>
              <table:table-cell office:value-type="float" office:value="-253.297242663033">
                <text:p>-253.297242663033</text:p>
              </table:table-cell>
              <table:table-cell office:value-type="float" office:value="101.170588745021">
                <text:p>101.170588745021</text:p>
              </table:table-cell>
              <table:table-cell office:value-type="float" office:value="152.126653918011">
                <text:p>152.126653918011</text:p>
              </table:table-cell>
            </table:table-row>
            <table:table-row>
              <table:table-cell office:value-type="float" office:value="278.03125">
                <text:p>278.03125</text:p>
              </table:table-cell>
              <table:table-cell office:value-type="float" office:value="-252.498963647155">
                <text:p>-252.498963647155</text:p>
              </table:table-cell>
              <table:table-cell office:value-type="float" office:value="95.3957135312849">
                <text:p>95.3957135312849</text:p>
              </table:table-cell>
              <table:table-cell office:value-type="float" office:value="157.10325011587">
                <text:p>157.10325011587</text:p>
              </table:table-cell>
            </table:table-row>
            <table:table-row>
              <table:table-cell office:value-type="float" office:value="279.4375">
                <text:p>279.4375</text:p>
              </table:table-cell>
              <table:table-cell office:value-type="float" office:value="-251.548588697121">
                <text:p>-251.548588697121</text:p>
              </table:table-cell>
              <table:table-cell office:value-type="float" office:value="89.5633755067926">
                <text:p>89.5633755067926</text:p>
              </table:table-cell>
              <table:table-cell office:value-type="float" office:value="161.985213190328">
                <text:p>161.985213190328</text:p>
              </table:table-cell>
            </table:table-row>
            <table:table-row>
              <table:table-cell office:value-type="float" office:value="280.84375">
                <text:p>280.84375</text:p>
              </table:table-cell>
              <table:table-cell office:value-type="float" office:value="-250.446690283263">
                <text:p>-250.446690283263</text:p>
              </table:table-cell>
              <table:table-cell office:value-type="float" office:value="83.6770878538853">
                <text:p>83.6770878538853</text:p>
              </table:table-cell>
              <table:table-cell office:value-type="float" office:value="166.769602429377">
                <text:p>166.769602429377</text:p>
              </table:table-cell>
            </table:table-row>
            <table:table-row>
              <table:table-cell office:value-type="float" office:value="282.25">
                <text:p>282.25</text:p>
              </table:table-cell>
              <table:table-cell office:value-type="float" office:value="-249.193932147983">
                <text:p>-249.193932147983</text:p>
              </table:table-cell>
              <table:table-cell office:value-type="float" office:value="77.7403962521427">
                <text:p>77.7403962521427</text:p>
              </table:table-cell>
              <table:table-cell office:value-type="float" office:value="171.45353589584">
                <text:p>171.45353589584</text:p>
              </table:table-cell>
            </table:table-row>
            <table:table-row>
              <table:table-cell office:value-type="float" office:value="283.65625">
                <text:p>283.65625</text:p>
              </table:table-cell>
              <table:table-cell office:value-type="float" office:value="-247.791068905939">
                <text:p>-247.791068905939</text:p>
              </table:table-cell>
              <table:table-cell office:value-type="float" office:value="71.7568767425985">
                <text:p>71.7568767425985</text:p>
              </table:table-cell>
              <table:table-cell office:value-type="float" office:value="176.03419216334">
                <text:p>176.03419216334</text:p>
              </table:table-cell>
            </table:table-row>
            <table:table-row>
              <table:table-cell office:value-type="float" office:value="285.0625">
                <text:p>285.0625</text:p>
              </table:table-cell>
              <table:table-cell office:value-type="float" office:value="-246.23894558949">
                <text:p>-246.23894558949</text:p>
              </table:table-cell>
              <table:table-cell office:value-type="float" office:value="65.730133573667">
                <text:p>65.730133573667</text:p>
              </table:table-cell>
              <table:table-cell office:value-type="float" office:value="180.508812015823">
                <text:p>180.508812015823</text:p>
              </table:table-cell>
            </table:table-row>
            <table:table-row>
              <table:table-cell office:value-type="float" office:value="286.46875">
                <text:p>286.46875</text:p>
              </table:table-cell>
              <table:table-cell office:value-type="float" office:value="-244.538497139686">
                <text:p>-244.538497139686</text:p>
              </table:table-cell>
              <table:table-cell office:value-type="float" office:value="59.6637970300788">
                <text:p>59.6637970300788</text:p>
              </table:table-cell>
              <table:table-cell office:value-type="float" office:value="184.874700109607">
                <text:p>184.874700109607</text:p>
              </table:table-cell>
            </table:table-row>
            <table:table-row>
              <table:table-cell office:value-type="float" office:value="287.875">
                <text:p>287.875</text:p>
              </table:table-cell>
              <table:table-cell office:value-type="float" office:value="-242.690747843088">
                <text:p>-242.690747843088</text:p>
              </table:table-cell>
              <table:table-cell office:value-type="float" office:value="53.5615212461325">
                <text:p>53.5615212461325</text:p>
              </table:table-cell>
              <table:table-cell office:value-type="float" office:value="189.129226596956">
                <text:p>189.129226596956</text:p>
              </table:table-cell>
            </table:table-row>
            <table:table-row>
              <table:table-cell office:value-type="float" office:value="289.28125">
                <text:p>289.28125</text:p>
              </table:table-cell>
              <table:table-cell office:value-type="float" office:value="-240.696810714781">
                <text:p>-240.696810714781</text:p>
              </table:table-cell>
              <table:table-cell office:value-type="float" office:value="47.426982004582">
                <text:p>47.426982004582</text:p>
              </table:table-cell>
              <table:table-cell office:value-type="float" office:value="193.269828710199">
                <text:p>193.269828710199</text:p>
              </table:table-cell>
            </table:table-row>
            <table:table-row>
              <table:table-cell office:value-type="float" office:value="290.6875">
                <text:p>290.6875</text:p>
              </table:table-cell>
              <table:table-cell office:value-type="float" office:value="-238.557886827933">
                <text:p>-238.557886827933</text:p>
              </table:table-cell>
              <table:table-cell office:value-type="float" office:value="41.263874522481">
                <text:p>41.263874522481</text:p>
              </table:table-cell>
              <table:table-cell office:value-type="float" office:value="197.294012305452">
                <text:p>197.294012305452</text:p>
              </table:table-cell>
            </table:table-row>
            <table:table-row>
              <table:table-cell office:value-type="float" office:value="292.09375">
                <text:p>292.09375</text:p>
              </table:table-cell>
              <table:table-cell office:value-type="float" office:value="-236.275264590314">
                <text:p>-236.275264590314</text:p>
              </table:table-cell>
              <table:table-cell office:value-type="float" office:value="35.0759112253233">
                <text:p>35.0759112253233</text:p>
              </table:table-cell>
              <table:table-cell office:value-type="float" office:value="201.199353364991">
                <text:p>201.199353364991</text:p>
              </table:table-cell>
            </table:table-row>
            <table:table-row>
              <table:table-cell office:value-type="float" office:value="293.5">
                <text:p>293.5</text:p>
              </table:table-cell>
              <table:table-cell office:value-type="float" office:value="-233.850318968207">
                <text:p>-233.850318968207</text:p>
              </table:table-cell>
              <table:table-cell office:value-type="float" office:value="28.8668195108163">
                <text:p>28.8668195108163</text:p>
              </table:table-cell>
              <table:table-cell office:value-type="float" office:value="204.98349945739">
                <text:p>204.98349945739</text:p>
              </table:table-cell>
            </table:table-row>
            <table:table-row>
              <table:table-cell office:value-type="float" office:value="294.90625">
                <text:p>294.90625</text:p>
              </table:table-cell>
              <table:table-cell office:value-type="float" office:value="-231.28451065818">
                <text:p>-231.28451065818</text:p>
              </table:table-cell>
              <table:table-cell office:value-type="float" office:value="22.6403395036358">
                <text:p>22.6403395036358</text:p>
              </table:table-cell>
              <table:table-cell office:value-type="float" office:value="208.644171154544">
                <text:p>208.644171154544</text:p>
              </table:table-cell>
            </table:table-row>
            <table:table-row>
              <table:table-cell office:value-type="float" office:value="296.3125">
                <text:p>296.3125</text:p>
              </table:table-cell>
              <table:table-cell office:value-type="float" office:value="-228.579385207217">
                <text:p>-228.579385207217</text:p>
              </table:table-cell>
              <table:table-cell office:value-type="float" office:value="16.4002218025151">
                <text:p>16.4002218025151</text:p>
              </table:table-cell>
              <table:table-cell office:value-type="float" office:value="212.179163404702">
                <text:p>212.179163404702</text:p>
              </table:table-cell>
            </table:table-row>
            <table:table-row>
              <table:table-cell office:value-type="float" office:value="297.71875">
                <text:p>297.71875</text:p>
              </table:table-cell>
              <table:table-cell office:value-type="float" office:value="-225.736572081739">
                <text:p>-225.736572081739</text:p>
              </table:table-cell>
              <table:table-cell office:value-type="float" office:value="10.1502252210244">
                <text:p>10.1502252210244</text:p>
              </table:table-cell>
              <table:table-cell office:value-type="float" office:value="215.586346860715">
                <text:p>215.586346860715</text:p>
              </table:table-cell>
            </table:table-row>
            <table:table-row>
              <table:table-cell office:value-type="float" office:value="299.125">
                <text:p>299.125</text:p>
              </table:table-cell>
              <table:table-cell office:value-type="float" office:value="-222.757783686073">
                <text:p>-222.757783686073</text:p>
              </table:table-cell>
              <table:table-cell office:value-type="float" office:value="3.89411452340202">
                <text:p>3.89411452340202</text:p>
              </table:table-cell>
              <table:table-cell office:value-type="float" office:value="218.863669162671">
                <text:p>218.863669162671</text:p>
              </table:table-cell>
            </table:table-row>
            <table:table-row>
              <table:table-cell office:value-type="float" office:value="300.53125">
                <text:p>300.53125</text:p>
              </table:table-cell>
              <table:table-cell office:value-type="float" office:value="-219.644814330965">
                <text:p>-219.644814330965</text:p>
              </table:table-cell>
              <table:table-cell office:value-type="float" office:value="-2.36434184319899">
                <text:p>-2.36434184319899</text:p>
              </table:table-cell>
              <table:table-cell office:value-type="float" office:value="222.009156174164">
                <text:p>222.009156174164</text:p>
              </table:table-cell>
            </table:table-row>
            <table:table-row>
              <table:table-cell office:value-type="float" office:value="301.9375">
                <text:p>301.9375</text:p>
              </table:table-cell>
              <table:table-cell office:value-type="float" office:value="-216.399539152753">
                <text:p>-216.399539152753</text:p>
              </table:table-cell>
              <table:table-cell office:value-type="float" office:value="-8.62137401868209">
                <text:p>-8.62137401868209</text:p>
              </table:table-cell>
              <table:table-cell office:value-type="float" office:value="225.020913171435">
                <text:p>225.020913171435</text:p>
              </table:table-cell>
            </table:table-row>
            <table:table-row>
              <table:table-cell office:value-type="float" office:value="303.34375">
                <text:p>303.34375</text:p>
              </table:table-cell>
              <table:table-cell office:value-type="float" office:value="-213.023912983854">
                <text:p>-213.023912983854</text:p>
              </table:table-cell>
              <table:table-cell office:value-type="float" office:value="-14.8732130008304">
                <text:p>-14.8732130008304</text:p>
              </table:table-cell>
              <table:table-cell office:value-type="float" office:value="227.897125984685">
                <text:p>227.897125984685</text:p>
              </table:table-cell>
            </table:table-row>
            <table:table-row>
              <table:table-cell office:value-type="float" office:value="304.75">
                <text:p>304.75</text:p>
              </table:table-cell>
              <table:table-cell office:value-type="float" office:value="-209.519969175252">
                <text:p>-209.519969175252</text:p>
              </table:table-cell>
              <table:table-cell office:value-type="float" office:value="-21.1160929156121">
                <text:p>-21.1160929156121</text:p>
              </table:table-cell>
              <table:table-cell office:value-type="float" office:value="230.636062090864">
                <text:p>230.636062090864</text:p>
              </table:table-cell>
            </table:table-row>
            <table:table-row>
              <table:table-cell office:value-type="float" office:value="306.15625">
                <text:p>306.15625</text:p>
              </table:table-cell>
              <table:table-cell office:value-type="float" office:value="-205.889818371674">
                <text:p>-205.889818371674</text:p>
              </table:table-cell>
              <table:table-cell office:value-type="float" office:value="-27.3462532856031">
                <text:p>-27.3462532856031</text:p>
              </table:table-cell>
              <table:table-cell office:value-type="float" office:value="233.236071657277">
                <text:p>233.236071657277</text:p>
              </table:table-cell>
            </table:table-row>
            <table:table-row>
              <table:table-cell office:value-type="float" office:value="307.5625">
                <text:p>307.5625</text:p>
              </table:table-cell>
              <table:table-cell office:value-type="float" office:value="-202.135647240226">
                <text:p>-202.135647240226</text:p>
              </table:table-cell>
              <table:table-cell office:value-type="float" office:value="-33.559941295157">
                <text:p>-33.559941295157</text:p>
              </table:table-cell>
              <table:table-cell office:value-type="float" office:value="235.695588535383">
                <text:p>235.695588535383</text:p>
              </table:table-cell>
            </table:table-row>
            <table:table-row>
              <table:table-cell office:value-type="float" office:value="308.96875">
                <text:p>308.96875</text:p>
              </table:table-cell>
              <table:table-cell office:value-type="float" office:value="-198.259717153219">
                <text:p>-198.259717153219</text:p>
              </table:table-cell>
              <table:table-cell office:value-type="float" office:value="-39.7534140509618">
                <text:p>-39.7534140509618</text:p>
              </table:table-cell>
              <table:table-cell office:value-type="float" office:value="238.013131204181">
                <text:p>238.013131204181</text:p>
              </table:table-cell>
            </table:table-row>
            <table:table-row>
              <table:table-cell office:value-type="float" office:value="310.375">
                <text:p>310.375</text:p>
              </table:table-cell>
              <table:table-cell office:value-type="float" office:value="-194.264362826007">
                <text:p>-194.264362826007</text:p>
              </table:table-cell>
              <table:table-cell office:value-type="float" office:value="-45.9229408366183">
                <text:p>-45.9229408366183</text:p>
              </table:table-cell>
              <table:table-cell office:value-type="float" office:value="240.187303662625">
                <text:p>240.187303662625</text:p>
              </table:table-cell>
            </table:table-row>
            <table:table-row>
              <table:table-cell office:value-type="float" office:value="311.78125">
                <text:p>311.78125</text:p>
              </table:table-cell>
              <table:table-cell office:value-type="float" office:value="-190.151990910641">
                <text:p>-190.151990910641</text:p>
              </table:table-cell>
              <table:table-cell office:value-type="float" office:value="-52.0648053598841">
                <text:p>-52.0648053598841</text:p>
              </table:table-cell>
              <table:table-cell office:value-type="float" office:value="242.216796270525">
                <text:p>242.216796270525</text:p>
              </table:table-cell>
            </table:table-row>
            <table:table-row>
              <table:table-cell office:value-type="float" office:value="313.1875">
                <text:p>313.1875</text:p>
              </table:table-cell>
              <table:table-cell office:value-type="float" office:value="-185.925078546191">
                <text:p>-185.925078546191</text:p>
              </table:table-cell>
              <table:table-cell office:value-type="float" office:value="-58.1753079912296">
                <text:p>-58.1753079912296</text:p>
              </table:table-cell>
              <table:table-cell office:value-type="float" office:value="244.100386537421">
                <text:p>244.100386537421</text:p>
              </table:table-cell>
            </table:table-row>
            <table:table-row>
              <table:table-cell office:value-type="float" office:value="314.59375">
                <text:p>314.59375</text:p>
              </table:table-cell>
              <table:table-cell office:value-type="float" office:value="-181.586171866612">
                <text:p>-181.586171866612</text:p>
              </table:table-cell>
              <table:table-cell office:value-type="float" office:value="-64.250767992356">
                <text:p>-64.250767992356</text:p>
              </table:table-cell>
              <table:table-cell office:value-type="float" office:value="245.836939858968">
                <text:p>245.83693985896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-177.137884467044">
                <text:p>-177.137884467044</text:p>
              </table:table-cell>
              <table:table-cell office:value-type="float" office:value="-70.2875257333348">
                <text:p>-70.2875257333348</text:p>
              </table:table-cell>
              <table:table-cell office:value-type="float" office:value="247.425410200379">
                <text:p>247.425410200379</text:p>
              </table:table-cell>
            </table:table-row>
            <table:table-row>
              <table:table-cell office:value-type="float" office:value="317.40625">
                <text:p>317.40625</text:p>
              </table:table-cell>
              <table:table-cell office:value-type="float" office:value="-172.582895829486">
                <text:p>-172.582895829486</text:p>
              </table:table-cell>
              <table:table-cell office:value-type="float" office:value="-76.2819448970316">
                <text:p>-76.2819448970316</text:p>
              </table:table-cell>
              <table:table-cell office:value-type="float" office:value="248.864840726518">
                <text:p>248.864840726518</text:p>
              </table:table-cell>
            </table:table-row>
            <table:table-row>
              <table:table-cell office:value-type="float" office:value="318.8125">
                <text:p>318.8125</text:p>
              </table:table-cell>
              <table:table-cell office:value-type="float" office:value="-167.92394970877">
                <text:p>-167.92394970877</text:p>
              </table:table-cell>
              <table:table-cell office:value-type="float" office:value="-82.2304146694883">
                <text:p>-82.2304146694883</text:p>
              </table:table-cell>
              <table:table-cell office:value-type="float" office:value="250.154364378258">
                <text:p>250.154364378258</text:p>
              </table:table-cell>
            </table:table-row>
            <table:table-row>
              <table:table-cell office:value-type="float" office:value="320.21875">
                <text:p>320.21875</text:p>
              </table:table-cell>
              <table:table-cell office:value-type="float" office:value="-163.163852479831">
                <text:p>-163.163852479831</text:p>
              </table:table-cell>
              <table:table-cell office:value-type="float" office:value="-88.1293519149412">
                <text:p>-88.1293519149412</text:p>
              </table:table-cell>
              <table:table-cell office:value-type="float" office:value="251.293204394772">
                <text:p>251.293204394772</text:p>
              </table:table-cell>
            </table:table-row>
            <table:table-row>
              <table:table-cell office:value-type="float" office:value="321.625">
                <text:p>321.625</text:p>
              </table:table-cell>
              <table:table-cell office:value-type="float" office:value="-158.305471447247">
                <text:p>-158.305471447247</text:p>
              </table:table-cell>
              <table:table-cell office:value-type="float" office:value="-93.9752033341693">
                <text:p>-93.9752033341693</text:p>
              </table:table-cell>
              <table:table-cell office:value-type="float" office:value="252.280674781416">
                <text:p>252.280674781416</text:p>
              </table:table-cell>
            </table:table-row>
            <table:table-row>
              <table:table-cell office:value-type="float" office:value="323.03125">
                <text:p>323.03125</text:p>
              </table:table-cell>
              <table:table-cell office:value-type="float" office:value="-153.351733118086">
                <text:p>-153.351733118086</text:p>
              </table:table-cell>
              <table:table-cell office:value-type="float" office:value="-99.764447604868">
                <text:p>-99.764447604868</text:p>
              </table:table-cell>
              <table:table-cell office:value-type="float" office:value="253.116180722954">
                <text:p>253.116180722954</text:p>
              </table:table-cell>
            </table:table-row>
            <table:table-row>
              <table:table-cell office:value-type="float" office:value="324.4375">
                <text:p>324.4375</text:p>
              </table:table-cell>
              <table:table-cell office:value-type="float" office:value="-148.305621439085">
                <text:p>-148.305621439085</text:p>
              </table:table-cell>
              <table:table-cell office:value-type="float" office:value="-105.493597502763">
                <text:p>-105.493597502763</text:p>
              </table:table-cell>
              <table:table-cell office:value-type="float" office:value="253.799218941848">
                <text:p>253.799218941848</text:p>
              </table:table-cell>
            </table:table-row>
            <table:table-row>
              <table:table-cell office:value-type="float" office:value="325.84375">
                <text:p>325.84375</text:p>
              </table:table-cell>
              <table:table-cell office:value-type="float" office:value="-143.170175999234">
                <text:p>-143.170175999234</text:p>
              </table:table-cell>
              <table:table-cell office:value-type="float" office:value="-111.159202002181">
                <text:p>-111.159202002181</text:p>
              </table:table-cell>
              <table:table-cell office:value-type="float" office:value="254.329378001415">
                <text:p>254.329378001415</text:p>
              </table:table-cell>
            </table:table-row>
            <table:table-row>
              <table:table-cell office:value-type="float" office:value="327.25">
                <text:p>327.25</text:p>
              </table:table-cell>
              <table:table-cell office:value-type="float" office:value="-137.948490198838">
                <text:p>-137.948490198838</text:p>
              </table:table-cell>
              <table:table-cell office:value-type="float" office:value="-116.757848354824">
                <text:p>-116.757848354824</text:p>
              </table:table-cell>
              <table:table-cell office:value-type="float" office:value="254.706338553662">
                <text:p>254.706338553662</text:p>
              </table:table-cell>
            </table:table-row>
            <table:table-row>
              <table:table-cell office:value-type="float" office:value="328.65625">
                <text:p>328.65625</text:p>
              </table:table-cell>
              <table:table-cell office:value-type="float" office:value="-132.643709386174">
                <text:p>-132.643709386174</text:p>
              </table:table-cell>
              <table:table-cell office:value-type="float" office:value="-122.286164145475">
                <text:p>-122.286164145475</text:p>
              </table:table-cell>
              <table:table-cell office:value-type="float" office:value="254.929873531648">
                <text:p>254.929873531648</text:p>
              </table:table-cell>
            </table:table-row>
            <table:table-row>
              <table:table-cell office:value-type="float" office:value="330.0625">
                <text:p>330.0625</text:p>
              </table:table-cell>
              <table:table-cell office:value-type="float" office:value="-127.259028962842">
                <text:p>-127.259028962842</text:p>
              </table:table-cell>
              <table:table-cell office:value-type="float" office:value="-127.740819323419">
                <text:p>-127.740819323419</text:p>
              </table:table-cell>
              <table:table-cell office:value-type="float" office:value="254.999848286261">
                <text:p>254.999848286261</text:p>
              </table:table-cell>
            </table:table-row>
            <table:table-row>
              <table:table-cell office:value-type="float" office:value="331.46875">
                <text:p>331.46875</text:p>
              </table:table-cell>
              <table:table-cell office:value-type="float" office:value="-121.797692458985">
                <text:p>-121.797692458985</text:p>
              </table:table-cell>
              <table:table-cell office:value-type="float" office:value="-133.118528208339">
                <text:p>-133.118528208339</text:p>
              </table:table-cell>
              <table:table-cell office:value-type="float" office:value="254.916220667324">
                <text:p>254.916220667324</text:p>
              </table:table-cell>
            </table:table-row>
            <table:table-row>
              <table:table-cell office:value-type="float" office:value="332.875">
                <text:p>332.875</text:p>
              </table:table-cell>
              <table:table-cell office:value-type="float" office:value="-116.2629895795">
                <text:p>-116.2629895795</text:p>
              </table:table-cell>
              <table:table-cell office:value-type="float" office:value="-138.416051469489">
                <text:p>-138.416051469489</text:p>
              </table:table-cell>
              <table:table-cell office:value-type="float" office:value="254.679041048989">
                <text:p>254.679041048989</text:p>
              </table:table-cell>
            </table:table-row>
            <table:table-row>
              <table:table-cell office:value-type="float" office:value="334.28125">
                <text:p>334.28125</text:p>
              </table:table-cell>
              <table:table-cell office:value-type="float" office:value="-110.658254222445">
                <text:p>-110.658254222445</text:p>
              </table:table-cell>
              <table:table-cell office:value-type="float" office:value="-143.630198076944">
                <text:p>-143.630198076944</text:p>
              </table:table-cell>
              <table:table-cell office:value-type="float" office:value="254.288452299389">
                <text:p>254.288452299389</text:p>
              </table:table-cell>
            </table:table-row>
            <table:table-row>
              <table:table-cell office:value-type="float" office:value="335.6875">
                <text:p>335.6875</text:p>
              </table:table-cell>
              <table:table-cell office:value-type="float" office:value="-104.986862470826">
                <text:p>-104.986862470826</text:p>
              </table:table-cell>
              <table:table-cell office:value-type="float" office:value="-148.757827223756">
                <text:p>-148.757827223756</text:p>
              </table:table-cell>
              <table:table-cell office:value-type="float" office:value="253.744689694581">
                <text:p>253.744689694581</text:p>
              </table:table-cell>
            </table:table-row>
            <table:table-row>
              <table:table-cell office:value-type="float" office:value="337.09375">
                <text:p>337.09375</text:p>
              </table:table-cell>
              <table:table-cell office:value-type="float" office:value="-99.252230558965">
                <text:p>-99.252230558965</text:p>
              </table:table-cell>
              <table:table-cell office:value-type="float" office:value="-153.795850217861">
                <text:p>-153.795850217861</text:p>
              </table:table-cell>
              <table:table-cell office:value-type="float" office:value="253.048080776826">
                <text:p>253.048080776826</text:p>
              </table:table-cell>
            </table:table-row>
            <table:table-row>
              <table:table-cell office:value-type="float" office:value="338.5">
                <text:p>338.5</text:p>
              </table:table-cell>
              <table:table-cell office:value-type="float" office:value="-93.4578128146958">
                <text:p>-93.4578128146958</text:p>
              </table:table-cell>
              <table:table-cell office:value-type="float" office:value="-158.741232342593">
                <text:p>-158.741232342593</text:p>
              </table:table-cell>
              <table:table-cell office:value-type="float" office:value="252.199045157289">
                <text:p>252.199045157289</text:p>
              </table:table-cell>
            </table:table-row>
            <table:table-row>
              <table:table-cell office:value-type="float" office:value="339.90625">
                <text:p>339.90625</text:p>
              </table:table-cell>
              <table:table-cell office:value-type="float" office:value="-87.6070995785997">
                <text:p>-87.6070995785997</text:p>
              </table:table-cell>
              <table:table-cell office:value-type="float" office:value="-163.590994684678">
                <text:p>-163.590994684678</text:p>
              </table:table-cell>
              <table:table-cell office:value-type="float" office:value="251.198094263278">
                <text:p>251.198094263278</text:p>
              </table:table-cell>
            </table:table-row>
            <table:table-row>
              <table:table-cell office:value-type="float" office:value="341.3125">
                <text:p>341.3125</text:p>
              </table:table-cell>
              <table:table-cell office:value-type="float" office:value="-81.7036151015579">
                <text:p>-81.7036151015579</text:p>
              </table:table-cell>
              <table:table-cell office:value-type="float" office:value="-168.342215928627">
                <text:p>-168.342215928627</text:p>
              </table:table-cell>
              <table:table-cell office:value-type="float" office:value="250.045831030185">
                <text:p>250.045831030185</text:p>
              </table:table-cell>
            </table:table-row>
            <table:table-row>
              <table:table-cell office:value-type="float" office:value="342.71875">
                <text:p>342.71875</text:p>
              </table:table-cell>
              <table:table-cell office:value-type="float" office:value="-75.7509154218739">
                <text:p>-75.7509154218739</text:p>
              </table:table-cell>
              <table:table-cell office:value-type="float" office:value="-172.992034116422">
                <text:p>-172.992034116422</text:p>
              </table:table-cell>
              <table:table-cell office:value-type="float" office:value="248.742949538295">
                <text:p>248.742949538295</text:p>
              </table:table-cell>
            </table:table-row>
            <table:table-row>
              <table:table-cell office:value-type="float" office:value="344.125">
                <text:p>344.125</text:p>
              </table:table-cell>
              <table:table-cell office:value-type="float" office:value="-69.7525862232489">
                <text:p>-69.7525862232489</text:p>
              </table:table-cell>
              <table:table-cell office:value-type="float" office:value="-177.537648371453">
                <text:p>-177.537648371453</text:p>
              </table:table-cell>
              <table:table-cell office:value-type="float" office:value="247.290234594702">
                <text:p>247.290234594702</text:p>
              </table:table-cell>
            </table:table-row>
            <table:table-row>
              <table:table-cell office:value-type="float" office:value="345.53125">
                <text:p>345.53125</text:p>
              </table:table-cell>
              <table:table-cell office:value-type="float" office:value="-63.7122406749002">
                <text:p>-63.7122406749002</text:p>
              </table:table-cell>
              <table:table-cell office:value-type="float" office:value="-181.976320585665">
                <text:p>-181.976320585665</text:p>
              </table:table-cell>
              <table:table-cell office:value-type="float" office:value="245.688561260566">
                <text:p>245.688561260566</text:p>
              </table:table-cell>
            </table:table-row>
            <table:table-row>
              <table:table-cell office:value-type="float" office:value="346.9375">
                <text:p>346.9375</text:p>
              </table:table-cell>
              <table:table-cell office:value-type="float" office:value="-57.6335172551231">
                <text:p>-57.6335172551231</text:p>
              </table:table-cell>
              <table:table-cell office:value-type="float" office:value="-186.30537706889">
                <text:p>-186.30537706889</text:p>
              </table:table-cell>
              <table:table-cell office:value-type="float" office:value="243.938894324013">
                <text:p>243.938894324013</text:p>
              </table:table-cell>
            </table:table-row>
            <table:table-row>
              <table:table-cell office:value-type="float" office:value="348.34375">
                <text:p>348.34375</text:p>
              </table:table-cell>
              <table:table-cell office:value-type="float" office:value="-51.5200775596073">
                <text:p>-51.5200775596073</text:p>
              </table:table-cell>
              <table:table-cell office:value-type="float" office:value="-190.522210159375">
                <text:p>-190.522210159375</text:p>
              </table:table-cell>
              <table:table-cell office:value-type="float" office:value="242.042287718983">
                <text:p>242.042287718983</text:p>
              </table:table-cell>
            </table:table-row>
            <table:table-row>
              <table:table-cell office:value-type="float" office:value="349.75">
                <text:p>349.75</text:p>
              </table:table-cell>
              <table:table-cell office:value-type="float" office:value="-45.3756040958296">
                <text:p>-45.3756040958296</text:p>
              </table:table-cell>
              <table:table-cell office:value-type="float" office:value="-194.624279794545">
                <text:p>-194.624279794545</text:p>
              </table:table-cell>
              <table:table-cell office:value-type="float" office:value="239.999883890374">
                <text:p>239.999883890374</text:p>
              </table:table-cell>
            </table:table-row>
            <table:table-row>
              <table:table-cell office:value-type="float" office:value="351.15625">
                <text:p>351.15625</text:p>
              </table:table-cell>
              <table:table-cell office:value-type="float" office:value="-39.2037980648477">
                <text:p>-39.2037980648477</text:p>
              </table:table-cell>
              <table:table-cell office:value-type="float" office:value="-198.609115041037">
                <text:p>-198.609115041037</text:p>
              </table:table-cell>
              <table:table-cell office:value-type="float" office:value="237.812913105884">
                <text:p>237.812913105884</text:p>
              </table:table-cell>
            </table:table-row>
            <table:table-row>
              <table:table-cell office:value-type="float" office:value="352.5625">
                <text:p>352.5625</text:p>
              </table:table-cell>
              <table:table-cell office:value-type="float" office:value="-33.0083771318359">
                <text:p>-33.0083771318359</text:p>
              </table:table-cell>
              <table:table-cell office:value-type="float" office:value="-202.474315583101">
                <text:p>-202.474315583101</text:p>
              </table:table-cell>
              <table:table-cell office:value-type="float" office:value="235.482692714937">
                <text:p>235.482692714937</text:p>
              </table:table-cell>
            </table:table-row>
            <table:table-row>
              <table:table-cell office:value-type="float" office:value="353.96875">
                <text:p>353.96875</text:p>
              </table:table-cell>
              <table:table-cell office:value-type="float" office:value="-26.7930731867027">
                <text:p>-26.7930731867027</text:p>
              </table:table-cell>
              <table:table-cell office:value-type="float" office:value="-206.21755316846">
                <text:p>-206.21755316846</text:p>
              </table:table-cell>
              <table:table-cell office:value-type="float" office:value="233.010626355163">
                <text:p>233.010626355163</text:p>
              </table:table-cell>
            </table:table-row>
            <table:table-row>
              <table:table-cell office:value-type="float" office:value="355.375">
                <text:p>355.375</text:p>
              </table:table-cell>
              <table:table-cell office:value-type="float" office:value="-20.5616300961393">
                <text:p>-20.5616300961393</text:p>
              </table:table-cell>
              <table:table-cell office:value-type="float" office:value="-209.836573010762">
                <text:p>-209.836573010762</text:p>
              </table:table-cell>
              <table:table-cell office:value-type="float" office:value="230.398203106901">
                <text:p>230.398203106901</text:p>
              </table:table-cell>
            </table:table-row>
            <table:table-row>
              <table:table-cell office:value-type="float" office:value="356.78125">
                <text:p>356.78125</text:p>
              </table:table-cell>
              <table:table-cell office:value-type="float" office:value="-14.3178014484549">
                <text:p>-14.3178014484549</text:p>
              </table:table-cell>
              <table:table-cell office:value-type="float" office:value="-213.329195147776">
                <text:p>-213.329195147776</text:p>
              </table:table-cell>
              <table:table-cell office:value-type="float" office:value="227.646996596231">
                <text:p>227.646996596231</text:p>
              </table:table-cell>
            </table:table-row>
            <table:table-row>
              <table:table-cell office:value-type="float" office:value="358.1875">
                <text:p>358.1875</text:p>
              </table:table-cell>
              <table:table-cell office:value-type="float" office:value="-8.06534829255498">
                <text:p>-8.06534829255498</text:p>
              </table:table-cell>
              <table:table-cell office:value-type="float" office:value="-216.693315754526">
                <text:p>-216.693315754526</text:p>
              </table:table-cell>
              <table:table-cell office:value-type="float" office:value="224.758664047081">
                <text:p>224.758664047081</text:p>
              </table:table-cell>
            </table:table-row>
            <table:table-row>
              <table:table-cell office:value-type="float" office:value="359.59375">
                <text:p>359.59375</text:p>
              </table:table-cell>
              <table:table-cell office:value-type="float" office:value="-1.80803687242645">
                <text:p>-1.80803687242645</text:p>
              </table:table-cell>
              <table:table-cell office:value-type="float" office:value="-219.926908410551">
                <text:p>-219.926908410551</text:p>
              </table:table-cell>
              <table:table-cell office:value-type="float" office:value="221.734945282977">
                <text:p>221.734945282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9.727cm" svg:height="15.417cm" xlink:href=".." xlink:type="simple" chart:class="chart:line" chart:style-name="ch1">
        <chart:legend chart:legend-position="end" svg:x="26.875cm" svg:y="6.99cm" style:legend-expansion="high" chart:style-name="ch2"/>
        <chart:plot-area chart:style-name="ch3" table:cell-range-address="Sheet1.H2:Sheet1.H258 Sheet1.J2:Sheet1.K258" svg:x="0.594cm" svg:y="0.308cm" svg:width="25.687cm" svg:height="14.801cm">
          <chartooo:coordinate-region svg:x="1.692cm" svg:y="0.43cm" svg:width="24.589cm" svg:height="13.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258" chart:class="chart:line">
            <chart:data-point chart:repeated="257"/>
          </chart:series>
          <chart:series chart:style-name="ch8" chart:values-cell-range-address="Sheet1.J2:Sheet1.J258" chart:class="chart:line">
            <chart:data-point chart:repeated="257"/>
          </chart:series>
          <chart:series chart:style-name="ch9" chart:values-cell-range-address="Sheet1.K2:Sheet1.K258" chart:class="chart:line">
            <chart:data-point chart:repeated="257"/>
          </chart:series>
          <chart:wall chart:style-name="ch10"/>
          <chart:floor chart:style-name="ch11"/>
        </chart:plot-area>
        <draw:frame draw:style-name="gr1" draw:text-style-name="P1" svg:width="9.342cm" svg:height="0.398cm" svg:x="-0.902cm" svg:y="-0.038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2:Sheet1.H258</svg:desc>
                </draw:g>
              </table:table-cell>
              <table:table-cell office:value-type="float" office:value="NaN">
                <text:p>NaN</text:p>
                <draw:g>
                  <svg:desc>Sheet1.J2:Sheet1.J258</svg:desc>
                </draw:g>
              </table:table-cell>
              <table:table-cell office:value-type="float" office:value="NaN">
                <text:p>NaN</text:p>
                <draw:g>
                  <svg:desc>Sheet1.K2:Sheet1.K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23525500891145">
                <text:p>8.23525500891145</text:p>
              </table:table-cell>
              <table:table-cell office:value-type="float" office:value="17.0985782501039">
                <text:p>17.0985782501039</text:p>
              </table:table-cell>
              <table:table-cell office:value-type="float" office:value="237.901421749896">
                <text:p>237.90142174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073289529989">
                <text:p>19.073289529989</text:p>
              </table:table-cell>
              <table:table-cell office:value-type="float" office:value="17.179121611877">
                <text:p>17.179121611877</text:p>
              </table:table-cell>
              <table:table-cell office:value-type="float" office:value="237.820878388123">
                <text:p>237.820878388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9001512550191">
                <text:p>29.9001512550191</text:p>
              </table:table-cell>
              <table:table-cell office:value-type="float" office:value="17.3261181456277">
                <text:p>17.3261181456277</text:p>
              </table:table-cell>
              <table:table-cell office:value-type="float" office:value="237.673881854372">
                <text:p>237.673881854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7093184873408">
                <text:p>40.7093184873408</text:p>
              </table:table-cell>
              <table:table-cell office:value-type="float" office:value="17.5394793061407">
                <text:p>17.5394793061407</text:p>
              </table:table-cell>
              <table:table-cell office:value-type="float" office:value="237.460520693859">
                <text:p>237.460520693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942801887941">
                <text:p>51.4942801887941</text:p>
              </table:table-cell>
              <table:table-cell office:value-type="float" office:value="17.819076572631">
                <text:p>17.819076572631</text:p>
              </table:table-cell>
              <table:table-cell office:value-type="float" office:value="237.180923427369">
                <text:p>237.180923427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2485399017259">
                <text:p>62.2485399017259</text:p>
              </table:table-cell>
              <table:table-cell office:value-type="float" office:value="18.1647415261601">
                <text:p>18.1647415261601</text:p>
              </table:table-cell>
              <table:table-cell office:value-type="float" office:value="236.83525847384">
                <text:p>236.83525847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9656196622127">
                <text:p>72.9656196622127</text:p>
              </table:table-cell>
              <table:table-cell office:value-type="float" office:value="18.5762659510852">
                <text:p>18.5762659510852</text:p>
              </table:table-cell>
              <table:table-cell office:value-type="float" office:value="236.423734048915">
                <text:p>236.423734048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6390639021441">
                <text:p>83.6390639021441</text:p>
              </table:table-cell>
              <table:table-cell office:value-type="float" office:value="19.0534019604806">
                <text:p>19.0534019604806</text:p>
              </table:table-cell>
              <table:table-cell office:value-type="float" office:value="235.946598039519">
                <text:p>235.946598039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262443337816">
                <text:p>94.262443337816</text:p>
              </table:table-cell>
              <table:table-cell office:value-type="float" office:value="19.5958621454554">
                <text:p>19.5958621454554</text:p>
              </table:table-cell>
              <table:table-cell office:value-type="float" office:value="235.404137854545">
                <text:p>235.404137854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.82935884269">
                <text:p>104.82935884269</text:p>
              </table:table-cell>
              <table:table-cell office:value-type="float" office:value="20.2033197482783">
                <text:p>20.2033197482783</text:p>
              </table:table-cell>
              <table:table-cell office:value-type="float" office:value="234.796680251722">
                <text:p>234.796680251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.333445301988">
                <text:p>115.333445301988</text:p>
              </table:table-cell>
              <table:table-cell office:value-type="float" office:value="20.8754088592036">
                <text:p>20.8754088592036</text:p>
              </table:table-cell>
              <table:table-cell office:value-type="float" office:value="234.124591140796">
                <text:p>234.124591140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.768375446801">
                <text:p>125.768375446801</text:p>
              </table:table-cell>
              <table:table-cell office:value-type="float" office:value="21.6117246368818">
                <text:p>21.6117246368818</text:p>
              </table:table-cell>
              <table:table-cell office:value-type="float" office:value="233.388275363118">
                <text:p>233.388275363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.127863665396">
                <text:p>136.127863665396</text:p>
              </table:table-cell>
              <table:table-cell office:value-type="float" office:value="22.411823552221">
                <text:p>22.411823552221</text:p>
              </table:table-cell>
              <table:table-cell office:value-type="float" office:value="232.588176447779">
                <text:p>232.588176447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.405669789436">
                <text:p>146.405669789436</text:p>
              </table:table-cell>
              <table:table-cell office:value-type="float" office:value="23.2752236555525">
                <text:p>23.2752236555525</text:p>
              </table:table-cell>
              <table:table-cell office:value-type="float" office:value="231.724776344448">
                <text:p>231.724776344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.595602852825">
                <text:p>156.595602852825</text:p>
              </table:table-cell>
              <table:table-cell office:value-type="float" office:value="24.2014048669384">
                <text:p>24.2014048669384</text:p>
              </table:table-cell>
              <table:table-cell office:value-type="float" office:value="230.798595133062">
                <text:p>230.798595133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.691524820912">
                <text:p>166.691524820912</text:p>
              </table:table-cell>
              <table:table-cell office:value-type="float" office:value="25.1898092894492">
                <text:p>25.1898092894492</text:p>
              </table:table-cell>
              <table:table-cell office:value-type="float" office:value="229.810190710551">
                <text:p>229.810190710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.687354287812">
                <text:p>176.687354287812</text:p>
              </table:table-cell>
              <table:table-cell office:value-type="float" office:value="26.2398415452195">
                <text:p>26.2398415452195</text:p>
              </table:table-cell>
              <table:table-cell office:value-type="float" office:value="228.76015845478">
                <text:p>228.76015845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6.577070139625">
                <text:p>186.577070139625</text:p>
              </table:table-cell>
              <table:table-cell office:value-type="float" office:value="27.3508691340819">
                <text:p>27.3508691340819</text:p>
              </table:table-cell>
              <table:table-cell office:value-type="float" office:value="227.649130865918">
                <text:p>227.649130865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.35471518132">
                <text:p>196.35471518132</text:p>
              </table:table-cell>
              <table:table-cell office:value-type="float" office:value="28.5222228145606">
                <text:p>28.5222228145606</text:p>
              </table:table-cell>
              <table:table-cell office:value-type="float" office:value="226.477777185439">
                <text:p>226.477777185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.014399725135">
                <text:p>206.014399725135</text:p>
              </table:table-cell>
              <table:table-cell office:value-type="float" office:value="29.7531970069984">
                <text:p>29.7531970069984</text:p>
              </table:table-cell>
              <table:table-cell office:value-type="float" office:value="225.246802993002">
                <text:p>225.246802993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5.550305138298">
                <text:p>215.550305138298</text:p>
              </table:table-cell>
              <table:table-cell office:value-type="float" office:value="31.0430502185709">
                <text:p>31.0430502185709</text:p>
              </table:table-cell>
              <table:table-cell office:value-type="float" office:value="223.956949781429">
                <text:p>223.956949781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2.591732333107">
                <text:p>222.591732333107</text:p>
              </table:table-cell>
              <table:table-cell office:value-type="float" office:value="31.3672154402135">
                <text:p>31.3672154402135</text:p>
              </table:table-cell>
              <table:table-cell office:value-type="float" office:value="221.585204460346">
                <text:p>221.585204460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5.604270403566">
                <text:p>225.604270403566</text:p>
              </table:table-cell>
              <table:table-cell office:value-type="float" office:value="30.0630864053826">
                <text:p>30.0630864053826</text:p>
              </table:table-cell>
              <table:table-cell office:value-type="float" office:value="217.470584678912">
                <text:p>217.470584678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8.48122913779">
                <text:p>228.48122913779</text:p>
              </table:table-cell>
              <table:table-cell office:value-type="float" office:value="28.8176497239002">
                <text:p>28.8176497239002</text:p>
              </table:table-cell>
              <table:table-cell office:value-type="float" office:value="213.301769981484">
                <text:p>213.301769981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1.220875563415">
                <text:p>231.220875563415</text:p>
              </table:table-cell>
              <table:table-cell office:value-type="float" office:value="27.6316556002534">
                <text:p>27.6316556002534</text:p>
              </table:table-cell>
              <table:table-cell office:value-type="float" office:value="209.081271506154">
                <text:p>209.08127150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.821559419874">
                <text:p>233.821559419874</text:p>
              </table:table-cell>
              <table:table-cell office:value-type="float" office:value="26.505818432955">
                <text:p>26.505818432955</text:p>
              </table:table-cell>
              <table:table-cell office:value-type="float" office:value="204.811631523389">
                <text:p>204.811631523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6.281714152459">
                <text:p>236.281714152459</text:p>
              </table:table-cell>
              <table:table-cell office:value-type="float" office:value="25.440816384217">
                <text:p>25.440816384217</text:p>
              </table:table-cell>
              <table:table-cell office:value-type="float" office:value="200.495421904663">
                <text:p>200.4954219046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.599857855949">
                <text:p>238.599857855949</text:p>
              </table:table-cell>
              <table:table-cell office:value-type="float" office:value="24.4372909714505">
                <text:p>24.4372909714505</text:p>
              </table:table-cell>
              <table:table-cell office:value-type="float" office:value="196.135242573255">
                <text:p>196.135242573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.77459416726">
                <text:p>240.77459416726</text:p>
              </table:table-cell>
              <table:table-cell office:value-type="float" office:value="23.4958466808398">
                <text:p>23.4958466808398</text:p>
              </table:table-cell>
              <table:table-cell office:value-type="float" office:value="191.733719938159">
                <text:p>191.733719938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2.804613106555">
                <text:p>242.804613106555</text:p>
              </table:table-cell>
              <table:table-cell office:value-type="float" office:value="22.6170506032228">
                <text:p>22.6170506032228</text:p>
              </table:table-cell>
              <table:table-cell office:value-type="float" office:value="187.293505312025">
                <text:p>187.29350531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4.688691866333">
                <text:p>244.688691866333</text:p>
              </table:table-cell>
              <table:table-cell office:value-type="float" office:value="21.8014320924963">
                <text:p>21.8014320924963</text:p>
              </table:table-cell>
              <table:table-cell office:value-type="float" office:value="182.817273314115">
                <text:p>182.817273314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6.425695548">
                <text:p>246.425695548</text:p>
              </table:table-cell>
              <table:table-cell office:value-type="float" office:value="21.0494824467533">
                <text:p>21.0494824467533</text:p>
              </table:table-cell>
              <table:table-cell office:value-type="float" office:value="178.307720259206">
                <text:p>178.307720259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8.014577845487">
                <text:p>248.014577845487</text:p>
              </table:table-cell>
              <table:table-cell office:value-type="float" office:value="20.3616546123432">
                <text:p>20.3616546123432</text:p>
              </table:table-cell>
              <table:table-cell office:value-type="float" office:value="173.767562533436">
                <text:p>173.767562533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.454381675512">
                <text:p>249.454381675512</text:p>
              </table:table-cell>
              <table:table-cell office:value-type="float" office:value="19.7383629110338">
                <text:p>19.7383629110338</text:p>
              </table:table-cell>
              <table:table-cell office:value-type="float" office:value="169.199534958052">
                <text:p>169.199534958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.744239754084">
                <text:p>250.744239754084</text:p>
              </table:table-cell>
              <table:table-cell office:value-type="float" office:value="19.1799827904396">
                <text:p>19.1799827904396</text:p>
              </table:table-cell>
              <table:table-cell office:value-type="float" office:value="164.606389142055">
                <text:p>164.606389142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.883375118929">
                <text:p>251.883375118929</text:p>
              </table:table-cell>
              <table:table-cell office:value-type="float" office:value="18.6868505978662">
                <text:p>18.6868505978662</text:p>
              </table:table-cell>
              <table:table-cell office:value-type="float" office:value="159.990891824736">
                <text:p>159.990891824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2.871101597497">
                <text:p>252.871101597497</text:p>
              </table:table-cell>
              <table:table-cell office:value-type="float" office:value="18.2592633777068">
                <text:p>18.2592633777068</text:p>
              </table:table-cell>
              <table:table-cell office:value-type="float" office:value="155.355823209094">
                <text:p>155.355823209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3.706824220291">
                <text:p>253.706824220291</text:p>
              </table:table-cell>
              <table:table-cell office:value-type="float" office:value="17.8974786925145">
                <text:p>17.8974786925145</text:p>
              </table:table-cell>
              <table:table-cell office:value-type="float" office:value="150.703975287148">
                <text:p>150.703975287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4.390039579254">
                <text:p>254.390039579254</text:p>
              </table:table-cell>
              <table:table-cell office:value-type="float" office:value="17.6017144678556">
                <text:p>17.6017144678556</text:p>
              </table:table-cell>
              <table:table-cell office:value-type="float" office:value="146.038150158141">
                <text:p>146.038150158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4.920336130998">
                <text:p>254.920336130998</text:p>
              </table:table-cell>
              <table:table-cell office:value-type="float" office:value="17.3721488610397">
                <text:p>17.3721488610397</text:p>
              </table:table-cell>
              <table:table-cell office:value-type="float" office:value="141.361158340665">
                <text:p>141.3611583406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.297394444712">
                <text:p>255.297394444712</text:p>
              </table:table-cell>
              <table:table-cell office:value-type="float" office:value="17.2089201538043">
                <text:p>17.2089201538043</text:p>
              </table:table-cell>
              <table:table-cell office:value-type="float" office:value="136.675817079707">
                <text:p>136.675817079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.520987394566">
                <text:p>255.520987394566</text:p>
              </table:table-cell>
              <table:table-cell office:value-type="float" office:value="17.1121266690191">
                <text:p>17.1121266690191</text:p>
              </table:table-cell>
              <table:table-cell office:value-type="float" office:value="131.984948649646">
                <text:p>131.9849486496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.590980296527">
                <text:p>255.590980296527</text:p>
              </table:table-cell>
              <table:table-cell office:value-type="float" office:value="17.0818267114601">
                <text:p>17.0818267114601</text:p>
              </table:table-cell>
              <table:table-cell office:value-type="float" office:value="127.291378654221">
                <text:p>127.291378654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.507330989489">
                <text:p>255.507330989489</text:p>
              </table:table-cell>
              <table:table-cell office:value-type="float" office:value="17.1180385326886">
                <text:p>17.1180385326886</text:p>
              </table:table-cell>
              <table:table-cell office:value-type="float" office:value="122.597934324494">
                <text:p>122.5979343244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.270089860667">
                <text:p>255.270089860667</text:p>
              </table:table-cell>
              <table:table-cell office:value-type="float" office:value="17.2207403200577">
                <text:p>17.2207403200577</text:p>
              </table:table-cell>
              <table:table-cell office:value-type="float" office:value="117.90744281583">
                <text:p>117.907442815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.879399815244">
                <text:p>254.879399815244</text:p>
              </table:table-cell>
              <table:table-cell office:value-type="float" office:value="17.3898702098509">
                <text:p>17.3898702098509</text:p>
              </table:table-cell>
              <table:table-cell office:value-type="float" office:value="113.222729504925">
                <text:p>113.222729504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.335496190297">
                <text:p>254.335496190297</text:p>
              </table:table-cell>
              <table:table-cell office:value-type="float" office:value="17.6253263245467">
                <text:p>17.6253263245467</text:p>
              </table:table-cell>
              <table:table-cell office:value-type="float" office:value="108.546616287905">
                <text:p>108.546616287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3.638706613031">
                <text:p>253.638706613031</text:p>
              </table:table-cell>
              <table:table-cell office:value-type="float" office:value="17.9269668341859">
                <text:p>17.9269668341859</text:p>
              </table:table-cell>
              <table:table-cell office:value-type="float" office:value="103.88191988052">
                <text:p>103.881919880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2.789450803431">
                <text:p>252.789450803431</text:p>
              </table:table-cell>
              <table:table-cell office:value-type="float" office:value="18.2946100418045">
                <text:p>18.2946100418045</text:p>
              </table:table-cell>
              <table:table-cell office:value-type="float" office:value="99.231450121462">
                <text:p>99.231450121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1.788240321444">
                <text:p>251.788240321444</text:p>
              </table:table-cell>
              <table:table-cell office:value-type="float" office:value="18.7280344928815">
                <text:p>18.7280344928815</text:p>
              </table:table-cell>
              <table:table-cell office:value-type="float" office:value="94.5980082798218">
                <text:p>94.5980082798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.635678258824">
                <text:p>250.635678258824</text:p>
              </table:table-cell>
              <table:table-cell office:value-type="float" office:value="19.2269791087342">
                <text:p>19.2269791087342</text:p>
              </table:table-cell>
              <table:table-cell office:value-type="float" office:value="89.9843853677092">
                <text:p>89.98438536770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.332458875862">
                <text:p>249.332458875862</text:p>
              </table:table-cell>
              <table:table-cell office:value-type="float" office:value="19.7911433437827">
                <text:p>19.7911433437827</text:p>
              </table:table-cell>
              <table:table-cell office:value-type="float" office:value="85.3933604590519">
                <text:p>85.3933604590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7.879367183183">
                <text:p>247.879367183183</text:p>
              </table:table-cell>
              <table:table-cell office:value-type="float" office:value="20.4201873665874">
                <text:p>20.4201873665874</text:p>
              </table:table-cell>
              <table:table-cell office:value-type="float" office:value="80.8276990155854">
                <text:p>80.8276990155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6.277278468889">
                <text:p>246.277278468889</text:p>
              </table:table-cell>
              <table:table-cell office:value-type="float" office:value="21.1137322645504">
                <text:p>21.1137322645504</text:p>
              </table:table-cell>
              <table:table-cell office:value-type="float" office:value="76.2901512210422">
                <text:p>76.29015122104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4.527157771314">
                <text:p>244.527157771314</text:p>
              </table:table-cell>
              <table:table-cell office:value-type="float" office:value="21.8713602721585">
                <text:p>21.8713602721585</text:p>
              </table:table-cell>
              <table:table-cell office:value-type="float" office:value="71.7834503245438">
                <text:p>71.7834503245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2.630059297726">
                <text:p>242.630059297726</text:p>
              </table:table-cell>
              <table:table-cell office:value-type="float" office:value="22.6926150226293">
                <text:p>22.6926150226293</text:p>
              </table:table-cell>
              <table:table-cell office:value-type="float" office:value="67.3103109941939">
                <text:p>67.3103109941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.587125789309">
                <text:p>240.587125789309</text:p>
              </table:table-cell>
              <table:table-cell office:value-type="float" office:value="23.57700182281">
                <text:p>23.57700182281</text:p>
              </table:table-cell>
              <table:table-cell office:value-type="float" office:value="62.8734276818638">
                <text:p>62.8734276818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8.399587832817">
                <text:p>238.399587832817</text:p>
              </table:table-cell>
              <table:table-cell office:value-type="float" office:value="24.5239879511614">
                <text:p>24.5239879511614</text:p>
              </table:table-cell>
              <table:table-cell office:value-type="float" office:value="58.4754730001548">
                <text:p>58.47547300015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.068763119319">
                <text:p>236.068763119319</text:p>
              </table:table-cell>
              <table:table-cell office:value-type="float" office:value="25.53300297865">
                <text:p>25.53300297865</text:p>
              </table:table-cell>
              <table:table-cell office:value-type="float" office:value="54.1190961125172">
                <text:p>54.1190961125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3.596055650466">
                <text:p>233.596055650466</text:p>
              </table:table-cell>
              <table:table-cell office:value-type="float" office:value="26.6034391123526">
                <text:p>26.6034391123526</text:p>
              </table:table-cell>
              <table:table-cell office:value-type="float" office:value="49.8069211374928">
                <text:p>49.80692113749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0.982954892777">
                <text:p>230.982954892777</text:p>
              </table:table-cell>
              <table:table-cell office:value-type="float" office:value="27.7346515615685">
                <text:p>27.7346515615685</text:p>
              </table:table-cell>
              <table:table-cell office:value-type="float" office:value="45.5415455680438">
                <text:p>45.5415455680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8.231034880439">
                <text:p>228.231034880439</text:p>
              </table:table-cell>
              <table:table-cell office:value-type="float" office:value="28.925958926217">
                <text:p>28.925958926217</text:p>
              </table:table-cell>
              <table:table-cell office:value-type="float" office:value="41.3255387069206">
                <text:p>41.32553870692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5.341953267166">
                <text:p>225.341953267166</text:p>
              </table:table-cell>
              <table:table-cell office:value-type="float" office:value="30.1766436072876">
                <text:p>30.1766436072876</text:p>
              </table:table-cell>
              <table:table-cell office:value-type="float" office:value="37.1614401190096">
                <text:p>37.1614401190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2.317450327692">
                <text:p>222.317450327692</text:p>
              </table:table-cell>
              <table:table-cell office:value-type="float" office:value="31.4859522390945">
                <text:p>31.4859522390945</text:p>
              </table:table-cell>
              <table:table-cell office:value-type="float" office:value="33.0517581015947">
                <text:p>33.0517581015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3.61086571441">
                <text:p>223.61086571441</text:p>
              </table:table-cell>
              <table:table-cell office:value-type="float" office:value="34.780160127888">
                <text:p>34.780160127888</text:p>
              </table:table-cell>
              <table:table-cell office:value-type="float" office:value="30.9260321582641">
                <text:p>30.92603215826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6.578408288527">
                <text:p>226.578408288527</text:p>
              </table:table-cell>
              <table:table-cell office:value-type="float" office:value="38.9131219124525">
                <text:p>38.9131219124525</text:p>
              </table:table-cell>
              <table:table-cell office:value-type="float" office:value="29.6413816932782">
                <text:p>29.6413816932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9.409784742173">
                <text:p>229.409784742173</text:p>
              </table:table-cell>
              <table:table-cell office:value-type="float" office:value="43.0994451199002">
                <text:p>43.0994451199002</text:p>
              </table:table-cell>
              <table:table-cell office:value-type="float" office:value="28.4156776007909">
                <text:p>28.4156776007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2.103289560044">
                <text:p>232.103289560044</text:p>
              </table:table-cell>
              <table:table-cell office:value-type="float" office:value="47.3366080656676">
                <text:p>47.3366080656676</text:p>
              </table:table-cell>
              <table:table-cell office:value-type="float" office:value="27.2496581991153">
                <text:p>27.24965819911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4.657300275553">
                <text:p>234.657300275553</text:p>
              </table:table-cell>
              <table:table-cell office:value-type="float" office:value="51.622058441234">
                <text:p>51.622058441234</text:p>
              </table:table-cell>
              <table:table-cell office:value-type="float" office:value="26.1440258547389">
                <text:p>26.14402585473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7.070278448147">
                <text:p>237.070278448147</text:p>
              </table:table-cell>
              <table:table-cell office:value-type="float" office:value="55.9532148515364">
                <text:p>55.9532148515364</text:p>
              </table:table-cell>
              <table:table-cell office:value-type="float" office:value="25.0994465592437">
                <text:p>25.09944655924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9.340770590002">
                <text:p>239.340770590002</text:p>
              </table:table-cell>
              <table:table-cell office:value-type="float" office:value="60.3274683699055">
                <text:p>60.3274683699055</text:p>
              </table:table-cell>
              <table:table-cell office:value-type="float" office:value="24.1165495281378">
                <text:p>24.1165495281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1.46740904155">
                <text:p>241.46740904155</text:p>
              </table:table-cell>
              <table:table-cell office:value-type="float" office:value="64.742184109586">
                <text:p>64.742184109586</text:p>
              </table:table-cell>
              <table:table-cell office:value-type="float" office:value="23.19592682184">
                <text:p>23.19592682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3.448912795308">
                <text:p>243.448912795308</text:p>
              </table:table-cell>
              <table:table-cell office:value-type="float" office:value="69.1947028108929">
                <text:p>69.1947028108929</text:p>
              </table:table-cell>
              <table:table-cell office:value-type="float" office:value="22.3381329890441">
                <text:p>22.33813298904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5.284088267509">
                <text:p>245.284088267509</text:p>
              </table:table-cell>
              <table:table-cell office:value-type="float" office:value="73.6823424430511">
                <text:p>73.6823424430511</text:p>
              </table:table-cell>
              <table:table-cell office:value-type="float" office:value="21.5436847326802">
                <text:p>21.5436847326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6.971830017069">
                <text:p>246.971830017069</text:p>
              </table:table-cell>
              <table:table-cell office:value-type="float" office:value="78.2023998197498">
                <text:p>78.2023998197498</text:p>
              </table:table-cell>
              <table:table-cell office:value-type="float" office:value="20.8130605986715">
                <text:p>20.81306059867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8.511121411467">
                <text:p>248.511121411467</text:p>
              </table:table-cell>
              <table:table-cell office:value-type="float" office:value="82.752152227441">
                <text:p>82.752152227441</text:p>
              </table:table-cell>
              <table:table-cell office:value-type="float" office:value="20.1467006876766">
                <text:p>20.14670068767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9.901035239125">
                <text:p>249.901035239125</text:p>
              </table:table-cell>
              <table:table-cell office:value-type="float" office:value="87.3288590654006">
                <text:p>87.3288590654006</text:p>
              </table:table-cell>
              <table:table-cell office:value-type="float" office:value="19.545006389989">
                <text:p>19.5450063899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1.140734267926">
                <text:p>251.140734267926</text:p>
              </table:table-cell>
              <table:table-cell office:value-type="float" office:value="91.9297634965635">
                <text:p>91.9297634965635</text:p>
              </table:table-cell>
              <table:table-cell office:value-type="float" office:value="19.0083401437548">
                <text:p>19.00834014375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.22947174953">
                <text:p>252.22947174953</text:p>
              </table:table-cell>
              <table:table-cell office:value-type="float" office:value="96.5520941081393">
                <text:p>96.5520941081393</text:p>
              </table:table-cell>
              <table:table-cell office:value-type="float" office:value="18.5370252166536">
                <text:p>18.5370252166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3.166591869188">
                <text:p>253.166591869188</text:p>
              </table:table-cell>
              <table:table-cell office:value-type="float" office:value="101.193066581008">
                <text:p>101.193066581008</text:p>
              </table:table-cell>
              <table:table-cell office:value-type="float" office:value="18.1313455111739">
                <text:p>18.13134551117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.951530140782">
                <text:p>253.951530140782</text:p>
              </table:table-cell>
              <table:table-cell office:value-type="float" office:value="105.849885366888">
                <text:p>105.849885366888</text:p>
              </table:table-cell>
              <table:table-cell office:value-type="float" office:value="17.7915453936008">
                <text:p>17.7915453936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4.583813746848">
                <text:p>254.583813746848</text:p>
              </table:table-cell>
              <table:table-cell office:value-type="float" office:value="110.519745372273">
                <text:p>110.519745372273</text:p>
              </table:table-cell>
              <table:table-cell office:value-type="float" office:value="17.5178295468192">
                <text:p>17.5178295468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5.063061823383">
                <text:p>255.063061823383</text:p>
              </table:table-cell>
              <table:table-cell office:value-type="float" office:value="115.199833648114">
                <text:p>115.199833648114</text:p>
              </table:table-cell>
              <table:table-cell office:value-type="float" office:value="17.3103628470204">
                <text:p>17.31036284702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388985689267">
                <text:p>255.388985689267</text:p>
              </table:table-cell>
              <table:table-cell office:value-type="float" office:value="119.887331084232">
                <text:p>119.887331084232</text:p>
              </table:table-cell>
              <table:table-cell office:value-type="float" office:value="17.1692702643866">
                <text:p>17.16927026438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.56138902015">
                <text:p>255.56138902015</text:p>
              </table:table-cell>
              <table:table-cell office:value-type="float" office:value="124.579414107449">
                <text:p>124.579414107449</text:p>
              </table:table-cell>
              <table:table-cell office:value-type="float" office:value="17.0946367878139">
                <text:p>17.09463678781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.580167966712">
                <text:p>255.580167966712</text:p>
              </table:table-cell>
              <table:table-cell office:value-type="float" office:value="129.273256382399">
                <text:p>129.273256382399</text:p>
              </table:table-cell>
              <table:table-cell office:value-type="float" office:value="17.0865073737177">
                <text:p>17.0865073737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.445311217218">
                <text:p>255.445311217218</text:p>
              </table:table-cell>
              <table:table-cell office:value-type="float" office:value="133.966030514012">
                <text:p>133.966030514012</text:p>
              </table:table-cell>
              <table:table-cell office:value-type="float" office:value="17.1448869189532">
                <text:p>17.14488691895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.156900004331">
                <text:p>255.156900004331</text:p>
              </table:table-cell>
              <table:table-cell office:value-type="float" office:value="138.654909750623">
                <text:p>138.654909750623</text:p>
              </table:table-cell>
              <table:table-cell office:value-type="float" office:value="17.2697402578653">
                <text:p>17.26974025786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4.715108056182">
                <text:p>254.715108056182</text:p>
              </table:table-cell>
              <table:table-cell office:value-type="float" office:value="143.337069686709">
                <text:p>143.337069686709</text:p>
              </table:table-cell>
              <table:table-cell office:value-type="float" office:value="17.4609921834711">
                <text:p>17.46099218347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4.12020149172">
                <text:p>254.12020149172</text:p>
              </table:table-cell>
              <table:table-cell office:value-type="float" office:value="148.009689964202">
                <text:p>148.009689964202</text:p>
              </table:table-cell>
              <table:table-cell office:value-type="float" office:value="17.7185274927621">
                <text:p>17.7185274927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3.372538660414">
                <text:p>253.372538660414</text:p>
              </table:table-cell>
              <table:table-cell office:value-type="float" office:value="152.669955971368">
                <text:p>152.669955971368</text:p>
              </table:table-cell>
              <table:table-cell office:value-type="float" office:value="18.0421910560978">
                <text:p>18.04219105609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2.472569926398">
                <text:p>252.472569926398</text:p>
              </table:table-cell>
              <table:table-cell office:value-type="float" office:value="157.315060538221">
                <text:p>157.315060538221</text:p>
              </table:table-cell>
              <table:table-cell office:value-type="float" office:value="18.4317879106502">
                <text:p>18.4317879106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1.420837397185">
                <text:p>251.420837397185</text:p>
              </table:table-cell>
              <table:table-cell office:value-type="float" office:value="161.942205627464">
                <text:p>161.942205627464</text:p>
              </table:table-cell>
              <table:table-cell office:value-type="float" office:value="18.887083377842">
                <text:p>18.8870833778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0.217974597123">
                <text:p>250.217974597123</text:p>
              </table:table-cell>
              <table:table-cell office:value-type="float" office:value="166.548604019913">
                <text:p>166.548604019913</text:p>
              </table:table-cell>
              <table:table-cell office:value-type="float" office:value="19.4078032047086">
                <text:p>19.4078032047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8.864706085786">
                <text:p>248.864706085786</text:p>
              </table:table-cell>
              <table:table-cell office:value-type="float" office:value="171.131480993422">
                <text:p>171.131480993422</text:p>
              </table:table-cell>
              <table:table-cell office:value-type="float" office:value="19.993633729097">
                <text:p>19.9936337290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7.361847021522">
                <text:p>247.361847021522</text:p>
              </table:table-cell>
              <table:table-cell office:value-type="float" office:value="175.688075994267">
                <text:p>175.688075994267</text:p>
              </table:table-cell>
              <table:table-cell office:value-type="float" office:value="20.6442220686051">
                <text:p>20.64422206860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5.710302670437">
                <text:p>245.710302670437</text:p>
              </table:table-cell>
              <table:table-cell office:value-type="float" office:value="180.215644300001">
                <text:p>180.215644300001</text:p>
              </table:table-cell>
              <table:table-cell office:value-type="float" office:value="21.3591763331441">
                <text:p>21.35917633314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3.911067861092">
                <text:p>243.911067861092</text:p>
              </table:table-cell>
              <table:table-cell office:value-type="float" office:value="184.711458672774">
                <text:p>184.711458672774</text:p>
              </table:table-cell>
              <table:table-cell office:value-type="float" office:value="22.1380658609991">
                <text:p>22.1380658609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1.965226385259">
                <text:p>241.965226385259</text:p>
              </table:table-cell>
              <table:table-cell office:value-type="float" office:value="189.172811002116">
                <text:p>189.172811002116</text:p>
              </table:table-cell>
              <table:table-cell office:value-type="float" office:value="22.9804214782429">
                <text:p>22.9804214782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.873950345083">
                <text:p>239.873950345083</text:p>
              </table:table-cell>
              <table:table-cell office:value-type="float" office:value="193.597013936206">
                <text:p>193.597013936206</text:p>
              </table:table-cell>
              <table:table-cell office:value-type="float" office:value="23.8857357813494">
                <text:p>23.88573578134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7.638499447053">
                <text:p>237.638499447053</text:p>
              </table:table-cell>
              <table:table-cell office:value-type="float" office:value="197.981402500627">
                <text:p>197.981402500627</text:p>
              </table:table-cell>
              <table:table-cell office:value-type="float" office:value="24.8534634428344">
                <text:p>24.85346344283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5.2602202432">
                <text:p>235.2602202432</text:p>
              </table:table-cell>
              <table:table-cell office:value-type="float" office:value="202.323335703651">
                <text:p>202.323335703651</text:p>
              </table:table-cell>
              <table:table-cell office:value-type="float" office:value="25.8830215397402">
                <text:p>25.8830215397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2.740545319989">
                <text:p>232.740545319989</text:p>
              </table:table-cell>
              <table:table-cell office:value-type="float" office:value="206.620198127072">
                <text:p>206.620198127072</text:p>
              </table:table-cell>
              <table:table-cell office:value-type="float" office:value="26.9737899047668">
                <text:p>26.97378990476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0.080992435375">
                <text:p>230.080992435375</text:p>
              </table:table-cell>
              <table:table-cell office:value-type="float" office:value="210.869401501636">
                <text:p>210.869401501636</text:p>
              </table:table-cell>
              <table:table-cell office:value-type="float" office:value="28.1251114998378">
                <text:p>28.1251114998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7.283163604569">
                <text:p>227.283163604569</text:p>
              </table:table-cell>
              <table:table-cell office:value-type="float" office:value="215.068386266118">
                <text:p>215.068386266118</text:p>
              </table:table-cell>
              <table:table-cell office:value-type="float" office:value="29.3362928118748">
                <text:p>29.33629281187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4.348744135042">
                <text:p>224.348744135042</text:p>
              </table:table-cell>
              <table:table-cell office:value-type="float" office:value="219.214623109106">
                <text:p>219.214623109106</text:p>
              </table:table-cell>
              <table:table-cell office:value-type="float" office:value="30.6066042705445">
                <text:p>30.60660427054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1.001267678124">
                <text:p>221.001267678124</text:p>
              </table:table-cell>
              <table:table-cell office:value-type="float" office:value="223.18516690242">
                <text:p>223.18516690242</text:p>
              </table:table-cell>
              <table:table-cell office:value-type="float" office:value="31.81483309758">
                <text:p>31.814833097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1.539502185192">
                <text:p>211.539502185192</text:p>
              </table:table-cell>
              <table:table-cell office:value-type="float" office:value="224.508687218916">
                <text:p>224.508687218916</text:p>
              </table:table-cell>
              <table:table-cell office:value-type="float" office:value="30.4913127810841">
                <text:p>30.49131278108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1.950629446484">
                <text:p>201.950629446484</text:p>
              </table:table-cell>
              <table:table-cell office:value-type="float" office:value="225.77377312962">
                <text:p>225.77377312962</text:p>
              </table:table-cell>
              <table:table-cell office:value-type="float" office:value="29.2262268703803">
                <text:p>29.22622687038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2.240425440386">
                <text:p>192.240425440386</text:p>
              </table:table-cell>
              <table:table-cell office:value-type="float" office:value="226.979662594083">
                <text:p>226.979662594083</text:p>
              </table:table-cell>
              <table:table-cell office:value-type="float" office:value="28.0203374059168">
                <text:p>28.02033740591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2.414739230705">
                <text:p>182.414739230705</text:p>
              </table:table-cell>
              <table:table-cell office:value-type="float" office:value="228.125629229584">
                <text:p>228.125629229584</text:p>
              </table:table-cell>
              <table:table-cell office:value-type="float" office:value="26.8743707704158">
                <text:p>26.8743707704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2.479489443407">
                <text:p>172.479489443407</text:p>
              </table:table-cell>
              <table:table-cell office:value-type="float" office:value="229.210982748672">
                <text:p>229.210982748672</text:p>
              </table:table-cell>
              <table:table-cell office:value-type="float" office:value="25.7890172513281">
                <text:p>25.7890172513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2.44066070146">
                <text:p>162.44066070146</text:p>
              </table:table-cell>
              <table:table-cell office:value-type="float" office:value="230.23506937497">
                <text:p>230.23506937497</text:p>
              </table:table-cell>
              <table:table-cell office:value-type="float" office:value="24.7649306250296">
                <text:p>24.76493062502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2.304300019924">
                <text:p>152.304300019924</text:p>
              </table:table-cell>
              <table:table-cell office:value-type="float" office:value="231.197272236989">
                <text:p>231.197272236989</text:p>
              </table:table-cell>
              <table:table-cell office:value-type="float" office:value="23.8027277630108">
                <text:p>23.80272776301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2.076513163449">
                <text:p>142.076513163449</text:p>
              </table:table-cell>
              <table:table-cell office:value-type="float" office:value="232.097011739703">
                <text:p>232.097011739703</text:p>
              </table:table-cell>
              <table:table-cell office:value-type="float" office:value="22.9029882602969">
                <text:p>22.90298826029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.763460968396">
                <text:p>131.763460968396</text:p>
              </table:table-cell>
              <table:table-cell office:value-type="float" office:value="232.933745913679">
                <text:p>232.933745913679</text:p>
              </table:table-cell>
              <table:table-cell office:value-type="float" office:value="22.0662540863208">
                <text:p>22.0662540863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1.371355631779">
                <text:p>121.371355631779</text:p>
              </table:table-cell>
              <table:table-cell office:value-type="float" office:value="233.706970741539">
                <text:p>233.706970741539</text:p>
              </table:table-cell>
              <table:table-cell office:value-type="float" office:value="21.2930292584614">
                <text:p>21.29302925846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0.906456969264">
                <text:p>110.906456969264</text:p>
              </table:table-cell>
              <table:table-cell office:value-type="float" office:value="234.416220461558">
                <text:p>234.416220461558</text:p>
              </table:table-cell>
              <table:table-cell office:value-type="float" office:value="20.5837795384422">
                <text:p>20.58377953844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.375068644501">
                <text:p>100.375068644501</text:p>
              </table:table-cell>
              <table:table-cell office:value-type="float" office:value="235.061067848226">
                <text:p>235.061067848226</text:p>
              </table:table-cell>
              <table:table-cell office:value-type="float" office:value="19.9389321517741">
                <text:p>19.93893215177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.7835343720198">
                <text:p>89.7835343720198</text:p>
              </table:table-cell>
              <table:table-cell office:value-type="float" office:value="235.64112446959">
                <text:p>235.64112446959</text:p>
              </table:table-cell>
              <table:table-cell office:value-type="float" office:value="19.3588755304105">
                <text:p>19.35887553041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.1382340960249">
                <text:p>79.1382340960249</text:p>
              </table:table-cell>
              <table:table-cell office:value-type="float" office:value="236.15604092123">
                <text:p>236.15604092123</text:p>
              </table:table-cell>
              <table:table-cell office:value-type="float" office:value="18.8439590787702">
                <text:p>18.84395907877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.4455801473488">
                <text:p>68.4455801473488</text:p>
              </table:table-cell>
              <table:table-cell office:value-type="float" office:value="236.60550703673">
                <text:p>236.60550703673</text:p>
              </table:table-cell>
              <table:table-cell office:value-type="float" office:value="18.3944929632697">
                <text:p>18.39449296326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.7120133809059">
                <text:p>57.7120133809059</text:p>
              </table:table-cell>
              <table:table-cell office:value-type="float" office:value="236.989252074509">
                <text:p>236.989252074509</text:p>
              </table:table-cell>
              <table:table-cell office:value-type="float" office:value="18.0107479254906">
                <text:p>18.01074792549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.9439992959623">
                <text:p>46.9439992959623</text:p>
              </table:table-cell>
              <table:table-cell office:value-type="float" office:value="237.307044880906">
                <text:p>237.307044880906</text:p>
              </table:table-cell>
              <table:table-cell office:value-type="float" office:value="17.6929551190943">
                <text:p>17.69295511909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.1480241415613">
                <text:p>36.1480241415613</text:p>
              </table:table-cell>
              <table:table-cell office:value-type="float" office:value="237.558694029416">
                <text:p>237.558694029416</text:p>
              </table:table-cell>
              <table:table-cell office:value-type="float" office:value="17.4413059705843">
                <text:p>17.44130597058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330591009448">
                <text:p>25.330591009448</text:p>
              </table:table-cell>
              <table:table-cell office:value-type="float" office:value="237.744047936002">
                <text:p>237.744047936002</text:p>
              </table:table-cell>
              <table:table-cell office:value-type="float" office:value="17.2559520639981">
                <text:p>17.25595206399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4982159168514">
                <text:p>14.4982159168514</text:p>
              </table:table-cell>
              <table:table-cell office:value-type="float" office:value="237.862994950402">
                <text:p>237.862994950402</text:p>
              </table:table-cell>
              <table:table-cell office:value-type="float" office:value="17.137005049598">
                <text:p>17.1370050495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65742388147873">
                <text:p>3.65742388147873</text:p>
              </table:table-cell>
              <table:table-cell office:value-type="float" office:value="237.915463423382">
                <text:p>237.915463423382</text:p>
              </table:table-cell>
              <table:table-cell office:value-type="float" office:value="17.0845365766179">
                <text:p>17.08453657661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37.901421749896">
                <text:p>237.901421749896</text:p>
              </table:table-cell>
              <table:table-cell office:value-type="float" office:value="17.0985782501039">
                <text:p>17.09857825010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37.820878388123">
                <text:p>237.820878388123</text:p>
              </table:table-cell>
              <table:table-cell office:value-type="float" office:value="17.1791216118769">
                <text:p>17.17912161187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37.673881854372">
                <text:p>237.673881854372</text:p>
              </table:table-cell>
              <table:table-cell office:value-type="float" office:value="17.3261181456277">
                <text:p>17.32611814562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37.460520693859">
                <text:p>237.460520693859</text:p>
              </table:table-cell>
              <table:table-cell office:value-type="float" office:value="17.5394793061407">
                <text:p>17.5394793061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37.180923427369">
                <text:p>237.180923427369</text:p>
              </table:table-cell>
              <table:table-cell office:value-type="float" office:value="17.819076572631">
                <text:p>17.8190765726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36.83525847384">
                <text:p>236.83525847384</text:p>
              </table:table-cell>
              <table:table-cell office:value-type="float" office:value="18.1647415261601">
                <text:p>18.16474152616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36.423734048915">
                <text:p>236.423734048915</text:p>
              </table:table-cell>
              <table:table-cell office:value-type="float" office:value="18.5762659510852">
                <text:p>18.57626595108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35.946598039519">
                <text:p>235.946598039519</text:p>
              </table:table-cell>
              <table:table-cell office:value-type="float" office:value="19.0534019604806">
                <text:p>19.05340196048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35.404137854545">
                <text:p>235.404137854545</text:p>
              </table:table-cell>
              <table:table-cell office:value-type="float" office:value="19.5958621454555">
                <text:p>19.59586214545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34.796680251722">
                <text:p>234.796680251722</text:p>
              </table:table-cell>
              <table:table-cell office:value-type="float" office:value="20.2033197482783">
                <text:p>20.20331974827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34.124591140796">
                <text:p>234.124591140796</text:p>
              </table:table-cell>
              <table:table-cell office:value-type="float" office:value="20.8754088592036">
                <text:p>20.87540885920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33.388275363118">
                <text:p>233.388275363118</text:p>
              </table:table-cell>
              <table:table-cell office:value-type="float" office:value="21.6117246368817">
                <text:p>21.61172463688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32.588176447779">
                <text:p>232.588176447779</text:p>
              </table:table-cell>
              <table:table-cell office:value-type="float" office:value="22.411823552221">
                <text:p>22.411823552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31.724776344448">
                <text:p>231.724776344448</text:p>
              </table:table-cell>
              <table:table-cell office:value-type="float" office:value="23.2752236555525">
                <text:p>23.27522365555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30.798595133062">
                <text:p>230.798595133062</text:p>
              </table:table-cell>
              <table:table-cell office:value-type="float" office:value="24.2014048669383">
                <text:p>24.20140486693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29.810190710551">
                <text:p>229.810190710551</text:p>
              </table:table-cell>
              <table:table-cell office:value-type="float" office:value="25.1898092894491">
                <text:p>25.18980928944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28.76015845478">
                <text:p>228.76015845478</text:p>
              </table:table-cell>
              <table:table-cell office:value-type="float" office:value="26.2398415452195">
                <text:p>26.23984154521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27.649130865918">
                <text:p>227.649130865918</text:p>
              </table:table-cell>
              <table:table-cell office:value-type="float" office:value="27.3508691340819">
                <text:p>27.35086913408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26.477777185439">
                <text:p>226.477777185439</text:p>
              </table:table-cell>
              <table:table-cell office:value-type="float" office:value="28.5222228145607">
                <text:p>28.52222281456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25.246802993002">
                <text:p>225.246802993002</text:p>
              </table:table-cell>
              <table:table-cell office:value-type="float" office:value="29.7531970069985">
                <text:p>29.75319700699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23.956949781429">
                <text:p>223.956949781429</text:p>
              </table:table-cell>
              <table:table-cell office:value-type="float" office:value="31.0430502185709">
                <text:p>31.04305021857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23.632784559786">
                <text:p>223.632784559786</text:p>
              </table:table-cell>
              <table:table-cell office:value-type="float" office:value="33.4147955396544">
                <text:p>33.41479553965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24.936913594617">
                <text:p>224.936913594617</text:p>
              </table:table-cell>
              <table:table-cell office:value-type="float" office:value="37.5294153210885">
                <text:p>37.52941532108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26.1823502761">
                <text:p>226.1823502761</text:p>
              </table:table-cell>
              <table:table-cell office:value-type="float" office:value="41.6982300185162">
                <text:p>41.69823001851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27.368344399747">
                <text:p>227.368344399747</text:p>
              </table:table-cell>
              <table:table-cell office:value-type="float" office:value="45.918728493846">
                <text:p>45.9187284938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28.494181567045">
                <text:p>228.494181567045</text:p>
              </table:table-cell>
              <table:table-cell office:value-type="float" office:value="50.1883684766109">
                <text:p>50.1883684766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229.559183615783">
                <text:p>229.559183615783</text:p>
              </table:table-cell>
              <table:table-cell office:value-type="float" office:value="54.5045780953374">
                <text:p>54.50457809533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230.56270902855">
                <text:p>230.56270902855</text:p>
              </table:table-cell>
              <table:table-cell office:value-type="float" office:value="58.8647574267448">
                <text:p>58.86475742674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31.50415331916">
                <text:p>231.50415331916</text:p>
              </table:table-cell>
              <table:table-cell office:value-type="float" office:value="63.2662800618411">
                <text:p>63.26628006184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32.382949396777">
                <text:p>232.382949396777</text:p>
              </table:table-cell>
              <table:table-cell office:value-type="float" office:value="67.7064946879746">
                <text:p>67.70649468797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33.198567907504">
                <text:p>233.198567907504</text:p>
              </table:table-cell>
              <table:table-cell office:value-type="float" office:value="72.182726685885">
                <text:p>72.1827266858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33.950517553247">
                <text:p>233.950517553247</text:p>
              </table:table-cell>
              <table:table-cell office:value-type="float" office:value="76.6922797407937">
                <text:p>76.69227974079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34.638345387657">
                <text:p>234.638345387657</text:p>
              </table:table-cell>
              <table:table-cell office:value-type="float" office:value="81.2324374665635">
                <text:p>81.23243746656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35.261637088966">
                <text:p>235.261637088966</text:p>
              </table:table-cell>
              <table:table-cell office:value-type="float" office:value="85.8004650419479">
                <text:p>85.80046504194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35.82001720956">
                <text:p>235.82001720956</text:p>
              </table:table-cell>
              <table:table-cell office:value-type="float" office:value="90.393610857945">
                <text:p>90.3936108579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36.313149402134">
                <text:p>236.313149402134</text:p>
              </table:table-cell>
              <table:table-cell office:value-type="float" office:value="95.009108175264">
                <text:p>95.0091081752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36.740736622293">
                <text:p>236.740736622293</text:p>
              </table:table-cell>
              <table:table-cell office:value-type="float" office:value="99.6441767909055">
                <text:p>99.64417679090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37.102521307485">
                <text:p>237.102521307485</text:p>
              </table:table-cell>
              <table:table-cell office:value-type="float" office:value="104.296024712852">
                <text:p>104.2960247128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37.398285532144">
                <text:p>237.398285532144</text:p>
              </table:table-cell>
              <table:table-cell office:value-type="float" office:value="108.961849841859">
                <text:p>108.9618498418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7.62785113896">
                <text:p>237.62785113896</text:p>
              </table:table-cell>
              <table:table-cell office:value-type="float" office:value="113.638841659335">
                <text:p>113.6388416593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37.791079846196">
                <text:p>237.791079846196</text:p>
              </table:table-cell>
              <table:table-cell office:value-type="float" office:value="118.324182920293">
                <text:p>118.3241829202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37.887873330981">
                <text:p>237.887873330981</text:p>
              </table:table-cell>
              <table:table-cell office:value-type="float" office:value="123.015051350354">
                <text:p>123.0150513503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37.91817328854">
                <text:p>237.91817328854</text:p>
              </table:table-cell>
              <table:table-cell office:value-type="float" office:value="127.708621345779">
                <text:p>127.7086213457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37.881961467311">
                <text:p>237.881961467311</text:p>
              </table:table-cell>
              <table:table-cell office:value-type="float" office:value="132.402065675506">
                <text:p>132.4020656755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37.779259679942">
                <text:p>237.779259679942</text:p>
              </table:table-cell>
              <table:table-cell office:value-type="float" office:value="137.09255718417">
                <text:p>137.09255718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37.610129790149">
                <text:p>237.610129790149</text:p>
              </table:table-cell>
              <table:table-cell office:value-type="float" office:value="141.777270495075">
                <text:p>141.7772704950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37.374673675453">
                <text:p>237.374673675453</text:p>
              </table:table-cell>
              <table:table-cell office:value-type="float" office:value="146.453383712095">
                <text:p>146.4533837120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37.073033165814">
                <text:p>237.073033165814</text:p>
              </table:table-cell>
              <table:table-cell office:value-type="float" office:value="151.11808011948">
                <text:p>151.118080119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236.705389958195">
                <text:p>236.705389958195</text:p>
              </table:table-cell>
              <table:table-cell office:value-type="float" office:value="155.768549878538">
                <text:p>155.7685498785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236.271965507118">
                <text:p>236.271965507118</text:p>
              </table:table-cell>
              <table:table-cell office:value-type="float" office:value="160.401991720178">
                <text:p>160.4019917201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35.773020891266">
                <text:p>235.773020891266</text:p>
              </table:table-cell>
              <table:table-cell office:value-type="float" office:value="165.015614632291">
                <text:p>165.0156146322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235.208856656217">
                <text:p>235.208856656217</text:p>
              </table:table-cell>
              <table:table-cell office:value-type="float" office:value="169.606639540948">
                <text:p>169.6066395409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34.579812633413">
                <text:p>234.579812633413</text:p>
              </table:table-cell>
              <table:table-cell office:value-type="float" office:value="174.172300984415">
                <text:p>174.1723009844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33.88626773545">
                <text:p>233.88626773545</text:p>
              </table:table-cell>
              <table:table-cell office:value-type="float" office:value="178.709848778958">
                <text:p>178.7098487789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33.128639727841">
                <text:p>233.128639727841</text:p>
              </table:table-cell>
              <table:table-cell office:value-type="float" office:value="183.216549675456">
                <text:p>183.2165496754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232.307384977371">
                <text:p>232.307384977371</text:p>
              </table:table-cell>
              <table:table-cell office:value-type="float" office:value="187.689689005806">
                <text:p>187.689689005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231.42299817719">
                <text:p>231.42299817719</text:p>
              </table:table-cell>
              <table:table-cell office:value-type="float" office:value="192.126572318136">
                <text:p>192.126572318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230.476012048839">
                <text:p>230.476012048839</text:p>
              </table:table-cell>
              <table:table-cell office:value-type="float" office:value="196.524526999845">
                <text:p>196.5245269998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229.46699702135">
                <text:p>229.46699702135</text:p>
              </table:table-cell>
              <table:table-cell office:value-type="float" office:value="200.880903887483">
                <text:p>200.880903887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228.396560887647">
                <text:p>228.396560887647</text:p>
              </table:table-cell>
              <table:table-cell office:value-type="float" office:value="205.193078862507">
                <text:p>205.1930788625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27.265348438432">
                <text:p>227.265348438432</text:p>
              </table:table-cell>
              <table:table-cell office:value-type="float" office:value="209.458454431956">
                <text:p>209.4584544319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226.074041073783">
                <text:p>226.074041073783</text:p>
              </table:table-cell>
              <table:table-cell office:value-type="float" office:value="213.674461293079">
                <text:p>213.6744612930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24.823356392712">
                <text:p>224.823356392712</text:p>
              </table:table-cell>
              <table:table-cell office:value-type="float" office:value="217.83855988099">
                <text:p>217.83855988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223.514047760905">
                <text:p>223.514047760905</text:p>
              </table:table-cell>
              <table:table-cell office:value-type="float" office:value="221.948241898405">
                <text:p>221.9482418984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220.219839872112">
                <text:p>220.219839872112</text:p>
              </table:table-cell>
              <table:table-cell office:value-type="float" office:value="224.073967841736">
                <text:p>224.0739678417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216.086878087548">
                <text:p>216.086878087548</text:p>
              </table:table-cell>
              <table:table-cell office:value-type="float" office:value="225.358618306722">
                <text:p>225.3586183067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211.9005548801">
                <text:p>211.9005548801</text:p>
              </table:table-cell>
              <table:table-cell office:value-type="float" office:value="226.584322399209">
                <text:p>226.5843223992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207.663391934332">
                <text:p>207.663391934332</text:p>
              </table:table-cell>
              <table:table-cell office:value-type="float" office:value="227.750341800885">
                <text:p>227.7503418008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203.377941558766">
                <text:p>203.377941558766</text:p>
              </table:table-cell>
              <table:table-cell office:value-type="float" office:value="228.855974145261">
                <text:p>228.8559741452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99.046785148464">
                <text:p>199.046785148464</text:p>
              </table:table-cell>
              <table:table-cell office:value-type="float" office:value="229.900553440756">
                <text:p>229.9005534407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94.672531630094">
                <text:p>194.672531630094</text:p>
              </table:table-cell>
              <table:table-cell office:value-type="float" office:value="230.883450471862">
                <text:p>230.8834504718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90.257815890414">
                <text:p>190.257815890414</text:p>
              </table:table-cell>
              <table:table-cell office:value-type="float" office:value="231.80407317816">
                <text:p>231.804073178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85.805297189107">
                <text:p>185.805297189107</text:p>
              </table:table-cell>
              <table:table-cell office:value-type="float" office:value="232.661867010956">
                <text:p>232.6618670109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81.317657556949">
                <text:p>181.317657556949</text:p>
              </table:table-cell>
              <table:table-cell office:value-type="float" office:value="233.45631526732">
                <text:p>233.456315267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76.79760018025">
                <text:p>176.79760018025</text:p>
              </table:table-cell>
              <table:table-cell office:value-type="float" office:value="234.186939401328">
                <text:p>234.1869394013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72.247847772559">
                <text:p>172.247847772559</text:p>
              </table:table-cell>
              <table:table-cell office:value-type="float" office:value="234.853299312323">
                <text:p>234.8532993123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167.671140934599">
                <text:p>167.671140934599</text:p>
              </table:table-cell>
              <table:table-cell office:value-type="float" office:value="235.454993610011">
                <text:p>235.4549936100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63.070236503436">
                <text:p>163.070236503436</text:p>
              </table:table-cell>
              <table:table-cell office:value-type="float" office:value="235.991659856245">
                <text:p>235.9916598562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58.447905891861">
                <text:p>158.447905891861</text:p>
              </table:table-cell>
              <table:table-cell office:value-type="float" office:value="236.462974783346">
                <text:p>236.4629747833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53.806933418992">
                <text:p>153.806933418992</text:p>
              </table:table-cell>
              <table:table-cell office:value-type="float" office:value="236.868654488826">
                <text:p>236.8686544888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49.150114633112">
                <text:p>149.150114633112</text:p>
              </table:table-cell>
              <table:table-cell office:value-type="float" office:value="237.208454606399">
                <text:p>237.2084546063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44.480254627727">
                <text:p>144.480254627727</text:p>
              </table:table-cell>
              <table:table-cell office:value-type="float" office:value="237.482170453181">
                <text:p>237.4821704531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139.800166351886">
                <text:p>139.800166351886</text:p>
              </table:table-cell>
              <table:table-cell office:value-type="float" office:value="237.68963715298">
                <text:p>237.689637152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35.112668915768">
                <text:p>135.112668915768</text:p>
              </table:table-cell>
              <table:table-cell office:value-type="float" office:value="237.830729735613">
                <text:p>237.8307297356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30.420585892552">
                <text:p>130.420585892552</text:p>
              </table:table-cell>
              <table:table-cell office:value-type="float" office:value="237.905363212186">
                <text:p>237.9053632121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25.726743617601">
                <text:p>125.726743617601</text:p>
              </table:table-cell>
              <table:table-cell office:value-type="float" office:value="237.913492626282">
                <text:p>237.9134926262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21.033969485988">
                <text:p>121.033969485988</text:p>
              </table:table-cell>
              <table:table-cell office:value-type="float" office:value="237.855113081047">
                <text:p>237.8551130810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16.345090249377">
                <text:p>116.345090249377</text:p>
              </table:table-cell>
              <table:table-cell office:value-type="float" office:value="237.730259742135">
                <text:p>237.7302597421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11.662930313291">
                <text:p>111.662930313291</text:p>
              </table:table-cell>
              <table:table-cell office:value-type="float" office:value="237.539007816529">
                <text:p>237.5390078165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06.990310035798">
                <text:p>106.990310035798</text:p>
              </table:table-cell>
              <table:table-cell office:value-type="float" office:value="237.281472507238">
                <text:p>237.2814725072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02.330044028632">
                <text:p>102.330044028632</text:p>
              </table:table-cell>
              <table:table-cell office:value-type="float" office:value="236.957808943902">
                <text:p>236.9578089439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97.6849394617786">
                <text:p>97.6849394617786</text:p>
              </table:table-cell>
              <table:table-cell office:value-type="float" office:value="236.56821208935">
                <text:p>236.568212089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93.0577943725363">
                <text:p>93.0577943725363</text:p>
              </table:table-cell>
              <table:table-cell office:value-type="float" office:value="236.112916622158">
                <text:p>236.112916622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88.4513959800869">
                <text:p>88.4513959800869</text:p>
              </table:table-cell>
              <table:table-cell office:value-type="float" office:value="235.592196795291">
                <text:p>235.5921967952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83.8685190065779">
                <text:p>83.8685190065779</text:p>
              </table:table-cell>
              <table:table-cell office:value-type="float" office:value="235.006366270903">
                <text:p>235.0063662709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79.311924005733">
                <text:p>79.311924005733</text:p>
              </table:table-cell>
              <table:table-cell office:value-type="float" office:value="234.355777931395">
                <text:p>234.3557779313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74.7843556999989">
                <text:p>74.7843556999989</text:p>
              </table:table-cell>
              <table:table-cell office:value-type="float" office:value="233.640823666856">
                <text:p>233.640823666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70.2885413272263">
                <text:p>70.2885413272263</text:p>
              </table:table-cell>
              <table:table-cell office:value-type="float" office:value="232.861934139001">
                <text:p>232.8619341390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65.8271889978838">
                <text:p>65.8271889978838</text:p>
              </table:table-cell>
              <table:table-cell office:value-type="float" office:value="232.019578521757">
                <text:p>232.0195785217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61.4029860637941">
                <text:p>61.4029860637941</text:p>
              </table:table-cell>
              <table:table-cell office:value-type="float" office:value="231.114264218651">
                <text:p>231.1142642186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7.018597499373">
                <text:p>57.018597499373</text:p>
              </table:table-cell>
              <table:table-cell office:value-type="float" office:value="230.146536557166">
                <text:p>230.1465365571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52.676664296349">
                <text:p>52.676664296349</text:p>
              </table:table-cell>
              <table:table-cell office:value-type="float" office:value="229.11697846026">
                <text:p>229.116978460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8.3798018729281">
                <text:p>48.3798018729281</text:p>
              </table:table-cell>
              <table:table-cell office:value-type="float" office:value="228.026210095233">
                <text:p>228.0262100952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4.1305984983641">
                <text:p>44.1305984983641</text:p>
              </table:table-cell>
              <table:table-cell office:value-type="float" office:value="226.874888500162">
                <text:p>226.8748885001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39.931613733882">
                <text:p>39.931613733882</text:p>
              </table:table-cell>
              <table:table-cell office:value-type="float" office:value="225.663707188125">
                <text:p>225.663707188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35.7853768908938">
                <text:p>35.7853768908938</text:p>
              </table:table-cell>
              <table:table-cell office:value-type="float" office:value="224.393395729456">
                <text:p>224.3933957294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31.81483309758">
                <text:p>31.81483309758</text:p>
              </table:table-cell>
              <table:table-cell office:value-type="float" office:value="223.18516690242">
                <text:p>223.185166902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30.4913127810841">
                <text:p>30.4913127810841</text:p>
              </table:table-cell>
              <table:table-cell office:value-type="float" office:value="224.508687218916">
                <text:p>224.5086872189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29.2262268703803">
                <text:p>29.2262268703803</text:p>
              </table:table-cell>
              <table:table-cell office:value-type="float" office:value="225.77377312962">
                <text:p>225.773773129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28.0203374059168">
                <text:p>28.0203374059168</text:p>
              </table:table-cell>
              <table:table-cell office:value-type="float" office:value="226.979662594083">
                <text:p>226.9796625940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6.8743707704158">
                <text:p>26.8743707704158</text:p>
              </table:table-cell>
              <table:table-cell office:value-type="float" office:value="228.125629229584">
                <text:p>228.1256292295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5.7890172513281">
                <text:p>25.7890172513281</text:p>
              </table:table-cell>
              <table:table-cell office:value-type="float" office:value="229.210982748672">
                <text:p>229.2109827486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4.7649306250296">
                <text:p>24.7649306250296</text:p>
              </table:table-cell>
              <table:table-cell office:value-type="float" office:value="230.23506937497">
                <text:p>230.235069374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3.8027277630108">
                <text:p>23.8027277630108</text:p>
              </table:table-cell>
              <table:table-cell office:value-type="float" office:value="231.197272236989">
                <text:p>231.1972722369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2.9029882602969">
                <text:p>22.9029882602969</text:p>
              </table:table-cell>
              <table:table-cell office:value-type="float" office:value="232.097011739703">
                <text:p>232.0970117397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22.0662540863208">
                <text:p>22.0662540863208</text:p>
              </table:table-cell>
              <table:table-cell office:value-type="float" office:value="232.933745913679">
                <text:p>232.9337459136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21.2930292584613">
                <text:p>21.2930292584613</text:p>
              </table:table-cell>
              <table:table-cell office:value-type="float" office:value="233.706970741539">
                <text:p>233.7069707415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20.5837795384422">
                <text:p>20.5837795384422</text:p>
              </table:table-cell>
              <table:table-cell office:value-type="float" office:value="234.416220461558">
                <text:p>234.4162204615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9.9389321517742">
                <text:p>19.9389321517742</text:p>
              </table:table-cell>
              <table:table-cell office:value-type="float" office:value="235.061067848226">
                <text:p>235.0610678482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9.3588755304104">
                <text:p>19.3588755304104</text:p>
              </table:table-cell>
              <table:table-cell office:value-type="float" office:value="235.64112446959">
                <text:p>235.641124469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8.8439590787702">
                <text:p>18.8439590787702</text:p>
              </table:table-cell>
              <table:table-cell office:value-type="float" office:value="236.15604092123">
                <text:p>236.15604092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18.3944929632697">
                <text:p>18.3944929632697</text:p>
              </table:table-cell>
              <table:table-cell office:value-type="float" office:value="236.60550703673">
                <text:p>236.605507036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18.0107479254906">
                <text:p>18.0107479254906</text:p>
              </table:table-cell>
              <table:table-cell office:value-type="float" office:value="236.989252074509">
                <text:p>236.989252074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17.6929551190943">
                <text:p>17.6929551190943</text:p>
              </table:table-cell>
              <table:table-cell office:value-type="float" office:value="237.307044880906">
                <text:p>237.3070448809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17.4413059705843">
                <text:p>17.4413059705843</text:p>
              </table:table-cell>
              <table:table-cell office:value-type="float" office:value="237.558694029416">
                <text:p>237.5586940294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17.2559520639981">
                <text:p>17.2559520639981</text:p>
              </table:table-cell>
              <table:table-cell office:value-type="float" office:value="237.744047936002">
                <text:p>237.744047936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17.137005049598">
                <text:p>17.137005049598</text:p>
              </table:table-cell>
              <table:table-cell office:value-type="float" office:value="237.862994950402">
                <text:p>237.8629949504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17.0845365766179">
                <text:p>17.0845365766179</text:p>
              </table:table-cell>
              <table:table-cell office:value-type="float" office:value="237.915463423382">
                <text:p>237.915463423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45cm" svg:height="10.399cm" xlink:href=".." xlink:type="simple" chart:class="chart:line" chart:style-name="ch1">
        <chart:legend chart:legend-position="end" svg:x="26.278cm" svg:y="4.481cm" style:legend-expansion="high" chart:style-name="ch2"/>
        <chart:plot-area chart:style-name="ch3" table:cell-range-address="Sheet1_2.B2:Sheet1_2.E258" chart:data-source-has-labels="both" svg:x="0.578cm" svg:y="0.207cm" svg:width="25.122cm" svg:height="9.985cm">
          <chartooo:coordinate-region svg:x="1.782cm" svg:y="0.38cm" svg:width="23.918cm" svg:height="9.64cm"/>
          <chart:axis chart:dimension="x" chart:name="primary-x" chart:style-name="ch4" chartooo:axis-type="auto">
            <chartooo:date-scale/>
            <chart:categories table:cell-range-address="Sheet1_2.B3:Sheet1_2.B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C3:Sheet1_2.C258" chart:label-cell-address="Sheet1_2.C2:Sheet1_2.C2" chart:class="chart:line">
            <chart:data-point chart:repeated="256"/>
          </chart:series>
          <chart:series chart:style-name="ch8" chart:values-cell-range-address="Sheet1_2.D3:Sheet1_2.D258" chart:label-cell-address="Sheet1_2.D2:Sheet1_2.D2" chart:class="chart:line">
            <chart:data-point chart:repeated="256"/>
          </chart:series>
          <chart:series chart:style-name="ch9" chart:values-cell-range-address="Sheet1_2.E3:Sheet1_2.E258" chart:label-cell-address="Sheet1_2.E2:Sheet1_2.E2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</text:p>
                <draw:g>
                  <svg:desc>Sheet1_2.C2:Sheet1_2.C2</svg:desc>
                </draw:g>
              </table:table-cell>
              <table:table-cell office:value-type="string">
                <text:p>Phase B</text:p>
                <draw:g>
                  <svg:desc>Sheet1_2.D2:Sheet1_2.D2</svg:desc>
                </draw:g>
              </table:table-cell>
              <table:table-cell office:value-type="string">
                <text:p>Phase C</text:p>
                <draw:g>
                  <svg:desc>Sheet1_2.E2:Sheet1_2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_2.B3:Sheet1_2.B258</svg:desc>
                </draw:g>
              </table:table-cell>
              <table:table-cell office:value-type="float" office:value="8.91817968945187">
                <text:p>8.91817968945187</text:p>
                <draw:g>
                  <svg:desc>Sheet1_2.C3:Sheet1_2.C258</svg:desc>
                </draw:g>
              </table:table-cell>
              <table:table-cell office:value-type="float" office:value="-446.930670348231">
                <text:p>-446.930670348231</text:p>
                <draw:g>
                  <svg:desc>Sheet1_2.D3:Sheet1_2.D258</svg:desc>
                </draw:g>
              </table:table-cell>
              <table:table-cell office:value-type="float" office:value="438.012490658779">
                <text:p>438.012490658779</text:p>
                <draw:g>
                  <svg:desc>Sheet1_2.E3:Sheet1_2.E258</svg:desc>
                </draw:g>
              </table:table-cell>
            </table:table-row>
            <table:table-row>
              <table:table-cell office:value-type="float" office:value="2.40625">
                <text:p>2.40625</text:p>
              </table:table-cell>
              <table:table-cell office:value-type="float" office:value="21.4541514864599">
                <text:p>21.4541514864599</text:p>
              </table:table-cell>
              <table:table-cell office:value-type="float" office:value="-452.875851087002">
                <text:p>-452.875851087002</text:p>
              </table:table-cell>
              <table:table-cell office:value-type="float" office:value="431.421699600542">
                <text:p>431.421699600542</text:p>
              </table:table-cell>
            </table:table-row>
            <table:table-row>
              <table:table-cell office:value-type="float" office:value="3.8125">
                <text:p>3.8125</text:p>
              </table:table-cell>
              <table:table-cell office:value-type="float" office:value="33.9772001048349">
                <text:p>33.9772001048349</text:p>
              </table:table-cell>
              <table:table-cell office:value-type="float" office:value="-458.548236347196">
                <text:p>-458.548236347196</text:p>
              </table:table-cell>
              <table:table-cell office:value-type="float" office:value="424.571036242361">
                <text:p>424.571036242361</text:p>
              </table:table-cell>
            </table:table-row>
            <table:table-row>
              <table:table-cell office:value-type="float" office:value="5.21875">
                <text:p>5.21875</text:p>
              </table:table-cell>
              <table:table-cell office:value-type="float" office:value="46.4797821283561">
                <text:p>46.4797821283561</text:p>
              </table:table-cell>
              <table:table-cell office:value-type="float" office:value="-463.944409296038">
                <text:p>-463.944409296038</text:p>
              </table:table-cell>
              <table:table-cell office:value-type="float" office:value="417.464627167682">
                <text:p>417.464627167682</text:p>
              </table:table-cell>
            </table:table-row>
            <table:table-row>
              <table:table-cell office:value-type="float" office:value="6.625">
                <text:p>6.625</text:p>
              </table:table-cell>
              <table:table-cell office:value-type="float" office:value="58.9543664691142">
                <text:p>58.9543664691142</text:p>
              </table:table-cell>
              <table:table-cell office:value-type="float" office:value="-469.061119480718">
                <text:p>-469.061119480718</text:p>
              </table:table-cell>
              <table:table-cell office:value-type="float" office:value="410.106753011604">
                <text:p>410.106753011604</text:p>
              </table:table-cell>
            </table:table-row>
            <table:table-row>
              <table:table-cell office:value-type="float" office:value="8.03125">
                <text:p>8.03125</text:p>
              </table:table-cell>
              <table:table-cell office:value-type="float" office:value="71.3934389039571">
                <text:p>71.3934389039571</text:p>
              </table:table-cell>
              <table:table-cell office:value-type="float" office:value="-473.895284786349">
                <text:p>-473.895284786349</text:p>
              </table:table-cell>
              <table:table-cell office:value-type="float" office:value="402.501845882392">
                <text:p>402.501845882392</text:p>
              </table:table-cell>
            </table:table-row>
            <table:table-row>
              <table:table-cell office:value-type="float" office:value="9.4375">
                <text:p>9.4375</text:p>
              </table:table-cell>
              <table:table-cell office:value-type="float" office:value="83.7895066007767">
                <text:p>83.7895066007767</text:p>
              </table:table-cell>
              <table:table-cell office:value-type="float" office:value="-478.44399329251">
                <text:p>-478.44399329251</text:p>
              </table:table-cell>
              <table:table-cell office:value-type="float" office:value="394.654486691733">
                <text:p>394.654486691733</text:p>
              </table:table-cell>
            </table:table-row>
            <table:table-row>
              <table:table-cell office:value-type="float" office:value="10.84375">
                <text:p>10.84375</text:p>
              </table:table-cell>
              <table:table-cell office:value-type="float" office:value="96.1351026319116">
                <text:p>96.1351026319116</text:p>
              </table:table-cell>
              <table:table-cell office:value-type="float" office:value="-482.704505027285">
                <text:p>-482.704505027285</text:p>
              </table:table-cell>
              <table:table-cell office:value-type="float" office:value="386.569402395373">
                <text:p>386.569402395373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108.422790471944">
                <text:p>108.422790471944</text:p>
              </table:table-cell>
              <table:table-cell office:value-type="float" office:value="-486.674253617715">
                <text:p>-486.674253617715</text:p>
              </table:table-cell>
              <table:table-cell office:value-type="float" office:value="378.251463145771">
                <text:p>378.251463145771</text:p>
              </table:table-cell>
            </table:table-row>
            <table:table-row>
              <table:table-cell office:value-type="float" office:value="13.65625">
                <text:p>13.65625</text:p>
              </table:table-cell>
              <table:table-cell office:value-type="float" office:value="120.645168477185">
                <text:p>120.645168477185</text:p>
              </table:table-cell>
              <table:table-cell office:value-type="float" office:value="-490.350847835689">
                <text:p>-490.350847835689</text:p>
              </table:table-cell>
              <table:table-cell office:value-type="float" office:value="369.705679358503">
                <text:p>369.705679358503</text:p>
              </table:table-cell>
            </table:table-row>
            <table:table-row>
              <table:table-cell office:value-type="float" office:value="15.0625">
                <text:p>15.0625</text:p>
              </table:table-cell>
              <table:table-cell office:value-type="float" office:value="132.79487434415">
                <text:p>132.79487434415</text:p>
              </table:table-cell>
              <table:table-cell office:value-type="float" office:value="-493.732073038326">
                <text:p>-493.732073038326</text:p>
              </table:table-cell>
              <table:table-cell office:value-type="float" office:value="360.937198694176">
                <text:p>360.937198694176</text:p>
              </table:table-cell>
            </table:table-row>
            <table:table-row>
              <table:table-cell office:value-type="float" office:value="16.46875">
                <text:p>16.46875</text:p>
              </table:table-cell>
              <table:table-cell office:value-type="float" office:value="144.864589544329">
                <text:p>144.864589544329</text:p>
              </table:table-cell>
              <table:table-cell office:value-type="float" office:value="-496.815892501995">
                <text:p>-496.815892501995</text:p>
              </table:table-cell>
              <table:table-cell office:value-type="float" office:value="351.951302957666">
                <text:p>351.951302957666</text:p>
              </table:table-cell>
            </table:table-row>
            <table:table-row>
              <table:table-cell office:value-type="float" office:value="17.875">
                <text:p>17.875</text:p>
              </table:table-cell>
              <table:table-cell office:value-type="float" office:value="156.847043732603">
                <text:p>156.847043732603</text:p>
              </table:table-cell>
              <table:table-cell office:value-type="float" office:value="-499.600448649165">
                <text:p>-499.600448649165</text:p>
              </table:table-cell>
              <table:table-cell office:value-type="float" office:value="342.753404916562">
                <text:p>342.753404916562</text:p>
              </table:table-cell>
            </table:table-row>
            <table:table-row>
              <table:table-cell office:value-type="float" office:value="19.28125">
                <text:p>19.28125</text:p>
              </table:table-cell>
              <table:table-cell office:value-type="float" office:value="168.735019126621">
                <text:p>168.735019126621</text:p>
              </table:table-cell>
              <table:table-cell office:value-type="float" office:value="-502.084064167332">
                <text:p>-502.084064167332</text:p>
              </table:table-cell>
              <table:table-cell office:value-type="float" office:value="333.349045040711">
                <text:p>333.349045040711</text:p>
              </table:table-cell>
            </table:table-row>
            <table:table-row>
              <table:table-cell office:value-type="float" office:value="20.6875">
                <text:p>20.6875</text:p>
              </table:table-cell>
              <table:table-cell office:value-type="float" office:value="180.521354854526">
                <text:p>180.521354854526</text:p>
              </table:table-cell>
              <table:table-cell office:value-type="float" office:value="-504.265243019377">
                <text:p>-504.265243019377</text:p>
              </table:table-cell>
              <table:table-cell office:value-type="float" office:value="323.743888164851">
                <text:p>323.743888164851</text:p>
              </table:table-cell>
            </table:table-row>
            <table:table-row>
              <table:table-cell office:value-type="float" office:value="22.09375">
                <text:p>22.09375</text:p>
              </table:table-cell>
              <table:table-cell office:value-type="float" office:value="192.198951268394">
                <text:p>192.198951268394</text:p>
              </table:table-cell>
              <table:table-cell office:value-type="float" office:value="-506.142671344719">
                <text:p>-506.142671344719</text:p>
              </table:table-cell>
              <table:table-cell office:value-type="float" office:value="313.943720076324">
                <text:p>313.943720076324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203.760774220801">
                <text:p>203.760774220801</text:p>
              </table:table-cell>
              <table:table-cell office:value-type="float" office:value="-507.715218250736">
                <text:p>-507.715218250736</text:p>
              </table:table-cell>
              <table:table-cell office:value-type="float" office:value="303.954444029935">
                <text:p>303.954444029935</text:p>
              </table:table-cell>
            </table:table-row>
            <table:table-row>
              <table:table-cell office:value-type="float" office:value="24.90625">
                <text:p>24.90625</text:p>
              </table:table-cell>
              <table:table-cell office:value-type="float" office:value="215.199859301923">
                <text:p>215.199859301923</text:p>
              </table:table-cell>
              <table:table-cell office:value-type="float" office:value="-508.981936493974">
                <text:p>-508.981936493974</text:p>
              </table:table-cell>
              <table:table-cell office:value-type="float" office:value="293.782077192052">
                <text:p>293.782077192052</text:p>
              </table:table-cell>
            </table:table-row>
            <table:table-row>
              <table:table-cell office:value-type="float" office:value="26.3125">
                <text:p>26.3125</text:p>
              </table:table-cell>
              <table:table-cell office:value-type="float" office:value="226.509316034642">
                <text:p>226.509316034642</text:p>
              </table:table-cell>
              <table:table-cell office:value-type="float" office:value="-509.942063050729">
                <text:p>-509.942063050729</text:p>
              </table:table-cell>
              <table:table-cell office:value-type="float" office:value="283.432747016087">
                <text:p>283.432747016087</text:p>
              </table:table-cell>
            </table:table-row>
            <table:table-row>
              <table:table-cell office:value-type="float" office:value="27.71875">
                <text:p>27.71875</text:p>
              </table:table-cell>
              <table:table-cell office:value-type="float" office:value="237.682332025111">
                <text:p>237.682332025111</text:p>
              </table:table-cell>
              <table:table-cell office:value-type="float" office:value="-510.595019576664">
                <text:p>-510.595019576664</text:p>
              </table:table-cell>
              <table:table-cell office:value-type="float" office:value="272.912687551553">
                <text:p>272.912687551553</text:p>
              </table:table-cell>
            </table:table-row>
            <table:table-row>
              <table:table-cell office:value-type="float" office:value="29.125">
                <text:p>29.125</text:p>
              </table:table-cell>
              <table:table-cell office:value-type="float" office:value="248.712177066283">
                <text:p>248.712177066283</text:p>
              </table:table-cell>
              <table:table-cell office:value-type="float" office:value="-510.940412755183">
                <text:p>-510.940412755183</text:p>
              </table:table-cell>
              <table:table-cell office:value-type="float" office:value="262.2282356889">
                <text:p>262.2282356889</text:p>
              </table:table-cell>
            </table:table-row>
            <table:table-row>
              <table:table-cell office:value-type="float" office:value="30.53125">
                <text:p>30.53125</text:p>
              </table:table-cell>
              <table:table-cell office:value-type="float" office:value="259.592207191937">
                <text:p>259.592207191937</text:p>
              </table:table-cell>
              <table:table-cell office:value-type="float" office:value="-510.978034534351">
                <text:p>-510.978034534351</text:p>
              </table:table-cell>
              <table:table-cell office:value-type="float" office:value="251.385827342414">
                <text:p>251.385827342414</text:p>
              </table:table-cell>
            </table:table-row>
            <table:table-row>
              <table:table-cell office:value-type="float" office:value="31.9375">
                <text:p>31.9375</text:p>
              </table:table-cell>
              <table:table-cell office:value-type="float" office:value="270.315868678757">
                <text:p>270.315868678757</text:p>
              </table:table-cell>
              <table:table-cell office:value-type="float" office:value="-510.707862252215">
                <text:p>-510.707862252215</text:p>
              </table:table-cell>
              <table:table-cell office:value-type="float" office:value="240.391993573458">
                <text:p>240.391993573458</text:p>
              </table:table-cell>
            </table:table-row>
            <table:table-row>
              <table:table-cell office:value-type="float" office:value="33.34375">
                <text:p>33.34375</text:p>
              </table:table-cell>
              <table:table-cell office:value-type="float" office:value="280.876701994047">
                <text:p>280.876701994047</text:p>
              </table:table-cell>
              <table:table-cell office:value-type="float" office:value="-510.130058650455">
                <text:p>-510.130058650455</text:p>
              </table:table-cell>
              <table:table-cell office:value-type="float" office:value="229.253356656409">
                <text:p>229.253356656409</text:p>
              </table:table-cell>
            </table:table-row>
            <table:table-row>
              <table:table-cell office:value-type="float" office:value="34.75">
                <text:p>34.75</text:p>
              </table:table-cell>
              <table:table-cell office:value-type="float" office:value="291.268345686711">
                <text:p>291.268345686711</text:p>
              </table:table-cell>
              <table:table-cell office:value-type="float" office:value="-509.244971776356">
                <text:p>-509.244971776356</text:p>
              </table:table-cell>
              <table:table-cell office:value-type="float" office:value="217.976626089645">
                <text:p>217.976626089645</text:p>
              </table:table-cell>
            </table:table-row>
            <table:table-row>
              <table:table-cell office:value-type="float" office:value="36.15625">
                <text:p>36.15625</text:p>
              </table:table-cell>
              <table:table-cell office:value-type="float" office:value="301.484540219159">
                <text:p>301.484540219159</text:p>
              </table:table-cell>
              <table:table-cell office:value-type="float" office:value="-508.053134773155">
                <text:p>-508.053134773155</text:p>
              </table:table-cell>
              <table:table-cell office:value-type="float" office:value="206.568594553996">
                <text:p>206.568594553996</text:p>
              </table:table-cell>
            </table:table-row>
            <table:table-row>
              <table:table-cell office:value-type="float" office:value="37.5625">
                <text:p>37.5625</text:p>
              </table:table-cell>
              <table:table-cell office:value-type="float" office:value="311.519131737811">
                <text:p>311.519131737811</text:p>
              </table:table-cell>
              <table:table-cell office:value-type="float" office:value="-506.555265558896">
                <text:p>-506.555265558896</text:p>
              </table:table-cell>
              <table:table-cell office:value-type="float" office:value="195.036133821085">
                <text:p>195.036133821085</text:p>
              </table:table-cell>
            </table:table-row>
            <table:table-row>
              <table:table-cell office:value-type="float" office:value="38.96875">
                <text:p>38.96875</text:p>
              </table:table-cell>
              <table:table-cell office:value-type="float" office:value="321.366075779955">
                <text:p>321.366075779955</text:p>
              </table:table-cell>
              <table:table-cell office:value-type="float" office:value="-504.752266393987">
                <text:p>-504.752266393987</text:p>
              </table:table-cell>
              <table:table-cell office:value-type="float" office:value="183.386190614031">
                <text:p>183.386190614031</text:p>
              </table:table-cell>
            </table:table-row>
            <table:table-row>
              <table:table-cell office:value-type="float" office:value="40.375">
                <text:p>40.375</text:p>
              </table:table-cell>
              <table:table-cell office:value-type="float" office:value="331.019440914702">
                <text:p>331.019440914702</text:p>
              </table:table-cell>
              <table:table-cell office:value-type="float" office:value="-502.645223337704">
                <text:p>-502.645223337704</text:p>
              </table:table-cell>
              <table:table-cell office:value-type="float" office:value="171.625782423003">
                <text:p>171.625782423003</text:p>
              </table:table-cell>
            </table:table-row>
            <table:table-row>
              <table:table-cell office:value-type="float" office:value="41.78125">
                <text:p>41.78125</text:p>
              </table:table-cell>
              <table:table-cell office:value-type="float" office:value="340.473412315855">
                <text:p>340.473412315855</text:p>
              </table:table-cell>
              <table:table-cell office:value-type="float" office:value="-500.235405593999">
                <text:p>-500.235405593999</text:p>
              </table:table-cell>
              <table:table-cell office:value-type="float" office:value="159.761993278144">
                <text:p>159.761993278144</text:p>
              </table:table-cell>
            </table:table-row>
            <table:table-row>
              <table:table-cell office:value-type="float" office:value="43.1875">
                <text:p>43.1875</text:p>
              </table:table-cell>
              <table:table-cell office:value-type="float" office:value="349.72229526455">
                <text:p>349.72229526455</text:p>
              </table:table-cell>
              <table:table-cell office:value-type="float" office:value="-497.52426474697">
                <text:p>-497.52426474697</text:p>
              </table:table-cell>
              <table:table-cell office:value-type="float" office:value="147.80196948242">
                <text:p>147.80196948242</text:p>
              </table:table-cell>
            </table:table-row>
            <table:table-row>
              <table:table-cell office:value-type="float" office:value="44.59375">
                <text:p>44.59375</text:p>
              </table:table-cell>
              <table:table-cell office:value-type="float" office:value="358.760518579537">
                <text:p>358.760518579537</text:p>
              </table:table-cell>
              <table:table-cell office:value-type="float" office:value="-494.513433886488">
                <text:p>-494.513433886488</text:p>
              </table:table-cell>
              <table:table-cell office:value-type="float" office:value="135.752915306951">
                <text:p>135.75291530695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67.582637973051">
                <text:p>367.582637973051</text:p>
              </table:table-cell>
              <table:table-cell office:value-type="float" office:value="-491.204726624481">
                <text:p>-491.204726624481</text:p>
              </table:table-cell>
              <table:table-cell office:value-type="float" office:value="123.62208865143">
                <text:p>123.62208865143</text:p>
              </table:table-cell>
            </table:table-row>
            <table:table-row>
              <table:table-cell office:value-type="float" office:value="47.40625">
                <text:p>47.40625</text:p>
              </table:table-cell>
              <table:table-cell office:value-type="float" office:value="376.18333933025">
                <text:p>376.18333933025</text:p>
              </table:table-cell>
              <table:table-cell office:value-type="float" office:value="-487.600136002483">
                <text:p>-487.600136002483</text:p>
              </table:table-cell>
              <table:table-cell office:value-type="float" office:value="111.416796672233">
                <text:p>111.416796672233</text:p>
              </table:table-cell>
            </table:table-row>
            <table:table-row>
              <table:table-cell office:value-type="float" office:value="48.8125">
                <text:p>48.8125</text:p>
              </table:table-cell>
              <table:table-cell office:value-type="float" office:value="384.557441910238">
                <text:p>384.557441910238</text:p>
              </table:table-cell>
              <table:table-cell office:value-type="float" office:value="-483.701833291101">
                <text:p>-483.701833291101</text:p>
              </table:table-cell>
              <table:table-cell office:value-type="float" office:value="99.1443913808634">
                <text:p>99.1443913808634</text:p>
              </table:table-cell>
            </table:table-row>
            <table:table-row>
              <table:table-cell office:value-type="float" office:value="50.21875">
                <text:p>50.21875</text:p>
              </table:table-cell>
              <table:table-cell office:value-type="float" office:value="392.699901466748">
                <text:p>392.699901466748</text:p>
              </table:table-cell>
              <table:table-cell office:value-type="float" office:value="-479.512166682121">
                <text:p>-479.512166682121</text:p>
              </table:table-cell>
              <table:table-cell office:value-type="float" office:value="86.8122652153732">
                <text:p>86.8122652153732</text:p>
              </table:table-cell>
            </table:table-row>
            <table:table-row>
              <table:table-cell office:value-type="float" office:value="51.625">
                <text:p>51.625</text:p>
              </table:table-cell>
              <table:table-cell office:value-type="float" office:value="400.60581328661">
                <text:p>400.60581328661</text:p>
              </table:table-cell>
              <table:table-cell office:value-type="float" office:value="-475.033659874046">
                <text:p>-475.033659874046</text:p>
              </table:table-cell>
              <table:table-cell office:value-type="float" office:value="74.4278465874367">
                <text:p>74.4278465874367</text:p>
              </table:table-cell>
            </table:table-row>
            <table:table-row>
              <table:table-cell office:value-type="float" office:value="53.03125">
                <text:p>53.03125</text:p>
              </table:table-cell>
              <table:table-cell office:value-type="float" office:value="408.270415144164">
                <text:p>408.270415144164</text:p>
              </table:table-cell>
              <table:table-cell office:value-type="float" office:value="-470.269010551916">
                <text:p>-470.269010551916</text:p>
              </table:table-cell>
              <table:table-cell office:value-type="float" office:value="61.9985954077527">
                <text:p>61.9985954077527</text:p>
              </table:table-cell>
            </table:table-row>
            <table:table-row>
              <table:table-cell office:value-type="float" office:value="54.4375">
                <text:p>54.4375</text:p>
              </table:table-cell>
              <table:table-cell office:value-type="float" office:value="415.689090169849">
                <text:p>415.689090169849</text:p>
              </table:table-cell>
              <table:table-cell office:value-type="float" office:value="-465.22108876232">
                <text:p>-465.22108876232</text:p>
              </table:table-cell>
              <table:table-cell office:value-type="float" office:value="49.5319985924718">
                <text:p>49.5319985924718</text:p>
              </table:table-cell>
            </table:table-row>
            <table:table-row>
              <table:table-cell office:value-type="float" office:value="55.84375">
                <text:p>55.84375</text:p>
              </table:table-cell>
              <table:table-cell office:value-type="float" office:value="422.857369631232">
                <text:p>422.857369631232</text:p>
              </table:table-cell>
              <table:table-cell office:value-type="float" office:value="-459.892935184591">
                <text:p>-459.892935184591</text:p>
              </table:table-cell>
              <table:table-cell office:value-type="float" office:value="37.0355655533595">
                <text:p>37.0355655533595</text:p>
              </table:table-cell>
            </table:table-row>
            <table:table-row>
              <table:table-cell office:value-type="float" office:value="57.25">
                <text:p>57.25</text:p>
              </table:table-cell>
              <table:table-cell office:value-type="float" office:value="429.770935624805">
                <text:p>429.770935624805</text:p>
              </table:table-cell>
              <table:table-cell office:value-type="float" office:value="-454.287759299211">
                <text:p>-454.287759299211</text:p>
              </table:table-cell>
              <table:table-cell office:value-type="float" office:value="24.5168236744069">
                <text:p>24.5168236744069</text:p>
              </table:table-cell>
            </table:table-row>
            <table:table-row>
              <table:table-cell office:value-type="float" office:value="58.65625">
                <text:p>58.65625</text:p>
              </table:table-cell>
              <table:table-cell office:value-type="float" office:value="436.425623676927">
                <text:p>436.425623676927</text:p>
              </table:table-cell>
              <table:table-cell office:value-type="float" office:value="-448.408937454543">
                <text:p>-448.408937454543</text:p>
              </table:table-cell>
              <table:table-cell office:value-type="float" office:value="11.9833137776157">
                <text:p>11.9833137776157</text:p>
              </table:table-cell>
            </table:table-row>
            <table:table-row>
              <table:table-cell office:value-type="float" office:value="60.0625">
                <text:p>60.0625</text:p>
              </table:table-cell>
              <table:table-cell office:value-type="float" office:value="442.817425252352">
                <text:p>442.817425252352</text:p>
              </table:table-cell>
              <table:table-cell office:value-type="float" office:value="-442.260010833042">
                <text:p>-442.260010833042</text:p>
              </table:table-cell>
              <table:table-cell office:value-type="float" office:value="-0.557414419310024">
                <text:p>-0.557414419310024</text:p>
              </table:table-cell>
            </table:table-row>
            <table:table-row>
              <table:table-cell office:value-type="float" office:value="61.46875">
                <text:p>61.46875</text:p>
              </table:table-cell>
              <table:table-cell office:value-type="float" office:value="448.942490168815">
                <text:p>448.942490168815</text:p>
              </table:table-cell>
              <table:table-cell office:value-type="float" office:value="-435.844683318183">
                <text:p>-435.844683318183</text:p>
              </table:table-cell>
              <table:table-cell office:value-type="float" office:value="-13.0978068506326">
                <text:p>-13.0978068506326</text:p>
              </table:table-cell>
            </table:table-row>
            <table:table-row>
              <table:table-cell office:value-type="float" office:value="62.875">
                <text:p>62.875</text:p>
              </table:table-cell>
              <table:table-cell office:value-type="float" office:value="454.797128916241">
                <text:p>454.797128916241</text:p>
              </table:table-cell>
              <table:table-cell office:value-type="float" office:value="-429.166819263374">
                <text:p>-429.166819263374</text:p>
              </table:table-cell>
              <table:table-cell office:value-type="float" office:value="-25.6303096528668">
                <text:p>-25.6303096528668</text:p>
              </table:table-cell>
            </table:table-row>
            <table:table-row>
              <table:table-cell office:value-type="float" office:value="64.28125">
                <text:p>64.28125</text:p>
              </table:table-cell>
              <table:table-cell office:value-type="float" office:value="460.377814879169">
                <text:p>460.377814879169</text:p>
              </table:table-cell>
              <table:table-cell office:value-type="float" office:value="-422.230441164223">
                <text:p>-422.230441164223</text:p>
              </table:table-cell>
              <table:table-cell office:value-type="float" office:value="-38.1473737149452">
                <text:p>-38.1473737149452</text:p>
              </table:table-cell>
            </table:table-row>
            <table:table-row>
              <table:table-cell office:value-type="float" office:value="65.6875">
                <text:p>65.6875</text:p>
              </table:table-cell>
              <table:table-cell office:value-type="float" office:value="465.681186461048">
                <text:p>465.681186461048</text:p>
              </table:table-cell>
              <table:table-cell office:value-type="float" office:value="-415.039727235527">
                <text:p>-415.039727235527</text:p>
              </table:table-cell>
              <table:table-cell office:value-type="float" office:value="-50.6414592255202">
                <text:p>-50.6414592255202</text:p>
              </table:table-cell>
            </table:table-row>
            <table:table-row>
              <table:table-cell office:value-type="float" office:value="67.09375">
                <text:p>67.09375</text:p>
              </table:table-cell>
              <table:table-cell office:value-type="float" office:value="470.704049109144">
                <text:p>470.704049109144</text:p>
              </table:table-cell>
              <table:table-cell office:value-type="float" office:value="-407.59900889448">
                <text:p>-407.59900889448</text:p>
              </table:table-cell>
              <table:table-cell office:value-type="float" office:value="-63.1050402146635">
                <text:p>-63.105040214663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475.443377238815">
                <text:p>475.443377238815</text:p>
              </table:table-cell>
              <table:table-cell office:value-type="float" office:value="-399.912768151584">
                <text:p>-399.912768151584</text:p>
              </table:table-cell>
              <table:table-cell office:value-type="float" office:value="-75.530609087231">
                <text:p>-75.530609087231</text:p>
              </table:table-cell>
            </table:table-row>
            <table:table-row>
              <table:table-cell office:value-type="float" office:value="69.90625">
                <text:p>69.90625</text:p>
              </table:table-cell>
              <table:table-cell office:value-type="float" office:value="479.89631605601">
                <text:p>479.89631605601</text:p>
              </table:table-cell>
              <table:table-cell office:value-type="float" office:value="-391.985634910854">
                <text:p>-391.985634910854</text:p>
              </table:table-cell>
              <table:table-cell office:value-type="float" office:value="-87.9106811451557">
                <text:p>-87.9106811451557</text:p>
              </table:table-cell>
            </table:table-row>
            <table:table-row>
              <table:table-cell office:value-type="float" office:value="71.3125">
                <text:p>71.3125</text:p>
              </table:table-cell>
              <table:table-cell office:value-type="float" office:value="484.060183276892">
                <text:p>484.060183276892</text:p>
              </table:table-cell>
              <table:table-cell office:value-type="float" office:value="-383.822384180941">
                <text:p>-383.822384180941</text:p>
              </table:table-cell>
              <table:table-cell office:value-type="float" office:value="-100.237799095951">
                <text:p>-100.237799095951</text:p>
              </table:table-cell>
            </table:table-row>
            <table:table-row>
              <table:table-cell office:value-type="float" office:value="72.71875">
                <text:p>72.71875</text:p>
              </table:table-cell>
              <table:table-cell office:value-type="float" office:value="487.932470743544">
                <text:p>487.932470743544</text:p>
              </table:table-cell>
              <table:table-cell office:value-type="float" office:value="-375.427933198841">
                <text:p>-375.427933198841</text:p>
              </table:table-cell>
              <table:table-cell office:value-type="float" office:value="-112.504537544703">
                <text:p>-112.504537544703</text:p>
              </table:table-cell>
            </table:table-row>
            <table:table-row>
              <table:table-cell office:value-type="float" office:value="74.125">
                <text:p>74.125</text:p>
              </table:table-cell>
              <table:table-cell office:value-type="float" office:value="491.51084593479">
                <text:p>491.51084593479</text:p>
              </table:table-cell>
              <table:table-cell office:value-type="float" office:value="-366.807338467936">
                <text:p>-366.807338467936</text:p>
              </table:table-cell>
              <table:table-cell office:value-type="float" office:value="-124.703507466854">
                <text:p>-124.703507466854</text:p>
              </table:table-cell>
            </table:table-row>
            <table:table-row>
              <table:table-cell office:value-type="float" office:value="75.53125">
                <text:p>75.53125</text:p>
              </table:table-cell>
              <table:table-cell office:value-type="float" office:value="494.79315337122">
                <text:p>494.79315337122</text:p>
              </table:table-cell>
              <table:table-cell office:value-type="float" office:value="-357.965792712148">
                <text:p>-357.965792712148</text:p>
              </table:table-cell>
              <table:table-cell office:value-type="float" office:value="-136.827360659072">
                <text:p>-136.827360659072</text:p>
              </table:table-cell>
            </table:table-row>
            <table:table-row>
              <table:table-cell office:value-type="float" office:value="76.9375">
                <text:p>76.9375</text:p>
              </table:table-cell>
              <table:table-cell office:value-type="float" office:value="497.777415913567">
                <text:p>497.777415913567</text:p>
              </table:table-cell>
              <table:table-cell office:value-type="float" office:value="-348.908621748034">
                <text:p>-348.908621748034</text:p>
              </table:table-cell>
              <table:table-cell office:value-type="float" office:value="-148.868794165533">
                <text:p>-148.868794165533</text:p>
              </table:table-cell>
            </table:table-row>
            <table:table-row>
              <table:table-cell office:value-type="float" office:value="78.34375">
                <text:p>78.34375</text:p>
              </table:table-cell>
              <table:table-cell office:value-type="float" office:value="500.461835953663">
                <text:p>500.461835953663</text:p>
              </table:table-cell>
              <table:table-cell office:value-type="float" office:value="-339.641281276712">
                <text:p>-339.641281276712</text:p>
              </table:table-cell>
              <table:table-cell office:value-type="float" office:value="-160.820554676951">
                <text:p>-160.820554676951</text:p>
              </table:table-cell>
            </table:table-row>
            <table:table-row>
              <table:table-cell office:value-type="float" office:value="79.75">
                <text:p>79.75</text:p>
              </table:table-cell>
              <table:table-cell office:value-type="float" office:value="502.844796497255">
                <text:p>502.844796497255</text:p>
              </table:table-cell>
              <table:table-cell office:value-type="float" office:value="-330.169353597555">
                <text:p>-330.169353597555</text:p>
              </table:table-cell>
              <table:table-cell office:value-type="float" office:value="-172.6754428997">
                <text:p>-172.6754428997</text:p>
              </table:table-cell>
            </table:table-row>
            <table:table-row>
              <table:table-cell office:value-type="float" office:value="81.15625">
                <text:p>81.15625</text:p>
              </table:table-cell>
              <table:table-cell office:value-type="float" office:value="504.924862138014">
                <text:p>504.924862138014</text:p>
              </table:table-cell>
              <table:table-cell office:value-type="float" office:value="-320.498544245617">
                <text:p>-320.498544245617</text:p>
              </table:table-cell>
              <table:table-cell office:value-type="float" office:value="-184.426317892397">
                <text:p>-184.426317892397</text:p>
              </table:table-cell>
            </table:table-row>
            <table:table-row>
              <table:table-cell office:value-type="float" office:value="82.5625">
                <text:p>82.5625</text:p>
              </table:table-cell>
              <table:table-cell office:value-type="float" office:value="506.700779922179">
                <text:p>506.700779922179</text:p>
              </table:table-cell>
              <table:table-cell office:value-type="float" office:value="-310.634678554839">
                <text:p>-310.634678554839</text:p>
              </table:table-cell>
              <table:table-cell office:value-type="float" office:value="-196.06610136734">
                <text:p>-196.06610136734</text:p>
              </table:table-cell>
            </table:table-row>
            <table:table-row>
              <table:table-cell office:value-type="float" office:value="83.96875">
                <text:p>83.96875</text:p>
              </table:table-cell>
              <table:table-cell office:value-type="float" office:value="508.17148010328">
                <text:p>508.17148010328</text:p>
              </table:table-cell>
              <table:table-cell office:value-type="float" office:value="-300.583698149078">
                <text:p>-300.583698149078</text:p>
              </table:table-cell>
              <table:table-cell office:value-type="float" office:value="-207.587781954202">
                <text:p>-207.587781954202</text:p>
              </table:table-cell>
            </table:table-row>
            <table:table-row>
              <table:table-cell office:value-type="float" office:value="85.375">
                <text:p>85.375</text:p>
              </table:table-cell>
              <table:table-cell office:value-type="float" office:value="509.336076786523">
                <text:p>509.336076786523</text:p>
              </table:table-cell>
              <table:table-cell office:value-type="float" office:value="-290.3516573631">
                <text:p>-290.3516573631</text:p>
              </table:table-cell>
              <table:table-cell office:value-type="float" office:value="-218.984419423423">
                <text:p>-218.984419423423</text:p>
              </table:table-cell>
            </table:table-row>
            <table:table-row>
              <table:table-cell office:value-type="float" office:value="86.78125">
                <text:p>86.78125</text:p>
              </table:table-cell>
              <table:table-cell office:value-type="float" office:value="510.193868462413">
                <text:p>510.193868462413</text:p>
              </table:table-cell>
              <table:table-cell office:value-type="float" office:value="-279.944719595675">
                <text:p>-279.944719595675</text:p>
              </table:table-cell>
              <table:table-cell office:value-type="float" office:value="-230.249148866738">
                <text:p>-230.249148866738</text:p>
              </table:table-cell>
            </table:table-row>
            <table:table-row>
              <table:table-cell office:value-type="float" office:value="88.1875">
                <text:p>88.1875</text:p>
              </table:table-cell>
              <table:table-cell office:value-type="float" office:value="510.744338429318">
                <text:p>510.744338429318</text:p>
              </table:table-cell>
              <table:table-cell office:value-type="float" office:value="-269.369153596972">
                <text:p>-269.369153596972</text:p>
              </table:table-cell>
              <table:table-cell office:value-type="float" office:value="-241.375184832346">
                <text:p>-241.375184832346</text:p>
              </table:table-cell>
            </table:table-row>
            <table:table-row>
              <table:table-cell office:value-type="float" office:value="89.59375">
                <text:p>89.59375</text:p>
              </table:table-cell>
              <table:table-cell office:value-type="float" office:value="510.987155104714">
                <text:p>510.987155104714</text:p>
              </table:table-cell>
              <table:table-cell office:value-type="float" office:value="-258.631329692505">
                <text:p>-258.631329692505</text:p>
              </table:table-cell>
              <table:table-cell office:value-type="float" office:value="-252.35582541221">
                <text:p>-252.3558254122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10.922172224916">
                <text:p>510.922172224916</text:p>
              </table:table-cell>
              <table:table-cell office:value-type="float" office:value="-247.737715945878">
                <text:p>-247.737715945878</text:p>
              </table:table-cell>
              <table:table-cell office:value-type="float" office:value="-263.184456279038">
                <text:p>-263.184456279038</text:p>
              </table:table-cell>
            </table:table-row>
            <table:table-row>
              <table:table-cell office:value-type="float" office:value="92.40625">
                <text:p>92.40625</text:p>
              </table:table-cell>
              <table:table-cell office:value-type="float" office:value="510.54942893318">
                <text:p>510.54942893318</text:p>
              </table:table-cell>
              <table:table-cell office:value-type="float" office:value="-236.694874262676">
                <text:p>-236.694874262676</text:p>
              </table:table-cell>
              <table:table-cell office:value-type="float" office:value="-273.854554670504">
                <text:p>-273.854554670504</text:p>
              </table:table-cell>
            </table:table-row>
            <table:table-row>
              <table:table-cell office:value-type="float" office:value="93.8125">
                <text:p>93.8125</text:p>
              </table:table-cell>
              <table:table-cell office:value-type="float" office:value="509.869149756127">
                <text:p>509.869149756127</text:p>
              </table:table-cell>
              <table:table-cell office:value-type="float" office:value="-225.509456437809">
                <text:p>-225.509456437809</text:p>
              </table:table-cell>
              <table:table-cell office:value-type="float" office:value="-284.359693318318">
                <text:p>-284.359693318318</text:p>
              </table:table-cell>
            </table:table-row>
            <table:table-row>
              <table:table-cell office:value-type="float" office:value="95.21875">
                <text:p>95.21875</text:p>
              </table:table-cell>
              <table:table-cell office:value-type="float" office:value="508.881744468497">
                <text:p>508.881744468497</text:p>
              </table:table-cell>
              <table:table-cell office:value-type="float" office:value="-214.188200148726">
                <text:p>-214.188200148726</text:p>
              </table:table-cell>
              <table:table-cell office:value-type="float" office:value="-294.693544319771">
                <text:p>-294.693544319771</text:p>
              </table:table-cell>
            </table:table-row>
            <table:table-row>
              <table:table-cell office:value-type="float" office:value="96.625">
                <text:p>96.625</text:p>
              </table:table-cell>
              <table:table-cell office:value-type="float" office:value="507.587807846313">
                <text:p>507.587807846313</text:p>
              </table:table-cell>
              <table:table-cell office:value-type="float" office:value="-202.737924896886">
                <text:p>-202.737924896886</text:p>
              </table:table-cell>
              <table:table-cell office:value-type="float" office:value="-304.849882949427">
                <text:p>-304.849882949427</text:p>
              </table:table-cell>
            </table:table-row>
            <table:table-row>
              <table:table-cell office:value-type="float" office:value="98.03125">
                <text:p>98.03125</text:p>
              </table:table-cell>
              <table:table-cell office:value-type="float" office:value="505.988119308613">
                <text:p>505.988119308613</text:p>
              </table:table-cell>
              <table:table-cell office:value-type="float" office:value="-191.165527899947">
                <text:p>-191.165527899947</text:p>
              </table:table-cell>
              <table:table-cell office:value-type="float" office:value="-314.822591408665">
                <text:p>-314.822591408665</text:p>
              </table:table-cell>
            </table:table-row>
            <table:table-row>
              <table:table-cell office:value-type="float" office:value="99.4375">
                <text:p>99.4375</text:p>
              </table:table-cell>
              <table:table-cell office:value-type="float" office:value="504.083642447956">
                <text:p>504.083642447956</text:p>
              </table:table-cell>
              <table:table-cell office:value-type="float" office:value="-179.477979937141">
                <text:p>-179.477979937141</text:p>
              </table:table-cell>
              <table:table-cell office:value-type="float" office:value="-324.605662510814">
                <text:p>-324.605662510814</text:p>
              </table:table-cell>
            </table:table-row>
            <table:table-row>
              <table:table-cell office:value-type="float" office:value="100.84375">
                <text:p>100.84375</text:p>
              </table:table-cell>
              <table:table-cell office:value-type="float" office:value="501.875524449989">
                <text:p>501.875524449989</text:p>
              </table:table-cell>
              <table:table-cell office:value-type="float" office:value="-167.682321150335">
                <text:p>-167.682321150335</text:p>
              </table:table-cell>
              <table:table-cell office:value-type="float" office:value="-334.193203299654">
                <text:p>-334.193203299654</text:p>
              </table:table-cell>
            </table:table-row>
            <table:table-row>
              <table:table-cell office:value-type="float" office:value="102.25">
                <text:p>102.25</text:p>
              </table:table-cell>
              <table:table-cell office:value-type="float" office:value="499.365095402429">
                <text:p>499.365095402429</text:p>
              </table:table-cell>
              <table:table-cell office:value-type="float" office:value="-155.785656803314">
                <text:p>-155.785656803314</text:p>
              </table:table-cell>
              <table:table-cell office:value-type="float" office:value="-343.579438599115">
                <text:p>-343.579438599115</text:p>
              </table:table-cell>
            </table:table-row>
            <table:table-row>
              <table:table-cell office:value-type="float" office:value="103.65625">
                <text:p>103.65625</text:p>
              </table:table-cell>
              <table:table-cell office:value-type="float" office:value="496.553867493862">
                <text:p>496.553867493862</text:p>
              </table:table-cell>
              <table:table-cell office:value-type="float" office:value="-143.795153001835">
                <text:p>-143.795153001835</text:p>
              </table:table-cell>
              <table:table-cell office:value-type="float" office:value="-352.758714492027">
                <text:p>-352.758714492027</text:p>
              </table:table-cell>
            </table:table-row>
            <table:table-row>
              <table:table-cell office:value-type="float" office:value="105.0625">
                <text:p>105.0625</text:p>
              </table:table-cell>
              <table:table-cell office:value-type="float" office:value="493.443534102861">
                <text:p>493.443534102861</text:p>
              </table:table-cell>
              <table:table-cell office:value-type="float" office:value="-131.718032377035">
                <text:p>-131.718032377035</text:p>
              </table:table-cell>
              <table:table-cell office:value-type="float" office:value="-361.725501725827">
                <text:p>-361.725501725827</text:p>
              </table:table-cell>
            </table:table-row>
            <table:table-row>
              <table:table-cell office:value-type="float" office:value="106.46875">
                <text:p>106.46875</text:p>
              </table:table-cell>
              <table:table-cell office:value-type="float" office:value="490.035968777959">
                <text:p>490.035968777959</text:p>
              </table:table-cell>
              <table:table-cell office:value-type="float" office:value="-119.561569734785">
                <text:p>-119.561569734785</text:p>
              </table:table-cell>
              <table:table-cell office:value-type="float" office:value="-370.474399043174">
                <text:p>-370.474399043174</text:p>
              </table:table-cell>
            </table:table-row>
            <table:table-row>
              <table:table-cell office:value-type="float" office:value="107.875">
                <text:p>107.875</text:p>
              </table:table-cell>
              <table:table-cell office:value-type="float" office:value="486.333224109091">
                <text:p>486.333224109091</text:p>
              </table:table-cell>
              <table:table-cell office:value-type="float" office:value="-107.333087673622">
                <text:p>-107.333087673622</text:p>
              </table:table-cell>
              <table:table-cell office:value-type="float" office:value="-379.000136435468">
                <text:p>-379.000136435468</text:p>
              </table:table-cell>
            </table:table-row>
            <table:table-row>
              <table:table-cell office:value-type="float" office:value="109.28125">
                <text:p>109.28125</text:p>
              </table:table-cell>
              <table:table-cell office:value-type="float" office:value="482.337530491189">
                <text:p>482.337530491189</text:p>
              </table:table-cell>
              <table:table-cell office:value-type="float" office:value="-95.0399521738878">
                <text:p>-95.0399521738878</text:p>
              </table:table-cell>
              <table:table-cell office:value-type="float" office:value="-387.297578317301">
                <text:p>-387.297578317301</text:p>
              </table:table-cell>
            </table:table-row>
            <table:table-row>
              <table:table-cell office:value-type="float" office:value="110.6875">
                <text:p>110.6875</text:p>
              </table:table-cell>
              <table:table-cell office:value-type="float" office:value="478.051294780682">
                <text:p>478.051294780682</text:p>
              </table:table-cell>
              <table:table-cell office:value-type="float" office:value="-82.6895681607364">
                <text:p>-82.6895681607364</text:p>
              </table:table-cell>
              <table:table-cell office:value-type="float" office:value="-395.361726619945">
                <text:p>-395.361726619945</text:p>
              </table:table-cell>
            </table:table-row>
            <table:table-row>
              <table:table-cell office:value-type="float" office:value="112.09375">
                <text:p>112.09375</text:p>
              </table:table-cell>
              <table:table-cell office:value-type="float" office:value="473.477098845688">
                <text:p>473.477098845688</text:p>
              </table:table-cell>
              <table:table-cell office:value-type="float" office:value="-70.289375043687">
                <text:p>-70.289375043687</text:p>
              </table:table-cell>
              <table:table-cell office:value-type="float" office:value="-403.187723802001">
                <text:p>-403.187723802001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468.617698010798">
                <text:p>468.617698010798</text:p>
              </table:table-cell>
              <table:table-cell office:value-type="float" office:value="-57.8468422354003">
                <text:p>-57.8468422354003</text:p>
              </table:table-cell>
              <table:table-cell office:value-type="float" office:value="-410.770855775398">
                <text:p>-410.770855775398</text:p>
              </table:table-cell>
            </table:table-row>
            <table:table-row>
              <table:table-cell office:value-type="float" office:value="114.90625">
                <text:p>114.90625</text:p>
              </table:table-cell>
              <table:table-cell office:value-type="float" office:value="463.476019397372">
                <text:p>463.476019397372</text:p>
              </table:table-cell>
              <table:table-cell office:value-type="float" office:value="-45.3694646523838">
                <text:p>-45.3694646523838</text:p>
              </table:table-cell>
              <table:table-cell office:value-type="float" office:value="-418.106554744988">
                <text:p>-418.106554744988</text:p>
              </table:table-cell>
            </table:table-row>
            <table:table-row>
              <table:table-cell office:value-type="float" office:value="116.3125">
                <text:p>116.3125</text:p>
              </table:table-cell>
              <table:table-cell office:value-type="float" office:value="458.055160160344">
                <text:p>458.055160160344</text:p>
              </table:table-cell>
              <table:table-cell office:value-type="float" office:value="-32.8647582003342">
                <text:p>-32.8647582003342</text:p>
              </table:table-cell>
              <table:table-cell office:value-type="float" office:value="-425.19040196001">
                <text:p>-425.19040196001</text:p>
              </table:table-cell>
            </table:table-row>
            <table:table-row>
              <table:table-cell office:value-type="float" office:value="117.71875">
                <text:p>117.71875</text:p>
              </table:table-cell>
              <table:table-cell office:value-type="float" office:value="452.358385622622">
                <text:p>452.358385622622</text:p>
              </table:table-cell>
              <table:table-cell office:value-type="float" office:value="-20.3402552468372">
                <text:p>-20.3402552468372</text:p>
              </table:table-cell>
              <table:table-cell office:value-type="float" office:value="-432.018130375785">
                <text:p>-432.018130375785</text:p>
              </table:table-cell>
            </table:table-row>
            <table:table-row>
              <table:table-cell office:value-type="float" office:value="119.125">
                <text:p>119.125</text:p>
              </table:table-cell>
              <table:table-cell office:value-type="float" office:value="446.38912730817">
                <text:p>446.38912730817</text:p>
              </table:table-cell>
              <table:table-cell office:value-type="float" office:value="-7.80350008415068">
                <text:p>-7.80350008415068</text:p>
              </table:table-cell>
              <table:table-cell office:value-type="float" office:value="-438.58562722402">
                <text:p>-438.58562722402</text:p>
              </table:table-cell>
            </table:table-row>
            <table:table-row>
              <table:table-cell office:value-type="float" office:value="120.53125">
                <text:p>120.53125</text:p>
              </table:table-cell>
              <table:table-cell office:value-type="float" office:value="440.150980874993">
                <text:p>440.150980874993</text:p>
              </table:table-cell>
              <table:table-cell office:value-type="float" office:value="4.73795561519491">
                <text:p>4.73795561519491</text:p>
              </table:table-cell>
              <table:table-cell office:value-type="float" office:value="-444.888936490188">
                <text:p>-444.888936490188</text:p>
              </table:table-cell>
            </table:table-row>
            <table:table-row>
              <table:table-cell office:value-type="float" office:value="121.9375">
                <text:p>121.9375</text:p>
              </table:table-cell>
              <table:table-cell office:value-type="float" office:value="433.647703949241">
                <text:p>433.647703949241</text:p>
              </table:table-cell>
              <table:table-cell office:value-type="float" office:value="17.2765573472415">
                <text:p>17.2765573472415</text:p>
              </table:table-cell>
              <table:table-cell office:value-type="float" office:value="-450.924261296483">
                <text:p>-450.924261296483</text:p>
              </table:table-cell>
            </table:table-row>
            <table:table-row>
              <table:table-cell office:value-type="float" office:value="123.34375">
                <text:p>123.34375</text:p>
              </table:table-cell>
              <table:table-cell office:value-type="float" office:value="426.883213861763">
                <text:p>426.883213861763</text:p>
              </table:table-cell>
              <table:table-cell office:value-type="float" office:value="29.8047523271541">
                <text:p>29.8047523271541</text:p>
              </table:table-cell>
              <table:table-cell office:value-type="float" office:value="-456.687966188917">
                <text:p>-456.687966188917</text:p>
              </table:table-cell>
            </table:table-row>
            <table:table-row>
              <table:table-cell office:value-type="float" office:value="124.75">
                <text:p>124.75</text:p>
              </table:table-cell>
              <table:table-cell office:value-type="float" office:value="419.861585288446">
                <text:p>419.861585288446</text:p>
              </table:table-cell>
              <table:table-cell office:value-type="float" office:value="42.3149940387364">
                <text:p>42.3149940387364</text:p>
              </table:table-cell>
              <table:table-cell office:value-type="float" office:value="-462.176579327182">
                <text:p>-462.176579327182</text:p>
              </table:table-cell>
            </table:table-row>
            <table:table-row>
              <table:table-cell office:value-type="float" office:value="126.15625">
                <text:p>126.15625</text:p>
              </table:table-cell>
              <table:table-cell office:value-type="float" office:value="412.587047795787">
                <text:p>412.587047795787</text:p>
              </table:table-cell>
              <table:table-cell office:value-type="float" office:value="54.7997467801693">
                <text:p>54.7997467801693</text:p>
              </table:table-cell>
              <table:table-cell office:value-type="float" office:value="-467.386794575956">
                <text:p>-467.386794575956</text:p>
              </table:table-cell>
            </table:table-row>
            <table:table-row>
              <table:table-cell office:value-type="float" office:value="127.5625">
                <text:p>127.5625</text:p>
              </table:table-cell>
              <table:table-cell office:value-type="float" office:value="405.063983293159">
                <text:p>405.063983293159</text:p>
              </table:table-cell>
              <table:table-cell office:value-type="float" office:value="67.2514902032363">
                <text:p>67.2514902032363</text:p>
              </table:table-cell>
              <table:table-cell office:value-type="float" office:value="-472.315473496395">
                <text:p>-472.315473496395</text:p>
              </table:table-cell>
            </table:table-row>
            <table:table-row>
              <table:table-cell office:value-type="float" office:value="128.96875">
                <text:p>128.96875</text:p>
              </table:table-cell>
              <table:table-cell office:value-type="float" office:value="397.296923393313">
                <text:p>397.296923393313</text:p>
              </table:table-cell>
              <table:table-cell office:value-type="float" office:value="79.6627238433001">
                <text:p>79.6627238433001</text:p>
              </table:table-cell>
              <table:table-cell office:value-type="float" office:value="-476.959647236613">
                <text:p>-476.959647236613</text:p>
              </table:table-cell>
            </table:table-row>
            <table:table-row>
              <table:table-cell office:value-type="float" office:value="130.375">
                <text:p>130.375</text:p>
              </table:table-cell>
              <table:table-cell office:value-type="float" office:value="389.290546682704">
                <text:p>389.290546682704</text:p>
              </table:table-cell>
              <table:table-cell office:value-type="float" office:value="92.0259716373018">
                <text:p>92.0259716373018</text:p>
              </table:table-cell>
              <table:table-cell office:value-type="float" office:value="-481.316518320006">
                <text:p>-481.316518320006</text:p>
              </table:table-cell>
            </table:table-row>
            <table:table-row>
              <table:table-cell office:value-type="float" office:value="131.78125">
                <text:p>131.78125</text:p>
              </table:table-cell>
              <table:table-cell office:value-type="float" office:value="381.049675903284">
                <text:p>381.049675903284</text:p>
              </table:table-cell>
              <table:table-cell office:value-type="float" office:value="104.333786427062">
                <text:p>104.333786427062</text:p>
              </table:table-cell>
              <table:table-cell office:value-type="float" office:value="-485.383462330346">
                <text:p>-485.383462330346</text:p>
              </table:table-cell>
            </table:table-row>
            <table:table-row>
              <table:table-cell office:value-type="float" office:value="133.1875">
                <text:p>133.1875</text:p>
              </table:table-cell>
              <table:table-cell office:value-type="float" office:value="372.579275047465">
                <text:p>372.579275047465</text:p>
              </table:table-cell>
              <table:table-cell office:value-type="float" office:value="116.57875444517">
                <text:p>116.57875444517</text:p>
              </table:table-cell>
              <table:table-cell office:value-type="float" office:value="-489.158029492635">
                <text:p>-489.158029492635</text:p>
              </table:table-cell>
            </table:table-row>
            <table:table-row>
              <table:table-cell office:value-type="float" office:value="134.59375">
                <text:p>134.59375</text:p>
              </table:table-cell>
              <table:table-cell office:value-type="float" office:value="363.884446367995">
                <text:p>363.884446367995</text:p>
              </table:table-cell>
              <table:table-cell office:value-type="float" office:value="128.75349978076">
                <text:p>128.75349978076</text:p>
              </table:table-cell>
              <table:table-cell office:value-type="float" office:value="-492.637946148755">
                <text:p>-492.63794614875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54.970427304548">
                <text:p>354.970427304548</text:p>
              </table:table-cell>
              <table:table-cell office:value-type="float" office:value="140.850688822487">
                <text:p>140.850688822487</text:p>
              </table:table-cell>
              <table:table-cell office:value-type="float" office:value="-495.821116127034">
                <text:p>-495.821116127034</text:p>
              </table:table-cell>
            </table:table-row>
            <table:table-row>
              <table:table-cell office:value-type="float" office:value="137.40625">
                <text:p>137.40625</text:p>
              </table:table-cell>
              <table:table-cell office:value-type="float" office:value="345.842587328891">
                <text:p>345.842587328891</text:p>
              </table:table-cell>
              <table:table-cell office:value-type="float" office:value="152.863034676013">
                <text:p>152.863034676013</text:p>
              </table:table-cell>
              <table:table-cell office:value-type="float" office:value="-498.705622004904">
                <text:p>-498.705622004904</text:p>
              </table:table-cell>
            </table:table-row>
            <table:table-row>
              <table:table-cell office:value-type="float" office:value="138.8125">
                <text:p>138.8125</text:p>
              </table:table-cell>
              <table:table-cell office:value-type="float" office:value="336.506424710516">
                <text:p>336.506424710516</text:p>
              </table:table-cell>
              <table:table-cell office:value-type="float" office:value="164.783301553367">
                <text:p>164.783301553367</text:p>
              </table:table-cell>
              <table:table-cell office:value-type="float" office:value="-501.289726263882">
                <text:p>-501.289726263882</text:p>
              </table:table-cell>
            </table:table-row>
            <table:table-row>
              <table:table-cell office:value-type="float" office:value="140.21875">
                <text:p>140.21875</text:p>
              </table:table-cell>
              <table:table-cell office:value-type="float" office:value="326.96756320468">
                <text:p>326.96756320468</text:p>
              </table:table-cell>
              <table:table-cell office:value-type="float" office:value="176.60430913151">
                <text:p>176.60430913151</text:p>
              </table:table-cell>
              <table:table-cell office:value-type="float" office:value="-503.57187233619">
                <text:p>-503.57187233619</text:p>
              </table:table-cell>
            </table:table-row>
            <table:table-row>
              <table:table-cell office:value-type="float" office:value="141.625">
                <text:p>141.625</text:p>
              </table:table-cell>
              <table:table-cell office:value-type="float" office:value="317.231748664875">
                <text:p>317.231748664875</text:p>
              </table:table-cell>
              <table:table-cell office:value-type="float" office:value="188.318936877492">
                <text:p>188.318936877492</text:p>
              </table:table-cell>
              <table:table-cell office:value-type="float" office:value="-505.550685542367">
                <text:p>-505.550685542367</text:p>
              </table:table-cell>
            </table:table-row>
            <table:table-row>
              <table:table-cell office:value-type="float" office:value="143.03125">
                <text:p>143.03125</text:p>
              </table:table-cell>
              <table:table-cell office:value-type="float" office:value="307.304845581732">
                <text:p>307.304845581732</text:p>
              </table:table-cell>
              <table:table-cell office:value-type="float" office:value="199.920128337598">
                <text:p>199.920128337598</text:p>
              </table:table-cell>
              <table:table-cell office:value-type="float" office:value="-507.224973919331">
                <text:p>-507.224973919331</text:p>
              </table:table-cell>
            </table:table-row>
            <table:table-row>
              <table:table-cell office:value-type="float" office:value="144.4375">
                <text:p>144.4375</text:p>
              </table:table-cell>
              <table:table-cell office:value-type="float" office:value="297.19283355048">
                <text:p>297.19283355048</text:p>
              </table:table-cell>
              <table:table-cell office:value-type="float" office:value="211.400895387889">
                <text:p>211.400895387889</text:p>
              </table:table-cell>
              <table:table-cell office:value-type="float" office:value="-508.593728938369">
                <text:p>-508.593728938369</text:p>
              </table:table-cell>
            </table:table-row>
            <table:table-row>
              <table:table-cell office:value-type="float" office:value="145.84375">
                <text:p>145.84375</text:p>
              </table:table-cell>
              <table:table-cell office:value-type="float" office:value="286.901803669053">
                <text:p>286.901803669053</text:p>
              </table:table-cell>
              <table:table-cell office:value-type="float" office:value="222.754322443587">
                <text:p>222.754322443587</text:p>
              </table:table-cell>
              <table:table-cell office:value-type="float" office:value="-509.65612611264">
                <text:p>-509.65612611264</text:p>
              </table:table-cell>
            </table:table-row>
            <table:table-row>
              <table:table-cell office:value-type="float" office:value="147.25">
                <text:p>147.25</text:p>
              </table:table-cell>
              <table:table-cell office:value-type="float" office:value="276.437954869045">
                <text:p>276.437954869045</text:p>
              </table:table-cell>
              <table:table-cell office:value-type="float" office:value="233.973570624765">
                <text:p>233.973570624765</text:p>
              </table:table-cell>
              <table:table-cell office:value-type="float" office:value="-510.41152549381">
                <text:p>-510.41152549381</text:p>
              </table:table-cell>
            </table:table-row>
            <table:table-row>
              <table:table-cell office:value-type="float" office:value="148.65625">
                <text:p>148.65625</text:p>
              </table:table-cell>
              <table:table-cell office:value-type="float" office:value="265.807590181705">
                <text:p>265.807590181705</text:p>
              </table:table-cell>
              <table:table-cell office:value-type="float" office:value="245.051881875834">
                <text:p>245.051881875834</text:p>
              </table:table-cell>
              <table:table-cell office:value-type="float" office:value="-510.859472057539">
                <text:p>-510.859472057539</text:p>
              </table:table-cell>
            </table:table-row>
            <table:table-row>
              <table:table-cell office:value-type="float" office:value="150.0625">
                <text:p>150.0625</text:p>
              </table:table-cell>
              <table:table-cell office:value-type="float" office:value="255.017112941225">
                <text:p>255.017112941225</text:p>
              </table:table-cell>
              <table:table-cell office:value-type="float" office:value="255.982583036341">
                <text:p>255.982583036341</text:p>
              </table:table-cell>
              <table:table-cell office:value-type="float" office:value="-510.999695977566">
                <text:p>-510.999695977566</text:p>
              </table:table-cell>
            </table:table-row>
            <table:table-row>
              <table:table-cell office:value-type="float" office:value="151.46875">
                <text:p>151.46875</text:p>
              </table:table-cell>
              <table:table-cell office:value-type="float" office:value="244.073022927613">
                <text:p>244.073022927613</text:p>
              </table:table-cell>
              <table:table-cell office:value-type="float" office:value="266.759089860633">
                <text:p>266.759089860633</text:p>
              </table:table-cell>
              <table:table-cell office:value-type="float" office:value="-510.832112788246">
                <text:p>-510.832112788246</text:p>
              </table:table-cell>
            </table:table-row>
            <table:table-row>
              <table:table-cell office:value-type="float" office:value="152.875">
                <text:p>152.875</text:p>
              </table:table-cell>
              <table:table-cell office:value-type="float" office:value="232.981912451469">
                <text:p>232.981912451469</text:p>
              </table:table-cell>
              <table:table-cell office:value-type="float" office:value="277.374910983957">
                <text:p>277.374910983957</text:p>
              </table:table-cell>
              <table:table-cell office:value-type="float" office:value="-510.356823435426">
                <text:p>-510.356823435426</text:p>
              </table:table-cell>
            </table:table-row>
            <table:table-row>
              <table:table-cell office:value-type="float" office:value="154.28125">
                <text:p>154.28125</text:p>
              </table:table-cell>
              <table:table-cell office:value-type="float" office:value="221.750462383018">
                <text:p>221.750462383018</text:p>
              </table:table-cell>
              <table:table-cell office:value-type="float" office:value="287.82365183262">
                <text:p>287.82365183262</text:p>
              </table:table-cell>
              <table:table-cell office:value-type="float" office:value="-509.574114215638">
                <text:p>-509.574114215638</text:p>
              </table:table-cell>
            </table:table-row>
            <table:table-row>
              <table:table-cell office:value-type="float" office:value="155.6875">
                <text:p>155.6875</text:p>
              </table:table-cell>
              <table:table-cell office:value-type="float" office:value="210.385438127811">
                <text:p>210.385438127811</text:p>
              </table:table-cell>
              <table:table-cell office:value-type="float" office:value="298.09901847584">
                <text:p>298.09901847584</text:p>
              </table:table-cell>
              <table:table-cell office:value-type="float" office:value="-508.484456603651">
                <text:p>-508.484456603651</text:p>
              </table:table-cell>
            </table:table-row>
            <table:table-row>
              <table:table-cell office:value-type="float" office:value="157.09375">
                <text:p>157.09375</text:p>
              </table:table-cell>
              <table:table-cell office:value-type="float" office:value="198.893685551495">
                <text:p>198.893685551495</text:p>
              </table:table-cell>
              <table:table-cell office:value-type="float" office:value="308.194821416969">
                <text:p>308.194821416969</text:p>
              </table:table-cell>
              <table:table-cell office:value-type="float" office:value="-507.088506968464">
                <text:p>-507.088506968464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187.282126856116">
                <text:p>187.282126856116</text:p>
              </table:table-cell>
              <table:table-cell office:value-type="float" office:value="318.104979321824">
                <text:p>318.104979321824</text:p>
              </table:table-cell>
              <table:table-cell office:value-type="float" office:value="-505.38710617794">
                <text:p>-505.38710617794</text:p>
              </table:table-cell>
            </table:table-row>
            <table:table-row>
              <table:table-cell office:value-type="float" office:value="159.90625">
                <text:p>159.90625</text:p>
              </table:table-cell>
              <table:table-cell office:value-type="float" office:value="175.557756410449">
                <text:p>175.557756410449</text:p>
              </table:table-cell>
              <table:table-cell office:value-type="float" office:value="327.823522681846">
                <text:p>327.823522681846</text:p>
              </table:table-cell>
              <table:table-cell office:value-type="float" office:value="-503.381279092295">
                <text:p>-503.381279092295</text:p>
              </table:table-cell>
            </table:table-row>
            <table:table-row>
              <table:table-cell office:value-type="float" office:value="161.3125">
                <text:p>161.3125</text:p>
              </table:table-cell>
              <table:table-cell office:value-type="float" office:value="163.727636536847">
                <text:p>163.727636536847</text:p>
              </table:table-cell>
              <table:table-cell office:value-type="float" office:value="337.344597409916">
                <text:p>337.344597409916</text:p>
              </table:table-cell>
              <table:table-cell office:value-type="float" office:value="-501.072233946763">
                <text:p>-501.072233946763</text:p>
              </table:table-cell>
            </table:table-row>
            <table:table-row>
              <table:table-cell office:value-type="float" office:value="162.71875">
                <text:p>162.71875</text:p>
              </table:table-cell>
              <table:table-cell office:value-type="float" office:value="151.798893257167">
                <text:p>151.798893257167</text:p>
              </table:table-cell>
              <table:table-cell office:value-type="float" office:value="346.662468366633">
                <text:p>346.662468366633</text:p>
              </table:table-cell>
              <table:table-cell office:value-type="float" office:value="-498.4613616238">
                <text:p>-498.4613616238</text:p>
              </table:table-cell>
            </table:table-row>
            <table:table-row>
              <table:table-cell office:value-type="float" office:value="164.125">
                <text:p>164.125</text:p>
              </table:table-cell>
              <table:table-cell office:value-type="float" office:value="139.778712000314">
                <text:p>139.778712000314</text:p>
              </table:table-cell>
              <table:table-cell office:value-type="float" office:value="355.771522814951">
                <text:p>355.771522814951</text:p>
              </table:table-cell>
              <table:table-cell office:value-type="float" office:value="-495.550234815265">
                <text:p>-495.550234815265</text:p>
              </table:table-cell>
            </table:table-row>
            <table:table-row>
              <table:table-cell office:value-type="float" office:value="165.53125">
                <text:p>165.53125</text:p>
              </table:table-cell>
              <table:table-cell office:value-type="float" office:value="127.674333274015">
                <text:p>127.674333274015</text:p>
              </table:table-cell>
              <table:table-cell office:value-type="float" office:value="364.666273801079">
                <text:p>364.666273801079</text:p>
              </table:table-cell>
              <table:table-cell office:value-type="float" office:value="-492.340607075094">
                <text:p>-492.340607075094</text:p>
              </table:table-cell>
            </table:table-row>
            <table:table-row>
              <table:table-cell office:value-type="float" office:value="166.9375">
                <text:p>166.9375</text:p>
              </table:table-cell>
              <table:table-cell office:value-type="float" office:value="115.493048303403">
                <text:p>115.493048303403</text:p>
              </table:table-cell>
              <table:table-cell office:value-type="float" office:value="373.341363459619">
                <text:p>373.341363459619</text:p>
              </table:table-cell>
              <table:table-cell office:value-type="float" office:value="-488.834411763023">
                <text:p>-488.834411763023</text:p>
              </table:table-cell>
            </table:table-row>
            <table:table-row>
              <table:table-cell office:value-type="float" office:value="168.34375">
                <text:p>168.34375</text:p>
              </table:table-cell>
              <table:table-cell office:value-type="float" office:value="103.242194639056">
                <text:p>103.242194639056</text:p>
              </table:table-cell>
              <table:table-cell office:value-type="float" office:value="381.791566240944">
                <text:p>381.791566240944</text:p>
              </table:table-cell>
              <table:table-cell office:value-type="float" office:value="-485.033760880001">
                <text:p>-485.033760880001</text:p>
              </table:table-cell>
            </table:table-row>
            <table:table-row>
              <table:table-cell office:value-type="float" office:value="169.75">
                <text:p>169.75</text:p>
              </table:table-cell>
              <table:table-cell office:value-type="float" office:value="90.9291517371332">
                <text:p>90.9291517371332</text:p>
              </table:table-cell>
              <table:table-cell office:value-type="float" office:value="390.011792058872">
                <text:p>390.011792058872</text:p>
              </table:table-cell>
              <table:table-cell office:value-type="float" office:value="-480.940943796005">
                <text:p>-480.940943796005</text:p>
              </table:table-cell>
            </table:table-row>
            <table:table-row>
              <table:table-cell office:value-type="float" office:value="171.15625">
                <text:p>171.15625</text:p>
              </table:table-cell>
              <table:table-cell office:value-type="float" office:value="78.5613365142636">
                <text:p>78.5613365142636</text:p>
              </table:table-cell>
              <table:table-cell office:value-type="float" office:value="397.997089356744">
                <text:p>397.997089356744</text:p>
              </table:table-cell>
              <table:table-cell office:value-type="float" office:value="-476.558425871008">
                <text:p>-476.558425871008</text:p>
              </table:table-cell>
            </table:table-row>
            <table:table-row>
              <table:table-cell office:value-type="float" office:value="172.5625">
                <text:p>172.5625</text:p>
              </table:table-cell>
              <table:table-cell office:value-type="float" office:value="66.1461988798753">
                <text:p>66.1461988798753</text:p>
              </table:table-cell>
              <table:table-cell office:value-type="float" office:value="405.742648090057">
                <text:p>405.742648090057</text:p>
              </table:table-cell>
              <table:table-cell office:value-type="float" office:value="-471.888846969932">
                <text:p>-471.888846969932</text:p>
              </table:table-cell>
            </table:table-row>
            <table:table-row>
              <table:table-cell office:value-type="float" office:value="173.96875">
                <text:p>173.96875</text:p>
              </table:table-cell>
              <table:table-cell office:value-type="float" office:value="53.6912172486473">
                <text:p>53.6912172486473</text:p>
              </table:table-cell>
              <table:table-cell office:value-type="float" office:value="413.243802623856">
                <text:p>413.243802623856</text:p>
              </table:table-cell>
              <table:table-cell office:value-type="float" office:value="-466.935019872503">
                <text:p>-466.935019872503</text:p>
              </table:table-cell>
            </table:table-row>
            <table:table-row>
              <table:table-cell office:value-type="float" office:value="175.375">
                <text:p>175.375</text:p>
              </table:table-cell>
              <table:table-cell office:value-type="float" office:value="41.2038940357928">
                <text:p>41.2038940357928</text:p>
              </table:table-cell>
              <table:table-cell office:value-type="float" office:value="420.496034543134">
                <text:p>420.496034543134</text:p>
              </table:table-cell>
              <table:table-cell office:value-type="float" office:value="-461.699928578927">
                <text:p>-461.699928578927</text:p>
              </table:table-cell>
            </table:table-row>
            <table:table-row>
              <table:table-cell office:value-type="float" office:value="176.78125">
                <text:p>176.78125</text:p>
              </table:table-cell>
              <table:table-cell office:value-type="float" office:value="28.691751137884">
                <text:p>28.691751137884</text:p>
              </table:table-cell>
              <table:table-cell office:value-type="float" office:value="427.494975374564">
                <text:p>427.494975374564</text:p>
              </table:table-cell>
              <table:table-cell office:value-type="float" office:value="-456.186726512448">
                <text:p>-456.186726512448</text:p>
              </table:table-cell>
            </table:table-row>
            <table:table-row>
              <table:table-cell office:value-type="float" office:value="178.1875">
                <text:p>178.1875</text:p>
              </table:table-cell>
              <table:table-cell office:value-type="float" office:value="16.1623254019434">
                <text:p>16.1623254019434</text:p>
              </table:table-cell>
              <table:table-cell office:value-type="float" office:value="434.236409217894">
                <text:p>434.236409217894</text:p>
              </table:table-cell>
              <table:table-cell office:value-type="float" office:value="-450.398734619838">
                <text:p>-450.398734619838</text:p>
              </table:table-cell>
            </table:table-row>
            <table:table-row>
              <table:table-cell office:value-type="float" office:value="179.59375">
                <text:p>179.59375</text:p>
              </table:table-cell>
              <table:table-cell office:value-type="float" office:value="3.62316408552901">
                <text:p>3.62316408552901</text:p>
              </table:table-cell>
              <table:table-cell office:value-type="float" office:value="440.716275285457">
                <text:p>440.716275285457</text:p>
              </table:table-cell>
              <table:table-cell office:value-type="float" office:value="-444.339439370986">
                <text:p>-444.33943937098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8.91817968945194">
                <text:p>-8.91817968945194</text:p>
              </table:table-cell>
              <table:table-cell office:value-type="float" office:value="446.930670348231">
                <text:p>446.930670348231</text:p>
              </table:table-cell>
              <table:table-cell office:value-type="float" office:value="-438.012490658779">
                <text:p>-438.012490658779</text:p>
              </table:table-cell>
            </table:table-row>
            <table:table-row>
              <table:table-cell office:value-type="float" office:value="182.40625">
                <text:p>182.40625</text:p>
              </table:table-cell>
              <table:table-cell office:value-type="float" office:value="-21.4541514864599">
                <text:p>-21.4541514864599</text:p>
              </table:table-cell>
              <table:table-cell office:value-type="float" office:value="452.875851087002">
                <text:p>452.875851087002</text:p>
              </table:table-cell>
              <table:table-cell office:value-type="float" office:value="-431.421699600542">
                <text:p>-431.421699600542</text:p>
              </table:table-cell>
            </table:table-row>
            <table:table-row>
              <table:table-cell office:value-type="float" office:value="183.8125">
                <text:p>183.8125</text:p>
              </table:table-cell>
              <table:table-cell office:value-type="float" office:value="-33.9772001048349">
                <text:p>-33.9772001048349</text:p>
              </table:table-cell>
              <table:table-cell office:value-type="float" office:value="458.548236347196">
                <text:p>458.548236347196</text:p>
              </table:table-cell>
              <table:table-cell office:value-type="float" office:value="-424.571036242361">
                <text:p>-424.571036242361</text:p>
              </table:table-cell>
            </table:table-row>
            <table:table-row>
              <table:table-cell office:value-type="float" office:value="185.21875">
                <text:p>185.21875</text:p>
              </table:table-cell>
              <table:table-cell office:value-type="float" office:value="-46.4797821283561">
                <text:p>-46.4797821283561</text:p>
              </table:table-cell>
              <table:table-cell office:value-type="float" office:value="463.944409296038">
                <text:p>463.944409296038</text:p>
              </table:table-cell>
              <table:table-cell office:value-type="float" office:value="-417.464627167682">
                <text:p>-417.464627167682</text:p>
              </table:table-cell>
            </table:table-row>
            <table:table-row>
              <table:table-cell office:value-type="float" office:value="186.625">
                <text:p>186.625</text:p>
              </table:table-cell>
              <table:table-cell office:value-type="float" office:value="-58.9543664691141">
                <text:p>-58.9543664691141</text:p>
              </table:table-cell>
              <table:table-cell office:value-type="float" office:value="469.061119480718">
                <text:p>469.061119480718</text:p>
              </table:table-cell>
              <table:table-cell office:value-type="float" office:value="-410.106753011604">
                <text:p>-410.106753011604</text:p>
              </table:table-cell>
            </table:table-row>
            <table:table-row>
              <table:table-cell office:value-type="float" office:value="188.03125">
                <text:p>188.03125</text:p>
              </table:table-cell>
              <table:table-cell office:value-type="float" office:value="-71.3934389039571">
                <text:p>-71.3934389039571</text:p>
              </table:table-cell>
              <table:table-cell office:value-type="float" office:value="473.895284786349">
                <text:p>473.895284786349</text:p>
              </table:table-cell>
              <table:table-cell office:value-type="float" office:value="-402.501845882392">
                <text:p>-402.501845882392</text:p>
              </table:table-cell>
            </table:table-row>
            <table:table-row>
              <table:table-cell office:value-type="float" office:value="189.4375">
                <text:p>189.4375</text:p>
              </table:table-cell>
              <table:table-cell office:value-type="float" office:value="-83.7895066007768">
                <text:p>-83.7895066007768</text:p>
              </table:table-cell>
              <table:table-cell office:value-type="float" office:value="478.44399329251">
                <text:p>478.44399329251</text:p>
              </table:table-cell>
              <table:table-cell office:value-type="float" office:value="-394.654486691733">
                <text:p>-394.654486691733</text:p>
              </table:table-cell>
            </table:table-row>
            <table:table-row>
              <table:table-cell office:value-type="float" office:value="190.84375">
                <text:p>190.84375</text:p>
              </table:table-cell>
              <table:table-cell office:value-type="float" office:value="-96.1351026319116">
                <text:p>-96.1351026319116</text:p>
              </table:table-cell>
              <table:table-cell office:value-type="float" office:value="482.704505027285">
                <text:p>482.704505027285</text:p>
              </table:table-cell>
              <table:table-cell office:value-type="float" office:value="-386.569402395373">
                <text:p>-386.569402395373</text:p>
              </table:table-cell>
            </table:table-row>
            <table:table-row>
              <table:table-cell office:value-type="float" office:value="192.25">
                <text:p>192.25</text:p>
              </table:table-cell>
              <table:table-cell office:value-type="float" office:value="-108.422790471944">
                <text:p>-108.422790471944</text:p>
              </table:table-cell>
              <table:table-cell office:value-type="float" office:value="486.674253617715">
                <text:p>486.674253617715</text:p>
              </table:table-cell>
              <table:table-cell office:value-type="float" office:value="-378.251463145771">
                <text:p>-378.251463145771</text:p>
              </table:table-cell>
            </table:table-row>
            <table:table-row>
              <table:table-cell office:value-type="float" office:value="193.65625">
                <text:p>193.65625</text:p>
              </table:table-cell>
              <table:table-cell office:value-type="float" office:value="-120.645168477185">
                <text:p>-120.645168477185</text:p>
              </table:table-cell>
              <table:table-cell office:value-type="float" office:value="490.350847835689">
                <text:p>490.350847835689</text:p>
              </table:table-cell>
              <table:table-cell office:value-type="float" office:value="-369.705679358503">
                <text:p>-369.705679358503</text:p>
              </table:table-cell>
            </table:table-row>
            <table:table-row>
              <table:table-cell office:value-type="float" office:value="195.0625">
                <text:p>195.0625</text:p>
              </table:table-cell>
              <table:table-cell office:value-type="float" office:value="-132.794874344149">
                <text:p>-132.794874344149</text:p>
              </table:table-cell>
              <table:table-cell office:value-type="float" office:value="493.732073038326">
                <text:p>493.732073038326</text:p>
              </table:table-cell>
              <table:table-cell office:value-type="float" office:value="-360.937198694176">
                <text:p>-360.937198694176</text:p>
              </table:table-cell>
            </table:table-row>
            <table:table-row>
              <table:table-cell office:value-type="float" office:value="196.46875">
                <text:p>196.46875</text:p>
              </table:table-cell>
              <table:table-cell office:value-type="float" office:value="-144.864589544329">
                <text:p>-144.864589544329</text:p>
              </table:table-cell>
              <table:table-cell office:value-type="float" office:value="496.815892501995">
                <text:p>496.815892501995</text:p>
              </table:table-cell>
              <table:table-cell office:value-type="float" office:value="-351.951302957666">
                <text:p>-351.951302957666</text:p>
              </table:table-cell>
            </table:table-row>
            <table:table-row>
              <table:table-cell office:value-type="float" office:value="197.875">
                <text:p>197.875</text:p>
              </table:table-cell>
              <table:table-cell office:value-type="float" office:value="-156.847043732603">
                <text:p>-156.847043732603</text:p>
              </table:table-cell>
              <table:table-cell office:value-type="float" office:value="499.600448649165">
                <text:p>499.600448649165</text:p>
              </table:table-cell>
              <table:table-cell office:value-type="float" office:value="-342.753404916562">
                <text:p>-342.753404916562</text:p>
              </table:table-cell>
            </table:table-row>
            <table:table-row>
              <table:table-cell office:value-type="float" office:value="199.28125">
                <text:p>199.28125</text:p>
              </table:table-cell>
              <table:table-cell office:value-type="float" office:value="-168.735019126621">
                <text:p>-168.735019126621</text:p>
              </table:table-cell>
              <table:table-cell office:value-type="float" office:value="502.084064167332">
                <text:p>502.084064167332</text:p>
              </table:table-cell>
              <table:table-cell office:value-type="float" office:value="-333.349045040711">
                <text:p>-333.349045040711</text:p>
              </table:table-cell>
            </table:table-row>
            <table:table-row>
              <table:table-cell office:value-type="float" office:value="200.6875">
                <text:p>200.6875</text:p>
              </table:table-cell>
              <table:table-cell office:value-type="float" office:value="-180.521354854526">
                <text:p>-180.521354854526</text:p>
              </table:table-cell>
              <table:table-cell office:value-type="float" office:value="504.265243019377">
                <text:p>504.265243019377</text:p>
              </table:table-cell>
              <table:table-cell office:value-type="float" office:value="-323.743888164851">
                <text:p>-323.743888164851</text:p>
              </table:table-cell>
            </table:table-row>
            <table:table-row>
              <table:table-cell office:value-type="float" office:value="202.09375">
                <text:p>202.09375</text:p>
              </table:table-cell>
              <table:table-cell office:value-type="float" office:value="-192.198951268394">
                <text:p>-192.198951268394</text:p>
              </table:table-cell>
              <table:table-cell office:value-type="float" office:value="506.142671344719">
                <text:p>506.142671344719</text:p>
              </table:table-cell>
              <table:table-cell office:value-type="float" office:value="-313.943720076324">
                <text:p>-313.943720076324</text:p>
              </table:table-cell>
            </table:table-row>
            <table:table-row>
              <table:table-cell office:value-type="float" office:value="203.5">
                <text:p>203.5</text:p>
              </table:table-cell>
              <table:table-cell office:value-type="float" office:value="-203.760774220801">
                <text:p>-203.760774220801</text:p>
              </table:table-cell>
              <table:table-cell office:value-type="float" office:value="507.715218250736">
                <text:p>507.715218250736</text:p>
              </table:table-cell>
              <table:table-cell office:value-type="float" office:value="-303.954444029935">
                <text:p>-303.954444029935</text:p>
              </table:table-cell>
            </table:table-row>
            <table:table-row>
              <table:table-cell office:value-type="float" office:value="204.90625">
                <text:p>204.90625</text:p>
              </table:table-cell>
              <table:table-cell office:value-type="float" office:value="-215.199859301923">
                <text:p>-215.199859301923</text:p>
              </table:table-cell>
              <table:table-cell office:value-type="float" office:value="508.981936493974">
                <text:p>508.981936493974</text:p>
              </table:table-cell>
              <table:table-cell office:value-type="float" office:value="-293.782077192052">
                <text:p>-293.782077192052</text:p>
              </table:table-cell>
            </table:table-row>
            <table:table-row>
              <table:table-cell office:value-type="float" office:value="206.3125">
                <text:p>206.3125</text:p>
              </table:table-cell>
              <table:table-cell office:value-type="float" office:value="-226.509316034642">
                <text:p>-226.509316034642</text:p>
              </table:table-cell>
              <table:table-cell office:value-type="float" office:value="509.942063050729">
                <text:p>509.942063050729</text:p>
              </table:table-cell>
              <table:table-cell office:value-type="float" office:value="-283.432747016087">
                <text:p>-283.432747016087</text:p>
              </table:table-cell>
            </table:table-row>
            <table:table-row>
              <table:table-cell office:value-type="float" office:value="207.71875">
                <text:p>207.71875</text:p>
              </table:table-cell>
              <table:table-cell office:value-type="float" office:value="-237.682332025111">
                <text:p>-237.682332025111</text:p>
              </table:table-cell>
              <table:table-cell office:value-type="float" office:value="510.595019576664">
                <text:p>510.595019576664</text:p>
              </table:table-cell>
              <table:table-cell office:value-type="float" office:value="-272.912687551553">
                <text:p>-272.912687551553</text:p>
              </table:table-cell>
            </table:table-row>
            <table:table-row>
              <table:table-cell office:value-type="float" office:value="209.125">
                <text:p>209.125</text:p>
              </table:table-cell>
              <table:table-cell office:value-type="float" office:value="-248.712177066283">
                <text:p>-248.712177066283</text:p>
              </table:table-cell>
              <table:table-cell office:value-type="float" office:value="510.940412755183">
                <text:p>510.940412755183</text:p>
              </table:table-cell>
              <table:table-cell office:value-type="float" office:value="-262.2282356889">
                <text:p>-262.2282356889</text:p>
              </table:table-cell>
            </table:table-row>
            <table:table-row>
              <table:table-cell office:value-type="float" office:value="210.53125">
                <text:p>210.53125</text:p>
              </table:table-cell>
              <table:table-cell office:value-type="float" office:value="-259.592207191938">
                <text:p>-259.592207191938</text:p>
              </table:table-cell>
              <table:table-cell office:value-type="float" office:value="510.978034534351">
                <text:p>510.978034534351</text:p>
              </table:table-cell>
              <table:table-cell office:value-type="float" office:value="-251.385827342414">
                <text:p>-251.385827342414</text:p>
              </table:table-cell>
            </table:table-row>
            <table:table-row>
              <table:table-cell office:value-type="float" office:value="211.9375">
                <text:p>211.9375</text:p>
              </table:table-cell>
              <table:table-cell office:value-type="float" office:value="-270.315868678757">
                <text:p>-270.315868678757</text:p>
              </table:table-cell>
              <table:table-cell office:value-type="float" office:value="510.707862252215">
                <text:p>510.707862252215</text:p>
              </table:table-cell>
              <table:table-cell office:value-type="float" office:value="-240.391993573458">
                <text:p>-240.391993573458</text:p>
              </table:table-cell>
            </table:table-row>
            <table:table-row>
              <table:table-cell office:value-type="float" office:value="213.34375">
                <text:p>213.34375</text:p>
              </table:table-cell>
              <table:table-cell office:value-type="float" office:value="-280.876701994047">
                <text:p>-280.876701994047</text:p>
              </table:table-cell>
              <table:table-cell office:value-type="float" office:value="510.130058650455">
                <text:p>510.130058650455</text:p>
              </table:table-cell>
              <table:table-cell office:value-type="float" office:value="-229.253356656409">
                <text:p>-229.253356656409</text:p>
              </table:table-cell>
            </table:table-row>
            <table:table-row>
              <table:table-cell office:value-type="float" office:value="214.75">
                <text:p>214.75</text:p>
              </table:table-cell>
              <table:table-cell office:value-type="float" office:value="-291.268345686711">
                <text:p>-291.268345686711</text:p>
              </table:table-cell>
              <table:table-cell office:value-type="float" office:value="509.244971776356">
                <text:p>509.244971776356</text:p>
              </table:table-cell>
              <table:table-cell office:value-type="float" office:value="-217.976626089645">
                <text:p>-217.976626089645</text:p>
              </table:table-cell>
            </table:table-row>
            <table:table-row>
              <table:table-cell office:value-type="float" office:value="216.15625">
                <text:p>216.15625</text:p>
              </table:table-cell>
              <table:table-cell office:value-type="float" office:value="-301.484540219158">
                <text:p>-301.484540219158</text:p>
              </table:table-cell>
              <table:table-cell office:value-type="float" office:value="508.053134773155">
                <text:p>508.053134773155</text:p>
              </table:table-cell>
              <table:table-cell office:value-type="float" office:value="-206.568594553996">
                <text:p>-206.568594553996</text:p>
              </table:table-cell>
            </table:table-row>
            <table:table-row>
              <table:table-cell office:value-type="float" office:value="217.5625">
                <text:p>217.5625</text:p>
              </table:table-cell>
              <table:table-cell office:value-type="float" office:value="-311.519131737811">
                <text:p>-311.519131737811</text:p>
              </table:table-cell>
              <table:table-cell office:value-type="float" office:value="506.555265558896">
                <text:p>506.555265558896</text:p>
              </table:table-cell>
              <table:table-cell office:value-type="float" office:value="-195.036133821086">
                <text:p>-195.036133821086</text:p>
              </table:table-cell>
            </table:table-row>
            <table:table-row>
              <table:table-cell office:value-type="float" office:value="218.96875">
                <text:p>218.96875</text:p>
              </table:table-cell>
              <table:table-cell office:value-type="float" office:value="-321.366075779956">
                <text:p>-321.366075779956</text:p>
              </table:table-cell>
              <table:table-cell office:value-type="float" office:value="504.752266393987">
                <text:p>504.752266393987</text:p>
              </table:table-cell>
              <table:table-cell office:value-type="float" office:value="-183.386190614031">
                <text:p>-183.386190614031</text:p>
              </table:table-cell>
            </table:table-row>
            <table:table-row>
              <table:table-cell office:value-type="float" office:value="220.375">
                <text:p>220.375</text:p>
              </table:table-cell>
              <table:table-cell office:value-type="float" office:value="-331.019440914702">
                <text:p>-331.019440914702</text:p>
              </table:table-cell>
              <table:table-cell office:value-type="float" office:value="502.645223337704">
                <text:p>502.645223337704</text:p>
              </table:table-cell>
              <table:table-cell office:value-type="float" office:value="-171.625782423002">
                <text:p>-171.625782423002</text:p>
              </table:table-cell>
            </table:table-row>
            <table:table-row>
              <table:table-cell office:value-type="float" office:value="221.78125">
                <text:p>221.78125</text:p>
              </table:table-cell>
              <table:table-cell office:value-type="float" office:value="-340.473412315855">
                <text:p>-340.473412315855</text:p>
              </table:table-cell>
              <table:table-cell office:value-type="float" office:value="500.235405593999">
                <text:p>500.235405593999</text:p>
              </table:table-cell>
              <table:table-cell office:value-type="float" office:value="-159.761993278144">
                <text:p>-159.761993278144</text:p>
              </table:table-cell>
            </table:table-row>
            <table:table-row>
              <table:table-cell office:value-type="float" office:value="223.1875">
                <text:p>223.1875</text:p>
              </table:table-cell>
              <table:table-cell office:value-type="float" office:value="-349.72229526455">
                <text:p>-349.72229526455</text:p>
              </table:table-cell>
              <table:table-cell office:value-type="float" office:value="497.52426474697">
                <text:p>497.52426474697</text:p>
              </table:table-cell>
              <table:table-cell office:value-type="float" office:value="-147.80196948242">
                <text:p>-147.80196948242</text:p>
              </table:table-cell>
            </table:table-row>
            <table:table-row>
              <table:table-cell office:value-type="float" office:value="224.59375">
                <text:p>224.59375</text:p>
              </table:table-cell>
              <table:table-cell office:value-type="float" office:value="-358.760518579536">
                <text:p>-358.760518579536</text:p>
              </table:table-cell>
              <table:table-cell office:value-type="float" office:value="494.513433886488">
                <text:p>494.513433886488</text:p>
              </table:table-cell>
              <table:table-cell office:value-type="float" office:value="-135.752915306951">
                <text:p>-135.75291530695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367.582637973051">
                <text:p>-367.582637973051</text:p>
              </table:table-cell>
              <table:table-cell office:value-type="float" office:value="491.204726624481">
                <text:p>491.204726624481</text:p>
              </table:table-cell>
              <table:table-cell office:value-type="float" office:value="-123.62208865143">
                <text:p>-123.62208865143</text:p>
              </table:table-cell>
            </table:table-row>
            <table:table-row>
              <table:table-cell office:value-type="float" office:value="227.40625">
                <text:p>227.40625</text:p>
              </table:table-cell>
              <table:table-cell office:value-type="float" office:value="-376.18333933025">
                <text:p>-376.18333933025</text:p>
              </table:table-cell>
              <table:table-cell office:value-type="float" office:value="487.600136002483">
                <text:p>487.600136002483</text:p>
              </table:table-cell>
              <table:table-cell office:value-type="float" office:value="-111.416796672233">
                <text:p>-111.416796672233</text:p>
              </table:table-cell>
            </table:table-row>
            <table:table-row>
              <table:table-cell office:value-type="float" office:value="228.8125">
                <text:p>228.8125</text:p>
              </table:table-cell>
              <table:table-cell office:value-type="float" office:value="-384.557441910238">
                <text:p>-384.557441910238</text:p>
              </table:table-cell>
              <table:table-cell office:value-type="float" office:value="483.701833291101">
                <text:p>483.701833291101</text:p>
              </table:table-cell>
              <table:table-cell office:value-type="float" office:value="-99.1443913808634">
                <text:p>-99.1443913808634</text:p>
              </table:table-cell>
            </table:table-row>
            <table:table-row>
              <table:table-cell office:value-type="float" office:value="230.21875">
                <text:p>230.21875</text:p>
              </table:table-cell>
              <table:table-cell office:value-type="float" office:value="-392.699901466748">
                <text:p>-392.699901466748</text:p>
              </table:table-cell>
              <table:table-cell office:value-type="float" office:value="479.512166682121">
                <text:p>479.512166682121</text:p>
              </table:table-cell>
              <table:table-cell office:value-type="float" office:value="-86.8122652153733">
                <text:p>-86.8122652153733</text:p>
              </table:table-cell>
            </table:table-row>
            <table:table-row>
              <table:table-cell office:value-type="float" office:value="231.625">
                <text:p>231.625</text:p>
              </table:table-cell>
              <table:table-cell office:value-type="float" office:value="-400.60581328661">
                <text:p>-400.60581328661</text:p>
              </table:table-cell>
              <table:table-cell office:value-type="float" office:value="475.033659874046">
                <text:p>475.033659874046</text:p>
              </table:table-cell>
              <table:table-cell office:value-type="float" office:value="-74.427846587437">
                <text:p>-74.427846587437</text:p>
              </table:table-cell>
            </table:table-row>
            <table:table-row>
              <table:table-cell office:value-type="float" office:value="233.03125">
                <text:p>233.03125</text:p>
              </table:table-cell>
              <table:table-cell office:value-type="float" office:value="-408.270415144164">
                <text:p>-408.270415144164</text:p>
              </table:table-cell>
              <table:table-cell office:value-type="float" office:value="470.269010551916">
                <text:p>470.269010551916</text:p>
              </table:table-cell>
              <table:table-cell office:value-type="float" office:value="-61.9985954077525">
                <text:p>-61.9985954077525</text:p>
              </table:table-cell>
            </table:table-row>
            <table:table-row>
              <table:table-cell office:value-type="float" office:value="234.4375">
                <text:p>234.4375</text:p>
              </table:table-cell>
              <table:table-cell office:value-type="float" office:value="-415.689090169849">
                <text:p>-415.689090169849</text:p>
              </table:table-cell>
              <table:table-cell office:value-type="float" office:value="465.22108876232">
                <text:p>465.22108876232</text:p>
              </table:table-cell>
              <table:table-cell office:value-type="float" office:value="-49.5319985924716">
                <text:p>-49.5319985924716</text:p>
              </table:table-cell>
            </table:table-row>
            <table:table-row>
              <table:table-cell office:value-type="float" office:value="235.84375">
                <text:p>235.84375</text:p>
              </table:table-cell>
              <table:table-cell office:value-type="float" office:value="-422.857369631232">
                <text:p>-422.857369631232</text:p>
              </table:table-cell>
              <table:table-cell office:value-type="float" office:value="459.892935184591">
                <text:p>459.892935184591</text:p>
              </table:table-cell>
              <table:table-cell office:value-type="float" office:value="-37.0355655533593">
                <text:p>-37.0355655533593</text:p>
              </table:table-cell>
            </table:table-row>
            <table:table-row>
              <table:table-cell office:value-type="float" office:value="237.25">
                <text:p>237.25</text:p>
              </table:table-cell>
              <table:table-cell office:value-type="float" office:value="-429.770935624805">
                <text:p>-429.770935624805</text:p>
              </table:table-cell>
              <table:table-cell office:value-type="float" office:value="454.287759299211">
                <text:p>454.287759299211</text:p>
              </table:table-cell>
              <table:table-cell office:value-type="float" office:value="-24.5168236744067">
                <text:p>-24.5168236744067</text:p>
              </table:table-cell>
            </table:table-row>
            <table:table-row>
              <table:table-cell office:value-type="float" office:value="238.65625">
                <text:p>238.65625</text:p>
              </table:table-cell>
              <table:table-cell office:value-type="float" office:value="-436.425623676927">
                <text:p>-436.425623676927</text:p>
              </table:table-cell>
              <table:table-cell office:value-type="float" office:value="448.408937454543">
                <text:p>448.408937454543</text:p>
              </table:table-cell>
              <table:table-cell office:value-type="float" office:value="-11.9833137776157">
                <text:p>-11.9833137776157</text:p>
              </table:table-cell>
            </table:table-row>
            <table:table-row>
              <table:table-cell office:value-type="float" office:value="240.0625">
                <text:p>240.0625</text:p>
              </table:table-cell>
              <table:table-cell office:value-type="float" office:value="-442.817425252352">
                <text:p>-442.817425252352</text:p>
              </table:table-cell>
              <table:table-cell office:value-type="float" office:value="442.260010833042">
                <text:p>442.260010833042</text:p>
              </table:table-cell>
              <table:table-cell office:value-type="float" office:value="0.557414419309962">
                <text:p>0.557414419309962</text:p>
              </table:table-cell>
            </table:table-row>
            <table:table-row>
              <table:table-cell office:value-type="float" office:value="241.46875">
                <text:p>241.46875</text:p>
              </table:table-cell>
              <table:table-cell office:value-type="float" office:value="-448.942490168815">
                <text:p>-448.942490168815</text:p>
              </table:table-cell>
              <table:table-cell office:value-type="float" office:value="435.844683318183">
                <text:p>435.844683318183</text:p>
              </table:table-cell>
              <table:table-cell office:value-type="float" office:value="13.0978068506325">
                <text:p>13.0978068506325</text:p>
              </table:table-cell>
            </table:table-row>
            <table:table-row>
              <table:table-cell office:value-type="float" office:value="242.875">
                <text:p>242.875</text:p>
              </table:table-cell>
              <table:table-cell office:value-type="float" office:value="-454.797128916241">
                <text:p>-454.797128916241</text:p>
              </table:table-cell>
              <table:table-cell office:value-type="float" office:value="429.166819263375">
                <text:p>429.166819263375</text:p>
              </table:table-cell>
              <table:table-cell office:value-type="float" office:value="25.6303096528668">
                <text:p>25.6303096528668</text:p>
              </table:table-cell>
            </table:table-row>
            <table:table-row>
              <table:table-cell office:value-type="float" office:value="244.28125">
                <text:p>244.28125</text:p>
              </table:table-cell>
              <table:table-cell office:value-type="float" office:value="-460.377814879169">
                <text:p>-460.377814879169</text:p>
              </table:table-cell>
              <table:table-cell office:value-type="float" office:value="422.230441164223">
                <text:p>422.230441164223</text:p>
              </table:table-cell>
              <table:table-cell office:value-type="float" office:value="38.1473737149452">
                <text:p>38.1473737149452</text:p>
              </table:table-cell>
            </table:table-row>
            <table:table-row>
              <table:table-cell office:value-type="float" office:value="245.6875">
                <text:p>245.6875</text:p>
              </table:table-cell>
              <table:table-cell office:value-type="float" office:value="-465.681186461048">
                <text:p>-465.681186461048</text:p>
              </table:table-cell>
              <table:table-cell office:value-type="float" office:value="415.039727235527">
                <text:p>415.039727235527</text:p>
              </table:table-cell>
              <table:table-cell office:value-type="float" office:value="50.6414592255199">
                <text:p>50.6414592255199</text:p>
              </table:table-cell>
            </table:table-row>
            <table:table-row>
              <table:table-cell office:value-type="float" office:value="247.09375">
                <text:p>247.09375</text:p>
              </table:table-cell>
              <table:table-cell office:value-type="float" office:value="-470.704049109144">
                <text:p>-470.704049109144</text:p>
              </table:table-cell>
              <table:table-cell office:value-type="float" office:value="407.59900889448">
                <text:p>407.59900889448</text:p>
              </table:table-cell>
              <table:table-cell office:value-type="float" office:value="63.1050402146632">
                <text:p>63.1050402146632</text:p>
              </table:table-cell>
            </table:table-row>
            <table:table-row>
              <table:table-cell office:value-type="float" office:value="248.5">
                <text:p>248.5</text:p>
              </table:table-cell>
              <table:table-cell office:value-type="float" office:value="-475.443377238815">
                <text:p>-475.443377238815</text:p>
              </table:table-cell>
              <table:table-cell office:value-type="float" office:value="399.912768151584">
                <text:p>399.912768151584</text:p>
              </table:table-cell>
              <table:table-cell office:value-type="float" office:value="75.5306090872312">
                <text:p>75.5306090872312</text:p>
              </table:table-cell>
            </table:table-row>
            <table:table-row>
              <table:table-cell office:value-type="float" office:value="249.90625">
                <text:p>249.90625</text:p>
              </table:table-cell>
              <table:table-cell office:value-type="float" office:value="-479.89631605601">
                <text:p>-479.89631605601</text:p>
              </table:table-cell>
              <table:table-cell office:value-type="float" office:value="391.985634910854">
                <text:p>391.985634910854</text:p>
              </table:table-cell>
              <table:table-cell office:value-type="float" office:value="87.9106811451559">
                <text:p>87.9106811451559</text:p>
              </table:table-cell>
            </table:table-row>
            <table:table-row>
              <table:table-cell office:value-type="float" office:value="251.3125">
                <text:p>251.3125</text:p>
              </table:table-cell>
              <table:table-cell office:value-type="float" office:value="-484.060183276892">
                <text:p>-484.060183276892</text:p>
              </table:table-cell>
              <table:table-cell office:value-type="float" office:value="383.822384180941">
                <text:p>383.822384180941</text:p>
              </table:table-cell>
              <table:table-cell office:value-type="float" office:value="100.237799095951">
                <text:p>100.237799095951</text:p>
              </table:table-cell>
            </table:table-row>
            <table:table-row>
              <table:table-cell office:value-type="float" office:value="252.71875">
                <text:p>252.71875</text:p>
              </table:table-cell>
              <table:table-cell office:value-type="float" office:value="-487.932470743544">
                <text:p>-487.932470743544</text:p>
              </table:table-cell>
              <table:table-cell office:value-type="float" office:value="375.427933198841">
                <text:p>375.427933198841</text:p>
              </table:table-cell>
              <table:table-cell office:value-type="float" office:value="112.504537544703">
                <text:p>112.504537544703</text:p>
              </table:table-cell>
            </table:table-row>
            <table:table-row>
              <table:table-cell office:value-type="float" office:value="254.125">
                <text:p>254.125</text:p>
              </table:table-cell>
              <table:table-cell office:value-type="float" office:value="-491.51084593479">
                <text:p>-491.51084593479</text:p>
              </table:table-cell>
              <table:table-cell office:value-type="float" office:value="366.807338467936">
                <text:p>366.807338467936</text:p>
              </table:table-cell>
              <table:table-cell office:value-type="float" office:value="124.703507466854">
                <text:p>124.703507466854</text:p>
              </table:table-cell>
            </table:table-row>
            <table:table-row>
              <table:table-cell office:value-type="float" office:value="255.53125">
                <text:p>255.53125</text:p>
              </table:table-cell>
              <table:table-cell office:value-type="float" office:value="-494.79315337122">
                <text:p>-494.79315337122</text:p>
              </table:table-cell>
              <table:table-cell office:value-type="float" office:value="357.965792712148">
                <text:p>357.965792712148</text:p>
              </table:table-cell>
              <table:table-cell office:value-type="float" office:value="136.827360659072">
                <text:p>136.827360659072</text:p>
              </table:table-cell>
            </table:table-row>
            <table:table-row>
              <table:table-cell office:value-type="float" office:value="256.9375">
                <text:p>256.9375</text:p>
              </table:table-cell>
              <table:table-cell office:value-type="float" office:value="-497.777415913566">
                <text:p>-497.777415913566</text:p>
              </table:table-cell>
              <table:table-cell office:value-type="float" office:value="348.908621748034">
                <text:p>348.908621748034</text:p>
              </table:table-cell>
              <table:table-cell office:value-type="float" office:value="148.868794165533">
                <text:p>148.868794165533</text:p>
              </table:table-cell>
            </table:table-row>
            <table:table-row>
              <table:table-cell office:value-type="float" office:value="258.34375">
                <text:p>258.34375</text:p>
              </table:table-cell>
              <table:table-cell office:value-type="float" office:value="-500.461835953663">
                <text:p>-500.461835953663</text:p>
              </table:table-cell>
              <table:table-cell office:value-type="float" office:value="339.641281276712">
                <text:p>339.641281276712</text:p>
              </table:table-cell>
              <table:table-cell office:value-type="float" office:value="160.820554676951">
                <text:p>160.820554676951</text:p>
              </table:table-cell>
            </table:table-row>
            <table:table-row>
              <table:table-cell office:value-type="float" office:value="259.75">
                <text:p>259.75</text:p>
              </table:table-cell>
              <table:table-cell office:value-type="float" office:value="-502.844796497255">
                <text:p>-502.844796497255</text:p>
              </table:table-cell>
              <table:table-cell office:value-type="float" office:value="330.169353597554">
                <text:p>330.169353597554</text:p>
              </table:table-cell>
              <table:table-cell office:value-type="float" office:value="172.6754428997">
                <text:p>172.6754428997</text:p>
              </table:table-cell>
            </table:table-row>
            <table:table-row>
              <table:table-cell office:value-type="float" office:value="261.15625">
                <text:p>261.15625</text:p>
              </table:table-cell>
              <table:table-cell office:value-type="float" office:value="-504.924862138014">
                <text:p>-504.924862138014</text:p>
              </table:table-cell>
              <table:table-cell office:value-type="float" office:value="320.498544245617">
                <text:p>320.498544245617</text:p>
              </table:table-cell>
              <table:table-cell office:value-type="float" office:value="184.426317892397">
                <text:p>184.426317892397</text:p>
              </table:table-cell>
            </table:table-row>
            <table:table-row>
              <table:table-cell office:value-type="float" office:value="262.5625">
                <text:p>262.5625</text:p>
              </table:table-cell>
              <table:table-cell office:value-type="float" office:value="-506.700779922179">
                <text:p>-506.700779922179</text:p>
              </table:table-cell>
              <table:table-cell office:value-type="float" office:value="310.634678554839">
                <text:p>310.634678554839</text:p>
              </table:table-cell>
              <table:table-cell office:value-type="float" office:value="196.066101367339">
                <text:p>196.066101367339</text:p>
              </table:table-cell>
            </table:table-row>
            <table:table-row>
              <table:table-cell office:value-type="float" office:value="263.96875">
                <text:p>263.96875</text:p>
              </table:table-cell>
              <table:table-cell office:value-type="float" office:value="-508.17148010328">
                <text:p>-508.17148010328</text:p>
              </table:table-cell>
              <table:table-cell office:value-type="float" office:value="300.583698149078">
                <text:p>300.583698149078</text:p>
              </table:table-cell>
              <table:table-cell office:value-type="float" office:value="207.587781954202">
                <text:p>207.587781954202</text:p>
              </table:table-cell>
            </table:table-row>
            <table:table-row>
              <table:table-cell office:value-type="float" office:value="265.375">
                <text:p>265.375</text:p>
              </table:table-cell>
              <table:table-cell office:value-type="float" office:value="-509.336076786523">
                <text:p>-509.336076786523</text:p>
              </table:table-cell>
              <table:table-cell office:value-type="float" office:value="290.3516573631">
                <text:p>290.3516573631</text:p>
              </table:table-cell>
              <table:table-cell office:value-type="float" office:value="218.984419423423">
                <text:p>218.984419423423</text:p>
              </table:table-cell>
            </table:table-row>
            <table:table-row>
              <table:table-cell office:value-type="float" office:value="266.78125">
                <text:p>266.78125</text:p>
              </table:table-cell>
              <table:table-cell office:value-type="float" office:value="-510.193868462413">
                <text:p>-510.193868462413</text:p>
              </table:table-cell>
              <table:table-cell office:value-type="float" office:value="279.944719595675">
                <text:p>279.944719595675</text:p>
              </table:table-cell>
              <table:table-cell office:value-type="float" office:value="230.249148866738">
                <text:p>230.249148866738</text:p>
              </table:table-cell>
            </table:table-row>
            <table:table-row>
              <table:table-cell office:value-type="float" office:value="268.1875">
                <text:p>268.1875</text:p>
              </table:table-cell>
              <table:table-cell office:value-type="float" office:value="-510.744338429318">
                <text:p>-510.744338429318</text:p>
              </table:table-cell>
              <table:table-cell office:value-type="float" office:value="269.369153596972">
                <text:p>269.369153596972</text:p>
              </table:table-cell>
              <table:table-cell office:value-type="float" office:value="241.375184832345">
                <text:p>241.375184832345</text:p>
              </table:table-cell>
            </table:table-row>
            <table:table-row>
              <table:table-cell office:value-type="float" office:value="269.59375">
                <text:p>269.59375</text:p>
              </table:table-cell>
              <table:table-cell office:value-type="float" office:value="-510.987155104714">
                <text:p>-510.987155104714</text:p>
              </table:table-cell>
              <table:table-cell office:value-type="float" office:value="258.631329692505">
                <text:p>258.631329692505</text:p>
              </table:table-cell>
              <table:table-cell office:value-type="float" office:value="252.35582541221">
                <text:p>252.3558254122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510.922172224916">
                <text:p>-510.922172224916</text:p>
              </table:table-cell>
              <table:table-cell office:value-type="float" office:value="247.737715945878">
                <text:p>247.737715945878</text:p>
              </table:table-cell>
              <table:table-cell office:value-type="float" office:value="263.184456279038">
                <text:p>263.184456279038</text:p>
              </table:table-cell>
            </table:table-row>
            <table:table-row>
              <table:table-cell office:value-type="float" office:value="272.40625">
                <text:p>272.40625</text:p>
              </table:table-cell>
              <table:table-cell office:value-type="float" office:value="-510.54942893318">
                <text:p>-510.54942893318</text:p>
              </table:table-cell>
              <table:table-cell office:value-type="float" office:value="236.694874262676">
                <text:p>236.694874262676</text:p>
              </table:table-cell>
              <table:table-cell office:value-type="float" office:value="273.854554670504">
                <text:p>273.854554670504</text:p>
              </table:table-cell>
            </table:table-row>
            <table:table-row>
              <table:table-cell office:value-type="float" office:value="273.8125">
                <text:p>273.8125</text:p>
              </table:table-cell>
              <table:table-cell office:value-type="float" office:value="-509.869149756127">
                <text:p>-509.869149756127</text:p>
              </table:table-cell>
              <table:table-cell office:value-type="float" office:value="225.509456437809">
                <text:p>225.509456437809</text:p>
              </table:table-cell>
              <table:table-cell office:value-type="float" office:value="284.359693318318">
                <text:p>284.359693318318</text:p>
              </table:table-cell>
            </table:table-row>
            <table:table-row>
              <table:table-cell office:value-type="float" office:value="275.21875">
                <text:p>275.21875</text:p>
              </table:table-cell>
              <table:table-cell office:value-type="float" office:value="-508.881744468497">
                <text:p>-508.881744468497</text:p>
              </table:table-cell>
              <table:table-cell office:value-type="float" office:value="214.188200148726">
                <text:p>214.188200148726</text:p>
              </table:table-cell>
              <table:table-cell office:value-type="float" office:value="294.693544319771">
                <text:p>294.693544319771</text:p>
              </table:table-cell>
            </table:table-row>
            <table:table-row>
              <table:table-cell office:value-type="float" office:value="276.625">
                <text:p>276.625</text:p>
              </table:table-cell>
              <table:table-cell office:value-type="float" office:value="-507.587807846313">
                <text:p>-507.587807846313</text:p>
              </table:table-cell>
              <table:table-cell office:value-type="float" office:value="202.737924896886">
                <text:p>202.737924896886</text:p>
              </table:table-cell>
              <table:table-cell office:value-type="float" office:value="304.849882949427">
                <text:p>304.849882949427</text:p>
              </table:table-cell>
            </table:table-row>
            <table:table-row>
              <table:table-cell office:value-type="float" office:value="278.03125">
                <text:p>278.03125</text:p>
              </table:table-cell>
              <table:table-cell office:value-type="float" office:value="-505.988119308613">
                <text:p>-505.988119308613</text:p>
              </table:table-cell>
              <table:table-cell office:value-type="float" office:value="191.165527899947">
                <text:p>191.165527899947</text:p>
              </table:table-cell>
              <table:table-cell office:value-type="float" office:value="314.822591408666">
                <text:p>314.822591408666</text:p>
              </table:table-cell>
            </table:table-row>
            <table:table-row>
              <table:table-cell office:value-type="float" office:value="279.4375">
                <text:p>279.4375</text:p>
              </table:table-cell>
              <table:table-cell office:value-type="float" office:value="-504.083642447956">
                <text:p>-504.083642447956</text:p>
              </table:table-cell>
              <table:table-cell office:value-type="float" office:value="179.477979937141">
                <text:p>179.477979937141</text:p>
              </table:table-cell>
              <table:table-cell office:value-type="float" office:value="324.605662510814">
                <text:p>324.605662510814</text:p>
              </table:table-cell>
            </table:table-row>
            <table:table-row>
              <table:table-cell office:value-type="float" office:value="280.84375">
                <text:p>280.84375</text:p>
              </table:table-cell>
              <table:table-cell office:value-type="float" office:value="-501.875524449989">
                <text:p>-501.875524449989</text:p>
              </table:table-cell>
              <table:table-cell office:value-type="float" office:value="167.682321150335">
                <text:p>167.682321150335</text:p>
              </table:table-cell>
              <table:table-cell office:value-type="float" office:value="334.193203299654">
                <text:p>334.193203299654</text:p>
              </table:table-cell>
            </table:table-row>
            <table:table-row>
              <table:table-cell office:value-type="float" office:value="282.25">
                <text:p>282.25</text:p>
              </table:table-cell>
              <table:table-cell office:value-type="float" office:value="-499.365095402429">
                <text:p>-499.365095402429</text:p>
              </table:table-cell>
              <table:table-cell office:value-type="float" office:value="155.785656803314">
                <text:p>155.785656803314</text:p>
              </table:table-cell>
              <table:table-cell office:value-type="float" office:value="343.579438599115">
                <text:p>343.579438599115</text:p>
              </table:table-cell>
            </table:table-row>
            <table:table-row>
              <table:table-cell office:value-type="float" office:value="283.65625">
                <text:p>283.65625</text:p>
              </table:table-cell>
              <table:table-cell office:value-type="float" office:value="-496.553867493862">
                <text:p>-496.553867493862</text:p>
              </table:table-cell>
              <table:table-cell office:value-type="float" office:value="143.795153001835">
                <text:p>143.795153001835</text:p>
              </table:table-cell>
              <table:table-cell office:value-type="float" office:value="352.758714492027">
                <text:p>352.758714492027</text:p>
              </table:table-cell>
            </table:table-row>
            <table:table-row>
              <table:table-cell office:value-type="float" office:value="285.0625">
                <text:p>285.0625</text:p>
              </table:table-cell>
              <table:table-cell office:value-type="float" office:value="-493.443534102861">
                <text:p>-493.443534102861</text:p>
              </table:table-cell>
              <table:table-cell office:value-type="float" office:value="131.718032377035">
                <text:p>131.718032377035</text:p>
              </table:table-cell>
              <table:table-cell office:value-type="float" office:value="361.725501725827">
                <text:p>361.725501725827</text:p>
              </table:table-cell>
            </table:table-row>
            <table:table-row>
              <table:table-cell office:value-type="float" office:value="286.46875">
                <text:p>286.46875</text:p>
              </table:table-cell>
              <table:table-cell office:value-type="float" office:value="-490.035968777959">
                <text:p>-490.035968777959</text:p>
              </table:table-cell>
              <table:table-cell office:value-type="float" office:value="119.561569734785">
                <text:p>119.561569734785</text:p>
              </table:table-cell>
              <table:table-cell office:value-type="float" office:value="370.474399043174">
                <text:p>370.474399043174</text:p>
              </table:table-cell>
            </table:table-row>
            <table:table-row>
              <table:table-cell office:value-type="float" office:value="287.875">
                <text:p>287.875</text:p>
              </table:table-cell>
              <table:table-cell office:value-type="float" office:value="-486.333224109091">
                <text:p>-486.333224109091</text:p>
              </table:table-cell>
              <table:table-cell office:value-type="float" office:value="107.333087673622">
                <text:p>107.333087673622</text:p>
              </table:table-cell>
              <table:table-cell office:value-type="float" office:value="379.000136435468">
                <text:p>379.000136435468</text:p>
              </table:table-cell>
            </table:table-row>
            <table:table-row>
              <table:table-cell office:value-type="float" office:value="289.28125">
                <text:p>289.28125</text:p>
              </table:table-cell>
              <table:table-cell office:value-type="float" office:value="-482.337530491189">
                <text:p>-482.337530491189</text:p>
              </table:table-cell>
              <table:table-cell office:value-type="float" office:value="95.0399521738878">
                <text:p>95.0399521738878</text:p>
              </table:table-cell>
              <table:table-cell office:value-type="float" office:value="387.297578317301">
                <text:p>387.297578317301</text:p>
              </table:table-cell>
            </table:table-row>
            <table:table-row>
              <table:table-cell office:value-type="float" office:value="290.6875">
                <text:p>290.6875</text:p>
              </table:table-cell>
              <table:table-cell office:value-type="float" office:value="-478.051294780682">
                <text:p>-478.051294780682</text:p>
              </table:table-cell>
              <table:table-cell office:value-type="float" office:value="82.6895681607364">
                <text:p>82.6895681607364</text:p>
              </table:table-cell>
              <table:table-cell office:value-type="float" office:value="395.361726619945">
                <text:p>395.361726619945</text:p>
              </table:table-cell>
            </table:table-row>
            <table:table-row>
              <table:table-cell office:value-type="float" office:value="292.09375">
                <text:p>292.09375</text:p>
              </table:table-cell>
              <table:table-cell office:value-type="float" office:value="-473.477098845688">
                <text:p>-473.477098845688</text:p>
              </table:table-cell>
              <table:table-cell office:value-type="float" office:value="70.2893750436871">
                <text:p>70.2893750436871</text:p>
              </table:table-cell>
              <table:table-cell office:value-type="float" office:value="403.187723802001">
                <text:p>403.187723802001</text:p>
              </table:table-cell>
            </table:table-row>
            <table:table-row>
              <table:table-cell office:value-type="float" office:value="293.5">
                <text:p>293.5</text:p>
              </table:table-cell>
              <table:table-cell office:value-type="float" office:value="-468.617698010798">
                <text:p>-468.617698010798</text:p>
              </table:table-cell>
              <table:table-cell office:value-type="float" office:value="57.8468422354004">
                <text:p>57.8468422354004</text:p>
              </table:table-cell>
              <table:table-cell office:value-type="float" office:value="410.770855775398">
                <text:p>410.770855775398</text:p>
              </table:table-cell>
            </table:table-row>
            <table:table-row>
              <table:table-cell office:value-type="float" office:value="294.90625">
                <text:p>294.90625</text:p>
              </table:table-cell>
              <table:table-cell office:value-type="float" office:value="-463.476019397372">
                <text:p>-463.476019397372</text:p>
              </table:table-cell>
              <table:table-cell office:value-type="float" office:value="45.3694646523839">
                <text:p>45.3694646523839</text:p>
              </table:table-cell>
              <table:table-cell office:value-type="float" office:value="418.106554744988">
                <text:p>418.106554744988</text:p>
              </table:table-cell>
            </table:table-row>
            <table:table-row>
              <table:table-cell office:value-type="float" office:value="296.3125">
                <text:p>296.3125</text:p>
              </table:table-cell>
              <table:table-cell office:value-type="float" office:value="-458.055160160344">
                <text:p>-458.055160160344</text:p>
              </table:table-cell>
              <table:table-cell office:value-type="float" office:value="32.8647582003342">
                <text:p>32.8647582003342</text:p>
              </table:table-cell>
              <table:table-cell office:value-type="float" office:value="425.19040196001">
                <text:p>425.19040196001</text:p>
              </table:table-cell>
            </table:table-row>
            <table:table-row>
              <table:table-cell office:value-type="float" office:value="297.71875">
                <text:p>297.71875</text:p>
              </table:table-cell>
              <table:table-cell office:value-type="float" office:value="-452.358385622622">
                <text:p>-452.358385622622</text:p>
              </table:table-cell>
              <table:table-cell office:value-type="float" office:value="20.3402552468372">
                <text:p>20.3402552468372</text:p>
              </table:table-cell>
              <table:table-cell office:value-type="float" office:value="432.018130375785">
                <text:p>432.018130375785</text:p>
              </table:table-cell>
            </table:table-row>
            <table:table-row>
              <table:table-cell office:value-type="float" office:value="299.125">
                <text:p>299.125</text:p>
              </table:table-cell>
              <table:table-cell office:value-type="float" office:value="-446.38912730817">
                <text:p>-446.38912730817</text:p>
              </table:table-cell>
              <table:table-cell office:value-type="float" office:value="7.80350008415071">
                <text:p>7.80350008415071</text:p>
              </table:table-cell>
              <table:table-cell office:value-type="float" office:value="438.58562722402">
                <text:p>438.58562722402</text:p>
              </table:table-cell>
            </table:table-row>
            <table:table-row>
              <table:table-cell office:value-type="float" office:value="300.53125">
                <text:p>300.53125</text:p>
              </table:table-cell>
              <table:table-cell office:value-type="float" office:value="-440.150980874993">
                <text:p>-440.150980874993</text:p>
              </table:table-cell>
              <table:table-cell office:value-type="float" office:value="-4.73795561519484">
                <text:p>-4.73795561519484</text:p>
              </table:table-cell>
              <table:table-cell office:value-type="float" office:value="444.888936490188">
                <text:p>444.888936490188</text:p>
              </table:table-cell>
            </table:table-row>
            <table:table-row>
              <table:table-cell office:value-type="float" office:value="301.9375">
                <text:p>301.9375</text:p>
              </table:table-cell>
              <table:table-cell office:value-type="float" office:value="-433.647703949241">
                <text:p>-433.647703949241</text:p>
              </table:table-cell>
              <table:table-cell office:value-type="float" office:value="-17.2765573472414">
                <text:p>-17.2765573472414</text:p>
              </table:table-cell>
              <table:table-cell office:value-type="float" office:value="450.924261296483">
                <text:p>450.924261296483</text:p>
              </table:table-cell>
            </table:table-row>
            <table:table-row>
              <table:table-cell office:value-type="float" office:value="303.34375">
                <text:p>303.34375</text:p>
              </table:table-cell>
              <table:table-cell office:value-type="float" office:value="-426.883213861763">
                <text:p>-426.883213861763</text:p>
              </table:table-cell>
              <table:table-cell office:value-type="float" office:value="-29.8047523271542">
                <text:p>-29.8047523271542</text:p>
              </table:table-cell>
              <table:table-cell office:value-type="float" office:value="456.687966188917">
                <text:p>456.687966188917</text:p>
              </table:table-cell>
            </table:table-row>
            <table:table-row>
              <table:table-cell office:value-type="float" office:value="304.75">
                <text:p>304.75</text:p>
              </table:table-cell>
              <table:table-cell office:value-type="float" office:value="-419.861585288446">
                <text:p>-419.861585288446</text:p>
              </table:table-cell>
              <table:table-cell office:value-type="float" office:value="-42.3149940387364">
                <text:p>-42.3149940387364</text:p>
              </table:table-cell>
              <table:table-cell office:value-type="float" office:value="462.176579327182">
                <text:p>462.176579327182</text:p>
              </table:table-cell>
            </table:table-row>
            <table:table-row>
              <table:table-cell office:value-type="float" office:value="306.15625">
                <text:p>306.15625</text:p>
              </table:table-cell>
              <table:table-cell office:value-type="float" office:value="-412.587047795786">
                <text:p>-412.587047795786</text:p>
              </table:table-cell>
              <table:table-cell office:value-type="float" office:value="-54.7997467801693">
                <text:p>-54.7997467801693</text:p>
              </table:table-cell>
              <table:table-cell office:value-type="float" office:value="467.386794575956">
                <text:p>467.386794575956</text:p>
              </table:table-cell>
            </table:table-row>
            <table:table-row>
              <table:table-cell office:value-type="float" office:value="307.5625">
                <text:p>307.5625</text:p>
              </table:table-cell>
              <table:table-cell office:value-type="float" office:value="-405.063983293159">
                <text:p>-405.063983293159</text:p>
              </table:table-cell>
              <table:table-cell office:value-type="float" office:value="-67.2514902032363">
                <text:p>-67.2514902032363</text:p>
              </table:table-cell>
              <table:table-cell office:value-type="float" office:value="472.315473496395">
                <text:p>472.315473496395</text:p>
              </table:table-cell>
            </table:table-row>
            <table:table-row>
              <table:table-cell office:value-type="float" office:value="308.96875">
                <text:p>308.96875</text:p>
              </table:table-cell>
              <table:table-cell office:value-type="float" office:value="-397.296923393313">
                <text:p>-397.296923393313</text:p>
              </table:table-cell>
              <table:table-cell office:value-type="float" office:value="-79.6627238433">
                <text:p>-79.6627238433</text:p>
              </table:table-cell>
              <table:table-cell office:value-type="float" office:value="476.959647236613">
                <text:p>476.959647236613</text:p>
              </table:table-cell>
            </table:table-row>
            <table:table-row>
              <table:table-cell office:value-type="float" office:value="310.375">
                <text:p>310.375</text:p>
              </table:table-cell>
              <table:table-cell office:value-type="float" office:value="-389.290546682704">
                <text:p>-389.290546682704</text:p>
              </table:table-cell>
              <table:table-cell office:value-type="float" office:value="-92.0259716373018">
                <text:p>-92.0259716373018</text:p>
              </table:table-cell>
              <table:table-cell office:value-type="float" office:value="481.316518320006">
                <text:p>481.316518320006</text:p>
              </table:table-cell>
            </table:table-row>
            <table:table-row>
              <table:table-cell office:value-type="float" office:value="311.78125">
                <text:p>311.78125</text:p>
              </table:table-cell>
              <table:table-cell office:value-type="float" office:value="-381.049675903284">
                <text:p>-381.049675903284</text:p>
              </table:table-cell>
              <table:table-cell office:value-type="float" office:value="-104.333786427062">
                <text:p>-104.333786427062</text:p>
              </table:table-cell>
              <table:table-cell office:value-type="float" office:value="485.383462330346">
                <text:p>485.383462330346</text:p>
              </table:table-cell>
            </table:table-row>
            <table:table-row>
              <table:table-cell office:value-type="float" office:value="313.1875">
                <text:p>313.1875</text:p>
              </table:table-cell>
              <table:table-cell office:value-type="float" office:value="-372.579275047466">
                <text:p>-372.579275047466</text:p>
              </table:table-cell>
              <table:table-cell office:value-type="float" office:value="-116.57875444517">
                <text:p>-116.57875444517</text:p>
              </table:table-cell>
              <table:table-cell office:value-type="float" office:value="489.158029492635">
                <text:p>489.158029492635</text:p>
              </table:table-cell>
            </table:table-row>
            <table:table-row>
              <table:table-cell office:value-type="float" office:value="314.59375">
                <text:p>314.59375</text:p>
              </table:table-cell>
              <table:table-cell office:value-type="float" office:value="-363.884446367995">
                <text:p>-363.884446367995</text:p>
              </table:table-cell>
              <table:table-cell office:value-type="float" office:value="-128.75349978076">
                <text:p>-128.75349978076</text:p>
              </table:table-cell>
              <table:table-cell office:value-type="float" office:value="492.637946148755">
                <text:p>492.637946148755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-354.970427304548">
                <text:p>-354.970427304548</text:p>
              </table:table-cell>
              <table:table-cell office:value-type="float" office:value="-140.850688822486">
                <text:p>-140.850688822486</text:p>
              </table:table-cell>
              <table:table-cell office:value-type="float" office:value="495.821116127034">
                <text:p>495.821116127034</text:p>
              </table:table-cell>
            </table:table-row>
            <table:table-row>
              <table:table-cell office:value-type="float" office:value="317.40625">
                <text:p>317.40625</text:p>
              </table:table-cell>
              <table:table-cell office:value-type="float" office:value="-345.842587328892">
                <text:p>-345.842587328892</text:p>
              </table:table-cell>
              <table:table-cell office:value-type="float" office:value="-152.863034676012">
                <text:p>-152.863034676012</text:p>
              </table:table-cell>
              <table:table-cell office:value-type="float" office:value="498.705622004904">
                <text:p>498.705622004904</text:p>
              </table:table-cell>
            </table:table-row>
            <table:table-row>
              <table:table-cell office:value-type="float" office:value="318.8125">
                <text:p>318.8125</text:p>
              </table:table-cell>
              <table:table-cell office:value-type="float" office:value="-336.506424710516">
                <text:p>-336.506424710516</text:p>
              </table:table-cell>
              <table:table-cell office:value-type="float" office:value="-164.783301553367">
                <text:p>-164.783301553367</text:p>
              </table:table-cell>
              <table:table-cell office:value-type="float" office:value="501.289726263882">
                <text:p>501.289726263882</text:p>
              </table:table-cell>
            </table:table-row>
            <table:table-row>
              <table:table-cell office:value-type="float" office:value="320.21875">
                <text:p>320.21875</text:p>
              </table:table-cell>
              <table:table-cell office:value-type="float" office:value="-326.96756320468">
                <text:p>-326.96756320468</text:p>
              </table:table-cell>
              <table:table-cell office:value-type="float" office:value="-176.60430913151">
                <text:p>-176.60430913151</text:p>
              </table:table-cell>
              <table:table-cell office:value-type="float" office:value="503.57187233619">
                <text:p>503.57187233619</text:p>
              </table:table-cell>
            </table:table-row>
            <table:table-row>
              <table:table-cell office:value-type="float" office:value="321.625">
                <text:p>321.625</text:p>
              </table:table-cell>
              <table:table-cell office:value-type="float" office:value="-317.231748664874">
                <text:p>-317.231748664874</text:p>
              </table:table-cell>
              <table:table-cell office:value-type="float" office:value="-188.318936877492">
                <text:p>-188.318936877492</text:p>
              </table:table-cell>
              <table:table-cell office:value-type="float" office:value="505.550685542367">
                <text:p>505.550685542367</text:p>
              </table:table-cell>
            </table:table-row>
            <table:table-row>
              <table:table-cell office:value-type="float" office:value="323.03125">
                <text:p>323.03125</text:p>
              </table:table-cell>
              <table:table-cell office:value-type="float" office:value="-307.304845581732">
                <text:p>-307.304845581732</text:p>
              </table:table-cell>
              <table:table-cell office:value-type="float" office:value="-199.920128337598">
                <text:p>-199.920128337598</text:p>
              </table:table-cell>
              <table:table-cell office:value-type="float" office:value="507.224973919331">
                <text:p>507.224973919331</text:p>
              </table:table-cell>
            </table:table-row>
            <table:table-row>
              <table:table-cell office:value-type="float" office:value="324.4375">
                <text:p>324.4375</text:p>
              </table:table-cell>
              <table:table-cell office:value-type="float" office:value="-297.19283355048">
                <text:p>-297.19283355048</text:p>
              </table:table-cell>
              <table:table-cell office:value-type="float" office:value="-211.400895387889">
                <text:p>-211.400895387889</text:p>
              </table:table-cell>
              <table:table-cell office:value-type="float" office:value="508.593728938369">
                <text:p>508.593728938369</text:p>
              </table:table-cell>
            </table:table-row>
            <table:table-row>
              <table:table-cell office:value-type="float" office:value="325.84375">
                <text:p>325.84375</text:p>
              </table:table-cell>
              <table:table-cell office:value-type="float" office:value="-286.901803669053">
                <text:p>-286.901803669053</text:p>
              </table:table-cell>
              <table:table-cell office:value-type="float" office:value="-222.754322443587">
                <text:p>-222.754322443587</text:p>
              </table:table-cell>
              <table:table-cell office:value-type="float" office:value="509.65612611264">
                <text:p>509.65612611264</text:p>
              </table:table-cell>
            </table:table-row>
            <table:table-row>
              <table:table-cell office:value-type="float" office:value="327.25">
                <text:p>327.25</text:p>
              </table:table-cell>
              <table:table-cell office:value-type="float" office:value="-276.437954869045">
                <text:p>-276.437954869045</text:p>
              </table:table-cell>
              <table:table-cell office:value-type="float" office:value="-233.973570624765">
                <text:p>-233.973570624765</text:p>
              </table:table-cell>
              <table:table-cell office:value-type="float" office:value="510.41152549381">
                <text:p>510.41152549381</text:p>
              </table:table-cell>
            </table:table-row>
            <table:table-row>
              <table:table-cell office:value-type="float" office:value="328.65625">
                <text:p>328.65625</text:p>
              </table:table-cell>
              <table:table-cell office:value-type="float" office:value="-265.807590181705">
                <text:p>-265.807590181705</text:p>
              </table:table-cell>
              <table:table-cell office:value-type="float" office:value="-245.051881875834">
                <text:p>-245.051881875834</text:p>
              </table:table-cell>
              <table:table-cell office:value-type="float" office:value="510.859472057539">
                <text:p>510.859472057539</text:p>
              </table:table-cell>
            </table:table-row>
            <table:table-row>
              <table:table-cell office:value-type="float" office:value="330.0625">
                <text:p>330.0625</text:p>
              </table:table-cell>
              <table:table-cell office:value-type="float" office:value="-255.017112941225">
                <text:p>-255.017112941225</text:p>
              </table:table-cell>
              <table:table-cell office:value-type="float" office:value="-255.982583036341">
                <text:p>-255.982583036341</text:p>
              </table:table-cell>
              <table:table-cell office:value-type="float" office:value="510.999695977566">
                <text:p>510.999695977566</text:p>
              </table:table-cell>
            </table:table-row>
            <table:table-row>
              <table:table-cell office:value-type="float" office:value="331.46875">
                <text:p>331.46875</text:p>
              </table:table-cell>
              <table:table-cell office:value-type="float" office:value="-244.073022927614">
                <text:p>-244.073022927614</text:p>
              </table:table-cell>
              <table:table-cell office:value-type="float" office:value="-266.759089860633">
                <text:p>-266.759089860633</text:p>
              </table:table-cell>
              <table:table-cell office:value-type="float" office:value="510.832112788246">
                <text:p>510.832112788246</text:p>
              </table:table-cell>
            </table:table-row>
            <table:table-row>
              <table:table-cell office:value-type="float" office:value="332.875">
                <text:p>332.875</text:p>
              </table:table-cell>
              <table:table-cell office:value-type="float" office:value="-232.981912451469">
                <text:p>-232.981912451469</text:p>
              </table:table-cell>
              <table:table-cell office:value-type="float" office:value="-277.374910983957">
                <text:p>-277.374910983957</text:p>
              </table:table-cell>
              <table:table-cell office:value-type="float" office:value="510.356823435426">
                <text:p>510.356823435426</text:p>
              </table:table-cell>
            </table:table-row>
            <table:table-row>
              <table:table-cell office:value-type="float" office:value="334.28125">
                <text:p>334.28125</text:p>
              </table:table-cell>
              <table:table-cell office:value-type="float" office:value="-221.750462383018">
                <text:p>-221.750462383018</text:p>
              </table:table-cell>
              <table:table-cell office:value-type="float" office:value="-287.823651832621">
                <text:p>-287.823651832621</text:p>
              </table:table-cell>
              <table:table-cell office:value-type="float" office:value="509.574114215638">
                <text:p>509.574114215638</text:p>
              </table:table-cell>
            </table:table-row>
            <table:table-row>
              <table:table-cell office:value-type="float" office:value="335.6875">
                <text:p>335.6875</text:p>
              </table:table-cell>
              <table:table-cell office:value-type="float" office:value="-210.385438127811">
                <text:p>-210.385438127811</text:p>
              </table:table-cell>
              <table:table-cell office:value-type="float" office:value="-298.09901847584">
                <text:p>-298.09901847584</text:p>
              </table:table-cell>
              <table:table-cell office:value-type="float" office:value="508.484456603651">
                <text:p>508.484456603651</text:p>
              </table:table-cell>
            </table:table-row>
            <table:table-row>
              <table:table-cell office:value-type="float" office:value="337.09375">
                <text:p>337.09375</text:p>
              </table:table-cell>
              <table:table-cell office:value-type="float" office:value="-198.893685551495">
                <text:p>-198.893685551495</text:p>
              </table:table-cell>
              <table:table-cell office:value-type="float" office:value="-308.194821416969">
                <text:p>-308.194821416969</text:p>
              </table:table-cell>
              <table:table-cell office:value-type="float" office:value="507.088506968464">
                <text:p>507.088506968464</text:p>
              </table:table-cell>
            </table:table-row>
            <table:table-row>
              <table:table-cell office:value-type="float" office:value="338.5">
                <text:p>338.5</text:p>
              </table:table-cell>
              <table:table-cell office:value-type="float" office:value="-187.282126856116">
                <text:p>-187.282126856116</text:p>
              </table:table-cell>
              <table:table-cell office:value-type="float" office:value="-318.104979321824">
                <text:p>-318.104979321824</text:p>
              </table:table-cell>
              <table:table-cell office:value-type="float" office:value="505.38710617794">
                <text:p>505.38710617794</text:p>
              </table:table-cell>
            </table:table-row>
            <table:table-row>
              <table:table-cell office:value-type="float" office:value="339.90625">
                <text:p>339.90625</text:p>
              </table:table-cell>
              <table:table-cell office:value-type="float" office:value="-175.557756410449">
                <text:p>-175.557756410449</text:p>
              </table:table-cell>
              <table:table-cell office:value-type="float" office:value="-327.823522681846">
                <text:p>-327.823522681846</text:p>
              </table:table-cell>
              <table:table-cell office:value-type="float" office:value="503.381279092295">
                <text:p>503.381279092295</text:p>
              </table:table-cell>
            </table:table-row>
            <table:table-row>
              <table:table-cell office:value-type="float" office:value="341.3125">
                <text:p>341.3125</text:p>
              </table:table-cell>
              <table:table-cell office:value-type="float" office:value="-163.727636536847">
                <text:p>-163.727636536847</text:p>
              </table:table-cell>
              <table:table-cell office:value-type="float" office:value="-337.344597409916">
                <text:p>-337.344597409916</text:p>
              </table:table-cell>
              <table:table-cell office:value-type="float" office:value="501.072233946763">
                <text:p>501.072233946763</text:p>
              </table:table-cell>
            </table:table-row>
            <table:table-row>
              <table:table-cell office:value-type="float" office:value="342.71875">
                <text:p>342.71875</text:p>
              </table:table-cell>
              <table:table-cell office:value-type="float" office:value="-151.798893257167">
                <text:p>-151.798893257167</text:p>
              </table:table-cell>
              <table:table-cell office:value-type="float" office:value="-346.662468366633">
                <text:p>-346.662468366633</text:p>
              </table:table-cell>
              <table:table-cell office:value-type="float" office:value="498.4613616238">
                <text:p>498.4613616238</text:p>
              </table:table-cell>
            </table:table-row>
            <table:table-row>
              <table:table-cell office:value-type="float" office:value="344.125">
                <text:p>344.125</text:p>
              </table:table-cell>
              <table:table-cell office:value-type="float" office:value="-139.778712000314">
                <text:p>-139.778712000314</text:p>
              </table:table-cell>
              <table:table-cell office:value-type="float" office:value="-355.771522814951">
                <text:p>-355.771522814951</text:p>
              </table:table-cell>
              <table:table-cell office:value-type="float" office:value="495.550234815265">
                <text:p>495.550234815265</text:p>
              </table:table-cell>
            </table:table-row>
            <table:table-row>
              <table:table-cell office:value-type="float" office:value="345.53125">
                <text:p>345.53125</text:p>
              </table:table-cell>
              <table:table-cell office:value-type="float" office:value="-127.674333274016">
                <text:p>-127.674333274016</text:p>
              </table:table-cell>
              <table:table-cell office:value-type="float" office:value="-364.666273801079">
                <text:p>-364.666273801079</text:p>
              </table:table-cell>
              <table:table-cell office:value-type="float" office:value="492.340607075094">
                <text:p>492.340607075094</text:p>
              </table:table-cell>
            </table:table-row>
            <table:table-row>
              <table:table-cell office:value-type="float" office:value="346.9375">
                <text:p>346.9375</text:p>
              </table:table-cell>
              <table:table-cell office:value-type="float" office:value="-115.493048303404">
                <text:p>-115.493048303404</text:p>
              </table:table-cell>
              <table:table-cell office:value-type="float" office:value="-373.341363459619">
                <text:p>-373.341363459619</text:p>
              </table:table-cell>
              <table:table-cell office:value-type="float" office:value="488.834411763022">
                <text:p>488.834411763022</text:p>
              </table:table-cell>
            </table:table-row>
            <table:table-row>
              <table:table-cell office:value-type="float" office:value="348.34375">
                <text:p>348.34375</text:p>
              </table:table-cell>
              <table:table-cell office:value-type="float" office:value="-103.242194639056">
                <text:p>-103.242194639056</text:p>
              </table:table-cell>
              <table:table-cell office:value-type="float" office:value="-381.791566240944">
                <text:p>-381.791566240944</text:p>
              </table:table-cell>
              <table:table-cell office:value-type="float" office:value="485.033760880001">
                <text:p>485.033760880001</text:p>
              </table:table-cell>
            </table:table-row>
            <table:table-row>
              <table:table-cell office:value-type="float" office:value="349.75">
                <text:p>349.75</text:p>
              </table:table-cell>
              <table:table-cell office:value-type="float" office:value="-90.929151737133">
                <text:p>-90.929151737133</text:p>
              </table:table-cell>
              <table:table-cell office:value-type="float" office:value="-390.011792058872">
                <text:p>-390.011792058872</text:p>
              </table:table-cell>
              <table:table-cell office:value-type="float" office:value="480.940943796005">
                <text:p>480.940943796005</text:p>
              </table:table-cell>
            </table:table-row>
            <table:table-row>
              <table:table-cell office:value-type="float" office:value="351.15625">
                <text:p>351.15625</text:p>
              </table:table-cell>
              <table:table-cell office:value-type="float" office:value="-78.5613365142634">
                <text:p>-78.5613365142634</text:p>
              </table:table-cell>
              <table:table-cell office:value-type="float" office:value="-397.997089356744">
                <text:p>-397.997089356744</text:p>
              </table:table-cell>
              <table:table-cell office:value-type="float" office:value="476.558425871008">
                <text:p>476.558425871008</text:p>
              </table:table-cell>
            </table:table-row>
            <table:table-row>
              <table:table-cell office:value-type="float" office:value="352.5625">
                <text:p>352.5625</text:p>
              </table:table-cell>
              <table:table-cell office:value-type="float" office:value="-66.1461988798751">
                <text:p>-66.1461988798751</text:p>
              </table:table-cell>
              <table:table-cell office:value-type="float" office:value="-405.742648090057">
                <text:p>-405.742648090057</text:p>
              </table:table-cell>
              <table:table-cell office:value-type="float" office:value="471.888846969932">
                <text:p>471.888846969932</text:p>
              </table:table-cell>
            </table:table-row>
            <table:table-row>
              <table:table-cell office:value-type="float" office:value="353.96875">
                <text:p>353.96875</text:p>
              </table:table-cell>
              <table:table-cell office:value-type="float" office:value="-53.6912172486473">
                <text:p>-53.6912172486473</text:p>
              </table:table-cell>
              <table:table-cell office:value-type="float" office:value="-413.243802623855">
                <text:p>-413.243802623855</text:p>
              </table:table-cell>
              <table:table-cell office:value-type="float" office:value="466.935019872503">
                <text:p>466.935019872503</text:p>
              </table:table-cell>
            </table:table-row>
            <table:table-row>
              <table:table-cell office:value-type="float" office:value="355.375">
                <text:p>355.375</text:p>
              </table:table-cell>
              <table:table-cell office:value-type="float" office:value="-41.2038940357929">
                <text:p>-41.2038940357929</text:p>
              </table:table-cell>
              <table:table-cell office:value-type="float" office:value="-420.496034543134">
                <text:p>-420.496034543134</text:p>
              </table:table-cell>
              <table:table-cell office:value-type="float" office:value="461.699928578927">
                <text:p>461.699928578927</text:p>
              </table:table-cell>
            </table:table-row>
            <table:table-row>
              <table:table-cell office:value-type="float" office:value="356.78125">
                <text:p>356.78125</text:p>
              </table:table-cell>
              <table:table-cell office:value-type="float" office:value="-28.6917511378841">
                <text:p>-28.6917511378841</text:p>
              </table:table-cell>
              <table:table-cell office:value-type="float" office:value="-427.494975374564">
                <text:p>-427.494975374564</text:p>
              </table:table-cell>
              <table:table-cell office:value-type="float" office:value="456.186726512448">
                <text:p>456.186726512448</text:p>
              </table:table-cell>
            </table:table-row>
            <table:table-row>
              <table:table-cell office:value-type="float" office:value="358.1875">
                <text:p>358.1875</text:p>
              </table:table-cell>
              <table:table-cell office:value-type="float" office:value="-16.1623254019435">
                <text:p>-16.1623254019435</text:p>
              </table:table-cell>
              <table:table-cell office:value-type="float" office:value="-434.236409217894">
                <text:p>-434.236409217894</text:p>
              </table:table-cell>
              <table:table-cell office:value-type="float" office:value="450.398734619838">
                <text:p>450.398734619838</text:p>
              </table:table-cell>
            </table:table-row>
            <table:table-row>
              <table:table-cell office:value-type="float" office:value="359.59375">
                <text:p>359.59375</text:p>
              </table:table-cell>
              <table:table-cell office:value-type="float" office:value="-3.62316408552907">
                <text:p>-3.62316408552907</text:p>
              </table:table-cell>
              <table:table-cell office:value-type="float" office:value="-440.716275285457">
                <text:p>-440.716275285457</text:p>
              </table:table-cell>
              <table:table-cell office:value-type="float" office:value="444.339439370986">
                <text:p>444.3394393709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9.727cm" svg:height="15.417cm" xlink:href=".." xlink:type="simple" chart:class="chart:line" chart:style-name="ch1">
        <chart:legend chart:legend-position="end" svg:x="26.875cm" svg:y="6.99cm" style:legend-expansion="high" chart:style-name="ch2"/>
        <chart:plot-area chart:style-name="ch3" table:cell-range-address="Sheet1_2.H2:Sheet1_2.H258 Sheet1_2.J2:Sheet1_2.K258" svg:x="0.594cm" svg:y="0.308cm" svg:width="25.687cm" svg:height="14.801cm">
          <chartooo:coordinate-region svg:x="1.692cm" svg:y="0.43cm" svg:width="24.589cm" svg:height="13.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H2:Sheet1_2.H258" chart:class="chart:line">
            <chart:data-point chart:repeated="257"/>
          </chart:series>
          <chart:series chart:style-name="ch8" chart:values-cell-range-address="Sheet1_2.J2:Sheet1_2.J258" chart:class="chart:line">
            <chart:data-point chart:repeated="257"/>
          </chart:series>
          <chart:series chart:style-name="ch9" chart:values-cell-range-address="Sheet1_2.K2:Sheet1_2.K258" chart:class="chart:line">
            <chart:data-point chart:repeated="257"/>
          </chart:series>
          <chart:wall chart:style-name="ch10"/>
          <chart:floor chart:style-name="ch11"/>
        </chart:plot-area>
        <draw:frame draw:style-name="gr1" draw:text-style-name="P1" svg:width="9.342cm" svg:height="0.398cm" svg:x="-0.902cm" svg:y="-0.038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_2.H2:Sheet1_2.H258</svg:desc>
                </draw:g>
              </table:table-cell>
              <table:table-cell office:value-type="float" office:value="NaN">
                <text:p>NaN</text:p>
                <draw:g>
                  <svg:desc>Sheet1_2.J2:Sheet1_2.J258</svg:desc>
                </draw:g>
              </table:table-cell>
              <table:table-cell office:value-type="float" office:value="NaN">
                <text:p>NaN</text:p>
                <draw:g>
                  <svg:desc>Sheet1_2.K2:Sheet1_2.K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1.066216470319">
                <text:p>281.066216470319</text:p>
              </table:table-cell>
              <table:table-cell office:value-type="float" office:value="34.2642097482473">
                <text:p>34.2642097482473</text:p>
              </table:table-cell>
              <table:table-cell office:value-type="float" office:value="476.735790251753">
                <text:p>476.735790251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1.145137795114">
                <text:p>291.145137795114</text:p>
              </table:table-cell>
              <table:table-cell office:value-type="float" office:value="34.4256123281142">
                <text:p>34.4256123281142</text:p>
              </table:table-cell>
              <table:table-cell office:value-type="float" office:value="476.574387671886">
                <text:p>476.574387671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.213668884287">
                <text:p>301.213668884287</text:p>
              </table:table-cell>
              <table:table-cell office:value-type="float" office:value="34.7201818526108">
                <text:p>34.7201818526108</text:p>
              </table:table-cell>
              <table:table-cell office:value-type="float" office:value="476.279818147389">
                <text:p>476.279818147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.265744831198">
                <text:p>311.265744831198</text:p>
              </table:table-cell>
              <table:table-cell office:value-type="float" office:value="35.1477408840702">
                <text:p>35.1477408840702</text:p>
              </table:table-cell>
              <table:table-cell office:value-type="float" office:value="475.85225911593">
                <text:p>475.85225911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.295310641168">
                <text:p>321.295310641168</text:p>
              </table:table-cell>
              <table:table-cell office:value-type="float" office:value="35.7080318769194">
                <text:p>35.7080318769194</text:p>
              </table:table-cell>
              <table:table-cell office:value-type="float" office:value="475.291968123081">
                <text:p>475.291968123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1.296324878781">
                <text:p>331.296324878781</text:p>
              </table:table-cell>
              <table:table-cell office:value-type="float" office:value="36.400717332815">
                <text:p>36.400717332815</text:p>
              </table:table-cell>
              <table:table-cell office:value-type="float" office:value="474.599282667185">
                <text:p>474.599282667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1.262763307025">
                <text:p>341.262763307025</text:p>
              </table:table-cell>
              <table:table-cell office:value-type="float" office:value="37.2253800039393">
                <text:p>37.2253800039393</text:p>
              </table:table-cell>
              <table:table-cell office:value-type="float" office:value="473.774619996061">
                <text:p>473.774619996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1.188622516057">
                <text:p>351.188622516057</text:p>
              </table:table-cell>
              <table:table-cell office:value-type="float" office:value="38.1815231443355">
                <text:p>38.1815231443355</text:p>
              </table:table-cell>
              <table:table-cell office:value-type="float" office:value="472.818476855665">
                <text:p>472.818476855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1.067923539443">
                <text:p>361.067923539443</text:p>
              </table:table-cell>
              <table:table-cell office:value-type="float" office:value="39.2685708091284">
                <text:p>39.2685708091284</text:p>
              </table:table-cell>
              <table:table-cell office:value-type="float" office:value="471.731429190872">
                <text:p>471.731429190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0.894715455657">
                <text:p>370.894715455657</text:p>
              </table:table-cell>
              <table:table-cell office:value-type="float" office:value="40.4858682014519">
                <text:p>40.4858682014519</text:p>
              </table:table-cell>
              <table:table-cell office:value-type="float" office:value="470.514131798548">
                <text:p>470.514131798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0.663078972696">
                <text:p>380.663078972696</text:p>
              </table:table-cell>
              <table:table-cell office:value-type="float" office:value="41.8326820668746">
                <text:p>41.8326820668746</text:p>
              </table:table-cell>
              <table:table-cell office:value-type="float" office:value="469.167317933125">
                <text:p>469.16731793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.367129993641">
                <text:p>390.367129993641</text:p>
              </table:table-cell>
              <table:table-cell office:value-type="float" office:value="43.3082011350846">
                <text:p>43.3082011350846</text:p>
              </table:table-cell>
              <table:table-cell office:value-type="float" office:value="467.691798864915">
                <text:p>467.6917988649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.001023161013">
                <text:p>400.001023161013</text:p>
              </table:table-cell>
              <table:table-cell office:value-type="float" office:value="44.9115366085684">
                <text:p>44.9115366085684</text:p>
              </table:table-cell>
              <table:table-cell office:value-type="float" office:value="466.088463391432">
                <text:p>466.088463391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9.558955377803">
                <text:p>409.558955377803</text:p>
              </table:table-cell>
              <table:table-cell office:value-type="float" office:value="46.6417226979894">
                <text:p>46.6417226979894</text:p>
              </table:table-cell>
              <table:table-cell office:value-type="float" office:value="464.358277302011">
                <text:p>464.3582773020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9.035169303039">
                <text:p>419.035169303039</text:p>
              </table:table-cell>
              <table:table-cell office:value-type="float" office:value="48.4977172039432">
                <text:p>48.4977172039432</text:p>
              </table:table-cell>
              <table:table-cell office:value-type="float" office:value="462.502282796057">
                <text:p>462.5022827960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8.423956819789">
                <text:p>428.423956819789</text:p>
              </table:table-cell>
              <table:table-cell office:value-type="float" office:value="50.4784021447393">
                <text:p>50.4784021447393</text:p>
              </table:table-cell>
              <table:table-cell office:value-type="float" office:value="460.521597855261">
                <text:p>460.5215978552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7.719662473524">
                <text:p>437.719662473524</text:p>
              </table:table-cell>
              <table:table-cell office:value-type="float" office:value="52.5825844298321">
                <text:p>52.5825844298321</text:p>
              </table:table-cell>
              <table:table-cell office:value-type="float" office:value="458.417415570168">
                <text:p>458.417415570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6.916686878746">
                <text:p>446.916686878746</text:p>
              </table:table-cell>
              <table:table-cell office:value-type="float" office:value="54.8089965784935">
                <text:p>54.8089965784935</text:p>
              </table:table-cell>
              <table:table-cell office:value-type="float" office:value="456.191003421507">
                <text:p>456.191003421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6.009490091852">
                <text:p>456.009490091852</text:p>
              </table:table-cell>
              <table:table-cell office:value-type="float" office:value="57.156297483296">
                <text:p>57.156297483296</text:p>
              </table:table-cell>
              <table:table-cell office:value-type="float" office:value="453.843702516704">
                <text:p>453.843702516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4.992594948189">
                <text:p>464.992594948189</text:p>
              </table:table-cell>
              <table:table-cell office:value-type="float" office:value="59.6230732179459">
                <text:p>59.6230732179459</text:p>
              </table:table-cell>
              <table:table-cell office:value-type="float" office:value="451.376926782054">
                <text:p>451.3769267820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3.860590361292">
                <text:p>473.860590361292</text:p>
              </table:table-cell>
              <table:table-cell office:value-type="float" office:value="62.2078378889793">
                <text:p>62.2078378889793</text:p>
              </table:table-cell>
              <table:table-cell office:value-type="float" office:value="448.792162111021">
                <text:p>448.792162111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0.408824782645">
                <text:p>480.408824782645</text:p>
              </table:table-cell>
              <table:table-cell office:value-type="float" office:value="62.8574395684279">
                <text:p>62.8574395684279</text:p>
              </table:table-cell>
              <table:table-cell office:value-type="float" office:value="444.03937050681">
                <text:p>444.03937050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3.210359889501">
                <text:p>483.210359889501</text:p>
              </table:table-cell>
              <table:table-cell office:value-type="float" office:value="60.2440672672569">
                <text:p>60.2440672672569</text:p>
              </table:table-cell>
              <table:table-cell office:value-type="float" office:value="435.793995180093">
                <text:p>435.7939951800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5.885811852727">
                <text:p>485.885811852727</text:p>
              </table:table-cell>
              <table:table-cell office:value-type="float" office:value="57.7483098388746">
                <text:p>57.7483098388746</text:p>
              </table:table-cell>
              <table:table-cell office:value-type="float" office:value="427.440017492307">
                <text:p>427.4400174923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8.433569080102">
                <text:p>488.433569080102</text:p>
              </table:table-cell>
              <table:table-cell office:value-type="float" office:value="55.3716706342333">
                <text:p>55.3716706342333</text:p>
              </table:table-cell>
              <table:table-cell office:value-type="float" office:value="418.982469567234">
                <text:p>418.982469567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0.85209689794">
                <text:p>490.85209689794</text:p>
              </table:table-cell>
              <table:table-cell office:value-type="float" office:value="53.1155812519217">
                <text:p>53.1155812519217</text:p>
              </table:table-cell>
              <table:table-cell office:value-type="float" office:value="410.426445915497">
                <text:p>410.426445915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3.139938475518">
                <text:p>493.139938475518</text:p>
              </table:table-cell>
              <table:table-cell office:value-type="float" office:value="50.9814006758232">
                <text:p>50.9814006758232</text:p>
              </table:table-cell>
              <table:table-cell office:value-type="float" office:value="401.777100365814">
                <text:p>401.7771003658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5.295715702617">
                <text:p>495.295715702617</text:p>
              </table:table-cell>
              <table:table-cell office:value-type="float" office:value="48.9704144565144">
                <text:p>48.9704144565144</text:p>
              </table:table-cell>
              <table:table-cell office:value-type="float" office:value="393.039642960523">
                <text:p>393.039642960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7.318130019645">
                <text:p>497.318130019645</text:p>
              </table:table-cell>
              <table:table-cell office:value-type="float" office:value="47.0838339368985">
                <text:p>47.0838339368985</text:p>
              </table:table-cell>
              <table:table-cell office:value-type="float" office:value="384.219336817252">
                <text:p>384.219336817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9.205963199841">
                <text:p>499.205963199841</text:p>
              </table:table-cell>
              <table:table-cell office:value-type="float" office:value="45.3227955225366">
                <text:p>45.3227955225366</text:p>
              </table:table-cell>
              <table:table-cell office:value-type="float" office:value="375.321494958608">
                <text:p>375.321494958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.958078083087">
                <text:p>500.958078083087</text:p>
              </table:table-cell>
              <table:table-cell office:value-type="float" office:value="43.6883599971201">
                <text:p>43.6883599971201</text:p>
              </table:table-cell>
              <table:table-cell office:value-type="float" office:value="366.351477111815">
                <text:p>366.3514771118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2.573419260895">
                <text:p>502.573419260895</text:p>
              </table:table-cell>
              <table:table-cell office:value-type="float" office:value="42.1815118834939">
                <text:p>42.1815118834939</text:p>
              </table:table-cell>
              <table:table-cell office:value-type="float" office:value="357.314686480213">
                <text:p>357.314686480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4.051013712139">
                <text:p>504.051013712139</text:p>
              </table:table-cell>
              <table:table-cell office:value-type="float" office:value="40.8031588506171">
                <text:p>40.8031588506171</text:p>
              </table:table-cell>
              <table:table-cell office:value-type="float" office:value="348.216566488573">
                <text:p>348.2165664885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5.389971389173">
                <text:p>505.389971389173</text:p>
              </table:table-cell>
              <table:table-cell office:value-type="float" office:value="39.5541311668167">
                <text:p>39.5541311668167</text:p>
              </table:table-cell>
              <table:table-cell office:value-type="float" office:value="339.062597504175">
                <text:p>339.062597504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6.589485753959">
                <text:p>506.589485753959</text:p>
              </table:table-cell>
              <table:table-cell office:value-type="float" office:value="38.4351811996652">
                <text:p>38.4351811996652</text:p>
              </table:table-cell>
              <table:table-cell office:value-type="float" office:value="329.858293535647">
                <text:p>329.8582935356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7.648834263897">
                <text:p>507.648834263897</text:p>
              </table:table-cell>
              <table:table-cell office:value-type="float" office:value="37.4469829627828">
                <text:p>37.4469829627828</text:p>
              </table:table-cell>
              <table:table-cell office:value-type="float" office:value="320.60919891153">
                <text:p>320.60919891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8.567378807056">
                <text:p>508.567378807056</text:p>
              </table:table-cell>
              <table:table-cell office:value-type="float" office:value="36.590131709836">
                <text:p>36.590131709836</text:p>
              </table:table-cell>
              <table:table-cell office:value-type="float" office:value="311.320884940578">
                <text:p>311.3208849405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9.344566086549">
                <text:p>509.344566086549</text:p>
              </table:table-cell>
              <table:table-cell office:value-type="float" office:value="35.8651435759801">
                <text:p>35.8651435759801</text:p>
              </table:table-cell>
              <table:table-cell office:value-type="float" office:value="301.998946555814">
                <text:p>301.998946555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9.979927953821">
                <text:p>509.979927953821</text:p>
              </table:table-cell>
              <table:table-cell office:value-type="float" office:value="35.2724552669577">
                <text:p>35.2724552669577</text:p>
              </table:table-cell>
              <table:table-cell office:value-type="float" office:value="292.648998944354">
                <text:p>292.648998944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0.473081690641">
                <text:p>510.473081690641</text:p>
              </table:table-cell>
              <table:table-cell office:value-type="float" office:value="34.8124237960442">
                <text:p>34.8124237960442</text:p>
              </table:table-cell>
              <table:table-cell office:value-type="float" office:value="283.27667416502">
                <text:p>283.276674165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.823730239636">
                <text:p>510.823730239636</text:p>
              </table:table-cell>
              <table:table-cell office:value-type="float" office:value="34.4853262689961">
                <text:p>34.4853262689961</text:p>
              </table:table-cell>
              <table:table-cell office:value-type="float" office:value="273.887617755805">
                <text:p>273.887617755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1.031662383234">
                <text:p>511.031662383234</text:p>
              </table:table-cell>
              <table:table-cell office:value-type="float" office:value="34.2913597171324">
                <text:p>34.2913597171324</text:p>
              </table:table-cell>
              <table:table-cell office:value-type="float" office:value="264.487485333212">
                <text:p>264.4874853332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1.096752870886">
                <text:p>511.096752870886</text:p>
              </table:table-cell>
              <table:table-cell office:value-type="float" office:value="34.2306409786514">
                <text:p>34.2306409786514</text:p>
              </table:table-cell>
              <table:table-cell office:value-type="float" office:value="255.081939185517">
                <text:p>255.0819391855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1.018962494515">
                <text:p>511.018962494515</text:p>
              </table:table-cell>
              <table:table-cell office:value-type="float" office:value="34.3032066282506">
                <text:p>34.3032066282506</text:p>
              </table:table-cell>
              <table:table-cell office:value-type="float" office:value="245.676644862026">
                <text:p>245.6766448620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0.798338112137">
                <text:p>510.798338112137</text:p>
              </table:table-cell>
              <table:table-cell office:value-type="float" office:value="34.5090129550961">
                <text:p>34.5090129550961</text:p>
              </table:table-cell>
              <table:table-cell office:value-type="float" office:value="236.27726776035">
                <text:p>236.27726776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0.435012619629">
                <text:p>510.435012619629</text:p>
              </table:table-cell>
              <table:table-cell office:value-type="float" office:value="34.8479359891521">
                <text:p>34.8479359891521</text:p>
              </table:table-cell>
              <table:table-cell office:value-type="float" office:value="226.889469713791">
                <text:p>226.8894697137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9.929204870682">
                <text:p>509.929204870682</text:p>
              </table:table-cell>
              <table:table-cell office:value-type="float" office:value="35.3197715758562">
                <text:p>35.3197715758562</text:p>
              </table:table-cell>
              <table:table-cell office:value-type="float" office:value="217.51890558086">
                <text:p>217.518905580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9.281219544971">
                <text:p>509.281219544971</text:p>
              </table:table-cell>
              <table:table-cell office:value-type="float" office:value="35.924235499094">
                <text:p>35.924235499094</text:p>
              </table:table-cell>
              <table:table-cell office:value-type="float" office:value="208.171219839002">
                <text:p>208.171219839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8.491446964627">
                <text:p>508.491446964627</text:p>
              </table:table-cell>
              <table:table-cell office:value-type="float" office:value="36.6609636524005">
                <text:p>36.6609636524005</text:p>
              </table:table-cell>
              <table:table-cell office:value-type="float" office:value="198.852043184577">
                <text:p>198.8520431845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7.560362859119">
                <text:p>507.560362859119</text:p>
              </table:table-cell>
              <table:table-cell office:value-type="float" office:value="37.5295122582841">
                <text:p>37.5295122582841</text:p>
              </table:table-cell>
              <table:table-cell office:value-type="float" office:value="189.566989141133">
                <text:p>189.566989141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6.488528078699">
                <text:p>506.488528078699</text:p>
              </table:table-cell>
              <table:table-cell office:value-type="float" office:value="38.5293581355419">
                <text:p>38.5293581355419</text:p>
              </table:table-cell>
              <table:table-cell office:value-type="float" office:value="180.321650678037">
                <text:p>180.3216506780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5.276588256559">
                <text:p>505.276588256559</text:p>
              </table:table-cell>
              <table:table-cell office:value-type="float" office:value="39.6598990144039">
                <text:p>39.6598990144039</text:p>
              </table:table-cell>
              <table:table-cell office:value-type="float" office:value="171.121596841473">
                <text:p>171.1215968414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3.925273419931">
                <text:p>503.925273419931</text:p>
              </table:table-cell>
              <table:table-cell office:value-type="float" office:value="40.9204538993184">
                <text:p>40.9204538993184</text:p>
              </table:table-cell>
              <table:table-cell office:value-type="float" office:value="161.972369399859">
                <text:p>161.972369399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2.435397550343">
                <text:p>502.435397550343</text:p>
              </table:table-cell>
              <table:table-cell office:value-type="float" office:value="42.3102634791579">
                <text:p>42.3102634791579</text:p>
              </table:table-cell>
              <table:table-cell office:value-type="float" office:value="152.879479505696">
                <text:p>152.879479505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0.807858093309">
                <text:p>500.807858093309</text:p>
              </table:table-cell>
              <table:table-cell office:value-type="float" office:value="43.8284905845999">
                <text:p>43.8284905845999</text:p>
              </table:table-cell>
              <table:table-cell office:value-type="float" office:value="143.848404375851">
                <text:p>143.8484043758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9.043635417741">
                <text:p>499.043635417741</text:p>
              </table:table-cell>
              <table:table-cell office:value-type="float" office:value="45.4742206924063">
                <text:p>45.4742206924063</text:p>
              </table:table-cell>
              <table:table-cell office:value-type="float" office:value="134.884583992287">
                <text:p>134.8845839922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7.143792225409">
                <text:p>497.143792225409</text:p>
              </table:table-cell>
              <table:table-cell office:value-type="float" office:value="47.2464624762977">
                <text:p>47.2464624762977</text:p>
              </table:table-cell>
              <table:table-cell office:value-type="float" office:value="125.993417825225">
                <text:p>125.9934178252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5.109472910813">
                <text:p>495.109472910813</text:p>
              </table:table-cell>
              <table:table-cell office:value-type="float" office:value="49.1441484040921">
                <text:p>49.1441484040921</text:p>
              </table:table-cell>
              <table:table-cell office:value-type="float" office:value="117.180261580702">
                <text:p>117.1802615807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2.941902871841">
                <text:p>492.941902871841</text:p>
              </table:table-cell>
              <table:table-cell office:value-type="float" office:value="51.1661353807456">
                <text:p>51.1661353807456</text:p>
              </table:table-cell>
              <table:table-cell office:value-type="float" office:value="108.450423974495">
                <text:p>108.4504239744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0.642387771632">
                <text:p>490.642387771632</text:p>
              </table:table-cell>
              <table:table-cell office:value-type="float" office:value="53.3112054369105">
                <text:p>53.3112054369105</text:p>
              </table:table-cell>
              <table:table-cell office:value-type="float" office:value="99.8091635343483">
                <text:p>99.80916353434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8.212312752099">
                <text:p>488.212312752099</text:p>
              </table:table-cell>
              <table:table-cell office:value-type="float" office:value="55.5780664625941">
                <text:p>55.5780664625941</text:p>
              </table:table-cell>
              <table:table-cell office:value-type="float" office:value="91.2616854324329">
                <text:p>91.26168543243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5.653141599568">
                <text:p>485.653141599568</text:p>
              </table:table-cell>
              <table:table-cell office:value-type="float" office:value="57.9653529854781">
                <text:p>57.9653529854781</text:p>
              </table:table-cell>
              <table:table-cell office:value-type="float" office:value="82.8131383499467">
                <text:p>82.8131383499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2.966415863046">
                <text:p>482.966415863046</text:p>
              </table:table-cell>
              <table:table-cell office:value-type="float" office:value="60.4716269934274">
                <text:p>60.4716269934274</text:p>
              </table:table-cell>
              <table:table-cell office:value-type="float" office:value="74.4686113757408">
                <text:p>74.46861137574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0.153753925655">
                <text:p>480.153753925655</text:p>
              </table:table-cell>
              <table:table-cell office:value-type="float" office:value="63.0953788006953">
                <text:p>63.0953788006953</text:p>
              </table:table-cell>
              <table:table-cell office:value-type="float" office:value="66.2331309408427">
                <text:p>66.23313094084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1.35657643906">
                <text:p>481.35657643906</text:p>
              </table:table-cell>
              <table:table-cell office:value-type="float" office:value="69.6967130405913">
                <text:p>69.6967130405913</text:p>
              </table:table-cell>
              <table:table-cell office:value-type="float" office:value="61.9733428740116">
                <text:p>61.9733428740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4.116267605787">
                <text:p>484.116267605787</text:p>
              </table:table-cell>
              <table:table-cell office:value-type="float" office:value="77.978844302993">
                <text:p>77.978844302993</text:p>
              </table:table-cell>
              <table:table-cell office:value-type="float" office:value="59.3990040990791">
                <text:p>59.39900409907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6.749329943951">
                <text:p>486.749329943951</text:p>
              </table:table-cell>
              <table:table-cell office:value-type="float" office:value="86.3679076716431">
                <text:p>86.3679076716431</text:p>
              </table:table-cell>
              <table:table-cell office:value-type="float" office:value="56.9427892313888">
                <text:p>56.94278923138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9.254177395256">
                <text:p>489.254177395256</text:p>
              </table:table-cell>
              <table:table-cell office:value-type="float" office:value="94.8588498884554">
                <text:p>94.8588498884554</text:p>
              </table:table-cell>
              <table:table-cell office:value-type="float" office:value="54.6061778029331">
                <text:p>54.60617780293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1.629301133258">
                <text:p>491.629301133258</text:p>
              </table:table-cell>
              <table:table-cell office:value-type="float" office:value="103.446556327336">
                <text:p>103.446556327336</text:p>
              </table:table-cell>
              <table:table-cell office:value-type="float" office:value="52.3905773010651">
                <text:p>52.39057730106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3.873270472231">
                <text:p>493.873270472231</text:p>
              </table:table-cell>
              <table:table-cell office:value-type="float" office:value="112.12585407504">
                <text:p>112.12585407504</text:p>
              </table:table-cell>
              <table:table-cell office:value-type="float" office:value="50.2973223206805">
                <text:p>50.29732232068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5.98473372895">
                <text:p>495.98473372895</text:p>
              </table:table-cell>
              <table:table-cell office:value-type="float" office:value="120.891515047144">
                <text:p>120.891515047144</text:p>
              </table:table-cell>
              <table:table-cell office:value-type="float" office:value="48.3276737603075">
                <text:p>48.32767376030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7.962419036905">
                <text:p>497.962419036905</text:p>
              </table:table-cell>
              <table:table-cell office:value-type="float" office:value="129.738259137249">
                <text:p>129.738259137249</text:p>
              </table:table-cell>
              <table:table-cell office:value-type="float" office:value="46.4828180625891">
                <text:p>46.48281806258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9.805135112414">
                <text:p>499.805135112414</text:p>
              </table:table-cell>
              <table:table-cell office:value-type="float" office:value="138.660757397515">
                <text:p>138.660757397515</text:p>
              </table:table-cell>
              <table:table-cell office:value-type="float" office:value="44.763866499614">
                <text:p>44.7638664996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1.511771972218">
                <text:p>501.511771972218</text:p>
              </table:table-cell>
              <table:table-cell office:value-type="float" office:value="147.653635248624">
                <text:p>147.653635248624</text:p>
              </table:table-cell>
              <table:table-cell office:value-type="float" office:value="43.1718545035278">
                <text:p>43.17185450352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3.081301602088">
                <text:p>503.081301602088</text:p>
              </table:table-cell>
              <table:table-cell office:value-type="float" office:value="156.711475717224">
                <text:p>156.711475717224</text:p>
              </table:table-cell>
              <table:table-cell office:value-type="float" office:value="41.707741042828">
                <text:p>41.7077410428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4.512778576064">
                <text:p>504.512778576064</text:p>
              </table:table-cell>
              <table:table-cell office:value-type="float" office:value="165.828822698911">
                <text:p>165.828822698911</text:p>
              </table:table-cell>
              <table:table-cell office:value-type="float" office:value="40.3724080447167">
                <text:p>40.37240804471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5.805340625942">
                <text:p>505.805340625942</text:p>
              </table:table-cell>
              <table:table-cell office:value-type="float" office:value="175.000184244783">
                <text:p>175.000184244783</text:p>
              </table:table-cell>
              <table:table-cell office:value-type="float" office:value="39.1666598638603">
                <text:p>39.16665986386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6.958209160675">
                <text:p>506.958209160675</text:p>
              </table:table-cell>
              <table:table-cell office:value-type="float" office:value="184.220035869584">
                <text:p>184.220035869584</text:p>
              </table:table-cell>
              <table:table-cell office:value-type="float" office:value="38.0912227978774">
                <text:p>38.09122279787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7.970689735368">
                <text:p>507.970689735368</text:p>
              </table:table-cell>
              <table:table-cell office:value-type="float" office:value="193.482823879448">
                <text:p>193.482823879448</text:p>
              </table:table-cell>
              <table:table-cell office:value-type="float" office:value="37.1467446498432">
                <text:p>37.14674464984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8.842172469581">
                <text:p>508.842172469581</text:p>
              </table:table-cell>
              <table:table-cell office:value-type="float" office:value="202.782968717235">
                <text:p>202.782968717235</text:p>
              </table:table-cell>
              <table:table-cell office:value-type="float" office:value="36.3337943380778">
                <text:p>36.33379433807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9.572132414701">
                <text:p>509.572132414701</text:p>
              </table:table-cell>
              <table:table-cell office:value-type="float" office:value="212.11486832345">
                <text:p>212.11486832345</text:p>
              </table:table-cell>
              <table:table-cell office:value-type="float" office:value="35.6528615534509">
                <text:p>35.6528615534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0.160129870152">
                <text:p>510.160129870152</text:p>
              </table:table-cell>
              <table:table-cell office:value-type="float" office:value="221.472901510712">
                <text:p>221.472901510712</text:p>
              </table:table-cell>
              <table:table-cell office:value-type="float" office:value="35.1043564644102">
                <text:p>35.10435646441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0.605810648255">
                <text:p>510.605810648255</text:p>
              </table:table-cell>
              <table:table-cell office:value-type="float" office:value="230.851431349749">
                <text:p>230.851431349749</text:p>
              </table:table-cell>
              <table:table-cell office:value-type="float" office:value="34.6886094699114">
                <text:p>34.68860946991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0.908906287573">
                <text:p>510.908906287573</text:p>
              </table:table-cell>
              <table:table-cell office:value-type="float" office:value="240.244808564872">
                <text:p>240.244808564872</text:p>
              </table:table-cell>
              <table:table-cell office:value-type="float" office:value="34.4058710003982">
                <text:p>34.40587100039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1.069234214627">
                <text:p>511.069234214627</text:p>
              </table:table-cell>
              <table:table-cell office:value-type="float" office:value="249.647374936887">
                <text:p>249.647374936887</text:p>
              </table:table-cell>
              <table:table-cell office:value-type="float" office:value="34.2563113669525">
                <text:p>34.25631136695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1.086697853868">
                <text:p>511.086697853868</text:p>
              </table:table-cell>
              <table:table-cell office:value-type="float" office:value="259.053466711396">
                <text:p>259.053466711396</text:p>
              </table:table-cell>
              <table:table-cell office:value-type="float" office:value="34.2400206587049">
                <text:p>34.24002065870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0.961286685854">
                <text:p>510.961286685854</text:p>
              </table:table-cell>
              <table:table-cell office:value-type="float" office:value="268.457418010431">
                <text:p>268.457418010431</text:p>
              </table:table-cell>
              <table:table-cell office:value-type="float" office:value="34.357008688569">
                <text:p>34.3570086885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0.693076253582">
                <text:p>510.693076253582</text:p>
              </table:table-cell>
              <table:table-cell office:value-type="float" office:value="277.853564245366">
                <text:p>277.853564245366</text:p>
              </table:table-cell>
              <table:table-cell office:value-type="float" office:value="34.60720498733">
                <text:p>34.607204987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0.282228116988">
                <text:p>510.282228116988</text:p>
              </table:table-cell>
              <table:table-cell office:value-type="float" office:value="287.236245529052">
                <text:p>287.236245529052</text:p>
              </table:table-cell>
              <table:table-cell office:value-type="float" office:value="34.9904588460931">
                <text:p>34.99045884609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9.728989755627">
                <text:p>509.728989755627</text:p>
              </table:table-cell>
              <table:table-cell office:value-type="float" office:value="296.599810085127">
                <text:p>296.599810085127</text:p>
              </table:table-cell>
              <table:table-cell office:value-type="float" office:value="35.5065394070645">
                <text:p>35.50653940706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9.0336944196">
                <text:p>509.0336944196</text:p>
              </table:table-cell>
              <table:table-cell office:value-type="float" office:value="305.938617652427">
                <text:p>305.938617652427</text:p>
              </table:table-cell>
              <table:table-cell office:value-type="float" office:value="36.1551358026116">
                <text:p>36.15513580261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8.19676092882">
                <text:p>508.19676092882</text:p>
              </table:table-cell>
              <table:table-cell office:value-type="float" office:value="315.247042882475">
                <text:p>315.247042882475</text:p>
              </table:table-cell>
              <table:table-cell office:value-type="float" office:value="36.9358573425186">
                <text:p>36.93585734251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7.218693420726">
                <text:p>507.218693420726</text:p>
              </table:table-cell>
              <table:table-cell office:value-type="float" office:value="324.519478727976">
                <text:p>324.519478727976</text:p>
              </table:table-cell>
              <table:table-cell office:value-type="float" office:value="37.8482337493227">
                <text:p>37.84823374932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6.100081046613">
                <text:p>506.100081046613</text:p>
              </table:table-cell>
              <table:table-cell office:value-type="float" office:value="333.750339820296">
                <text:p>333.750339820296</text:p>
              </table:table-cell>
              <table:table-cell office:value-type="float" office:value="38.8917154415925">
                <text:p>38.89171544159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.841597616747">
                <text:p>504.841597616747</text:p>
              </table:table-cell>
              <table:table-cell office:value-type="float" office:value="342.934065833877">
                <text:p>342.934065833877</text:p>
              </table:table-cell>
              <table:table-cell office:value-type="float" office:value="40.0656738649748">
                <text:p>40.06567386497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3.444001194489">
                <text:p>503.444001194489</text:p>
              </table:table-cell>
              <table:table-cell office:value-type="float" office:value="352.06512483557">
                <text:p>352.06512483557</text:p>
              </table:table-cell>
              <table:table-cell office:value-type="float" office:value="41.3694018708125">
                <text:p>41.3694018708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1.908133639664">
                <text:p>501.908133639664</text:p>
              </table:table-cell>
              <table:table-cell office:value-type="float" office:value="361.138016616865">
                <text:p>361.138016616865</text:p>
              </table:table-cell>
              <table:table-cell office:value-type="float" office:value="42.8021141421046">
                <text:p>42.80211414210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0.234920101457">
                <text:p>500.234920101457</text:p>
              </table:table-cell>
              <table:table-cell office:value-type="float" office:value="370.147276007009">
                <text:p>370.147276007009</text:p>
              </table:table-cell>
              <table:table-cell office:value-type="float" office:value="44.3629476665511">
                <text:p>44.36294766655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8.425368461139">
                <text:p>498.425368461139</text:p>
              </table:table-cell>
              <table:table-cell office:value-type="float" office:value="379.087476165025">
                <text:p>379.087476165025</text:p>
              </table:table-cell>
              <table:table-cell office:value-type="float" office:value="46.0509622564005">
                <text:p>46.05096225640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6.480568724953">
                <text:p>496.480568724953</text:p>
              </table:table-cell>
              <table:table-cell office:value-type="float" office:value="387.953231848632">
                <text:p>387.953231848632</text:p>
              </table:table-cell>
              <table:table-cell office:value-type="float" office:value="47.8651411147825">
                <text:p>47.86514111478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4.401692367541">
                <text:p>494.401692367541</text:p>
              </table:table-cell>
              <table:table-cell office:value-type="float" office:value="396.739202658119">
                <text:p>396.739202658119</text:p>
              </table:table-cell>
              <table:table-cell office:value-type="float" office:value="49.8043914481897">
                <text:p>49.80439144818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2.189991626285">
                <text:p>492.189991626285</text:p>
              </table:table-cell>
              <table:table-cell office:value-type="float" office:value="405.440096253199">
                <text:p>405.440096253199</text:p>
              </table:table-cell>
              <table:table-cell office:value-type="float" office:value="51.8675451247342">
                <text:p>51.86754512473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9.846798747012">
                <text:p>489.846798747012</text:p>
              </table:table-cell>
              <table:table-cell office:value-type="float" office:value="414.050671540917">
                <text:p>414.050671540917</text:p>
              </table:table-cell>
              <table:table-cell office:value-type="float" office:value="54.0533593777876">
                <text:p>54.0533593777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7.373525181494">
                <text:p>487.373525181494</text:p>
              </table:table-cell>
              <table:table-cell office:value-type="float" office:value="422.56574183269">
                <text:p>422.56574183269</text:p>
              </table:table-cell>
              <table:table-cell office:value-type="float" office:value="56.3605175545769">
                <text:p>56.36051755457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4.771660737245">
                <text:p>484.771660737245</text:p>
              </table:table-cell>
              <table:table-cell office:value-type="float" office:value="430.980177968574">
                <text:p>430.980177968574</text:p>
              </table:table-cell>
              <table:table-cell office:value-type="float" office:value="58.7876299092863">
                <text:p>58.78762990928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2.042772680117">
                <text:p>482.042772680117</text:p>
              </table:table-cell>
              <table:table-cell office:value-type="float" office:value="439.288911406876">
                <text:p>439.288911406876</text:p>
              </table:table-cell>
              <table:table-cell office:value-type="float" office:value="61.3332344401891">
                <text:p>61.33323444018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8.929758804745">
                <text:p>478.929758804745</text:p>
              </table:table-cell>
              <table:table-cell office:value-type="float" office:value="447.245569753477">
                <text:p>447.245569753477</text:p>
              </table:table-cell>
              <table:table-cell office:value-type="float" office:value="63.7544302465231">
                <text:p>63.75443024652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0.130710433801">
                <text:p>470.130710433801</text:p>
              </table:table-cell>
              <table:table-cell office:value-type="float" office:value="449.89780066222">
                <text:p>449.89780066222</text:p>
              </table:table-cell>
              <table:table-cell office:value-type="float" office:value="61.1021993377802">
                <text:p>61.10219933778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1.213457610981">
                <text:p>461.213457610981</text:p>
              </table:table-cell>
              <table:table-cell office:value-type="float" office:value="452.432933604846">
                <text:p>452.432933604846</text:p>
              </table:table-cell>
              <table:table-cell office:value-type="float" office:value="58.5670663951544">
                <text:p>58.56706639515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2.183371755946">
                <text:p>452.183371755946</text:p>
              </table:table-cell>
              <table:table-cell office:value-type="float" office:value="454.849441512065">
                <text:p>454.849441512065</text:p>
              </table:table-cell>
              <table:table-cell office:value-type="float" office:value="56.1505584879353">
                <text:p>56.15055848793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3.04589225476">
                <text:p>443.04589225476</text:p>
              </table:table-cell>
              <table:table-cell office:value-type="float" office:value="457.145868769873">
                <text:p>457.145868769873</text:p>
              </table:table-cell>
              <table:table-cell office:value-type="float" office:value="53.8541312301274">
                <text:p>53.85413123012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3.806523183402">
                <text:p>433.806523183402</text:p>
              </table:table-cell>
              <table:table-cell office:value-type="float" office:value="459.320832096358">
                <text:p>459.320832096358</text:p>
              </table:table-cell>
              <table:table-cell office:value-type="float" office:value="51.6791679036418">
                <text:p>51.67916790364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4.470829992317">
                <text:p>424.470829992317</text:p>
              </table:table-cell>
              <table:table-cell office:value-type="float" office:value="461.373021374941">
                <text:p>461.373021374941</text:p>
              </table:table-cell>
              <table:table-cell office:value-type="float" office:value="49.6269786250592">
                <text:p>49.62697862505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5.044436154001">
                <text:p>415.044436154001</text:p>
              </table:table-cell>
              <table:table-cell office:value-type="float" office:value="463.301200443535">
                <text:p>463.301200443535</text:p>
              </table:table-cell>
              <table:table-cell office:value-type="float" office:value="47.6987995564649">
                <text:p>47.69879955646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5.533019775625">
                <text:p>405.533019775625</text:p>
              </table:table-cell>
              <table:table-cell office:value-type="float" office:value="465.10420783917">
                <text:p>465.10420783917</text:p>
              </table:table-cell>
              <table:table-cell office:value-type="float" office:value="45.8957921608302">
                <text:p>45.89579216083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5.942310178762">
                <text:p>395.942310178762</text:p>
              </table:table-cell>
              <table:table-cell office:value-type="float" office:value="466.780957497608">
                <text:p>466.780957497608</text:p>
              </table:table-cell>
              <table:table-cell office:value-type="float" office:value="44.2190425023918">
                <text:p>44.21904250239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6.278084448253">
                <text:p>386.278084448253</text:p>
              </table:table-cell>
              <table:table-cell office:value-type="float" office:value="468.330439407554">
                <text:p>468.330439407554</text:p>
              </table:table-cell>
              <table:table-cell office:value-type="float" office:value="42.6695605924461">
                <text:p>42.66956059244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6.546163952309">
                <text:p>376.546163952309</text:p>
              </table:table-cell>
              <table:table-cell office:value-type="float" office:value="469.751720219043">
                <text:p>469.751720219043</text:p>
              </table:table-cell>
              <table:table-cell office:value-type="float" office:value="41.2482797809568">
                <text:p>41.24827978095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6.752410835936">
                <text:p>366.752410835936</text:p>
              </table:table-cell>
              <table:table-cell office:value-type="float" office:value="471.04394380566">
                <text:p>471.04394380566</text:p>
              </table:table-cell>
              <table:table-cell office:value-type="float" office:value="39.9560561943396">
                <text:p>39.95605619433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6.902724489801">
                <text:p>356.902724489801</text:p>
              </table:table-cell>
              <table:table-cell office:value-type="float" office:value="472.206331780236">
                <text:p>472.206331780236</text:p>
              </table:table-cell>
              <table:table-cell office:value-type="float" office:value="38.7936682197637">
                <text:p>38.79366821976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7.003037996655">
                <text:p>347.003037996655</text:p>
              </table:table-cell>
              <table:table-cell office:value-type="float" office:value="473.238183963719">
                <text:p>473.238183963719</text:p>
              </table:table-cell>
              <table:table-cell office:value-type="float" office:value="37.7618160362805">
                <text:p>37.76181603628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7.059314557468">
                <text:p>337.059314557468</text:p>
              </table:table-cell>
              <table:table-cell office:value-type="float" office:value="474.138878806938">
                <text:p>474.138878806938</text:p>
              </table:table-cell>
              <table:table-cell office:value-type="float" office:value="36.8611211930621">
                <text:p>36.86112119306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7.07754389942">
                <text:p>327.07754389942</text:p>
              </table:table-cell>
              <table:table-cell office:value-type="float" office:value="474.907873764997">
                <text:p>474.907873764997</text:p>
              </table:table-cell>
              <table:table-cell office:value-type="float" office:value="36.0921262350026">
                <text:p>36.09212623500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7.063738667912">
                <text:p>317.063738667912</text:p>
              </table:table-cell>
              <table:table-cell office:value-type="float" office:value="475.54470562409">
                <text:p>475.54470562409</text:p>
              </table:table-cell>
              <table:table-cell office:value-type="float" office:value="35.4552943759105">
                <text:p>35.45529437591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7.023930804777">
                <text:p>307.023930804777</text:p>
              </table:table-cell>
              <table:table-cell office:value-type="float" office:value="476.048990780515">
                <text:p>476.048990780515</text:p>
              </table:table-cell>
              <table:table-cell office:value-type="float" office:value="34.9510092194847">
                <text:p>34.95100921948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6.964167914859">
                <text:p>296.964167914859</text:p>
              </table:table-cell>
              <table:table-cell office:value-type="float" office:value="476.420425471753">
                <text:p>476.420425471753</text:p>
              </table:table-cell>
              <table:table-cell office:value-type="float" office:value="34.5795745282471">
                <text:p>34.57957452824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6.890509623162">
                <text:p>286.890509623162</text:p>
              </table:table-cell>
              <table:table-cell office:value-type="float" office:value="476.658785959433">
                <text:p>476.658785959433</text:p>
              </table:table-cell>
              <table:table-cell office:value-type="float" office:value="34.341214040567">
                <text:p>34.3412140405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6.809023924765">
                <text:p>276.809023924765</text:p>
              </table:table-cell>
              <table:table-cell office:value-type="float" office:value="476.763928664111">
                <text:p>476.763928664111</text:p>
              </table:table-cell>
              <table:table-cell office:value-type="float" office:value="34.2360713358891">
                <text:p>34.23607133588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6.725783529681">
                <text:p>266.725783529681</text:p>
              </table:table-cell>
              <table:table-cell office:value-type="float" office:value="476.735790251753">
                <text:p>476.735790251753</text:p>
              </table:table-cell>
              <table:table-cell office:value-type="float" office:value="34.2642097482473">
                <text:p>34.26420974824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6.646862204886">
                <text:p>256.646862204886</text:p>
              </table:table-cell>
              <table:table-cell office:value-type="float" office:value="476.574387671886">
                <text:p>476.574387671886</text:p>
              </table:table-cell>
              <table:table-cell office:value-type="float" office:value="34.4256123281142">
                <text:p>34.42561232811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6.578331115713">
                <text:p>246.578331115713</text:p>
              </table:table-cell>
              <table:table-cell office:value-type="float" office:value="476.279818147389">
                <text:p>476.279818147389</text:p>
              </table:table-cell>
              <table:table-cell office:value-type="float" office:value="34.7201818526108">
                <text:p>34.72018185261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6.526255168802">
                <text:p>236.526255168802</text:p>
              </table:table-cell>
              <table:table-cell office:value-type="float" office:value="475.85225911593">
                <text:p>475.85225911593</text:p>
              </table:table-cell>
              <table:table-cell office:value-type="float" office:value="35.1477408840702">
                <text:p>35.14774088407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6.496689358832">
                <text:p>226.496689358832</text:p>
              </table:table-cell>
              <table:table-cell office:value-type="float" office:value="475.291968123081">
                <text:p>475.291968123081</text:p>
              </table:table-cell>
              <table:table-cell office:value-type="float" office:value="35.7080318769194">
                <text:p>35.70803187691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6.495675121219">
                <text:p>216.495675121219</text:p>
              </table:table-cell>
              <table:table-cell office:value-type="float" office:value="474.599282667185">
                <text:p>474.599282667185</text:p>
              </table:table-cell>
              <table:table-cell office:value-type="float" office:value="36.4007173328149">
                <text:p>36.40071733281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6.529236692975">
                <text:p>206.529236692975</text:p>
              </table:table-cell>
              <table:table-cell office:value-type="float" office:value="473.774619996061">
                <text:p>473.774619996061</text:p>
              </table:table-cell>
              <table:table-cell office:value-type="float" office:value="37.2253800039393">
                <text:p>37.22538000393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6.603377483943">
                <text:p>196.603377483943</text:p>
              </table:table-cell>
              <table:table-cell office:value-type="float" office:value="472.818476855665">
                <text:p>472.818476855665</text:p>
              </table:table-cell>
              <table:table-cell office:value-type="float" office:value="38.1815231443356">
                <text:p>38.18152314433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6.724076460557">
                <text:p>186.724076460557</text:p>
              </table:table-cell>
              <table:table-cell office:value-type="float" office:value="471.731429190872">
                <text:p>471.731429190872</text:p>
              </table:table-cell>
              <table:table-cell office:value-type="float" office:value="39.2685708091284">
                <text:p>39.26857080912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6.897284544343">
                <text:p>176.897284544343</text:p>
              </table:table-cell>
              <table:table-cell office:value-type="float" office:value="470.514131798548">
                <text:p>470.514131798548</text:p>
              </table:table-cell>
              <table:table-cell office:value-type="float" office:value="40.4858682014519">
                <text:p>40.48586820145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7.128921027304">
                <text:p>167.128921027304</text:p>
              </table:table-cell>
              <table:table-cell office:value-type="float" office:value="469.167317933125">
                <text:p>469.167317933125</text:p>
              </table:table-cell>
              <table:table-cell office:value-type="float" office:value="41.8326820668746">
                <text:p>41.83268206687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7.42487000636">
                <text:p>157.42487000636</text:p>
              </table:table-cell>
              <table:table-cell office:value-type="float" office:value="467.691798864915">
                <text:p>467.691798864915</text:p>
              </table:table-cell>
              <table:table-cell office:value-type="float" office:value="43.3082011350846">
                <text:p>43.30820113508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.790976838987">
                <text:p>147.790976838987</text:p>
              </table:table-cell>
              <table:table-cell office:value-type="float" office:value="466.088463391432">
                <text:p>466.088463391432</text:p>
              </table:table-cell>
              <table:table-cell office:value-type="float" office:value="44.9115366085684">
                <text:p>44.91153660856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8.233044622197">
                <text:p>138.233044622197</text:p>
              </table:table-cell>
              <table:table-cell office:value-type="float" office:value="464.358277302011">
                <text:p>464.358277302011</text:p>
              </table:table-cell>
              <table:table-cell office:value-type="float" office:value="46.6417226979894">
                <text:p>46.64172269798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8.756830696961">
                <text:p>128.756830696961</text:p>
              </table:table-cell>
              <table:table-cell office:value-type="float" office:value="462.502282796057">
                <text:p>462.502282796057</text:p>
              </table:table-cell>
              <table:table-cell office:value-type="float" office:value="48.4977172039431">
                <text:p>48.49771720394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.368043180211">
                <text:p>119.368043180211</text:p>
              </table:table-cell>
              <table:table-cell office:value-type="float" office:value="460.521597855261">
                <text:p>460.521597855261</text:p>
              </table:table-cell>
              <table:table-cell office:value-type="float" office:value="50.4784021447392">
                <text:p>50.47840214473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0.072337526476">
                <text:p>110.072337526476</text:p>
              </table:table-cell>
              <table:table-cell office:value-type="float" office:value="458.417415570168">
                <text:p>458.417415570168</text:p>
              </table:table-cell>
              <table:table-cell office:value-type="float" office:value="52.5825844298321">
                <text:p>52.58258442983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.875313121254">
                <text:p>100.875313121254</text:p>
              </table:table-cell>
              <table:table-cell office:value-type="float" office:value="456.191003421507">
                <text:p>456.191003421507</text:p>
              </table:table-cell>
              <table:table-cell office:value-type="float" office:value="54.8089965784935">
                <text:p>54.80899657849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.7825099081478">
                <text:p>91.7825099081478</text:p>
              </table:table-cell>
              <table:table-cell office:value-type="float" office:value="453.843702516704">
                <text:p>453.843702516704</text:p>
              </table:table-cell>
              <table:table-cell office:value-type="float" office:value="57.1562974832961">
                <text:p>57.15629748329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.7994050518108">
                <text:p>82.7994050518108</text:p>
              </table:table-cell>
              <table:table-cell office:value-type="float" office:value="451.376926782054">
                <text:p>451.376926782054</text:p>
              </table:table-cell>
              <table:table-cell office:value-type="float" office:value="59.6230732179459">
                <text:p>59.62307321794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.9314096387086">
                <text:p>73.9314096387086</text:p>
              </table:table-cell>
              <table:table-cell office:value-type="float" office:value="448.792162111021">
                <text:p>448.792162111021</text:p>
              </table:table-cell>
              <table:table-cell office:value-type="float" office:value="62.2078378889793">
                <text:p>62.20783788897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7.3831752173547">
                <text:p>67.3831752173547</text:p>
              </table:table-cell>
              <table:table-cell office:value-type="float" office:value="448.142560431572">
                <text:p>448.142560431572</text:p>
              </table:table-cell>
              <table:table-cell office:value-type="float" office:value="66.9606294931898">
                <text:p>66.96062949318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4.5816401104994">
                <text:p>64.5816401104994</text:p>
              </table:table-cell>
              <table:table-cell office:value-type="float" office:value="450.755932732743">
                <text:p>450.755932732743</text:p>
              </table:table-cell>
              <table:table-cell office:value-type="float" office:value="75.2060048199067">
                <text:p>75.20600481990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.9061881472735">
                <text:p>61.9061881472735</text:p>
              </table:table-cell>
              <table:table-cell office:value-type="float" office:value="453.251690161125">
                <text:p>453.251690161125</text:p>
              </table:table-cell>
              <table:table-cell office:value-type="float" office:value="83.5599825076934">
                <text:p>83.55998250769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.3584309198981">
                <text:p>59.3584309198981</text:p>
              </table:table-cell>
              <table:table-cell office:value-type="float" office:value="455.628329365767">
                <text:p>455.628329365767</text:p>
              </table:table-cell>
              <table:table-cell office:value-type="float" office:value="92.017530432766">
                <text:p>92.0175304327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.9399031020601">
                <text:p>56.9399031020601</text:p>
              </table:table-cell>
              <table:table-cell office:value-type="float" office:value="457.884418748078">
                <text:p>457.884418748078</text:p>
              </table:table-cell>
              <table:table-cell office:value-type="float" office:value="100.573554084503">
                <text:p>100.5735540845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.6520615244824">
                <text:p>54.6520615244824</text:p>
              </table:table-cell>
              <table:table-cell office:value-type="float" office:value="460.018599324177">
                <text:p>460.018599324177</text:p>
              </table:table-cell>
              <table:table-cell office:value-type="float" office:value="109.222899634186">
                <text:p>109.2228996341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.4962842973835">
                <text:p>52.4962842973835</text:p>
              </table:table-cell>
              <table:table-cell office:value-type="float" office:value="462.029585543486">
                <text:p>462.029585543486</text:p>
              </table:table-cell>
              <table:table-cell office:value-type="float" office:value="117.960357039477">
                <text:p>117.9603570394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.4738699803552">
                <text:p>50.4738699803552</text:p>
              </table:table-cell>
              <table:table-cell office:value-type="float" office:value="463.916166063102">
                <text:p>463.916166063102</text:p>
              </table:table-cell>
              <table:table-cell office:value-type="float" office:value="126.780663182748">
                <text:p>126.7806631827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5860368001593">
                <text:p>48.5860368001593</text:p>
              </table:table-cell>
              <table:table-cell office:value-type="float" office:value="465.677204477463">
                <text:p>465.677204477463</text:p>
              </table:table-cell>
              <table:table-cell office:value-type="float" office:value="135.678505041392">
                <text:p>135.6785050413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.8339219169128">
                <text:p>46.8339219169128</text:p>
              </table:table-cell>
              <table:table-cell office:value-type="float" office:value="467.31164000288">
                <text:p>467.31164000288</text:p>
              </table:table-cell>
              <table:table-cell office:value-type="float" office:value="144.648522888185">
                <text:p>144.6485228881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.2185807391055">
                <text:p>45.2185807391055</text:p>
              </table:table-cell>
              <table:table-cell office:value-type="float" office:value="468.818488116506">
                <text:p>468.818488116506</text:p>
              </table:table-cell>
              <table:table-cell office:value-type="float" office:value="153.685313519787">
                <text:p>153.6853135197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.7409862878615">
                <text:p>43.7409862878615</text:p>
              </table:table-cell>
              <table:table-cell office:value-type="float" office:value="470.196841149383">
                <text:p>470.196841149383</text:p>
              </table:table-cell>
              <table:table-cell office:value-type="float" office:value="162.783433511427">
                <text:p>162.7834335114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.4020286108275">
                <text:p>42.4020286108275</text:p>
              </table:table-cell>
              <table:table-cell office:value-type="float" office:value="471.445868833183">
                <text:p>471.445868833183</text:p>
              </table:table-cell>
              <table:table-cell office:value-type="float" office:value="171.937402495825">
                <text:p>171.9374024958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2025142460411">
                <text:p>41.2025142460411</text:p>
              </table:table-cell>
              <table:table-cell office:value-type="float" office:value="472.564818800335">
                <text:p>472.564818800335</text:p>
              </table:table-cell>
              <table:table-cell office:value-type="float" office:value="181.141706464352">
                <text:p>181.1417064643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.1431657361031">
                <text:p>40.1431657361031</text:p>
              </table:table-cell>
              <table:table-cell office:value-type="float" office:value="473.553017037217">
                <text:p>473.553017037217</text:p>
              </table:table-cell>
              <table:table-cell office:value-type="float" office:value="190.39080108847">
                <text:p>190.390801088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2246211929442">
                <text:p>39.2246211929442</text:p>
              </table:table-cell>
              <table:table-cell office:value-type="float" office:value="474.409868290164">
                <text:p>474.409868290164</text:p>
              </table:table-cell>
              <table:table-cell office:value-type="float" office:value="199.679115059422">
                <text:p>199.6791150594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.4474339134506">
                <text:p>38.4474339134506</text:p>
              </table:table-cell>
              <table:table-cell office:value-type="float" office:value="475.13485642402">
                <text:p>475.13485642402</text:p>
              </table:table-cell>
              <table:table-cell office:value-type="float" office:value="209.001053444186">
                <text:p>209.0010534441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.8120720461787">
                <text:p>37.8120720461787</text:p>
              </table:table-cell>
              <table:table-cell office:value-type="float" office:value="475.727544733042">
                <text:p>475.727544733042</text:p>
              </table:table-cell>
              <table:table-cell office:value-type="float" office:value="218.351001055646">
                <text:p>218.3510010556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.3189183093594">
                <text:p>37.3189183093594</text:p>
              </table:table-cell>
              <table:table-cell office:value-type="float" office:value="476.187576203956">
                <text:p>476.187576203956</text:p>
              </table:table-cell>
              <table:table-cell office:value-type="float" office:value="227.72332583498">
                <text:p>227.723325834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.9682697603638">
                <text:p>36.9682697603638</text:p>
              </table:table-cell>
              <table:table-cell office:value-type="float" office:value="476.514673731004">
                <text:p>476.514673731004</text:p>
              </table:table-cell>
              <table:table-cell office:value-type="float" office:value="237.112382244195">
                <text:p>237.1123822441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.760337616766">
                <text:p>36.760337616766</text:p>
              </table:table-cell>
              <table:table-cell office:value-type="float" office:value="476.708640282868">
                <text:p>476.708640282868</text:p>
              </table:table-cell>
              <table:table-cell office:value-type="float" office:value="246.512514666788">
                <text:p>246.5125146667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.6952471291143">
                <text:p>36.6952471291143</text:p>
              </table:table-cell>
              <table:table-cell office:value-type="float" office:value="476.769359021349">
                <text:p>476.769359021349</text:p>
              </table:table-cell>
              <table:table-cell office:value-type="float" office:value="255.918060814482">
                <text:p>255.9180608144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.7730375054846">
                <text:p>36.7730375054846</text:p>
              </table:table-cell>
              <table:table-cell office:value-type="float" office:value="476.696793371749">
                <text:p>476.696793371749</text:p>
              </table:table-cell>
              <table:table-cell office:value-type="float" office:value="265.323355137974">
                <text:p>265.3233551379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.993661887863">
                <text:p>36.993661887863</text:p>
              </table:table-cell>
              <table:table-cell office:value-type="float" office:value="476.490987044904">
                <text:p>476.490987044904</text:p>
              </table:table-cell>
              <table:table-cell office:value-type="float" office:value="274.72273223965">
                <text:p>274.722732239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3569873803711">
                <text:p>37.3569873803711</text:p>
              </table:table-cell>
              <table:table-cell office:value-type="float" office:value="476.152064010848">
                <text:p>476.152064010848</text:p>
              </table:table-cell>
              <table:table-cell office:value-type="float" office:value="284.110530286209">
                <text:p>284.1105302862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.8627951293179">
                <text:p>37.8627951293179</text:p>
              </table:table-cell>
              <table:table-cell office:value-type="float" office:value="475.680228424144">
                <text:p>475.680228424144</text:p>
              </table:table-cell>
              <table:table-cell office:value-type="float" office:value="293.48109441914">
                <text:p>293.481094419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5107804550288">
                <text:p>38.5107804550288</text:p>
              </table:table-cell>
              <table:table-cell office:value-type="float" office:value="475.075764500906">
                <text:p>475.075764500906</text:p>
              </table:table-cell>
              <table:table-cell office:value-type="float" office:value="302.828780160997">
                <text:p>302.8287801609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.3005530353733">
                <text:p>39.3005530353733</text:p>
              </table:table-cell>
              <table:table-cell office:value-type="float" office:value="474.3390363476">
                <text:p>474.3390363476</text:p>
              </table:table-cell>
              <table:table-cell office:value-type="float" office:value="312.147956815423">
                <text:p>312.1479568154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.2316371408806">
                <text:p>40.2316371408806</text:p>
              </table:table-cell>
              <table:table-cell office:value-type="float" office:value="473.470487741716">
                <text:p>473.470487741716</text:p>
              </table:table-cell>
              <table:table-cell office:value-type="float" office:value="321.433010858867">
                <text:p>321.4330108588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3034719213009">
                <text:p>41.3034719213009</text:p>
              </table:table-cell>
              <table:table-cell office:value-type="float" office:value="472.470641864458">
                <text:p>472.470641864458</text:p>
              </table:table-cell>
              <table:table-cell office:value-type="float" office:value="330.678349321963">
                <text:p>330.6783493219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.515411743441">
                <text:p>42.515411743441</text:p>
              </table:table-cell>
              <table:table-cell office:value-type="float" office:value="471.340100985596">
                <text:p>471.340100985596</text:p>
              </table:table-cell>
              <table:table-cell office:value-type="float" office:value="339.878403158527">
                <text:p>339.8784031585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.8667265800693">
                <text:p>43.8667265800693</text:p>
              </table:table-cell>
              <table:table-cell office:value-type="float" office:value="470.079546100682">
                <text:p>470.079546100682</text:p>
              </table:table-cell>
              <table:table-cell office:value-type="float" office:value="349.027630600141">
                <text:p>349.0276306001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.3566024496573">
                <text:p>45.3566024496573</text:p>
              </table:table-cell>
              <table:table-cell office:value-type="float" office:value="468.689736520842">
                <text:p>468.689736520842</text:p>
              </table:table-cell>
              <table:table-cell office:value-type="float" office:value="358.120520494304">
                <text:p>358.1205204943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.9841419066911">
                <text:p>46.9841419066911</text:p>
              </table:table-cell>
              <table:table-cell office:value-type="float" office:value="467.1715094154">
                <text:p>467.1715094154</text:p>
              </table:table-cell>
              <table:table-cell office:value-type="float" office:value="367.151595624149">
                <text:p>367.1515956241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.7483645822595">
                <text:p>48.7483645822595</text:p>
              </table:table-cell>
              <table:table-cell office:value-type="float" office:value="465.525779307594">
                <text:p>465.525779307594</text:p>
              </table:table-cell>
              <table:table-cell office:value-type="float" office:value="376.115416007713">
                <text:p>376.1154160077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.6482077745912">
                <text:p>50.6482077745912</text:p>
              </table:table-cell>
              <table:table-cell office:value-type="float" office:value="463.753537523702">
                <text:p>463.753537523702</text:p>
              </table:table-cell>
              <table:table-cell office:value-type="float" office:value="385.006582174775">
                <text:p>385.0065821747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.6825270891867">
                <text:p>52.6825270891867</text:p>
              </table:table-cell>
              <table:table-cell office:value-type="float" office:value="461.855851595908">
                <text:p>461.855851595908</text:p>
              </table:table-cell>
              <table:table-cell office:value-type="float" office:value="393.819738419298">
                <text:p>393.8197384192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.8500971281593">
                <text:p>54.8500971281593</text:p>
              </table:table-cell>
              <table:table-cell office:value-type="float" office:value="459.833864619254">
                <text:p>459.833864619254</text:p>
              </table:table-cell>
              <table:table-cell office:value-type="float" office:value="402.549576025505">
                <text:p>402.5495760255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7.149612228368">
                <text:p>57.149612228368</text:p>
              </table:table-cell>
              <table:table-cell office:value-type="float" office:value="457.68879456309">
                <text:p>457.68879456309</text:p>
              </table:table-cell>
              <table:table-cell office:value-type="float" office:value="411.190836465652">
                <text:p>411.1908364656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9.5796872479008">
                <text:p>59.5796872479008</text:p>
              </table:table-cell>
              <table:table-cell office:value-type="float" office:value="455.421933537406">
                <text:p>455.421933537406</text:p>
              </table:table-cell>
              <table:table-cell office:value-type="float" office:value="419.738314567567">
                <text:p>419.7383145675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.1388584004325">
                <text:p>62.1388584004325</text:p>
              </table:table-cell>
              <table:table-cell office:value-type="float" office:value="453.034647014522">
                <text:p>453.034647014522</text:p>
              </table:table-cell>
              <table:table-cell office:value-type="float" office:value="428.186861650053">
                <text:p>428.1868616500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.8255841369542">
                <text:p>64.8255841369542</text:p>
              </table:table-cell>
              <table:table-cell office:value-type="float" office:value="450.528373006573">
                <text:p>450.528373006573</text:p>
              </table:table-cell>
              <table:table-cell office:value-type="float" office:value="436.531388624259">
                <text:p>436.5313886242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7.6382460743453">
                <text:p>67.6382460743453</text:p>
              </table:table-cell>
              <table:table-cell office:value-type="float" office:value="447.904621199305">
                <text:p>447.904621199305</text:p>
              </table:table-cell>
              <table:table-cell office:value-type="float" office:value="444.766869059157">
                <text:p>444.7668690591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6.4354235609405">
                <text:p>66.4354235609405</text:p>
              </table:table-cell>
              <table:table-cell office:value-type="float" office:value="441.303286959409">
                <text:p>441.303286959409</text:p>
              </table:table-cell>
              <table:table-cell office:value-type="float" office:value="449.026657125988">
                <text:p>449.0266571259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3.6757323942128">
                <text:p>63.6757323942128</text:p>
              </table:table-cell>
              <table:table-cell office:value-type="float" office:value="433.021155697007">
                <text:p>433.021155697007</text:p>
              </table:table-cell>
              <table:table-cell office:value-type="float" office:value="451.600995900921">
                <text:p>451.6009959009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1.0426700560488">
                <text:p>61.0426700560488</text:p>
              </table:table-cell>
              <table:table-cell office:value-type="float" office:value="424.632092328357">
                <text:p>424.632092328357</text:p>
              </table:table-cell>
              <table:table-cell office:value-type="float" office:value="454.057210768611">
                <text:p>454.0572107686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8.5378226047443">
                <text:p>58.5378226047443</text:p>
              </table:table-cell>
              <table:table-cell office:value-type="float" office:value="416.141150111545">
                <text:p>416.141150111545</text:p>
              </table:table-cell>
              <table:table-cell office:value-type="float" office:value="456.393822197067">
                <text:p>456.3938221970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.1626988667418">
                <text:p>56.1626988667418</text:p>
              </table:table-cell>
              <table:table-cell office:value-type="float" office:value="407.553443672665">
                <text:p>407.553443672665</text:p>
              </table:table-cell>
              <table:table-cell office:value-type="float" office:value="458.609422698935">
                <text:p>458.6094226989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.9187295277694">
                <text:p>53.9187295277694</text:p>
              </table:table-cell>
              <table:table-cell office:value-type="float" office:value="398.87414592496">
                <text:p>398.87414592496</text:p>
              </table:table-cell>
              <table:table-cell office:value-type="float" office:value="460.70267767932">
                <text:p>460.702677679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.8072662710496">
                <text:p>51.8072662710496</text:p>
              </table:table-cell>
              <table:table-cell office:value-type="float" office:value="390.108484952856">
                <text:p>390.108484952856</text:p>
              </table:table-cell>
              <table:table-cell office:value-type="float" office:value="462.672326239693">
                <text:p>462.6723262396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9.8295809630955">
                <text:p>49.8295809630955</text:p>
              </table:table-cell>
              <table:table-cell office:value-type="float" office:value="381.261740862751">
                <text:p>381.261740862751</text:p>
              </table:table-cell>
              <table:table-cell office:value-type="float" office:value="464.517181937411">
                <text:p>464.5171819374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7.9868648875861">
                <text:p>47.9868648875861</text:p>
              </table:table-cell>
              <table:table-cell office:value-type="float" office:value="372.339242602485">
                <text:p>372.339242602485</text:p>
              </table:table-cell>
              <table:table-cell office:value-type="float" office:value="466.236133500386">
                <text:p>466.2361335003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6.2802280277818">
                <text:p>46.2802280277818</text:p>
              </table:table-cell>
              <table:table-cell office:value-type="float" office:value="363.346364751376">
                <text:p>363.346364751376</text:p>
              </table:table-cell>
              <table:table-cell office:value-type="float" office:value="467.828145496472">
                <text:p>467.8281454964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.7106983979117">
                <text:p>44.7106983979117</text:p>
              </table:table-cell>
              <table:table-cell office:value-type="float" office:value="354.288524282776">
                <text:p>354.288524282776</text:p>
              </table:table-cell>
              <table:table-cell office:value-type="float" office:value="469.292258957172">
                <text:p>469.2922589571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.2792214239363">
                <text:p>43.2792214239363</text:p>
              </table:table-cell>
              <table:table-cell office:value-type="float" office:value="345.171177301089">
                <text:p>345.171177301089</text:p>
              </table:table-cell>
              <table:table-cell office:value-type="float" office:value="470.627591955283">
                <text:p>470.6275919552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9866593740583">
                <text:p>41.9866593740583</text:p>
              </table:table-cell>
              <table:table-cell office:value-type="float" office:value="335.999815755217">
                <text:p>335.999815755217</text:p>
              </table:table-cell>
              <table:table-cell office:value-type="float" office:value="471.83334013614">
                <text:p>471.833340136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.8337908393245">
                <text:p>40.8337908393245</text:p>
              </table:table-cell>
              <table:table-cell office:value-type="float" office:value="326.779964130416">
                <text:p>326.779964130416</text:p>
              </table:table-cell>
              <table:table-cell office:value-type="float" office:value="472.908777202123">
                <text:p>472.9087772021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.8213102646319">
                <text:p>39.8213102646319</text:p>
              </table:table-cell>
              <table:table-cell office:value-type="float" office:value="317.517176120552">
                <text:p>317.517176120552</text:p>
              </table:table-cell>
              <table:table-cell office:value-type="float" office:value="473.853255350157">
                <text:p>473.8532553501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.9498275304194">
                <text:p>38.9498275304194</text:p>
              </table:table-cell>
              <table:table-cell office:value-type="float" office:value="308.217031282765">
                <text:p>308.217031282765</text:p>
              </table:table-cell>
              <table:table-cell office:value-type="float" office:value="474.666205661922">
                <text:p>474.6662056619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.2198675852993">
                <text:p>38.2198675852993</text:p>
              </table:table-cell>
              <table:table-cell office:value-type="float" office:value="298.88513167655">
                <text:p>298.88513167655</text:p>
              </table:table-cell>
              <table:table-cell office:value-type="float" office:value="475.347138446549">
                <text:p>475.3471384465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7.6318701298477">
                <text:p>37.6318701298477</text:p>
              </table:table-cell>
              <table:table-cell office:value-type="float" office:value="289.527098489288">
                <text:p>289.527098489288</text:p>
              </table:table-cell>
              <table:table-cell office:value-type="float" office:value="475.89564353559">
                <text:p>475.895643535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7.186189351745">
                <text:p>37.186189351745</text:p>
              </table:table-cell>
              <table:table-cell office:value-type="float" office:value="280.148568650251">
                <text:p>280.148568650251</text:p>
              </table:table-cell>
              <table:table-cell office:value-type="float" office:value="476.311390530089">
                <text:p>476.3113905300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.8830937124269">
                <text:p>36.8830937124269</text:p>
              </table:table-cell>
              <table:table-cell office:value-type="float" office:value="270.755191435128">
                <text:p>270.755191435128</text:p>
              </table:table-cell>
              <table:table-cell office:value-type="float" office:value="476.594128999602">
                <text:p>476.5941289996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.7227657853731">
                <text:p>36.7227657853731</text:p>
              </table:table-cell>
              <table:table-cell office:value-type="float" office:value="261.352625063113">
                <text:p>261.352625063113</text:p>
              </table:table-cell>
              <table:table-cell office:value-type="float" office:value="476.743688633048">
                <text:p>476.7436886330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.7053021461317">
                <text:p>36.7053021461317</text:p>
              </table:table-cell>
              <table:table-cell office:value-type="float" office:value="251.946533288604">
                <text:p>251.946533288604</text:p>
              </table:table-cell>
              <table:table-cell office:value-type="float" office:value="476.759979341295">
                <text:p>476.7599793412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.8307133141459">
                <text:p>36.8307133141459</text:p>
              </table:table-cell>
              <table:table-cell office:value-type="float" office:value="242.542581989569">
                <text:p>242.542581989569</text:p>
              </table:table-cell>
              <table:table-cell office:value-type="float" office:value="476.642991311431">
                <text:p>476.6429913114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.0989237464178">
                <text:p>37.0989237464178</text:p>
              </table:table-cell>
              <table:table-cell office:value-type="float" office:value="233.146435754634">
                <text:p>233.146435754634</text:p>
              </table:table-cell>
              <table:table-cell office:value-type="float" office:value="476.39279501267">
                <text:p>476.392795012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.5097718830118">
                <text:p>37.5097718830118</text:p>
              </table:table-cell>
              <table:table-cell office:value-type="float" office:value="223.763754470948">
                <text:p>223.763754470948</text:p>
              </table:table-cell>
              <table:table-cell office:value-type="float" office:value="476.009541153907">
                <text:p>476.0095411539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.0630102443731">
                <text:p>38.0630102443731</text:p>
              </table:table-cell>
              <table:table-cell office:value-type="float" office:value="214.400189914873">
                <text:p>214.400189914873</text:p>
              </table:table-cell>
              <table:table-cell office:value-type="float" office:value="475.493460592936">
                <text:p>475.4934605929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.7583055803996">
                <text:p>38.7583055803996</text:p>
              </table:table-cell>
              <table:table-cell office:value-type="float" office:value="205.061382347573">
                <text:p>205.061382347573</text:p>
              </table:table-cell>
              <table:table-cell office:value-type="float" office:value="474.844864197388">
                <text:p>474.8448641973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.5952390711799">
                <text:p>39.5952390711799</text:p>
              </table:table-cell>
              <table:table-cell office:value-type="float" office:value="195.752957117525">
                <text:p>195.752957117525</text:p>
              </table:table-cell>
              <table:table-cell office:value-type="float" office:value="474.064142657482">
                <text:p>474.0641426574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.5733065792739">
                <text:p>40.5733065792739</text:p>
              </table:table-cell>
              <table:table-cell office:value-type="float" office:value="186.480521272024">
                <text:p>186.480521272024</text:p>
              </table:table-cell>
              <table:table-cell office:value-type="float" office:value="473.151766250677">
                <text:p>473.1517662506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1.6919189533871">
                <text:p>41.6919189533871</text:p>
              </table:table-cell>
              <table:table-cell office:value-type="float" office:value="177.249660179704">
                <text:p>177.249660179704</text:p>
              </table:table-cell>
              <table:table-cell office:value-type="float" office:value="472.108284558408">
                <text:p>472.1082845584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.950402383253">
                <text:p>42.950402383253</text:p>
              </table:table-cell>
              <table:table-cell office:value-type="float" office:value="168.065934166123">
                <text:p>168.065934166123</text:p>
              </table:table-cell>
              <table:table-cell office:value-type="float" office:value="470.934326135025">
                <text:p>470.9343261350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.347998805511">
                <text:p>44.347998805511</text:p>
              </table:table-cell>
              <table:table-cell office:value-type="float" office:value="158.93487516443">
                <text:p>158.93487516443</text:p>
              </table:table-cell>
              <table:table-cell office:value-type="float" office:value="469.630598129188">
                <text:p>469.6305981291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8838663603361">
                <text:p>45.8838663603361</text:p>
              </table:table-cell>
              <table:table-cell office:value-type="float" office:value="149.861983383135">
                <text:p>149.861983383135</text:p>
              </table:table-cell>
              <table:table-cell office:value-type="float" office:value="468.197885857895">
                <text:p>468.1978858578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7.5570798985427">
                <text:p>47.5570798985427</text:p>
              </table:table-cell>
              <table:table-cell office:value-type="float" office:value="140.852723992991">
                <text:p>140.852723992991</text:p>
              </table:table-cell>
              <table:table-cell office:value-type="float" office:value="466.637052333449">
                <text:p>466.6370523334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.3666315388613">
                <text:p>49.3666315388613</text:p>
              </table:table-cell>
              <table:table-cell office:value-type="float" office:value="131.912523834975">
                <text:p>131.912523834975</text:p>
              </table:table-cell>
              <table:table-cell office:value-type="float" office:value="464.9490377436">
                <text:p>464.94903774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1.3114312750469">
                <text:p>51.3114312750469</text:p>
              </table:table-cell>
              <table:table-cell office:value-type="float" office:value="123.046768151368">
                <text:p>123.046768151368</text:p>
              </table:table-cell>
              <table:table-cell office:value-type="float" office:value="463.134858885217">
                <text:p>463.1348588852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3.3903076324594">
                <text:p>53.3903076324594</text:p>
              </table:table-cell>
              <table:table-cell office:value-type="float" office:value="114.260797341881">
                <text:p>114.260797341881</text:p>
              </table:table-cell>
              <table:table-cell office:value-type="float" office:value="461.19560855181">
                <text:p>461.195608551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5.6020083737151">
                <text:p>55.6020083737151</text:p>
              </table:table-cell>
              <table:table-cell office:value-type="float" office:value="105.559903746801">
                <text:p>105.559903746801</text:p>
              </table:table-cell>
              <table:table-cell office:value-type="float" office:value="459.132454875266">
                <text:p>459.1324548752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7.9452012529884">
                <text:p>57.9452012529884</text:p>
              </table:table-cell>
              <table:table-cell office:value-type="float" office:value="96.9493284590833">
                <text:p>96.9493284590833</text:p>
              </table:table-cell>
              <table:table-cell office:value-type="float" office:value="456.946640622212">
                <text:p>456.9466406222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.4184748185064">
                <text:p>60.4184748185064</text:p>
              </table:table-cell>
              <table:table-cell office:value-type="float" office:value="88.43425816731">
                <text:p>88.43425816731</text:p>
              </table:table-cell>
              <table:table-cell office:value-type="float" office:value="454.639482445423">
                <text:p>454.6394824454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3.0203392627549">
                <text:p>63.0203392627549</text:p>
              </table:table-cell>
              <table:table-cell office:value-type="float" office:value="80.0198220314263">
                <text:p>80.0198220314263</text:p>
              </table:table-cell>
              <table:table-cell office:value-type="float" office:value="452.212370090714">
                <text:p>452.2123700907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5.7492273198828">
                <text:p>65.7492273198828</text:p>
              </table:table-cell>
              <table:table-cell office:value-type="float" office:value="71.7110885931245">
                <text:p>71.7110885931245</text:p>
              </table:table-cell>
              <table:table-cell office:value-type="float" office:value="449.666765559811">
                <text:p>449.6667655598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8.8622411952551">
                <text:p>68.8622411952551</text:p>
              </table:table-cell>
              <table:table-cell office:value-type="float" office:value="63.7544302465231">
                <text:p>63.7544302465231</text:p>
              </table:table-cell>
              <table:table-cell office:value-type="float" office:value="447.245569753477">
                <text:p>447.2455697534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7.6612895661987">
                <text:p>77.6612895661987</text:p>
              </table:table-cell>
              <table:table-cell office:value-type="float" office:value="61.1021993377803">
                <text:p>61.1021993377803</text:p>
              </table:table-cell>
              <table:table-cell office:value-type="float" office:value="449.89780066222">
                <text:p>449.897800662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6.5785423890192">
                <text:p>86.5785423890192</text:p>
              </table:table-cell>
              <table:table-cell office:value-type="float" office:value="58.5670663951543">
                <text:p>58.5670663951543</text:p>
              </table:table-cell>
              <table:table-cell office:value-type="float" office:value="452.432933604846">
                <text:p>452.4329336048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5.6086282440539">
                <text:p>95.6086282440539</text:p>
              </table:table-cell>
              <table:table-cell office:value-type="float" office:value="56.1505584879353">
                <text:p>56.1505584879353</text:p>
              </table:table-cell>
              <table:table-cell office:value-type="float" office:value="454.849441512065">
                <text:p>454.8494415120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4.74610774524">
                <text:p>104.74610774524</text:p>
              </table:table-cell>
              <table:table-cell office:value-type="float" office:value="53.8541312301274">
                <text:p>53.8541312301274</text:p>
              </table:table-cell>
              <table:table-cell office:value-type="float" office:value="457.145868769873">
                <text:p>457.1458687698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3.985476816598">
                <text:p>113.985476816598</text:p>
              </table:table-cell>
              <table:table-cell office:value-type="float" office:value="51.6791679036418">
                <text:p>51.6791679036418</text:p>
              </table:table-cell>
              <table:table-cell office:value-type="float" office:value="459.320832096358">
                <text:p>459.3208320963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3.321170007683">
                <text:p>123.321170007683</text:p>
              </table:table-cell>
              <table:table-cell office:value-type="float" office:value="49.6269786250592">
                <text:p>49.6269786250592</text:p>
              </table:table-cell>
              <table:table-cell office:value-type="float" office:value="461.373021374941">
                <text:p>461.3730213749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2.747563845999">
                <text:p>132.747563845999</text:p>
              </table:table-cell>
              <table:table-cell office:value-type="float" office:value="47.6987995564649">
                <text:p>47.6987995564649</text:p>
              </table:table-cell>
              <table:table-cell office:value-type="float" office:value="463.301200443535">
                <text:p>463.3012004435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2.258980224375">
                <text:p>142.258980224375</text:p>
              </table:table-cell>
              <table:table-cell office:value-type="float" office:value="45.8957921608302">
                <text:p>45.8957921608302</text:p>
              </table:table-cell>
              <table:table-cell office:value-type="float" office:value="465.10420783917">
                <text:p>465.104207839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1.849689821238">
                <text:p>151.849689821238</text:p>
              </table:table-cell>
              <table:table-cell office:value-type="float" office:value="44.2190425023918">
                <text:p>44.2190425023918</text:p>
              </table:table-cell>
              <table:table-cell office:value-type="float" office:value="466.780957497608">
                <text:p>466.7809574976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1.513915551747">
                <text:p>161.513915551747</text:p>
              </table:table-cell>
              <table:table-cell office:value-type="float" office:value="42.6695605924461">
                <text:p>42.6695605924461</text:p>
              </table:table-cell>
              <table:table-cell office:value-type="float" office:value="468.330439407554">
                <text:p>468.3304394075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1.245836047691">
                <text:p>171.245836047691</text:p>
              </table:table-cell>
              <table:table-cell office:value-type="float" office:value="41.2482797809568">
                <text:p>41.2482797809568</text:p>
              </table:table-cell>
              <table:table-cell office:value-type="float" office:value="469.751720219043">
                <text:p>469.7517202190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1.039589164064">
                <text:p>181.039589164064</text:p>
              </table:table-cell>
              <table:table-cell office:value-type="float" office:value="39.9560561943396">
                <text:p>39.9560561943396</text:p>
              </table:table-cell>
              <table:table-cell office:value-type="float" office:value="471.04394380566">
                <text:p>471.043943805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0.889275510199">
                <text:p>190.889275510199</text:p>
              </table:table-cell>
              <table:table-cell office:value-type="float" office:value="38.7936682197637">
                <text:p>38.7936682197637</text:p>
              </table:table-cell>
              <table:table-cell office:value-type="float" office:value="472.206331780236">
                <text:p>472.2063317802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0.788962003345">
                <text:p>200.788962003345</text:p>
              </table:table-cell>
              <table:table-cell office:value-type="float" office:value="37.7618160362806">
                <text:p>37.7618160362806</text:p>
              </table:table-cell>
              <table:table-cell office:value-type="float" office:value="473.238183963719">
                <text:p>473.2381839637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0.732685442532">
                <text:p>210.732685442532</text:p>
              </table:table-cell>
              <table:table-cell office:value-type="float" office:value="36.8611211930621">
                <text:p>36.8611211930621</text:p>
              </table:table-cell>
              <table:table-cell office:value-type="float" office:value="474.138878806938">
                <text:p>474.1388788069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0.71445610058">
                <text:p>220.71445610058</text:p>
              </table:table-cell>
              <table:table-cell office:value-type="float" office:value="36.0921262350027">
                <text:p>36.0921262350027</text:p>
              </table:table-cell>
              <table:table-cell office:value-type="float" office:value="474.907873764997">
                <text:p>474.9078737649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0.728261332088">
                <text:p>230.728261332088</text:p>
              </table:table-cell>
              <table:table-cell office:value-type="float" office:value="35.4552943759104">
                <text:p>35.4552943759104</text:p>
              </table:table-cell>
              <table:table-cell office:value-type="float" office:value="475.54470562409">
                <text:p>475.544705624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0.768069195223">
                <text:p>240.768069195223</text:p>
              </table:table-cell>
              <table:table-cell office:value-type="float" office:value="34.9510092194847">
                <text:p>34.9510092194847</text:p>
              </table:table-cell>
              <table:table-cell office:value-type="float" office:value="476.048990780515">
                <text:p>476.0489907805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0.827832085141">
                <text:p>250.827832085141</text:p>
              </table:table-cell>
              <table:table-cell office:value-type="float" office:value="34.5795745282471">
                <text:p>34.5795745282471</text:p>
              </table:table-cell>
              <table:table-cell office:value-type="float" office:value="476.420425471753">
                <text:p>476.4204254717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0.901490376837">
                <text:p>260.901490376837</text:p>
              </table:table-cell>
              <table:table-cell office:value-type="float" office:value="34.341214040567">
                <text:p>34.341214040567</text:p>
              </table:table-cell>
              <table:table-cell office:value-type="float" office:value="476.658785959433">
                <text:p>476.6587859594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0.982976075235">
                <text:p>270.982976075235</text:p>
              </table:table-cell>
              <table:table-cell office:value-type="float" office:value="34.2360713358891">
                <text:p>34.2360713358891</text:p>
              </table:table-cell>
              <table:table-cell office:value-type="float" office:value="476.763928664111">
                <text:p>476.7639286641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5.366cm" svg:height="13.155cm" xlink:href=".." xlink:type="simple" chart:class="chart:line" chart:style-name="ch1">
        <chart:legend chart:legend-position="end" svg:x="22.461cm" svg:y="6.304cm" style:legend-expansion="high" chart:style-name="ch2"/>
        <chart:plot-area chart:style-name="ch3" table:cell-range-address="Sheet1.M2:Sheet1.M258" svg:x="0.507cm" svg:y="0.263cm" svg:width="21.447cm" svg:height="12.629cm">
          <chartooo:coordinate-region svg:x="1.314cm" svg:y="0.384cm" svg:width="20.64cm" svg:height="11.5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258" chart:class="chart:line">
            <chart:data-point chart:repeated="257"/>
          </chart:series>
          <chart:wall chart:style-name="ch7"/>
          <chart:floor chart:style-name="ch8"/>
        </chart:plot-area>
        <draw:frame draw:style-name="gr1" draw:text-style-name="P1" svg:width="9.342cm" svg:height="0.398cm" svg:x="-1.455cm" svg:y="-0.062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M2:Sheet1.M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503636415073">
                <text:p>5.4503636415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060834227931">
                <text:p>11.7060834227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9553542597513">
                <text:p>17.9553542597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1944118253049">
                <text:p>24.1944118253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4194979444699">
                <text:p>30.4194979444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626862858139">
                <text:p>36.626862858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8127674817966">
                <text:p>42.81276748179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9734856578033">
                <text:p>48.9734856578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1053063998938">
                <text:p>55.1053063998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2045361285368">
                <text:p>61.2045361285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2675008958085">
                <text:p>67.2675008958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2905485984421">
                <text:p>73.2905485984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2700511777176">
                <text:p>79.2700511777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2024068048695">
                <text:p>85.2024068048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0840420506929">
                <text:p>91.0840420506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.9114140380442">
                <text:p>96.9114140380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.681012575938">
                <text:p>102.681012575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.389362273954">
                <text:p>108.389362273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.033024635682">
                <text:p>114.033024635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.608600129948">
                <text:p>119.608600129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112730238556">
                <text:p>125.112730238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.542099479343">
                <text:p>130.542099479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.893437403294">
                <text:p>135.8934374032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.163520564544">
                <text:p>141.163520564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.349174462057">
                <text:p>146.349174462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.447275451831">
                <text:p>151.4472754518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.454752628458">
                <text:p>156.454752628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.368589674929">
                <text:p>161.368589674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.185826679548">
                <text:p>166.185826679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.903561918871">
                <text:p>170.903561918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5.518953605597">
                <text:p>175.518953605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0.029221600356">
                <text:p>180.0292216003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4.431649086356">
                <text:p>184.431649086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.723584205898">
                <text:p>188.7235842058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.902441657751">
                <text:p>192.902441657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.965704254444">
                <text:p>196.965704254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.910924438523">
                <text:p>200.910924438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.735725756872">
                <text:p>204.735725756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8.437804292195">
                <text:p>208.4378042921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2.01493005081">
                <text:p>212.01493005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.46494830592">
                <text:p>215.46494830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8.785780895531">
                <text:p>218.7857808955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1.975427474266">
                <text:p>221.975427474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.031966718293">
                <text:p>225.031966718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7.953557482664">
                <text:p>227.953557482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.738439910348">
                <text:p>230.7384399103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3.384936492304">
                <text:p>233.384936492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5.891453077948">
                <text:p>235.891453077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8.256479835416">
                <text:p>238.256479835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.478592161022">
                <text:p>240.478592161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2.556451537392">
                <text:p>242.556451537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4.488806339733">
                <text:p>244.4888063397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6.274492589768">
                <text:p>246.2744925897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7.912434656871">
                <text:p>247.9124346568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.401645905987">
                <text:p>249.401645905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.741229291945">
                <text:p>250.741229291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1.930377899804">
                <text:p>251.9303778998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2.968375430907">
                <text:p>252.9683754309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3.854596634355">
                <text:p>253.854596634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4.588507683633">
                <text:p>254.5885076836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.169666498167">
                <text:p>255.1696664981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.597723009619">
                <text:p>255.597723009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.872419372752">
                <text:p>255.8724193727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.993590120748">
                <text:p>255.9935901207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.96116226488">
                <text:p>255.961162264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.775155338475">
                <text:p>255.7751553384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.435681385151">
                <text:p>255.4356813851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.942944891324">
                <text:p>254.942944891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4.297242663033">
                <text:p>254.2972426630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3.498963647155">
                <text:p>253.498963647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2.548588697121">
                <text:p>252.5485886971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1.446690283263">
                <text:p>251.4466902832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0.193932147983">
                <text:p>250.1939321479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8.791068905939">
                <text:p>248.7910689059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7.23894558949">
                <text:p>247.23894558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5.538497139686">
                <text:p>245.5384971396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3.690747843088">
                <text:p>243.6907478430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1.696810714781">
                <text:p>241.6968107147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9.557886827933">
                <text:p>239.5578868279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7.275264590314">
                <text:p>237.2752645903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4.850318968207">
                <text:p>234.8503189682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2.28451065818">
                <text:p>232.284510658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9.579385207217">
                <text:p>229.579385207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6.736572081739">
                <text:p>226.736572081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.757783686073">
                <text:p>223.7577836860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0.644814330965">
                <text:p>220.6448143309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7.399539152752">
                <text:p>217.3995391527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4.023912983854">
                <text:p>214.0239129838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0.519969175252">
                <text:p>210.519969175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6.889818371674">
                <text:p>206.8898183716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3.135647240226">
                <text:p>203.1356472402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.259717153219">
                <text:p>199.259717153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5.264362826007">
                <text:p>195.2643628260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1.151990910641">
                <text:p>191.1519909106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.925078546191">
                <text:p>186.9250785461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.586171866612">
                <text:p>182.5861718666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8.137884467044">
                <text:p>178.137884467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3.582895829486">
                <text:p>173.5828958294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8.92394970877">
                <text:p>168.923949708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163852479831">
                <text:p>164.1638524798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9.305471447247">
                <text:p>159.3054714472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.351733118086">
                <text:p>154.3517331180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.305621439085">
                <text:p>149.3056214390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4.170175999234">
                <text:p>144.1701759992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8.948490198839">
                <text:p>138.9484901988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3.643709386174">
                <text:p>133.643709386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8.259028962842">
                <text:p>128.2590289628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2.797692458985">
                <text:p>122.7976924589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7.2629895795">
                <text:p>117.26298957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.658254222445">
                <text:p>111.6582542224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5.986862470826">
                <text:p>105.9868624708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.252230558965">
                <text:p>100.2522305589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.4578128146958">
                <text:p>94.45781281469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.6070995785997">
                <text:p>88.60709957859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.7036151015579">
                <text:p>82.70361510155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.7509154218739">
                <text:p>76.75091542187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.7525862232488">
                <text:p>70.7525862232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.7122406749001">
                <text:p>64.7122406749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.633517255123">
                <text:p>58.633517255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5200775596074">
                <text:p>52.52007755960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.3756040958297">
                <text:p>46.37560409582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.2037980648478">
                <text:p>40.2037980648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008377131836">
                <text:p>34.0083771318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.7930731867027">
                <text:p>27.79307318670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5616300961393">
                <text:p>21.5616300961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3178014484548">
                <text:p>15.31780144845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06534829255497">
                <text:p>9.065348292554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80803687242644">
                <text:p>2.80803687242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5.366cm" svg:height="13.155cm" xlink:href=".." xlink:type="simple" chart:class="chart:line" chart:style-name="ch1">
        <chart:legend chart:legend-position="end" svg:x="22.461cm" svg:y="6.304cm" style:legend-expansion="high" chart:style-name="ch2"/>
        <chart:plot-area chart:style-name="ch3" table:cell-range-address="Sheet1_2.M2:Sheet1_2.M258" svg:x="0.507cm" svg:y="0.263cm" svg:width="21.447cm" svg:height="12.629cm">
          <chartooo:coordinate-region svg:x="1.314cm" svg:y="0.384cm" svg:width="20.64cm" svg:height="11.5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M2:Sheet1_2.M258" chart:class="chart:line">
            <chart:data-point chart:repeated="257"/>
          </chart:series>
          <chart:wall chart:style-name="ch7"/>
          <chart:floor chart:style-name="ch8"/>
        </chart:plot-area>
        <draw:frame draw:style-name="gr1" draw:text-style-name="P1" svg:width="9.342cm" svg:height="0.398cm" svg:x="-1.455cm" svg:y="-0.062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_2.M2:Sheet1_2.M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9.959089844726">
                <text:p>259.959089844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6.22707574323">
                <text:p>266.22707574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2.488600052417">
                <text:p>272.488600052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8.739891064178">
                <text:p>278.739891064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977183234557">
                <text:p>284.977183234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1.196719451979">
                <text:p>291.196719451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7.394753300388">
                <text:p>297.394753300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3.567551315956">
                <text:p>303.567551315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.711395235972">
                <text:p>309.711395235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5.822584238593">
                <text:p>315.822584238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1.897437172075">
                <text:p>321.897437172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7.932294772164">
                <text:p>327.932294772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3.923521866301">
                <text:p>333.923521866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9.86750956331">
                <text:p>339.86750956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5.760677427263">
                <text:p>345.760677427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1.599475634197">
                <text:p>351.5994756341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7.3803871104">
                <text:p>357.3803871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3.099929650961">
                <text:p>363.0999296509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8.754658017321">
                <text:p>368.7546580173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4.341166012556">
                <text:p>374.341166012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.856088533141">
                <text:p>379.856088533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5.296103595969">
                <text:p>385.2961035959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0.657934339379">
                <text:p>390.657934339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5.938350997023">
                <text:p>395.9383509970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1.134172843355">
                <text:p>401.1341728433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6.242270109579">
                <text:p>406.242270109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1.259565868906">
                <text:p>411.259565868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6.183037889978">
                <text:p>416.183037889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1.009720457351">
                <text:p>421.0097204573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5.736706157927">
                <text:p>425.7367061579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0.361147632275">
                <text:p>430.361147632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4.880259289768">
                <text:p>434.8802592897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.291318986525">
                <text:p>439.2913189865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3.591669665125">
                <text:p>443.591669665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7.778720955119">
                <text:p>447.778720955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1.849950733374">
                <text:p>451.8499507333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5.802906643305">
                <text:p>455.8029066433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.635207572082">
                <text:p>459.635207572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3.344545084924">
                <text:p>463.3445450849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6.928684815616">
                <text:p>466.9286848156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0.385467812402">
                <text:p>470.385467812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3.712811838464">
                <text:p>473.712811838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6.908712626176">
                <text:p>476.9087126261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9.971245084408">
                <text:p>479.9712450844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2.898564458121">
                <text:p>482.8985644581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5.688907439584">
                <text:p>485.6889074395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8.340593230524">
                <text:p>488.3405932305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.852024554572">
                <text:p>490.8520245545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3.221688619407">
                <text:p>493.2216886194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5.448158028005">
                <text:p>495.448158028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7.530091638446">
                <text:p>497.5300916384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9.466235371772">
                <text:p>499.4662353717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1.255422967395">
                <text:p>501.2554229673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2.89657668561">
                <text:p>502.896576685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4.388707956783">
                <text:p>504.388707956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5.730917976832">
                <text:p>505.7309179768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6.922398248627">
                <text:p>506.9223982486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7.962431069007">
                <text:p>507.9624310690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8.850389961089">
                <text:p>508.8503899610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9.58574005164">
                <text:p>509.585740051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.168038393262">
                <text:p>510.1680383932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0.596934231206">
                <text:p>510.5969342312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0.872169214659">
                <text:p>510.8721692146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0.993577552357">
                <text:p>510.9935775523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0.961086112458">
                <text:p>510.9610861124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0.77471446659">
                <text:p>510.774714466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0.434574878064">
                <text:p>510.434574878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9.940872234249">
                <text:p>509.9408722342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9.293903923156">
                <text:p>509.2939039231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8.494059654306">
                <text:p>508.4940596543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.541821223978">
                <text:p>507.5418212239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6.437762224995">
                <text:p>506.437762224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5.182547701214">
                <text:p>505.1825477012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3.776933746931">
                <text:p>503.7769337469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2.221767051431">
                <text:p>502.2217670514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0.51798438898">
                <text:p>500.517984388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8.666612054545">
                <text:p>498.6666120545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6.668765245595">
                <text:p>496.6687652455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4.525647390341">
                <text:p>494.5256473903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2.238549422844">
                <text:p>492.238549422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9.808849005399">
                <text:p>489.808849005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7.238009698686">
                <text:p>487.2380096986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4.527580080172">
                <text:p>484.5275800801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1.679192811311">
                <text:p>481.679192811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8.694563654085">
                <text:p>478.6945636540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5.575490437496">
                <text:p>475.5754904374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2.323851974621">
                <text:p>472.3238519746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8.941606930881">
                <text:p>468.9416069308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5.430792644223">
                <text:p>465.4307926442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1.793523897893">
                <text:p>461.7935238978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8.031991646579">
                <text:p>458.031991646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4.148461696656">
                <text:p>454.148461696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0.145273341352">
                <text:p>450.1452733413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6.024837951642">
                <text:p>446.0248379516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1.789637523733">
                <text:p>441.7896375237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7.442223183997">
                <text:p>437.4422231839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2.985213652274">
                <text:p>432.9852136522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8.421293664446">
                <text:p>428.4212936644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3.753212355258">
                <text:p>423.7532123552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8.98378160234">
                <text:p>418.983781602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4.115874332437">
                <text:p>414.1158743324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9.152422790866">
                <text:p>409.1524227908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4.09641677524">
                <text:p>404.096416775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8.950901834526">
                <text:p>398.9509018345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3.718977434522">
                <text:p>393.7189774345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8.403795090852">
                <text:p>388.4037950908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3.008556470613">
                <text:p>383.0085564706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7.536511463807">
                <text:p>377.5365114638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1.990956225734">
                <text:p>371.9909562257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6.375231191509">
                <text:p>366.3752311915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0.692719063906">
                <text:p>360.6927190639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4.946842775747">
                <text:p>354.9468427757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9.141063428058">
                <text:p>349.1410634280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3.278878205224">
                <text:p>343.2788782052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7.363818268424">
                <text:p>337.3638182684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1.399446628583">
                <text:p>331.3994466285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5.389356000157">
                <text:p>325.3893560001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9.337166637008">
                <text:p>319.3371666370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3.246524151702">
                <text:p>313.2465241517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7.121097319528">
                <text:p>307.1210973195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0.964575868567">
                <text:p>300.9645758685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4.780668257132">
                <text:p>294.7806682571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8.573099439938">
                <text:p>288.5730994399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2.345608624324">
                <text:p>282.3456086243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6.101947017896">
                <text:p>276.1019470178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9.845875568942">
                <text:p>269.8458755689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3.581162700972">
                <text:p>263.5811627009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.311582042764">
                <text:p>257.3115820427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1.040910155274">
                <text:p>251.0409101552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4.77292425677">
                <text:p>244.772924256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8.511399947583">
                <text:p>238.5113999475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2.260108935822">
                <text:p>232.2601089358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6.022816765443">
                <text:p>226.0228167654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9.803280548021">
                <text:p>219.803280548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3.605246699612">
                <text:p>213.6052466996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7.432448684044">
                <text:p>207.4324486840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1.288604764028">
                <text:p>201.2886047640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5.177415761407">
                <text:p>195.1774157614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9.102562827925">
                <text:p>189.1025628279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3.067705227835">
                <text:p>183.0677052278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7.076478133699">
                <text:p>177.0764781336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1.13249043669">
                <text:p>171.132490436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5.239322572737">
                <text:p>165.2393225727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.400524365803">
                <text:p>159.4005243658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3.6196128896">
                <text:p>153.61961288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.900070349039">
                <text:p>147.9000703490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2.245341982679">
                <text:p>142.2453419826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6.658833987445">
                <text:p>136.658833987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1.143911466859">
                <text:p>131.1439114668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5.703896404031">
                <text:p>125.7038964040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0.342065660621">
                <text:p>120.3420656606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5.061649002977">
                <text:p>115.0616490029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9.865827156645">
                <text:p>109.8658271566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4.757729890421">
                <text:p>104.7577298904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.7404341310944">
                <text:p>99.74043413109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4.8169621100222">
                <text:p>94.81696211002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9.9902795426491">
                <text:p>89.99027954264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.2632938420726">
                <text:p>85.26329384207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638852367725">
                <text:p>80.6388523677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6.1197407102318">
                <text:p>76.11974071023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.7086810134746">
                <text:p>71.70868101347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7.408330334875">
                <text:p>67.408330334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.2212790448811">
                <text:p>63.22127904488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.150049266626">
                <text:p>59.1500492666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5.1970933566952">
                <text:p>55.19709335669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.3647924279182">
                <text:p>51.36479242791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.6554549150757">
                <text:p>47.65545491507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.0713151843841">
                <text:p>44.07131518438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6145321875978">
                <text:p>40.61453218759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.2871881615364">
                <text:p>37.28718816153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0912873738239">
                <text:p>34.09128737382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.0287549155925">
                <text:p>31.02875491559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.1014355418794">
                <text:p>28.10143554187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.3110925604157">
                <text:p>25.31109256041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.6594067694762">
                <text:p>22.65940676947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1479754454281">
                <text:p>20.14797544542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783113805927">
                <text:p>17.77831138059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.5518419719952">
                <text:p>15.55184197199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4699083615542">
                <text:p>13.46990836155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5337646282281">
                <text:p>11.53376462822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74457703260487">
                <text:p>9.744577032604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10342331439006">
                <text:p>8.103423314390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61129204321679">
                <text:p>6.611292043216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26908202316849">
                <text:p>5.269082023168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07760175137267">
                <text:p>4.077601751372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3756893099288">
                <text:p>3.037568930992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14961003891074">
                <text:p>2.149610038910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1425994835987">
                <text:p>1.414259948359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31961606738332">
                <text:p>0.8319616067383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03065768793624">
                <text:p>0.4030657687936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2783078534099">
                <text:p>0.12783078534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642244764284783">
                <text:p>0.006422447642847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89138875420372">
                <text:p>0.03891388754203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25285533410101">
                <text:p>0.2252855334101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65425121936443">
                <text:p>0.5654251219364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5912776575155">
                <text:p>1.059127765751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70609607684361">
                <text:p>1.706096076843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50594034569363">
                <text:p>2.505940345693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45817877602218">
                <text:p>3.458178776022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56223777500534">
                <text:p>4.562237775005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81745229878555">
                <text:p>5.817452298785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22306625306914">
                <text:p>7.223066253069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77823294856938">
                <text:p>8.778232948569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4820156110203">
                <text:p>10.48201561102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3333879454546">
                <text:p>12.33338794545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.3312347544054">
                <text:p>14.33123475440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.4743526096591">
                <text:p>16.47435260965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.7614505771561">
                <text:p>18.76145057715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1911509946008">
                <text:p>21.19115099460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.7619903013143">
                <text:p>23.76199030131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4724199198278">
                <text:p>26.47241991982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.3208071886889">
                <text:p>29.32080718868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.3054363459148">
                <text:p>32.30543634591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.4245095625036">
                <text:p>35.42450956250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.6761480253793">
                <text:p>38.67614802537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2.0583930691186">
                <text:p>42.05839306911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.5692073557772">
                <text:p>45.56920735577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.2064761021068">
                <text:p>49.20647610210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2.9680083534207">
                <text:p>52.96800835342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.8515383033436">
                <text:p>56.85153830334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0.8547266586481">
                <text:p>60.85472665864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4.9751620483579">
                <text:p>64.97516204835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.2103624762672">
                <text:p>69.21036247626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3.5577768160026">
                <text:p>73.55777681600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8.0147863477261">
                <text:p>78.01478634772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2.5787063355542">
                <text:p>82.57870633555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7.2467876447422">
                <text:p>87.24678764474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2.01621839766">
                <text:p>92.016218397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6.8841256675628">
                <text:p>96.88412566756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1.847577209134">
                <text:p>101.8475772091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6.90358322476">
                <text:p>106.903583224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2.049098165474">
                <text:p>112.0490981654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.281022565478">
                <text:p>117.2810225654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2.596204909148">
                <text:p>122.5962049091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7.991443529387">
                <text:p>127.9914435293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3.463488536193">
                <text:p>133.4634885361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9.009043774266">
                <text:p>139.0090437742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4.624768808491">
                <text:p>144.6247688084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0.307280936094">
                <text:p>150.3072809360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6.053157224253">
                <text:p>156.0531572242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1.858936571942">
                <text:p>161.8589365719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7.721121794776">
                <text:p>167.7211217947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3.636181731576">
                <text:p>173.6361817315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9.600553371417">
                <text:p>179.6005533714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5.610643999843">
                <text:p>185.6106439998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1.662833362992">
                <text:p>191.6628333629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7.753475848298">
                <text:p>197.7534758482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3.878902680472">
                <text:p>203.8789026804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0.035424131433">
                <text:p>210.0354241314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6.219331742868">
                <text:p>216.2193317428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2.426900560062">
                <text:p>222.4269005600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8.654391375676">
                <text:p>228.6543913756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4.898052982104">
                <text:p>234.8980529821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1.154124431058">
                <text:p>241.1541244310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7.418837299028">
                <text:p>247.4188372990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3.688417957235">
                <text:p>253.6884179572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